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181in"/>
    </style:style>
    <style:style style:name="co2" style:family="table-column">
      <style:table-column-properties fo:break-before="auto" style:column-width="0.8819in"/>
    </style:style>
    <style:style style:name="co3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cope_5f_10_5f_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 style:data-style-name="N0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cope_10_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62" table:default-cell-style-name="Default"/>
        <table:table-row table:style-name="ro1">
          <table:table-cell office:value-type="string" calcext:value-type="string">
            <text:p>x-axis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econd</text:p>
          </table:table-cell>
          <table:table-cell office:value-type="string" calcext:value-type="string">
            <text:p>Volt</text:p>
          </table:table-cell>
          <table:table-cell table:number-columns-repeated="62"/>
        </table:table-row>
        <table:table-row table:style-name="ro1">
          <table:table-cell office:value-type="float" office:value="-0.0000001984375" calcext:value-type="float">
            <text:p>-1.98437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3]" office:value-type="float" office:value="-198.4375" calcext:value-type="float">
            <text:p>-198.4375</text:p>
          </table:table-cell>
          <table:table-cell table:style-name="ce1" table:formula="of:=[.B3]" office:value-type="float" office:value="-0.981734" calcext:value-type="float">
            <text:p>-0.981734</text:p>
          </table:table-cell>
          <table:table-cell/>
          <table:table-cell table:style-name="ce1" office:value-type="string" calcext:value-type="string">
            <text:p>U0</text:p>
          </table:table-cell>
          <table:table-cell table:style-name="ce2" table:formula="of:=AVERAGE([.E3:.E400])" office:value-type="float" office:value="-0.977087399497491" calcext:value-type="float">
            <text:p>-0.977087399497491</text:p>
          </table:table-cell>
          <table:table-cell table:number-columns-repeated="56"/>
        </table:table-row>
        <table:table-row table:style-name="ro1">
          <table:table-cell office:value-type="float" office:value="-0.0000001979375" calcext:value-type="float">
            <text:p>-1.97937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4]" office:value-type="float" office:value="-197.9375" calcext:value-type="float">
            <text:p>-197.9375</text:p>
          </table:table-cell>
          <table:table-cell table:style-name="ce1" table:formula="of:=[.B4]" office:value-type="float" office:value="-0.981734" calcext:value-type="float">
            <text:p>-0.981734</text:p>
          </table:table-cell>
          <table:table-cell/>
          <table:table-cell table:style-name="ce1" office:value-type="string" calcext:value-type="string">
            <text:p>U1</text:p>
          </table:table-cell>
          <table:table-cell table:style-name="ce1" table:formula="of:=AVERAGE([.E448:.E754])" office:value-type="float" office:value="0.0435359768729641" calcext:value-type="float">
            <text:p>0.043535976872964</text:p>
          </table:table-cell>
          <table:table-cell table:number-columns-repeated="56"/>
        </table:table-row>
        <table:table-row table:style-name="ro1">
          <table:table-cell office:value-type="float" office:value="-0.0000001974375" calcext:value-type="float">
            <text:p>-1.97437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5]" office:value-type="float" office:value="-197.4375" calcext:value-type="float">
            <text:p>-197.4375</text:p>
          </table:table-cell>
          <table:table-cell table:style-name="ce1" table:formula="of:=[.B5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1969375" calcext:value-type="float">
            <text:p>-1.96937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6]" office:value-type="float" office:value="-196.9375" calcext:value-type="float">
            <text:p>-196.9375</text:p>
          </table:table-cell>
          <table:table-cell table:style-name="ce1" table:formula="of:=[.B6]" office:value-type="float" office:value="-0.981734" calcext:value-type="float">
            <text:p>-0.981734</text:p>
          </table:table-cell>
          <table:table-cell/>
          <table:table-cell table:style-name="ce1" office:value-type="string" calcext:value-type="string">
            <text:p>Ue</text:p>
          </table:table-cell>
          <table:table-cell table:style-name="ce1" table:formula="of:=[.H4]-[.H3]" office:value-type="float" office:value="1.02062337637046" calcext:value-type="float">
            <text:p>1.02062337637046</text:p>
          </table:table-cell>
          <table:table-cell table:number-columns-repeated="56"/>
        </table:table-row>
        <table:table-row table:style-name="ro1">
          <table:table-cell office:value-type="float" office:value="-0.0000001964375" calcext:value-type="float">
            <text:p>-1.96437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7]" office:value-type="float" office:value="-196.4375" calcext:value-type="float">
            <text:p>-196.4375</text:p>
          </table:table-cell>
          <table:table-cell table:style-name="ce1" table:formula="of:=[.B7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1959375" calcext:value-type="float">
            <text:p>-1.95937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8]" office:value-type="float" office:value="-195.9375" calcext:value-type="float">
            <text:p>-195.9375</text:p>
          </table:table-cell>
          <table:table-cell table:style-name="ce1" table:formula="of:=[.B8]" office:value-type="float" office:value="-0.981734" calcext:value-type="float">
            <text:p>-0.981734</text:p>
          </table:table-cell>
          <table:table-cell/>
          <table:table-cell table:style-name="ce1" office:value-type="string" calcext:value-type="string">
            <text:p>U2</text:p>
          </table:table-cell>
          <table:table-cell table:style-name="ce1" table:formula="of:=AVERAGE([.E1327:.E1419])" office:value-type="float" office:value="-0.103017625806452" calcext:value-type="float">
            <text:p>-0.103017625806452</text:p>
          </table:table-cell>
          <table:table-cell table:number-columns-repeated="56"/>
        </table:table-row>
        <table:table-row table:style-name="ro1">
          <table:table-cell office:value-type="float" office:value="-0.0000001954375" calcext:value-type="float">
            <text:p>-1.95437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9]" office:value-type="float" office:value="-195.4375" calcext:value-type="float">
            <text:p>-195.4375</text:p>
          </table:table-cell>
          <table:table-cell table:style-name="ce1" table:formula="of:=[.B9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1949375" calcext:value-type="float">
            <text:p>-1.949375E-07</text:p>
          </table:table-cell>
          <table:table-cell office:value-type="float" office:value="-0.989774" calcext:value-type="float">
            <text:p>-0.989774</text:p>
          </table:table-cell>
          <table:table-cell/>
          <table:table-cell table:style-name="ce1" table:formula="of:=10^9*[.A10]" office:value-type="float" office:value="-194.9375" calcext:value-type="float">
            <text:p>-194.9375</text:p>
          </table:table-cell>
          <table:table-cell table:style-name="ce1" table:formula="of:=[.B10]" office:value-type="float" office:value="-0.989774" calcext:value-type="float">
            <text:p>-0.989774</text:p>
          </table:table-cell>
          <table:table-cell/>
          <table:table-cell table:style-name="ce1" office:value-type="string" calcext:value-type="string">
            <text:p>Ur</text:p>
          </table:table-cell>
          <table:table-cell table:style-name="ce1" table:formula="of:=-([.H3]-[.H8])" office:value-type="float" office:value="0.874069773691039" calcext:value-type="float">
            <text:p>0.874069773691039</text:p>
          </table:table-cell>
          <table:table-cell table:number-columns-repeated="56"/>
        </table:table-row>
        <table:table-row table:style-name="ro1">
          <table:table-cell office:value-type="float" office:value="-0.0000001944375" calcext:value-type="float">
            <text:p>-1.94437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11]" office:value-type="float" office:value="-194.4375" calcext:value-type="float">
            <text:p>-194.4375</text:p>
          </table:table-cell>
          <table:table-cell table:style-name="ce1" table:formula="of:=[.B11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1939375" calcext:value-type="float">
            <text:p>-1.93937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12]" office:value-type="float" office:value="-193.9375" calcext:value-type="float">
            <text:p>-193.9375</text:p>
          </table:table-cell>
          <table:table-cell table:style-name="ce1" table:formula="of:=[.B12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-0.0000001934375" calcext:value-type="float">
            <text:p>-1.934375E-07</text:p>
          </table:table-cell>
          <table:table-cell office:value-type="float" office:value="-0.989774" calcext:value-type="float">
            <text:p>-0.989774</text:p>
          </table:table-cell>
          <table:table-cell/>
          <table:table-cell table:style-name="ce1" table:formula="of:=10^9*[.A13]" office:value-type="float" office:value="-193.4375" calcext:value-type="float">
            <text:p>-193.4375</text:p>
          </table:table-cell>
          <table:table-cell table:style-name="ce1" table:formula="of:=[.B13]" office:value-type="float" office:value="-0.989774" calcext:value-type="float">
            <text:p>-0.989774</text:p>
          </table:table-cell>
          <table:table-cell/>
          <table:table-cell office:value-type="string" calcext:value-type="string">
            <text:p>rho</text:p>
          </table:table-cell>
          <table:table-cell table:formula="of:=[.H10]/[.H6]" office:value-type="float" office:value="0.85640775424859" calcext:value-type="float">
            <text:p>0.85640775424859</text:p>
          </table:table-cell>
          <table:table-cell table:number-columns-repeated="56"/>
        </table:table-row>
        <table:table-row table:style-name="ro1">
          <table:table-cell office:value-type="float" office:value="-0.0000001929375" calcext:value-type="float">
            <text:p>-1.92937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14]" office:value-type="float" office:value="-192.9375" calcext:value-type="float">
            <text:p>-192.9375</text:p>
          </table:table-cell>
          <table:table-cell table:style-name="ce1" table:formula="of:=[.B14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1924375" calcext:value-type="float">
            <text:p>-1.92437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style-name="ce1" table:formula="of:=10^9*[.A15]" office:value-type="float" office:value="-192.4375" calcext:value-type="float">
            <text:p>-192.4375</text:p>
          </table:table-cell>
          <table:table-cell table:style-name="ce1" table:formula="of:=[.B15]" office:value-type="float" office:value="-0.965653" calcext:value-type="float">
            <text:p>-0.965653</text:p>
          </table:table-cell>
          <table:table-cell table:number-columns-repeated="59"/>
        </table:table-row>
        <table:table-row table:style-name="ro1">
          <table:table-cell office:value-type="float" office:value="-0.0000001919375" calcext:value-type="float">
            <text:p>-1.91937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16]" office:value-type="float" office:value="-191.9375" calcext:value-type="float">
            <text:p>-191.9375</text:p>
          </table:table-cell>
          <table:table-cell table:style-name="ce1" table:formula="of:=[.B16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1914375" calcext:value-type="float">
            <text:p>-1.91437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17]" office:value-type="float" office:value="-191.4375" calcext:value-type="float">
            <text:p>-191.4375</text:p>
          </table:table-cell>
          <table:table-cell table:style-name="ce1" table:formula="of:=[.B17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-0.0000001909375" calcext:value-type="float">
            <text:p>-1.90937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18]" office:value-type="float" office:value="-190.9375" calcext:value-type="float">
            <text:p>-190.9375</text:p>
          </table:table-cell>
          <table:table-cell table:style-name="ce1" table:formula="of:=[.B18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1904375" calcext:value-type="float">
            <text:p>-1.90437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19]" office:value-type="float" office:value="-190.4375" calcext:value-type="float">
            <text:p>-190.4375</text:p>
          </table:table-cell>
          <table:table-cell table:style-name="ce1" table:formula="of:=[.B19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1899375" calcext:value-type="float">
            <text:p>-1.89937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20]" office:value-type="float" office:value="-189.9375" calcext:value-type="float">
            <text:p>-189.9375</text:p>
          </table:table-cell>
          <table:table-cell table:style-name="ce1" table:formula="of:=[.B20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1894375" calcext:value-type="float">
            <text:p>-1.894375E-07</text:p>
          </table:table-cell>
          <table:table-cell office:value-type="float" office:value="-0.989774" calcext:value-type="float">
            <text:p>-0.989774</text:p>
          </table:table-cell>
          <table:table-cell/>
          <table:table-cell table:style-name="ce1" table:formula="of:=10^9*[.A21]" office:value-type="float" office:value="-189.4375" calcext:value-type="float">
            <text:p>-189.4375</text:p>
          </table:table-cell>
          <table:table-cell table:style-name="ce1" table:formula="of:=[.B21]" office:value-type="float" office:value="-0.989774" calcext:value-type="float">
            <text:p>-0.989774</text:p>
          </table:table-cell>
          <table:table-cell table:number-columns-repeated="59"/>
        </table:table-row>
        <table:table-row table:style-name="ro1">
          <table:table-cell office:value-type="float" office:value="-0.0000001889375" calcext:value-type="float">
            <text:p>-1.889375E-07</text:p>
          </table:table-cell>
          <table:table-cell office:value-type="float" office:value="-0.989774" calcext:value-type="float">
            <text:p>-0.989774</text:p>
          </table:table-cell>
          <table:table-cell/>
          <table:table-cell table:style-name="ce1" table:formula="of:=10^9*[.A22]" office:value-type="float" office:value="-188.9375" calcext:value-type="float">
            <text:p>-188.9375</text:p>
          </table:table-cell>
          <table:table-cell table:style-name="ce1" table:formula="of:=[.B22]" office:value-type="float" office:value="-0.989774" calcext:value-type="float">
            <text:p>-0.989774</text:p>
          </table:table-cell>
          <table:table-cell table:number-columns-repeated="59"/>
        </table:table-row>
        <table:table-row table:style-name="ro1">
          <table:table-cell office:value-type="float" office:value="-0.0000001884375" calcext:value-type="float">
            <text:p>-1.88437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23]" office:value-type="float" office:value="-188.4375" calcext:value-type="float">
            <text:p>-188.4375</text:p>
          </table:table-cell>
          <table:table-cell table:style-name="ce1" table:formula="of:=[.B23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1879375" calcext:value-type="float">
            <text:p>-1.87937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24]" office:value-type="float" office:value="-187.9375" calcext:value-type="float">
            <text:p>-187.9375</text:p>
          </table:table-cell>
          <table:table-cell table:style-name="ce1" table:formula="of:=[.B24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1874375" calcext:value-type="float">
            <text:p>-1.87437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25]" office:value-type="float" office:value="-187.4375" calcext:value-type="float">
            <text:p>-187.4375</text:p>
          </table:table-cell>
          <table:table-cell table:style-name="ce1" table:formula="of:=[.B25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1869375" calcext:value-type="float">
            <text:p>-1.86937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26]" office:value-type="float" office:value="-186.9375" calcext:value-type="float">
            <text:p>-186.9375</text:p>
          </table:table-cell>
          <table:table-cell table:style-name="ce1" table:formula="of:=[.B26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1864375" calcext:value-type="float">
            <text:p>-1.864375E-07</text:p>
          </table:table-cell>
          <table:table-cell office:value-type="float" office:value="-0.997814" calcext:value-type="float">
            <text:p>-0.997814</text:p>
          </table:table-cell>
          <table:table-cell/>
          <table:table-cell table:style-name="ce1" table:formula="of:=10^9*[.A27]" office:value-type="float" office:value="-186.4375" calcext:value-type="float">
            <text:p>-186.4375</text:p>
          </table:table-cell>
          <table:table-cell table:style-name="ce1" table:formula="of:=[.B27]" office:value-type="float" office:value="-0.997814" calcext:value-type="float">
            <text:p>-0.997814</text:p>
          </table:table-cell>
          <table:table-cell table:number-columns-repeated="59"/>
        </table:table-row>
        <table:table-row table:style-name="ro1">
          <table:table-cell office:value-type="float" office:value="-0.0000001859375" calcext:value-type="float">
            <text:p>-1.85937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28]" office:value-type="float" office:value="-185.9375" calcext:value-type="float">
            <text:p>-185.9375</text:p>
          </table:table-cell>
          <table:table-cell table:style-name="ce1" table:formula="of:=[.B28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-0.0000001854375" calcext:value-type="float">
            <text:p>-1.85437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29]" office:value-type="float" office:value="-185.4375" calcext:value-type="float">
            <text:p>-185.4375</text:p>
          </table:table-cell>
          <table:table-cell table:style-name="ce1" table:formula="of:=[.B29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1849375" calcext:value-type="float">
            <text:p>-1.849375E-07</text:p>
          </table:table-cell>
          <table:table-cell office:value-type="float" office:value="-0.989774" calcext:value-type="float">
            <text:p>-0.989774</text:p>
          </table:table-cell>
          <table:table-cell/>
          <table:table-cell table:style-name="ce1" table:formula="of:=10^9*[.A30]" office:value-type="float" office:value="-184.9375" calcext:value-type="float">
            <text:p>-184.9375</text:p>
          </table:table-cell>
          <table:table-cell table:style-name="ce1" table:formula="of:=[.B30]" office:value-type="float" office:value="-0.989774" calcext:value-type="float">
            <text:p>-0.989774</text:p>
          </table:table-cell>
          <table:table-cell table:number-columns-repeated="59"/>
        </table:table-row>
        <table:table-row table:style-name="ro1">
          <table:table-cell office:value-type="float" office:value="-0.0000001844375" calcext:value-type="float">
            <text:p>-1.84437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31]" office:value-type="float" office:value="-184.4375" calcext:value-type="float">
            <text:p>-184.4375</text:p>
          </table:table-cell>
          <table:table-cell table:style-name="ce1" table:formula="of:=[.B31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-0.0000001839375" calcext:value-type="float">
            <text:p>-1.839375E-07</text:p>
          </table:table-cell>
          <table:table-cell office:value-type="float" office:value="-0.989774" calcext:value-type="float">
            <text:p>-0.989774</text:p>
          </table:table-cell>
          <table:table-cell/>
          <table:table-cell table:style-name="ce1" table:formula="of:=10^9*[.A32]" office:value-type="float" office:value="-183.9375" calcext:value-type="float">
            <text:p>-183.9375</text:p>
          </table:table-cell>
          <table:table-cell table:style-name="ce1" table:formula="of:=[.B32]" office:value-type="float" office:value="-0.989774" calcext:value-type="float">
            <text:p>-0.989774</text:p>
          </table:table-cell>
          <table:table-cell table:number-columns-repeated="59"/>
        </table:table-row>
        <table:table-row table:style-name="ro1">
          <table:table-cell office:value-type="float" office:value="-0.0000001834375" calcext:value-type="float">
            <text:p>-1.83437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33]" office:value-type="float" office:value="-183.4375" calcext:value-type="float">
            <text:p>-183.4375</text:p>
          </table:table-cell>
          <table:table-cell table:style-name="ce1" table:formula="of:=[.B33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-0.0000001829375" calcext:value-type="float">
            <text:p>-1.82937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34]" office:value-type="float" office:value="-182.9375" calcext:value-type="float">
            <text:p>-182.9375</text:p>
          </table:table-cell>
          <table:table-cell table:style-name="ce1" table:formula="of:=[.B34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1824375" calcext:value-type="float">
            <text:p>-1.824375E-07</text:p>
          </table:table-cell>
          <table:table-cell office:value-type="float" office:value="-0.989774" calcext:value-type="float">
            <text:p>-0.989774</text:p>
          </table:table-cell>
          <table:table-cell/>
          <table:table-cell table:style-name="ce1" table:formula="of:=10^9*[.A35]" office:value-type="float" office:value="-182.4375" calcext:value-type="float">
            <text:p>-182.4375</text:p>
          </table:table-cell>
          <table:table-cell table:style-name="ce1" table:formula="of:=[.B35]" office:value-type="float" office:value="-0.989774" calcext:value-type="float">
            <text:p>-0.989774</text:p>
          </table:table-cell>
          <table:table-cell table:number-columns-repeated="59"/>
        </table:table-row>
        <table:table-row table:style-name="ro1">
          <table:table-cell office:value-type="float" office:value="-0.0000001819375" calcext:value-type="float">
            <text:p>-1.81937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36]" office:value-type="float" office:value="-181.9375" calcext:value-type="float">
            <text:p>-181.9375</text:p>
          </table:table-cell>
          <table:table-cell table:style-name="ce1" table:formula="of:=[.B36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1814375" calcext:value-type="float">
            <text:p>-1.81437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37]" office:value-type="float" office:value="-181.4375" calcext:value-type="float">
            <text:p>-181.4375</text:p>
          </table:table-cell>
          <table:table-cell table:style-name="ce1" table:formula="of:=[.B37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1809375" calcext:value-type="float">
            <text:p>-1.80937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38]" office:value-type="float" office:value="-180.9375" calcext:value-type="float">
            <text:p>-180.9375</text:p>
          </table:table-cell>
          <table:table-cell table:style-name="ce1" table:formula="of:=[.B38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1804375" calcext:value-type="float">
            <text:p>-1.80437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39]" office:value-type="float" office:value="-180.4375" calcext:value-type="float">
            <text:p>-180.4375</text:p>
          </table:table-cell>
          <table:table-cell table:style-name="ce1" table:formula="of:=[.B39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1799375" calcext:value-type="float">
            <text:p>-1.79937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40]" office:value-type="float" office:value="-179.9375" calcext:value-type="float">
            <text:p>-179.9375</text:p>
          </table:table-cell>
          <table:table-cell table:style-name="ce1" table:formula="of:=[.B40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1794375" calcext:value-type="float">
            <text:p>-1.79437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41]" office:value-type="float" office:value="-179.4375" calcext:value-type="float">
            <text:p>-179.4375</text:p>
          </table:table-cell>
          <table:table-cell table:style-name="ce1" table:formula="of:=[.B41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-0.0000001789375" calcext:value-type="float">
            <text:p>-1.789375E-07</text:p>
          </table:table-cell>
          <table:table-cell office:value-type="float" office:value="-0.989774" calcext:value-type="float">
            <text:p>-0.989774</text:p>
          </table:table-cell>
          <table:table-cell/>
          <table:table-cell table:style-name="ce1" table:formula="of:=10^9*[.A42]" office:value-type="float" office:value="-178.9375" calcext:value-type="float">
            <text:p>-178.9375</text:p>
          </table:table-cell>
          <table:table-cell table:style-name="ce1" table:formula="of:=[.B42]" office:value-type="float" office:value="-0.989774" calcext:value-type="float">
            <text:p>-0.989774</text:p>
          </table:table-cell>
          <table:table-cell table:number-columns-repeated="59"/>
        </table:table-row>
        <table:table-row table:style-name="ro1">
          <table:table-cell office:value-type="float" office:value="-0.0000001784375" calcext:value-type="float">
            <text:p>-1.784375E-07</text:p>
          </table:table-cell>
          <table:table-cell office:value-type="float" office:value="-0.989774" calcext:value-type="float">
            <text:p>-0.989774</text:p>
          </table:table-cell>
          <table:table-cell/>
          <table:table-cell table:style-name="ce1" table:formula="of:=10^9*[.A43]" office:value-type="float" office:value="-178.4375" calcext:value-type="float">
            <text:p>-178.4375</text:p>
          </table:table-cell>
          <table:table-cell table:style-name="ce1" table:formula="of:=[.B43]" office:value-type="float" office:value="-0.989774" calcext:value-type="float">
            <text:p>-0.989774</text:p>
          </table:table-cell>
          <table:table-cell table:number-columns-repeated="59"/>
        </table:table-row>
        <table:table-row table:style-name="ro1">
          <table:table-cell office:value-type="float" office:value="-0.0000001779375" calcext:value-type="float">
            <text:p>-1.77937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44]" office:value-type="float" office:value="-177.9375" calcext:value-type="float">
            <text:p>-177.9375</text:p>
          </table:table-cell>
          <table:table-cell table:style-name="ce1" table:formula="of:=[.B44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-0.0000001774375" calcext:value-type="float">
            <text:p>-1.774375E-07</text:p>
          </table:table-cell>
          <table:table-cell office:value-type="float" office:value="-0.989774" calcext:value-type="float">
            <text:p>-0.989774</text:p>
          </table:table-cell>
          <table:table-cell/>
          <table:table-cell table:style-name="ce1" table:formula="of:=10^9*[.A45]" office:value-type="float" office:value="-177.4375" calcext:value-type="float">
            <text:p>-177.4375</text:p>
          </table:table-cell>
          <table:table-cell table:style-name="ce1" table:formula="of:=[.B45]" office:value-type="float" office:value="-0.989774" calcext:value-type="float">
            <text:p>-0.989774</text:p>
          </table:table-cell>
          <table:table-cell table:number-columns-repeated="59"/>
        </table:table-row>
        <table:table-row table:style-name="ro1">
          <table:table-cell office:value-type="float" office:value="-0.0000001769375" calcext:value-type="float">
            <text:p>-1.76937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46]" office:value-type="float" office:value="-176.9375" calcext:value-type="float">
            <text:p>-176.9375</text:p>
          </table:table-cell>
          <table:table-cell table:style-name="ce1" table:formula="of:=[.B46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1764375" calcext:value-type="float">
            <text:p>-1.76437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47]" office:value-type="float" office:value="-176.4375" calcext:value-type="float">
            <text:p>-176.4375</text:p>
          </table:table-cell>
          <table:table-cell table:style-name="ce1" table:formula="of:=[.B47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-0.0000001759375" calcext:value-type="float">
            <text:p>-1.75937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48]" office:value-type="float" office:value="-175.9375" calcext:value-type="float">
            <text:p>-175.9375</text:p>
          </table:table-cell>
          <table:table-cell table:style-name="ce1" table:formula="of:=[.B48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1754375" calcext:value-type="float">
            <text:p>-1.75437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49]" office:value-type="float" office:value="-175.4375" calcext:value-type="float">
            <text:p>-175.4375</text:p>
          </table:table-cell>
          <table:table-cell table:style-name="ce1" table:formula="of:=[.B49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-0.0000001749375" calcext:value-type="float">
            <text:p>-1.74937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50]" office:value-type="float" office:value="-174.9375" calcext:value-type="float">
            <text:p>-174.9375</text:p>
          </table:table-cell>
          <table:table-cell table:style-name="ce1" table:formula="of:=[.B50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-0.0000001744375" calcext:value-type="float">
            <text:p>-1.74437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51]" office:value-type="float" office:value="-174.4375" calcext:value-type="float">
            <text:p>-174.4375</text:p>
          </table:table-cell>
          <table:table-cell table:style-name="ce1" table:formula="of:=[.B51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1739375" calcext:value-type="float">
            <text:p>-1.73937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52]" office:value-type="float" office:value="-173.9375" calcext:value-type="float">
            <text:p>-173.9375</text:p>
          </table:table-cell>
          <table:table-cell table:style-name="ce1" table:formula="of:=[.B52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1734375" calcext:value-type="float">
            <text:p>-1.73437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53]" office:value-type="float" office:value="-173.4375" calcext:value-type="float">
            <text:p>-173.4375</text:p>
          </table:table-cell>
          <table:table-cell table:style-name="ce1" table:formula="of:=[.B53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1729375" calcext:value-type="float">
            <text:p>-1.729375E-07</text:p>
          </table:table-cell>
          <table:table-cell office:value-type="float" office:value="-0.989774" calcext:value-type="float">
            <text:p>-0.989774</text:p>
          </table:table-cell>
          <table:table-cell/>
          <table:table-cell table:style-name="ce1" table:formula="of:=10^9*[.A54]" office:value-type="float" office:value="-172.9375" calcext:value-type="float">
            <text:p>-172.9375</text:p>
          </table:table-cell>
          <table:table-cell table:style-name="ce1" table:formula="of:=[.B54]" office:value-type="float" office:value="-0.989774" calcext:value-type="float">
            <text:p>-0.989774</text:p>
          </table:table-cell>
          <table:table-cell table:number-columns-repeated="59"/>
        </table:table-row>
        <table:table-row table:style-name="ro1">
          <table:table-cell office:value-type="float" office:value="-0.0000001724375" calcext:value-type="float">
            <text:p>-1.72437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55]" office:value-type="float" office:value="-172.4375" calcext:value-type="float">
            <text:p>-172.4375</text:p>
          </table:table-cell>
          <table:table-cell table:style-name="ce1" table:formula="of:=[.B55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-0.0000001719375" calcext:value-type="float">
            <text:p>-1.719375E-07</text:p>
          </table:table-cell>
          <table:table-cell office:value-type="float" office:value="-0.989774" calcext:value-type="float">
            <text:p>-0.989774</text:p>
          </table:table-cell>
          <table:table-cell/>
          <table:table-cell table:style-name="ce1" table:formula="of:=10^9*[.A56]" office:value-type="float" office:value="-171.9375" calcext:value-type="float">
            <text:p>-171.9375</text:p>
          </table:table-cell>
          <table:table-cell table:style-name="ce1" table:formula="of:=[.B56]" office:value-type="float" office:value="-0.989774" calcext:value-type="float">
            <text:p>-0.989774</text:p>
          </table:table-cell>
          <table:table-cell table:number-columns-repeated="59"/>
        </table:table-row>
        <table:table-row table:style-name="ro1">
          <table:table-cell office:value-type="float" office:value="-0.0000001714375" calcext:value-type="float">
            <text:p>-1.71437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57]" office:value-type="float" office:value="-171.4375" calcext:value-type="float">
            <text:p>-171.4375</text:p>
          </table:table-cell>
          <table:table-cell table:style-name="ce1" table:formula="of:=[.B57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1709375" calcext:value-type="float">
            <text:p>-1.709375E-07</text:p>
          </table:table-cell>
          <table:table-cell office:value-type="float" office:value="-0.989774" calcext:value-type="float">
            <text:p>-0.989774</text:p>
          </table:table-cell>
          <table:table-cell/>
          <table:table-cell table:style-name="ce1" table:formula="of:=10^9*[.A58]" office:value-type="float" office:value="-170.9375" calcext:value-type="float">
            <text:p>-170.9375</text:p>
          </table:table-cell>
          <table:table-cell table:style-name="ce1" table:formula="of:=[.B58]" office:value-type="float" office:value="-0.989774" calcext:value-type="float">
            <text:p>-0.989774</text:p>
          </table:table-cell>
          <table:table-cell table:number-columns-repeated="59"/>
        </table:table-row>
        <table:table-row table:style-name="ro1">
          <table:table-cell office:value-type="float" office:value="-0.0000001704375" calcext:value-type="float">
            <text:p>-1.70437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59]" office:value-type="float" office:value="-170.4375" calcext:value-type="float">
            <text:p>-170.4375</text:p>
          </table:table-cell>
          <table:table-cell table:style-name="ce1" table:formula="of:=[.B59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1699375" calcext:value-type="float">
            <text:p>-1.69937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60]" office:value-type="float" office:value="-169.9375" calcext:value-type="float">
            <text:p>-169.9375</text:p>
          </table:table-cell>
          <table:table-cell table:style-name="ce1" table:formula="of:=[.B60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-0.0000001694375" calcext:value-type="float">
            <text:p>-1.694375E-07</text:p>
          </table:table-cell>
          <table:table-cell office:value-type="float" office:value="-0.989774" calcext:value-type="float">
            <text:p>-0.989774</text:p>
          </table:table-cell>
          <table:table-cell/>
          <table:table-cell table:style-name="ce1" table:formula="of:=10^9*[.A61]" office:value-type="float" office:value="-169.4375" calcext:value-type="float">
            <text:p>-169.4375</text:p>
          </table:table-cell>
          <table:table-cell table:style-name="ce1" table:formula="of:=[.B61]" office:value-type="float" office:value="-0.989774" calcext:value-type="float">
            <text:p>-0.989774</text:p>
          </table:table-cell>
          <table:table-cell table:number-columns-repeated="59"/>
        </table:table-row>
        <table:table-row table:style-name="ro1">
          <table:table-cell office:value-type="float" office:value="-0.0000001689375" calcext:value-type="float">
            <text:p>-1.68937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62]" office:value-type="float" office:value="-168.9375" calcext:value-type="float">
            <text:p>-168.9375</text:p>
          </table:table-cell>
          <table:table-cell table:style-name="ce1" table:formula="of:=[.B62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1684375" calcext:value-type="float">
            <text:p>-1.68437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63]" office:value-type="float" office:value="-168.4375" calcext:value-type="float">
            <text:p>-168.4375</text:p>
          </table:table-cell>
          <table:table-cell table:style-name="ce1" table:formula="of:=[.B63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-0.0000001679375" calcext:value-type="float">
            <text:p>-1.67937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64]" office:value-type="float" office:value="-167.9375" calcext:value-type="float">
            <text:p>-167.9375</text:p>
          </table:table-cell>
          <table:table-cell table:style-name="ce1" table:formula="of:=[.B64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1674375" calcext:value-type="float">
            <text:p>-1.67437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65]" office:value-type="float" office:value="-167.4375" calcext:value-type="float">
            <text:p>-167.4375</text:p>
          </table:table-cell>
          <table:table-cell table:style-name="ce1" table:formula="of:=[.B65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-0.0000001669375" calcext:value-type="float">
            <text:p>-1.66937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66]" office:value-type="float" office:value="-166.9375" calcext:value-type="float">
            <text:p>-166.9375</text:p>
          </table:table-cell>
          <table:table-cell table:style-name="ce1" table:formula="of:=[.B66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1664375" calcext:value-type="float">
            <text:p>-1.66437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67]" office:value-type="float" office:value="-166.4375" calcext:value-type="float">
            <text:p>-166.4375</text:p>
          </table:table-cell>
          <table:table-cell table:style-name="ce1" table:formula="of:=[.B67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1659375" calcext:value-type="float">
            <text:p>-1.65937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68]" office:value-type="float" office:value="-165.9375" calcext:value-type="float">
            <text:p>-165.9375</text:p>
          </table:table-cell>
          <table:table-cell table:style-name="ce1" table:formula="of:=[.B68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1654375" calcext:value-type="float">
            <text:p>-1.65437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69]" office:value-type="float" office:value="-165.4375" calcext:value-type="float">
            <text:p>-165.4375</text:p>
          </table:table-cell>
          <table:table-cell table:style-name="ce1" table:formula="of:=[.B69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1649375" calcext:value-type="float">
            <text:p>-1.64937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70]" office:value-type="float" office:value="-164.9375" calcext:value-type="float">
            <text:p>-164.9375</text:p>
          </table:table-cell>
          <table:table-cell table:style-name="ce1" table:formula="of:=[.B70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1644375" calcext:value-type="float">
            <text:p>-1.64437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71]" office:value-type="float" office:value="-164.4375" calcext:value-type="float">
            <text:p>-164.4375</text:p>
          </table:table-cell>
          <table:table-cell table:style-name="ce1" table:formula="of:=[.B71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1639375" calcext:value-type="float">
            <text:p>-1.639375E-07</text:p>
          </table:table-cell>
          <table:table-cell office:value-type="float" office:value="-0.989774" calcext:value-type="float">
            <text:p>-0.989774</text:p>
          </table:table-cell>
          <table:table-cell/>
          <table:table-cell table:style-name="ce1" table:formula="of:=10^9*[.A72]" office:value-type="float" office:value="-163.9375" calcext:value-type="float">
            <text:p>-163.9375</text:p>
          </table:table-cell>
          <table:table-cell table:style-name="ce1" table:formula="of:=[.B72]" office:value-type="float" office:value="-0.989774" calcext:value-type="float">
            <text:p>-0.989774</text:p>
          </table:table-cell>
          <table:table-cell table:number-columns-repeated="59"/>
        </table:table-row>
        <table:table-row table:style-name="ro1">
          <table:table-cell office:value-type="float" office:value="-0.0000001634375" calcext:value-type="float">
            <text:p>-1.63437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73]" office:value-type="float" office:value="-163.4375" calcext:value-type="float">
            <text:p>-163.4375</text:p>
          </table:table-cell>
          <table:table-cell table:style-name="ce1" table:formula="of:=[.B73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-0.0000001629375" calcext:value-type="float">
            <text:p>-1.62937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74]" office:value-type="float" office:value="-162.9375" calcext:value-type="float">
            <text:p>-162.9375</text:p>
          </table:table-cell>
          <table:table-cell table:style-name="ce1" table:formula="of:=[.B74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1624375" calcext:value-type="float">
            <text:p>-1.62437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75]" office:value-type="float" office:value="-162.4375" calcext:value-type="float">
            <text:p>-162.4375</text:p>
          </table:table-cell>
          <table:table-cell table:style-name="ce1" table:formula="of:=[.B75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1619375" calcext:value-type="float">
            <text:p>-1.61937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76]" office:value-type="float" office:value="-161.9375" calcext:value-type="float">
            <text:p>-161.9375</text:p>
          </table:table-cell>
          <table:table-cell table:style-name="ce1" table:formula="of:=[.B76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-0.0000001614375" calcext:value-type="float">
            <text:p>-1.614375E-07</text:p>
          </table:table-cell>
          <table:table-cell office:value-type="float" office:value="-0.989774" calcext:value-type="float">
            <text:p>-0.989774</text:p>
          </table:table-cell>
          <table:table-cell/>
          <table:table-cell table:style-name="ce1" table:formula="of:=10^9*[.A77]" office:value-type="float" office:value="-161.4375" calcext:value-type="float">
            <text:p>-161.4375</text:p>
          </table:table-cell>
          <table:table-cell table:style-name="ce1" table:formula="of:=[.B77]" office:value-type="float" office:value="-0.989774" calcext:value-type="float">
            <text:p>-0.989774</text:p>
          </table:table-cell>
          <table:table-cell table:number-columns-repeated="59"/>
        </table:table-row>
        <table:table-row table:style-name="ro1">
          <table:table-cell office:value-type="float" office:value="-0.0000001609375" calcext:value-type="float">
            <text:p>-1.609375E-07</text:p>
          </table:table-cell>
          <table:table-cell office:value-type="float" office:value="-0.989774" calcext:value-type="float">
            <text:p>-0.989774</text:p>
          </table:table-cell>
          <table:table-cell/>
          <table:table-cell table:style-name="ce1" table:formula="of:=10^9*[.A78]" office:value-type="float" office:value="-160.9375" calcext:value-type="float">
            <text:p>-160.9375</text:p>
          </table:table-cell>
          <table:table-cell table:style-name="ce1" table:formula="of:=[.B78]" office:value-type="float" office:value="-0.989774" calcext:value-type="float">
            <text:p>-0.989774</text:p>
          </table:table-cell>
          <table:table-cell table:number-columns-repeated="59"/>
        </table:table-row>
        <table:table-row table:style-name="ro1">
          <table:table-cell office:value-type="float" office:value="-0.0000001604375" calcext:value-type="float">
            <text:p>-1.60437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79]" office:value-type="float" office:value="-160.4375" calcext:value-type="float">
            <text:p>-160.4375</text:p>
          </table:table-cell>
          <table:table-cell table:style-name="ce1" table:formula="of:=[.B79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1599375" calcext:value-type="float">
            <text:p>-1.599375E-07</text:p>
          </table:table-cell>
          <table:table-cell office:value-type="float" office:value="-0.989774" calcext:value-type="float">
            <text:p>-0.989774</text:p>
          </table:table-cell>
          <table:table-cell/>
          <table:table-cell table:style-name="ce1" table:formula="of:=10^9*[.A80]" office:value-type="float" office:value="-159.9375" calcext:value-type="float">
            <text:p>-159.9375</text:p>
          </table:table-cell>
          <table:table-cell table:style-name="ce1" table:formula="of:=[.B80]" office:value-type="float" office:value="-0.989774" calcext:value-type="float">
            <text:p>-0.989774</text:p>
          </table:table-cell>
          <table:table-cell table:number-columns-repeated="59"/>
        </table:table-row>
        <table:table-row table:style-name="ro1">
          <table:table-cell office:value-type="float" office:value="-0.0000001594375" calcext:value-type="float">
            <text:p>-1.59437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81]" office:value-type="float" office:value="-159.4375" calcext:value-type="float">
            <text:p>-159.4375</text:p>
          </table:table-cell>
          <table:table-cell table:style-name="ce1" table:formula="of:=[.B81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1589375" calcext:value-type="float">
            <text:p>-1.58937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82]" office:value-type="float" office:value="-158.9375" calcext:value-type="float">
            <text:p>-158.9375</text:p>
          </table:table-cell>
          <table:table-cell table:style-name="ce1" table:formula="of:=[.B82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1584375" calcext:value-type="float">
            <text:p>-1.58437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83]" office:value-type="float" office:value="-158.4375" calcext:value-type="float">
            <text:p>-158.4375</text:p>
          </table:table-cell>
          <table:table-cell table:style-name="ce1" table:formula="of:=[.B83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1579375" calcext:value-type="float">
            <text:p>-1.57937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84]" office:value-type="float" office:value="-157.9375" calcext:value-type="float">
            <text:p>-157.9375</text:p>
          </table:table-cell>
          <table:table-cell table:style-name="ce1" table:formula="of:=[.B84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1574375" calcext:value-type="float">
            <text:p>-1.57437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85]" office:value-type="float" office:value="-157.4375" calcext:value-type="float">
            <text:p>-157.4375</text:p>
          </table:table-cell>
          <table:table-cell table:style-name="ce1" table:formula="of:=[.B85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-0.0000001569375" calcext:value-type="float">
            <text:p>-1.569375E-07</text:p>
          </table:table-cell>
          <table:table-cell office:value-type="float" office:value="-0.989774" calcext:value-type="float">
            <text:p>-0.989774</text:p>
          </table:table-cell>
          <table:table-cell/>
          <table:table-cell table:style-name="ce1" table:formula="of:=10^9*[.A86]" office:value-type="float" office:value="-156.9375" calcext:value-type="float">
            <text:p>-156.9375</text:p>
          </table:table-cell>
          <table:table-cell table:style-name="ce1" table:formula="of:=[.B86]" office:value-type="float" office:value="-0.989774" calcext:value-type="float">
            <text:p>-0.989774</text:p>
          </table:table-cell>
          <table:table-cell table:number-columns-repeated="59"/>
        </table:table-row>
        <table:table-row table:style-name="ro1">
          <table:table-cell office:value-type="float" office:value="-0.0000001564375" calcext:value-type="float">
            <text:p>-1.56437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87]" office:value-type="float" office:value="-156.4375" calcext:value-type="float">
            <text:p>-156.4375</text:p>
          </table:table-cell>
          <table:table-cell table:style-name="ce1" table:formula="of:=[.B87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1559375" calcext:value-type="float">
            <text:p>-1.55937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88]" office:value-type="float" office:value="-155.9375" calcext:value-type="float">
            <text:p>-155.9375</text:p>
          </table:table-cell>
          <table:table-cell table:style-name="ce1" table:formula="of:=[.B88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1554375" calcext:value-type="float">
            <text:p>-1.55437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89]" office:value-type="float" office:value="-155.4375" calcext:value-type="float">
            <text:p>-155.4375</text:p>
          </table:table-cell>
          <table:table-cell table:style-name="ce1" table:formula="of:=[.B89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-0.0000001549375" calcext:value-type="float">
            <text:p>-1.54937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90]" office:value-type="float" office:value="-154.9375" calcext:value-type="float">
            <text:p>-154.9375</text:p>
          </table:table-cell>
          <table:table-cell table:style-name="ce1" table:formula="of:=[.B90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1544375" calcext:value-type="float">
            <text:p>-1.54437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91]" office:value-type="float" office:value="-154.4375" calcext:value-type="float">
            <text:p>-154.4375</text:p>
          </table:table-cell>
          <table:table-cell table:style-name="ce1" table:formula="of:=[.B91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1539375" calcext:value-type="float">
            <text:p>-1.53937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92]" office:value-type="float" office:value="-153.9375" calcext:value-type="float">
            <text:p>-153.9375</text:p>
          </table:table-cell>
          <table:table-cell table:style-name="ce1" table:formula="of:=[.B92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-0.0000001534375" calcext:value-type="float">
            <text:p>-1.534375E-07</text:p>
          </table:table-cell>
          <table:table-cell office:value-type="float" office:value="-0.989774" calcext:value-type="float">
            <text:p>-0.989774</text:p>
          </table:table-cell>
          <table:table-cell/>
          <table:table-cell table:style-name="ce1" table:formula="of:=10^9*[.A93]" office:value-type="float" office:value="-153.4375" calcext:value-type="float">
            <text:p>-153.4375</text:p>
          </table:table-cell>
          <table:table-cell table:style-name="ce1" table:formula="of:=[.B93]" office:value-type="float" office:value="-0.989774" calcext:value-type="float">
            <text:p>-0.989774</text:p>
          </table:table-cell>
          <table:table-cell table:number-columns-repeated="59"/>
        </table:table-row>
        <table:table-row table:style-name="ro1">
          <table:table-cell office:value-type="float" office:value="-0.0000001529375" calcext:value-type="float">
            <text:p>-1.529375E-07</text:p>
          </table:table-cell>
          <table:table-cell office:value-type="float" office:value="-0.989774" calcext:value-type="float">
            <text:p>-0.989774</text:p>
          </table:table-cell>
          <table:table-cell/>
          <table:table-cell table:style-name="ce1" table:formula="of:=10^9*[.A94]" office:value-type="float" office:value="-152.9375" calcext:value-type="float">
            <text:p>-152.9375</text:p>
          </table:table-cell>
          <table:table-cell table:style-name="ce1" table:formula="of:=[.B94]" office:value-type="float" office:value="-0.989774" calcext:value-type="float">
            <text:p>-0.989774</text:p>
          </table:table-cell>
          <table:table-cell table:number-columns-repeated="59"/>
        </table:table-row>
        <table:table-row table:style-name="ro1">
          <table:table-cell office:value-type="float" office:value="-0.0000001524375" calcext:value-type="float">
            <text:p>-1.52437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95]" office:value-type="float" office:value="-152.4375" calcext:value-type="float">
            <text:p>-152.4375</text:p>
          </table:table-cell>
          <table:table-cell table:style-name="ce1" table:formula="of:=[.B95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1519375" calcext:value-type="float">
            <text:p>-1.51937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96]" office:value-type="float" office:value="-151.9375" calcext:value-type="float">
            <text:p>-151.9375</text:p>
          </table:table-cell>
          <table:table-cell table:style-name="ce1" table:formula="of:=[.B96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1514375" calcext:value-type="float">
            <text:p>-1.51437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97]" office:value-type="float" office:value="-151.4375" calcext:value-type="float">
            <text:p>-151.4375</text:p>
          </table:table-cell>
          <table:table-cell table:style-name="ce1" table:formula="of:=[.B97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-0.0000001509375" calcext:value-type="float">
            <text:p>-1.50937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98]" office:value-type="float" office:value="-150.9375" calcext:value-type="float">
            <text:p>-150.9375</text:p>
          </table:table-cell>
          <table:table-cell table:style-name="ce1" table:formula="of:=[.B98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-0.0000001504375" calcext:value-type="float">
            <text:p>-1.50437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99]" office:value-type="float" office:value="-150.4375" calcext:value-type="float">
            <text:p>-150.4375</text:p>
          </table:table-cell>
          <table:table-cell table:style-name="ce1" table:formula="of:=[.B99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1499375" calcext:value-type="float">
            <text:p>-1.499375E-07</text:p>
          </table:table-cell>
          <table:table-cell office:value-type="float" office:value="-0.989774" calcext:value-type="float">
            <text:p>-0.989774</text:p>
          </table:table-cell>
          <table:table-cell/>
          <table:table-cell table:style-name="ce1" table:formula="of:=10^9*[.A100]" office:value-type="float" office:value="-149.9375" calcext:value-type="float">
            <text:p>-149.9375</text:p>
          </table:table-cell>
          <table:table-cell table:style-name="ce1" table:formula="of:=[.B100]" office:value-type="float" office:value="-0.989774" calcext:value-type="float">
            <text:p>-0.989774</text:p>
          </table:table-cell>
          <table:table-cell table:number-columns-repeated="59"/>
        </table:table-row>
        <table:table-row table:style-name="ro1">
          <table:table-cell office:value-type="float" office:value="-0.0000001494375" calcext:value-type="float">
            <text:p>-1.49437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101]" office:value-type="float" office:value="-149.4375" calcext:value-type="float">
            <text:p>-149.4375</text:p>
          </table:table-cell>
          <table:table-cell table:style-name="ce1" table:formula="of:=[.B101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1489375" calcext:value-type="float">
            <text:p>-1.48937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102]" office:value-type="float" office:value="-148.9375" calcext:value-type="float">
            <text:p>-148.9375</text:p>
          </table:table-cell>
          <table:table-cell table:style-name="ce1" table:formula="of:=[.B102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1484375" calcext:value-type="float">
            <text:p>-1.48437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103]" office:value-type="float" office:value="-148.4375" calcext:value-type="float">
            <text:p>-148.4375</text:p>
          </table:table-cell>
          <table:table-cell table:style-name="ce1" table:formula="of:=[.B103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-0.0000001479375" calcext:value-type="float">
            <text:p>-1.47937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104]" office:value-type="float" office:value="-147.9375" calcext:value-type="float">
            <text:p>-147.9375</text:p>
          </table:table-cell>
          <table:table-cell table:style-name="ce1" table:formula="of:=[.B104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1474375" calcext:value-type="float">
            <text:p>-1.47437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105]" office:value-type="float" office:value="-147.4375" calcext:value-type="float">
            <text:p>-147.4375</text:p>
          </table:table-cell>
          <table:table-cell table:style-name="ce1" table:formula="of:=[.B105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-0.0000001469375" calcext:value-type="float">
            <text:p>-1.46937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106]" office:value-type="float" office:value="-146.9375" calcext:value-type="float">
            <text:p>-146.9375</text:p>
          </table:table-cell>
          <table:table-cell table:style-name="ce1" table:formula="of:=[.B106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1464375" calcext:value-type="float">
            <text:p>-1.464375E-07</text:p>
          </table:table-cell>
          <table:table-cell office:value-type="float" office:value="-0.989774" calcext:value-type="float">
            <text:p>-0.989774</text:p>
          </table:table-cell>
          <table:table-cell/>
          <table:table-cell table:style-name="ce1" table:formula="of:=10^9*[.A107]" office:value-type="float" office:value="-146.4375" calcext:value-type="float">
            <text:p>-146.4375</text:p>
          </table:table-cell>
          <table:table-cell table:style-name="ce1" table:formula="of:=[.B107]" office:value-type="float" office:value="-0.989774" calcext:value-type="float">
            <text:p>-0.989774</text:p>
          </table:table-cell>
          <table:table-cell table:number-columns-repeated="59"/>
        </table:table-row>
        <table:table-row table:style-name="ro1">
          <table:table-cell office:value-type="float" office:value="-0.0000001459375" calcext:value-type="float">
            <text:p>-1.45937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108]" office:value-type="float" office:value="-145.9375" calcext:value-type="float">
            <text:p>-145.9375</text:p>
          </table:table-cell>
          <table:table-cell table:style-name="ce1" table:formula="of:=[.B108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-0.0000001454375" calcext:value-type="float">
            <text:p>-1.454375E-07</text:p>
          </table:table-cell>
          <table:table-cell office:value-type="float" office:value="-0.989774" calcext:value-type="float">
            <text:p>-0.989774</text:p>
          </table:table-cell>
          <table:table-cell/>
          <table:table-cell table:style-name="ce1" table:formula="of:=10^9*[.A109]" office:value-type="float" office:value="-145.4375" calcext:value-type="float">
            <text:p>-145.4375</text:p>
          </table:table-cell>
          <table:table-cell table:style-name="ce1" table:formula="of:=[.B109]" office:value-type="float" office:value="-0.989774" calcext:value-type="float">
            <text:p>-0.989774</text:p>
          </table:table-cell>
          <table:table-cell table:number-columns-repeated="59"/>
        </table:table-row>
        <table:table-row table:style-name="ro1">
          <table:table-cell office:value-type="float" office:value="-0.0000001449375" calcext:value-type="float">
            <text:p>-1.449375E-07</text:p>
          </table:table-cell>
          <table:table-cell office:value-type="float" office:value="-0.989774" calcext:value-type="float">
            <text:p>-0.989774</text:p>
          </table:table-cell>
          <table:table-cell/>
          <table:table-cell table:style-name="ce1" table:formula="of:=10^9*[.A110]" office:value-type="float" office:value="-144.9375" calcext:value-type="float">
            <text:p>-144.9375</text:p>
          </table:table-cell>
          <table:table-cell table:style-name="ce1" table:formula="of:=[.B110]" office:value-type="float" office:value="-0.989774" calcext:value-type="float">
            <text:p>-0.989774</text:p>
          </table:table-cell>
          <table:table-cell table:number-columns-repeated="59"/>
        </table:table-row>
        <table:table-row table:style-name="ro1">
          <table:table-cell office:value-type="float" office:value="-0.0000001444375" calcext:value-type="float">
            <text:p>-1.44437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111]" office:value-type="float" office:value="-144.4375" calcext:value-type="float">
            <text:p>-144.4375</text:p>
          </table:table-cell>
          <table:table-cell table:style-name="ce1" table:formula="of:=[.B111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-0.0000001439375" calcext:value-type="float">
            <text:p>-1.439375E-07</text:p>
          </table:table-cell>
          <table:table-cell office:value-type="float" office:value="-0.989774" calcext:value-type="float">
            <text:p>-0.989774</text:p>
          </table:table-cell>
          <table:table-cell/>
          <table:table-cell table:style-name="ce1" table:formula="of:=10^9*[.A112]" office:value-type="float" office:value="-143.9375" calcext:value-type="float">
            <text:p>-143.9375</text:p>
          </table:table-cell>
          <table:table-cell table:style-name="ce1" table:formula="of:=[.B112]" office:value-type="float" office:value="-0.989774" calcext:value-type="float">
            <text:p>-0.989774</text:p>
          </table:table-cell>
          <table:table-cell table:number-columns-repeated="59"/>
        </table:table-row>
        <table:table-row table:style-name="ro1">
          <table:table-cell office:value-type="float" office:value="-0.0000001434375" calcext:value-type="float">
            <text:p>-1.43437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113]" office:value-type="float" office:value="-143.4375" calcext:value-type="float">
            <text:p>-143.4375</text:p>
          </table:table-cell>
          <table:table-cell table:style-name="ce1" table:formula="of:=[.B113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-0.0000001429375" calcext:value-type="float">
            <text:p>-1.42937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114]" office:value-type="float" office:value="-142.9375" calcext:value-type="float">
            <text:p>-142.9375</text:p>
          </table:table-cell>
          <table:table-cell table:style-name="ce1" table:formula="of:=[.B114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1424375" calcext:value-type="float">
            <text:p>-1.42437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115]" office:value-type="float" office:value="-142.4375" calcext:value-type="float">
            <text:p>-142.4375</text:p>
          </table:table-cell>
          <table:table-cell table:style-name="ce1" table:formula="of:=[.B115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1419375" calcext:value-type="float">
            <text:p>-1.41937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116]" office:value-type="float" office:value="-141.9375" calcext:value-type="float">
            <text:p>-141.9375</text:p>
          </table:table-cell>
          <table:table-cell table:style-name="ce1" table:formula="of:=[.B116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1414375" calcext:value-type="float">
            <text:p>-1.41437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117]" office:value-type="float" office:value="-141.4375" calcext:value-type="float">
            <text:p>-141.4375</text:p>
          </table:table-cell>
          <table:table-cell table:style-name="ce1" table:formula="of:=[.B117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1409375" calcext:value-type="float">
            <text:p>-1.409375E-07</text:p>
          </table:table-cell>
          <table:table-cell office:value-type="float" office:value="-0.989774" calcext:value-type="float">
            <text:p>-0.989774</text:p>
          </table:table-cell>
          <table:table-cell/>
          <table:table-cell table:style-name="ce1" table:formula="of:=10^9*[.A118]" office:value-type="float" office:value="-140.9375" calcext:value-type="float">
            <text:p>-140.9375</text:p>
          </table:table-cell>
          <table:table-cell table:style-name="ce1" table:formula="of:=[.B118]" office:value-type="float" office:value="-0.989774" calcext:value-type="float">
            <text:p>-0.989774</text:p>
          </table:table-cell>
          <table:table-cell table:number-columns-repeated="59"/>
        </table:table-row>
        <table:table-row table:style-name="ro1">
          <table:table-cell office:value-type="float" office:value="-0.0000001404375" calcext:value-type="float">
            <text:p>-1.40437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119]" office:value-type="float" office:value="-140.4375" calcext:value-type="float">
            <text:p>-140.4375</text:p>
          </table:table-cell>
          <table:table-cell table:style-name="ce1" table:formula="of:=[.B119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1399375" calcext:value-type="float">
            <text:p>-1.39937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120]" office:value-type="float" office:value="-139.9375" calcext:value-type="float">
            <text:p>-139.9375</text:p>
          </table:table-cell>
          <table:table-cell table:style-name="ce1" table:formula="of:=[.B120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1394375" calcext:value-type="float">
            <text:p>-1.39437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121]" office:value-type="float" office:value="-139.4375" calcext:value-type="float">
            <text:p>-139.4375</text:p>
          </table:table-cell>
          <table:table-cell table:style-name="ce1" table:formula="of:=[.B121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-0.0000001389375" calcext:value-type="float">
            <text:p>-1.38937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122]" office:value-type="float" office:value="-138.9375" calcext:value-type="float">
            <text:p>-138.9375</text:p>
          </table:table-cell>
          <table:table-cell table:style-name="ce1" table:formula="of:=[.B122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1384375" calcext:value-type="float">
            <text:p>-1.38437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123]" office:value-type="float" office:value="-138.4375" calcext:value-type="float">
            <text:p>-138.4375</text:p>
          </table:table-cell>
          <table:table-cell table:style-name="ce1" table:formula="of:=[.B123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1379375" calcext:value-type="float">
            <text:p>-1.37937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124]" office:value-type="float" office:value="-137.9375" calcext:value-type="float">
            <text:p>-137.9375</text:p>
          </table:table-cell>
          <table:table-cell table:style-name="ce1" table:formula="of:=[.B124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1374375" calcext:value-type="float">
            <text:p>-1.374375E-07</text:p>
          </table:table-cell>
          <table:table-cell office:value-type="float" office:value="-0.989774" calcext:value-type="float">
            <text:p>-0.989774</text:p>
          </table:table-cell>
          <table:table-cell/>
          <table:table-cell table:style-name="ce1" table:formula="of:=10^9*[.A125]" office:value-type="float" office:value="-137.4375" calcext:value-type="float">
            <text:p>-137.4375</text:p>
          </table:table-cell>
          <table:table-cell table:style-name="ce1" table:formula="of:=[.B125]" office:value-type="float" office:value="-0.989774" calcext:value-type="float">
            <text:p>-0.989774</text:p>
          </table:table-cell>
          <table:table-cell table:number-columns-repeated="59"/>
        </table:table-row>
        <table:table-row table:style-name="ro1">
          <table:table-cell office:value-type="float" office:value="-0.0000001369375" calcext:value-type="float">
            <text:p>-1.369375E-07</text:p>
          </table:table-cell>
          <table:table-cell office:value-type="float" office:value="-0.989774" calcext:value-type="float">
            <text:p>-0.989774</text:p>
          </table:table-cell>
          <table:table-cell/>
          <table:table-cell table:style-name="ce1" table:formula="of:=10^9*[.A126]" office:value-type="float" office:value="-136.9375" calcext:value-type="float">
            <text:p>-136.9375</text:p>
          </table:table-cell>
          <table:table-cell table:style-name="ce1" table:formula="of:=[.B126]" office:value-type="float" office:value="-0.989774" calcext:value-type="float">
            <text:p>-0.989774</text:p>
          </table:table-cell>
          <table:table-cell table:number-columns-repeated="59"/>
        </table:table-row>
        <table:table-row table:style-name="ro1">
          <table:table-cell office:value-type="float" office:value="-0.0000001364375" calcext:value-type="float">
            <text:p>-1.36437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127]" office:value-type="float" office:value="-136.4375" calcext:value-type="float">
            <text:p>-136.4375</text:p>
          </table:table-cell>
          <table:table-cell table:style-name="ce1" table:formula="of:=[.B127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-0.0000001359375" calcext:value-type="float">
            <text:p>-1.35937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128]" office:value-type="float" office:value="-135.9375" calcext:value-type="float">
            <text:p>-135.9375</text:p>
          </table:table-cell>
          <table:table-cell table:style-name="ce1" table:formula="of:=[.B128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1354375" calcext:value-type="float">
            <text:p>-1.35437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129]" office:value-type="float" office:value="-135.4375" calcext:value-type="float">
            <text:p>-135.4375</text:p>
          </table:table-cell>
          <table:table-cell table:style-name="ce1" table:formula="of:=[.B129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-0.0000001349375" calcext:value-type="float">
            <text:p>-1.34937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130]" office:value-type="float" office:value="-134.9375" calcext:value-type="float">
            <text:p>-134.9375</text:p>
          </table:table-cell>
          <table:table-cell table:style-name="ce1" table:formula="of:=[.B130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1344375" calcext:value-type="float">
            <text:p>-1.34437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131]" office:value-type="float" office:value="-134.4375" calcext:value-type="float">
            <text:p>-134.4375</text:p>
          </table:table-cell>
          <table:table-cell table:style-name="ce1" table:formula="of:=[.B131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-0.0000001339375" calcext:value-type="float">
            <text:p>-1.33937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132]" office:value-type="float" office:value="-133.9375" calcext:value-type="float">
            <text:p>-133.9375</text:p>
          </table:table-cell>
          <table:table-cell table:style-name="ce1" table:formula="of:=[.B132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1334375" calcext:value-type="float">
            <text:p>-1.33437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133]" office:value-type="float" office:value="-133.4375" calcext:value-type="float">
            <text:p>-133.4375</text:p>
          </table:table-cell>
          <table:table-cell table:style-name="ce1" table:formula="of:=[.B133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1329375" calcext:value-type="float">
            <text:p>-1.329375E-07</text:p>
          </table:table-cell>
          <table:table-cell office:value-type="float" office:value="-0.989774" calcext:value-type="float">
            <text:p>-0.989774</text:p>
          </table:table-cell>
          <table:table-cell/>
          <table:table-cell table:style-name="ce1" table:formula="of:=10^9*[.A134]" office:value-type="float" office:value="-132.9375" calcext:value-type="float">
            <text:p>-132.9375</text:p>
          </table:table-cell>
          <table:table-cell table:style-name="ce1" table:formula="of:=[.B134]" office:value-type="float" office:value="-0.989774" calcext:value-type="float">
            <text:p>-0.989774</text:p>
          </table:table-cell>
          <table:table-cell table:number-columns-repeated="59"/>
        </table:table-row>
        <table:table-row table:style-name="ro1">
          <table:table-cell office:value-type="float" office:value="-0.0000001324375" calcext:value-type="float">
            <text:p>-1.32437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135]" office:value-type="float" office:value="-132.4375" calcext:value-type="float">
            <text:p>-132.4375</text:p>
          </table:table-cell>
          <table:table-cell table:style-name="ce1" table:formula="of:=[.B135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1319375" calcext:value-type="float">
            <text:p>-1.31937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136]" office:value-type="float" office:value="-131.9375" calcext:value-type="float">
            <text:p>-131.9375</text:p>
          </table:table-cell>
          <table:table-cell table:style-name="ce1" table:formula="of:=[.B136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1314375" calcext:value-type="float">
            <text:p>-1.31437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137]" office:value-type="float" office:value="-131.4375" calcext:value-type="float">
            <text:p>-131.4375</text:p>
          </table:table-cell>
          <table:table-cell table:style-name="ce1" table:formula="of:=[.B137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-0.0000001309375" calcext:value-type="float">
            <text:p>-1.30937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138]" office:value-type="float" office:value="-130.9375" calcext:value-type="float">
            <text:p>-130.9375</text:p>
          </table:table-cell>
          <table:table-cell table:style-name="ce1" table:formula="of:=[.B138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1304375" calcext:value-type="float">
            <text:p>-1.304375E-07</text:p>
          </table:table-cell>
          <table:table-cell office:value-type="float" office:value="-0.989774" calcext:value-type="float">
            <text:p>-0.989774</text:p>
          </table:table-cell>
          <table:table-cell/>
          <table:table-cell table:style-name="ce1" table:formula="of:=10^9*[.A139]" office:value-type="float" office:value="-130.4375" calcext:value-type="float">
            <text:p>-130.4375</text:p>
          </table:table-cell>
          <table:table-cell table:style-name="ce1" table:formula="of:=[.B139]" office:value-type="float" office:value="-0.989774" calcext:value-type="float">
            <text:p>-0.989774</text:p>
          </table:table-cell>
          <table:table-cell table:number-columns-repeated="59"/>
        </table:table-row>
        <table:table-row table:style-name="ro1">
          <table:table-cell office:value-type="float" office:value="-0.0000001299375" calcext:value-type="float">
            <text:p>-1.29937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140]" office:value-type="float" office:value="-129.9375" calcext:value-type="float">
            <text:p>-129.9375</text:p>
          </table:table-cell>
          <table:table-cell table:style-name="ce1" table:formula="of:=[.B140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-0.0000001294375" calcext:value-type="float">
            <text:p>-1.29437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141]" office:value-type="float" office:value="-129.4375" calcext:value-type="float">
            <text:p>-129.4375</text:p>
          </table:table-cell>
          <table:table-cell table:style-name="ce1" table:formula="of:=[.B141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1289375" calcext:value-type="float">
            <text:p>-1.28937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142]" office:value-type="float" office:value="-128.9375" calcext:value-type="float">
            <text:p>-128.9375</text:p>
          </table:table-cell>
          <table:table-cell table:style-name="ce1" table:formula="of:=[.B142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1284375" calcext:value-type="float">
            <text:p>-1.28437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143]" office:value-type="float" office:value="-128.4375" calcext:value-type="float">
            <text:p>-128.4375</text:p>
          </table:table-cell>
          <table:table-cell table:style-name="ce1" table:formula="of:=[.B143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-0.0000001279375" calcext:value-type="float">
            <text:p>-1.279375E-07</text:p>
          </table:table-cell>
          <table:table-cell office:value-type="float" office:value="-0.989774" calcext:value-type="float">
            <text:p>-0.989774</text:p>
          </table:table-cell>
          <table:table-cell/>
          <table:table-cell table:style-name="ce1" table:formula="of:=10^9*[.A144]" office:value-type="float" office:value="-127.9375" calcext:value-type="float">
            <text:p>-127.9375</text:p>
          </table:table-cell>
          <table:table-cell table:style-name="ce1" table:formula="of:=[.B144]" office:value-type="float" office:value="-0.989774" calcext:value-type="float">
            <text:p>-0.989774</text:p>
          </table:table-cell>
          <table:table-cell table:number-columns-repeated="59"/>
        </table:table-row>
        <table:table-row table:style-name="ro1">
          <table:table-cell office:value-type="float" office:value="-0.0000001274375" calcext:value-type="float">
            <text:p>-1.27437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style-name="ce1" table:formula="of:=10^9*[.A145]" office:value-type="float" office:value="-127.4375" calcext:value-type="float">
            <text:p>-127.4375</text:p>
          </table:table-cell>
          <table:table-cell table:style-name="ce1" table:formula="of:=[.B145]" office:value-type="float" office:value="-0.965653" calcext:value-type="float">
            <text:p>-0.965653</text:p>
          </table:table-cell>
          <table:table-cell table:number-columns-repeated="59"/>
        </table:table-row>
        <table:table-row table:style-name="ro1">
          <table:table-cell office:value-type="float" office:value="-0.0000001269375" calcext:value-type="float">
            <text:p>-1.26937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146]" office:value-type="float" office:value="-126.9375" calcext:value-type="float">
            <text:p>-126.9375</text:p>
          </table:table-cell>
          <table:table-cell table:style-name="ce1" table:formula="of:=[.B146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1264375" calcext:value-type="float">
            <text:p>-1.26437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147]" office:value-type="float" office:value="-126.4375" calcext:value-type="float">
            <text:p>-126.4375</text:p>
          </table:table-cell>
          <table:table-cell table:style-name="ce1" table:formula="of:=[.B147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-0.0000001259375" calcext:value-type="float">
            <text:p>-1.25937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148]" office:value-type="float" office:value="-125.9375" calcext:value-type="float">
            <text:p>-125.9375</text:p>
          </table:table-cell>
          <table:table-cell table:style-name="ce1" table:formula="of:=[.B148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1254375" calcext:value-type="float">
            <text:p>-1.25437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149]" office:value-type="float" office:value="-125.4375" calcext:value-type="float">
            <text:p>-125.4375</text:p>
          </table:table-cell>
          <table:table-cell table:style-name="ce1" table:formula="of:=[.B149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1249375" calcext:value-type="float">
            <text:p>-1.24937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150]" office:value-type="float" office:value="-124.9375" calcext:value-type="float">
            <text:p>-124.9375</text:p>
          </table:table-cell>
          <table:table-cell table:style-name="ce1" table:formula="of:=[.B150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1244375" calcext:value-type="float">
            <text:p>-1.24437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151]" office:value-type="float" office:value="-124.4375" calcext:value-type="float">
            <text:p>-124.4375</text:p>
          </table:table-cell>
          <table:table-cell table:style-name="ce1" table:formula="of:=[.B151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1239375" calcext:value-type="float">
            <text:p>-1.23937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152]" office:value-type="float" office:value="-123.9375" calcext:value-type="float">
            <text:p>-123.9375</text:p>
          </table:table-cell>
          <table:table-cell table:style-name="ce1" table:formula="of:=[.B152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1234375" calcext:value-type="float">
            <text:p>-1.23437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153]" office:value-type="float" office:value="-123.4375" calcext:value-type="float">
            <text:p>-123.4375</text:p>
          </table:table-cell>
          <table:table-cell table:style-name="ce1" table:formula="of:=[.B153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-0.0000001229375" calcext:value-type="float">
            <text:p>-1.22937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154]" office:value-type="float" office:value="-122.9375" calcext:value-type="float">
            <text:p>-122.9375</text:p>
          </table:table-cell>
          <table:table-cell table:style-name="ce1" table:formula="of:=[.B154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1224375" calcext:value-type="float">
            <text:p>-1.22437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155]" office:value-type="float" office:value="-122.4375" calcext:value-type="float">
            <text:p>-122.4375</text:p>
          </table:table-cell>
          <table:table-cell table:style-name="ce1" table:formula="of:=[.B155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1219375" calcext:value-type="float">
            <text:p>-1.21937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156]" office:value-type="float" office:value="-121.9375" calcext:value-type="float">
            <text:p>-121.9375</text:p>
          </table:table-cell>
          <table:table-cell table:style-name="ce1" table:formula="of:=[.B156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-0.0000001214375" calcext:value-type="float">
            <text:p>-1.21437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157]" office:value-type="float" office:value="-121.4375" calcext:value-type="float">
            <text:p>-121.4375</text:p>
          </table:table-cell>
          <table:table-cell table:style-name="ce1" table:formula="of:=[.B157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1209375" calcext:value-type="float">
            <text:p>-1.209375E-07</text:p>
          </table:table-cell>
          <table:table-cell office:value-type="float" office:value="-0.989774" calcext:value-type="float">
            <text:p>-0.989774</text:p>
          </table:table-cell>
          <table:table-cell/>
          <table:table-cell table:style-name="ce1" table:formula="of:=10^9*[.A158]" office:value-type="float" office:value="-120.9375" calcext:value-type="float">
            <text:p>-120.9375</text:p>
          </table:table-cell>
          <table:table-cell table:style-name="ce1" table:formula="of:=[.B158]" office:value-type="float" office:value="-0.989774" calcext:value-type="float">
            <text:p>-0.989774</text:p>
          </table:table-cell>
          <table:table-cell table:number-columns-repeated="59"/>
        </table:table-row>
        <table:table-row table:style-name="ro1">
          <table:table-cell office:value-type="float" office:value="-0.0000001204375" calcext:value-type="float">
            <text:p>-1.20437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159]" office:value-type="float" office:value="-120.4375" calcext:value-type="float">
            <text:p>-120.4375</text:p>
          </table:table-cell>
          <table:table-cell table:style-name="ce1" table:formula="of:=[.B159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-0.0000001199375" calcext:value-type="float">
            <text:p>-1.199375E-07</text:p>
          </table:table-cell>
          <table:table-cell office:value-type="float" office:value="-0.989774" calcext:value-type="float">
            <text:p>-0.989774</text:p>
          </table:table-cell>
          <table:table-cell/>
          <table:table-cell table:style-name="ce1" table:formula="of:=10^9*[.A160]" office:value-type="float" office:value="-119.9375" calcext:value-type="float">
            <text:p>-119.9375</text:p>
          </table:table-cell>
          <table:table-cell table:style-name="ce1" table:formula="of:=[.B160]" office:value-type="float" office:value="-0.989774" calcext:value-type="float">
            <text:p>-0.989774</text:p>
          </table:table-cell>
          <table:table-cell table:number-columns-repeated="59"/>
        </table:table-row>
        <table:table-row table:style-name="ro1">
          <table:table-cell office:value-type="float" office:value="-0.0000001194375" calcext:value-type="float">
            <text:p>-1.19437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style-name="ce1" table:formula="of:=10^9*[.A161]" office:value-type="float" office:value="-119.4375" calcext:value-type="float">
            <text:p>-119.4375</text:p>
          </table:table-cell>
          <table:table-cell table:style-name="ce1" table:formula="of:=[.B161]" office:value-type="float" office:value="-0.965653" calcext:value-type="float">
            <text:p>-0.965653</text:p>
          </table:table-cell>
          <table:table-cell table:number-columns-repeated="59"/>
        </table:table-row>
        <table:table-row table:style-name="ro1">
          <table:table-cell office:value-type="float" office:value="-0.0000001189375" calcext:value-type="float">
            <text:p>-1.18937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162]" office:value-type="float" office:value="-118.9375" calcext:value-type="float">
            <text:p>-118.9375</text:p>
          </table:table-cell>
          <table:table-cell table:style-name="ce1" table:formula="of:=[.B162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-0.0000001184375" calcext:value-type="float">
            <text:p>-1.18437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163]" office:value-type="float" office:value="-118.4375" calcext:value-type="float">
            <text:p>-118.4375</text:p>
          </table:table-cell>
          <table:table-cell table:style-name="ce1" table:formula="of:=[.B163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1179375" calcext:value-type="float">
            <text:p>-1.17937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164]" office:value-type="float" office:value="-117.9375" calcext:value-type="float">
            <text:p>-117.9375</text:p>
          </table:table-cell>
          <table:table-cell table:style-name="ce1" table:formula="of:=[.B164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1174375" calcext:value-type="float">
            <text:p>-1.17437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165]" office:value-type="float" office:value="-117.4375" calcext:value-type="float">
            <text:p>-117.4375</text:p>
          </table:table-cell>
          <table:table-cell table:style-name="ce1" table:formula="of:=[.B165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1169375" calcext:value-type="float">
            <text:p>-1.16937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166]" office:value-type="float" office:value="-116.9375" calcext:value-type="float">
            <text:p>-116.9375</text:p>
          </table:table-cell>
          <table:table-cell table:style-name="ce1" table:formula="of:=[.B166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1164375" calcext:value-type="float">
            <text:p>-1.16437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167]" office:value-type="float" office:value="-116.4375" calcext:value-type="float">
            <text:p>-116.4375</text:p>
          </table:table-cell>
          <table:table-cell table:style-name="ce1" table:formula="of:=[.B167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1159375" calcext:value-type="float">
            <text:p>-1.15937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168]" office:value-type="float" office:value="-115.9375" calcext:value-type="float">
            <text:p>-115.9375</text:p>
          </table:table-cell>
          <table:table-cell table:style-name="ce1" table:formula="of:=[.B168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1154375" calcext:value-type="float">
            <text:p>-1.15437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169]" office:value-type="float" office:value="-115.4375" calcext:value-type="float">
            <text:p>-115.4375</text:p>
          </table:table-cell>
          <table:table-cell table:style-name="ce1" table:formula="of:=[.B169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-0.0000001149375" calcext:value-type="float">
            <text:p>-1.14937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170]" office:value-type="float" office:value="-114.9375" calcext:value-type="float">
            <text:p>-114.9375</text:p>
          </table:table-cell>
          <table:table-cell table:style-name="ce1" table:formula="of:=[.B170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1144375" calcext:value-type="float">
            <text:p>-1.144375E-07</text:p>
          </table:table-cell>
          <table:table-cell office:value-type="float" office:value="-0.989774" calcext:value-type="float">
            <text:p>-0.989774</text:p>
          </table:table-cell>
          <table:table-cell/>
          <table:table-cell table:style-name="ce1" table:formula="of:=10^9*[.A171]" office:value-type="float" office:value="-114.4375" calcext:value-type="float">
            <text:p>-114.4375</text:p>
          </table:table-cell>
          <table:table-cell table:style-name="ce1" table:formula="of:=[.B171]" office:value-type="float" office:value="-0.989774" calcext:value-type="float">
            <text:p>-0.989774</text:p>
          </table:table-cell>
          <table:table-cell table:number-columns-repeated="59"/>
        </table:table-row>
        <table:table-row table:style-name="ro1">
          <table:table-cell office:value-type="float" office:value="-0.0000001139375" calcext:value-type="float">
            <text:p>-1.13937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172]" office:value-type="float" office:value="-113.9375" calcext:value-type="float">
            <text:p>-113.9375</text:p>
          </table:table-cell>
          <table:table-cell table:style-name="ce1" table:formula="of:=[.B172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-0.0000001134375" calcext:value-type="float">
            <text:p>-1.13437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173]" office:value-type="float" office:value="-113.4375" calcext:value-type="float">
            <text:p>-113.4375</text:p>
          </table:table-cell>
          <table:table-cell table:style-name="ce1" table:formula="of:=[.B173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1129375" calcext:value-type="float">
            <text:p>-1.129375E-07</text:p>
          </table:table-cell>
          <table:table-cell office:value-type="float" office:value="-0.989774" calcext:value-type="float">
            <text:p>-0.989774</text:p>
          </table:table-cell>
          <table:table-cell/>
          <table:table-cell table:style-name="ce1" table:formula="of:=10^9*[.A174]" office:value-type="float" office:value="-112.9375" calcext:value-type="float">
            <text:p>-112.9375</text:p>
          </table:table-cell>
          <table:table-cell table:style-name="ce1" table:formula="of:=[.B174]" office:value-type="float" office:value="-0.989774" calcext:value-type="float">
            <text:p>-0.989774</text:p>
          </table:table-cell>
          <table:table-cell table:number-columns-repeated="59"/>
        </table:table-row>
        <table:table-row table:style-name="ro1">
          <table:table-cell office:value-type="float" office:value="-0.0000001124375" calcext:value-type="float">
            <text:p>-1.12437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style-name="ce1" table:formula="of:=10^9*[.A175]" office:value-type="float" office:value="-112.4375" calcext:value-type="float">
            <text:p>-112.4375</text:p>
          </table:table-cell>
          <table:table-cell table:style-name="ce1" table:formula="of:=[.B175]" office:value-type="float" office:value="-0.965653" calcext:value-type="float">
            <text:p>-0.965653</text:p>
          </table:table-cell>
          <table:table-cell table:number-columns-repeated="59"/>
        </table:table-row>
        <table:table-row table:style-name="ro1">
          <table:table-cell office:value-type="float" office:value="-0.0000001119375" calcext:value-type="float">
            <text:p>-1.11937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176]" office:value-type="float" office:value="-111.9375" calcext:value-type="float">
            <text:p>-111.9375</text:p>
          </table:table-cell>
          <table:table-cell table:style-name="ce1" table:formula="of:=[.B176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1114375" calcext:value-type="float">
            <text:p>-1.11437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style-name="ce1" table:formula="of:=10^9*[.A177]" office:value-type="float" office:value="-111.4375" calcext:value-type="float">
            <text:p>-111.4375</text:p>
          </table:table-cell>
          <table:table-cell table:style-name="ce1" table:formula="of:=[.B177]" office:value-type="float" office:value="-0.965653" calcext:value-type="float">
            <text:p>-0.965653</text:p>
          </table:table-cell>
          <table:table-cell table:number-columns-repeated="59"/>
        </table:table-row>
        <table:table-row table:style-name="ro1">
          <table:table-cell office:value-type="float" office:value="-0.0000001109375" calcext:value-type="float">
            <text:p>-1.10937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178]" office:value-type="float" office:value="-110.9375" calcext:value-type="float">
            <text:p>-110.9375</text:p>
          </table:table-cell>
          <table:table-cell table:style-name="ce1" table:formula="of:=[.B178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1104375" calcext:value-type="float">
            <text:p>-1.10437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179]" office:value-type="float" office:value="-110.4375" calcext:value-type="float">
            <text:p>-110.4375</text:p>
          </table:table-cell>
          <table:table-cell table:style-name="ce1" table:formula="of:=[.B179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1099375" calcext:value-type="float">
            <text:p>-1.09937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180]" office:value-type="float" office:value="-109.9375" calcext:value-type="float">
            <text:p>-109.9375</text:p>
          </table:table-cell>
          <table:table-cell table:style-name="ce1" table:formula="of:=[.B180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1094375" calcext:value-type="float">
            <text:p>-1.09437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181]" office:value-type="float" office:value="-109.4375" calcext:value-type="float">
            <text:p>-109.4375</text:p>
          </table:table-cell>
          <table:table-cell table:style-name="ce1" table:formula="of:=[.B181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1089375" calcext:value-type="float">
            <text:p>-1.08937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182]" office:value-type="float" office:value="-108.9375" calcext:value-type="float">
            <text:p>-108.9375</text:p>
          </table:table-cell>
          <table:table-cell table:style-name="ce1" table:formula="of:=[.B182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1084375" calcext:value-type="float">
            <text:p>-1.08437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183]" office:value-type="float" office:value="-108.4375" calcext:value-type="float">
            <text:p>-108.4375</text:p>
          </table:table-cell>
          <table:table-cell table:style-name="ce1" table:formula="of:=[.B183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-0.0000001079375" calcext:value-type="float">
            <text:p>-1.07937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184]" office:value-type="float" office:value="-107.9375" calcext:value-type="float">
            <text:p>-107.9375</text:p>
          </table:table-cell>
          <table:table-cell table:style-name="ce1" table:formula="of:=[.B184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1074375" calcext:value-type="float">
            <text:p>-1.07437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185]" office:value-type="float" office:value="-107.4375" calcext:value-type="float">
            <text:p>-107.4375</text:p>
          </table:table-cell>
          <table:table-cell table:style-name="ce1" table:formula="of:=[.B185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-0.0000001069375" calcext:value-type="float">
            <text:p>-1.06937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186]" office:value-type="float" office:value="-106.9375" calcext:value-type="float">
            <text:p>-106.9375</text:p>
          </table:table-cell>
          <table:table-cell table:style-name="ce1" table:formula="of:=[.B186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1064375" calcext:value-type="float">
            <text:p>-1.06437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187]" office:value-type="float" office:value="-106.4375" calcext:value-type="float">
            <text:p>-106.4375</text:p>
          </table:table-cell>
          <table:table-cell table:style-name="ce1" table:formula="of:=[.B187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-0.0000001059375" calcext:value-type="float">
            <text:p>-1.05937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188]" office:value-type="float" office:value="-105.9375" calcext:value-type="float">
            <text:p>-105.9375</text:p>
          </table:table-cell>
          <table:table-cell table:style-name="ce1" table:formula="of:=[.B188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-0.0000001054375" calcext:value-type="float">
            <text:p>-1.05437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189]" office:value-type="float" office:value="-105.4375" calcext:value-type="float">
            <text:p>-105.4375</text:p>
          </table:table-cell>
          <table:table-cell table:style-name="ce1" table:formula="of:=[.B189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1049375" calcext:value-type="float">
            <text:p>-1.04937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190]" office:value-type="float" office:value="-104.9375" calcext:value-type="float">
            <text:p>-104.9375</text:p>
          </table:table-cell>
          <table:table-cell table:style-name="ce1" table:formula="of:=[.B190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1044375" calcext:value-type="float">
            <text:p>-1.04437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191]" office:value-type="float" office:value="-104.4375" calcext:value-type="float">
            <text:p>-104.4375</text:p>
          </table:table-cell>
          <table:table-cell table:style-name="ce1" table:formula="of:=[.B191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-0.0000001039375" calcext:value-type="float">
            <text:p>-1.03937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192]" office:value-type="float" office:value="-103.9375" calcext:value-type="float">
            <text:p>-103.9375</text:p>
          </table:table-cell>
          <table:table-cell table:style-name="ce1" table:formula="of:=[.B192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1034375" calcext:value-type="float">
            <text:p>-1.03437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193]" office:value-type="float" office:value="-103.4375" calcext:value-type="float">
            <text:p>-103.4375</text:p>
          </table:table-cell>
          <table:table-cell table:style-name="ce1" table:formula="of:=[.B193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-0.0000001029375" calcext:value-type="float">
            <text:p>-1.02937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194]" office:value-type="float" office:value="-102.9375" calcext:value-type="float">
            <text:p>-102.9375</text:p>
          </table:table-cell>
          <table:table-cell table:style-name="ce1" table:formula="of:=[.B194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-0.0000001024375" calcext:value-type="float">
            <text:p>-1.02437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195]" office:value-type="float" office:value="-102.4375" calcext:value-type="float">
            <text:p>-102.4375</text:p>
          </table:table-cell>
          <table:table-cell table:style-name="ce1" table:formula="of:=[.B195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1019375" calcext:value-type="float">
            <text:p>-1.01937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196]" office:value-type="float" office:value="-101.9375" calcext:value-type="float">
            <text:p>-101.9375</text:p>
          </table:table-cell>
          <table:table-cell table:style-name="ce1" table:formula="of:=[.B196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1014375" calcext:value-type="float">
            <text:p>-1.01437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197]" office:value-type="float" office:value="-101.4375" calcext:value-type="float">
            <text:p>-101.4375</text:p>
          </table:table-cell>
          <table:table-cell table:style-name="ce1" table:formula="of:=[.B197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1009375" calcext:value-type="float">
            <text:p>-1.00937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198]" office:value-type="float" office:value="-100.9375" calcext:value-type="float">
            <text:p>-100.9375</text:p>
          </table:table-cell>
          <table:table-cell table:style-name="ce1" table:formula="of:=[.B198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1004375" calcext:value-type="float">
            <text:p>-1.00437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199]" office:value-type="float" office:value="-100.4375" calcext:value-type="float">
            <text:p>-100.4375</text:p>
          </table:table-cell>
          <table:table-cell table:style-name="ce1" table:formula="of:=[.B199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0999375" calcext:value-type="float">
            <text:p>-9.99375E-08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200]" office:value-type="float" office:value="-99.9375" calcext:value-type="float">
            <text:p>-99.9375</text:p>
          </table:table-cell>
          <table:table-cell table:style-name="ce1" table:formula="of:=[.B200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0994375" calcext:value-type="float">
            <text:p>-9.94375E-08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201]" office:value-type="float" office:value="-99.4375" calcext:value-type="float">
            <text:p>-99.4375</text:p>
          </table:table-cell>
          <table:table-cell table:style-name="ce1" table:formula="of:=[.B201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-0.0000000989375" calcext:value-type="float">
            <text:p>-9.89375E-08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202]" office:value-type="float" office:value="-98.9375" calcext:value-type="float">
            <text:p>-98.9375</text:p>
          </table:table-cell>
          <table:table-cell table:style-name="ce1" table:formula="of:=[.B202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0984375" calcext:value-type="float">
            <text:p>-9.84375E-08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203]" office:value-type="float" office:value="-98.4375" calcext:value-type="float">
            <text:p>-98.4375</text:p>
          </table:table-cell>
          <table:table-cell table:style-name="ce1" table:formula="of:=[.B203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0979375" calcext:value-type="float">
            <text:p>-9.79375E-08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style-name="ce1" table:formula="of:=10^9*[.A204]" office:value-type="float" office:value="-97.9375" calcext:value-type="float">
            <text:p>-97.9375</text:p>
          </table:table-cell>
          <table:table-cell table:style-name="ce1" table:formula="of:=[.B204]" office:value-type="float" office:value="-0.965653" calcext:value-type="float">
            <text:p>-0.965653</text:p>
          </table:table-cell>
          <table:table-cell table:number-columns-repeated="59"/>
        </table:table-row>
        <table:table-row table:style-name="ro1">
          <table:table-cell office:value-type="float" office:value="-0.0000000974375" calcext:value-type="float">
            <text:p>-9.74375E-08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205]" office:value-type="float" office:value="-97.4375" calcext:value-type="float">
            <text:p>-97.4375</text:p>
          </table:table-cell>
          <table:table-cell table:style-name="ce1" table:formula="of:=[.B205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0969375" calcext:value-type="float">
            <text:p>-9.69375E-08</text:p>
          </table:table-cell>
          <table:table-cell office:value-type="float" office:value="-0.989774" calcext:value-type="float">
            <text:p>-0.989774</text:p>
          </table:table-cell>
          <table:table-cell/>
          <table:table-cell table:style-name="ce1" table:formula="of:=10^9*[.A206]" office:value-type="float" office:value="-96.9375" calcext:value-type="float">
            <text:p>-96.9375</text:p>
          </table:table-cell>
          <table:table-cell table:style-name="ce1" table:formula="of:=[.B206]" office:value-type="float" office:value="-0.989774" calcext:value-type="float">
            <text:p>-0.989774</text:p>
          </table:table-cell>
          <table:table-cell table:number-columns-repeated="59"/>
        </table:table-row>
        <table:table-row table:style-name="ro1">
          <table:table-cell office:value-type="float" office:value="-0.0000000964375" calcext:value-type="float">
            <text:p>-9.64375E-08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207]" office:value-type="float" office:value="-96.4375" calcext:value-type="float">
            <text:p>-96.4375</text:p>
          </table:table-cell>
          <table:table-cell table:style-name="ce1" table:formula="of:=[.B207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-0.0000000959375" calcext:value-type="float">
            <text:p>-9.59375E-08</text:p>
          </table:table-cell>
          <table:table-cell office:value-type="float" office:value="-0.989774" calcext:value-type="float">
            <text:p>-0.989774</text:p>
          </table:table-cell>
          <table:table-cell/>
          <table:table-cell table:style-name="ce1" table:formula="of:=10^9*[.A208]" office:value-type="float" office:value="-95.9375" calcext:value-type="float">
            <text:p>-95.9375</text:p>
          </table:table-cell>
          <table:table-cell table:style-name="ce1" table:formula="of:=[.B208]" office:value-type="float" office:value="-0.989774" calcext:value-type="float">
            <text:p>-0.989774</text:p>
          </table:table-cell>
          <table:table-cell table:number-columns-repeated="59"/>
        </table:table-row>
        <table:table-row table:style-name="ro1">
          <table:table-cell office:value-type="float" office:value="-0.0000000954375" calcext:value-type="float">
            <text:p>-9.54375E-08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209]" office:value-type="float" office:value="-95.4375" calcext:value-type="float">
            <text:p>-95.4375</text:p>
          </table:table-cell>
          <table:table-cell table:style-name="ce1" table:formula="of:=[.B209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0949375" calcext:value-type="float">
            <text:p>-9.49375E-08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210]" office:value-type="float" office:value="-94.9375" calcext:value-type="float">
            <text:p>-94.9375</text:p>
          </table:table-cell>
          <table:table-cell table:style-name="ce1" table:formula="of:=[.B210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-0.0000000944375" calcext:value-type="float">
            <text:p>-9.44375E-08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211]" office:value-type="float" office:value="-94.4375" calcext:value-type="float">
            <text:p>-94.4375</text:p>
          </table:table-cell>
          <table:table-cell table:style-name="ce1" table:formula="of:=[.B211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0939375" calcext:value-type="float">
            <text:p>-9.39375E-08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212]" office:value-type="float" office:value="-93.9375" calcext:value-type="float">
            <text:p>-93.9375</text:p>
          </table:table-cell>
          <table:table-cell table:style-name="ce1" table:formula="of:=[.B212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0934375" calcext:value-type="float">
            <text:p>-9.34375E-08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213]" office:value-type="float" office:value="-93.4375" calcext:value-type="float">
            <text:p>-93.4375</text:p>
          </table:table-cell>
          <table:table-cell table:style-name="ce1" table:formula="of:=[.B213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0929375" calcext:value-type="float">
            <text:p>-9.29375E-08</text:p>
          </table:table-cell>
          <table:table-cell office:value-type="float" office:value="-0.989774" calcext:value-type="float">
            <text:p>-0.989774</text:p>
          </table:table-cell>
          <table:table-cell/>
          <table:table-cell table:style-name="ce1" table:formula="of:=10^9*[.A214]" office:value-type="float" office:value="-92.9375" calcext:value-type="float">
            <text:p>-92.9375</text:p>
          </table:table-cell>
          <table:table-cell table:style-name="ce1" table:formula="of:=[.B214]" office:value-type="float" office:value="-0.989774" calcext:value-type="float">
            <text:p>-0.989774</text:p>
          </table:table-cell>
          <table:table-cell table:number-columns-repeated="59"/>
        </table:table-row>
        <table:table-row table:style-name="ro1">
          <table:table-cell office:value-type="float" office:value="-0.0000000924375" calcext:value-type="float">
            <text:p>-9.24375E-08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215]" office:value-type="float" office:value="-92.4375" calcext:value-type="float">
            <text:p>-92.4375</text:p>
          </table:table-cell>
          <table:table-cell table:style-name="ce1" table:formula="of:=[.B215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0919375" calcext:value-type="float">
            <text:p>-9.19375E-08</text:p>
          </table:table-cell>
          <table:table-cell office:value-type="float" office:value="-0.989774" calcext:value-type="float">
            <text:p>-0.989774</text:p>
          </table:table-cell>
          <table:table-cell/>
          <table:table-cell table:style-name="ce1" table:formula="of:=10^9*[.A216]" office:value-type="float" office:value="-91.9375" calcext:value-type="float">
            <text:p>-91.9375</text:p>
          </table:table-cell>
          <table:table-cell table:style-name="ce1" table:formula="of:=[.B216]" office:value-type="float" office:value="-0.989774" calcext:value-type="float">
            <text:p>-0.989774</text:p>
          </table:table-cell>
          <table:table-cell table:number-columns-repeated="59"/>
        </table:table-row>
        <table:table-row table:style-name="ro1">
          <table:table-cell office:value-type="float" office:value="-0.0000000914375" calcext:value-type="float">
            <text:p>-9.14375E-08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217]" office:value-type="float" office:value="-91.4375" calcext:value-type="float">
            <text:p>-91.4375</text:p>
          </table:table-cell>
          <table:table-cell table:style-name="ce1" table:formula="of:=[.B217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-0.0000000909375" calcext:value-type="float">
            <text:p>-9.09375E-08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218]" office:value-type="float" office:value="-90.9375" calcext:value-type="float">
            <text:p>-90.9375</text:p>
          </table:table-cell>
          <table:table-cell table:style-name="ce1" table:formula="of:=[.B218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0904375" calcext:value-type="float">
            <text:p>-9.04375E-08</text:p>
          </table:table-cell>
          <table:table-cell office:value-type="float" office:value="-0.989774" calcext:value-type="float">
            <text:p>-0.989774</text:p>
          </table:table-cell>
          <table:table-cell/>
          <table:table-cell table:style-name="ce1" table:formula="of:=10^9*[.A219]" office:value-type="float" office:value="-90.4375" calcext:value-type="float">
            <text:p>-90.4375</text:p>
          </table:table-cell>
          <table:table-cell table:style-name="ce1" table:formula="of:=[.B219]" office:value-type="float" office:value="-0.989774" calcext:value-type="float">
            <text:p>-0.989774</text:p>
          </table:table-cell>
          <table:table-cell table:number-columns-repeated="59"/>
        </table:table-row>
        <table:table-row table:style-name="ro1">
          <table:table-cell office:value-type="float" office:value="-0.0000000899375" calcext:value-type="float">
            <text:p>-8.99375E-08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220]" office:value-type="float" office:value="-89.9375" calcext:value-type="float">
            <text:p>-89.9375</text:p>
          </table:table-cell>
          <table:table-cell table:style-name="ce1" table:formula="of:=[.B220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-0.0000000894375" calcext:value-type="float">
            <text:p>-8.94375E-08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221]" office:value-type="float" office:value="-89.4375" calcext:value-type="float">
            <text:p>-89.4375</text:p>
          </table:table-cell>
          <table:table-cell table:style-name="ce1" table:formula="of:=[.B221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0889375" calcext:value-type="float">
            <text:p>-8.89375E-08</text:p>
          </table:table-cell>
          <table:table-cell office:value-type="float" office:value="-0.989774" calcext:value-type="float">
            <text:p>-0.989774</text:p>
          </table:table-cell>
          <table:table-cell/>
          <table:table-cell table:style-name="ce1" table:formula="of:=10^9*[.A222]" office:value-type="float" office:value="-88.9375" calcext:value-type="float">
            <text:p>-88.9375</text:p>
          </table:table-cell>
          <table:table-cell table:style-name="ce1" table:formula="of:=[.B222]" office:value-type="float" office:value="-0.989774" calcext:value-type="float">
            <text:p>-0.989774</text:p>
          </table:table-cell>
          <table:table-cell table:number-columns-repeated="59"/>
        </table:table-row>
        <table:table-row table:style-name="ro1">
          <table:table-cell office:value-type="float" office:value="-0.0000000884375" calcext:value-type="float">
            <text:p>-8.84375E-08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style-name="ce1" table:formula="of:=10^9*[.A223]" office:value-type="float" office:value="-88.4375" calcext:value-type="float">
            <text:p>-88.4375</text:p>
          </table:table-cell>
          <table:table-cell table:style-name="ce1" table:formula="of:=[.B223]" office:value-type="float" office:value="-0.965653" calcext:value-type="float">
            <text:p>-0.965653</text:p>
          </table:table-cell>
          <table:table-cell table:number-columns-repeated="59"/>
        </table:table-row>
        <table:table-row table:style-name="ro1">
          <table:table-cell office:value-type="float" office:value="-0.0000000879375" calcext:value-type="float">
            <text:p>-8.79375E-08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224]" office:value-type="float" office:value="-87.9375" calcext:value-type="float">
            <text:p>-87.9375</text:p>
          </table:table-cell>
          <table:table-cell table:style-name="ce1" table:formula="of:=[.B224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0874375" calcext:value-type="float">
            <text:p>-8.74375E-08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225]" office:value-type="float" office:value="-87.4375" calcext:value-type="float">
            <text:p>-87.4375</text:p>
          </table:table-cell>
          <table:table-cell table:style-name="ce1" table:formula="of:=[.B225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-0.0000000869375" calcext:value-type="float">
            <text:p>-8.69375E-08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226]" office:value-type="float" office:value="-86.9375" calcext:value-type="float">
            <text:p>-86.9375</text:p>
          </table:table-cell>
          <table:table-cell table:style-name="ce1" table:formula="of:=[.B226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0864375" calcext:value-type="float">
            <text:p>-8.64375E-08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227]" office:value-type="float" office:value="-86.4375" calcext:value-type="float">
            <text:p>-86.4375</text:p>
          </table:table-cell>
          <table:table-cell table:style-name="ce1" table:formula="of:=[.B227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0859375" calcext:value-type="float">
            <text:p>-8.59375E-08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228]" office:value-type="float" office:value="-85.9375" calcext:value-type="float">
            <text:p>-85.9375</text:p>
          </table:table-cell>
          <table:table-cell table:style-name="ce1" table:formula="of:=[.B228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-0.0000000854375" calcext:value-type="float">
            <text:p>-8.54375E-08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229]" office:value-type="float" office:value="-85.4375" calcext:value-type="float">
            <text:p>-85.4375</text:p>
          </table:table-cell>
          <table:table-cell table:style-name="ce1" table:formula="of:=[.B229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0849375" calcext:value-type="float">
            <text:p>-8.49375E-08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230]" office:value-type="float" office:value="-84.9375" calcext:value-type="float">
            <text:p>-84.9375</text:p>
          </table:table-cell>
          <table:table-cell table:style-name="ce1" table:formula="of:=[.B230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0844375" calcext:value-type="float">
            <text:p>-8.44375E-08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231]" office:value-type="float" office:value="-84.4375" calcext:value-type="float">
            <text:p>-84.4375</text:p>
          </table:table-cell>
          <table:table-cell table:style-name="ce1" table:formula="of:=[.B231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0839375" calcext:value-type="float">
            <text:p>-8.39375E-08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232]" office:value-type="float" office:value="-83.9375" calcext:value-type="float">
            <text:p>-83.9375</text:p>
          </table:table-cell>
          <table:table-cell table:style-name="ce1" table:formula="of:=[.B232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0834375" calcext:value-type="float">
            <text:p>-8.34375E-08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233]" office:value-type="float" office:value="-83.4375" calcext:value-type="float">
            <text:p>-83.4375</text:p>
          </table:table-cell>
          <table:table-cell table:style-name="ce1" table:formula="of:=[.B233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0829375" calcext:value-type="float">
            <text:p>-8.29375E-08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234]" office:value-type="float" office:value="-82.9375" calcext:value-type="float">
            <text:p>-82.9375</text:p>
          </table:table-cell>
          <table:table-cell table:style-name="ce1" table:formula="of:=[.B234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0824375" calcext:value-type="float">
            <text:p>-8.24375E-08</text:p>
          </table:table-cell>
          <table:table-cell office:value-type="float" office:value="-0.989774" calcext:value-type="float">
            <text:p>-0.989774</text:p>
          </table:table-cell>
          <table:table-cell/>
          <table:table-cell table:style-name="ce1" table:formula="of:=10^9*[.A235]" office:value-type="float" office:value="-82.4375" calcext:value-type="float">
            <text:p>-82.4375</text:p>
          </table:table-cell>
          <table:table-cell table:style-name="ce1" table:formula="of:=[.B235]" office:value-type="float" office:value="-0.989774" calcext:value-type="float">
            <text:p>-0.989774</text:p>
          </table:table-cell>
          <table:table-cell table:number-columns-repeated="59"/>
        </table:table-row>
        <table:table-row table:style-name="ro1">
          <table:table-cell office:value-type="float" office:value="-0.0000000819375" calcext:value-type="float">
            <text:p>-8.19375E-08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236]" office:value-type="float" office:value="-81.9375" calcext:value-type="float">
            <text:p>-81.9375</text:p>
          </table:table-cell>
          <table:table-cell table:style-name="ce1" table:formula="of:=[.B236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-0.0000000814375" calcext:value-type="float">
            <text:p>-8.14375E-08</text:p>
          </table:table-cell>
          <table:table-cell office:value-type="float" office:value="-0.989774" calcext:value-type="float">
            <text:p>-0.989774</text:p>
          </table:table-cell>
          <table:table-cell/>
          <table:table-cell table:style-name="ce1" table:formula="of:=10^9*[.A237]" office:value-type="float" office:value="-81.4375" calcext:value-type="float">
            <text:p>-81.4375</text:p>
          </table:table-cell>
          <table:table-cell table:style-name="ce1" table:formula="of:=[.B237]" office:value-type="float" office:value="-0.989774" calcext:value-type="float">
            <text:p>-0.989774</text:p>
          </table:table-cell>
          <table:table-cell table:number-columns-repeated="59"/>
        </table:table-row>
        <table:table-row table:style-name="ro1">
          <table:table-cell office:value-type="float" office:value="-0.0000000809375" calcext:value-type="float">
            <text:p>-8.09375E-08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238]" office:value-type="float" office:value="-80.9375" calcext:value-type="float">
            <text:p>-80.9375</text:p>
          </table:table-cell>
          <table:table-cell table:style-name="ce1" table:formula="of:=[.B238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0804375" calcext:value-type="float">
            <text:p>-8.04375E-08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239]" office:value-type="float" office:value="-80.4375" calcext:value-type="float">
            <text:p>-80.4375</text:p>
          </table:table-cell>
          <table:table-cell table:style-name="ce1" table:formula="of:=[.B239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-0.0000000799375" calcext:value-type="float">
            <text:p>-7.99375E-08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240]" office:value-type="float" office:value="-79.9375" calcext:value-type="float">
            <text:p>-79.9375</text:p>
          </table:table-cell>
          <table:table-cell table:style-name="ce1" table:formula="of:=[.B240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0794375" calcext:value-type="float">
            <text:p>-7.94375E-08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241]" office:value-type="float" office:value="-79.4375" calcext:value-type="float">
            <text:p>-79.4375</text:p>
          </table:table-cell>
          <table:table-cell table:style-name="ce1" table:formula="of:=[.B241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-0.0000000789375" calcext:value-type="float">
            <text:p>-7.89375E-08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242]" office:value-type="float" office:value="-78.9375" calcext:value-type="float">
            <text:p>-78.9375</text:p>
          </table:table-cell>
          <table:table-cell table:style-name="ce1" table:formula="of:=[.B242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-0.0000000784375" calcext:value-type="float">
            <text:p>-7.84375E-08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243]" office:value-type="float" office:value="-78.4375" calcext:value-type="float">
            <text:p>-78.4375</text:p>
          </table:table-cell>
          <table:table-cell table:style-name="ce1" table:formula="of:=[.B243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0779375" calcext:value-type="float">
            <text:p>-7.79375E-08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244]" office:value-type="float" office:value="-77.9375" calcext:value-type="float">
            <text:p>-77.9375</text:p>
          </table:table-cell>
          <table:table-cell table:style-name="ce1" table:formula="of:=[.B244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0774375" calcext:value-type="float">
            <text:p>-7.74375E-08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245]" office:value-type="float" office:value="-77.4375" calcext:value-type="float">
            <text:p>-77.4375</text:p>
          </table:table-cell>
          <table:table-cell table:style-name="ce1" table:formula="of:=[.B245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0769375" calcext:value-type="float">
            <text:p>-7.69375E-08</text:p>
          </table:table-cell>
          <table:table-cell office:value-type="float" office:value="-0.989774" calcext:value-type="float">
            <text:p>-0.989774</text:p>
          </table:table-cell>
          <table:table-cell/>
          <table:table-cell table:style-name="ce1" table:formula="of:=10^9*[.A246]" office:value-type="float" office:value="-76.9375" calcext:value-type="float">
            <text:p>-76.9375</text:p>
          </table:table-cell>
          <table:table-cell table:style-name="ce1" table:formula="of:=[.B246]" office:value-type="float" office:value="-0.989774" calcext:value-type="float">
            <text:p>-0.989774</text:p>
          </table:table-cell>
          <table:table-cell table:number-columns-repeated="59"/>
        </table:table-row>
        <table:table-row table:style-name="ro1">
          <table:table-cell office:value-type="float" office:value="-0.0000000764375" calcext:value-type="float">
            <text:p>-7.64375E-08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247]" office:value-type="float" office:value="-76.4375" calcext:value-type="float">
            <text:p>-76.4375</text:p>
          </table:table-cell>
          <table:table-cell table:style-name="ce1" table:formula="of:=[.B247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0759375" calcext:value-type="float">
            <text:p>-7.59375E-08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248]" office:value-type="float" office:value="-75.9375" calcext:value-type="float">
            <text:p>-75.9375</text:p>
          </table:table-cell>
          <table:table-cell table:style-name="ce1" table:formula="of:=[.B248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0754375" calcext:value-type="float">
            <text:p>-7.54375E-08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249]" office:value-type="float" office:value="-75.4375" calcext:value-type="float">
            <text:p>-75.4375</text:p>
          </table:table-cell>
          <table:table-cell table:style-name="ce1" table:formula="of:=[.B249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-0.0000000749375" calcext:value-type="float">
            <text:p>-7.49375E-08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250]" office:value-type="float" office:value="-74.9375" calcext:value-type="float">
            <text:p>-74.9375</text:p>
          </table:table-cell>
          <table:table-cell table:style-name="ce1" table:formula="of:=[.B250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0744375" calcext:value-type="float">
            <text:p>-7.44375E-08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251]" office:value-type="float" office:value="-74.4375" calcext:value-type="float">
            <text:p>-74.4375</text:p>
          </table:table-cell>
          <table:table-cell table:style-name="ce1" table:formula="of:=[.B251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0739375" calcext:value-type="float">
            <text:p>-7.39375E-08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style-name="ce1" table:formula="of:=10^9*[.A252]" office:value-type="float" office:value="-73.9375" calcext:value-type="float">
            <text:p>-73.9375</text:p>
          </table:table-cell>
          <table:table-cell table:style-name="ce1" table:formula="of:=[.B252]" office:value-type="float" office:value="-0.965653" calcext:value-type="float">
            <text:p>-0.965653</text:p>
          </table:table-cell>
          <table:table-cell table:number-columns-repeated="59"/>
        </table:table-row>
        <table:table-row table:style-name="ro1">
          <table:table-cell office:value-type="float" office:value="-0.0000000734375" calcext:value-type="float">
            <text:p>-7.34375E-08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253]" office:value-type="float" office:value="-73.4375" calcext:value-type="float">
            <text:p>-73.4375</text:p>
          </table:table-cell>
          <table:table-cell table:style-name="ce1" table:formula="of:=[.B253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0729375" calcext:value-type="float">
            <text:p>-7.29375E-08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254]" office:value-type="float" office:value="-72.9375" calcext:value-type="float">
            <text:p>-72.9375</text:p>
          </table:table-cell>
          <table:table-cell table:style-name="ce1" table:formula="of:=[.B254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0724375" calcext:value-type="float">
            <text:p>-7.24375E-08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255]" office:value-type="float" office:value="-72.4375" calcext:value-type="float">
            <text:p>-72.4375</text:p>
          </table:table-cell>
          <table:table-cell table:style-name="ce1" table:formula="of:=[.B255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-0.0000000719375" calcext:value-type="float">
            <text:p>-7.19375E-08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256]" office:value-type="float" office:value="-71.9375" calcext:value-type="float">
            <text:p>-71.9375</text:p>
          </table:table-cell>
          <table:table-cell table:style-name="ce1" table:formula="of:=[.B256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0714375" calcext:value-type="float">
            <text:p>-7.14375E-08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257]" office:value-type="float" office:value="-71.4375" calcext:value-type="float">
            <text:p>-71.4375</text:p>
          </table:table-cell>
          <table:table-cell table:style-name="ce1" table:formula="of:=[.B257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-0.0000000709375" calcext:value-type="float">
            <text:p>-7.09375E-08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258]" office:value-type="float" office:value="-70.9375" calcext:value-type="float">
            <text:p>-70.9375</text:p>
          </table:table-cell>
          <table:table-cell table:style-name="ce1" table:formula="of:=[.B258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-0.0000000704375" calcext:value-type="float">
            <text:p>-7.04375E-08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259]" office:value-type="float" office:value="-70.4375" calcext:value-type="float">
            <text:p>-70.4375</text:p>
          </table:table-cell>
          <table:table-cell table:style-name="ce1" table:formula="of:=[.B259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0699375" calcext:value-type="float">
            <text:p>-6.99375E-08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260]" office:value-type="float" office:value="-69.9375" calcext:value-type="float">
            <text:p>-69.9375</text:p>
          </table:table-cell>
          <table:table-cell table:style-name="ce1" table:formula="of:=[.B260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0694375" calcext:value-type="float">
            <text:p>-6.94375E-08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261]" office:value-type="float" office:value="-69.4375" calcext:value-type="float">
            <text:p>-69.4375</text:p>
          </table:table-cell>
          <table:table-cell table:style-name="ce1" table:formula="of:=[.B261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0689375" calcext:value-type="float">
            <text:p>-6.89375E-08</text:p>
          </table:table-cell>
          <table:table-cell office:value-type="float" office:value="-0.989774" calcext:value-type="float">
            <text:p>-0.989774</text:p>
          </table:table-cell>
          <table:table-cell/>
          <table:table-cell table:style-name="ce1" table:formula="of:=10^9*[.A262]" office:value-type="float" office:value="-68.9375" calcext:value-type="float">
            <text:p>-68.9375</text:p>
          </table:table-cell>
          <table:table-cell table:style-name="ce1" table:formula="of:=[.B262]" office:value-type="float" office:value="-0.989774" calcext:value-type="float">
            <text:p>-0.989774</text:p>
          </table:table-cell>
          <table:table-cell table:number-columns-repeated="59"/>
        </table:table-row>
        <table:table-row table:style-name="ro1">
          <table:table-cell office:value-type="float" office:value="-0.0000000684375" calcext:value-type="float">
            <text:p>-6.84375E-08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263]" office:value-type="float" office:value="-68.4375" calcext:value-type="float">
            <text:p>-68.4375</text:p>
          </table:table-cell>
          <table:table-cell table:style-name="ce1" table:formula="of:=[.B263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0679375" calcext:value-type="float">
            <text:p>-6.79375E-08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264]" office:value-type="float" office:value="-67.9375" calcext:value-type="float">
            <text:p>-67.9375</text:p>
          </table:table-cell>
          <table:table-cell table:style-name="ce1" table:formula="of:=[.B264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0674375" calcext:value-type="float">
            <text:p>-6.74375E-08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265]" office:value-type="float" office:value="-67.4375" calcext:value-type="float">
            <text:p>-67.4375</text:p>
          </table:table-cell>
          <table:table-cell table:style-name="ce1" table:formula="of:=[.B265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-0.0000000669375" calcext:value-type="float">
            <text:p>-6.69375E-08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266]" office:value-type="float" office:value="-66.9375" calcext:value-type="float">
            <text:p>-66.9375</text:p>
          </table:table-cell>
          <table:table-cell table:style-name="ce1" table:formula="of:=[.B266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0664375" calcext:value-type="float">
            <text:p>-6.64375E-08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267]" office:value-type="float" office:value="-66.4375" calcext:value-type="float">
            <text:p>-66.4375</text:p>
          </table:table-cell>
          <table:table-cell table:style-name="ce1" table:formula="of:=[.B267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0659375" calcext:value-type="float">
            <text:p>-6.59375E-08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268]" office:value-type="float" office:value="-65.9375" calcext:value-type="float">
            <text:p>-65.9375</text:p>
          </table:table-cell>
          <table:table-cell table:style-name="ce1" table:formula="of:=[.B268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-0.0000000654375" calcext:value-type="float">
            <text:p>-6.54375E-08</text:p>
          </table:table-cell>
          <table:table-cell office:value-type="float" office:value="-0.989774" calcext:value-type="float">
            <text:p>-0.989774</text:p>
          </table:table-cell>
          <table:table-cell/>
          <table:table-cell table:style-name="ce1" table:formula="of:=10^9*[.A269]" office:value-type="float" office:value="-65.4375" calcext:value-type="float">
            <text:p>-65.4375</text:p>
          </table:table-cell>
          <table:table-cell table:style-name="ce1" table:formula="of:=[.B269]" office:value-type="float" office:value="-0.989774" calcext:value-type="float">
            <text:p>-0.989774</text:p>
          </table:table-cell>
          <table:table-cell table:number-columns-repeated="59"/>
        </table:table-row>
        <table:table-row table:style-name="ro1">
          <table:table-cell office:value-type="float" office:value="-0.0000000649375" calcext:value-type="float">
            <text:p>-6.49375E-08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270]" office:value-type="float" office:value="-64.9375" calcext:value-type="float">
            <text:p>-64.9375</text:p>
          </table:table-cell>
          <table:table-cell table:style-name="ce1" table:formula="of:=[.B270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0644375" calcext:value-type="float">
            <text:p>-6.44375E-08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style-name="ce1" table:formula="of:=10^9*[.A271]" office:value-type="float" office:value="-64.4375" calcext:value-type="float">
            <text:p>-64.4375</text:p>
          </table:table-cell>
          <table:table-cell table:style-name="ce1" table:formula="of:=[.B271]" office:value-type="float" office:value="-0.965653" calcext:value-type="float">
            <text:p>-0.965653</text:p>
          </table:table-cell>
          <table:table-cell table:number-columns-repeated="59"/>
        </table:table-row>
        <table:table-row table:style-name="ro1">
          <table:table-cell office:value-type="float" office:value="-0.0000000639375" calcext:value-type="float">
            <text:p>-6.39375E-08</text:p>
          </table:table-cell>
          <table:table-cell office:value-type="float" office:value="-0.989774" calcext:value-type="float">
            <text:p>-0.989774</text:p>
          </table:table-cell>
          <table:table-cell/>
          <table:table-cell table:style-name="ce1" table:formula="of:=10^9*[.A272]" office:value-type="float" office:value="-63.9375" calcext:value-type="float">
            <text:p>-63.9375</text:p>
          </table:table-cell>
          <table:table-cell table:style-name="ce1" table:formula="of:=[.B272]" office:value-type="float" office:value="-0.989774" calcext:value-type="float">
            <text:p>-0.989774</text:p>
          </table:table-cell>
          <table:table-cell table:number-columns-repeated="59"/>
        </table:table-row>
        <table:table-row table:style-name="ro1">
          <table:table-cell office:value-type="float" office:value="-0.0000000634375" calcext:value-type="float">
            <text:p>-6.34375E-08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273]" office:value-type="float" office:value="-63.4375" calcext:value-type="float">
            <text:p>-63.4375</text:p>
          </table:table-cell>
          <table:table-cell table:style-name="ce1" table:formula="of:=[.B273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-0.0000000629375" calcext:value-type="float">
            <text:p>-6.29375E-08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274]" office:value-type="float" office:value="-62.9375" calcext:value-type="float">
            <text:p>-62.9375</text:p>
          </table:table-cell>
          <table:table-cell table:style-name="ce1" table:formula="of:=[.B274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0624375" calcext:value-type="float">
            <text:p>-6.24375E-08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275]" office:value-type="float" office:value="-62.4375" calcext:value-type="float">
            <text:p>-62.4375</text:p>
          </table:table-cell>
          <table:table-cell table:style-name="ce1" table:formula="of:=[.B275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0619375" calcext:value-type="float">
            <text:p>-6.19375E-08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276]" office:value-type="float" office:value="-61.9375" calcext:value-type="float">
            <text:p>-61.9375</text:p>
          </table:table-cell>
          <table:table-cell table:style-name="ce1" table:formula="of:=[.B276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0614375" calcext:value-type="float">
            <text:p>-6.14375E-08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277]" office:value-type="float" office:value="-61.4375" calcext:value-type="float">
            <text:p>-61.4375</text:p>
          </table:table-cell>
          <table:table-cell table:style-name="ce1" table:formula="of:=[.B277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0609375" calcext:value-type="float">
            <text:p>-6.09375E-08</text:p>
          </table:table-cell>
          <table:table-cell office:value-type="float" office:value="-0.989774" calcext:value-type="float">
            <text:p>-0.989774</text:p>
          </table:table-cell>
          <table:table-cell/>
          <table:table-cell table:style-name="ce1" table:formula="of:=10^9*[.A278]" office:value-type="float" office:value="-60.9375" calcext:value-type="float">
            <text:p>-60.9375</text:p>
          </table:table-cell>
          <table:table-cell table:style-name="ce1" table:formula="of:=[.B278]" office:value-type="float" office:value="-0.989774" calcext:value-type="float">
            <text:p>-0.989774</text:p>
          </table:table-cell>
          <table:table-cell table:number-columns-repeated="59"/>
        </table:table-row>
        <table:table-row table:style-name="ro1">
          <table:table-cell office:value-type="float" office:value="-0.0000000604375" calcext:value-type="float">
            <text:p>-6.04375E-08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279]" office:value-type="float" office:value="-60.4375" calcext:value-type="float">
            <text:p>-60.4375</text:p>
          </table:table-cell>
          <table:table-cell table:style-name="ce1" table:formula="of:=[.B279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0599375" calcext:value-type="float">
            <text:p>-5.99375E-08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280]" office:value-type="float" office:value="-59.9375" calcext:value-type="float">
            <text:p>-59.9375</text:p>
          </table:table-cell>
          <table:table-cell table:style-name="ce1" table:formula="of:=[.B280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0594375" calcext:value-type="float">
            <text:p>-5.94375E-08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281]" office:value-type="float" office:value="-59.4375" calcext:value-type="float">
            <text:p>-59.4375</text:p>
          </table:table-cell>
          <table:table-cell table:style-name="ce1" table:formula="of:=[.B281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-0.0000000589375" calcext:value-type="float">
            <text:p>-5.89375E-08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282]" office:value-type="float" office:value="-58.9375" calcext:value-type="float">
            <text:p>-58.9375</text:p>
          </table:table-cell>
          <table:table-cell table:style-name="ce1" table:formula="of:=[.B282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0584375" calcext:value-type="float">
            <text:p>-5.84375E-08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283]" office:value-type="float" office:value="-58.4375" calcext:value-type="float">
            <text:p>-58.4375</text:p>
          </table:table-cell>
          <table:table-cell table:style-name="ce1" table:formula="of:=[.B283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0579375" calcext:value-type="float">
            <text:p>-5.79375E-08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284]" office:value-type="float" office:value="-57.9375" calcext:value-type="float">
            <text:p>-57.9375</text:p>
          </table:table-cell>
          <table:table-cell table:style-name="ce1" table:formula="of:=[.B284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-0.0000000574375" calcext:value-type="float">
            <text:p>-5.74375E-08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285]" office:value-type="float" office:value="-57.4375" calcext:value-type="float">
            <text:p>-57.4375</text:p>
          </table:table-cell>
          <table:table-cell table:style-name="ce1" table:formula="of:=[.B285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0569375" calcext:value-type="float">
            <text:p>-5.69375E-08</text:p>
          </table:table-cell>
          <table:table-cell office:value-type="float" office:value="-0.989774" calcext:value-type="float">
            <text:p>-0.989774</text:p>
          </table:table-cell>
          <table:table-cell/>
          <table:table-cell table:style-name="ce1" table:formula="of:=10^9*[.A286]" office:value-type="float" office:value="-56.9375" calcext:value-type="float">
            <text:p>-56.9375</text:p>
          </table:table-cell>
          <table:table-cell table:style-name="ce1" table:formula="of:=[.B286]" office:value-type="float" office:value="-0.989774" calcext:value-type="float">
            <text:p>-0.989774</text:p>
          </table:table-cell>
          <table:table-cell table:number-columns-repeated="59"/>
        </table:table-row>
        <table:table-row table:style-name="ro1">
          <table:table-cell office:value-type="float" office:value="-0.0000000564375" calcext:value-type="float">
            <text:p>-5.64375E-08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287]" office:value-type="float" office:value="-56.4375" calcext:value-type="float">
            <text:p>-56.4375</text:p>
          </table:table-cell>
          <table:table-cell table:style-name="ce1" table:formula="of:=[.B287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-0.0000000559375" calcext:value-type="float">
            <text:p>-5.59375E-08</text:p>
          </table:table-cell>
          <table:table-cell office:value-type="float" office:value="-0.989774" calcext:value-type="float">
            <text:p>-0.989774</text:p>
          </table:table-cell>
          <table:table-cell/>
          <table:table-cell table:style-name="ce1" table:formula="of:=10^9*[.A288]" office:value-type="float" office:value="-55.9375" calcext:value-type="float">
            <text:p>-55.9375</text:p>
          </table:table-cell>
          <table:table-cell table:style-name="ce1" table:formula="of:=[.B288]" office:value-type="float" office:value="-0.989774" calcext:value-type="float">
            <text:p>-0.989774</text:p>
          </table:table-cell>
          <table:table-cell table:number-columns-repeated="59"/>
        </table:table-row>
        <table:table-row table:style-name="ro1">
          <table:table-cell office:value-type="float" office:value="-0.0000000554375" calcext:value-type="float">
            <text:p>-5.54375E-08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style-name="ce1" table:formula="of:=10^9*[.A289]" office:value-type="float" office:value="-55.4375" calcext:value-type="float">
            <text:p>-55.4375</text:p>
          </table:table-cell>
          <table:table-cell table:style-name="ce1" table:formula="of:=[.B289]" office:value-type="float" office:value="-0.965653" calcext:value-type="float">
            <text:p>-0.965653</text:p>
          </table:table-cell>
          <table:table-cell table:number-columns-repeated="59"/>
        </table:table-row>
        <table:table-row table:style-name="ro1">
          <table:table-cell office:value-type="float" office:value="-0.0000000549375" calcext:value-type="float">
            <text:p>-5.49375E-08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290]" office:value-type="float" office:value="-54.9375" calcext:value-type="float">
            <text:p>-54.9375</text:p>
          </table:table-cell>
          <table:table-cell table:style-name="ce1" table:formula="of:=[.B290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0544375" calcext:value-type="float">
            <text:p>-5.44375E-08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291]" office:value-type="float" office:value="-54.4375" calcext:value-type="float">
            <text:p>-54.4375</text:p>
          </table:table-cell>
          <table:table-cell table:style-name="ce1" table:formula="of:=[.B291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0539375" calcext:value-type="float">
            <text:p>-5.39375E-08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292]" office:value-type="float" office:value="-53.9375" calcext:value-type="float">
            <text:p>-53.9375</text:p>
          </table:table-cell>
          <table:table-cell table:style-name="ce1" table:formula="of:=[.B292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-0.0000000534375" calcext:value-type="float">
            <text:p>-5.34375E-08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293]" office:value-type="float" office:value="-53.4375" calcext:value-type="float">
            <text:p>-53.4375</text:p>
          </table:table-cell>
          <table:table-cell table:style-name="ce1" table:formula="of:=[.B293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0529375" calcext:value-type="float">
            <text:p>-5.29375E-08</text:p>
          </table:table-cell>
          <table:table-cell office:value-type="float" office:value="-0.989774" calcext:value-type="float">
            <text:p>-0.989774</text:p>
          </table:table-cell>
          <table:table-cell/>
          <table:table-cell table:style-name="ce1" table:formula="of:=10^9*[.A294]" office:value-type="float" office:value="-52.9375" calcext:value-type="float">
            <text:p>-52.9375</text:p>
          </table:table-cell>
          <table:table-cell table:style-name="ce1" table:formula="of:=[.B294]" office:value-type="float" office:value="-0.989774" calcext:value-type="float">
            <text:p>-0.989774</text:p>
          </table:table-cell>
          <table:table-cell table:number-columns-repeated="59"/>
        </table:table-row>
        <table:table-row table:style-name="ro1">
          <table:table-cell office:value-type="float" office:value="-0.0000000524375" calcext:value-type="float">
            <text:p>-5.24375E-08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295]" office:value-type="float" office:value="-52.4375" calcext:value-type="float">
            <text:p>-52.4375</text:p>
          </table:table-cell>
          <table:table-cell table:style-name="ce1" table:formula="of:=[.B295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0519375" calcext:value-type="float">
            <text:p>-5.19375E-08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296]" office:value-type="float" office:value="-51.9375" calcext:value-type="float">
            <text:p>-51.9375</text:p>
          </table:table-cell>
          <table:table-cell table:style-name="ce1" table:formula="of:=[.B296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0514375" calcext:value-type="float">
            <text:p>-5.14375E-08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297]" office:value-type="float" office:value="-51.4375" calcext:value-type="float">
            <text:p>-51.4375</text:p>
          </table:table-cell>
          <table:table-cell table:style-name="ce1" table:formula="of:=[.B297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-0.0000000509375" calcext:value-type="float">
            <text:p>-5.09375E-08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298]" office:value-type="float" office:value="-50.9375" calcext:value-type="float">
            <text:p>-50.9375</text:p>
          </table:table-cell>
          <table:table-cell table:style-name="ce1" table:formula="of:=[.B298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0504375" calcext:value-type="float">
            <text:p>-5.04375E-08</text:p>
          </table:table-cell>
          <table:table-cell office:value-type="float" office:value="-0.989774" calcext:value-type="float">
            <text:p>-0.989774</text:p>
          </table:table-cell>
          <table:table-cell/>
          <table:table-cell table:style-name="ce1" table:formula="of:=10^9*[.A299]" office:value-type="float" office:value="-50.4375" calcext:value-type="float">
            <text:p>-50.4375</text:p>
          </table:table-cell>
          <table:table-cell table:style-name="ce1" table:formula="of:=[.B299]" office:value-type="float" office:value="-0.989774" calcext:value-type="float">
            <text:p>-0.989774</text:p>
          </table:table-cell>
          <table:table-cell table:number-columns-repeated="59"/>
        </table:table-row>
        <table:table-row table:style-name="ro1">
          <table:table-cell office:value-type="float" office:value="-0.0000000499375" calcext:value-type="float">
            <text:p>-4.99375E-08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300]" office:value-type="float" office:value="-49.9375" calcext:value-type="float">
            <text:p>-49.9375</text:p>
          </table:table-cell>
          <table:table-cell table:style-name="ce1" table:formula="of:=[.B300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-0.0000000494375" calcext:value-type="float">
            <text:p>-4.94375E-08</text:p>
          </table:table-cell>
          <table:table-cell office:value-type="float" office:value="-0.989774" calcext:value-type="float">
            <text:p>-0.989774</text:p>
          </table:table-cell>
          <table:table-cell/>
          <table:table-cell table:style-name="ce1" table:formula="of:=10^9*[.A301]" office:value-type="float" office:value="-49.4375" calcext:value-type="float">
            <text:p>-49.4375</text:p>
          </table:table-cell>
          <table:table-cell table:style-name="ce1" table:formula="of:=[.B301]" office:value-type="float" office:value="-0.989774" calcext:value-type="float">
            <text:p>-0.989774</text:p>
          </table:table-cell>
          <table:table-cell table:number-columns-repeated="59"/>
        </table:table-row>
        <table:table-row table:style-name="ro1">
          <table:table-cell office:value-type="float" office:value="-0.0000000489375" calcext:value-type="float">
            <text:p>-4.89375E-08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302]" office:value-type="float" office:value="-48.9375" calcext:value-type="float">
            <text:p>-48.9375</text:p>
          </table:table-cell>
          <table:table-cell table:style-name="ce1" table:formula="of:=[.B302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0484375" calcext:value-type="float">
            <text:p>-4.84375E-08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style-name="ce1" table:formula="of:=10^9*[.A303]" office:value-type="float" office:value="-48.4375" calcext:value-type="float">
            <text:p>-48.4375</text:p>
          </table:table-cell>
          <table:table-cell table:style-name="ce1" table:formula="of:=[.B303]" office:value-type="float" office:value="-0.965653" calcext:value-type="float">
            <text:p>-0.965653</text:p>
          </table:table-cell>
          <table:table-cell table:number-columns-repeated="59"/>
        </table:table-row>
        <table:table-row table:style-name="ro1">
          <table:table-cell office:value-type="float" office:value="-0.0000000479375" calcext:value-type="float">
            <text:p>-4.79375E-08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304]" office:value-type="float" office:value="-47.9375" calcext:value-type="float">
            <text:p>-47.9375</text:p>
          </table:table-cell>
          <table:table-cell table:style-name="ce1" table:formula="of:=[.B304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0474375" calcext:value-type="float">
            <text:p>-4.74375E-08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305]" office:value-type="float" office:value="-47.4375" calcext:value-type="float">
            <text:p>-47.4375</text:p>
          </table:table-cell>
          <table:table-cell table:style-name="ce1" table:formula="of:=[.B305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0469375" calcext:value-type="float">
            <text:p>-4.69375E-08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306]" office:value-type="float" office:value="-46.9375" calcext:value-type="float">
            <text:p>-46.9375</text:p>
          </table:table-cell>
          <table:table-cell table:style-name="ce1" table:formula="of:=[.B306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0464375" calcext:value-type="float">
            <text:p>-4.64375E-08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307]" office:value-type="float" office:value="-46.4375" calcext:value-type="float">
            <text:p>-46.4375</text:p>
          </table:table-cell>
          <table:table-cell table:style-name="ce1" table:formula="of:=[.B307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0459375" calcext:value-type="float">
            <text:p>-4.59375E-08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308]" office:value-type="float" office:value="-45.9375" calcext:value-type="float">
            <text:p>-45.9375</text:p>
          </table:table-cell>
          <table:table-cell table:style-name="ce1" table:formula="of:=[.B308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0454375" calcext:value-type="float">
            <text:p>-4.54375E-08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309]" office:value-type="float" office:value="-45.4375" calcext:value-type="float">
            <text:p>-45.4375</text:p>
          </table:table-cell>
          <table:table-cell table:style-name="ce1" table:formula="of:=[.B309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-0.0000000449375" calcext:value-type="float">
            <text:p>-4.49375E-08</text:p>
          </table:table-cell>
          <table:table-cell office:value-type="float" office:value="-0.989774" calcext:value-type="float">
            <text:p>-0.989774</text:p>
          </table:table-cell>
          <table:table-cell/>
          <table:table-cell table:style-name="ce1" table:formula="of:=10^9*[.A310]" office:value-type="float" office:value="-44.9375" calcext:value-type="float">
            <text:p>-44.9375</text:p>
          </table:table-cell>
          <table:table-cell table:style-name="ce1" table:formula="of:=[.B310]" office:value-type="float" office:value="-0.989774" calcext:value-type="float">
            <text:p>-0.989774</text:p>
          </table:table-cell>
          <table:table-cell table:number-columns-repeated="59"/>
        </table:table-row>
        <table:table-row table:style-name="ro1">
          <table:table-cell office:value-type="float" office:value="-0.0000000444375" calcext:value-type="float">
            <text:p>-4.44375E-08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311]" office:value-type="float" office:value="-44.4375" calcext:value-type="float">
            <text:p>-44.4375</text:p>
          </table:table-cell>
          <table:table-cell table:style-name="ce1" table:formula="of:=[.B311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0439375" calcext:value-type="float">
            <text:p>-4.39375E-08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312]" office:value-type="float" office:value="-43.9375" calcext:value-type="float">
            <text:p>-43.9375</text:p>
          </table:table-cell>
          <table:table-cell table:style-name="ce1" table:formula="of:=[.B312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0434375" calcext:value-type="float">
            <text:p>-4.34375E-08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313]" office:value-type="float" office:value="-43.4375" calcext:value-type="float">
            <text:p>-43.4375</text:p>
          </table:table-cell>
          <table:table-cell table:style-name="ce1" table:formula="of:=[.B313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-0.0000000429375" calcext:value-type="float">
            <text:p>-4.29375E-08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314]" office:value-type="float" office:value="-42.9375" calcext:value-type="float">
            <text:p>-42.9375</text:p>
          </table:table-cell>
          <table:table-cell table:style-name="ce1" table:formula="of:=[.B314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0424375" calcext:value-type="float">
            <text:p>-4.24375E-08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315]" office:value-type="float" office:value="-42.4375" calcext:value-type="float">
            <text:p>-42.4375</text:p>
          </table:table-cell>
          <table:table-cell table:style-name="ce1" table:formula="of:=[.B315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0419375" calcext:value-type="float">
            <text:p>-4.19375E-08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316]" office:value-type="float" office:value="-41.9375" calcext:value-type="float">
            <text:p>-41.9375</text:p>
          </table:table-cell>
          <table:table-cell table:style-name="ce1" table:formula="of:=[.B316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-0.0000000414375" calcext:value-type="float">
            <text:p>-4.14375E-08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317]" office:value-type="float" office:value="-41.4375" calcext:value-type="float">
            <text:p>-41.4375</text:p>
          </table:table-cell>
          <table:table-cell table:style-name="ce1" table:formula="of:=[.B317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0409375" calcext:value-type="float">
            <text:p>-4.09375E-08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318]" office:value-type="float" office:value="-40.9375" calcext:value-type="float">
            <text:p>-40.9375</text:p>
          </table:table-cell>
          <table:table-cell table:style-name="ce1" table:formula="of:=[.B318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0404375" calcext:value-type="float">
            <text:p>-4.04375E-08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319]" office:value-type="float" office:value="-40.4375" calcext:value-type="float">
            <text:p>-40.4375</text:p>
          </table:table-cell>
          <table:table-cell table:style-name="ce1" table:formula="of:=[.B319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-0.0000000399375" calcext:value-type="float">
            <text:p>-3.99375E-08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320]" office:value-type="float" office:value="-39.9375" calcext:value-type="float">
            <text:p>-39.9375</text:p>
          </table:table-cell>
          <table:table-cell table:style-name="ce1" table:formula="of:=[.B320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0394375" calcext:value-type="float">
            <text:p>-3.94375E-08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321]" office:value-type="float" office:value="-39.4375" calcext:value-type="float">
            <text:p>-39.4375</text:p>
          </table:table-cell>
          <table:table-cell table:style-name="ce1" table:formula="of:=[.B321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-0.0000000389375" calcext:value-type="float">
            <text:p>-3.89375E-08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322]" office:value-type="float" office:value="-38.9375" calcext:value-type="float">
            <text:p>-38.9375</text:p>
          </table:table-cell>
          <table:table-cell table:style-name="ce1" table:formula="of:=[.B322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0384375" calcext:value-type="float">
            <text:p>-3.84375E-08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323]" office:value-type="float" office:value="-38.4375" calcext:value-type="float">
            <text:p>-38.4375</text:p>
          </table:table-cell>
          <table:table-cell table:style-name="ce1" table:formula="of:=[.B323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0379375" calcext:value-type="float">
            <text:p>-3.79375E-08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324]" office:value-type="float" office:value="-37.9375" calcext:value-type="float">
            <text:p>-37.9375</text:p>
          </table:table-cell>
          <table:table-cell table:style-name="ce1" table:formula="of:=[.B324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0374375" calcext:value-type="float">
            <text:p>-3.74375E-08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325]" office:value-type="float" office:value="-37.4375" calcext:value-type="float">
            <text:p>-37.4375</text:p>
          </table:table-cell>
          <table:table-cell table:style-name="ce1" table:formula="of:=[.B325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0369375" calcext:value-type="float">
            <text:p>-3.69375E-08</text:p>
          </table:table-cell>
          <table:table-cell office:value-type="float" office:value="-0.989774" calcext:value-type="float">
            <text:p>-0.989774</text:p>
          </table:table-cell>
          <table:table-cell/>
          <table:table-cell table:style-name="ce1" table:formula="of:=10^9*[.A326]" office:value-type="float" office:value="-36.9375" calcext:value-type="float">
            <text:p>-36.9375</text:p>
          </table:table-cell>
          <table:table-cell table:style-name="ce1" table:formula="of:=[.B326]" office:value-type="float" office:value="-0.989774" calcext:value-type="float">
            <text:p>-0.989774</text:p>
          </table:table-cell>
          <table:table-cell table:number-columns-repeated="59"/>
        </table:table-row>
        <table:table-row table:style-name="ro1">
          <table:table-cell office:value-type="float" office:value="-0.0000000364375" calcext:value-type="float">
            <text:p>-3.64375E-08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327]" office:value-type="float" office:value="-36.4375" calcext:value-type="float">
            <text:p>-36.4375</text:p>
          </table:table-cell>
          <table:table-cell table:style-name="ce1" table:formula="of:=[.B327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0359375" calcext:value-type="float">
            <text:p>-3.59375E-08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328]" office:value-type="float" office:value="-35.9375" calcext:value-type="float">
            <text:p>-35.9375</text:p>
          </table:table-cell>
          <table:table-cell table:style-name="ce1" table:formula="of:=[.B328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0354375" calcext:value-type="float">
            <text:p>-3.54375E-08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329]" office:value-type="float" office:value="-35.4375" calcext:value-type="float">
            <text:p>-35.4375</text:p>
          </table:table-cell>
          <table:table-cell table:style-name="ce1" table:formula="of:=[.B329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-0.0000000349375" calcext:value-type="float">
            <text:p>-3.49375E-08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330]" office:value-type="float" office:value="-34.9375" calcext:value-type="float">
            <text:p>-34.9375</text:p>
          </table:table-cell>
          <table:table-cell table:style-name="ce1" table:formula="of:=[.B330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0344375" calcext:value-type="float">
            <text:p>-3.44375E-08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331]" office:value-type="float" office:value="-34.4375" calcext:value-type="float">
            <text:p>-34.4375</text:p>
          </table:table-cell>
          <table:table-cell table:style-name="ce1" table:formula="of:=[.B331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-0.0000000339375" calcext:value-type="float">
            <text:p>-3.39375E-08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332]" office:value-type="float" office:value="-33.9375" calcext:value-type="float">
            <text:p>-33.9375</text:p>
          </table:table-cell>
          <table:table-cell table:style-name="ce1" table:formula="of:=[.B332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-0.0000000334375" calcext:value-type="float">
            <text:p>-3.34375E-08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333]" office:value-type="float" office:value="-33.4375" calcext:value-type="float">
            <text:p>-33.4375</text:p>
          </table:table-cell>
          <table:table-cell table:style-name="ce1" table:formula="of:=[.B333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0329375" calcext:value-type="float">
            <text:p>-3.29375E-08</text:p>
          </table:table-cell>
          <table:table-cell office:value-type="float" office:value="-0.989774" calcext:value-type="float">
            <text:p>-0.989774</text:p>
          </table:table-cell>
          <table:table-cell/>
          <table:table-cell table:style-name="ce1" table:formula="of:=10^9*[.A334]" office:value-type="float" office:value="-32.9375" calcext:value-type="float">
            <text:p>-32.9375</text:p>
          </table:table-cell>
          <table:table-cell table:style-name="ce1" table:formula="of:=[.B334]" office:value-type="float" office:value="-0.989774" calcext:value-type="float">
            <text:p>-0.989774</text:p>
          </table:table-cell>
          <table:table-cell table:number-columns-repeated="59"/>
        </table:table-row>
        <table:table-row table:style-name="ro1">
          <table:table-cell office:value-type="float" office:value="-0.0000000324375" calcext:value-type="float">
            <text:p>-3.24375E-08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335]" office:value-type="float" office:value="-32.4375" calcext:value-type="float">
            <text:p>-32.4375</text:p>
          </table:table-cell>
          <table:table-cell table:style-name="ce1" table:formula="of:=[.B335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-0.0000000319375" calcext:value-type="float">
            <text:p>-3.19375E-08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336]" office:value-type="float" office:value="-31.9375" calcext:value-type="float">
            <text:p>-31.9375</text:p>
          </table:table-cell>
          <table:table-cell table:style-name="ce1" table:formula="of:=[.B336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0314375" calcext:value-type="float">
            <text:p>-3.14375E-08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337]" office:value-type="float" office:value="-31.4375" calcext:value-type="float">
            <text:p>-31.4375</text:p>
          </table:table-cell>
          <table:table-cell table:style-name="ce1" table:formula="of:=[.B337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-0.0000000309375" calcext:value-type="float">
            <text:p>-3.09375E-08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338]" office:value-type="float" office:value="-30.9375" calcext:value-type="float">
            <text:p>-30.9375</text:p>
          </table:table-cell>
          <table:table-cell table:style-name="ce1" table:formula="of:=[.B338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0304375" calcext:value-type="float">
            <text:p>-3.04375E-08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339]" office:value-type="float" office:value="-30.4375" calcext:value-type="float">
            <text:p>-30.4375</text:p>
          </table:table-cell>
          <table:table-cell table:style-name="ce1" table:formula="of:=[.B339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0299375" calcext:value-type="float">
            <text:p>-2.99375E-08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340]" office:value-type="float" office:value="-29.9375" calcext:value-type="float">
            <text:p>-29.9375</text:p>
          </table:table-cell>
          <table:table-cell table:style-name="ce1" table:formula="of:=[.B340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0294375" calcext:value-type="float">
            <text:p>-2.94375E-08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341]" office:value-type="float" office:value="-29.4375" calcext:value-type="float">
            <text:p>-29.4375</text:p>
          </table:table-cell>
          <table:table-cell table:style-name="ce1" table:formula="of:=[.B341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0289375" calcext:value-type="float">
            <text:p>-2.89375E-08</text:p>
          </table:table-cell>
          <table:table-cell office:value-type="float" office:value="-0.989774" calcext:value-type="float">
            <text:p>-0.989774</text:p>
          </table:table-cell>
          <table:table-cell/>
          <table:table-cell table:style-name="ce1" table:formula="of:=10^9*[.A342]" office:value-type="float" office:value="-28.9375" calcext:value-type="float">
            <text:p>-28.9375</text:p>
          </table:table-cell>
          <table:table-cell table:style-name="ce1" table:formula="of:=[.B342]" office:value-type="float" office:value="-0.989774" calcext:value-type="float">
            <text:p>-0.989774</text:p>
          </table:table-cell>
          <table:table-cell table:number-columns-repeated="59"/>
        </table:table-row>
        <table:table-row table:style-name="ro1">
          <table:table-cell office:value-type="float" office:value="-0.0000000284375" calcext:value-type="float">
            <text:p>-2.84375E-08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343]" office:value-type="float" office:value="-28.4375" calcext:value-type="float">
            <text:p>-28.4375</text:p>
          </table:table-cell>
          <table:table-cell table:style-name="ce1" table:formula="of:=[.B343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-0.0000000279375" calcext:value-type="float">
            <text:p>-2.79375E-08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344]" office:value-type="float" office:value="-27.9375" calcext:value-type="float">
            <text:p>-27.9375</text:p>
          </table:table-cell>
          <table:table-cell table:style-name="ce1" table:formula="of:=[.B344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0274375" calcext:value-type="float">
            <text:p>-2.74375E-08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345]" office:value-type="float" office:value="-27.4375" calcext:value-type="float">
            <text:p>-27.4375</text:p>
          </table:table-cell>
          <table:table-cell table:style-name="ce1" table:formula="of:=[.B345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-0.0000000269375" calcext:value-type="float">
            <text:p>-2.69375E-08</text:p>
          </table:table-cell>
          <table:table-cell office:value-type="float" office:value="-0.989774" calcext:value-type="float">
            <text:p>-0.989774</text:p>
          </table:table-cell>
          <table:table-cell/>
          <table:table-cell table:style-name="ce1" table:formula="of:=10^9*[.A346]" office:value-type="float" office:value="-26.9375" calcext:value-type="float">
            <text:p>-26.9375</text:p>
          </table:table-cell>
          <table:table-cell table:style-name="ce1" table:formula="of:=[.B346]" office:value-type="float" office:value="-0.989774" calcext:value-type="float">
            <text:p>-0.989774</text:p>
          </table:table-cell>
          <table:table-cell table:number-columns-repeated="59"/>
        </table:table-row>
        <table:table-row table:style-name="ro1">
          <table:table-cell office:value-type="float" office:value="-0.0000000264375" calcext:value-type="float">
            <text:p>-2.64375E-08</text:p>
          </table:table-cell>
          <table:table-cell office:value-type="float" office:value="-0.989774" calcext:value-type="float">
            <text:p>-0.989774</text:p>
          </table:table-cell>
          <table:table-cell/>
          <table:table-cell table:style-name="ce1" table:formula="of:=10^9*[.A347]" office:value-type="float" office:value="-26.4375" calcext:value-type="float">
            <text:p>-26.4375</text:p>
          </table:table-cell>
          <table:table-cell table:style-name="ce1" table:formula="of:=[.B347]" office:value-type="float" office:value="-0.989774" calcext:value-type="float">
            <text:p>-0.989774</text:p>
          </table:table-cell>
          <table:table-cell table:number-columns-repeated="59"/>
        </table:table-row>
        <table:table-row table:style-name="ro1">
          <table:table-cell office:value-type="float" office:value="-0.0000000259375" calcext:value-type="float">
            <text:p>-2.59375E-08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348]" office:value-type="float" office:value="-25.9375" calcext:value-type="float">
            <text:p>-25.9375</text:p>
          </table:table-cell>
          <table:table-cell table:style-name="ce1" table:formula="of:=[.B348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-0.0000000254375" calcext:value-type="float">
            <text:p>-2.54375E-08</text:p>
          </table:table-cell>
          <table:table-cell office:value-type="float" office:value="-0.989774" calcext:value-type="float">
            <text:p>-0.989774</text:p>
          </table:table-cell>
          <table:table-cell/>
          <table:table-cell table:style-name="ce1" table:formula="of:=10^9*[.A349]" office:value-type="float" office:value="-25.4375" calcext:value-type="float">
            <text:p>-25.4375</text:p>
          </table:table-cell>
          <table:table-cell table:style-name="ce1" table:formula="of:=[.B349]" office:value-type="float" office:value="-0.989774" calcext:value-type="float">
            <text:p>-0.989774</text:p>
          </table:table-cell>
          <table:table-cell table:number-columns-repeated="59"/>
        </table:table-row>
        <table:table-row table:style-name="ro1">
          <table:table-cell office:value-type="float" office:value="-0.0000000249375" calcext:value-type="float">
            <text:p>-2.49375E-08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350]" office:value-type="float" office:value="-24.9375" calcext:value-type="float">
            <text:p>-24.9375</text:p>
          </table:table-cell>
          <table:table-cell table:style-name="ce1" table:formula="of:=[.B350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0244375" calcext:value-type="float">
            <text:p>-2.44375E-08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351]" office:value-type="float" office:value="-24.4375" calcext:value-type="float">
            <text:p>-24.4375</text:p>
          </table:table-cell>
          <table:table-cell table:style-name="ce1" table:formula="of:=[.B351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-0.0000000239375" calcext:value-type="float">
            <text:p>-2.39375E-08</text:p>
          </table:table-cell>
          <table:table-cell office:value-type="float" office:value="-0.989774" calcext:value-type="float">
            <text:p>-0.989774</text:p>
          </table:table-cell>
          <table:table-cell/>
          <table:table-cell table:style-name="ce1" table:formula="of:=10^9*[.A352]" office:value-type="float" office:value="-23.9375" calcext:value-type="float">
            <text:p>-23.9375</text:p>
          </table:table-cell>
          <table:table-cell table:style-name="ce1" table:formula="of:=[.B352]" office:value-type="float" office:value="-0.989774" calcext:value-type="float">
            <text:p>-0.989774</text:p>
          </table:table-cell>
          <table:table-cell table:number-columns-repeated="59"/>
        </table:table-row>
        <table:table-row table:style-name="ro1">
          <table:table-cell office:value-type="float" office:value="-0.0000000234375" calcext:value-type="float">
            <text:p>-2.34375E-08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353]" office:value-type="float" office:value="-23.4375" calcext:value-type="float">
            <text:p>-23.4375</text:p>
          </table:table-cell>
          <table:table-cell table:style-name="ce1" table:formula="of:=[.B353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-0.0000000229375" calcext:value-type="float">
            <text:p>-2.29375E-08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354]" office:value-type="float" office:value="-22.9375" calcext:value-type="float">
            <text:p>-22.9375</text:p>
          </table:table-cell>
          <table:table-cell table:style-name="ce1" table:formula="of:=[.B354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0224375" calcext:value-type="float">
            <text:p>-2.24375E-08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355]" office:value-type="float" office:value="-22.4375" calcext:value-type="float">
            <text:p>-22.4375</text:p>
          </table:table-cell>
          <table:table-cell table:style-name="ce1" table:formula="of:=[.B355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0219375" calcext:value-type="float">
            <text:p>-2.19375E-08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356]" office:value-type="float" office:value="-21.9375" calcext:value-type="float">
            <text:p>-21.9375</text:p>
          </table:table-cell>
          <table:table-cell table:style-name="ce1" table:formula="of:=[.B356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0214375" calcext:value-type="float">
            <text:p>-2.14375E-08</text:p>
          </table:table-cell>
          <table:table-cell office:value-type="float" office:value="-0.989774" calcext:value-type="float">
            <text:p>-0.989774</text:p>
          </table:table-cell>
          <table:table-cell/>
          <table:table-cell table:style-name="ce1" table:formula="of:=10^9*[.A357]" office:value-type="float" office:value="-21.4375" calcext:value-type="float">
            <text:p>-21.4375</text:p>
          </table:table-cell>
          <table:table-cell table:style-name="ce1" table:formula="of:=[.B357]" office:value-type="float" office:value="-0.989774" calcext:value-type="float">
            <text:p>-0.989774</text:p>
          </table:table-cell>
          <table:table-cell table:number-columns-repeated="59"/>
        </table:table-row>
        <table:table-row table:style-name="ro1">
          <table:table-cell office:value-type="float" office:value="-0.0000000209375" calcext:value-type="float">
            <text:p>-2.09375E-08</text:p>
          </table:table-cell>
          <table:table-cell office:value-type="float" office:value="-0.989774" calcext:value-type="float">
            <text:p>-0.989774</text:p>
          </table:table-cell>
          <table:table-cell/>
          <table:table-cell table:style-name="ce1" table:formula="of:=10^9*[.A358]" office:value-type="float" office:value="-20.9375" calcext:value-type="float">
            <text:p>-20.9375</text:p>
          </table:table-cell>
          <table:table-cell table:style-name="ce1" table:formula="of:=[.B358]" office:value-type="float" office:value="-0.989774" calcext:value-type="float">
            <text:p>-0.989774</text:p>
          </table:table-cell>
          <table:table-cell table:number-columns-repeated="59"/>
        </table:table-row>
        <table:table-row table:style-name="ro1">
          <table:table-cell office:value-type="float" office:value="-0.0000000204375" calcext:value-type="float">
            <text:p>-2.04375E-08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359]" office:value-type="float" office:value="-20.4375" calcext:value-type="float">
            <text:p>-20.4375</text:p>
          </table:table-cell>
          <table:table-cell table:style-name="ce1" table:formula="of:=[.B359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0199375" calcext:value-type="float">
            <text:p>-1.99375E-08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360]" office:value-type="float" office:value="-19.9375" calcext:value-type="float">
            <text:p>-19.9375</text:p>
          </table:table-cell>
          <table:table-cell table:style-name="ce1" table:formula="of:=[.B360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0194375" calcext:value-type="float">
            <text:p>-1.94375E-08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361]" office:value-type="float" office:value="-19.4375" calcext:value-type="float">
            <text:p>-19.4375</text:p>
          </table:table-cell>
          <table:table-cell table:style-name="ce1" table:formula="of:=[.B361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-0.0000000189375" calcext:value-type="float">
            <text:p>-1.89375E-08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362]" office:value-type="float" office:value="-18.9375" calcext:value-type="float">
            <text:p>-18.9375</text:p>
          </table:table-cell>
          <table:table-cell table:style-name="ce1" table:formula="of:=[.B362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0184375" calcext:value-type="float">
            <text:p>-1.84375E-08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363]" office:value-type="float" office:value="-18.4375" calcext:value-type="float">
            <text:p>-18.4375</text:p>
          </table:table-cell>
          <table:table-cell table:style-name="ce1" table:formula="of:=[.B363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0179375" calcext:value-type="float">
            <text:p>-1.79375E-08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364]" office:value-type="float" office:value="-17.9375" calcext:value-type="float">
            <text:p>-17.9375</text:p>
          </table:table-cell>
          <table:table-cell table:style-name="ce1" table:formula="of:=[.B364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-0.0000000174375" calcext:value-type="float">
            <text:p>-1.74375E-08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365]" office:value-type="float" office:value="-17.4375" calcext:value-type="float">
            <text:p>-17.4375</text:p>
          </table:table-cell>
          <table:table-cell table:style-name="ce1" table:formula="of:=[.B365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0169375" calcext:value-type="float">
            <text:p>-1.69375E-08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366]" office:value-type="float" office:value="-16.9375" calcext:value-type="float">
            <text:p>-16.9375</text:p>
          </table:table-cell>
          <table:table-cell table:style-name="ce1" table:formula="of:=[.B366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0164375" calcext:value-type="float">
            <text:p>-1.64375E-08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367]" office:value-type="float" office:value="-16.4375" calcext:value-type="float">
            <text:p>-16.4375</text:p>
          </table:table-cell>
          <table:table-cell table:style-name="ce1" table:formula="of:=[.B367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-0.0000000159375" calcext:value-type="float">
            <text:p>-1.59375E-08</text:p>
          </table:table-cell>
          <table:table-cell office:value-type="float" office:value="-0.989774" calcext:value-type="float">
            <text:p>-0.989774</text:p>
          </table:table-cell>
          <table:table-cell/>
          <table:table-cell table:style-name="ce1" table:formula="of:=10^9*[.A368]" office:value-type="float" office:value="-15.9375" calcext:value-type="float">
            <text:p>-15.9375</text:p>
          </table:table-cell>
          <table:table-cell table:style-name="ce1" table:formula="of:=[.B368]" office:value-type="float" office:value="-0.989774" calcext:value-type="float">
            <text:p>-0.989774</text:p>
          </table:table-cell>
          <table:table-cell table:number-columns-repeated="59"/>
        </table:table-row>
        <table:table-row table:style-name="ro1">
          <table:table-cell office:value-type="float" office:value="-0.0000000154375" calcext:value-type="float">
            <text:p>-1.54375E-08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369]" office:value-type="float" office:value="-15.4375" calcext:value-type="float">
            <text:p>-15.4375</text:p>
          </table:table-cell>
          <table:table-cell table:style-name="ce1" table:formula="of:=[.B369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-0.0000000149375" calcext:value-type="float">
            <text:p>-1.49375E-08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370]" office:value-type="float" office:value="-14.9375" calcext:value-type="float">
            <text:p>-14.9375</text:p>
          </table:table-cell>
          <table:table-cell table:style-name="ce1" table:formula="of:=[.B370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0144375" calcext:value-type="float">
            <text:p>-1.44375E-08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371]" office:value-type="float" office:value="-14.4375" calcext:value-type="float">
            <text:p>-14.4375</text:p>
          </table:table-cell>
          <table:table-cell table:style-name="ce1" table:formula="of:=[.B371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0139375" calcext:value-type="float">
            <text:p>-1.39375E-08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372]" office:value-type="float" office:value="-13.9375" calcext:value-type="float">
            <text:p>-13.9375</text:p>
          </table:table-cell>
          <table:table-cell table:style-name="ce1" table:formula="of:=[.B372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0134375" calcext:value-type="float">
            <text:p>-1.34375E-08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373]" office:value-type="float" office:value="-13.4375" calcext:value-type="float">
            <text:p>-13.4375</text:p>
          </table:table-cell>
          <table:table-cell table:style-name="ce1" table:formula="of:=[.B373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0129375" calcext:value-type="float">
            <text:p>-1.29375E-08</text:p>
          </table:table-cell>
          <table:table-cell office:value-type="float" office:value="-0.989774" calcext:value-type="float">
            <text:p>-0.989774</text:p>
          </table:table-cell>
          <table:table-cell/>
          <table:table-cell table:style-name="ce1" table:formula="of:=10^9*[.A374]" office:value-type="float" office:value="-12.9375" calcext:value-type="float">
            <text:p>-12.9375</text:p>
          </table:table-cell>
          <table:table-cell table:style-name="ce1" table:formula="of:=[.B374]" office:value-type="float" office:value="-0.989774" calcext:value-type="float">
            <text:p>-0.989774</text:p>
          </table:table-cell>
          <table:table-cell table:number-columns-repeated="59"/>
        </table:table-row>
        <table:table-row table:style-name="ro1">
          <table:table-cell office:value-type="float" office:value="-0.0000000124375" calcext:value-type="float">
            <text:p>-1.24375E-08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375]" office:value-type="float" office:value="-12.4375" calcext:value-type="float">
            <text:p>-12.4375</text:p>
          </table:table-cell>
          <table:table-cell table:style-name="ce1" table:formula="of:=[.B375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0119375" calcext:value-type="float">
            <text:p>-1.19375E-08</text:p>
          </table:table-cell>
          <table:table-cell office:value-type="float" office:value="-0.989774" calcext:value-type="float">
            <text:p>-0.989774</text:p>
          </table:table-cell>
          <table:table-cell/>
          <table:table-cell table:style-name="ce1" table:formula="of:=10^9*[.A376]" office:value-type="float" office:value="-11.9375" calcext:value-type="float">
            <text:p>-11.9375</text:p>
          </table:table-cell>
          <table:table-cell table:style-name="ce1" table:formula="of:=[.B376]" office:value-type="float" office:value="-0.989774" calcext:value-type="float">
            <text:p>-0.989774</text:p>
          </table:table-cell>
          <table:table-cell table:number-columns-repeated="59"/>
        </table:table-row>
        <table:table-row table:style-name="ro1">
          <table:table-cell office:value-type="float" office:value="-0.0000000114375" calcext:value-type="float">
            <text:p>-1.14375E-08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377]" office:value-type="float" office:value="-11.4375" calcext:value-type="float">
            <text:p>-11.4375</text:p>
          </table:table-cell>
          <table:table-cell table:style-name="ce1" table:formula="of:=[.B377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0109375" calcext:value-type="float">
            <text:p>-1.09375E-08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378]" office:value-type="float" office:value="-10.9375" calcext:value-type="float">
            <text:p>-10.9375</text:p>
          </table:table-cell>
          <table:table-cell table:style-name="ce1" table:formula="of:=[.B378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0104375" calcext:value-type="float">
            <text:p>-1.04375E-08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379]" office:value-type="float" office:value="-10.4375" calcext:value-type="float">
            <text:p>-10.4375</text:p>
          </table:table-cell>
          <table:table-cell table:style-name="ce1" table:formula="of:=[.B379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0099375" calcext:value-type="float">
            <text:p>-9.9375E-09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380]" office:value-type="float" office:value="-9.9375" calcext:value-type="float">
            <text:p>-9.9375</text:p>
          </table:table-cell>
          <table:table-cell table:style-name="ce1" table:formula="of:=[.B380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-0.0000000094375" calcext:value-type="float">
            <text:p>-9.4375E-09</text:p>
          </table:table-cell>
          <table:table-cell office:value-type="float" office:value="-0.989774" calcext:value-type="float">
            <text:p>-0.989774</text:p>
          </table:table-cell>
          <table:table-cell/>
          <table:table-cell table:style-name="ce1" table:formula="of:=10^9*[.A381]" office:value-type="float" office:value="-9.4375" calcext:value-type="float">
            <text:p>-9.4375</text:p>
          </table:table-cell>
          <table:table-cell table:style-name="ce1" table:formula="of:=[.B381]" office:value-type="float" office:value="-0.989774" calcext:value-type="float">
            <text:p>-0.989774</text:p>
          </table:table-cell>
          <table:table-cell table:number-columns-repeated="59"/>
        </table:table-row>
        <table:table-row table:style-name="ro1">
          <table:table-cell office:value-type="float" office:value="-0.0000000089375" calcext:value-type="float">
            <text:p>-8.9375E-09</text:p>
          </table:table-cell>
          <table:table-cell office:value-type="float" office:value="-0.989774" calcext:value-type="float">
            <text:p>-0.989774</text:p>
          </table:table-cell>
          <table:table-cell/>
          <table:table-cell table:style-name="ce1" table:formula="of:=10^9*[.A382]" office:value-type="float" office:value="-8.9375" calcext:value-type="float">
            <text:p>-8.9375</text:p>
          </table:table-cell>
          <table:table-cell table:style-name="ce1" table:formula="of:=[.B382]" office:value-type="float" office:value="-0.989774" calcext:value-type="float">
            <text:p>-0.989774</text:p>
          </table:table-cell>
          <table:table-cell table:number-columns-repeated="59"/>
        </table:table-row>
        <table:table-row table:style-name="ro1">
          <table:table-cell office:value-type="float" office:value="-0.0000000084375" calcext:value-type="float">
            <text:p>-8.4375E-09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383]" office:value-type="float" office:value="-8.4375" calcext:value-type="float">
            <text:p>-8.4375</text:p>
          </table:table-cell>
          <table:table-cell table:style-name="ce1" table:formula="of:=[.B383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-0.0000000079375" calcext:value-type="float">
            <text:p>-7.9375E-09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384]" office:value-type="float" office:value="-7.9375" calcext:value-type="float">
            <text:p>-7.9375</text:p>
          </table:table-cell>
          <table:table-cell table:style-name="ce1" table:formula="of:=[.B384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0074375" calcext:value-type="float">
            <text:p>-7.4375E-09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385]" office:value-type="float" office:value="-7.4375" calcext:value-type="float">
            <text:p>-7.4375</text:p>
          </table:table-cell>
          <table:table-cell table:style-name="ce1" table:formula="of:=[.B385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-0.0000000069375" calcext:value-type="float">
            <text:p>-6.9375E-09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386]" office:value-type="float" office:value="-6.9375" calcext:value-type="float">
            <text:p>-6.9375</text:p>
          </table:table-cell>
          <table:table-cell table:style-name="ce1" table:formula="of:=[.B386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0064375" calcext:value-type="float">
            <text:p>-6.4375E-09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387]" office:value-type="float" office:value="-6.4375" calcext:value-type="float">
            <text:p>-6.4375</text:p>
          </table:table-cell>
          <table:table-cell table:style-name="ce1" table:formula="of:=[.B387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-0.0000000059375" calcext:value-type="float">
            <text:p>-5.9375E-09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388]" office:value-type="float" office:value="-5.9375" calcext:value-type="float">
            <text:p>-5.9375</text:p>
          </table:table-cell>
          <table:table-cell table:style-name="ce1" table:formula="of:=[.B388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0054375" calcext:value-type="float">
            <text:p>-5.4375E-09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389]" office:value-type="float" office:value="-5.4375" calcext:value-type="float">
            <text:p>-5.4375</text:p>
          </table:table-cell>
          <table:table-cell table:style-name="ce1" table:formula="of:=[.B389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-0.0000000049375" calcext:value-type="float">
            <text:p>-4.9375E-09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390]" office:value-type="float" office:value="-4.9375" calcext:value-type="float">
            <text:p>-4.9375</text:p>
          </table:table-cell>
          <table:table-cell table:style-name="ce1" table:formula="of:=[.B390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-0.0000000044375" calcext:value-type="float">
            <text:p>-4.4375E-09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391]" office:value-type="float" office:value="-4.4375" calcext:value-type="float">
            <text:p>-4.4375</text:p>
          </table:table-cell>
          <table:table-cell table:style-name="ce1" table:formula="of:=[.B391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-0.0000000039375" calcext:value-type="float">
            <text:p>-3.9375E-09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392]" office:value-type="float" office:value="-3.9375" calcext:value-type="float">
            <text:p>-3.9375</text:p>
          </table:table-cell>
          <table:table-cell table:style-name="ce1" table:formula="of:=[.B392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-0.0000000034375" calcext:value-type="float">
            <text:p>-3.4375E-09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style-name="ce1" table:formula="of:=10^9*[.A393]" office:value-type="float" office:value="-3.4375" calcext:value-type="float">
            <text:p>-3.4375</text:p>
          </table:table-cell>
          <table:table-cell table:style-name="ce1" table:formula="of:=[.B393]" office:value-type="float" office:value="-0.949573" calcext:value-type="float">
            <text:p>-0.949573</text:p>
          </table:table-cell>
          <table:table-cell table:number-columns-repeated="59"/>
        </table:table-row>
        <table:table-row table:style-name="ro1">
          <table:table-cell office:value-type="float" office:value="-0.0000000029375" calcext:value-type="float">
            <text:p>-2.9375E-09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style-name="ce1" table:formula="of:=10^9*[.A394]" office:value-type="float" office:value="-2.9375" calcext:value-type="float">
            <text:p>-2.9375</text:p>
          </table:table-cell>
          <table:table-cell table:style-name="ce1" table:formula="of:=[.B394]" office:value-type="float" office:value="-0.941533" calcext:value-type="float">
            <text:p>-0.941533</text:p>
          </table:table-cell>
          <table:table-cell table:number-columns-repeated="59"/>
        </table:table-row>
        <table:table-row table:style-name="ro1">
          <table:table-cell office:value-type="float" office:value="-0.0000000024375" calcext:value-type="float">
            <text:p>-2.4375E-09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style-name="ce1" table:formula="of:=10^9*[.A395]" office:value-type="float" office:value="-2.4375" calcext:value-type="float">
            <text:p>-2.4375</text:p>
          </table:table-cell>
          <table:table-cell table:style-name="ce1" table:formula="of:=[.B395]" office:value-type="float" office:value="-0.909372" calcext:value-type="float">
            <text:p>-0.909372</text:p>
          </table:table-cell>
          <table:table-cell table:number-columns-repeated="59"/>
        </table:table-row>
        <table:table-row table:style-name="ro1">
          <table:table-cell office:value-type="float" office:value="-0.0000000019375" calcext:value-type="float">
            <text:p>-1.9375E-09</text:p>
          </table:table-cell>
          <table:table-cell office:value-type="float" office:value="-0.861131" calcext:value-type="float">
            <text:p>-0.861131</text:p>
          </table:table-cell>
          <table:table-cell/>
          <table:table-cell table:style-name="ce1" table:formula="of:=10^9*[.A396]" office:value-type="float" office:value="-1.9375" calcext:value-type="float">
            <text:p>-1.9375</text:p>
          </table:table-cell>
          <table:table-cell table:style-name="ce1" table:formula="of:=[.B396]" office:value-type="float" office:value="-0.861131" calcext:value-type="float">
            <text:p>-0.861131</text:p>
          </table:table-cell>
          <table:table-cell table:number-columns-repeated="59"/>
        </table:table-row>
        <table:table-row table:style-name="ro1">
          <table:table-cell office:value-type="float" office:value="-0.0000000014375" calcext:value-type="float">
            <text:p>-1.4375E-09</text:p>
          </table:table-cell>
          <table:table-cell office:value-type="float" office:value="-0.812889" calcext:value-type="float">
            <text:p>-0.812889</text:p>
          </table:table-cell>
          <table:table-cell/>
          <table:table-cell table:style-name="ce1" table:formula="of:=10^9*[.A397]" office:value-type="float" office:value="-1.4375" calcext:value-type="float">
            <text:p>-1.4375</text:p>
          </table:table-cell>
          <table:table-cell table:style-name="ce1" table:formula="of:=[.B397]" office:value-type="float" office:value="-0.812889" calcext:value-type="float">
            <text:p>-0.812889</text:p>
          </table:table-cell>
          <table:table-cell table:number-columns-repeated="59"/>
        </table:table-row>
        <table:table-row table:style-name="ro1">
          <table:table-cell office:value-type="float" office:value="-0.0000000009375" calcext:value-type="float">
            <text:p>-9.375E-10</text:p>
          </table:table-cell>
          <table:table-cell office:value-type="float" office:value="-0.732487" calcext:value-type="float">
            <text:p>-0.732487</text:p>
          </table:table-cell>
          <table:table-cell/>
          <table:table-cell table:style-name="ce1" table:formula="of:=10^9*[.A398]" office:value-type="float" office:value="-0.9375" calcext:value-type="float">
            <text:p>-0.9375</text:p>
          </table:table-cell>
          <table:table-cell table:style-name="ce1" table:formula="of:=[.B398]" office:value-type="float" office:value="-0.732487" calcext:value-type="float">
            <text:p>-0.732487</text:p>
          </table:table-cell>
          <table:table-cell table:number-columns-repeated="59"/>
        </table:table-row>
        <table:table-row table:style-name="ro1">
          <table:table-cell office:value-type="float" office:value="-0.0000000004375" calcext:value-type="float">
            <text:p>-4.375E-10</text:p>
          </table:table-cell>
          <table:table-cell office:value-type="float" office:value="-0.636005" calcext:value-type="float">
            <text:p>-0.636005</text:p>
          </table:table-cell>
          <table:table-cell/>
          <table:table-cell table:style-name="ce1" table:formula="of:=10^9*[.A399]" office:value-type="float" office:value="-0.4375" calcext:value-type="float">
            <text:p>-0.4375</text:p>
          </table:table-cell>
          <table:table-cell table:style-name="ce1" table:formula="of:=[.B399]" office:value-type="float" office:value="-0.636005" calcext:value-type="float">
            <text:p>-0.636005</text:p>
          </table:table-cell>
          <table:table-cell table:number-columns-repeated="59"/>
        </table:table-row>
        <table:table-row table:style-name="ro1">
          <table:table-cell office:value-type="float" office:value="0.00000000006249999999998" calcext:value-type="float">
            <text:p>6.249999999998E-11</text:p>
          </table:table-cell>
          <table:table-cell office:value-type="float" office:value="-0.547563" calcext:value-type="float">
            <text:p>-0.547563</text:p>
          </table:table-cell>
          <table:table-cell/>
          <table:table-cell table:style-name="ce1" table:formula="of:=10^9*[.A400]" office:value-type="float" office:value="0.06249999999998" calcext:value-type="float">
            <text:p>0.06249999999998</text:p>
          </table:table-cell>
          <table:table-cell table:style-name="ce1" table:formula="of:=[.B400]" office:value-type="float" office:value="-0.547563" calcext:value-type="float">
            <text:p>-0.547563</text:p>
          </table:table-cell>
          <table:table-cell table:number-columns-repeated="59"/>
        </table:table-row>
        <table:table-row table:style-name="ro1">
          <table:table-cell office:value-type="float" office:value="0.0000000005625" calcext:value-type="float">
            <text:p>5.625E-10</text:p>
          </table:table-cell>
          <table:table-cell office:value-type="float" office:value="-0.42696" calcext:value-type="float">
            <text:p>-0.42696</text:p>
          </table:table-cell>
          <table:table-cell/>
          <table:table-cell table:style-name="ce1" table:formula="of:=10^9*[.A401]" office:value-type="float" office:value="0.5625" calcext:value-type="float">
            <text:p>0.5625</text:p>
          </table:table-cell>
          <table:table-cell table:style-name="ce1" table:formula="of:=[.B401]" office:value-type="float" office:value="-0.42696" calcext:value-type="float">
            <text:p>-0.42696</text:p>
          </table:table-cell>
          <table:table-cell table:number-columns-repeated="59"/>
        </table:table-row>
        <table:table-row table:style-name="ro1">
          <table:table-cell office:value-type="float" office:value="0.0000000010625" calcext:value-type="float">
            <text:p>1.0625E-09</text:p>
          </table:table-cell>
          <table:table-cell office:value-type="float" office:value="-0.338518" calcext:value-type="float">
            <text:p>-0.338518</text:p>
          </table:table-cell>
          <table:table-cell/>
          <table:table-cell table:style-name="ce1" table:formula="of:=10^9*[.A402]" office:value-type="float" office:value="1.0625" calcext:value-type="float">
            <text:p>1.0625</text:p>
          </table:table-cell>
          <table:table-cell table:style-name="ce1" table:formula="of:=[.B402]" office:value-type="float" office:value="-0.338518" calcext:value-type="float">
            <text:p>-0.338518</text:p>
          </table:table-cell>
          <table:table-cell table:number-columns-repeated="59"/>
        </table:table-row>
        <table:table-row table:style-name="ro1">
          <table:table-cell office:value-type="float" office:value="0.0000000015625" calcext:value-type="float">
            <text:p>1.5625E-09</text:p>
          </table:table-cell>
          <table:table-cell office:value-type="float" office:value="-0.250075" calcext:value-type="float">
            <text:p>-0.250075</text:p>
          </table:table-cell>
          <table:table-cell/>
          <table:table-cell table:style-name="ce1" table:formula="of:=10^9*[.A403]" office:value-type="float" office:value="1.5625" calcext:value-type="float">
            <text:p>1.5625</text:p>
          </table:table-cell>
          <table:table-cell table:style-name="ce1" table:formula="of:=[.B403]" office:value-type="float" office:value="-0.250075" calcext:value-type="float">
            <text:p>-0.250075</text:p>
          </table:table-cell>
          <table:table-cell table:number-columns-repeated="59"/>
        </table:table-row>
        <table:table-row table:style-name="ro1">
          <table:table-cell office:value-type="float" office:value="0.0000000020625" calcext:value-type="float">
            <text:p>2.0625E-09</text:p>
          </table:table-cell>
          <table:table-cell office:value-type="float" office:value="-0.185754" calcext:value-type="float">
            <text:p>-0.185754</text:p>
          </table:table-cell>
          <table:table-cell/>
          <table:table-cell table:style-name="ce1" table:formula="of:=10^9*[.A404]" office:value-type="float" office:value="2.0625" calcext:value-type="float">
            <text:p>2.0625</text:p>
          </table:table-cell>
          <table:table-cell table:style-name="ce1" table:formula="of:=[.B404]" office:value-type="float" office:value="-0.185754" calcext:value-type="float">
            <text:p>-0.185754</text:p>
          </table:table-cell>
          <table:table-cell table:number-columns-repeated="59"/>
        </table:table-row>
        <table:table-row table:style-name="ro1">
          <table:table-cell office:value-type="float" office:value="0.0000000025625" calcext:value-type="float">
            <text:p>2.5625E-09</text:p>
          </table:table-cell>
          <table:table-cell office:value-type="float" office:value="-0.121432" calcext:value-type="float">
            <text:p>-0.121432</text:p>
          </table:table-cell>
          <table:table-cell/>
          <table:table-cell table:style-name="ce1" table:formula="of:=10^9*[.A405]" office:value-type="float" office:value="2.5625" calcext:value-type="float">
            <text:p>2.5625</text:p>
          </table:table-cell>
          <table:table-cell table:style-name="ce1" table:formula="of:=[.B405]" office:value-type="float" office:value="-0.121432" calcext:value-type="float">
            <text:p>-0.121432</text:p>
          </table:table-cell>
          <table:table-cell table:number-columns-repeated="59"/>
        </table:table-row>
        <table:table-row table:style-name="ro1">
          <table:table-cell office:value-type="float" office:value="0.0000000030625" calcext:value-type="float">
            <text:p>3.0625E-09</text:p>
          </table:table-cell>
          <table:table-cell office:value-type="float" office:value="-0.0812312" calcext:value-type="float">
            <text:p>-0.0812312</text:p>
          </table:table-cell>
          <table:table-cell/>
          <table:table-cell table:style-name="ce1" table:formula="of:=10^9*[.A406]" office:value-type="float" office:value="3.0625" calcext:value-type="float">
            <text:p>3.0625</text:p>
          </table:table-cell>
          <table:table-cell table:style-name="ce1" table:formula="of:=[.B406]" office:value-type="float" office:value="-0.0812312" calcext:value-type="float">
            <text:p>-0.0812312</text:p>
          </table:table-cell>
          <table:table-cell table:number-columns-repeated="59"/>
        </table:table-row>
        <table:table-row table:style-name="ro1">
          <table:table-cell office:value-type="float" office:value="0.0000000035625" calcext:value-type="float">
            <text:p>3.5625E-09</text:p>
          </table:table-cell>
          <table:table-cell office:value-type="float" office:value="-0.0490704" calcext:value-type="float">
            <text:p>-0.0490704</text:p>
          </table:table-cell>
          <table:table-cell/>
          <table:table-cell table:style-name="ce1" table:formula="of:=10^9*[.A407]" office:value-type="float" office:value="3.5625" calcext:value-type="float">
            <text:p>3.5625</text:p>
          </table:table-cell>
          <table:table-cell table:style-name="ce1" table:formula="of:=[.B407]" office:value-type="float" office:value="-0.0490704" calcext:value-type="float">
            <text:p>-0.0490704</text:p>
          </table:table-cell>
          <table:table-cell table:number-columns-repeated="59"/>
        </table:table-row>
        <table:table-row table:style-name="ro1">
          <table:table-cell office:value-type="float" office:value="0.0000000040625" calcext:value-type="float">
            <text:p>4.0625E-09</text:p>
          </table:table-cell>
          <table:table-cell office:value-type="float" office:value="-0.0410302" calcext:value-type="float">
            <text:p>-0.0410302</text:p>
          </table:table-cell>
          <table:table-cell/>
          <table:table-cell table:style-name="ce1" table:formula="of:=10^9*[.A408]" office:value-type="float" office:value="4.0625" calcext:value-type="float">
            <text:p>4.0625</text:p>
          </table:table-cell>
          <table:table-cell table:style-name="ce1" table:formula="of:=[.B408]" office:value-type="float" office:value="-0.0410302" calcext:value-type="float">
            <text:p>-0.0410302</text:p>
          </table:table-cell>
          <table:table-cell table:number-columns-repeated="59"/>
        </table:table-row>
        <table:table-row table:style-name="ro1">
          <table:table-cell office:value-type="float" office:value="0.0000000045625" calcext:value-type="float">
            <text:p>4.5625E-09</text:p>
          </table:table-cell>
          <table:table-cell office:value-type="float" office:value="-0.0329899" calcext:value-type="float">
            <text:p>-0.0329899</text:p>
          </table:table-cell>
          <table:table-cell/>
          <table:table-cell table:style-name="ce1" table:formula="of:=10^9*[.A409]" office:value-type="float" office:value="4.5625" calcext:value-type="float">
            <text:p>4.5625</text:p>
          </table:table-cell>
          <table:table-cell table:style-name="ce1" table:formula="of:=[.B409]" office:value-type="float" office:value="-0.0329899" calcext:value-type="float">
            <text:p>-0.0329899</text:p>
          </table:table-cell>
          <table:table-cell table:number-columns-repeated="59"/>
        </table:table-row>
        <table:table-row table:style-name="ro1">
          <table:table-cell office:value-type="float" office:value="0.0000000050625" calcext:value-type="float">
            <text:p>5.0625E-09</text:p>
          </table:table-cell>
          <table:table-cell office:value-type="float" office:value="-0.0329899" calcext:value-type="float">
            <text:p>-0.0329899</text:p>
          </table:table-cell>
          <table:table-cell/>
          <table:table-cell table:style-name="ce1" table:formula="of:=10^9*[.A410]" office:value-type="float" office:value="5.0625" calcext:value-type="float">
            <text:p>5.0625</text:p>
          </table:table-cell>
          <table:table-cell table:style-name="ce1" table:formula="of:=[.B410]" office:value-type="float" office:value="-0.0329899" calcext:value-type="float">
            <text:p>-0.0329899</text:p>
          </table:table-cell>
          <table:table-cell table:number-columns-repeated="59"/>
        </table:table-row>
        <table:table-row table:style-name="ro1">
          <table:table-cell office:value-type="float" office:value="0.0000000055625" calcext:value-type="float">
            <text:p>5.5625E-09</text:p>
          </table:table-cell>
          <table:table-cell office:value-type="float" office:value="-0.0329899" calcext:value-type="float">
            <text:p>-0.0329899</text:p>
          </table:table-cell>
          <table:table-cell/>
          <table:table-cell table:style-name="ce1" table:formula="of:=10^9*[.A411]" office:value-type="float" office:value="5.5625" calcext:value-type="float">
            <text:p>5.5625</text:p>
          </table:table-cell>
          <table:table-cell table:style-name="ce1" table:formula="of:=[.B411]" office:value-type="float" office:value="-0.0329899" calcext:value-type="float">
            <text:p>-0.0329899</text:p>
          </table:table-cell>
          <table:table-cell table:number-columns-repeated="59"/>
        </table:table-row>
        <table:table-row table:style-name="ro1">
          <table:table-cell office:value-type="float" office:value="0.0000000060625" calcext:value-type="float">
            <text:p>6.0625E-09</text:p>
          </table:table-cell>
          <table:table-cell office:value-type="float" office:value="-0.0169095" calcext:value-type="float">
            <text:p>-0.0169095</text:p>
          </table:table-cell>
          <table:table-cell/>
          <table:table-cell table:style-name="ce1" table:formula="of:=10^9*[.A412]" office:value-type="float" office:value="6.0625" calcext:value-type="float">
            <text:p>6.0625</text:p>
          </table:table-cell>
          <table:table-cell table:style-name="ce1" table:formula="of:=[.B412]" office:value-type="float" office:value="-0.0169095" calcext:value-type="float">
            <text:p>-0.0169095</text:p>
          </table:table-cell>
          <table:table-cell table:number-columns-repeated="59"/>
        </table:table-row>
        <table:table-row table:style-name="ro1">
          <table:table-cell office:value-type="float" office:value="0.0000000065625" calcext:value-type="float">
            <text:p>6.5625E-09</text:p>
          </table:table-cell>
          <table:table-cell office:value-type="float" office:value="-0.0329899" calcext:value-type="float">
            <text:p>-0.0329899</text:p>
          </table:table-cell>
          <table:table-cell/>
          <table:table-cell table:style-name="ce1" table:formula="of:=10^9*[.A413]" office:value-type="float" office:value="6.5625" calcext:value-type="float">
            <text:p>6.5625</text:p>
          </table:table-cell>
          <table:table-cell table:style-name="ce1" table:formula="of:=[.B413]" office:value-type="float" office:value="-0.0329899" calcext:value-type="float">
            <text:p>-0.0329899</text:p>
          </table:table-cell>
          <table:table-cell table:number-columns-repeated="59"/>
        </table:table-row>
        <table:table-row table:style-name="ro1">
          <table:table-cell office:value-type="float" office:value="0.0000000070625" calcext:value-type="float">
            <text:p>7.0625E-09</text:p>
          </table:table-cell>
          <table:table-cell office:value-type="float" office:value="-0.0169095" calcext:value-type="float">
            <text:p>-0.0169095</text:p>
          </table:table-cell>
          <table:table-cell/>
          <table:table-cell table:style-name="ce1" table:formula="of:=10^9*[.A414]" office:value-type="float" office:value="7.0625" calcext:value-type="float">
            <text:p>7.0625</text:p>
          </table:table-cell>
          <table:table-cell table:style-name="ce1" table:formula="of:=[.B414]" office:value-type="float" office:value="-0.0169095" calcext:value-type="float">
            <text:p>-0.0169095</text:p>
          </table:table-cell>
          <table:table-cell table:number-columns-repeated="59"/>
        </table:table-row>
        <table:table-row table:style-name="ro1">
          <table:table-cell office:value-type="float" office:value="0.0000000075625" calcext:value-type="float">
            <text:p>7.5625E-09</text:p>
          </table:table-cell>
          <table:table-cell office:value-type="float" office:value="-0.00082916" calcext:value-type="float">
            <text:p>-0.00082916</text:p>
          </table:table-cell>
          <table:table-cell/>
          <table:table-cell table:style-name="ce1" table:formula="of:=10^9*[.A415]" office:value-type="float" office:value="7.5625" calcext:value-type="float">
            <text:p>7.5625</text:p>
          </table:table-cell>
          <table:table-cell table:style-name="ce1" table:formula="of:=[.B415]" office:value-type="float" office:value="-0.00082916" calcext:value-type="float">
            <text:p>-0.00082916</text:p>
          </table:table-cell>
          <table:table-cell table:number-columns-repeated="59"/>
        </table:table-row>
        <table:table-row table:style-name="ro1">
          <table:table-cell office:value-type="float" office:value="0.0000000080625" calcext:value-type="float">
            <text:p>8.0625E-09</text:p>
          </table:table-cell>
          <table:table-cell office:value-type="float" office:value="-0.0169095" calcext:value-type="float">
            <text:p>-0.0169095</text:p>
          </table:table-cell>
          <table:table-cell/>
          <table:table-cell table:style-name="ce1" table:formula="of:=10^9*[.A416]" office:value-type="float" office:value="8.0625" calcext:value-type="float">
            <text:p>8.0625</text:p>
          </table:table-cell>
          <table:table-cell table:style-name="ce1" table:formula="of:=[.B416]" office:value-type="float" office:value="-0.0169095" calcext:value-type="float">
            <text:p>-0.0169095</text:p>
          </table:table-cell>
          <table:table-cell table:number-columns-repeated="59"/>
        </table:table-row>
        <table:table-row table:style-name="ro1">
          <table:table-cell office:value-type="float" office:value="0.0000000085625" calcext:value-type="float">
            <text:p>8.5625E-09</text:p>
          </table:table-cell>
          <table:table-cell office:value-type="float" office:value="0.00721106" calcext:value-type="float">
            <text:p>0.00721106</text:p>
          </table:table-cell>
          <table:table-cell/>
          <table:table-cell table:style-name="ce1" table:formula="of:=10^9*[.A417]" office:value-type="float" office:value="8.5625" calcext:value-type="float">
            <text:p>8.5625</text:p>
          </table:table-cell>
          <table:table-cell table:style-name="ce1" table:formula="of:=[.B417]" office:value-type="float" office:value="0.00721106" calcext:value-type="float">
            <text:p>0.00721106</text:p>
          </table:table-cell>
          <table:table-cell table:number-columns-repeated="59"/>
        </table:table-row>
        <table:table-row table:style-name="ro1">
          <table:table-cell office:value-type="float" office:value="0.0000000090625" calcext:value-type="float">
            <text:p>9.0625E-09</text:p>
          </table:table-cell>
          <table:table-cell office:value-type="float" office:value="0.00721106" calcext:value-type="float">
            <text:p>0.00721106</text:p>
          </table:table-cell>
          <table:table-cell/>
          <table:table-cell table:style-name="ce1" table:formula="of:=10^9*[.A418]" office:value-type="float" office:value="9.0625" calcext:value-type="float">
            <text:p>9.0625</text:p>
          </table:table-cell>
          <table:table-cell table:style-name="ce1" table:formula="of:=[.B418]" office:value-type="float" office:value="0.00721106" calcext:value-type="float">
            <text:p>0.00721106</text:p>
          </table:table-cell>
          <table:table-cell table:number-columns-repeated="59"/>
        </table:table-row>
        <table:table-row table:style-name="ro1">
          <table:table-cell office:value-type="float" office:value="0.0000000095625" calcext:value-type="float">
            <text:p>9.5625E-09</text:p>
          </table:table-cell>
          <table:table-cell office:value-type="float" office:value="0.00721106" calcext:value-type="float">
            <text:p>0.00721106</text:p>
          </table:table-cell>
          <table:table-cell/>
          <table:table-cell table:style-name="ce1" table:formula="of:=10^9*[.A419]" office:value-type="float" office:value="9.5625" calcext:value-type="float">
            <text:p>9.5625</text:p>
          </table:table-cell>
          <table:table-cell table:style-name="ce1" table:formula="of:=[.B419]" office:value-type="float" office:value="0.00721106" calcext:value-type="float">
            <text:p>0.00721106</text:p>
          </table:table-cell>
          <table:table-cell table:number-columns-repeated="59"/>
        </table:table-row>
        <table:table-row table:style-name="ro1">
          <table:table-cell office:value-type="float" office:value="0.0000000100625" calcext:value-type="float">
            <text:p>1.00625E-08</text:p>
          </table:table-cell>
          <table:table-cell office:value-type="float" office:value="0.00721106" calcext:value-type="float">
            <text:p>0.00721106</text:p>
          </table:table-cell>
          <table:table-cell/>
          <table:table-cell table:style-name="ce1" table:formula="of:=10^9*[.A420]" office:value-type="float" office:value="10.0625" calcext:value-type="float">
            <text:p>10.0625</text:p>
          </table:table-cell>
          <table:table-cell table:style-name="ce1" table:formula="of:=[.B420]" office:value-type="float" office:value="0.00721106" calcext:value-type="float">
            <text:p>0.00721106</text:p>
          </table:table-cell>
          <table:table-cell table:number-columns-repeated="59"/>
        </table:table-row>
        <table:table-row table:style-name="ro1">
          <table:table-cell office:value-type="float" office:value="0.0000000105625" calcext:value-type="float">
            <text:p>1.05625E-08</text:p>
          </table:table-cell>
          <table:table-cell office:value-type="float" office:value="0.0152512" calcext:value-type="float">
            <text:p>0.0152512</text:p>
          </table:table-cell>
          <table:table-cell/>
          <table:table-cell table:style-name="ce1" table:formula="of:=10^9*[.A421]" office:value-type="float" office:value="10.5625" calcext:value-type="float">
            <text:p>10.5625</text:p>
          </table:table-cell>
          <table:table-cell table:style-name="ce1" table:formula="of:=[.B421]" office:value-type="float" office:value="0.0152512" calcext:value-type="float">
            <text:p>0.0152512</text:p>
          </table:table-cell>
          <table:table-cell table:number-columns-repeated="59"/>
        </table:table-row>
        <table:table-row table:style-name="ro1">
          <table:table-cell office:value-type="float" office:value="0.0000000110625" calcext:value-type="float">
            <text:p>1.10625E-08</text:p>
          </table:table-cell>
          <table:table-cell office:value-type="float" office:value="0.00721106" calcext:value-type="float">
            <text:p>0.00721106</text:p>
          </table:table-cell>
          <table:table-cell/>
          <table:table-cell table:style-name="ce1" table:formula="of:=10^9*[.A422]" office:value-type="float" office:value="11.0625" calcext:value-type="float">
            <text:p>11.0625</text:p>
          </table:table-cell>
          <table:table-cell table:style-name="ce1" table:formula="of:=[.B422]" office:value-type="float" office:value="0.00721106" calcext:value-type="float">
            <text:p>0.00721106</text:p>
          </table:table-cell>
          <table:table-cell table:number-columns-repeated="59"/>
        </table:table-row>
        <table:table-row table:style-name="ro1">
          <table:table-cell office:value-type="float" office:value="0.0000000115625" calcext:value-type="float">
            <text:p>1.15625E-08</text:p>
          </table:table-cell>
          <table:table-cell office:value-type="float" office:value="0.0152512" calcext:value-type="float">
            <text:p>0.0152512</text:p>
          </table:table-cell>
          <table:table-cell/>
          <table:table-cell table:style-name="ce1" table:formula="of:=10^9*[.A423]" office:value-type="float" office:value="11.5625" calcext:value-type="float">
            <text:p>11.5625</text:p>
          </table:table-cell>
          <table:table-cell table:style-name="ce1" table:formula="of:=[.B423]" office:value-type="float" office:value="0.0152512" calcext:value-type="float">
            <text:p>0.0152512</text:p>
          </table:table-cell>
          <table:table-cell table:number-columns-repeated="59"/>
        </table:table-row>
        <table:table-row table:style-name="ro1">
          <table:table-cell office:value-type="float" office:value="0.0000000120625" calcext:value-type="float">
            <text:p>1.20625E-08</text:p>
          </table:table-cell>
          <table:table-cell office:value-type="float" office:value="0.0152512" calcext:value-type="float">
            <text:p>0.0152512</text:p>
          </table:table-cell>
          <table:table-cell/>
          <table:table-cell table:style-name="ce1" table:formula="of:=10^9*[.A424]" office:value-type="float" office:value="12.0625" calcext:value-type="float">
            <text:p>12.0625</text:p>
          </table:table-cell>
          <table:table-cell table:style-name="ce1" table:formula="of:=[.B424]" office:value-type="float" office:value="0.0152512" calcext:value-type="float">
            <text:p>0.0152512</text:p>
          </table:table-cell>
          <table:table-cell table:number-columns-repeated="59"/>
        </table:table-row>
        <table:table-row table:style-name="ro1">
          <table:table-cell office:value-type="float" office:value="0.0000000125625" calcext:value-type="float">
            <text:p>1.25625E-08</text:p>
          </table:table-cell>
          <table:table-cell office:value-type="float" office:value="0.0152512" calcext:value-type="float">
            <text:p>0.0152512</text:p>
          </table:table-cell>
          <table:table-cell/>
          <table:table-cell table:style-name="ce1" table:formula="of:=10^9*[.A425]" office:value-type="float" office:value="12.5625" calcext:value-type="float">
            <text:p>12.5625</text:p>
          </table:table-cell>
          <table:table-cell table:style-name="ce1" table:formula="of:=[.B425]" office:value-type="float" office:value="0.0152512" calcext:value-type="float">
            <text:p>0.0152512</text:p>
          </table:table-cell>
          <table:table-cell table:number-columns-repeated="59"/>
        </table:table-row>
        <table:table-row table:style-name="ro1">
          <table:table-cell office:value-type="float" office:value="0.0000000130625" calcext:value-type="float">
            <text:p>1.30625E-08</text:p>
          </table:table-cell>
          <table:table-cell office:value-type="float" office:value="0.0152512" calcext:value-type="float">
            <text:p>0.0152512</text:p>
          </table:table-cell>
          <table:table-cell/>
          <table:table-cell table:style-name="ce1" table:formula="of:=10^9*[.A426]" office:value-type="float" office:value="13.0625" calcext:value-type="float">
            <text:p>13.0625</text:p>
          </table:table-cell>
          <table:table-cell table:style-name="ce1" table:formula="of:=[.B426]" office:value-type="float" office:value="0.0152512" calcext:value-type="float">
            <text:p>0.0152512</text:p>
          </table:table-cell>
          <table:table-cell table:number-columns-repeated="59"/>
        </table:table-row>
        <table:table-row table:style-name="ro1">
          <table:table-cell office:value-type="float" office:value="0.0000000135625" calcext:value-type="float">
            <text:p>1.35625E-08</text:p>
          </table:table-cell>
          <table:table-cell office:value-type="float" office:value="0.0152512" calcext:value-type="float">
            <text:p>0.0152512</text:p>
          </table:table-cell>
          <table:table-cell/>
          <table:table-cell table:style-name="ce1" table:formula="of:=10^9*[.A427]" office:value-type="float" office:value="13.5625" calcext:value-type="float">
            <text:p>13.5625</text:p>
          </table:table-cell>
          <table:table-cell table:style-name="ce1" table:formula="of:=[.B427]" office:value-type="float" office:value="0.0152512" calcext:value-type="float">
            <text:p>0.0152512</text:p>
          </table:table-cell>
          <table:table-cell table:number-columns-repeated="59"/>
        </table:table-row>
        <table:table-row table:style-name="ro1">
          <table:table-cell office:value-type="float" office:value="0.0000000140625" calcext:value-type="float">
            <text:p>1.40625E-08</text:p>
          </table:table-cell>
          <table:table-cell office:value-type="float" office:value="0.0313317" calcext:value-type="float">
            <text:p>0.0313317</text:p>
          </table:table-cell>
          <table:table-cell/>
          <table:table-cell table:style-name="ce1" table:formula="of:=10^9*[.A428]" office:value-type="float" office:value="14.0625" calcext:value-type="float">
            <text:p>14.0625</text:p>
          </table:table-cell>
          <table:table-cell table:style-name="ce1" table:formula="of:=[.B428]" office:value-type="float" office:value="0.0313317" calcext:value-type="float">
            <text:p>0.0313317</text:p>
          </table:table-cell>
          <table:table-cell table:number-columns-repeated="59"/>
        </table:table-row>
        <table:table-row table:style-name="ro1">
          <table:table-cell office:value-type="float" office:value="0.0000000145625" calcext:value-type="float">
            <text:p>1.45625E-08</text:p>
          </table:table-cell>
          <table:table-cell office:value-type="float" office:value="0.0152512" calcext:value-type="float">
            <text:p>0.0152512</text:p>
          </table:table-cell>
          <table:table-cell/>
          <table:table-cell table:style-name="ce1" table:formula="of:=10^9*[.A429]" office:value-type="float" office:value="14.5625" calcext:value-type="float">
            <text:p>14.5625</text:p>
          </table:table-cell>
          <table:table-cell table:style-name="ce1" table:formula="of:=[.B429]" office:value-type="float" office:value="0.0152512" calcext:value-type="float">
            <text:p>0.0152512</text:p>
          </table:table-cell>
          <table:table-cell table:number-columns-repeated="59"/>
        </table:table-row>
        <table:table-row table:style-name="ro1">
          <table:table-cell office:value-type="float" office:value="0.0000000150625" calcext:value-type="float">
            <text:p>1.50625E-08</text:p>
          </table:table-cell>
          <table:table-cell office:value-type="float" office:value="0.0152512" calcext:value-type="float">
            <text:p>0.0152512</text:p>
          </table:table-cell>
          <table:table-cell/>
          <table:table-cell table:style-name="ce1" table:formula="of:=10^9*[.A430]" office:value-type="float" office:value="15.0625" calcext:value-type="float">
            <text:p>15.0625</text:p>
          </table:table-cell>
          <table:table-cell table:style-name="ce1" table:formula="of:=[.B430]" office:value-type="float" office:value="0.0152512" calcext:value-type="float">
            <text:p>0.0152512</text:p>
          </table:table-cell>
          <table:table-cell table:number-columns-repeated="59"/>
        </table:table-row>
        <table:table-row table:style-name="ro1">
          <table:table-cell office:value-type="float" office:value="0.0000000155625" calcext:value-type="float">
            <text:p>1.55625E-08</text:p>
          </table:table-cell>
          <table:table-cell office:value-type="float" office:value="0.0232914" calcext:value-type="float">
            <text:p>0.0232914</text:p>
          </table:table-cell>
          <table:table-cell/>
          <table:table-cell table:style-name="ce1" table:formula="of:=10^9*[.A431]" office:value-type="float" office:value="15.5625" calcext:value-type="float">
            <text:p>15.5625</text:p>
          </table:table-cell>
          <table:table-cell table:style-name="ce1" table:formula="of:=[.B431]" office:value-type="float" office:value="0.0232914" calcext:value-type="float">
            <text:p>0.0232914</text:p>
          </table:table-cell>
          <table:table-cell table:number-columns-repeated="59"/>
        </table:table-row>
        <table:table-row table:style-name="ro1">
          <table:table-cell office:value-type="float" office:value="0.0000000160625" calcext:value-type="float">
            <text:p>1.60625E-08</text:p>
          </table:table-cell>
          <table:table-cell office:value-type="float" office:value="0.00721106" calcext:value-type="float">
            <text:p>0.00721106</text:p>
          </table:table-cell>
          <table:table-cell/>
          <table:table-cell table:style-name="ce1" table:formula="of:=10^9*[.A432]" office:value-type="float" office:value="16.0625" calcext:value-type="float">
            <text:p>16.0625</text:p>
          </table:table-cell>
          <table:table-cell table:style-name="ce1" table:formula="of:=[.B432]" office:value-type="float" office:value="0.00721106" calcext:value-type="float">
            <text:p>0.00721106</text:p>
          </table:table-cell>
          <table:table-cell table:number-columns-repeated="59"/>
        </table:table-row>
        <table:table-row table:style-name="ro1">
          <table:table-cell office:value-type="float" office:value="0.0000000165625" calcext:value-type="float">
            <text:p>1.65625E-08</text:p>
          </table:table-cell>
          <table:table-cell office:value-type="float" office:value="0.0232914" calcext:value-type="float">
            <text:p>0.0232914</text:p>
          </table:table-cell>
          <table:table-cell/>
          <table:table-cell table:style-name="ce1" table:formula="of:=10^9*[.A433]" office:value-type="float" office:value="16.5625" calcext:value-type="float">
            <text:p>16.5625</text:p>
          </table:table-cell>
          <table:table-cell table:style-name="ce1" table:formula="of:=[.B433]" office:value-type="float" office:value="0.0232914" calcext:value-type="float">
            <text:p>0.0232914</text:p>
          </table:table-cell>
          <table:table-cell table:number-columns-repeated="59"/>
        </table:table-row>
        <table:table-row table:style-name="ro1">
          <table:table-cell office:value-type="float" office:value="0.0000000170625" calcext:value-type="float">
            <text:p>1.70625E-08</text:p>
          </table:table-cell>
          <table:table-cell office:value-type="float" office:value="0.0152512" calcext:value-type="float">
            <text:p>0.0152512</text:p>
          </table:table-cell>
          <table:table-cell/>
          <table:table-cell table:style-name="ce1" table:formula="of:=10^9*[.A434]" office:value-type="float" office:value="17.0625" calcext:value-type="float">
            <text:p>17.0625</text:p>
          </table:table-cell>
          <table:table-cell table:style-name="ce1" table:formula="of:=[.B434]" office:value-type="float" office:value="0.0152512" calcext:value-type="float">
            <text:p>0.0152512</text:p>
          </table:table-cell>
          <table:table-cell table:number-columns-repeated="59"/>
        </table:table-row>
        <table:table-row table:style-name="ro1">
          <table:table-cell office:value-type="float" office:value="0.0000000175625" calcext:value-type="float">
            <text:p>1.75625E-08</text:p>
          </table:table-cell>
          <table:table-cell office:value-type="float" office:value="0.0152512" calcext:value-type="float">
            <text:p>0.0152512</text:p>
          </table:table-cell>
          <table:table-cell/>
          <table:table-cell table:style-name="ce1" table:formula="of:=10^9*[.A435]" office:value-type="float" office:value="17.5625" calcext:value-type="float">
            <text:p>17.5625</text:p>
          </table:table-cell>
          <table:table-cell table:style-name="ce1" table:formula="of:=[.B435]" office:value-type="float" office:value="0.0152512" calcext:value-type="float">
            <text:p>0.0152512</text:p>
          </table:table-cell>
          <table:table-cell table:number-columns-repeated="59"/>
        </table:table-row>
        <table:table-row table:style-name="ro1">
          <table:table-cell office:value-type="float" office:value="0.0000000180625" calcext:value-type="float">
            <text:p>1.80625E-08</text:p>
          </table:table-cell>
          <table:table-cell office:value-type="float" office:value="0.0152512" calcext:value-type="float">
            <text:p>0.0152512</text:p>
          </table:table-cell>
          <table:table-cell/>
          <table:table-cell table:style-name="ce1" table:formula="of:=10^9*[.A436]" office:value-type="float" office:value="18.0625" calcext:value-type="float">
            <text:p>18.0625</text:p>
          </table:table-cell>
          <table:table-cell table:style-name="ce1" table:formula="of:=[.B436]" office:value-type="float" office:value="0.0152512" calcext:value-type="float">
            <text:p>0.0152512</text:p>
          </table:table-cell>
          <table:table-cell table:number-columns-repeated="59"/>
        </table:table-row>
        <table:table-row table:style-name="ro1">
          <table:table-cell office:value-type="float" office:value="0.0000000185625" calcext:value-type="float">
            <text:p>1.85625E-08</text:p>
          </table:table-cell>
          <table:table-cell office:value-type="float" office:value="0.0152512" calcext:value-type="float">
            <text:p>0.0152512</text:p>
          </table:table-cell>
          <table:table-cell/>
          <table:table-cell table:style-name="ce1" table:formula="of:=10^9*[.A437]" office:value-type="float" office:value="18.5625" calcext:value-type="float">
            <text:p>18.5625</text:p>
          </table:table-cell>
          <table:table-cell table:style-name="ce1" table:formula="of:=[.B437]" office:value-type="float" office:value="0.0152512" calcext:value-type="float">
            <text:p>0.0152512</text:p>
          </table:table-cell>
          <table:table-cell table:number-columns-repeated="59"/>
        </table:table-row>
        <table:table-row table:style-name="ro1">
          <table:table-cell office:value-type="float" office:value="0.0000000190625" calcext:value-type="float">
            <text:p>1.90625E-08</text:p>
          </table:table-cell>
          <table:table-cell office:value-type="float" office:value="0.0152512" calcext:value-type="float">
            <text:p>0.0152512</text:p>
          </table:table-cell>
          <table:table-cell/>
          <table:table-cell table:style-name="ce1" table:formula="of:=10^9*[.A438]" office:value-type="float" office:value="19.0625" calcext:value-type="float">
            <text:p>19.0625</text:p>
          </table:table-cell>
          <table:table-cell table:style-name="ce1" table:formula="of:=[.B438]" office:value-type="float" office:value="0.0152512" calcext:value-type="float">
            <text:p>0.0152512</text:p>
          </table:table-cell>
          <table:table-cell table:number-columns-repeated="59"/>
        </table:table-row>
        <table:table-row table:style-name="ro1">
          <table:table-cell office:value-type="float" office:value="0.0000000195625" calcext:value-type="float">
            <text:p>1.95625E-08</text:p>
          </table:table-cell>
          <table:table-cell office:value-type="float" office:value="0.0152512" calcext:value-type="float">
            <text:p>0.0152512</text:p>
          </table:table-cell>
          <table:table-cell/>
          <table:table-cell table:style-name="ce1" table:formula="of:=10^9*[.A439]" office:value-type="float" office:value="19.5625" calcext:value-type="float">
            <text:p>19.5625</text:p>
          </table:table-cell>
          <table:table-cell table:style-name="ce1" table:formula="of:=[.B439]" office:value-type="float" office:value="0.0152512" calcext:value-type="float">
            <text:p>0.0152512</text:p>
          </table:table-cell>
          <table:table-cell table:number-columns-repeated="59"/>
        </table:table-row>
        <table:table-row table:style-name="ro1">
          <table:table-cell office:value-type="float" office:value="0.0000000200625" calcext:value-type="float">
            <text:p>2.00625E-08</text:p>
          </table:table-cell>
          <table:table-cell office:value-type="float" office:value="0.0152512" calcext:value-type="float">
            <text:p>0.0152512</text:p>
          </table:table-cell>
          <table:table-cell/>
          <table:table-cell table:style-name="ce1" table:formula="of:=10^9*[.A440]" office:value-type="float" office:value="20.0625" calcext:value-type="float">
            <text:p>20.0625</text:p>
          </table:table-cell>
          <table:table-cell table:style-name="ce1" table:formula="of:=[.B440]" office:value-type="float" office:value="0.0152512" calcext:value-type="float">
            <text:p>0.0152512</text:p>
          </table:table-cell>
          <table:table-cell table:number-columns-repeated="59"/>
        </table:table-row>
        <table:table-row table:style-name="ro1">
          <table:table-cell office:value-type="float" office:value="0.0000000205625" calcext:value-type="float">
            <text:p>2.05625E-08</text:p>
          </table:table-cell>
          <table:table-cell office:value-type="float" office:value="0.0152512" calcext:value-type="float">
            <text:p>0.0152512</text:p>
          </table:table-cell>
          <table:table-cell/>
          <table:table-cell table:style-name="ce1" table:formula="of:=10^9*[.A441]" office:value-type="float" office:value="20.5625" calcext:value-type="float">
            <text:p>20.5625</text:p>
          </table:table-cell>
          <table:table-cell table:style-name="ce1" table:formula="of:=[.B441]" office:value-type="float" office:value="0.0152512" calcext:value-type="float">
            <text:p>0.0152512</text:p>
          </table:table-cell>
          <table:table-cell table:number-columns-repeated="59"/>
        </table:table-row>
        <table:table-row table:style-name="ro1">
          <table:table-cell office:value-type="float" office:value="0.0000000210625" calcext:value-type="float">
            <text:p>2.10625E-08</text:p>
          </table:table-cell>
          <table:table-cell office:value-type="float" office:value="0.0152512" calcext:value-type="float">
            <text:p>0.0152512</text:p>
          </table:table-cell>
          <table:table-cell/>
          <table:table-cell table:style-name="ce1" table:formula="of:=10^9*[.A442]" office:value-type="float" office:value="21.0625" calcext:value-type="float">
            <text:p>21.0625</text:p>
          </table:table-cell>
          <table:table-cell table:style-name="ce1" table:formula="of:=[.B442]" office:value-type="float" office:value="0.0152512" calcext:value-type="float">
            <text:p>0.0152512</text:p>
          </table:table-cell>
          <table:table-cell table:number-columns-repeated="59"/>
        </table:table-row>
        <table:table-row table:style-name="ro1">
          <table:table-cell office:value-type="float" office:value="0.0000000215625" calcext:value-type="float">
            <text:p>2.15625E-08</text:p>
          </table:table-cell>
          <table:table-cell office:value-type="float" office:value="0.0232914" calcext:value-type="float">
            <text:p>0.0232914</text:p>
          </table:table-cell>
          <table:table-cell/>
          <table:table-cell table:style-name="ce1" table:formula="of:=10^9*[.A443]" office:value-type="float" office:value="21.5625" calcext:value-type="float">
            <text:p>21.5625</text:p>
          </table:table-cell>
          <table:table-cell table:style-name="ce1" table:formula="of:=[.B443]" office:value-type="float" office:value="0.0232914" calcext:value-type="float">
            <text:p>0.0232914</text:p>
          </table:table-cell>
          <table:table-cell table:number-columns-repeated="59"/>
        </table:table-row>
        <table:table-row table:style-name="ro1">
          <table:table-cell office:value-type="float" office:value="0.0000000220625" calcext:value-type="float">
            <text:p>2.20625E-08</text:p>
          </table:table-cell>
          <table:table-cell office:value-type="float" office:value="0.0313317" calcext:value-type="float">
            <text:p>0.0313317</text:p>
          </table:table-cell>
          <table:table-cell/>
          <table:table-cell table:style-name="ce1" table:formula="of:=10^9*[.A444]" office:value-type="float" office:value="22.0625" calcext:value-type="float">
            <text:p>22.0625</text:p>
          </table:table-cell>
          <table:table-cell table:style-name="ce1" table:formula="of:=[.B444]" office:value-type="float" office:value="0.0313317" calcext:value-type="float">
            <text:p>0.0313317</text:p>
          </table:table-cell>
          <table:table-cell table:number-columns-repeated="59"/>
        </table:table-row>
        <table:table-row table:style-name="ro1">
          <table:table-cell office:value-type="float" office:value="0.0000000225625" calcext:value-type="float">
            <text:p>2.25625E-08</text:p>
          </table:table-cell>
          <table:table-cell office:value-type="float" office:value="0.0152512" calcext:value-type="float">
            <text:p>0.0152512</text:p>
          </table:table-cell>
          <table:table-cell/>
          <table:table-cell table:style-name="ce1" table:formula="of:=10^9*[.A445]" office:value-type="float" office:value="22.5625" calcext:value-type="float">
            <text:p>22.5625</text:p>
          </table:table-cell>
          <table:table-cell table:style-name="ce1" table:formula="of:=[.B445]" office:value-type="float" office:value="0.0152512" calcext:value-type="float">
            <text:p>0.0152512</text:p>
          </table:table-cell>
          <table:table-cell table:number-columns-repeated="59"/>
        </table:table-row>
        <table:table-row table:style-name="ro1">
          <table:table-cell office:value-type="float" office:value="0.0000000230625" calcext:value-type="float">
            <text:p>2.30625E-08</text:p>
          </table:table-cell>
          <table:table-cell office:value-type="float" office:value="0.0152512" calcext:value-type="float">
            <text:p>0.0152512</text:p>
          </table:table-cell>
          <table:table-cell/>
          <table:table-cell table:style-name="ce1" table:formula="of:=10^9*[.A446]" office:value-type="float" office:value="23.0625" calcext:value-type="float">
            <text:p>23.0625</text:p>
          </table:table-cell>
          <table:table-cell table:style-name="ce1" table:formula="of:=[.B446]" office:value-type="float" office:value="0.0152512" calcext:value-type="float">
            <text:p>0.0152512</text:p>
          </table:table-cell>
          <table:table-cell table:number-columns-repeated="59"/>
        </table:table-row>
        <table:table-row table:style-name="ro1">
          <table:table-cell office:value-type="float" office:value="0.0000000235625" calcext:value-type="float">
            <text:p>2.35625E-08</text:p>
          </table:table-cell>
          <table:table-cell office:value-type="float" office:value="0.0313317" calcext:value-type="float">
            <text:p>0.0313317</text:p>
          </table:table-cell>
          <table:table-cell/>
          <table:table-cell table:style-name="ce1" table:formula="of:=10^9*[.A447]" office:value-type="float" office:value="23.5625" calcext:value-type="float">
            <text:p>23.5625</text:p>
          </table:table-cell>
          <table:table-cell table:style-name="ce1" table:formula="of:=[.B447]" office:value-type="float" office:value="0.0313317" calcext:value-type="float">
            <text:p>0.0313317</text:p>
          </table:table-cell>
          <table:table-cell table:number-columns-repeated="59"/>
        </table:table-row>
        <table:table-row table:style-name="ro1">
          <table:table-cell office:value-type="float" office:value="0.0000000240625" calcext:value-type="float">
            <text:p>2.40625E-08</text:p>
          </table:table-cell>
          <table:table-cell office:value-type="float" office:value="0.0152512" calcext:value-type="float">
            <text:p>0.0152512</text:p>
          </table:table-cell>
          <table:table-cell/>
          <table:table-cell table:style-name="ce1" table:formula="of:=10^9*[.A448]" office:value-type="float" office:value="24.0625" calcext:value-type="float">
            <text:p>24.0625</text:p>
          </table:table-cell>
          <table:table-cell table:style-name="ce1" table:formula="of:=[.B448]" office:value-type="float" office:value="0.0152512" calcext:value-type="float">
            <text:p>0.0152512</text:p>
          </table:table-cell>
          <table:table-cell table:number-columns-repeated="59"/>
        </table:table-row>
        <table:table-row table:style-name="ro1">
          <table:table-cell office:value-type="float" office:value="0.0000000245625" calcext:value-type="float">
            <text:p>2.45625E-08</text:p>
          </table:table-cell>
          <table:table-cell office:value-type="float" office:value="0.0313317" calcext:value-type="float">
            <text:p>0.0313317</text:p>
          </table:table-cell>
          <table:table-cell/>
          <table:table-cell table:style-name="ce1" table:formula="of:=10^9*[.A449]" office:value-type="float" office:value="24.5625" calcext:value-type="float">
            <text:p>24.5625</text:p>
          </table:table-cell>
          <table:table-cell table:style-name="ce1" table:formula="of:=[.B449]" office:value-type="float" office:value="0.0313317" calcext:value-type="float">
            <text:p>0.0313317</text:p>
          </table:table-cell>
          <table:table-cell table:number-columns-repeated="59"/>
        </table:table-row>
        <table:table-row table:style-name="ro1">
          <table:table-cell office:value-type="float" office:value="0.0000000250625" calcext:value-type="float">
            <text:p>2.50625E-08</text:p>
          </table:table-cell>
          <table:table-cell office:value-type="float" office:value="0.0152512" calcext:value-type="float">
            <text:p>0.0152512</text:p>
          </table:table-cell>
          <table:table-cell/>
          <table:table-cell table:style-name="ce1" table:formula="of:=10^9*[.A450]" office:value-type="float" office:value="25.0625" calcext:value-type="float">
            <text:p>25.0625</text:p>
          </table:table-cell>
          <table:table-cell table:style-name="ce1" table:formula="of:=[.B450]" office:value-type="float" office:value="0.0152512" calcext:value-type="float">
            <text:p>0.0152512</text:p>
          </table:table-cell>
          <table:table-cell table:number-columns-repeated="59"/>
        </table:table-row>
        <table:table-row table:style-name="ro1">
          <table:table-cell office:value-type="float" office:value="0.0000000255625" calcext:value-type="float">
            <text:p>2.55625E-08</text:p>
          </table:table-cell>
          <table:table-cell office:value-type="float" office:value="0.0232914" calcext:value-type="float">
            <text:p>0.0232914</text:p>
          </table:table-cell>
          <table:table-cell/>
          <table:table-cell table:style-name="ce1" table:formula="of:=10^9*[.A451]" office:value-type="float" office:value="25.5625" calcext:value-type="float">
            <text:p>25.5625</text:p>
          </table:table-cell>
          <table:table-cell table:style-name="ce1" table:formula="of:=[.B451]" office:value-type="float" office:value="0.0232914" calcext:value-type="float">
            <text:p>0.0232914</text:p>
          </table:table-cell>
          <table:table-cell table:number-columns-repeated="59"/>
        </table:table-row>
        <table:table-row table:style-name="ro1">
          <table:table-cell office:value-type="float" office:value="0.0000000260625" calcext:value-type="float">
            <text:p>2.60625E-08</text:p>
          </table:table-cell>
          <table:table-cell office:value-type="float" office:value="0.0152512" calcext:value-type="float">
            <text:p>0.0152512</text:p>
          </table:table-cell>
          <table:table-cell/>
          <table:table-cell table:style-name="ce1" table:formula="of:=10^9*[.A452]" office:value-type="float" office:value="26.0625" calcext:value-type="float">
            <text:p>26.0625</text:p>
          </table:table-cell>
          <table:table-cell table:style-name="ce1" table:formula="of:=[.B452]" office:value-type="float" office:value="0.0152512" calcext:value-type="float">
            <text:p>0.0152512</text:p>
          </table:table-cell>
          <table:table-cell table:number-columns-repeated="59"/>
        </table:table-row>
        <table:table-row table:style-name="ro1">
          <table:table-cell office:value-type="float" office:value="0.0000000265625" calcext:value-type="float">
            <text:p>2.65625E-08</text:p>
          </table:table-cell>
          <table:table-cell office:value-type="float" office:value="0.0152512" calcext:value-type="float">
            <text:p>0.0152512</text:p>
          </table:table-cell>
          <table:table-cell/>
          <table:table-cell table:style-name="ce1" table:formula="of:=10^9*[.A453]" office:value-type="float" office:value="26.5625" calcext:value-type="float">
            <text:p>26.5625</text:p>
          </table:table-cell>
          <table:table-cell table:style-name="ce1" table:formula="of:=[.B453]" office:value-type="float" office:value="0.0152512" calcext:value-type="float">
            <text:p>0.0152512</text:p>
          </table:table-cell>
          <table:table-cell table:number-columns-repeated="59"/>
        </table:table-row>
        <table:table-row table:style-name="ro1">
          <table:table-cell office:value-type="float" office:value="0.0000000270625" calcext:value-type="float">
            <text:p>2.70625E-08</text:p>
          </table:table-cell>
          <table:table-cell office:value-type="float" office:value="0.0232914" calcext:value-type="float">
            <text:p>0.0232914</text:p>
          </table:table-cell>
          <table:table-cell/>
          <table:table-cell table:style-name="ce1" table:formula="of:=10^9*[.A454]" office:value-type="float" office:value="27.0625" calcext:value-type="float">
            <text:p>27.0625</text:p>
          </table:table-cell>
          <table:table-cell table:style-name="ce1" table:formula="of:=[.B454]" office:value-type="float" office:value="0.0232914" calcext:value-type="float">
            <text:p>0.0232914</text:p>
          </table:table-cell>
          <table:table-cell table:number-columns-repeated="59"/>
        </table:table-row>
        <table:table-row table:style-name="ro1">
          <table:table-cell office:value-type="float" office:value="0.0000000275625" calcext:value-type="float">
            <text:p>2.75625E-08</text:p>
          </table:table-cell>
          <table:table-cell office:value-type="float" office:value="0.0232914" calcext:value-type="float">
            <text:p>0.0232914</text:p>
          </table:table-cell>
          <table:table-cell/>
          <table:table-cell table:style-name="ce1" table:formula="of:=10^9*[.A455]" office:value-type="float" office:value="27.5625" calcext:value-type="float">
            <text:p>27.5625</text:p>
          </table:table-cell>
          <table:table-cell table:style-name="ce1" table:formula="of:=[.B455]" office:value-type="float" office:value="0.0232914" calcext:value-type="float">
            <text:p>0.0232914</text:p>
          </table:table-cell>
          <table:table-cell table:number-columns-repeated="59"/>
        </table:table-row>
        <table:table-row table:style-name="ro1">
          <table:table-cell office:value-type="float" office:value="0.0000000280625" calcext:value-type="float">
            <text:p>2.80625E-08</text:p>
          </table:table-cell>
          <table:table-cell office:value-type="float" office:value="0.0152512" calcext:value-type="float">
            <text:p>0.0152512</text:p>
          </table:table-cell>
          <table:table-cell/>
          <table:table-cell table:style-name="ce1" table:formula="of:=10^9*[.A456]" office:value-type="float" office:value="28.0625" calcext:value-type="float">
            <text:p>28.0625</text:p>
          </table:table-cell>
          <table:table-cell table:style-name="ce1" table:formula="of:=[.B456]" office:value-type="float" office:value="0.0152512" calcext:value-type="float">
            <text:p>0.0152512</text:p>
          </table:table-cell>
          <table:table-cell table:number-columns-repeated="59"/>
        </table:table-row>
        <table:table-row table:style-name="ro1">
          <table:table-cell office:value-type="float" office:value="0.0000000285625" calcext:value-type="float">
            <text:p>2.85625E-08</text:p>
          </table:table-cell>
          <table:table-cell office:value-type="float" office:value="0.0232914" calcext:value-type="float">
            <text:p>0.0232914</text:p>
          </table:table-cell>
          <table:table-cell/>
          <table:table-cell table:style-name="ce1" table:formula="of:=10^9*[.A457]" office:value-type="float" office:value="28.5625" calcext:value-type="float">
            <text:p>28.5625</text:p>
          </table:table-cell>
          <table:table-cell table:style-name="ce1" table:formula="of:=[.B457]" office:value-type="float" office:value="0.0232914" calcext:value-type="float">
            <text:p>0.0232914</text:p>
          </table:table-cell>
          <table:table-cell table:number-columns-repeated="59"/>
        </table:table-row>
        <table:table-row table:style-name="ro1">
          <table:table-cell office:value-type="float" office:value="0.0000000290625" calcext:value-type="float">
            <text:p>2.90625E-08</text:p>
          </table:table-cell>
          <table:table-cell office:value-type="float" office:value="0.0152512" calcext:value-type="float">
            <text:p>0.0152512</text:p>
          </table:table-cell>
          <table:table-cell/>
          <table:table-cell table:style-name="ce1" table:formula="of:=10^9*[.A458]" office:value-type="float" office:value="29.0625" calcext:value-type="float">
            <text:p>29.0625</text:p>
          </table:table-cell>
          <table:table-cell table:style-name="ce1" table:formula="of:=[.B458]" office:value-type="float" office:value="0.0152512" calcext:value-type="float">
            <text:p>0.0152512</text:p>
          </table:table-cell>
          <table:table-cell table:number-columns-repeated="59"/>
        </table:table-row>
        <table:table-row table:style-name="ro1">
          <table:table-cell office:value-type="float" office:value="0.0000000295625" calcext:value-type="float">
            <text:p>2.95625E-08</text:p>
          </table:table-cell>
          <table:table-cell office:value-type="float" office:value="0.0232914" calcext:value-type="float">
            <text:p>0.0232914</text:p>
          </table:table-cell>
          <table:table-cell/>
          <table:table-cell table:style-name="ce1" table:formula="of:=10^9*[.A459]" office:value-type="float" office:value="29.5625" calcext:value-type="float">
            <text:p>29.5625</text:p>
          </table:table-cell>
          <table:table-cell table:style-name="ce1" table:formula="of:=[.B459]" office:value-type="float" office:value="0.0232914" calcext:value-type="float">
            <text:p>0.0232914</text:p>
          </table:table-cell>
          <table:table-cell table:number-columns-repeated="59"/>
        </table:table-row>
        <table:table-row table:style-name="ro1">
          <table:table-cell office:value-type="float" office:value="0.0000000300625" calcext:value-type="float">
            <text:p>3.00625E-08</text:p>
          </table:table-cell>
          <table:table-cell office:value-type="float" office:value="0.0313317" calcext:value-type="float">
            <text:p>0.0313317</text:p>
          </table:table-cell>
          <table:table-cell/>
          <table:table-cell table:style-name="ce1" table:formula="of:=10^9*[.A460]" office:value-type="float" office:value="30.0625" calcext:value-type="float">
            <text:p>30.0625</text:p>
          </table:table-cell>
          <table:table-cell table:style-name="ce1" table:formula="of:=[.B460]" office:value-type="float" office:value="0.0313317" calcext:value-type="float">
            <text:p>0.0313317</text:p>
          </table:table-cell>
          <table:table-cell table:number-columns-repeated="59"/>
        </table:table-row>
        <table:table-row table:style-name="ro1">
          <table:table-cell office:value-type="float" office:value="0.0000000305625" calcext:value-type="float">
            <text:p>3.05625E-08</text:p>
          </table:table-cell>
          <table:table-cell office:value-type="float" office:value="0.0152512" calcext:value-type="float">
            <text:p>0.0152512</text:p>
          </table:table-cell>
          <table:table-cell/>
          <table:table-cell table:style-name="ce1" table:formula="of:=10^9*[.A461]" office:value-type="float" office:value="30.5625" calcext:value-type="float">
            <text:p>30.5625</text:p>
          </table:table-cell>
          <table:table-cell table:style-name="ce1" table:formula="of:=[.B461]" office:value-type="float" office:value="0.0152512" calcext:value-type="float">
            <text:p>0.0152512</text:p>
          </table:table-cell>
          <table:table-cell table:number-columns-repeated="59"/>
        </table:table-row>
        <table:table-row table:style-name="ro1">
          <table:table-cell office:value-type="float" office:value="0.0000000310625" calcext:value-type="float">
            <text:p>3.10625E-08</text:p>
          </table:table-cell>
          <table:table-cell office:value-type="float" office:value="0.0152512" calcext:value-type="float">
            <text:p>0.0152512</text:p>
          </table:table-cell>
          <table:table-cell/>
          <table:table-cell table:style-name="ce1" table:formula="of:=10^9*[.A462]" office:value-type="float" office:value="31.0625" calcext:value-type="float">
            <text:p>31.0625</text:p>
          </table:table-cell>
          <table:table-cell table:style-name="ce1" table:formula="of:=[.B462]" office:value-type="float" office:value="0.0152512" calcext:value-type="float">
            <text:p>0.0152512</text:p>
          </table:table-cell>
          <table:table-cell table:number-columns-repeated="59"/>
        </table:table-row>
        <table:table-row table:style-name="ro1">
          <table:table-cell office:value-type="float" office:value="0.0000000315625" calcext:value-type="float">
            <text:p>3.15625E-08</text:p>
          </table:table-cell>
          <table:table-cell office:value-type="float" office:value="0.0313317" calcext:value-type="float">
            <text:p>0.0313317</text:p>
          </table:table-cell>
          <table:table-cell/>
          <table:table-cell table:style-name="ce1" table:formula="of:=10^9*[.A463]" office:value-type="float" office:value="31.5625" calcext:value-type="float">
            <text:p>31.5625</text:p>
          </table:table-cell>
          <table:table-cell table:style-name="ce1" table:formula="of:=[.B463]" office:value-type="float" office:value="0.0313317" calcext:value-type="float">
            <text:p>0.0313317</text:p>
          </table:table-cell>
          <table:table-cell table:number-columns-repeated="59"/>
        </table:table-row>
        <table:table-row table:style-name="ro1">
          <table:table-cell office:value-type="float" office:value="0.0000000320625" calcext:value-type="float">
            <text:p>3.20625E-08</text:p>
          </table:table-cell>
          <table:table-cell office:value-type="float" office:value="0.0232914" calcext:value-type="float">
            <text:p>0.0232914</text:p>
          </table:table-cell>
          <table:table-cell/>
          <table:table-cell table:style-name="ce1" table:formula="of:=10^9*[.A464]" office:value-type="float" office:value="32.0625" calcext:value-type="float">
            <text:p>32.0625</text:p>
          </table:table-cell>
          <table:table-cell table:style-name="ce1" table:formula="of:=[.B464]" office:value-type="float" office:value="0.0232914" calcext:value-type="float">
            <text:p>0.0232914</text:p>
          </table:table-cell>
          <table:table-cell table:number-columns-repeated="59"/>
        </table:table-row>
        <table:table-row table:style-name="ro1">
          <table:table-cell office:value-type="float" office:value="0.0000000325625" calcext:value-type="float">
            <text:p>3.25625E-08</text:p>
          </table:table-cell>
          <table:table-cell office:value-type="float" office:value="0.0313317" calcext:value-type="float">
            <text:p>0.0313317</text:p>
          </table:table-cell>
          <table:table-cell/>
          <table:table-cell table:style-name="ce1" table:formula="of:=10^9*[.A465]" office:value-type="float" office:value="32.5625" calcext:value-type="float">
            <text:p>32.5625</text:p>
          </table:table-cell>
          <table:table-cell table:style-name="ce1" table:formula="of:=[.B465]" office:value-type="float" office:value="0.0313317" calcext:value-type="float">
            <text:p>0.0313317</text:p>
          </table:table-cell>
          <table:table-cell table:number-columns-repeated="59"/>
        </table:table-row>
        <table:table-row table:style-name="ro1">
          <table:table-cell office:value-type="float" office:value="0.0000000330625" calcext:value-type="float">
            <text:p>3.30625E-08</text:p>
          </table:table-cell>
          <table:table-cell office:value-type="float" office:value="0.0313317" calcext:value-type="float">
            <text:p>0.0313317</text:p>
          </table:table-cell>
          <table:table-cell/>
          <table:table-cell table:style-name="ce1" table:formula="of:=10^9*[.A466]" office:value-type="float" office:value="33.0625" calcext:value-type="float">
            <text:p>33.0625</text:p>
          </table:table-cell>
          <table:table-cell table:style-name="ce1" table:formula="of:=[.B466]" office:value-type="float" office:value="0.0313317" calcext:value-type="float">
            <text:p>0.0313317</text:p>
          </table:table-cell>
          <table:table-cell table:number-columns-repeated="59"/>
        </table:table-row>
        <table:table-row table:style-name="ro1">
          <table:table-cell office:value-type="float" office:value="0.0000000335625" calcext:value-type="float">
            <text:p>3.35625E-08</text:p>
          </table:table-cell>
          <table:table-cell office:value-type="float" office:value="0.0313317" calcext:value-type="float">
            <text:p>0.0313317</text:p>
          </table:table-cell>
          <table:table-cell/>
          <table:table-cell table:style-name="ce1" table:formula="of:=10^9*[.A467]" office:value-type="float" office:value="33.5625" calcext:value-type="float">
            <text:p>33.5625</text:p>
          </table:table-cell>
          <table:table-cell table:style-name="ce1" table:formula="of:=[.B467]" office:value-type="float" office:value="0.0313317" calcext:value-type="float">
            <text:p>0.0313317</text:p>
          </table:table-cell>
          <table:table-cell table:number-columns-repeated="59"/>
        </table:table-row>
        <table:table-row table:style-name="ro1">
          <table:table-cell office:value-type="float" office:value="0.0000000340625" calcext:value-type="float">
            <text:p>3.40625E-08</text:p>
          </table:table-cell>
          <table:table-cell office:value-type="float" office:value="0.0232914" calcext:value-type="float">
            <text:p>0.0232914</text:p>
          </table:table-cell>
          <table:table-cell/>
          <table:table-cell table:style-name="ce1" table:formula="of:=10^9*[.A468]" office:value-type="float" office:value="34.0625" calcext:value-type="float">
            <text:p>34.0625</text:p>
          </table:table-cell>
          <table:table-cell table:style-name="ce1" table:formula="of:=[.B468]" office:value-type="float" office:value="0.0232914" calcext:value-type="float">
            <text:p>0.0232914</text:p>
          </table:table-cell>
          <table:table-cell table:number-columns-repeated="59"/>
        </table:table-row>
        <table:table-row table:style-name="ro1">
          <table:table-cell office:value-type="float" office:value="0.0000000345625" calcext:value-type="float">
            <text:p>3.45625E-08</text:p>
          </table:table-cell>
          <table:table-cell office:value-type="float" office:value="0.0232914" calcext:value-type="float">
            <text:p>0.0232914</text:p>
          </table:table-cell>
          <table:table-cell/>
          <table:table-cell table:style-name="ce1" table:formula="of:=10^9*[.A469]" office:value-type="float" office:value="34.5625" calcext:value-type="float">
            <text:p>34.5625</text:p>
          </table:table-cell>
          <table:table-cell table:style-name="ce1" table:formula="of:=[.B469]" office:value-type="float" office:value="0.0232914" calcext:value-type="float">
            <text:p>0.0232914</text:p>
          </table:table-cell>
          <table:table-cell table:number-columns-repeated="59"/>
        </table:table-row>
        <table:table-row table:style-name="ro1">
          <table:table-cell office:value-type="float" office:value="0.0000000350625" calcext:value-type="float">
            <text:p>3.50625E-08</text:p>
          </table:table-cell>
          <table:table-cell office:value-type="float" office:value="0.0232914" calcext:value-type="float">
            <text:p>0.0232914</text:p>
          </table:table-cell>
          <table:table-cell/>
          <table:table-cell table:style-name="ce1" table:formula="of:=10^9*[.A470]" office:value-type="float" office:value="35.0625" calcext:value-type="float">
            <text:p>35.0625</text:p>
          </table:table-cell>
          <table:table-cell table:style-name="ce1" table:formula="of:=[.B470]" office:value-type="float" office:value="0.0232914" calcext:value-type="float">
            <text:p>0.0232914</text:p>
          </table:table-cell>
          <table:table-cell table:number-columns-repeated="59"/>
        </table:table-row>
        <table:table-row table:style-name="ro1">
          <table:table-cell office:value-type="float" office:value="0.0000000355625" calcext:value-type="float">
            <text:p>3.55625E-08</text:p>
          </table:table-cell>
          <table:table-cell office:value-type="float" office:value="0.0232914" calcext:value-type="float">
            <text:p>0.0232914</text:p>
          </table:table-cell>
          <table:table-cell/>
          <table:table-cell table:style-name="ce1" table:formula="of:=10^9*[.A471]" office:value-type="float" office:value="35.5625" calcext:value-type="float">
            <text:p>35.5625</text:p>
          </table:table-cell>
          <table:table-cell table:style-name="ce1" table:formula="of:=[.B471]" office:value-type="float" office:value="0.0232914" calcext:value-type="float">
            <text:p>0.0232914</text:p>
          </table:table-cell>
          <table:table-cell table:number-columns-repeated="59"/>
        </table:table-row>
        <table:table-row table:style-name="ro1">
          <table:table-cell office:value-type="float" office:value="0.0000000360625" calcext:value-type="float">
            <text:p>3.60625E-08</text:p>
          </table:table-cell>
          <table:table-cell office:value-type="float" office:value="0.0232914" calcext:value-type="float">
            <text:p>0.0232914</text:p>
          </table:table-cell>
          <table:table-cell/>
          <table:table-cell table:style-name="ce1" table:formula="of:=10^9*[.A472]" office:value-type="float" office:value="36.0625" calcext:value-type="float">
            <text:p>36.0625</text:p>
          </table:table-cell>
          <table:table-cell table:style-name="ce1" table:formula="of:=[.B472]" office:value-type="float" office:value="0.0232914" calcext:value-type="float">
            <text:p>0.0232914</text:p>
          </table:table-cell>
          <table:table-cell table:number-columns-repeated="59"/>
        </table:table-row>
        <table:table-row table:style-name="ro1">
          <table:table-cell office:value-type="float" office:value="0.0000000365625" calcext:value-type="float">
            <text:p>3.65625E-08</text:p>
          </table:table-cell>
          <table:table-cell office:value-type="float" office:value="0.0232914" calcext:value-type="float">
            <text:p>0.0232914</text:p>
          </table:table-cell>
          <table:table-cell/>
          <table:table-cell table:style-name="ce1" table:formula="of:=10^9*[.A473]" office:value-type="float" office:value="36.5625" calcext:value-type="float">
            <text:p>36.5625</text:p>
          </table:table-cell>
          <table:table-cell table:style-name="ce1" table:formula="of:=[.B473]" office:value-type="float" office:value="0.0232914" calcext:value-type="float">
            <text:p>0.0232914</text:p>
          </table:table-cell>
          <table:table-cell table:number-columns-repeated="59"/>
        </table:table-row>
        <table:table-row table:style-name="ro1">
          <table:table-cell office:value-type="float" office:value="0.0000000370625" calcext:value-type="float">
            <text:p>3.70625E-08</text:p>
          </table:table-cell>
          <table:table-cell office:value-type="float" office:value="0.0232914" calcext:value-type="float">
            <text:p>0.0232914</text:p>
          </table:table-cell>
          <table:table-cell/>
          <table:table-cell table:style-name="ce1" table:formula="of:=10^9*[.A474]" office:value-type="float" office:value="37.0625" calcext:value-type="float">
            <text:p>37.0625</text:p>
          </table:table-cell>
          <table:table-cell table:style-name="ce1" table:formula="of:=[.B474]" office:value-type="float" office:value="0.0232914" calcext:value-type="float">
            <text:p>0.0232914</text:p>
          </table:table-cell>
          <table:table-cell table:number-columns-repeated="59"/>
        </table:table-row>
        <table:table-row table:style-name="ro1">
          <table:table-cell office:value-type="float" office:value="0.0000000375625" calcext:value-type="float">
            <text:p>3.75625E-08</text:p>
          </table:table-cell>
          <table:table-cell office:value-type="float" office:value="0.0232914" calcext:value-type="float">
            <text:p>0.0232914</text:p>
          </table:table-cell>
          <table:table-cell/>
          <table:table-cell table:style-name="ce1" table:formula="of:=10^9*[.A475]" office:value-type="float" office:value="37.5625" calcext:value-type="float">
            <text:p>37.5625</text:p>
          </table:table-cell>
          <table:table-cell table:style-name="ce1" table:formula="of:=[.B475]" office:value-type="float" office:value="0.0232914" calcext:value-type="float">
            <text:p>0.0232914</text:p>
          </table:table-cell>
          <table:table-cell table:number-columns-repeated="59"/>
        </table:table-row>
        <table:table-row table:style-name="ro1">
          <table:table-cell office:value-type="float" office:value="0.0000000380625" calcext:value-type="float">
            <text:p>3.80625E-08</text:p>
          </table:table-cell>
          <table:table-cell office:value-type="float" office:value="0.0313317" calcext:value-type="float">
            <text:p>0.0313317</text:p>
          </table:table-cell>
          <table:table-cell/>
          <table:table-cell table:style-name="ce1" table:formula="of:=10^9*[.A476]" office:value-type="float" office:value="38.0625" calcext:value-type="float">
            <text:p>38.0625</text:p>
          </table:table-cell>
          <table:table-cell table:style-name="ce1" table:formula="of:=[.B476]" office:value-type="float" office:value="0.0313317" calcext:value-type="float">
            <text:p>0.0313317</text:p>
          </table:table-cell>
          <table:table-cell table:number-columns-repeated="59"/>
        </table:table-row>
        <table:table-row table:style-name="ro1">
          <table:table-cell office:value-type="float" office:value="0.0000000385625" calcext:value-type="float">
            <text:p>3.85625E-08</text:p>
          </table:table-cell>
          <table:table-cell office:value-type="float" office:value="0.0152512" calcext:value-type="float">
            <text:p>0.0152512</text:p>
          </table:table-cell>
          <table:table-cell/>
          <table:table-cell table:style-name="ce1" table:formula="of:=10^9*[.A477]" office:value-type="float" office:value="38.5625" calcext:value-type="float">
            <text:p>38.5625</text:p>
          </table:table-cell>
          <table:table-cell table:style-name="ce1" table:formula="of:=[.B477]" office:value-type="float" office:value="0.0152512" calcext:value-type="float">
            <text:p>0.0152512</text:p>
          </table:table-cell>
          <table:table-cell table:number-columns-repeated="59"/>
        </table:table-row>
        <table:table-row table:style-name="ro1">
          <table:table-cell office:value-type="float" office:value="0.0000000390625" calcext:value-type="float">
            <text:p>3.90625E-08</text:p>
          </table:table-cell>
          <table:table-cell office:value-type="float" office:value="0.0232914" calcext:value-type="float">
            <text:p>0.0232914</text:p>
          </table:table-cell>
          <table:table-cell/>
          <table:table-cell table:style-name="ce1" table:formula="of:=10^9*[.A478]" office:value-type="float" office:value="39.0625" calcext:value-type="float">
            <text:p>39.0625</text:p>
          </table:table-cell>
          <table:table-cell table:style-name="ce1" table:formula="of:=[.B478]" office:value-type="float" office:value="0.0232914" calcext:value-type="float">
            <text:p>0.0232914</text:p>
          </table:table-cell>
          <table:table-cell table:number-columns-repeated="59"/>
        </table:table-row>
        <table:table-row table:style-name="ro1">
          <table:table-cell office:value-type="float" office:value="0.0000000395625" calcext:value-type="float">
            <text:p>3.95625E-08</text:p>
          </table:table-cell>
          <table:table-cell office:value-type="float" office:value="0.0313317" calcext:value-type="float">
            <text:p>0.0313317</text:p>
          </table:table-cell>
          <table:table-cell/>
          <table:table-cell table:style-name="ce1" table:formula="of:=10^9*[.A479]" office:value-type="float" office:value="39.5625" calcext:value-type="float">
            <text:p>39.5625</text:p>
          </table:table-cell>
          <table:table-cell table:style-name="ce1" table:formula="of:=[.B479]" office:value-type="float" office:value="0.0313317" calcext:value-type="float">
            <text:p>0.0313317</text:p>
          </table:table-cell>
          <table:table-cell table:number-columns-repeated="59"/>
        </table:table-row>
        <table:table-row table:style-name="ro1">
          <table:table-cell office:value-type="float" office:value="0.0000000400625" calcext:value-type="float">
            <text:p>4.00625E-08</text:p>
          </table:table-cell>
          <table:table-cell office:value-type="float" office:value="0.0232914" calcext:value-type="float">
            <text:p>0.0232914</text:p>
          </table:table-cell>
          <table:table-cell/>
          <table:table-cell table:style-name="ce1" table:formula="of:=10^9*[.A480]" office:value-type="float" office:value="40.0625" calcext:value-type="float">
            <text:p>40.0625</text:p>
          </table:table-cell>
          <table:table-cell table:style-name="ce1" table:formula="of:=[.B480]" office:value-type="float" office:value="0.0232914" calcext:value-type="float">
            <text:p>0.0232914</text:p>
          </table:table-cell>
          <table:table-cell table:number-columns-repeated="59"/>
        </table:table-row>
        <table:table-row table:style-name="ro1">
          <table:table-cell office:value-type="float" office:value="0.0000000405625" calcext:value-type="float">
            <text:p>4.05625E-08</text:p>
          </table:table-cell>
          <table:table-cell office:value-type="float" office:value="0.0313317" calcext:value-type="float">
            <text:p>0.0313317</text:p>
          </table:table-cell>
          <table:table-cell/>
          <table:table-cell table:style-name="ce1" table:formula="of:=10^9*[.A481]" office:value-type="float" office:value="40.5625" calcext:value-type="float">
            <text:p>40.5625</text:p>
          </table:table-cell>
          <table:table-cell table:style-name="ce1" table:formula="of:=[.B481]" office:value-type="float" office:value="0.0313317" calcext:value-type="float">
            <text:p>0.0313317</text:p>
          </table:table-cell>
          <table:table-cell table:number-columns-repeated="59"/>
        </table:table-row>
        <table:table-row table:style-name="ro1">
          <table:table-cell office:value-type="float" office:value="0.0000000410625" calcext:value-type="float">
            <text:p>4.10625E-08</text:p>
          </table:table-cell>
          <table:table-cell office:value-type="float" office:value="0.0313317" calcext:value-type="float">
            <text:p>0.0313317</text:p>
          </table:table-cell>
          <table:table-cell/>
          <table:table-cell table:style-name="ce1" table:formula="of:=10^9*[.A482]" office:value-type="float" office:value="41.0625" calcext:value-type="float">
            <text:p>41.0625</text:p>
          </table:table-cell>
          <table:table-cell table:style-name="ce1" table:formula="of:=[.B482]" office:value-type="float" office:value="0.0313317" calcext:value-type="float">
            <text:p>0.0313317</text:p>
          </table:table-cell>
          <table:table-cell table:number-columns-repeated="59"/>
        </table:table-row>
        <table:table-row table:style-name="ro1">
          <table:table-cell office:value-type="float" office:value="0.0000000415625" calcext:value-type="float">
            <text:p>4.15625E-08</text:p>
          </table:table-cell>
          <table:table-cell office:value-type="float" office:value="0.0313317" calcext:value-type="float">
            <text:p>0.0313317</text:p>
          </table:table-cell>
          <table:table-cell/>
          <table:table-cell table:style-name="ce1" table:formula="of:=10^9*[.A483]" office:value-type="float" office:value="41.5625" calcext:value-type="float">
            <text:p>41.5625</text:p>
          </table:table-cell>
          <table:table-cell table:style-name="ce1" table:formula="of:=[.B483]" office:value-type="float" office:value="0.0313317" calcext:value-type="float">
            <text:p>0.0313317</text:p>
          </table:table-cell>
          <table:table-cell table:number-columns-repeated="59"/>
        </table:table-row>
        <table:table-row table:style-name="ro1">
          <table:table-cell office:value-type="float" office:value="0.0000000420625" calcext:value-type="float">
            <text:p>4.20625E-08</text:p>
          </table:table-cell>
          <table:table-cell office:value-type="float" office:value="0.0313317" calcext:value-type="float">
            <text:p>0.0313317</text:p>
          </table:table-cell>
          <table:table-cell/>
          <table:table-cell table:style-name="ce1" table:formula="of:=10^9*[.A484]" office:value-type="float" office:value="42.0625" calcext:value-type="float">
            <text:p>42.0625</text:p>
          </table:table-cell>
          <table:table-cell table:style-name="ce1" table:formula="of:=[.B484]" office:value-type="float" office:value="0.0313317" calcext:value-type="float">
            <text:p>0.0313317</text:p>
          </table:table-cell>
          <table:table-cell table:number-columns-repeated="59"/>
        </table:table-row>
        <table:table-row table:style-name="ro1">
          <table:table-cell office:value-type="float" office:value="0.0000000425625" calcext:value-type="float">
            <text:p>4.25625E-08</text:p>
          </table:table-cell>
          <table:table-cell office:value-type="float" office:value="0.0393718" calcext:value-type="float">
            <text:p>0.0393718</text:p>
          </table:table-cell>
          <table:table-cell/>
          <table:table-cell table:style-name="ce1" table:formula="of:=10^9*[.A485]" office:value-type="float" office:value="42.5625" calcext:value-type="float">
            <text:p>42.5625</text:p>
          </table:table-cell>
          <table:table-cell table:style-name="ce1" table:formula="of:=[.B485]" office:value-type="float" office:value="0.0393718" calcext:value-type="float">
            <text:p>0.0393718</text:p>
          </table:table-cell>
          <table:table-cell table:number-columns-repeated="59"/>
        </table:table-row>
        <table:table-row table:style-name="ro1">
          <table:table-cell office:value-type="float" office:value="0.0000000430625" calcext:value-type="float">
            <text:p>4.30625E-08</text:p>
          </table:table-cell>
          <table:table-cell office:value-type="float" office:value="0.0313317" calcext:value-type="float">
            <text:p>0.0313317</text:p>
          </table:table-cell>
          <table:table-cell/>
          <table:table-cell table:style-name="ce1" table:formula="of:=10^9*[.A486]" office:value-type="float" office:value="43.0625" calcext:value-type="float">
            <text:p>43.0625</text:p>
          </table:table-cell>
          <table:table-cell table:style-name="ce1" table:formula="of:=[.B486]" office:value-type="float" office:value="0.0313317" calcext:value-type="float">
            <text:p>0.0313317</text:p>
          </table:table-cell>
          <table:table-cell table:number-columns-repeated="59"/>
        </table:table-row>
        <table:table-row table:style-name="ro1">
          <table:table-cell office:value-type="float" office:value="0.0000000435625" calcext:value-type="float">
            <text:p>4.35625E-08</text:p>
          </table:table-cell>
          <table:table-cell office:value-type="float" office:value="0.0313317" calcext:value-type="float">
            <text:p>0.0313317</text:p>
          </table:table-cell>
          <table:table-cell/>
          <table:table-cell table:style-name="ce1" table:formula="of:=10^9*[.A487]" office:value-type="float" office:value="43.5625" calcext:value-type="float">
            <text:p>43.5625</text:p>
          </table:table-cell>
          <table:table-cell table:style-name="ce1" table:formula="of:=[.B487]" office:value-type="float" office:value="0.0313317" calcext:value-type="float">
            <text:p>0.0313317</text:p>
          </table:table-cell>
          <table:table-cell table:number-columns-repeated="59"/>
        </table:table-row>
        <table:table-row table:style-name="ro1">
          <table:table-cell office:value-type="float" office:value="0.0000000440625" calcext:value-type="float">
            <text:p>4.40625E-08</text:p>
          </table:table-cell>
          <table:table-cell office:value-type="float" office:value="0.0313317" calcext:value-type="float">
            <text:p>0.0313317</text:p>
          </table:table-cell>
          <table:table-cell/>
          <table:table-cell table:style-name="ce1" table:formula="of:=10^9*[.A488]" office:value-type="float" office:value="44.0625" calcext:value-type="float">
            <text:p>44.0625</text:p>
          </table:table-cell>
          <table:table-cell table:style-name="ce1" table:formula="of:=[.B488]" office:value-type="float" office:value="0.0313317" calcext:value-type="float">
            <text:p>0.0313317</text:p>
          </table:table-cell>
          <table:table-cell table:number-columns-repeated="59"/>
        </table:table-row>
        <table:table-row table:style-name="ro1">
          <table:table-cell office:value-type="float" office:value="0.0000000445625" calcext:value-type="float">
            <text:p>4.45625E-08</text:p>
          </table:table-cell>
          <table:table-cell office:value-type="float" office:value="0.0313317" calcext:value-type="float">
            <text:p>0.0313317</text:p>
          </table:table-cell>
          <table:table-cell/>
          <table:table-cell table:style-name="ce1" table:formula="of:=10^9*[.A489]" office:value-type="float" office:value="44.5625" calcext:value-type="float">
            <text:p>44.5625</text:p>
          </table:table-cell>
          <table:table-cell table:style-name="ce1" table:formula="of:=[.B489]" office:value-type="float" office:value="0.0313317" calcext:value-type="float">
            <text:p>0.0313317</text:p>
          </table:table-cell>
          <table:table-cell table:number-columns-repeated="59"/>
        </table:table-row>
        <table:table-row table:style-name="ro1">
          <table:table-cell office:value-type="float" office:value="0.0000000450625" calcext:value-type="float">
            <text:p>4.50625E-08</text:p>
          </table:table-cell>
          <table:table-cell office:value-type="float" office:value="0.0232914" calcext:value-type="float">
            <text:p>0.0232914</text:p>
          </table:table-cell>
          <table:table-cell/>
          <table:table-cell table:style-name="ce1" table:formula="of:=10^9*[.A490]" office:value-type="float" office:value="45.0625" calcext:value-type="float">
            <text:p>45.0625</text:p>
          </table:table-cell>
          <table:table-cell table:style-name="ce1" table:formula="of:=[.B490]" office:value-type="float" office:value="0.0232914" calcext:value-type="float">
            <text:p>0.0232914</text:p>
          </table:table-cell>
          <table:table-cell table:number-columns-repeated="59"/>
        </table:table-row>
        <table:table-row table:style-name="ro1">
          <table:table-cell office:value-type="float" office:value="0.0000000455625" calcext:value-type="float">
            <text:p>4.55625E-08</text:p>
          </table:table-cell>
          <table:table-cell office:value-type="float" office:value="0.0313317" calcext:value-type="float">
            <text:p>0.0313317</text:p>
          </table:table-cell>
          <table:table-cell/>
          <table:table-cell table:style-name="ce1" table:formula="of:=10^9*[.A491]" office:value-type="float" office:value="45.5625" calcext:value-type="float">
            <text:p>45.5625</text:p>
          </table:table-cell>
          <table:table-cell table:style-name="ce1" table:formula="of:=[.B491]" office:value-type="float" office:value="0.0313317" calcext:value-type="float">
            <text:p>0.0313317</text:p>
          </table:table-cell>
          <table:table-cell table:number-columns-repeated="59"/>
        </table:table-row>
        <table:table-row table:style-name="ro1">
          <table:table-cell office:value-type="float" office:value="0.0000000460625" calcext:value-type="float">
            <text:p>4.60625E-08</text:p>
          </table:table-cell>
          <table:table-cell office:value-type="float" office:value="0.0393718" calcext:value-type="float">
            <text:p>0.0393718</text:p>
          </table:table-cell>
          <table:table-cell/>
          <table:table-cell table:style-name="ce1" table:formula="of:=10^9*[.A492]" office:value-type="float" office:value="46.0625" calcext:value-type="float">
            <text:p>46.0625</text:p>
          </table:table-cell>
          <table:table-cell table:style-name="ce1" table:formula="of:=[.B492]" office:value-type="float" office:value="0.0393718" calcext:value-type="float">
            <text:p>0.0393718</text:p>
          </table:table-cell>
          <table:table-cell table:number-columns-repeated="59"/>
        </table:table-row>
        <table:table-row table:style-name="ro1">
          <table:table-cell office:value-type="float" office:value="0.0000000465625" calcext:value-type="float">
            <text:p>4.65625E-08</text:p>
          </table:table-cell>
          <table:table-cell office:value-type="float" office:value="0.0232914" calcext:value-type="float">
            <text:p>0.0232914</text:p>
          </table:table-cell>
          <table:table-cell/>
          <table:table-cell table:style-name="ce1" table:formula="of:=10^9*[.A493]" office:value-type="float" office:value="46.5625" calcext:value-type="float">
            <text:p>46.5625</text:p>
          </table:table-cell>
          <table:table-cell table:style-name="ce1" table:formula="of:=[.B493]" office:value-type="float" office:value="0.0232914" calcext:value-type="float">
            <text:p>0.0232914</text:p>
          </table:table-cell>
          <table:table-cell table:number-columns-repeated="59"/>
        </table:table-row>
        <table:table-row table:style-name="ro1">
          <table:table-cell office:value-type="float" office:value="0.0000000470625" calcext:value-type="float">
            <text:p>4.70625E-08</text:p>
          </table:table-cell>
          <table:table-cell office:value-type="float" office:value="0.0232914" calcext:value-type="float">
            <text:p>0.0232914</text:p>
          </table:table-cell>
          <table:table-cell/>
          <table:table-cell table:style-name="ce1" table:formula="of:=10^9*[.A494]" office:value-type="float" office:value="47.0625" calcext:value-type="float">
            <text:p>47.0625</text:p>
          </table:table-cell>
          <table:table-cell table:style-name="ce1" table:formula="of:=[.B494]" office:value-type="float" office:value="0.0232914" calcext:value-type="float">
            <text:p>0.0232914</text:p>
          </table:table-cell>
          <table:table-cell table:number-columns-repeated="59"/>
        </table:table-row>
        <table:table-row table:style-name="ro1">
          <table:table-cell office:value-type="float" office:value="0.0000000475625" calcext:value-type="float">
            <text:p>4.75625E-08</text:p>
          </table:table-cell>
          <table:table-cell office:value-type="float" office:value="0.0393718" calcext:value-type="float">
            <text:p>0.0393718</text:p>
          </table:table-cell>
          <table:table-cell/>
          <table:table-cell table:style-name="ce1" table:formula="of:=10^9*[.A495]" office:value-type="float" office:value="47.5625" calcext:value-type="float">
            <text:p>47.5625</text:p>
          </table:table-cell>
          <table:table-cell table:style-name="ce1" table:formula="of:=[.B495]" office:value-type="float" office:value="0.0393718" calcext:value-type="float">
            <text:p>0.0393718</text:p>
          </table:table-cell>
          <table:table-cell table:number-columns-repeated="59"/>
        </table:table-row>
        <table:table-row table:style-name="ro1">
          <table:table-cell office:value-type="float" office:value="0.0000000480625" calcext:value-type="float">
            <text:p>4.80625E-08</text:p>
          </table:table-cell>
          <table:table-cell office:value-type="float" office:value="0.0232914" calcext:value-type="float">
            <text:p>0.0232914</text:p>
          </table:table-cell>
          <table:table-cell/>
          <table:table-cell table:style-name="ce1" table:formula="of:=10^9*[.A496]" office:value-type="float" office:value="48.0625" calcext:value-type="float">
            <text:p>48.0625</text:p>
          </table:table-cell>
          <table:table-cell table:style-name="ce1" table:formula="of:=[.B496]" office:value-type="float" office:value="0.0232914" calcext:value-type="float">
            <text:p>0.0232914</text:p>
          </table:table-cell>
          <table:table-cell table:number-columns-repeated="59"/>
        </table:table-row>
        <table:table-row table:style-name="ro1">
          <table:table-cell office:value-type="float" office:value="0.0000000485625" calcext:value-type="float">
            <text:p>4.85625E-08</text:p>
          </table:table-cell>
          <table:table-cell office:value-type="float" office:value="0.0393718" calcext:value-type="float">
            <text:p>0.0393718</text:p>
          </table:table-cell>
          <table:table-cell/>
          <table:table-cell table:style-name="ce1" table:formula="of:=10^9*[.A497]" office:value-type="float" office:value="48.5625" calcext:value-type="float">
            <text:p>48.5625</text:p>
          </table:table-cell>
          <table:table-cell table:style-name="ce1" table:formula="of:=[.B497]" office:value-type="float" office:value="0.0393718" calcext:value-type="float">
            <text:p>0.0393718</text:p>
          </table:table-cell>
          <table:table-cell table:number-columns-repeated="59"/>
        </table:table-row>
        <table:table-row table:style-name="ro1">
          <table:table-cell office:value-type="float" office:value="0.0000000490625" calcext:value-type="float">
            <text:p>4.90625E-08</text:p>
          </table:table-cell>
          <table:table-cell office:value-type="float" office:value="0.0393718" calcext:value-type="float">
            <text:p>0.0393718</text:p>
          </table:table-cell>
          <table:table-cell/>
          <table:table-cell table:style-name="ce1" table:formula="of:=10^9*[.A498]" office:value-type="float" office:value="49.0625" calcext:value-type="float">
            <text:p>49.0625</text:p>
          </table:table-cell>
          <table:table-cell table:style-name="ce1" table:formula="of:=[.B498]" office:value-type="float" office:value="0.0393718" calcext:value-type="float">
            <text:p>0.0393718</text:p>
          </table:table-cell>
          <table:table-cell table:number-columns-repeated="59"/>
        </table:table-row>
        <table:table-row table:style-name="ro1">
          <table:table-cell office:value-type="float" office:value="0.0000000495625" calcext:value-type="float">
            <text:p>4.95625E-08</text:p>
          </table:table-cell>
          <table:table-cell office:value-type="float" office:value="0.0313317" calcext:value-type="float">
            <text:p>0.0313317</text:p>
          </table:table-cell>
          <table:table-cell/>
          <table:table-cell table:style-name="ce1" table:formula="of:=10^9*[.A499]" office:value-type="float" office:value="49.5625" calcext:value-type="float">
            <text:p>49.5625</text:p>
          </table:table-cell>
          <table:table-cell table:style-name="ce1" table:formula="of:=[.B499]" office:value-type="float" office:value="0.0313317" calcext:value-type="float">
            <text:p>0.0313317</text:p>
          </table:table-cell>
          <table:table-cell table:number-columns-repeated="59"/>
        </table:table-row>
        <table:table-row table:style-name="ro1">
          <table:table-cell office:value-type="float" office:value="0.0000000500625" calcext:value-type="float">
            <text:p>5.00625E-08</text:p>
          </table:table-cell>
          <table:table-cell office:value-type="float" office:value="0.0313317" calcext:value-type="float">
            <text:p>0.0313317</text:p>
          </table:table-cell>
          <table:table-cell/>
          <table:table-cell table:style-name="ce1" table:formula="of:=10^9*[.A500]" office:value-type="float" office:value="50.0625" calcext:value-type="float">
            <text:p>50.0625</text:p>
          </table:table-cell>
          <table:table-cell table:style-name="ce1" table:formula="of:=[.B500]" office:value-type="float" office:value="0.0313317" calcext:value-type="float">
            <text:p>0.0313317</text:p>
          </table:table-cell>
          <table:table-cell table:number-columns-repeated="59"/>
        </table:table-row>
        <table:table-row table:style-name="ro1">
          <table:table-cell office:value-type="float" office:value="0.0000000505625" calcext:value-type="float">
            <text:p>5.05625E-08</text:p>
          </table:table-cell>
          <table:table-cell office:value-type="float" office:value="0.0313317" calcext:value-type="float">
            <text:p>0.0313317</text:p>
          </table:table-cell>
          <table:table-cell/>
          <table:table-cell table:style-name="ce1" table:formula="of:=10^9*[.A501]" office:value-type="float" office:value="50.5625" calcext:value-type="float">
            <text:p>50.5625</text:p>
          </table:table-cell>
          <table:table-cell table:style-name="ce1" table:formula="of:=[.B501]" office:value-type="float" office:value="0.0313317" calcext:value-type="float">
            <text:p>0.0313317</text:p>
          </table:table-cell>
          <table:table-cell table:number-columns-repeated="59"/>
        </table:table-row>
        <table:table-row table:style-name="ro1">
          <table:table-cell office:value-type="float" office:value="0.0000000510625" calcext:value-type="float">
            <text:p>5.10625E-08</text:p>
          </table:table-cell>
          <table:table-cell office:value-type="float" office:value="0.0313317" calcext:value-type="float">
            <text:p>0.0313317</text:p>
          </table:table-cell>
          <table:table-cell/>
          <table:table-cell table:style-name="ce1" table:formula="of:=10^9*[.A502]" office:value-type="float" office:value="51.0625" calcext:value-type="float">
            <text:p>51.0625</text:p>
          </table:table-cell>
          <table:table-cell table:style-name="ce1" table:formula="of:=[.B502]" office:value-type="float" office:value="0.0313317" calcext:value-type="float">
            <text:p>0.0313317</text:p>
          </table:table-cell>
          <table:table-cell table:number-columns-repeated="59"/>
        </table:table-row>
        <table:table-row table:style-name="ro1">
          <table:table-cell office:value-type="float" office:value="0.0000000515625" calcext:value-type="float">
            <text:p>5.15625E-08</text:p>
          </table:table-cell>
          <table:table-cell office:value-type="float" office:value="0.0313317" calcext:value-type="float">
            <text:p>0.0313317</text:p>
          </table:table-cell>
          <table:table-cell/>
          <table:table-cell table:style-name="ce1" table:formula="of:=10^9*[.A503]" office:value-type="float" office:value="51.5625" calcext:value-type="float">
            <text:p>51.5625</text:p>
          </table:table-cell>
          <table:table-cell table:style-name="ce1" table:formula="of:=[.B503]" office:value-type="float" office:value="0.0313317" calcext:value-type="float">
            <text:p>0.0313317</text:p>
          </table:table-cell>
          <table:table-cell table:number-columns-repeated="59"/>
        </table:table-row>
        <table:table-row table:style-name="ro1">
          <table:table-cell office:value-type="float" office:value="0.0000000520625" calcext:value-type="float">
            <text:p>5.20625E-08</text:p>
          </table:table-cell>
          <table:table-cell office:value-type="float" office:value="0.0393718" calcext:value-type="float">
            <text:p>0.0393718</text:p>
          </table:table-cell>
          <table:table-cell/>
          <table:table-cell table:style-name="ce1" table:formula="of:=10^9*[.A504]" office:value-type="float" office:value="52.0625" calcext:value-type="float">
            <text:p>52.0625</text:p>
          </table:table-cell>
          <table:table-cell table:style-name="ce1" table:formula="of:=[.B504]" office:value-type="float" office:value="0.0393718" calcext:value-type="float">
            <text:p>0.0393718</text:p>
          </table:table-cell>
          <table:table-cell table:number-columns-repeated="59"/>
        </table:table-row>
        <table:table-row table:style-name="ro1">
          <table:table-cell office:value-type="float" office:value="0.0000000525625" calcext:value-type="float">
            <text:p>5.25625E-08</text:p>
          </table:table-cell>
          <table:table-cell office:value-type="float" office:value="0.0393718" calcext:value-type="float">
            <text:p>0.0393718</text:p>
          </table:table-cell>
          <table:table-cell/>
          <table:table-cell table:style-name="ce1" table:formula="of:=10^9*[.A505]" office:value-type="float" office:value="52.5625" calcext:value-type="float">
            <text:p>52.5625</text:p>
          </table:table-cell>
          <table:table-cell table:style-name="ce1" table:formula="of:=[.B505]" office:value-type="float" office:value="0.0393718" calcext:value-type="float">
            <text:p>0.0393718</text:p>
          </table:table-cell>
          <table:table-cell table:number-columns-repeated="59"/>
        </table:table-row>
        <table:table-row table:style-name="ro1">
          <table:table-cell office:value-type="float" office:value="0.0000000530625" calcext:value-type="float">
            <text:p>5.30625E-08</text:p>
          </table:table-cell>
          <table:table-cell office:value-type="float" office:value="0.0313317" calcext:value-type="float">
            <text:p>0.0313317</text:p>
          </table:table-cell>
          <table:table-cell/>
          <table:table-cell table:style-name="ce1" table:formula="of:=10^9*[.A506]" office:value-type="float" office:value="53.0625" calcext:value-type="float">
            <text:p>53.0625</text:p>
          </table:table-cell>
          <table:table-cell table:style-name="ce1" table:formula="of:=[.B506]" office:value-type="float" office:value="0.0313317" calcext:value-type="float">
            <text:p>0.0313317</text:p>
          </table:table-cell>
          <table:table-cell table:number-columns-repeated="59"/>
        </table:table-row>
        <table:table-row table:style-name="ro1">
          <table:table-cell office:value-type="float" office:value="0.0000000535625" calcext:value-type="float">
            <text:p>5.35625E-08</text:p>
          </table:table-cell>
          <table:table-cell office:value-type="float" office:value="0.0393718" calcext:value-type="float">
            <text:p>0.0393718</text:p>
          </table:table-cell>
          <table:table-cell/>
          <table:table-cell table:style-name="ce1" table:formula="of:=10^9*[.A507]" office:value-type="float" office:value="53.5625" calcext:value-type="float">
            <text:p>53.5625</text:p>
          </table:table-cell>
          <table:table-cell table:style-name="ce1" table:formula="of:=[.B507]" office:value-type="float" office:value="0.0393718" calcext:value-type="float">
            <text:p>0.0393718</text:p>
          </table:table-cell>
          <table:table-cell table:number-columns-repeated="59"/>
        </table:table-row>
        <table:table-row table:style-name="ro1">
          <table:table-cell office:value-type="float" office:value="0.0000000540625" calcext:value-type="float">
            <text:p>5.40625E-08</text:p>
          </table:table-cell>
          <table:table-cell office:value-type="float" office:value="0.047412" calcext:value-type="float">
            <text:p>0.047412</text:p>
          </table:table-cell>
          <table:table-cell/>
          <table:table-cell table:style-name="ce1" table:formula="of:=10^9*[.A508]" office:value-type="float" office:value="54.0625" calcext:value-type="float">
            <text:p>54.0625</text:p>
          </table:table-cell>
          <table:table-cell table:style-name="ce1" table:formula="of:=[.B508]" office:value-type="float" office:value="0.047412" calcext:value-type="float">
            <text:p>0.047412</text:p>
          </table:table-cell>
          <table:table-cell table:number-columns-repeated="59"/>
        </table:table-row>
        <table:table-row table:style-name="ro1">
          <table:table-cell office:value-type="float" office:value="0.0000000545625" calcext:value-type="float">
            <text:p>5.45625E-08</text:p>
          </table:table-cell>
          <table:table-cell office:value-type="float" office:value="0.0313317" calcext:value-type="float">
            <text:p>0.0313317</text:p>
          </table:table-cell>
          <table:table-cell/>
          <table:table-cell table:style-name="ce1" table:formula="of:=10^9*[.A509]" office:value-type="float" office:value="54.5625" calcext:value-type="float">
            <text:p>54.5625</text:p>
          </table:table-cell>
          <table:table-cell table:style-name="ce1" table:formula="of:=[.B509]" office:value-type="float" office:value="0.0313317" calcext:value-type="float">
            <text:p>0.0313317</text:p>
          </table:table-cell>
          <table:table-cell table:number-columns-repeated="59"/>
        </table:table-row>
        <table:table-row table:style-name="ro1">
          <table:table-cell office:value-type="float" office:value="0.0000000550625" calcext:value-type="float">
            <text:p>5.50625E-08</text:p>
          </table:table-cell>
          <table:table-cell office:value-type="float" office:value="0.0313317" calcext:value-type="float">
            <text:p>0.0313317</text:p>
          </table:table-cell>
          <table:table-cell/>
          <table:table-cell table:style-name="ce1" table:formula="of:=10^9*[.A510]" office:value-type="float" office:value="55.0625" calcext:value-type="float">
            <text:p>55.0625</text:p>
          </table:table-cell>
          <table:table-cell table:style-name="ce1" table:formula="of:=[.B510]" office:value-type="float" office:value="0.0313317" calcext:value-type="float">
            <text:p>0.0313317</text:p>
          </table:table-cell>
          <table:table-cell table:number-columns-repeated="59"/>
        </table:table-row>
        <table:table-row table:style-name="ro1">
          <table:table-cell office:value-type="float" office:value="0.0000000555625" calcext:value-type="float">
            <text:p>5.55625E-08</text:p>
          </table:table-cell>
          <table:table-cell office:value-type="float" office:value="0.0393718" calcext:value-type="float">
            <text:p>0.0393718</text:p>
          </table:table-cell>
          <table:table-cell/>
          <table:table-cell table:style-name="ce1" table:formula="of:=10^9*[.A511]" office:value-type="float" office:value="55.5625" calcext:value-type="float">
            <text:p>55.5625</text:p>
          </table:table-cell>
          <table:table-cell table:style-name="ce1" table:formula="of:=[.B511]" office:value-type="float" office:value="0.0393718" calcext:value-type="float">
            <text:p>0.0393718</text:p>
          </table:table-cell>
          <table:table-cell table:number-columns-repeated="59"/>
        </table:table-row>
        <table:table-row table:style-name="ro1">
          <table:table-cell office:value-type="float" office:value="0.0000000560625" calcext:value-type="float">
            <text:p>5.60625E-08</text:p>
          </table:table-cell>
          <table:table-cell office:value-type="float" office:value="0.0313317" calcext:value-type="float">
            <text:p>0.0313317</text:p>
          </table:table-cell>
          <table:table-cell/>
          <table:table-cell table:style-name="ce1" table:formula="of:=10^9*[.A512]" office:value-type="float" office:value="56.0625" calcext:value-type="float">
            <text:p>56.0625</text:p>
          </table:table-cell>
          <table:table-cell table:style-name="ce1" table:formula="of:=[.B512]" office:value-type="float" office:value="0.0313317" calcext:value-type="float">
            <text:p>0.0313317</text:p>
          </table:table-cell>
          <table:table-cell table:number-columns-repeated="59"/>
        </table:table-row>
        <table:table-row table:style-name="ro1">
          <table:table-cell office:value-type="float" office:value="0.0000000565625" calcext:value-type="float">
            <text:p>5.65625E-08</text:p>
          </table:table-cell>
          <table:table-cell office:value-type="float" office:value="0.047412" calcext:value-type="float">
            <text:p>0.047412</text:p>
          </table:table-cell>
          <table:table-cell/>
          <table:table-cell table:style-name="ce1" table:formula="of:=10^9*[.A513]" office:value-type="float" office:value="56.5625" calcext:value-type="float">
            <text:p>56.5625</text:p>
          </table:table-cell>
          <table:table-cell table:style-name="ce1" table:formula="of:=[.B513]" office:value-type="float" office:value="0.047412" calcext:value-type="float">
            <text:p>0.047412</text:p>
          </table:table-cell>
          <table:table-cell table:number-columns-repeated="59"/>
        </table:table-row>
        <table:table-row table:style-name="ro1">
          <table:table-cell office:value-type="float" office:value="0.0000000570625" calcext:value-type="float">
            <text:p>5.70625E-08</text:p>
          </table:table-cell>
          <table:table-cell office:value-type="float" office:value="0.0393718" calcext:value-type="float">
            <text:p>0.0393718</text:p>
          </table:table-cell>
          <table:table-cell/>
          <table:table-cell table:style-name="ce1" table:formula="of:=10^9*[.A514]" office:value-type="float" office:value="57.0625" calcext:value-type="float">
            <text:p>57.0625</text:p>
          </table:table-cell>
          <table:table-cell table:style-name="ce1" table:formula="of:=[.B514]" office:value-type="float" office:value="0.0393718" calcext:value-type="float">
            <text:p>0.0393718</text:p>
          </table:table-cell>
          <table:table-cell table:number-columns-repeated="59"/>
        </table:table-row>
        <table:table-row table:style-name="ro1">
          <table:table-cell office:value-type="float" office:value="0.0000000575625" calcext:value-type="float">
            <text:p>5.75625E-08</text:p>
          </table:table-cell>
          <table:table-cell office:value-type="float" office:value="0.0393718" calcext:value-type="float">
            <text:p>0.0393718</text:p>
          </table:table-cell>
          <table:table-cell/>
          <table:table-cell table:style-name="ce1" table:formula="of:=10^9*[.A515]" office:value-type="float" office:value="57.5625" calcext:value-type="float">
            <text:p>57.5625</text:p>
          </table:table-cell>
          <table:table-cell table:style-name="ce1" table:formula="of:=[.B515]" office:value-type="float" office:value="0.0393718" calcext:value-type="float">
            <text:p>0.0393718</text:p>
          </table:table-cell>
          <table:table-cell table:number-columns-repeated="59"/>
        </table:table-row>
        <table:table-row table:style-name="ro1">
          <table:table-cell office:value-type="float" office:value="0.0000000580625" calcext:value-type="float">
            <text:p>5.80625E-08</text:p>
          </table:table-cell>
          <table:table-cell office:value-type="float" office:value="0.0313317" calcext:value-type="float">
            <text:p>0.0313317</text:p>
          </table:table-cell>
          <table:table-cell/>
          <table:table-cell table:style-name="ce1" table:formula="of:=10^9*[.A516]" office:value-type="float" office:value="58.0625" calcext:value-type="float">
            <text:p>58.0625</text:p>
          </table:table-cell>
          <table:table-cell table:style-name="ce1" table:formula="of:=[.B516]" office:value-type="float" office:value="0.0313317" calcext:value-type="float">
            <text:p>0.0313317</text:p>
          </table:table-cell>
          <table:table-cell table:number-columns-repeated="59"/>
        </table:table-row>
        <table:table-row table:style-name="ro1">
          <table:table-cell office:value-type="float" office:value="0.0000000585625" calcext:value-type="float">
            <text:p>5.85625E-08</text:p>
          </table:table-cell>
          <table:table-cell office:value-type="float" office:value="0.0393718" calcext:value-type="float">
            <text:p>0.0393718</text:p>
          </table:table-cell>
          <table:table-cell/>
          <table:table-cell table:style-name="ce1" table:formula="of:=10^9*[.A517]" office:value-type="float" office:value="58.5625" calcext:value-type="float">
            <text:p>58.5625</text:p>
          </table:table-cell>
          <table:table-cell table:style-name="ce1" table:formula="of:=[.B517]" office:value-type="float" office:value="0.0393718" calcext:value-type="float">
            <text:p>0.0393718</text:p>
          </table:table-cell>
          <table:table-cell table:number-columns-repeated="59"/>
        </table:table-row>
        <table:table-row table:style-name="ro1">
          <table:table-cell office:value-type="float" office:value="0.0000000590625" calcext:value-type="float">
            <text:p>5.90625E-08</text:p>
          </table:table-cell>
          <table:table-cell office:value-type="float" office:value="0.0393718" calcext:value-type="float">
            <text:p>0.0393718</text:p>
          </table:table-cell>
          <table:table-cell/>
          <table:table-cell table:style-name="ce1" table:formula="of:=10^9*[.A518]" office:value-type="float" office:value="59.0625" calcext:value-type="float">
            <text:p>59.0625</text:p>
          </table:table-cell>
          <table:table-cell table:style-name="ce1" table:formula="of:=[.B518]" office:value-type="float" office:value="0.0393718" calcext:value-type="float">
            <text:p>0.0393718</text:p>
          </table:table-cell>
          <table:table-cell table:number-columns-repeated="59"/>
        </table:table-row>
        <table:table-row table:style-name="ro1">
          <table:table-cell office:value-type="float" office:value="0.0000000595625" calcext:value-type="float">
            <text:p>5.95625E-08</text:p>
          </table:table-cell>
          <table:table-cell office:value-type="float" office:value="0.0313317" calcext:value-type="float">
            <text:p>0.0313317</text:p>
          </table:table-cell>
          <table:table-cell/>
          <table:table-cell table:style-name="ce1" table:formula="of:=10^9*[.A519]" office:value-type="float" office:value="59.5625" calcext:value-type="float">
            <text:p>59.5625</text:p>
          </table:table-cell>
          <table:table-cell table:style-name="ce1" table:formula="of:=[.B519]" office:value-type="float" office:value="0.0313317" calcext:value-type="float">
            <text:p>0.0313317</text:p>
          </table:table-cell>
          <table:table-cell table:number-columns-repeated="59"/>
        </table:table-row>
        <table:table-row table:style-name="ro1">
          <table:table-cell office:value-type="float" office:value="0.0000000600625" calcext:value-type="float">
            <text:p>6.00625E-08</text:p>
          </table:table-cell>
          <table:table-cell office:value-type="float" office:value="0.0313317" calcext:value-type="float">
            <text:p>0.0313317</text:p>
          </table:table-cell>
          <table:table-cell/>
          <table:table-cell table:style-name="ce1" table:formula="of:=10^9*[.A520]" office:value-type="float" office:value="60.0625" calcext:value-type="float">
            <text:p>60.0625</text:p>
          </table:table-cell>
          <table:table-cell table:style-name="ce1" table:formula="of:=[.B520]" office:value-type="float" office:value="0.0313317" calcext:value-type="float">
            <text:p>0.0313317</text:p>
          </table:table-cell>
          <table:table-cell table:number-columns-repeated="59"/>
        </table:table-row>
        <table:table-row table:style-name="ro1">
          <table:table-cell office:value-type="float" office:value="0.0000000605625" calcext:value-type="float">
            <text:p>6.05625E-08</text:p>
          </table:table-cell>
          <table:table-cell office:value-type="float" office:value="0.0313317" calcext:value-type="float">
            <text:p>0.0313317</text:p>
          </table:table-cell>
          <table:table-cell/>
          <table:table-cell table:style-name="ce1" table:formula="of:=10^9*[.A521]" office:value-type="float" office:value="60.5625" calcext:value-type="float">
            <text:p>60.5625</text:p>
          </table:table-cell>
          <table:table-cell table:style-name="ce1" table:formula="of:=[.B521]" office:value-type="float" office:value="0.0313317" calcext:value-type="float">
            <text:p>0.0313317</text:p>
          </table:table-cell>
          <table:table-cell table:number-columns-repeated="59"/>
        </table:table-row>
        <table:table-row table:style-name="ro1">
          <table:table-cell office:value-type="float" office:value="0.0000000610625" calcext:value-type="float">
            <text:p>6.10625E-08</text:p>
          </table:table-cell>
          <table:table-cell office:value-type="float" office:value="0.0313317" calcext:value-type="float">
            <text:p>0.0313317</text:p>
          </table:table-cell>
          <table:table-cell/>
          <table:table-cell table:style-name="ce1" table:formula="of:=10^9*[.A522]" office:value-type="float" office:value="61.0625" calcext:value-type="float">
            <text:p>61.0625</text:p>
          </table:table-cell>
          <table:table-cell table:style-name="ce1" table:formula="of:=[.B522]" office:value-type="float" office:value="0.0313317" calcext:value-type="float">
            <text:p>0.0313317</text:p>
          </table:table-cell>
          <table:table-cell table:number-columns-repeated="59"/>
        </table:table-row>
        <table:table-row table:style-name="ro1">
          <table:table-cell office:value-type="float" office:value="0.0000000615625" calcext:value-type="float">
            <text:p>6.15625E-08</text:p>
          </table:table-cell>
          <table:table-cell office:value-type="float" office:value="0.0393718" calcext:value-type="float">
            <text:p>0.0393718</text:p>
          </table:table-cell>
          <table:table-cell/>
          <table:table-cell table:style-name="ce1" table:formula="of:=10^9*[.A523]" office:value-type="float" office:value="61.5625" calcext:value-type="float">
            <text:p>61.5625</text:p>
          </table:table-cell>
          <table:table-cell table:style-name="ce1" table:formula="of:=[.B523]" office:value-type="float" office:value="0.0393718" calcext:value-type="float">
            <text:p>0.0393718</text:p>
          </table:table-cell>
          <table:table-cell table:number-columns-repeated="59"/>
        </table:table-row>
        <table:table-row table:style-name="ro1">
          <table:table-cell office:value-type="float" office:value="0.0000000620625" calcext:value-type="float">
            <text:p>6.20625E-08</text:p>
          </table:table-cell>
          <table:table-cell office:value-type="float" office:value="0.047412" calcext:value-type="float">
            <text:p>0.047412</text:p>
          </table:table-cell>
          <table:table-cell/>
          <table:table-cell table:style-name="ce1" table:formula="of:=10^9*[.A524]" office:value-type="float" office:value="62.0625" calcext:value-type="float">
            <text:p>62.0625</text:p>
          </table:table-cell>
          <table:table-cell table:style-name="ce1" table:formula="of:=[.B524]" office:value-type="float" office:value="0.047412" calcext:value-type="float">
            <text:p>0.047412</text:p>
          </table:table-cell>
          <table:table-cell table:number-columns-repeated="59"/>
        </table:table-row>
        <table:table-row table:style-name="ro1">
          <table:table-cell office:value-type="float" office:value="0.0000000625625" calcext:value-type="float">
            <text:p>6.25625E-08</text:p>
          </table:table-cell>
          <table:table-cell office:value-type="float" office:value="0.0313317" calcext:value-type="float">
            <text:p>0.0313317</text:p>
          </table:table-cell>
          <table:table-cell/>
          <table:table-cell table:style-name="ce1" table:formula="of:=10^9*[.A525]" office:value-type="float" office:value="62.5625" calcext:value-type="float">
            <text:p>62.5625</text:p>
          </table:table-cell>
          <table:table-cell table:style-name="ce1" table:formula="of:=[.B525]" office:value-type="float" office:value="0.0313317" calcext:value-type="float">
            <text:p>0.0313317</text:p>
          </table:table-cell>
          <table:table-cell table:number-columns-repeated="59"/>
        </table:table-row>
        <table:table-row table:style-name="ro1">
          <table:table-cell office:value-type="float" office:value="0.0000000630625" calcext:value-type="float">
            <text:p>6.30625E-08</text:p>
          </table:table-cell>
          <table:table-cell office:value-type="float" office:value="0.0313317" calcext:value-type="float">
            <text:p>0.0313317</text:p>
          </table:table-cell>
          <table:table-cell/>
          <table:table-cell table:style-name="ce1" table:formula="of:=10^9*[.A526]" office:value-type="float" office:value="63.0625" calcext:value-type="float">
            <text:p>63.0625</text:p>
          </table:table-cell>
          <table:table-cell table:style-name="ce1" table:formula="of:=[.B526]" office:value-type="float" office:value="0.0313317" calcext:value-type="float">
            <text:p>0.0313317</text:p>
          </table:table-cell>
          <table:table-cell table:number-columns-repeated="59"/>
        </table:table-row>
        <table:table-row table:style-name="ro1">
          <table:table-cell office:value-type="float" office:value="0.0000000635625" calcext:value-type="float">
            <text:p>6.35625E-08</text:p>
          </table:table-cell>
          <table:table-cell office:value-type="float" office:value="0.0393718" calcext:value-type="float">
            <text:p>0.0393718</text:p>
          </table:table-cell>
          <table:table-cell/>
          <table:table-cell table:style-name="ce1" table:formula="of:=10^9*[.A527]" office:value-type="float" office:value="63.5625" calcext:value-type="float">
            <text:p>63.5625</text:p>
          </table:table-cell>
          <table:table-cell table:style-name="ce1" table:formula="of:=[.B527]" office:value-type="float" office:value="0.0393718" calcext:value-type="float">
            <text:p>0.0393718</text:p>
          </table:table-cell>
          <table:table-cell table:number-columns-repeated="59"/>
        </table:table-row>
        <table:table-row table:style-name="ro1">
          <table:table-cell office:value-type="float" office:value="0.0000000640625" calcext:value-type="float">
            <text:p>6.40625E-08</text:p>
          </table:table-cell>
          <table:table-cell office:value-type="float" office:value="0.0393718" calcext:value-type="float">
            <text:p>0.0393718</text:p>
          </table:table-cell>
          <table:table-cell/>
          <table:table-cell table:style-name="ce1" table:formula="of:=10^9*[.A528]" office:value-type="float" office:value="64.0625" calcext:value-type="float">
            <text:p>64.0625</text:p>
          </table:table-cell>
          <table:table-cell table:style-name="ce1" table:formula="of:=[.B528]" office:value-type="float" office:value="0.0393718" calcext:value-type="float">
            <text:p>0.0393718</text:p>
          </table:table-cell>
          <table:table-cell table:number-columns-repeated="59"/>
        </table:table-row>
        <table:table-row table:style-name="ro1">
          <table:table-cell office:value-type="float" office:value="0.0000000645625" calcext:value-type="float">
            <text:p>6.45625E-08</text:p>
          </table:table-cell>
          <table:table-cell office:value-type="float" office:value="0.047412" calcext:value-type="float">
            <text:p>0.047412</text:p>
          </table:table-cell>
          <table:table-cell/>
          <table:table-cell table:style-name="ce1" table:formula="of:=10^9*[.A529]" office:value-type="float" office:value="64.5625" calcext:value-type="float">
            <text:p>64.5625</text:p>
          </table:table-cell>
          <table:table-cell table:style-name="ce1" table:formula="of:=[.B529]" office:value-type="float" office:value="0.047412" calcext:value-type="float">
            <text:p>0.047412</text:p>
          </table:table-cell>
          <table:table-cell table:number-columns-repeated="59"/>
        </table:table-row>
        <table:table-row table:style-name="ro1">
          <table:table-cell office:value-type="float" office:value="0.0000000650625" calcext:value-type="float">
            <text:p>6.50625E-08</text:p>
          </table:table-cell>
          <table:table-cell office:value-type="float" office:value="0.0393718" calcext:value-type="float">
            <text:p>0.0393718</text:p>
          </table:table-cell>
          <table:table-cell/>
          <table:table-cell table:style-name="ce1" table:formula="of:=10^9*[.A530]" office:value-type="float" office:value="65.0625" calcext:value-type="float">
            <text:p>65.0625</text:p>
          </table:table-cell>
          <table:table-cell table:style-name="ce1" table:formula="of:=[.B530]" office:value-type="float" office:value="0.0393718" calcext:value-type="float">
            <text:p>0.0393718</text:p>
          </table:table-cell>
          <table:table-cell table:number-columns-repeated="59"/>
        </table:table-row>
        <table:table-row table:style-name="ro1">
          <table:table-cell office:value-type="float" office:value="0.0000000655625" calcext:value-type="float">
            <text:p>6.55625E-08</text:p>
          </table:table-cell>
          <table:table-cell office:value-type="float" office:value="0.0393718" calcext:value-type="float">
            <text:p>0.0393718</text:p>
          </table:table-cell>
          <table:table-cell/>
          <table:table-cell table:style-name="ce1" table:formula="of:=10^9*[.A531]" office:value-type="float" office:value="65.5625" calcext:value-type="float">
            <text:p>65.5625</text:p>
          </table:table-cell>
          <table:table-cell table:style-name="ce1" table:formula="of:=[.B531]" office:value-type="float" office:value="0.0393718" calcext:value-type="float">
            <text:p>0.0393718</text:p>
          </table:table-cell>
          <table:table-cell table:number-columns-repeated="59"/>
        </table:table-row>
        <table:table-row table:style-name="ro1">
          <table:table-cell office:value-type="float" office:value="0.0000000660625" calcext:value-type="float">
            <text:p>6.60625E-08</text:p>
          </table:table-cell>
          <table:table-cell office:value-type="float" office:value="0.0313317" calcext:value-type="float">
            <text:p>0.0313317</text:p>
          </table:table-cell>
          <table:table-cell/>
          <table:table-cell table:style-name="ce1" table:formula="of:=10^9*[.A532]" office:value-type="float" office:value="66.0625" calcext:value-type="float">
            <text:p>66.0625</text:p>
          </table:table-cell>
          <table:table-cell table:style-name="ce1" table:formula="of:=[.B532]" office:value-type="float" office:value="0.0313317" calcext:value-type="float">
            <text:p>0.0313317</text:p>
          </table:table-cell>
          <table:table-cell table:number-columns-repeated="59"/>
        </table:table-row>
        <table:table-row table:style-name="ro1">
          <table:table-cell office:value-type="float" office:value="0.0000000665625" calcext:value-type="float">
            <text:p>6.65625E-08</text:p>
          </table:table-cell>
          <table:table-cell office:value-type="float" office:value="0.0393718" calcext:value-type="float">
            <text:p>0.0393718</text:p>
          </table:table-cell>
          <table:table-cell/>
          <table:table-cell table:style-name="ce1" table:formula="of:=10^9*[.A533]" office:value-type="float" office:value="66.5625" calcext:value-type="float">
            <text:p>66.5625</text:p>
          </table:table-cell>
          <table:table-cell table:style-name="ce1" table:formula="of:=[.B533]" office:value-type="float" office:value="0.0393718" calcext:value-type="float">
            <text:p>0.0393718</text:p>
          </table:table-cell>
          <table:table-cell table:number-columns-repeated="59"/>
        </table:table-row>
        <table:table-row table:style-name="ro1">
          <table:table-cell office:value-type="float" office:value="0.0000000670625" calcext:value-type="float">
            <text:p>6.70625E-08</text:p>
          </table:table-cell>
          <table:table-cell office:value-type="float" office:value="0.0313317" calcext:value-type="float">
            <text:p>0.0313317</text:p>
          </table:table-cell>
          <table:table-cell/>
          <table:table-cell table:style-name="ce1" table:formula="of:=10^9*[.A534]" office:value-type="float" office:value="67.0625" calcext:value-type="float">
            <text:p>67.0625</text:p>
          </table:table-cell>
          <table:table-cell table:style-name="ce1" table:formula="of:=[.B534]" office:value-type="float" office:value="0.0313317" calcext:value-type="float">
            <text:p>0.0313317</text:p>
          </table:table-cell>
          <table:table-cell table:number-columns-repeated="59"/>
        </table:table-row>
        <table:table-row table:style-name="ro1">
          <table:table-cell office:value-type="float" office:value="0.0000000675625" calcext:value-type="float">
            <text:p>6.75625E-08</text:p>
          </table:table-cell>
          <table:table-cell office:value-type="float" office:value="0.0393718" calcext:value-type="float">
            <text:p>0.0393718</text:p>
          </table:table-cell>
          <table:table-cell/>
          <table:table-cell table:style-name="ce1" table:formula="of:=10^9*[.A535]" office:value-type="float" office:value="67.5625" calcext:value-type="float">
            <text:p>67.5625</text:p>
          </table:table-cell>
          <table:table-cell table:style-name="ce1" table:formula="of:=[.B535]" office:value-type="float" office:value="0.0393718" calcext:value-type="float">
            <text:p>0.0393718</text:p>
          </table:table-cell>
          <table:table-cell table:number-columns-repeated="59"/>
        </table:table-row>
        <table:table-row table:style-name="ro1">
          <table:table-cell office:value-type="float" office:value="0.0000000680625" calcext:value-type="float">
            <text:p>6.80625E-08</text:p>
          </table:table-cell>
          <table:table-cell office:value-type="float" office:value="0.0393718" calcext:value-type="float">
            <text:p>0.0393718</text:p>
          </table:table-cell>
          <table:table-cell/>
          <table:table-cell table:style-name="ce1" table:formula="of:=10^9*[.A536]" office:value-type="float" office:value="68.0625" calcext:value-type="float">
            <text:p>68.0625</text:p>
          </table:table-cell>
          <table:table-cell table:style-name="ce1" table:formula="of:=[.B536]" office:value-type="float" office:value="0.0393718" calcext:value-type="float">
            <text:p>0.0393718</text:p>
          </table:table-cell>
          <table:table-cell table:number-columns-repeated="59"/>
        </table:table-row>
        <table:table-row table:style-name="ro1">
          <table:table-cell office:value-type="float" office:value="0.0000000685625" calcext:value-type="float">
            <text:p>6.85625E-08</text:p>
          </table:table-cell>
          <table:table-cell office:value-type="float" office:value="0.0313317" calcext:value-type="float">
            <text:p>0.0313317</text:p>
          </table:table-cell>
          <table:table-cell/>
          <table:table-cell table:style-name="ce1" table:formula="of:=10^9*[.A537]" office:value-type="float" office:value="68.5625" calcext:value-type="float">
            <text:p>68.5625</text:p>
          </table:table-cell>
          <table:table-cell table:style-name="ce1" table:formula="of:=[.B537]" office:value-type="float" office:value="0.0313317" calcext:value-type="float">
            <text:p>0.0313317</text:p>
          </table:table-cell>
          <table:table-cell table:number-columns-repeated="59"/>
        </table:table-row>
        <table:table-row table:style-name="ro1">
          <table:table-cell office:value-type="float" office:value="0.0000000690625" calcext:value-type="float">
            <text:p>6.90625E-08</text:p>
          </table:table-cell>
          <table:table-cell office:value-type="float" office:value="0.0313317" calcext:value-type="float">
            <text:p>0.0313317</text:p>
          </table:table-cell>
          <table:table-cell/>
          <table:table-cell table:style-name="ce1" table:formula="of:=10^9*[.A538]" office:value-type="float" office:value="69.0625" calcext:value-type="float">
            <text:p>69.0625</text:p>
          </table:table-cell>
          <table:table-cell table:style-name="ce1" table:formula="of:=[.B538]" office:value-type="float" office:value="0.0313317" calcext:value-type="float">
            <text:p>0.0313317</text:p>
          </table:table-cell>
          <table:table-cell table:number-columns-repeated="59"/>
        </table:table-row>
        <table:table-row table:style-name="ro1">
          <table:table-cell office:value-type="float" office:value="0.0000000695625" calcext:value-type="float">
            <text:p>6.95625E-08</text:p>
          </table:table-cell>
          <table:table-cell office:value-type="float" office:value="0.0313317" calcext:value-type="float">
            <text:p>0.0313317</text:p>
          </table:table-cell>
          <table:table-cell/>
          <table:table-cell table:style-name="ce1" table:formula="of:=10^9*[.A539]" office:value-type="float" office:value="69.5625" calcext:value-type="float">
            <text:p>69.5625</text:p>
          </table:table-cell>
          <table:table-cell table:style-name="ce1" table:formula="of:=[.B539]" office:value-type="float" office:value="0.0313317" calcext:value-type="float">
            <text:p>0.0313317</text:p>
          </table:table-cell>
          <table:table-cell table:number-columns-repeated="59"/>
        </table:table-row>
        <table:table-row table:style-name="ro1">
          <table:table-cell office:value-type="float" office:value="0.0000000700625" calcext:value-type="float">
            <text:p>7.00625E-08</text:p>
          </table:table-cell>
          <table:table-cell office:value-type="float" office:value="0.0393718" calcext:value-type="float">
            <text:p>0.0393718</text:p>
          </table:table-cell>
          <table:table-cell/>
          <table:table-cell table:style-name="ce1" table:formula="of:=10^9*[.A540]" office:value-type="float" office:value="70.0625" calcext:value-type="float">
            <text:p>70.0625</text:p>
          </table:table-cell>
          <table:table-cell table:style-name="ce1" table:formula="of:=[.B540]" office:value-type="float" office:value="0.0393718" calcext:value-type="float">
            <text:p>0.0393718</text:p>
          </table:table-cell>
          <table:table-cell table:number-columns-repeated="59"/>
        </table:table-row>
        <table:table-row table:style-name="ro1">
          <table:table-cell office:value-type="float" office:value="0.0000000705625" calcext:value-type="float">
            <text:p>7.05625E-08</text:p>
          </table:table-cell>
          <table:table-cell office:value-type="float" office:value="0.0232914" calcext:value-type="float">
            <text:p>0.0232914</text:p>
          </table:table-cell>
          <table:table-cell/>
          <table:table-cell table:style-name="ce1" table:formula="of:=10^9*[.A541]" office:value-type="float" office:value="70.5625" calcext:value-type="float">
            <text:p>70.5625</text:p>
          </table:table-cell>
          <table:table-cell table:style-name="ce1" table:formula="of:=[.B541]" office:value-type="float" office:value="0.0232914" calcext:value-type="float">
            <text:p>0.0232914</text:p>
          </table:table-cell>
          <table:table-cell table:number-columns-repeated="59"/>
        </table:table-row>
        <table:table-row table:style-name="ro1">
          <table:table-cell office:value-type="float" office:value="0.0000000710625" calcext:value-type="float">
            <text:p>7.10625E-08</text:p>
          </table:table-cell>
          <table:table-cell office:value-type="float" office:value="0.0313317" calcext:value-type="float">
            <text:p>0.0313317</text:p>
          </table:table-cell>
          <table:table-cell/>
          <table:table-cell table:style-name="ce1" table:formula="of:=10^9*[.A542]" office:value-type="float" office:value="71.0625" calcext:value-type="float">
            <text:p>71.0625</text:p>
          </table:table-cell>
          <table:table-cell table:style-name="ce1" table:formula="of:=[.B542]" office:value-type="float" office:value="0.0313317" calcext:value-type="float">
            <text:p>0.0313317</text:p>
          </table:table-cell>
          <table:table-cell table:number-columns-repeated="59"/>
        </table:table-row>
        <table:table-row table:style-name="ro1">
          <table:table-cell office:value-type="float" office:value="0.0000000715625" calcext:value-type="float">
            <text:p>7.15625E-08</text:p>
          </table:table-cell>
          <table:table-cell office:value-type="float" office:value="0.047412" calcext:value-type="float">
            <text:p>0.047412</text:p>
          </table:table-cell>
          <table:table-cell/>
          <table:table-cell table:style-name="ce1" table:formula="of:=10^9*[.A543]" office:value-type="float" office:value="71.5625" calcext:value-type="float">
            <text:p>71.5625</text:p>
          </table:table-cell>
          <table:table-cell table:style-name="ce1" table:formula="of:=[.B543]" office:value-type="float" office:value="0.047412" calcext:value-type="float">
            <text:p>0.047412</text:p>
          </table:table-cell>
          <table:table-cell table:number-columns-repeated="59"/>
        </table:table-row>
        <table:table-row table:style-name="ro1">
          <table:table-cell office:value-type="float" office:value="0.0000000720625" calcext:value-type="float">
            <text:p>7.20625E-08</text:p>
          </table:table-cell>
          <table:table-cell office:value-type="float" office:value="0.0313317" calcext:value-type="float">
            <text:p>0.0313317</text:p>
          </table:table-cell>
          <table:table-cell/>
          <table:table-cell table:style-name="ce1" table:formula="of:=10^9*[.A544]" office:value-type="float" office:value="72.0625" calcext:value-type="float">
            <text:p>72.0625</text:p>
          </table:table-cell>
          <table:table-cell table:style-name="ce1" table:formula="of:=[.B544]" office:value-type="float" office:value="0.0313317" calcext:value-type="float">
            <text:p>0.0313317</text:p>
          </table:table-cell>
          <table:table-cell table:number-columns-repeated="59"/>
        </table:table-row>
        <table:table-row table:style-name="ro1">
          <table:table-cell office:value-type="float" office:value="0.0000000725625" calcext:value-type="float">
            <text:p>7.25625E-08</text:p>
          </table:table-cell>
          <table:table-cell office:value-type="float" office:value="0.047412" calcext:value-type="float">
            <text:p>0.047412</text:p>
          </table:table-cell>
          <table:table-cell/>
          <table:table-cell table:style-name="ce1" table:formula="of:=10^9*[.A545]" office:value-type="float" office:value="72.5625" calcext:value-type="float">
            <text:p>72.5625</text:p>
          </table:table-cell>
          <table:table-cell table:style-name="ce1" table:formula="of:=[.B545]" office:value-type="float" office:value="0.047412" calcext:value-type="float">
            <text:p>0.047412</text:p>
          </table:table-cell>
          <table:table-cell table:number-columns-repeated="59"/>
        </table:table-row>
        <table:table-row table:style-name="ro1">
          <table:table-cell office:value-type="float" office:value="0.0000000730625" calcext:value-type="float">
            <text:p>7.30625E-08</text:p>
          </table:table-cell>
          <table:table-cell office:value-type="float" office:value="0.0393718" calcext:value-type="float">
            <text:p>0.0393718</text:p>
          </table:table-cell>
          <table:table-cell/>
          <table:table-cell table:style-name="ce1" table:formula="of:=10^9*[.A546]" office:value-type="float" office:value="73.0625" calcext:value-type="float">
            <text:p>73.0625</text:p>
          </table:table-cell>
          <table:table-cell table:style-name="ce1" table:formula="of:=[.B546]" office:value-type="float" office:value="0.0393718" calcext:value-type="float">
            <text:p>0.0393718</text:p>
          </table:table-cell>
          <table:table-cell table:number-columns-repeated="59"/>
        </table:table-row>
        <table:table-row table:style-name="ro1">
          <table:table-cell office:value-type="float" office:value="0.0000000735625" calcext:value-type="float">
            <text:p>7.35625E-08</text:p>
          </table:table-cell>
          <table:table-cell office:value-type="float" office:value="0.047412" calcext:value-type="float">
            <text:p>0.047412</text:p>
          </table:table-cell>
          <table:table-cell/>
          <table:table-cell table:style-name="ce1" table:formula="of:=10^9*[.A547]" office:value-type="float" office:value="73.5625" calcext:value-type="float">
            <text:p>73.5625</text:p>
          </table:table-cell>
          <table:table-cell table:style-name="ce1" table:formula="of:=[.B547]" office:value-type="float" office:value="0.047412" calcext:value-type="float">
            <text:p>0.047412</text:p>
          </table:table-cell>
          <table:table-cell table:number-columns-repeated="59"/>
        </table:table-row>
        <table:table-row table:style-name="ro1">
          <table:table-cell office:value-type="float" office:value="0.0000000740625" calcext:value-type="float">
            <text:p>7.40625E-08</text:p>
          </table:table-cell>
          <table:table-cell office:value-type="float" office:value="0.0393718" calcext:value-type="float">
            <text:p>0.0393718</text:p>
          </table:table-cell>
          <table:table-cell/>
          <table:table-cell table:style-name="ce1" table:formula="of:=10^9*[.A548]" office:value-type="float" office:value="74.0625" calcext:value-type="float">
            <text:p>74.0625</text:p>
          </table:table-cell>
          <table:table-cell table:style-name="ce1" table:formula="of:=[.B548]" office:value-type="float" office:value="0.0393718" calcext:value-type="float">
            <text:p>0.0393718</text:p>
          </table:table-cell>
          <table:table-cell table:number-columns-repeated="59"/>
        </table:table-row>
        <table:table-row table:style-name="ro1">
          <table:table-cell office:value-type="float" office:value="0.0000000745625" calcext:value-type="float">
            <text:p>7.45625E-08</text:p>
          </table:table-cell>
          <table:table-cell office:value-type="float" office:value="0.0393718" calcext:value-type="float">
            <text:p>0.0393718</text:p>
          </table:table-cell>
          <table:table-cell/>
          <table:table-cell table:style-name="ce1" table:formula="of:=10^9*[.A549]" office:value-type="float" office:value="74.5625" calcext:value-type="float">
            <text:p>74.5625</text:p>
          </table:table-cell>
          <table:table-cell table:style-name="ce1" table:formula="of:=[.B549]" office:value-type="float" office:value="0.0393718" calcext:value-type="float">
            <text:p>0.0393718</text:p>
          </table:table-cell>
          <table:table-cell table:number-columns-repeated="59"/>
        </table:table-row>
        <table:table-row table:style-name="ro1">
          <table:table-cell office:value-type="float" office:value="0.0000000750625" calcext:value-type="float">
            <text:p>7.50625E-08</text:p>
          </table:table-cell>
          <table:table-cell office:value-type="float" office:value="0.0313317" calcext:value-type="float">
            <text:p>0.0313317</text:p>
          </table:table-cell>
          <table:table-cell/>
          <table:table-cell table:style-name="ce1" table:formula="of:=10^9*[.A550]" office:value-type="float" office:value="75.0625" calcext:value-type="float">
            <text:p>75.0625</text:p>
          </table:table-cell>
          <table:table-cell table:style-name="ce1" table:formula="of:=[.B550]" office:value-type="float" office:value="0.0313317" calcext:value-type="float">
            <text:p>0.0313317</text:p>
          </table:table-cell>
          <table:table-cell table:number-columns-repeated="59"/>
        </table:table-row>
        <table:table-row table:style-name="ro1">
          <table:table-cell office:value-type="float" office:value="0.0000000755625" calcext:value-type="float">
            <text:p>7.55625E-08</text:p>
          </table:table-cell>
          <table:table-cell office:value-type="float" office:value="0.047412" calcext:value-type="float">
            <text:p>0.047412</text:p>
          </table:table-cell>
          <table:table-cell/>
          <table:table-cell table:style-name="ce1" table:formula="of:=10^9*[.A551]" office:value-type="float" office:value="75.5625" calcext:value-type="float">
            <text:p>75.5625</text:p>
          </table:table-cell>
          <table:table-cell table:style-name="ce1" table:formula="of:=[.B551]" office:value-type="float" office:value="0.047412" calcext:value-type="float">
            <text:p>0.047412</text:p>
          </table:table-cell>
          <table:table-cell table:number-columns-repeated="59"/>
        </table:table-row>
        <table:table-row table:style-name="ro1">
          <table:table-cell office:value-type="float" office:value="0.0000000760625" calcext:value-type="float">
            <text:p>7.60625E-08</text:p>
          </table:table-cell>
          <table:table-cell office:value-type="float" office:value="0.0393718" calcext:value-type="float">
            <text:p>0.0393718</text:p>
          </table:table-cell>
          <table:table-cell/>
          <table:table-cell table:style-name="ce1" table:formula="of:=10^9*[.A552]" office:value-type="float" office:value="76.0625" calcext:value-type="float">
            <text:p>76.0625</text:p>
          </table:table-cell>
          <table:table-cell table:style-name="ce1" table:formula="of:=[.B552]" office:value-type="float" office:value="0.0393718" calcext:value-type="float">
            <text:p>0.0393718</text:p>
          </table:table-cell>
          <table:table-cell table:number-columns-repeated="59"/>
        </table:table-row>
        <table:table-row table:style-name="ro1">
          <table:table-cell office:value-type="float" office:value="0.0000000765625" calcext:value-type="float">
            <text:p>7.65625E-08</text:p>
          </table:table-cell>
          <table:table-cell office:value-type="float" office:value="0.0313317" calcext:value-type="float">
            <text:p>0.0313317</text:p>
          </table:table-cell>
          <table:table-cell/>
          <table:table-cell table:style-name="ce1" table:formula="of:=10^9*[.A553]" office:value-type="float" office:value="76.5625" calcext:value-type="float">
            <text:p>76.5625</text:p>
          </table:table-cell>
          <table:table-cell table:style-name="ce1" table:formula="of:=[.B553]" office:value-type="float" office:value="0.0313317" calcext:value-type="float">
            <text:p>0.0313317</text:p>
          </table:table-cell>
          <table:table-cell table:number-columns-repeated="59"/>
        </table:table-row>
        <table:table-row table:style-name="ro1">
          <table:table-cell office:value-type="float" office:value="0.0000000770625" calcext:value-type="float">
            <text:p>7.70625E-08</text:p>
          </table:table-cell>
          <table:table-cell office:value-type="float" office:value="0.0393718" calcext:value-type="float">
            <text:p>0.0393718</text:p>
          </table:table-cell>
          <table:table-cell/>
          <table:table-cell table:style-name="ce1" table:formula="of:=10^9*[.A554]" office:value-type="float" office:value="77.0625" calcext:value-type="float">
            <text:p>77.0625</text:p>
          </table:table-cell>
          <table:table-cell table:style-name="ce1" table:formula="of:=[.B554]" office:value-type="float" office:value="0.0393718" calcext:value-type="float">
            <text:p>0.0393718</text:p>
          </table:table-cell>
          <table:table-cell table:number-columns-repeated="59"/>
        </table:table-row>
        <table:table-row table:style-name="ro1">
          <table:table-cell office:value-type="float" office:value="0.0000000775625" calcext:value-type="float">
            <text:p>7.75625E-08</text:p>
          </table:table-cell>
          <table:table-cell office:value-type="float" office:value="0.0313317" calcext:value-type="float">
            <text:p>0.0313317</text:p>
          </table:table-cell>
          <table:table-cell/>
          <table:table-cell table:style-name="ce1" table:formula="of:=10^9*[.A555]" office:value-type="float" office:value="77.5625" calcext:value-type="float">
            <text:p>77.5625</text:p>
          </table:table-cell>
          <table:table-cell table:style-name="ce1" table:formula="of:=[.B555]" office:value-type="float" office:value="0.0313317" calcext:value-type="float">
            <text:p>0.0313317</text:p>
          </table:table-cell>
          <table:table-cell table:number-columns-repeated="59"/>
        </table:table-row>
        <table:table-row table:style-name="ro1">
          <table:table-cell office:value-type="float" office:value="0.0000000780625" calcext:value-type="float">
            <text:p>7.80625E-08</text:p>
          </table:table-cell>
          <table:table-cell office:value-type="float" office:value="0.047412" calcext:value-type="float">
            <text:p>0.047412</text:p>
          </table:table-cell>
          <table:table-cell/>
          <table:table-cell table:style-name="ce1" table:formula="of:=10^9*[.A556]" office:value-type="float" office:value="78.0625" calcext:value-type="float">
            <text:p>78.0625</text:p>
          </table:table-cell>
          <table:table-cell table:style-name="ce1" table:formula="of:=[.B556]" office:value-type="float" office:value="0.047412" calcext:value-type="float">
            <text:p>0.047412</text:p>
          </table:table-cell>
          <table:table-cell table:number-columns-repeated="59"/>
        </table:table-row>
        <table:table-row table:style-name="ro1">
          <table:table-cell office:value-type="float" office:value="0.0000000785625" calcext:value-type="float">
            <text:p>7.85625E-08</text:p>
          </table:table-cell>
          <table:table-cell office:value-type="float" office:value="0.0313317" calcext:value-type="float">
            <text:p>0.0313317</text:p>
          </table:table-cell>
          <table:table-cell/>
          <table:table-cell table:style-name="ce1" table:formula="of:=10^9*[.A557]" office:value-type="float" office:value="78.5625" calcext:value-type="float">
            <text:p>78.5625</text:p>
          </table:table-cell>
          <table:table-cell table:style-name="ce1" table:formula="of:=[.B557]" office:value-type="float" office:value="0.0313317" calcext:value-type="float">
            <text:p>0.0313317</text:p>
          </table:table-cell>
          <table:table-cell table:number-columns-repeated="59"/>
        </table:table-row>
        <table:table-row table:style-name="ro1">
          <table:table-cell office:value-type="float" office:value="0.0000000790625" calcext:value-type="float">
            <text:p>7.90625E-08</text:p>
          </table:table-cell>
          <table:table-cell office:value-type="float" office:value="0.0393718" calcext:value-type="float">
            <text:p>0.0393718</text:p>
          </table:table-cell>
          <table:table-cell/>
          <table:table-cell table:style-name="ce1" table:formula="of:=10^9*[.A558]" office:value-type="float" office:value="79.0625" calcext:value-type="float">
            <text:p>79.0625</text:p>
          </table:table-cell>
          <table:table-cell table:style-name="ce1" table:formula="of:=[.B558]" office:value-type="float" office:value="0.0393718" calcext:value-type="float">
            <text:p>0.0393718</text:p>
          </table:table-cell>
          <table:table-cell table:number-columns-repeated="59"/>
        </table:table-row>
        <table:table-row table:style-name="ro1">
          <table:table-cell office:value-type="float" office:value="0.0000000795625" calcext:value-type="float">
            <text:p>7.95625E-08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style-name="ce1" table:formula="of:=10^9*[.A559]" office:value-type="float" office:value="79.5625" calcext:value-type="float">
            <text:p>79.5625</text:p>
          </table:table-cell>
          <table:table-cell table:style-name="ce1" table:formula="of:=[.B559]" office:value-type="float" office:value="0.0554523" calcext:value-type="float">
            <text:p>0.0554523</text:p>
          </table:table-cell>
          <table:table-cell table:number-columns-repeated="59"/>
        </table:table-row>
        <table:table-row table:style-name="ro1">
          <table:table-cell office:value-type="float" office:value="0.0000000800625" calcext:value-type="float">
            <text:p>8.00625E-08</text:p>
          </table:table-cell>
          <table:table-cell office:value-type="float" office:value="0.0393718" calcext:value-type="float">
            <text:p>0.0393718</text:p>
          </table:table-cell>
          <table:table-cell/>
          <table:table-cell table:style-name="ce1" table:formula="of:=10^9*[.A560]" office:value-type="float" office:value="80.0625" calcext:value-type="float">
            <text:p>80.0625</text:p>
          </table:table-cell>
          <table:table-cell table:style-name="ce1" table:formula="of:=[.B560]" office:value-type="float" office:value="0.0393718" calcext:value-type="float">
            <text:p>0.0393718</text:p>
          </table:table-cell>
          <table:table-cell table:number-columns-repeated="59"/>
        </table:table-row>
        <table:table-row table:style-name="ro1">
          <table:table-cell office:value-type="float" office:value="0.0000000805625" calcext:value-type="float">
            <text:p>8.05625E-08</text:p>
          </table:table-cell>
          <table:table-cell office:value-type="float" office:value="0.047412" calcext:value-type="float">
            <text:p>0.047412</text:p>
          </table:table-cell>
          <table:table-cell/>
          <table:table-cell table:style-name="ce1" table:formula="of:=10^9*[.A561]" office:value-type="float" office:value="80.5625" calcext:value-type="float">
            <text:p>80.5625</text:p>
          </table:table-cell>
          <table:table-cell table:style-name="ce1" table:formula="of:=[.B561]" office:value-type="float" office:value="0.047412" calcext:value-type="float">
            <text:p>0.047412</text:p>
          </table:table-cell>
          <table:table-cell table:number-columns-repeated="59"/>
        </table:table-row>
        <table:table-row table:style-name="ro1">
          <table:table-cell office:value-type="float" office:value="0.0000000810625" calcext:value-type="float">
            <text:p>8.10625E-08</text:p>
          </table:table-cell>
          <table:table-cell office:value-type="float" office:value="0.047412" calcext:value-type="float">
            <text:p>0.047412</text:p>
          </table:table-cell>
          <table:table-cell/>
          <table:table-cell table:style-name="ce1" table:formula="of:=10^9*[.A562]" office:value-type="float" office:value="81.0625" calcext:value-type="float">
            <text:p>81.0625</text:p>
          </table:table-cell>
          <table:table-cell table:style-name="ce1" table:formula="of:=[.B562]" office:value-type="float" office:value="0.047412" calcext:value-type="float">
            <text:p>0.047412</text:p>
          </table:table-cell>
          <table:table-cell table:number-columns-repeated="59"/>
        </table:table-row>
        <table:table-row table:style-name="ro1">
          <table:table-cell office:value-type="float" office:value="0.0000000815625" calcext:value-type="float">
            <text:p>8.15625E-08</text:p>
          </table:table-cell>
          <table:table-cell office:value-type="float" office:value="0.047412" calcext:value-type="float">
            <text:p>0.047412</text:p>
          </table:table-cell>
          <table:table-cell/>
          <table:table-cell table:style-name="ce1" table:formula="of:=10^9*[.A563]" office:value-type="float" office:value="81.5625" calcext:value-type="float">
            <text:p>81.5625</text:p>
          </table:table-cell>
          <table:table-cell table:style-name="ce1" table:formula="of:=[.B563]" office:value-type="float" office:value="0.047412" calcext:value-type="float">
            <text:p>0.047412</text:p>
          </table:table-cell>
          <table:table-cell table:number-columns-repeated="59"/>
        </table:table-row>
        <table:table-row table:style-name="ro1">
          <table:table-cell office:value-type="float" office:value="0.0000000820625" calcext:value-type="float">
            <text:p>8.20625E-08</text:p>
          </table:table-cell>
          <table:table-cell office:value-type="float" office:value="0.0393718" calcext:value-type="float">
            <text:p>0.0393718</text:p>
          </table:table-cell>
          <table:table-cell/>
          <table:table-cell table:style-name="ce1" table:formula="of:=10^9*[.A564]" office:value-type="float" office:value="82.0625" calcext:value-type="float">
            <text:p>82.0625</text:p>
          </table:table-cell>
          <table:table-cell table:style-name="ce1" table:formula="of:=[.B564]" office:value-type="float" office:value="0.0393718" calcext:value-type="float">
            <text:p>0.0393718</text:p>
          </table:table-cell>
          <table:table-cell table:number-columns-repeated="59"/>
        </table:table-row>
        <table:table-row table:style-name="ro1">
          <table:table-cell office:value-type="float" office:value="0.0000000825625" calcext:value-type="float">
            <text:p>8.25625E-08</text:p>
          </table:table-cell>
          <table:table-cell office:value-type="float" office:value="0.0393718" calcext:value-type="float">
            <text:p>0.0393718</text:p>
          </table:table-cell>
          <table:table-cell/>
          <table:table-cell table:style-name="ce1" table:formula="of:=10^9*[.A565]" office:value-type="float" office:value="82.5625" calcext:value-type="float">
            <text:p>82.5625</text:p>
          </table:table-cell>
          <table:table-cell table:style-name="ce1" table:formula="of:=[.B565]" office:value-type="float" office:value="0.0393718" calcext:value-type="float">
            <text:p>0.0393718</text:p>
          </table:table-cell>
          <table:table-cell table:number-columns-repeated="59"/>
        </table:table-row>
        <table:table-row table:style-name="ro1">
          <table:table-cell office:value-type="float" office:value="0.0000000830625" calcext:value-type="float">
            <text:p>8.30625E-08</text:p>
          </table:table-cell>
          <table:table-cell office:value-type="float" office:value="0.0393718" calcext:value-type="float">
            <text:p>0.0393718</text:p>
          </table:table-cell>
          <table:table-cell/>
          <table:table-cell table:style-name="ce1" table:formula="of:=10^9*[.A566]" office:value-type="float" office:value="83.0625" calcext:value-type="float">
            <text:p>83.0625</text:p>
          </table:table-cell>
          <table:table-cell table:style-name="ce1" table:formula="of:=[.B566]" office:value-type="float" office:value="0.0393718" calcext:value-type="float">
            <text:p>0.0393718</text:p>
          </table:table-cell>
          <table:table-cell table:number-columns-repeated="59"/>
        </table:table-row>
        <table:table-row table:style-name="ro1">
          <table:table-cell office:value-type="float" office:value="0.0000000835625" calcext:value-type="float">
            <text:p>8.35625E-08</text:p>
          </table:table-cell>
          <table:table-cell office:value-type="float" office:value="0.047412" calcext:value-type="float">
            <text:p>0.047412</text:p>
          </table:table-cell>
          <table:table-cell/>
          <table:table-cell table:style-name="ce1" table:formula="of:=10^9*[.A567]" office:value-type="float" office:value="83.5625" calcext:value-type="float">
            <text:p>83.5625</text:p>
          </table:table-cell>
          <table:table-cell table:style-name="ce1" table:formula="of:=[.B567]" office:value-type="float" office:value="0.047412" calcext:value-type="float">
            <text:p>0.047412</text:p>
          </table:table-cell>
          <table:table-cell table:number-columns-repeated="59"/>
        </table:table-row>
        <table:table-row table:style-name="ro1">
          <table:table-cell office:value-type="float" office:value="0.0000000840625" calcext:value-type="float">
            <text:p>8.40625E-08</text:p>
          </table:table-cell>
          <table:table-cell office:value-type="float" office:value="0.047412" calcext:value-type="float">
            <text:p>0.047412</text:p>
          </table:table-cell>
          <table:table-cell/>
          <table:table-cell table:style-name="ce1" table:formula="of:=10^9*[.A568]" office:value-type="float" office:value="84.0625" calcext:value-type="float">
            <text:p>84.0625</text:p>
          </table:table-cell>
          <table:table-cell table:style-name="ce1" table:formula="of:=[.B568]" office:value-type="float" office:value="0.047412" calcext:value-type="float">
            <text:p>0.047412</text:p>
          </table:table-cell>
          <table:table-cell table:number-columns-repeated="59"/>
        </table:table-row>
        <table:table-row table:style-name="ro1">
          <table:table-cell office:value-type="float" office:value="0.0000000845625" calcext:value-type="float">
            <text:p>8.45625E-08</text:p>
          </table:table-cell>
          <table:table-cell office:value-type="float" office:value="0.0393718" calcext:value-type="float">
            <text:p>0.0393718</text:p>
          </table:table-cell>
          <table:table-cell/>
          <table:table-cell table:style-name="ce1" table:formula="of:=10^9*[.A569]" office:value-type="float" office:value="84.5625" calcext:value-type="float">
            <text:p>84.5625</text:p>
          </table:table-cell>
          <table:table-cell table:style-name="ce1" table:formula="of:=[.B569]" office:value-type="float" office:value="0.0393718" calcext:value-type="float">
            <text:p>0.0393718</text:p>
          </table:table-cell>
          <table:table-cell table:number-columns-repeated="59"/>
        </table:table-row>
        <table:table-row table:style-name="ro1">
          <table:table-cell office:value-type="float" office:value="0.0000000850625" calcext:value-type="float">
            <text:p>8.50625E-08</text:p>
          </table:table-cell>
          <table:table-cell office:value-type="float" office:value="0.0393718" calcext:value-type="float">
            <text:p>0.0393718</text:p>
          </table:table-cell>
          <table:table-cell/>
          <table:table-cell table:style-name="ce1" table:formula="of:=10^9*[.A570]" office:value-type="float" office:value="85.0625" calcext:value-type="float">
            <text:p>85.0625</text:p>
          </table:table-cell>
          <table:table-cell table:style-name="ce1" table:formula="of:=[.B570]" office:value-type="float" office:value="0.0393718" calcext:value-type="float">
            <text:p>0.0393718</text:p>
          </table:table-cell>
          <table:table-cell table:number-columns-repeated="59"/>
        </table:table-row>
        <table:table-row table:style-name="ro1">
          <table:table-cell office:value-type="float" office:value="0.0000000855625" calcext:value-type="float">
            <text:p>8.55625E-08</text:p>
          </table:table-cell>
          <table:table-cell office:value-type="float" office:value="0.047412" calcext:value-type="float">
            <text:p>0.047412</text:p>
          </table:table-cell>
          <table:table-cell/>
          <table:table-cell table:style-name="ce1" table:formula="of:=10^9*[.A571]" office:value-type="float" office:value="85.5625" calcext:value-type="float">
            <text:p>85.5625</text:p>
          </table:table-cell>
          <table:table-cell table:style-name="ce1" table:formula="of:=[.B571]" office:value-type="float" office:value="0.047412" calcext:value-type="float">
            <text:p>0.047412</text:p>
          </table:table-cell>
          <table:table-cell table:number-columns-repeated="59"/>
        </table:table-row>
        <table:table-row table:style-name="ro1">
          <table:table-cell office:value-type="float" office:value="0.0000000860625" calcext:value-type="float">
            <text:p>8.60625E-08</text:p>
          </table:table-cell>
          <table:table-cell office:value-type="float" office:value="0.047412" calcext:value-type="float">
            <text:p>0.047412</text:p>
          </table:table-cell>
          <table:table-cell/>
          <table:table-cell table:style-name="ce1" table:formula="of:=10^9*[.A572]" office:value-type="float" office:value="86.0625" calcext:value-type="float">
            <text:p>86.0625</text:p>
          </table:table-cell>
          <table:table-cell table:style-name="ce1" table:formula="of:=[.B572]" office:value-type="float" office:value="0.047412" calcext:value-type="float">
            <text:p>0.047412</text:p>
          </table:table-cell>
          <table:table-cell table:number-columns-repeated="59"/>
        </table:table-row>
        <table:table-row table:style-name="ro1">
          <table:table-cell office:value-type="float" office:value="0.0000000865625" calcext:value-type="float">
            <text:p>8.65625E-08</text:p>
          </table:table-cell>
          <table:table-cell office:value-type="float" office:value="0.0393718" calcext:value-type="float">
            <text:p>0.0393718</text:p>
          </table:table-cell>
          <table:table-cell/>
          <table:table-cell table:style-name="ce1" table:formula="of:=10^9*[.A573]" office:value-type="float" office:value="86.5625" calcext:value-type="float">
            <text:p>86.5625</text:p>
          </table:table-cell>
          <table:table-cell table:style-name="ce1" table:formula="of:=[.B573]" office:value-type="float" office:value="0.0393718" calcext:value-type="float">
            <text:p>0.0393718</text:p>
          </table:table-cell>
          <table:table-cell table:number-columns-repeated="59"/>
        </table:table-row>
        <table:table-row table:style-name="ro1">
          <table:table-cell office:value-type="float" office:value="0.0000000870625" calcext:value-type="float">
            <text:p>8.70625E-08</text:p>
          </table:table-cell>
          <table:table-cell office:value-type="float" office:value="0.047412" calcext:value-type="float">
            <text:p>0.047412</text:p>
          </table:table-cell>
          <table:table-cell/>
          <table:table-cell table:style-name="ce1" table:formula="of:=10^9*[.A574]" office:value-type="float" office:value="87.0625" calcext:value-type="float">
            <text:p>87.0625</text:p>
          </table:table-cell>
          <table:table-cell table:style-name="ce1" table:formula="of:=[.B574]" office:value-type="float" office:value="0.047412" calcext:value-type="float">
            <text:p>0.047412</text:p>
          </table:table-cell>
          <table:table-cell table:number-columns-repeated="59"/>
        </table:table-row>
        <table:table-row table:style-name="ro1">
          <table:table-cell office:value-type="float" office:value="0.0000000875625" calcext:value-type="float">
            <text:p>8.75625E-08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style-name="ce1" table:formula="of:=10^9*[.A575]" office:value-type="float" office:value="87.5625" calcext:value-type="float">
            <text:p>87.5625</text:p>
          </table:table-cell>
          <table:table-cell table:style-name="ce1" table:formula="of:=[.B575]" office:value-type="float" office:value="0.0554523" calcext:value-type="float">
            <text:p>0.0554523</text:p>
          </table:table-cell>
          <table:table-cell table:number-columns-repeated="59"/>
        </table:table-row>
        <table:table-row table:style-name="ro1">
          <table:table-cell office:value-type="float" office:value="0.0000000880625" calcext:value-type="float">
            <text:p>8.80625E-08</text:p>
          </table:table-cell>
          <table:table-cell office:value-type="float" office:value="0.0393718" calcext:value-type="float">
            <text:p>0.0393718</text:p>
          </table:table-cell>
          <table:table-cell/>
          <table:table-cell table:style-name="ce1" table:formula="of:=10^9*[.A576]" office:value-type="float" office:value="88.0625" calcext:value-type="float">
            <text:p>88.0625</text:p>
          </table:table-cell>
          <table:table-cell table:style-name="ce1" table:formula="of:=[.B576]" office:value-type="float" office:value="0.0393718" calcext:value-type="float">
            <text:p>0.0393718</text:p>
          </table:table-cell>
          <table:table-cell table:number-columns-repeated="59"/>
        </table:table-row>
        <table:table-row table:style-name="ro1">
          <table:table-cell office:value-type="float" office:value="0.0000000885625" calcext:value-type="float">
            <text:p>8.85625E-08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style-name="ce1" table:formula="of:=10^9*[.A577]" office:value-type="float" office:value="88.5625" calcext:value-type="float">
            <text:p>88.5625</text:p>
          </table:table-cell>
          <table:table-cell table:style-name="ce1" table:formula="of:=[.B577]" office:value-type="float" office:value="0.0554523" calcext:value-type="float">
            <text:p>0.0554523</text:p>
          </table:table-cell>
          <table:table-cell table:number-columns-repeated="59"/>
        </table:table-row>
        <table:table-row table:style-name="ro1">
          <table:table-cell office:value-type="float" office:value="0.0000000890625" calcext:value-type="float">
            <text:p>8.90625E-08</text:p>
          </table:table-cell>
          <table:table-cell office:value-type="float" office:value="0.047412" calcext:value-type="float">
            <text:p>0.047412</text:p>
          </table:table-cell>
          <table:table-cell/>
          <table:table-cell table:style-name="ce1" table:formula="of:=10^9*[.A578]" office:value-type="float" office:value="89.0625" calcext:value-type="float">
            <text:p>89.0625</text:p>
          </table:table-cell>
          <table:table-cell table:style-name="ce1" table:formula="of:=[.B578]" office:value-type="float" office:value="0.047412" calcext:value-type="float">
            <text:p>0.047412</text:p>
          </table:table-cell>
          <table:table-cell table:number-columns-repeated="59"/>
        </table:table-row>
        <table:table-row table:style-name="ro1">
          <table:table-cell office:value-type="float" office:value="0.0000000895625" calcext:value-type="float">
            <text:p>8.95625E-08</text:p>
          </table:table-cell>
          <table:table-cell office:value-type="float" office:value="0.047412" calcext:value-type="float">
            <text:p>0.047412</text:p>
          </table:table-cell>
          <table:table-cell/>
          <table:table-cell table:style-name="ce1" table:formula="of:=10^9*[.A579]" office:value-type="float" office:value="89.5625" calcext:value-type="float">
            <text:p>89.5625</text:p>
          </table:table-cell>
          <table:table-cell table:style-name="ce1" table:formula="of:=[.B579]" office:value-type="float" office:value="0.047412" calcext:value-type="float">
            <text:p>0.047412</text:p>
          </table:table-cell>
          <table:table-cell table:number-columns-repeated="59"/>
        </table:table-row>
        <table:table-row table:style-name="ro1">
          <table:table-cell office:value-type="float" office:value="0.0000000900625" calcext:value-type="float">
            <text:p>9.00625E-08</text:p>
          </table:table-cell>
          <table:table-cell office:value-type="float" office:value="0.0393718" calcext:value-type="float">
            <text:p>0.0393718</text:p>
          </table:table-cell>
          <table:table-cell/>
          <table:table-cell table:style-name="ce1" table:formula="of:=10^9*[.A580]" office:value-type="float" office:value="90.0625" calcext:value-type="float">
            <text:p>90.0625</text:p>
          </table:table-cell>
          <table:table-cell table:style-name="ce1" table:formula="of:=[.B580]" office:value-type="float" office:value="0.0393718" calcext:value-type="float">
            <text:p>0.0393718</text:p>
          </table:table-cell>
          <table:table-cell table:number-columns-repeated="59"/>
        </table:table-row>
        <table:table-row table:style-name="ro1">
          <table:table-cell office:value-type="float" office:value="0.0000000905625" calcext:value-type="float">
            <text:p>9.05625E-08</text:p>
          </table:table-cell>
          <table:table-cell office:value-type="float" office:value="0.047412" calcext:value-type="float">
            <text:p>0.047412</text:p>
          </table:table-cell>
          <table:table-cell/>
          <table:table-cell table:style-name="ce1" table:formula="of:=10^9*[.A581]" office:value-type="float" office:value="90.5625" calcext:value-type="float">
            <text:p>90.5625</text:p>
          </table:table-cell>
          <table:table-cell table:style-name="ce1" table:formula="of:=[.B581]" office:value-type="float" office:value="0.047412" calcext:value-type="float">
            <text:p>0.047412</text:p>
          </table:table-cell>
          <table:table-cell table:number-columns-repeated="59"/>
        </table:table-row>
        <table:table-row table:style-name="ro1">
          <table:table-cell office:value-type="float" office:value="0.0000000910625" calcext:value-type="float">
            <text:p>9.10625E-08</text:p>
          </table:table-cell>
          <table:table-cell office:value-type="float" office:value="0.047412" calcext:value-type="float">
            <text:p>0.047412</text:p>
          </table:table-cell>
          <table:table-cell/>
          <table:table-cell table:style-name="ce1" table:formula="of:=10^9*[.A582]" office:value-type="float" office:value="91.0625" calcext:value-type="float">
            <text:p>91.0625</text:p>
          </table:table-cell>
          <table:table-cell table:style-name="ce1" table:formula="of:=[.B582]" office:value-type="float" office:value="0.047412" calcext:value-type="float">
            <text:p>0.047412</text:p>
          </table:table-cell>
          <table:table-cell table:number-columns-repeated="59"/>
        </table:table-row>
        <table:table-row table:style-name="ro1">
          <table:table-cell office:value-type="float" office:value="0.0000000915625" calcext:value-type="float">
            <text:p>9.15625E-08</text:p>
          </table:table-cell>
          <table:table-cell office:value-type="float" office:value="0.0393718" calcext:value-type="float">
            <text:p>0.0393718</text:p>
          </table:table-cell>
          <table:table-cell/>
          <table:table-cell table:style-name="ce1" table:formula="of:=10^9*[.A583]" office:value-type="float" office:value="91.5625" calcext:value-type="float">
            <text:p>91.5625</text:p>
          </table:table-cell>
          <table:table-cell table:style-name="ce1" table:formula="of:=[.B583]" office:value-type="float" office:value="0.0393718" calcext:value-type="float">
            <text:p>0.0393718</text:p>
          </table:table-cell>
          <table:table-cell table:number-columns-repeated="59"/>
        </table:table-row>
        <table:table-row table:style-name="ro1">
          <table:table-cell office:value-type="float" office:value="0.0000000920625" calcext:value-type="float">
            <text:p>9.20625E-08</text:p>
          </table:table-cell>
          <table:table-cell office:value-type="float" office:value="0.047412" calcext:value-type="float">
            <text:p>0.047412</text:p>
          </table:table-cell>
          <table:table-cell/>
          <table:table-cell table:style-name="ce1" table:formula="of:=10^9*[.A584]" office:value-type="float" office:value="92.0625" calcext:value-type="float">
            <text:p>92.0625</text:p>
          </table:table-cell>
          <table:table-cell table:style-name="ce1" table:formula="of:=[.B584]" office:value-type="float" office:value="0.047412" calcext:value-type="float">
            <text:p>0.047412</text:p>
          </table:table-cell>
          <table:table-cell table:number-columns-repeated="59"/>
        </table:table-row>
        <table:table-row table:style-name="ro1">
          <table:table-cell office:value-type="float" office:value="0.0000000925625" calcext:value-type="float">
            <text:p>9.25625E-08</text:p>
          </table:table-cell>
          <table:table-cell office:value-type="float" office:value="0.047412" calcext:value-type="float">
            <text:p>0.047412</text:p>
          </table:table-cell>
          <table:table-cell/>
          <table:table-cell table:style-name="ce1" table:formula="of:=10^9*[.A585]" office:value-type="float" office:value="92.5625" calcext:value-type="float">
            <text:p>92.5625</text:p>
          </table:table-cell>
          <table:table-cell table:style-name="ce1" table:formula="of:=[.B585]" office:value-type="float" office:value="0.047412" calcext:value-type="float">
            <text:p>0.047412</text:p>
          </table:table-cell>
          <table:table-cell table:number-columns-repeated="59"/>
        </table:table-row>
        <table:table-row table:style-name="ro1">
          <table:table-cell office:value-type="float" office:value="0.0000000930625" calcext:value-type="float">
            <text:p>9.30625E-08</text:p>
          </table:table-cell>
          <table:table-cell office:value-type="float" office:value="0.047412" calcext:value-type="float">
            <text:p>0.047412</text:p>
          </table:table-cell>
          <table:table-cell/>
          <table:table-cell table:style-name="ce1" table:formula="of:=10^9*[.A586]" office:value-type="float" office:value="93.0625" calcext:value-type="float">
            <text:p>93.0625</text:p>
          </table:table-cell>
          <table:table-cell table:style-name="ce1" table:formula="of:=[.B586]" office:value-type="float" office:value="0.047412" calcext:value-type="float">
            <text:p>0.047412</text:p>
          </table:table-cell>
          <table:table-cell table:number-columns-repeated="59"/>
        </table:table-row>
        <table:table-row table:style-name="ro1">
          <table:table-cell office:value-type="float" office:value="0.0000000935625" calcext:value-type="float">
            <text:p>9.35625E-08</text:p>
          </table:table-cell>
          <table:table-cell office:value-type="float" office:value="0.047412" calcext:value-type="float">
            <text:p>0.047412</text:p>
          </table:table-cell>
          <table:table-cell/>
          <table:table-cell table:style-name="ce1" table:formula="of:=10^9*[.A587]" office:value-type="float" office:value="93.5625" calcext:value-type="float">
            <text:p>93.5625</text:p>
          </table:table-cell>
          <table:table-cell table:style-name="ce1" table:formula="of:=[.B587]" office:value-type="float" office:value="0.047412" calcext:value-type="float">
            <text:p>0.047412</text:p>
          </table:table-cell>
          <table:table-cell table:number-columns-repeated="59"/>
        </table:table-row>
        <table:table-row table:style-name="ro1">
          <table:table-cell office:value-type="float" office:value="0.0000000940625" calcext:value-type="float">
            <text:p>9.40625E-08</text:p>
          </table:table-cell>
          <table:table-cell office:value-type="float" office:value="0.047412" calcext:value-type="float">
            <text:p>0.047412</text:p>
          </table:table-cell>
          <table:table-cell/>
          <table:table-cell table:style-name="ce1" table:formula="of:=10^9*[.A588]" office:value-type="float" office:value="94.0625" calcext:value-type="float">
            <text:p>94.0625</text:p>
          </table:table-cell>
          <table:table-cell table:style-name="ce1" table:formula="of:=[.B588]" office:value-type="float" office:value="0.047412" calcext:value-type="float">
            <text:p>0.047412</text:p>
          </table:table-cell>
          <table:table-cell table:number-columns-repeated="59"/>
        </table:table-row>
        <table:table-row table:style-name="ro1">
          <table:table-cell office:value-type="float" office:value="0.0000000945625" calcext:value-type="float">
            <text:p>9.45625E-08</text:p>
          </table:table-cell>
          <table:table-cell office:value-type="float" office:value="0.0393718" calcext:value-type="float">
            <text:p>0.0393718</text:p>
          </table:table-cell>
          <table:table-cell/>
          <table:table-cell table:style-name="ce1" table:formula="of:=10^9*[.A589]" office:value-type="float" office:value="94.5625" calcext:value-type="float">
            <text:p>94.5625</text:p>
          </table:table-cell>
          <table:table-cell table:style-name="ce1" table:formula="of:=[.B589]" office:value-type="float" office:value="0.0393718" calcext:value-type="float">
            <text:p>0.0393718</text:p>
          </table:table-cell>
          <table:table-cell table:number-columns-repeated="59"/>
        </table:table-row>
        <table:table-row table:style-name="ro1">
          <table:table-cell office:value-type="float" office:value="0.0000000950625" calcext:value-type="float">
            <text:p>9.50625E-08</text:p>
          </table:table-cell>
          <table:table-cell office:value-type="float" office:value="0.0393718" calcext:value-type="float">
            <text:p>0.0393718</text:p>
          </table:table-cell>
          <table:table-cell/>
          <table:table-cell table:style-name="ce1" table:formula="of:=10^9*[.A590]" office:value-type="float" office:value="95.0625" calcext:value-type="float">
            <text:p>95.0625</text:p>
          </table:table-cell>
          <table:table-cell table:style-name="ce1" table:formula="of:=[.B590]" office:value-type="float" office:value="0.0393718" calcext:value-type="float">
            <text:p>0.0393718</text:p>
          </table:table-cell>
          <table:table-cell table:number-columns-repeated="59"/>
        </table:table-row>
        <table:table-row table:style-name="ro1">
          <table:table-cell office:value-type="float" office:value="0.0000000955625" calcext:value-type="float">
            <text:p>9.55625E-08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style-name="ce1" table:formula="of:=10^9*[.A591]" office:value-type="float" office:value="95.5625" calcext:value-type="float">
            <text:p>95.5625</text:p>
          </table:table-cell>
          <table:table-cell table:style-name="ce1" table:formula="of:=[.B591]" office:value-type="float" office:value="0.0634924" calcext:value-type="float">
            <text:p>0.0634924</text:p>
          </table:table-cell>
          <table:table-cell table:number-columns-repeated="59"/>
        </table:table-row>
        <table:table-row table:style-name="ro1">
          <table:table-cell office:value-type="float" office:value="0.0000000960625" calcext:value-type="float">
            <text:p>9.60625E-08</text:p>
          </table:table-cell>
          <table:table-cell office:value-type="float" office:value="0.0393718" calcext:value-type="float">
            <text:p>0.0393718</text:p>
          </table:table-cell>
          <table:table-cell/>
          <table:table-cell table:style-name="ce1" table:formula="of:=10^9*[.A592]" office:value-type="float" office:value="96.0625" calcext:value-type="float">
            <text:p>96.0625</text:p>
          </table:table-cell>
          <table:table-cell table:style-name="ce1" table:formula="of:=[.B592]" office:value-type="float" office:value="0.0393718" calcext:value-type="float">
            <text:p>0.0393718</text:p>
          </table:table-cell>
          <table:table-cell table:number-columns-repeated="59"/>
        </table:table-row>
        <table:table-row table:style-name="ro1">
          <table:table-cell office:value-type="float" office:value="0.0000000965625" calcext:value-type="float">
            <text:p>9.65625E-08</text:p>
          </table:table-cell>
          <table:table-cell office:value-type="float" office:value="0.047412" calcext:value-type="float">
            <text:p>0.047412</text:p>
          </table:table-cell>
          <table:table-cell/>
          <table:table-cell table:style-name="ce1" table:formula="of:=10^9*[.A593]" office:value-type="float" office:value="96.5625" calcext:value-type="float">
            <text:p>96.5625</text:p>
          </table:table-cell>
          <table:table-cell table:style-name="ce1" table:formula="of:=[.B593]" office:value-type="float" office:value="0.047412" calcext:value-type="float">
            <text:p>0.047412</text:p>
          </table:table-cell>
          <table:table-cell table:number-columns-repeated="59"/>
        </table:table-row>
        <table:table-row table:style-name="ro1">
          <table:table-cell office:value-type="float" office:value="0.0000000970625" calcext:value-type="float">
            <text:p>9.70625E-08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style-name="ce1" table:formula="of:=10^9*[.A594]" office:value-type="float" office:value="97.0625" calcext:value-type="float">
            <text:p>97.0625</text:p>
          </table:table-cell>
          <table:table-cell table:style-name="ce1" table:formula="of:=[.B594]" office:value-type="float" office:value="0.0554523" calcext:value-type="float">
            <text:p>0.0554523</text:p>
          </table:table-cell>
          <table:table-cell table:number-columns-repeated="59"/>
        </table:table-row>
        <table:table-row table:style-name="ro1">
          <table:table-cell office:value-type="float" office:value="0.0000000975625" calcext:value-type="float">
            <text:p>9.75625E-08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style-name="ce1" table:formula="of:=10^9*[.A595]" office:value-type="float" office:value="97.5625" calcext:value-type="float">
            <text:p>97.5625</text:p>
          </table:table-cell>
          <table:table-cell table:style-name="ce1" table:formula="of:=[.B595]" office:value-type="float" office:value="0.0554523" calcext:value-type="float">
            <text:p>0.0554523</text:p>
          </table:table-cell>
          <table:table-cell table:number-columns-repeated="59"/>
        </table:table-row>
        <table:table-row table:style-name="ro1">
          <table:table-cell office:value-type="float" office:value="0.0000000980625" calcext:value-type="float">
            <text:p>9.80625E-08</text:p>
          </table:table-cell>
          <table:table-cell office:value-type="float" office:value="0.047412" calcext:value-type="float">
            <text:p>0.047412</text:p>
          </table:table-cell>
          <table:table-cell/>
          <table:table-cell table:style-name="ce1" table:formula="of:=10^9*[.A596]" office:value-type="float" office:value="98.0625" calcext:value-type="float">
            <text:p>98.0625</text:p>
          </table:table-cell>
          <table:table-cell table:style-name="ce1" table:formula="of:=[.B596]" office:value-type="float" office:value="0.047412" calcext:value-type="float">
            <text:p>0.047412</text:p>
          </table:table-cell>
          <table:table-cell table:number-columns-repeated="59"/>
        </table:table-row>
        <table:table-row table:style-name="ro1">
          <table:table-cell office:value-type="float" office:value="0.0000000985625" calcext:value-type="float">
            <text:p>9.85625E-08</text:p>
          </table:table-cell>
          <table:table-cell office:value-type="float" office:value="0.047412" calcext:value-type="float">
            <text:p>0.047412</text:p>
          </table:table-cell>
          <table:table-cell/>
          <table:table-cell table:style-name="ce1" table:formula="of:=10^9*[.A597]" office:value-type="float" office:value="98.5625" calcext:value-type="float">
            <text:p>98.5625</text:p>
          </table:table-cell>
          <table:table-cell table:style-name="ce1" table:formula="of:=[.B597]" office:value-type="float" office:value="0.047412" calcext:value-type="float">
            <text:p>0.047412</text:p>
          </table:table-cell>
          <table:table-cell table:number-columns-repeated="59"/>
        </table:table-row>
        <table:table-row table:style-name="ro1">
          <table:table-cell office:value-type="float" office:value="0.0000000990625" calcext:value-type="float">
            <text:p>9.90625E-08</text:p>
          </table:table-cell>
          <table:table-cell office:value-type="float" office:value="0.0393718" calcext:value-type="float">
            <text:p>0.0393718</text:p>
          </table:table-cell>
          <table:table-cell/>
          <table:table-cell table:style-name="ce1" table:formula="of:=10^9*[.A598]" office:value-type="float" office:value="99.0625" calcext:value-type="float">
            <text:p>99.0625</text:p>
          </table:table-cell>
          <table:table-cell table:style-name="ce1" table:formula="of:=[.B598]" office:value-type="float" office:value="0.0393718" calcext:value-type="float">
            <text:p>0.0393718</text:p>
          </table:table-cell>
          <table:table-cell table:number-columns-repeated="59"/>
        </table:table-row>
        <table:table-row table:style-name="ro1">
          <table:table-cell office:value-type="float" office:value="0.0000000995625" calcext:value-type="float">
            <text:p>9.95625E-08</text:p>
          </table:table-cell>
          <table:table-cell office:value-type="float" office:value="0.047412" calcext:value-type="float">
            <text:p>0.047412</text:p>
          </table:table-cell>
          <table:table-cell/>
          <table:table-cell table:style-name="ce1" table:formula="of:=10^9*[.A599]" office:value-type="float" office:value="99.5625" calcext:value-type="float">
            <text:p>99.5625</text:p>
          </table:table-cell>
          <table:table-cell table:style-name="ce1" table:formula="of:=[.B599]" office:value-type="float" office:value="0.047412" calcext:value-type="float">
            <text:p>0.047412</text:p>
          </table:table-cell>
          <table:table-cell table:number-columns-repeated="59"/>
        </table:table-row>
        <table:table-row table:style-name="ro1">
          <table:table-cell office:value-type="float" office:value="0.0000001000625" calcext:value-type="float">
            <text:p>1.000625E-07</text:p>
          </table:table-cell>
          <table:table-cell office:value-type="float" office:value="0.047412" calcext:value-type="float">
            <text:p>0.047412</text:p>
          </table:table-cell>
          <table:table-cell/>
          <table:table-cell table:style-name="ce1" table:formula="of:=10^9*[.A600]" office:value-type="float" office:value="100.0625" calcext:value-type="float">
            <text:p>100.0625</text:p>
          </table:table-cell>
          <table:table-cell table:style-name="ce1" table:formula="of:=[.B600]" office:value-type="float" office:value="0.047412" calcext:value-type="float">
            <text:p>0.047412</text:p>
          </table:table-cell>
          <table:table-cell table:number-columns-repeated="59"/>
        </table:table-row>
        <table:table-row table:style-name="ro1">
          <table:table-cell office:value-type="float" office:value="0.0000001005625" calcext:value-type="float">
            <text:p>1.005625E-07</text:p>
          </table:table-cell>
          <table:table-cell office:value-type="float" office:value="0.047412" calcext:value-type="float">
            <text:p>0.047412</text:p>
          </table:table-cell>
          <table:table-cell/>
          <table:table-cell table:style-name="ce1" table:formula="of:=10^9*[.A601]" office:value-type="float" office:value="100.5625" calcext:value-type="float">
            <text:p>100.5625</text:p>
          </table:table-cell>
          <table:table-cell table:style-name="ce1" table:formula="of:=[.B601]" office:value-type="float" office:value="0.047412" calcext:value-type="float">
            <text:p>0.047412</text:p>
          </table:table-cell>
          <table:table-cell table:number-columns-repeated="59"/>
        </table:table-row>
        <table:table-row table:style-name="ro1">
          <table:table-cell office:value-type="float" office:value="0.0000001010625" calcext:value-type="float">
            <text:p>1.010625E-07</text:p>
          </table:table-cell>
          <table:table-cell office:value-type="float" office:value="0.0393718" calcext:value-type="float">
            <text:p>0.0393718</text:p>
          </table:table-cell>
          <table:table-cell/>
          <table:table-cell table:style-name="ce1" table:formula="of:=10^9*[.A602]" office:value-type="float" office:value="101.0625" calcext:value-type="float">
            <text:p>101.0625</text:p>
          </table:table-cell>
          <table:table-cell table:style-name="ce1" table:formula="of:=[.B602]" office:value-type="float" office:value="0.0393718" calcext:value-type="float">
            <text:p>0.0393718</text:p>
          </table:table-cell>
          <table:table-cell table:number-columns-repeated="59"/>
        </table:table-row>
        <table:table-row table:style-name="ro1">
          <table:table-cell office:value-type="float" office:value="0.0000001015625" calcext:value-type="float">
            <text:p>1.015625E-07</text:p>
          </table:table-cell>
          <table:table-cell office:value-type="float" office:value="0.047412" calcext:value-type="float">
            <text:p>0.047412</text:p>
          </table:table-cell>
          <table:table-cell/>
          <table:table-cell table:style-name="ce1" table:formula="of:=10^9*[.A603]" office:value-type="float" office:value="101.5625" calcext:value-type="float">
            <text:p>101.5625</text:p>
          </table:table-cell>
          <table:table-cell table:style-name="ce1" table:formula="of:=[.B603]" office:value-type="float" office:value="0.047412" calcext:value-type="float">
            <text:p>0.047412</text:p>
          </table:table-cell>
          <table:table-cell table:number-columns-repeated="59"/>
        </table:table-row>
        <table:table-row table:style-name="ro1">
          <table:table-cell office:value-type="float" office:value="0.0000001020625" calcext:value-type="float">
            <text:p>1.020625E-07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style-name="ce1" table:formula="of:=10^9*[.A604]" office:value-type="float" office:value="102.0625" calcext:value-type="float">
            <text:p>102.0625</text:p>
          </table:table-cell>
          <table:table-cell table:style-name="ce1" table:formula="of:=[.B604]" office:value-type="float" office:value="0.0554523" calcext:value-type="float">
            <text:p>0.0554523</text:p>
          </table:table-cell>
          <table:table-cell table:number-columns-repeated="59"/>
        </table:table-row>
        <table:table-row table:style-name="ro1">
          <table:table-cell office:value-type="float" office:value="0.0000001025625" calcext:value-type="float">
            <text:p>1.025625E-07</text:p>
          </table:table-cell>
          <table:table-cell office:value-type="float" office:value="0.047412" calcext:value-type="float">
            <text:p>0.047412</text:p>
          </table:table-cell>
          <table:table-cell/>
          <table:table-cell table:style-name="ce1" table:formula="of:=10^9*[.A605]" office:value-type="float" office:value="102.5625" calcext:value-type="float">
            <text:p>102.5625</text:p>
          </table:table-cell>
          <table:table-cell table:style-name="ce1" table:formula="of:=[.B605]" office:value-type="float" office:value="0.047412" calcext:value-type="float">
            <text:p>0.047412</text:p>
          </table:table-cell>
          <table:table-cell table:number-columns-repeated="59"/>
        </table:table-row>
        <table:table-row table:style-name="ro1">
          <table:table-cell office:value-type="float" office:value="0.0000001030625" calcext:value-type="float">
            <text:p>1.030625E-07</text:p>
          </table:table-cell>
          <table:table-cell office:value-type="float" office:value="0.047412" calcext:value-type="float">
            <text:p>0.047412</text:p>
          </table:table-cell>
          <table:table-cell/>
          <table:table-cell table:style-name="ce1" table:formula="of:=10^9*[.A606]" office:value-type="float" office:value="103.0625" calcext:value-type="float">
            <text:p>103.0625</text:p>
          </table:table-cell>
          <table:table-cell table:style-name="ce1" table:formula="of:=[.B606]" office:value-type="float" office:value="0.047412" calcext:value-type="float">
            <text:p>0.047412</text:p>
          </table:table-cell>
          <table:table-cell table:number-columns-repeated="59"/>
        </table:table-row>
        <table:table-row table:style-name="ro1">
          <table:table-cell office:value-type="float" office:value="0.0000001035625" calcext:value-type="float">
            <text:p>1.035625E-07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style-name="ce1" table:formula="of:=10^9*[.A607]" office:value-type="float" office:value="103.5625" calcext:value-type="float">
            <text:p>103.5625</text:p>
          </table:table-cell>
          <table:table-cell table:style-name="ce1" table:formula="of:=[.B607]" office:value-type="float" office:value="0.0554523" calcext:value-type="float">
            <text:p>0.0554523</text:p>
          </table:table-cell>
          <table:table-cell table:number-columns-repeated="59"/>
        </table:table-row>
        <table:table-row table:style-name="ro1">
          <table:table-cell office:value-type="float" office:value="0.0000001040625" calcext:value-type="float">
            <text:p>1.040625E-07</text:p>
          </table:table-cell>
          <table:table-cell office:value-type="float" office:value="0.0393718" calcext:value-type="float">
            <text:p>0.0393718</text:p>
          </table:table-cell>
          <table:table-cell/>
          <table:table-cell table:style-name="ce1" table:formula="of:=10^9*[.A608]" office:value-type="float" office:value="104.0625" calcext:value-type="float">
            <text:p>104.0625</text:p>
          </table:table-cell>
          <table:table-cell table:style-name="ce1" table:formula="of:=[.B608]" office:value-type="float" office:value="0.0393718" calcext:value-type="float">
            <text:p>0.0393718</text:p>
          </table:table-cell>
          <table:table-cell table:number-columns-repeated="59"/>
        </table:table-row>
        <table:table-row table:style-name="ro1">
          <table:table-cell office:value-type="float" office:value="0.0000001045625" calcext:value-type="float">
            <text:p>1.045625E-07</text:p>
          </table:table-cell>
          <table:table-cell office:value-type="float" office:value="0.047412" calcext:value-type="float">
            <text:p>0.047412</text:p>
          </table:table-cell>
          <table:table-cell/>
          <table:table-cell table:style-name="ce1" table:formula="of:=10^9*[.A609]" office:value-type="float" office:value="104.5625" calcext:value-type="float">
            <text:p>104.5625</text:p>
          </table:table-cell>
          <table:table-cell table:style-name="ce1" table:formula="of:=[.B609]" office:value-type="float" office:value="0.047412" calcext:value-type="float">
            <text:p>0.047412</text:p>
          </table:table-cell>
          <table:table-cell table:number-columns-repeated="59"/>
        </table:table-row>
        <table:table-row table:style-name="ro1">
          <table:table-cell office:value-type="float" office:value="0.0000001050625" calcext:value-type="float">
            <text:p>1.050625E-07</text:p>
          </table:table-cell>
          <table:table-cell office:value-type="float" office:value="0.047412" calcext:value-type="float">
            <text:p>0.047412</text:p>
          </table:table-cell>
          <table:table-cell/>
          <table:table-cell table:style-name="ce1" table:formula="of:=10^9*[.A610]" office:value-type="float" office:value="105.0625" calcext:value-type="float">
            <text:p>105.0625</text:p>
          </table:table-cell>
          <table:table-cell table:style-name="ce1" table:formula="of:=[.B610]" office:value-type="float" office:value="0.047412" calcext:value-type="float">
            <text:p>0.047412</text:p>
          </table:table-cell>
          <table:table-cell table:number-columns-repeated="59"/>
        </table:table-row>
        <table:table-row table:style-name="ro1">
          <table:table-cell office:value-type="float" office:value="0.0000001055625" calcext:value-type="float">
            <text:p>1.055625E-07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style-name="ce1" table:formula="of:=10^9*[.A611]" office:value-type="float" office:value="105.5625" calcext:value-type="float">
            <text:p>105.5625</text:p>
          </table:table-cell>
          <table:table-cell table:style-name="ce1" table:formula="of:=[.B611]" office:value-type="float" office:value="0.0554523" calcext:value-type="float">
            <text:p>0.0554523</text:p>
          </table:table-cell>
          <table:table-cell table:number-columns-repeated="59"/>
        </table:table-row>
        <table:table-row table:style-name="ro1">
          <table:table-cell office:value-type="float" office:value="0.0000001060625" calcext:value-type="float">
            <text:p>1.060625E-07</text:p>
          </table:table-cell>
          <table:table-cell office:value-type="float" office:value="0.047412" calcext:value-type="float">
            <text:p>0.047412</text:p>
          </table:table-cell>
          <table:table-cell/>
          <table:table-cell table:style-name="ce1" table:formula="of:=10^9*[.A612]" office:value-type="float" office:value="106.0625" calcext:value-type="float">
            <text:p>106.0625</text:p>
          </table:table-cell>
          <table:table-cell table:style-name="ce1" table:formula="of:=[.B612]" office:value-type="float" office:value="0.047412" calcext:value-type="float">
            <text:p>0.047412</text:p>
          </table:table-cell>
          <table:table-cell table:number-columns-repeated="59"/>
        </table:table-row>
        <table:table-row table:style-name="ro1">
          <table:table-cell office:value-type="float" office:value="0.0000001065625" calcext:value-type="float">
            <text:p>1.065625E-07</text:p>
          </table:table-cell>
          <table:table-cell office:value-type="float" office:value="0.047412" calcext:value-type="float">
            <text:p>0.047412</text:p>
          </table:table-cell>
          <table:table-cell/>
          <table:table-cell table:style-name="ce1" table:formula="of:=10^9*[.A613]" office:value-type="float" office:value="106.5625" calcext:value-type="float">
            <text:p>106.5625</text:p>
          </table:table-cell>
          <table:table-cell table:style-name="ce1" table:formula="of:=[.B613]" office:value-type="float" office:value="0.047412" calcext:value-type="float">
            <text:p>0.047412</text:p>
          </table:table-cell>
          <table:table-cell table:number-columns-repeated="59"/>
        </table:table-row>
        <table:table-row table:style-name="ro1">
          <table:table-cell office:value-type="float" office:value="0.0000001070625" calcext:value-type="float">
            <text:p>1.070625E-07</text:p>
          </table:table-cell>
          <table:table-cell office:value-type="float" office:value="0.047412" calcext:value-type="float">
            <text:p>0.047412</text:p>
          </table:table-cell>
          <table:table-cell/>
          <table:table-cell table:style-name="ce1" table:formula="of:=10^9*[.A614]" office:value-type="float" office:value="107.0625" calcext:value-type="float">
            <text:p>107.0625</text:p>
          </table:table-cell>
          <table:table-cell table:style-name="ce1" table:formula="of:=[.B614]" office:value-type="float" office:value="0.047412" calcext:value-type="float">
            <text:p>0.047412</text:p>
          </table:table-cell>
          <table:table-cell table:number-columns-repeated="59"/>
        </table:table-row>
        <table:table-row table:style-name="ro1">
          <table:table-cell office:value-type="float" office:value="0.0000001075625" calcext:value-type="float">
            <text:p>1.075625E-07</text:p>
          </table:table-cell>
          <table:table-cell office:value-type="float" office:value="0.047412" calcext:value-type="float">
            <text:p>0.047412</text:p>
          </table:table-cell>
          <table:table-cell/>
          <table:table-cell table:style-name="ce1" table:formula="of:=10^9*[.A615]" office:value-type="float" office:value="107.5625" calcext:value-type="float">
            <text:p>107.5625</text:p>
          </table:table-cell>
          <table:table-cell table:style-name="ce1" table:formula="of:=[.B615]" office:value-type="float" office:value="0.047412" calcext:value-type="float">
            <text:p>0.047412</text:p>
          </table:table-cell>
          <table:table-cell table:number-columns-repeated="59"/>
        </table:table-row>
        <table:table-row table:style-name="ro1">
          <table:table-cell office:value-type="float" office:value="0.0000001080625" calcext:value-type="float">
            <text:p>1.080625E-07</text:p>
          </table:table-cell>
          <table:table-cell office:value-type="float" office:value="0.047412" calcext:value-type="float">
            <text:p>0.047412</text:p>
          </table:table-cell>
          <table:table-cell/>
          <table:table-cell table:style-name="ce1" table:formula="of:=10^9*[.A616]" office:value-type="float" office:value="108.0625" calcext:value-type="float">
            <text:p>108.0625</text:p>
          </table:table-cell>
          <table:table-cell table:style-name="ce1" table:formula="of:=[.B616]" office:value-type="float" office:value="0.047412" calcext:value-type="float">
            <text:p>0.047412</text:p>
          </table:table-cell>
          <table:table-cell table:number-columns-repeated="59"/>
        </table:table-row>
        <table:table-row table:style-name="ro1">
          <table:table-cell office:value-type="float" office:value="0.0000001085625" calcext:value-type="float">
            <text:p>1.085625E-07</text:p>
          </table:table-cell>
          <table:table-cell office:value-type="float" office:value="0.047412" calcext:value-type="float">
            <text:p>0.047412</text:p>
          </table:table-cell>
          <table:table-cell/>
          <table:table-cell table:style-name="ce1" table:formula="of:=10^9*[.A617]" office:value-type="float" office:value="108.5625" calcext:value-type="float">
            <text:p>108.5625</text:p>
          </table:table-cell>
          <table:table-cell table:style-name="ce1" table:formula="of:=[.B617]" office:value-type="float" office:value="0.047412" calcext:value-type="float">
            <text:p>0.047412</text:p>
          </table:table-cell>
          <table:table-cell table:number-columns-repeated="59"/>
        </table:table-row>
        <table:table-row table:style-name="ro1">
          <table:table-cell office:value-type="float" office:value="0.0000001090625" calcext:value-type="float">
            <text:p>1.090625E-07</text:p>
          </table:table-cell>
          <table:table-cell office:value-type="float" office:value="0.047412" calcext:value-type="float">
            <text:p>0.047412</text:p>
          </table:table-cell>
          <table:table-cell/>
          <table:table-cell table:style-name="ce1" table:formula="of:=10^9*[.A618]" office:value-type="float" office:value="109.0625" calcext:value-type="float">
            <text:p>109.0625</text:p>
          </table:table-cell>
          <table:table-cell table:style-name="ce1" table:formula="of:=[.B618]" office:value-type="float" office:value="0.047412" calcext:value-type="float">
            <text:p>0.047412</text:p>
          </table:table-cell>
          <table:table-cell table:number-columns-repeated="59"/>
        </table:table-row>
        <table:table-row table:style-name="ro1">
          <table:table-cell office:value-type="float" office:value="0.0000001095625" calcext:value-type="float">
            <text:p>1.095625E-07</text:p>
          </table:table-cell>
          <table:table-cell office:value-type="float" office:value="0.0393718" calcext:value-type="float">
            <text:p>0.0393718</text:p>
          </table:table-cell>
          <table:table-cell/>
          <table:table-cell table:style-name="ce1" table:formula="of:=10^9*[.A619]" office:value-type="float" office:value="109.5625" calcext:value-type="float">
            <text:p>109.5625</text:p>
          </table:table-cell>
          <table:table-cell table:style-name="ce1" table:formula="of:=[.B619]" office:value-type="float" office:value="0.0393718" calcext:value-type="float">
            <text:p>0.0393718</text:p>
          </table:table-cell>
          <table:table-cell table:number-columns-repeated="59"/>
        </table:table-row>
        <table:table-row table:style-name="ro1">
          <table:table-cell office:value-type="float" office:value="0.0000001100625" calcext:value-type="float">
            <text:p>1.100625E-07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style-name="ce1" table:formula="of:=10^9*[.A620]" office:value-type="float" office:value="110.0625" calcext:value-type="float">
            <text:p>110.0625</text:p>
          </table:table-cell>
          <table:table-cell table:style-name="ce1" table:formula="of:=[.B620]" office:value-type="float" office:value="0.0634924" calcext:value-type="float">
            <text:p>0.0634924</text:p>
          </table:table-cell>
          <table:table-cell table:number-columns-repeated="59"/>
        </table:table-row>
        <table:table-row table:style-name="ro1">
          <table:table-cell office:value-type="float" office:value="0.0000001105625" calcext:value-type="float">
            <text:p>1.105625E-07</text:p>
          </table:table-cell>
          <table:table-cell office:value-type="float" office:value="0.0393718" calcext:value-type="float">
            <text:p>0.0393718</text:p>
          </table:table-cell>
          <table:table-cell/>
          <table:table-cell table:style-name="ce1" table:formula="of:=10^9*[.A621]" office:value-type="float" office:value="110.5625" calcext:value-type="float">
            <text:p>110.5625</text:p>
          </table:table-cell>
          <table:table-cell table:style-name="ce1" table:formula="of:=[.B621]" office:value-type="float" office:value="0.0393718" calcext:value-type="float">
            <text:p>0.0393718</text:p>
          </table:table-cell>
          <table:table-cell table:number-columns-repeated="59"/>
        </table:table-row>
        <table:table-row table:style-name="ro1">
          <table:table-cell office:value-type="float" office:value="0.0000001110625" calcext:value-type="float">
            <text:p>1.110625E-07</text:p>
          </table:table-cell>
          <table:table-cell office:value-type="float" office:value="0.047412" calcext:value-type="float">
            <text:p>0.047412</text:p>
          </table:table-cell>
          <table:table-cell/>
          <table:table-cell table:style-name="ce1" table:formula="of:=10^9*[.A622]" office:value-type="float" office:value="111.0625" calcext:value-type="float">
            <text:p>111.0625</text:p>
          </table:table-cell>
          <table:table-cell table:style-name="ce1" table:formula="of:=[.B622]" office:value-type="float" office:value="0.047412" calcext:value-type="float">
            <text:p>0.047412</text:p>
          </table:table-cell>
          <table:table-cell table:number-columns-repeated="59"/>
        </table:table-row>
        <table:table-row table:style-name="ro1">
          <table:table-cell office:value-type="float" office:value="0.0000001115625" calcext:value-type="float">
            <text:p>1.115625E-07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style-name="ce1" table:formula="of:=10^9*[.A623]" office:value-type="float" office:value="111.5625" calcext:value-type="float">
            <text:p>111.5625</text:p>
          </table:table-cell>
          <table:table-cell table:style-name="ce1" table:formula="of:=[.B623]" office:value-type="float" office:value="0.0634924" calcext:value-type="float">
            <text:p>0.0634924</text:p>
          </table:table-cell>
          <table:table-cell table:number-columns-repeated="59"/>
        </table:table-row>
        <table:table-row table:style-name="ro1">
          <table:table-cell office:value-type="float" office:value="0.0000001120625" calcext:value-type="float">
            <text:p>1.120625E-07</text:p>
          </table:table-cell>
          <table:table-cell office:value-type="float" office:value="0.047412" calcext:value-type="float">
            <text:p>0.047412</text:p>
          </table:table-cell>
          <table:table-cell/>
          <table:table-cell table:style-name="ce1" table:formula="of:=10^9*[.A624]" office:value-type="float" office:value="112.0625" calcext:value-type="float">
            <text:p>112.0625</text:p>
          </table:table-cell>
          <table:table-cell table:style-name="ce1" table:formula="of:=[.B624]" office:value-type="float" office:value="0.047412" calcext:value-type="float">
            <text:p>0.047412</text:p>
          </table:table-cell>
          <table:table-cell table:number-columns-repeated="59"/>
        </table:table-row>
        <table:table-row table:style-name="ro1">
          <table:table-cell office:value-type="float" office:value="0.0000001125625" calcext:value-type="float">
            <text:p>1.125625E-07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style-name="ce1" table:formula="of:=10^9*[.A625]" office:value-type="float" office:value="112.5625" calcext:value-type="float">
            <text:p>112.5625</text:p>
          </table:table-cell>
          <table:table-cell table:style-name="ce1" table:formula="of:=[.B625]" office:value-type="float" office:value="0.0554523" calcext:value-type="float">
            <text:p>0.0554523</text:p>
          </table:table-cell>
          <table:table-cell table:number-columns-repeated="59"/>
        </table:table-row>
        <table:table-row table:style-name="ro1">
          <table:table-cell office:value-type="float" office:value="0.0000001130625" calcext:value-type="float">
            <text:p>1.130625E-07</text:p>
          </table:table-cell>
          <table:table-cell office:value-type="float" office:value="0.047412" calcext:value-type="float">
            <text:p>0.047412</text:p>
          </table:table-cell>
          <table:table-cell/>
          <table:table-cell table:style-name="ce1" table:formula="of:=10^9*[.A626]" office:value-type="float" office:value="113.0625" calcext:value-type="float">
            <text:p>113.0625</text:p>
          </table:table-cell>
          <table:table-cell table:style-name="ce1" table:formula="of:=[.B626]" office:value-type="float" office:value="0.047412" calcext:value-type="float">
            <text:p>0.047412</text:p>
          </table:table-cell>
          <table:table-cell table:number-columns-repeated="59"/>
        </table:table-row>
        <table:table-row table:style-name="ro1">
          <table:table-cell office:value-type="float" office:value="0.0000001135625" calcext:value-type="float">
            <text:p>1.135625E-07</text:p>
          </table:table-cell>
          <table:table-cell office:value-type="float" office:value="0.047412" calcext:value-type="float">
            <text:p>0.047412</text:p>
          </table:table-cell>
          <table:table-cell/>
          <table:table-cell table:style-name="ce1" table:formula="of:=10^9*[.A627]" office:value-type="float" office:value="113.5625" calcext:value-type="float">
            <text:p>113.5625</text:p>
          </table:table-cell>
          <table:table-cell table:style-name="ce1" table:formula="of:=[.B627]" office:value-type="float" office:value="0.047412" calcext:value-type="float">
            <text:p>0.047412</text:p>
          </table:table-cell>
          <table:table-cell table:number-columns-repeated="59"/>
        </table:table-row>
        <table:table-row table:style-name="ro1">
          <table:table-cell office:value-type="float" office:value="0.0000001140625" calcext:value-type="float">
            <text:p>1.140625E-07</text:p>
          </table:table-cell>
          <table:table-cell office:value-type="float" office:value="0.047412" calcext:value-type="float">
            <text:p>0.047412</text:p>
          </table:table-cell>
          <table:table-cell/>
          <table:table-cell table:style-name="ce1" table:formula="of:=10^9*[.A628]" office:value-type="float" office:value="114.0625" calcext:value-type="float">
            <text:p>114.0625</text:p>
          </table:table-cell>
          <table:table-cell table:style-name="ce1" table:formula="of:=[.B628]" office:value-type="float" office:value="0.047412" calcext:value-type="float">
            <text:p>0.047412</text:p>
          </table:table-cell>
          <table:table-cell table:number-columns-repeated="59"/>
        </table:table-row>
        <table:table-row table:style-name="ro1">
          <table:table-cell office:value-type="float" office:value="0.0000001145625" calcext:value-type="float">
            <text:p>1.145625E-07</text:p>
          </table:table-cell>
          <table:table-cell office:value-type="float" office:value="0.047412" calcext:value-type="float">
            <text:p>0.047412</text:p>
          </table:table-cell>
          <table:table-cell/>
          <table:table-cell table:style-name="ce1" table:formula="of:=10^9*[.A629]" office:value-type="float" office:value="114.5625" calcext:value-type="float">
            <text:p>114.5625</text:p>
          </table:table-cell>
          <table:table-cell table:style-name="ce1" table:formula="of:=[.B629]" office:value-type="float" office:value="0.047412" calcext:value-type="float">
            <text:p>0.047412</text:p>
          </table:table-cell>
          <table:table-cell table:number-columns-repeated="59"/>
        </table:table-row>
        <table:table-row table:style-name="ro1">
          <table:table-cell office:value-type="float" office:value="0.0000001150625" calcext:value-type="float">
            <text:p>1.150625E-07</text:p>
          </table:table-cell>
          <table:table-cell office:value-type="float" office:value="0.047412" calcext:value-type="float">
            <text:p>0.047412</text:p>
          </table:table-cell>
          <table:table-cell/>
          <table:table-cell table:style-name="ce1" table:formula="of:=10^9*[.A630]" office:value-type="float" office:value="115.0625" calcext:value-type="float">
            <text:p>115.0625</text:p>
          </table:table-cell>
          <table:table-cell table:style-name="ce1" table:formula="of:=[.B630]" office:value-type="float" office:value="0.047412" calcext:value-type="float">
            <text:p>0.047412</text:p>
          </table:table-cell>
          <table:table-cell table:number-columns-repeated="59"/>
        </table:table-row>
        <table:table-row table:style-name="ro1">
          <table:table-cell office:value-type="float" office:value="0.0000001155625" calcext:value-type="float">
            <text:p>1.155625E-07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style-name="ce1" table:formula="of:=10^9*[.A631]" office:value-type="float" office:value="115.5625" calcext:value-type="float">
            <text:p>115.5625</text:p>
          </table:table-cell>
          <table:table-cell table:style-name="ce1" table:formula="of:=[.B631]" office:value-type="float" office:value="0.0554523" calcext:value-type="float">
            <text:p>0.0554523</text:p>
          </table:table-cell>
          <table:table-cell table:number-columns-repeated="59"/>
        </table:table-row>
        <table:table-row table:style-name="ro1">
          <table:table-cell office:value-type="float" office:value="0.0000001160625" calcext:value-type="float">
            <text:p>1.160625E-07</text:p>
          </table:table-cell>
          <table:table-cell office:value-type="float" office:value="0.047412" calcext:value-type="float">
            <text:p>0.047412</text:p>
          </table:table-cell>
          <table:table-cell/>
          <table:table-cell table:style-name="ce1" table:formula="of:=10^9*[.A632]" office:value-type="float" office:value="116.0625" calcext:value-type="float">
            <text:p>116.0625</text:p>
          </table:table-cell>
          <table:table-cell table:style-name="ce1" table:formula="of:=[.B632]" office:value-type="float" office:value="0.047412" calcext:value-type="float">
            <text:p>0.047412</text:p>
          </table:table-cell>
          <table:table-cell table:number-columns-repeated="59"/>
        </table:table-row>
        <table:table-row table:style-name="ro1">
          <table:table-cell office:value-type="float" office:value="0.0000001165625" calcext:value-type="float">
            <text:p>1.165625E-07</text:p>
          </table:table-cell>
          <table:table-cell office:value-type="float" office:value="0.047412" calcext:value-type="float">
            <text:p>0.047412</text:p>
          </table:table-cell>
          <table:table-cell/>
          <table:table-cell table:style-name="ce1" table:formula="of:=10^9*[.A633]" office:value-type="float" office:value="116.5625" calcext:value-type="float">
            <text:p>116.5625</text:p>
          </table:table-cell>
          <table:table-cell table:style-name="ce1" table:formula="of:=[.B633]" office:value-type="float" office:value="0.047412" calcext:value-type="float">
            <text:p>0.047412</text:p>
          </table:table-cell>
          <table:table-cell table:number-columns-repeated="59"/>
        </table:table-row>
        <table:table-row table:style-name="ro1">
          <table:table-cell office:value-type="float" office:value="0.0000001170625" calcext:value-type="float">
            <text:p>1.170625E-07</text:p>
          </table:table-cell>
          <table:table-cell office:value-type="float" office:value="0.047412" calcext:value-type="float">
            <text:p>0.047412</text:p>
          </table:table-cell>
          <table:table-cell/>
          <table:table-cell table:style-name="ce1" table:formula="of:=10^9*[.A634]" office:value-type="float" office:value="117.0625" calcext:value-type="float">
            <text:p>117.0625</text:p>
          </table:table-cell>
          <table:table-cell table:style-name="ce1" table:formula="of:=[.B634]" office:value-type="float" office:value="0.047412" calcext:value-type="float">
            <text:p>0.047412</text:p>
          </table:table-cell>
          <table:table-cell table:number-columns-repeated="59"/>
        </table:table-row>
        <table:table-row table:style-name="ro1">
          <table:table-cell office:value-type="float" office:value="0.0000001175625" calcext:value-type="float">
            <text:p>1.175625E-07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style-name="ce1" table:formula="of:=10^9*[.A635]" office:value-type="float" office:value="117.5625" calcext:value-type="float">
            <text:p>117.5625</text:p>
          </table:table-cell>
          <table:table-cell table:style-name="ce1" table:formula="of:=[.B635]" office:value-type="float" office:value="0.0554523" calcext:value-type="float">
            <text:p>0.0554523</text:p>
          </table:table-cell>
          <table:table-cell table:number-columns-repeated="59"/>
        </table:table-row>
        <table:table-row table:style-name="ro1">
          <table:table-cell office:value-type="float" office:value="0.0000001180625" calcext:value-type="float">
            <text:p>1.180625E-07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style-name="ce1" table:formula="of:=10^9*[.A636]" office:value-type="float" office:value="118.0625" calcext:value-type="float">
            <text:p>118.0625</text:p>
          </table:table-cell>
          <table:table-cell table:style-name="ce1" table:formula="of:=[.B636]" office:value-type="float" office:value="0.0554523" calcext:value-type="float">
            <text:p>0.0554523</text:p>
          </table:table-cell>
          <table:table-cell table:number-columns-repeated="59"/>
        </table:table-row>
        <table:table-row table:style-name="ro1">
          <table:table-cell office:value-type="float" office:value="0.0000001185625" calcext:value-type="float">
            <text:p>1.185625E-07</text:p>
          </table:table-cell>
          <table:table-cell office:value-type="float" office:value="0.047412" calcext:value-type="float">
            <text:p>0.047412</text:p>
          </table:table-cell>
          <table:table-cell/>
          <table:table-cell table:style-name="ce1" table:formula="of:=10^9*[.A637]" office:value-type="float" office:value="118.5625" calcext:value-type="float">
            <text:p>118.5625</text:p>
          </table:table-cell>
          <table:table-cell table:style-name="ce1" table:formula="of:=[.B637]" office:value-type="float" office:value="0.047412" calcext:value-type="float">
            <text:p>0.047412</text:p>
          </table:table-cell>
          <table:table-cell table:number-columns-repeated="59"/>
        </table:table-row>
        <table:table-row table:style-name="ro1">
          <table:table-cell office:value-type="float" office:value="0.0000001190625" calcext:value-type="float">
            <text:p>1.190625E-07</text:p>
          </table:table-cell>
          <table:table-cell office:value-type="float" office:value="0.0393718" calcext:value-type="float">
            <text:p>0.0393718</text:p>
          </table:table-cell>
          <table:table-cell/>
          <table:table-cell table:style-name="ce1" table:formula="of:=10^9*[.A638]" office:value-type="float" office:value="119.0625" calcext:value-type="float">
            <text:p>119.0625</text:p>
          </table:table-cell>
          <table:table-cell table:style-name="ce1" table:formula="of:=[.B638]" office:value-type="float" office:value="0.0393718" calcext:value-type="float">
            <text:p>0.0393718</text:p>
          </table:table-cell>
          <table:table-cell table:number-columns-repeated="59"/>
        </table:table-row>
        <table:table-row table:style-name="ro1">
          <table:table-cell office:value-type="float" office:value="0.0000001195625" calcext:value-type="float">
            <text:p>1.195625E-07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style-name="ce1" table:formula="of:=10^9*[.A639]" office:value-type="float" office:value="119.5625" calcext:value-type="float">
            <text:p>119.5625</text:p>
          </table:table-cell>
          <table:table-cell table:style-name="ce1" table:formula="of:=[.B639]" office:value-type="float" office:value="0.0554523" calcext:value-type="float">
            <text:p>0.0554523</text:p>
          </table:table-cell>
          <table:table-cell table:number-columns-repeated="59"/>
        </table:table-row>
        <table:table-row table:style-name="ro1">
          <table:table-cell office:value-type="float" office:value="0.0000001200625" calcext:value-type="float">
            <text:p>1.200625E-07</text:p>
          </table:table-cell>
          <table:table-cell office:value-type="float" office:value="0.0393718" calcext:value-type="float">
            <text:p>0.0393718</text:p>
          </table:table-cell>
          <table:table-cell/>
          <table:table-cell table:style-name="ce1" table:formula="of:=10^9*[.A640]" office:value-type="float" office:value="120.0625" calcext:value-type="float">
            <text:p>120.0625</text:p>
          </table:table-cell>
          <table:table-cell table:style-name="ce1" table:formula="of:=[.B640]" office:value-type="float" office:value="0.0393718" calcext:value-type="float">
            <text:p>0.0393718</text:p>
          </table:table-cell>
          <table:table-cell table:number-columns-repeated="59"/>
        </table:table-row>
        <table:table-row table:style-name="ro1">
          <table:table-cell office:value-type="float" office:value="0.0000001205625" calcext:value-type="float">
            <text:p>1.205625E-07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style-name="ce1" table:formula="of:=10^9*[.A641]" office:value-type="float" office:value="120.5625" calcext:value-type="float">
            <text:p>120.5625</text:p>
          </table:table-cell>
          <table:table-cell table:style-name="ce1" table:formula="of:=[.B641]" office:value-type="float" office:value="0.0554523" calcext:value-type="float">
            <text:p>0.0554523</text:p>
          </table:table-cell>
          <table:table-cell table:number-columns-repeated="59"/>
        </table:table-row>
        <table:table-row table:style-name="ro1">
          <table:table-cell office:value-type="float" office:value="0.0000001210625" calcext:value-type="float">
            <text:p>1.210625E-07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style-name="ce1" table:formula="of:=10^9*[.A642]" office:value-type="float" office:value="121.0625" calcext:value-type="float">
            <text:p>121.0625</text:p>
          </table:table-cell>
          <table:table-cell table:style-name="ce1" table:formula="of:=[.B642]" office:value-type="float" office:value="0.0554523" calcext:value-type="float">
            <text:p>0.0554523</text:p>
          </table:table-cell>
          <table:table-cell table:number-columns-repeated="59"/>
        </table:table-row>
        <table:table-row table:style-name="ro1">
          <table:table-cell office:value-type="float" office:value="0.0000001215625" calcext:value-type="float">
            <text:p>1.215625E-07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style-name="ce1" table:formula="of:=10^9*[.A643]" office:value-type="float" office:value="121.5625" calcext:value-type="float">
            <text:p>121.5625</text:p>
          </table:table-cell>
          <table:table-cell table:style-name="ce1" table:formula="of:=[.B643]" office:value-type="float" office:value="0.0554523" calcext:value-type="float">
            <text:p>0.0554523</text:p>
          </table:table-cell>
          <table:table-cell table:number-columns-repeated="59"/>
        </table:table-row>
        <table:table-row table:style-name="ro1">
          <table:table-cell office:value-type="float" office:value="0.0000001220625" calcext:value-type="float">
            <text:p>1.220625E-07</text:p>
          </table:table-cell>
          <table:table-cell office:value-type="float" office:value="0.047412" calcext:value-type="float">
            <text:p>0.047412</text:p>
          </table:table-cell>
          <table:table-cell/>
          <table:table-cell table:style-name="ce1" table:formula="of:=10^9*[.A644]" office:value-type="float" office:value="122.0625" calcext:value-type="float">
            <text:p>122.0625</text:p>
          </table:table-cell>
          <table:table-cell table:style-name="ce1" table:formula="of:=[.B644]" office:value-type="float" office:value="0.047412" calcext:value-type="float">
            <text:p>0.047412</text:p>
          </table:table-cell>
          <table:table-cell table:number-columns-repeated="59"/>
        </table:table-row>
        <table:table-row table:style-name="ro1">
          <table:table-cell office:value-type="float" office:value="0.0000001225625" calcext:value-type="float">
            <text:p>1.225625E-07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style-name="ce1" table:formula="of:=10^9*[.A645]" office:value-type="float" office:value="122.5625" calcext:value-type="float">
            <text:p>122.5625</text:p>
          </table:table-cell>
          <table:table-cell table:style-name="ce1" table:formula="of:=[.B645]" office:value-type="float" office:value="0.0554523" calcext:value-type="float">
            <text:p>0.0554523</text:p>
          </table:table-cell>
          <table:table-cell table:number-columns-repeated="59"/>
        </table:table-row>
        <table:table-row table:style-name="ro1">
          <table:table-cell office:value-type="float" office:value="0.0000001230625" calcext:value-type="float">
            <text:p>1.230625E-07</text:p>
          </table:table-cell>
          <table:table-cell office:value-type="float" office:value="0.047412" calcext:value-type="float">
            <text:p>0.047412</text:p>
          </table:table-cell>
          <table:table-cell/>
          <table:table-cell table:style-name="ce1" table:formula="of:=10^9*[.A646]" office:value-type="float" office:value="123.0625" calcext:value-type="float">
            <text:p>123.0625</text:p>
          </table:table-cell>
          <table:table-cell table:style-name="ce1" table:formula="of:=[.B646]" office:value-type="float" office:value="0.047412" calcext:value-type="float">
            <text:p>0.047412</text:p>
          </table:table-cell>
          <table:table-cell table:number-columns-repeated="59"/>
        </table:table-row>
        <table:table-row table:style-name="ro1">
          <table:table-cell office:value-type="float" office:value="0.0000001235625" calcext:value-type="float">
            <text:p>1.235625E-07</text:p>
          </table:table-cell>
          <table:table-cell office:value-type="float" office:value="0.047412" calcext:value-type="float">
            <text:p>0.047412</text:p>
          </table:table-cell>
          <table:table-cell/>
          <table:table-cell table:style-name="ce1" table:formula="of:=10^9*[.A647]" office:value-type="float" office:value="123.5625" calcext:value-type="float">
            <text:p>123.5625</text:p>
          </table:table-cell>
          <table:table-cell table:style-name="ce1" table:formula="of:=[.B647]" office:value-type="float" office:value="0.047412" calcext:value-type="float">
            <text:p>0.047412</text:p>
          </table:table-cell>
          <table:table-cell table:number-columns-repeated="59"/>
        </table:table-row>
        <table:table-row table:style-name="ro1">
          <table:table-cell office:value-type="float" office:value="0.0000001240625" calcext:value-type="float">
            <text:p>1.240625E-07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style-name="ce1" table:formula="of:=10^9*[.A648]" office:value-type="float" office:value="124.0625" calcext:value-type="float">
            <text:p>124.0625</text:p>
          </table:table-cell>
          <table:table-cell table:style-name="ce1" table:formula="of:=[.B648]" office:value-type="float" office:value="0.0554523" calcext:value-type="float">
            <text:p>0.0554523</text:p>
          </table:table-cell>
          <table:table-cell table:number-columns-repeated="59"/>
        </table:table-row>
        <table:table-row table:style-name="ro1">
          <table:table-cell office:value-type="float" office:value="0.0000001245625" calcext:value-type="float">
            <text:p>1.245625E-07</text:p>
          </table:table-cell>
          <table:table-cell office:value-type="float" office:value="0.047412" calcext:value-type="float">
            <text:p>0.047412</text:p>
          </table:table-cell>
          <table:table-cell/>
          <table:table-cell table:style-name="ce1" table:formula="of:=10^9*[.A649]" office:value-type="float" office:value="124.5625" calcext:value-type="float">
            <text:p>124.5625</text:p>
          </table:table-cell>
          <table:table-cell table:style-name="ce1" table:formula="of:=[.B649]" office:value-type="float" office:value="0.047412" calcext:value-type="float">
            <text:p>0.047412</text:p>
          </table:table-cell>
          <table:table-cell table:number-columns-repeated="59"/>
        </table:table-row>
        <table:table-row table:style-name="ro1">
          <table:table-cell office:value-type="float" office:value="0.0000001250625" calcext:value-type="float">
            <text:p>1.250625E-07</text:p>
          </table:table-cell>
          <table:table-cell office:value-type="float" office:value="0.047412" calcext:value-type="float">
            <text:p>0.047412</text:p>
          </table:table-cell>
          <table:table-cell/>
          <table:table-cell table:style-name="ce1" table:formula="of:=10^9*[.A650]" office:value-type="float" office:value="125.0625" calcext:value-type="float">
            <text:p>125.0625</text:p>
          </table:table-cell>
          <table:table-cell table:style-name="ce1" table:formula="of:=[.B650]" office:value-type="float" office:value="0.047412" calcext:value-type="float">
            <text:p>0.047412</text:p>
          </table:table-cell>
          <table:table-cell table:number-columns-repeated="59"/>
        </table:table-row>
        <table:table-row table:style-name="ro1">
          <table:table-cell office:value-type="float" office:value="0.0000001255625" calcext:value-type="float">
            <text:p>1.255625E-07</text:p>
          </table:table-cell>
          <table:table-cell office:value-type="float" office:value="0.047412" calcext:value-type="float">
            <text:p>0.047412</text:p>
          </table:table-cell>
          <table:table-cell/>
          <table:table-cell table:style-name="ce1" table:formula="of:=10^9*[.A651]" office:value-type="float" office:value="125.5625" calcext:value-type="float">
            <text:p>125.5625</text:p>
          </table:table-cell>
          <table:table-cell table:style-name="ce1" table:formula="of:=[.B651]" office:value-type="float" office:value="0.047412" calcext:value-type="float">
            <text:p>0.047412</text:p>
          </table:table-cell>
          <table:table-cell table:number-columns-repeated="59"/>
        </table:table-row>
        <table:table-row table:style-name="ro1">
          <table:table-cell office:value-type="float" office:value="0.0000001260625" calcext:value-type="float">
            <text:p>1.260625E-07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style-name="ce1" table:formula="of:=10^9*[.A652]" office:value-type="float" office:value="126.0625" calcext:value-type="float">
            <text:p>126.0625</text:p>
          </table:table-cell>
          <table:table-cell table:style-name="ce1" table:formula="of:=[.B652]" office:value-type="float" office:value="0.0634924" calcext:value-type="float">
            <text:p>0.0634924</text:p>
          </table:table-cell>
          <table:table-cell table:number-columns-repeated="59"/>
        </table:table-row>
        <table:table-row table:style-name="ro1">
          <table:table-cell office:value-type="float" office:value="0.0000001265625" calcext:value-type="float">
            <text:p>1.265625E-07</text:p>
          </table:table-cell>
          <table:table-cell office:value-type="float" office:value="0.047412" calcext:value-type="float">
            <text:p>0.047412</text:p>
          </table:table-cell>
          <table:table-cell/>
          <table:table-cell table:style-name="ce1" table:formula="of:=10^9*[.A653]" office:value-type="float" office:value="126.5625" calcext:value-type="float">
            <text:p>126.5625</text:p>
          </table:table-cell>
          <table:table-cell table:style-name="ce1" table:formula="of:=[.B653]" office:value-type="float" office:value="0.047412" calcext:value-type="float">
            <text:p>0.047412</text:p>
          </table:table-cell>
          <table:table-cell table:number-columns-repeated="59"/>
        </table:table-row>
        <table:table-row table:style-name="ro1">
          <table:table-cell office:value-type="float" office:value="0.0000001270625" calcext:value-type="float">
            <text:p>1.270625E-07</text:p>
          </table:table-cell>
          <table:table-cell office:value-type="float" office:value="0.047412" calcext:value-type="float">
            <text:p>0.047412</text:p>
          </table:table-cell>
          <table:table-cell/>
          <table:table-cell table:style-name="ce1" table:formula="of:=10^9*[.A654]" office:value-type="float" office:value="127.0625" calcext:value-type="float">
            <text:p>127.0625</text:p>
          </table:table-cell>
          <table:table-cell table:style-name="ce1" table:formula="of:=[.B654]" office:value-type="float" office:value="0.047412" calcext:value-type="float">
            <text:p>0.047412</text:p>
          </table:table-cell>
          <table:table-cell table:number-columns-repeated="59"/>
        </table:table-row>
        <table:table-row table:style-name="ro1">
          <table:table-cell office:value-type="float" office:value="0.0000001275625" calcext:value-type="float">
            <text:p>1.275625E-07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style-name="ce1" table:formula="of:=10^9*[.A655]" office:value-type="float" office:value="127.5625" calcext:value-type="float">
            <text:p>127.5625</text:p>
          </table:table-cell>
          <table:table-cell table:style-name="ce1" table:formula="of:=[.B655]" office:value-type="float" office:value="0.0634924" calcext:value-type="float">
            <text:p>0.0634924</text:p>
          </table:table-cell>
          <table:table-cell table:number-columns-repeated="59"/>
        </table:table-row>
        <table:table-row table:style-name="ro1">
          <table:table-cell office:value-type="float" office:value="0.0000001280625" calcext:value-type="float">
            <text:p>1.280625E-07</text:p>
          </table:table-cell>
          <table:table-cell office:value-type="float" office:value="0.047412" calcext:value-type="float">
            <text:p>0.047412</text:p>
          </table:table-cell>
          <table:table-cell/>
          <table:table-cell table:style-name="ce1" table:formula="of:=10^9*[.A656]" office:value-type="float" office:value="128.0625" calcext:value-type="float">
            <text:p>128.0625</text:p>
          </table:table-cell>
          <table:table-cell table:style-name="ce1" table:formula="of:=[.B656]" office:value-type="float" office:value="0.047412" calcext:value-type="float">
            <text:p>0.047412</text:p>
          </table:table-cell>
          <table:table-cell table:number-columns-repeated="59"/>
        </table:table-row>
        <table:table-row table:style-name="ro1">
          <table:table-cell office:value-type="float" office:value="0.0000001285625" calcext:value-type="float">
            <text:p>1.285625E-07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style-name="ce1" table:formula="of:=10^9*[.A657]" office:value-type="float" office:value="128.5625" calcext:value-type="float">
            <text:p>128.5625</text:p>
          </table:table-cell>
          <table:table-cell table:style-name="ce1" table:formula="of:=[.B657]" office:value-type="float" office:value="0.0554523" calcext:value-type="float">
            <text:p>0.0554523</text:p>
          </table:table-cell>
          <table:table-cell table:number-columns-repeated="59"/>
        </table:table-row>
        <table:table-row table:style-name="ro1">
          <table:table-cell office:value-type="float" office:value="0.0000001290625" calcext:value-type="float">
            <text:p>1.290625E-07</text:p>
          </table:table-cell>
          <table:table-cell office:value-type="float" office:value="0.047412" calcext:value-type="float">
            <text:p>0.047412</text:p>
          </table:table-cell>
          <table:table-cell/>
          <table:table-cell table:style-name="ce1" table:formula="of:=10^9*[.A658]" office:value-type="float" office:value="129.0625" calcext:value-type="float">
            <text:p>129.0625</text:p>
          </table:table-cell>
          <table:table-cell table:style-name="ce1" table:formula="of:=[.B658]" office:value-type="float" office:value="0.047412" calcext:value-type="float">
            <text:p>0.047412</text:p>
          </table:table-cell>
          <table:table-cell table:number-columns-repeated="59"/>
        </table:table-row>
        <table:table-row table:style-name="ro1">
          <table:table-cell office:value-type="float" office:value="0.0000001295625" calcext:value-type="float">
            <text:p>1.295625E-07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style-name="ce1" table:formula="of:=10^9*[.A659]" office:value-type="float" office:value="129.5625" calcext:value-type="float">
            <text:p>129.5625</text:p>
          </table:table-cell>
          <table:table-cell table:style-name="ce1" table:formula="of:=[.B659]" office:value-type="float" office:value="0.0554523" calcext:value-type="float">
            <text:p>0.0554523</text:p>
          </table:table-cell>
          <table:table-cell table:number-columns-repeated="59"/>
        </table:table-row>
        <table:table-row table:style-name="ro1">
          <table:table-cell office:value-type="float" office:value="0.0000001300625" calcext:value-type="float">
            <text:p>1.300625E-07</text:p>
          </table:table-cell>
          <table:table-cell office:value-type="float" office:value="0.047412" calcext:value-type="float">
            <text:p>0.047412</text:p>
          </table:table-cell>
          <table:table-cell/>
          <table:table-cell table:style-name="ce1" table:formula="of:=10^9*[.A660]" office:value-type="float" office:value="130.0625" calcext:value-type="float">
            <text:p>130.0625</text:p>
          </table:table-cell>
          <table:table-cell table:style-name="ce1" table:formula="of:=[.B660]" office:value-type="float" office:value="0.047412" calcext:value-type="float">
            <text:p>0.047412</text:p>
          </table:table-cell>
          <table:table-cell table:number-columns-repeated="59"/>
        </table:table-row>
        <table:table-row table:style-name="ro1">
          <table:table-cell office:value-type="float" office:value="0.0000001305625" calcext:value-type="float">
            <text:p>1.305625E-07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style-name="ce1" table:formula="of:=10^9*[.A661]" office:value-type="float" office:value="130.5625" calcext:value-type="float">
            <text:p>130.5625</text:p>
          </table:table-cell>
          <table:table-cell table:style-name="ce1" table:formula="of:=[.B661]" office:value-type="float" office:value="0.0554523" calcext:value-type="float">
            <text:p>0.0554523</text:p>
          </table:table-cell>
          <table:table-cell table:number-columns-repeated="59"/>
        </table:table-row>
        <table:table-row table:style-name="ro1">
          <table:table-cell office:value-type="float" office:value="0.0000001310625" calcext:value-type="float">
            <text:p>1.310625E-07</text:p>
          </table:table-cell>
          <table:table-cell office:value-type="float" office:value="0.047412" calcext:value-type="float">
            <text:p>0.047412</text:p>
          </table:table-cell>
          <table:table-cell/>
          <table:table-cell table:style-name="ce1" table:formula="of:=10^9*[.A662]" office:value-type="float" office:value="131.0625" calcext:value-type="float">
            <text:p>131.0625</text:p>
          </table:table-cell>
          <table:table-cell table:style-name="ce1" table:formula="of:=[.B662]" office:value-type="float" office:value="0.047412" calcext:value-type="float">
            <text:p>0.047412</text:p>
          </table:table-cell>
          <table:table-cell table:number-columns-repeated="59"/>
        </table:table-row>
        <table:table-row table:style-name="ro1">
          <table:table-cell office:value-type="float" office:value="0.0000001315625" calcext:value-type="float">
            <text:p>1.315625E-07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style-name="ce1" table:formula="of:=10^9*[.A663]" office:value-type="float" office:value="131.5625" calcext:value-type="float">
            <text:p>131.5625</text:p>
          </table:table-cell>
          <table:table-cell table:style-name="ce1" table:formula="of:=[.B663]" office:value-type="float" office:value="0.0554523" calcext:value-type="float">
            <text:p>0.0554523</text:p>
          </table:table-cell>
          <table:table-cell table:number-columns-repeated="59"/>
        </table:table-row>
        <table:table-row table:style-name="ro1">
          <table:table-cell office:value-type="float" office:value="0.0000001320625" calcext:value-type="float">
            <text:p>1.320625E-07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style-name="ce1" table:formula="of:=10^9*[.A664]" office:value-type="float" office:value="132.0625" calcext:value-type="float">
            <text:p>132.0625</text:p>
          </table:table-cell>
          <table:table-cell table:style-name="ce1" table:formula="of:=[.B664]" office:value-type="float" office:value="0.0554523" calcext:value-type="float">
            <text:p>0.0554523</text:p>
          </table:table-cell>
          <table:table-cell table:number-columns-repeated="59"/>
        </table:table-row>
        <table:table-row table:style-name="ro1">
          <table:table-cell office:value-type="float" office:value="0.0000001325625" calcext:value-type="float">
            <text:p>1.325625E-07</text:p>
          </table:table-cell>
          <table:table-cell office:value-type="float" office:value="0.047412" calcext:value-type="float">
            <text:p>0.047412</text:p>
          </table:table-cell>
          <table:table-cell/>
          <table:table-cell table:style-name="ce1" table:formula="of:=10^9*[.A665]" office:value-type="float" office:value="132.5625" calcext:value-type="float">
            <text:p>132.5625</text:p>
          </table:table-cell>
          <table:table-cell table:style-name="ce1" table:formula="of:=[.B665]" office:value-type="float" office:value="0.047412" calcext:value-type="float">
            <text:p>0.047412</text:p>
          </table:table-cell>
          <table:table-cell table:number-columns-repeated="59"/>
        </table:table-row>
        <table:table-row table:style-name="ro1">
          <table:table-cell office:value-type="float" office:value="0.0000001330625" calcext:value-type="float">
            <text:p>1.330625E-07</text:p>
          </table:table-cell>
          <table:table-cell office:value-type="float" office:value="0.047412" calcext:value-type="float">
            <text:p>0.047412</text:p>
          </table:table-cell>
          <table:table-cell/>
          <table:table-cell table:style-name="ce1" table:formula="of:=10^9*[.A666]" office:value-type="float" office:value="133.0625" calcext:value-type="float">
            <text:p>133.0625</text:p>
          </table:table-cell>
          <table:table-cell table:style-name="ce1" table:formula="of:=[.B666]" office:value-type="float" office:value="0.047412" calcext:value-type="float">
            <text:p>0.047412</text:p>
          </table:table-cell>
          <table:table-cell table:number-columns-repeated="59"/>
        </table:table-row>
        <table:table-row table:style-name="ro1">
          <table:table-cell office:value-type="float" office:value="0.0000001335625" calcext:value-type="float">
            <text:p>1.335625E-07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style-name="ce1" table:formula="of:=10^9*[.A667]" office:value-type="float" office:value="133.5625" calcext:value-type="float">
            <text:p>133.5625</text:p>
          </table:table-cell>
          <table:table-cell table:style-name="ce1" table:formula="of:=[.B667]" office:value-type="float" office:value="0.0554523" calcext:value-type="float">
            <text:p>0.0554523</text:p>
          </table:table-cell>
          <table:table-cell table:number-columns-repeated="59"/>
        </table:table-row>
        <table:table-row table:style-name="ro1">
          <table:table-cell office:value-type="float" office:value="0.0000001340625" calcext:value-type="float">
            <text:p>1.340625E-07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style-name="ce1" table:formula="of:=10^9*[.A668]" office:value-type="float" office:value="134.0625" calcext:value-type="float">
            <text:p>134.0625</text:p>
          </table:table-cell>
          <table:table-cell table:style-name="ce1" table:formula="of:=[.B668]" office:value-type="float" office:value="0.0634924" calcext:value-type="float">
            <text:p>0.0634924</text:p>
          </table:table-cell>
          <table:table-cell table:number-columns-repeated="59"/>
        </table:table-row>
        <table:table-row table:style-name="ro1">
          <table:table-cell office:value-type="float" office:value="0.0000001345625" calcext:value-type="float">
            <text:p>1.345625E-07</text:p>
          </table:table-cell>
          <table:table-cell office:value-type="float" office:value="0.0393718" calcext:value-type="float">
            <text:p>0.0393718</text:p>
          </table:table-cell>
          <table:table-cell/>
          <table:table-cell table:style-name="ce1" table:formula="of:=10^9*[.A669]" office:value-type="float" office:value="134.5625" calcext:value-type="float">
            <text:p>134.5625</text:p>
          </table:table-cell>
          <table:table-cell table:style-name="ce1" table:formula="of:=[.B669]" office:value-type="float" office:value="0.0393718" calcext:value-type="float">
            <text:p>0.0393718</text:p>
          </table:table-cell>
          <table:table-cell table:number-columns-repeated="59"/>
        </table:table-row>
        <table:table-row table:style-name="ro1">
          <table:table-cell office:value-type="float" office:value="0.0000001350625" calcext:value-type="float">
            <text:p>1.350625E-07</text:p>
          </table:table-cell>
          <table:table-cell office:value-type="float" office:value="0.047412" calcext:value-type="float">
            <text:p>0.047412</text:p>
          </table:table-cell>
          <table:table-cell/>
          <table:table-cell table:style-name="ce1" table:formula="of:=10^9*[.A670]" office:value-type="float" office:value="135.0625" calcext:value-type="float">
            <text:p>135.0625</text:p>
          </table:table-cell>
          <table:table-cell table:style-name="ce1" table:formula="of:=[.B670]" office:value-type="float" office:value="0.047412" calcext:value-type="float">
            <text:p>0.047412</text:p>
          </table:table-cell>
          <table:table-cell table:number-columns-repeated="59"/>
        </table:table-row>
        <table:table-row table:style-name="ro1">
          <table:table-cell office:value-type="float" office:value="0.0000001355625" calcext:value-type="float">
            <text:p>1.355625E-07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style-name="ce1" table:formula="of:=10^9*[.A671]" office:value-type="float" office:value="135.5625" calcext:value-type="float">
            <text:p>135.5625</text:p>
          </table:table-cell>
          <table:table-cell table:style-name="ce1" table:formula="of:=[.B671]" office:value-type="float" office:value="0.0634924" calcext:value-type="float">
            <text:p>0.0634924</text:p>
          </table:table-cell>
          <table:table-cell table:number-columns-repeated="59"/>
        </table:table-row>
        <table:table-row table:style-name="ro1">
          <table:table-cell office:value-type="float" office:value="0.0000001360625" calcext:value-type="float">
            <text:p>1.360625E-07</text:p>
          </table:table-cell>
          <table:table-cell office:value-type="float" office:value="0.047412" calcext:value-type="float">
            <text:p>0.047412</text:p>
          </table:table-cell>
          <table:table-cell/>
          <table:table-cell table:style-name="ce1" table:formula="of:=10^9*[.A672]" office:value-type="float" office:value="136.0625" calcext:value-type="float">
            <text:p>136.0625</text:p>
          </table:table-cell>
          <table:table-cell table:style-name="ce1" table:formula="of:=[.B672]" office:value-type="float" office:value="0.047412" calcext:value-type="float">
            <text:p>0.047412</text:p>
          </table:table-cell>
          <table:table-cell table:number-columns-repeated="59"/>
        </table:table-row>
        <table:table-row table:style-name="ro1">
          <table:table-cell office:value-type="float" office:value="0.0000001365625" calcext:value-type="float">
            <text:p>1.365625E-07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style-name="ce1" table:formula="of:=10^9*[.A673]" office:value-type="float" office:value="136.5625" calcext:value-type="float">
            <text:p>136.5625</text:p>
          </table:table-cell>
          <table:table-cell table:style-name="ce1" table:formula="of:=[.B673]" office:value-type="float" office:value="0.0634924" calcext:value-type="float">
            <text:p>0.0634924</text:p>
          </table:table-cell>
          <table:table-cell table:number-columns-repeated="59"/>
        </table:table-row>
        <table:table-row table:style-name="ro1">
          <table:table-cell office:value-type="float" office:value="0.0000001370625" calcext:value-type="float">
            <text:p>1.370625E-07</text:p>
          </table:table-cell>
          <table:table-cell office:value-type="float" office:value="0.047412" calcext:value-type="float">
            <text:p>0.047412</text:p>
          </table:table-cell>
          <table:table-cell/>
          <table:table-cell table:style-name="ce1" table:formula="of:=10^9*[.A674]" office:value-type="float" office:value="137.0625" calcext:value-type="float">
            <text:p>137.0625</text:p>
          </table:table-cell>
          <table:table-cell table:style-name="ce1" table:formula="of:=[.B674]" office:value-type="float" office:value="0.047412" calcext:value-type="float">
            <text:p>0.047412</text:p>
          </table:table-cell>
          <table:table-cell table:number-columns-repeated="59"/>
        </table:table-row>
        <table:table-row table:style-name="ro1">
          <table:table-cell office:value-type="float" office:value="0.0000001375625" calcext:value-type="float">
            <text:p>1.375625E-07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style-name="ce1" table:formula="of:=10^9*[.A675]" office:value-type="float" office:value="137.5625" calcext:value-type="float">
            <text:p>137.5625</text:p>
          </table:table-cell>
          <table:table-cell table:style-name="ce1" table:formula="of:=[.B675]" office:value-type="float" office:value="0.0554523" calcext:value-type="float">
            <text:p>0.0554523</text:p>
          </table:table-cell>
          <table:table-cell table:number-columns-repeated="59"/>
        </table:table-row>
        <table:table-row table:style-name="ro1">
          <table:table-cell office:value-type="float" office:value="0.0000001380625" calcext:value-type="float">
            <text:p>1.380625E-07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style-name="ce1" table:formula="of:=10^9*[.A676]" office:value-type="float" office:value="138.0625" calcext:value-type="float">
            <text:p>138.0625</text:p>
          </table:table-cell>
          <table:table-cell table:style-name="ce1" table:formula="of:=[.B676]" office:value-type="float" office:value="0.0554523" calcext:value-type="float">
            <text:p>0.0554523</text:p>
          </table:table-cell>
          <table:table-cell table:number-columns-repeated="59"/>
        </table:table-row>
        <table:table-row table:style-name="ro1">
          <table:table-cell office:value-type="float" office:value="0.0000001385625" calcext:value-type="float">
            <text:p>1.385625E-07</text:p>
          </table:table-cell>
          <table:table-cell office:value-type="float" office:value="0.047412" calcext:value-type="float">
            <text:p>0.047412</text:p>
          </table:table-cell>
          <table:table-cell/>
          <table:table-cell table:style-name="ce1" table:formula="of:=10^9*[.A677]" office:value-type="float" office:value="138.5625" calcext:value-type="float">
            <text:p>138.5625</text:p>
          </table:table-cell>
          <table:table-cell table:style-name="ce1" table:formula="of:=[.B677]" office:value-type="float" office:value="0.047412" calcext:value-type="float">
            <text:p>0.047412</text:p>
          </table:table-cell>
          <table:table-cell table:number-columns-repeated="59"/>
        </table:table-row>
        <table:table-row table:style-name="ro1">
          <table:table-cell office:value-type="float" office:value="0.0000001390625" calcext:value-type="float">
            <text:p>1.390625E-07</text:p>
          </table:table-cell>
          <table:table-cell office:value-type="float" office:value="0.047412" calcext:value-type="float">
            <text:p>0.047412</text:p>
          </table:table-cell>
          <table:table-cell/>
          <table:table-cell table:style-name="ce1" table:formula="of:=10^9*[.A678]" office:value-type="float" office:value="139.0625" calcext:value-type="float">
            <text:p>139.0625</text:p>
          </table:table-cell>
          <table:table-cell table:style-name="ce1" table:formula="of:=[.B678]" office:value-type="float" office:value="0.047412" calcext:value-type="float">
            <text:p>0.047412</text:p>
          </table:table-cell>
          <table:table-cell table:number-columns-repeated="59"/>
        </table:table-row>
        <table:table-row table:style-name="ro1">
          <table:table-cell office:value-type="float" office:value="0.0000001395625" calcext:value-type="float">
            <text:p>1.395625E-07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style-name="ce1" table:formula="of:=10^9*[.A679]" office:value-type="float" office:value="139.5625" calcext:value-type="float">
            <text:p>139.5625</text:p>
          </table:table-cell>
          <table:table-cell table:style-name="ce1" table:formula="of:=[.B679]" office:value-type="float" office:value="0.0554523" calcext:value-type="float">
            <text:p>0.0554523</text:p>
          </table:table-cell>
          <table:table-cell table:number-columns-repeated="59"/>
        </table:table-row>
        <table:table-row table:style-name="ro1">
          <table:table-cell office:value-type="float" office:value="0.0000001400625" calcext:value-type="float">
            <text:p>1.400625E-07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style-name="ce1" table:formula="of:=10^9*[.A680]" office:value-type="float" office:value="140.0625" calcext:value-type="float">
            <text:p>140.0625</text:p>
          </table:table-cell>
          <table:table-cell table:style-name="ce1" table:formula="of:=[.B680]" office:value-type="float" office:value="0.0554523" calcext:value-type="float">
            <text:p>0.0554523</text:p>
          </table:table-cell>
          <table:table-cell table:number-columns-repeated="59"/>
        </table:table-row>
        <table:table-row table:style-name="ro1">
          <table:table-cell office:value-type="float" office:value="0.0000001405625" calcext:value-type="float">
            <text:p>1.405625E-07</text:p>
          </table:table-cell>
          <table:table-cell office:value-type="float" office:value="0.047412" calcext:value-type="float">
            <text:p>0.047412</text:p>
          </table:table-cell>
          <table:table-cell/>
          <table:table-cell table:style-name="ce1" table:formula="of:=10^9*[.A681]" office:value-type="float" office:value="140.5625" calcext:value-type="float">
            <text:p>140.5625</text:p>
          </table:table-cell>
          <table:table-cell table:style-name="ce1" table:formula="of:=[.B681]" office:value-type="float" office:value="0.047412" calcext:value-type="float">
            <text:p>0.047412</text:p>
          </table:table-cell>
          <table:table-cell table:number-columns-repeated="59"/>
        </table:table-row>
        <table:table-row table:style-name="ro1">
          <table:table-cell office:value-type="float" office:value="0.0000001410625" calcext:value-type="float">
            <text:p>1.410625E-07</text:p>
          </table:table-cell>
          <table:table-cell office:value-type="float" office:value="0.047412" calcext:value-type="float">
            <text:p>0.047412</text:p>
          </table:table-cell>
          <table:table-cell/>
          <table:table-cell table:style-name="ce1" table:formula="of:=10^9*[.A682]" office:value-type="float" office:value="141.0625" calcext:value-type="float">
            <text:p>141.0625</text:p>
          </table:table-cell>
          <table:table-cell table:style-name="ce1" table:formula="of:=[.B682]" office:value-type="float" office:value="0.047412" calcext:value-type="float">
            <text:p>0.047412</text:p>
          </table:table-cell>
          <table:table-cell table:number-columns-repeated="59"/>
        </table:table-row>
        <table:table-row table:style-name="ro1">
          <table:table-cell office:value-type="float" office:value="0.0000001415625" calcext:value-type="float">
            <text:p>1.415625E-07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style-name="ce1" table:formula="of:=10^9*[.A683]" office:value-type="float" office:value="141.5625" calcext:value-type="float">
            <text:p>141.5625</text:p>
          </table:table-cell>
          <table:table-cell table:style-name="ce1" table:formula="of:=[.B683]" office:value-type="float" office:value="0.0554523" calcext:value-type="float">
            <text:p>0.0554523</text:p>
          </table:table-cell>
          <table:table-cell table:number-columns-repeated="59"/>
        </table:table-row>
        <table:table-row table:style-name="ro1">
          <table:table-cell office:value-type="float" office:value="0.0000001420625" calcext:value-type="float">
            <text:p>1.420625E-07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style-name="ce1" table:formula="of:=10^9*[.A684]" office:value-type="float" office:value="142.0625" calcext:value-type="float">
            <text:p>142.0625</text:p>
          </table:table-cell>
          <table:table-cell table:style-name="ce1" table:formula="of:=[.B684]" office:value-type="float" office:value="0.0554523" calcext:value-type="float">
            <text:p>0.0554523</text:p>
          </table:table-cell>
          <table:table-cell table:number-columns-repeated="59"/>
        </table:table-row>
        <table:table-row table:style-name="ro1">
          <table:table-cell office:value-type="float" office:value="0.0000001425625" calcext:value-type="float">
            <text:p>1.425625E-07</text:p>
          </table:table-cell>
          <table:table-cell office:value-type="float" office:value="0.047412" calcext:value-type="float">
            <text:p>0.047412</text:p>
          </table:table-cell>
          <table:table-cell/>
          <table:table-cell table:style-name="ce1" table:formula="of:=10^9*[.A685]" office:value-type="float" office:value="142.5625" calcext:value-type="float">
            <text:p>142.5625</text:p>
          </table:table-cell>
          <table:table-cell table:style-name="ce1" table:formula="of:=[.B685]" office:value-type="float" office:value="0.047412" calcext:value-type="float">
            <text:p>0.047412</text:p>
          </table:table-cell>
          <table:table-cell table:number-columns-repeated="59"/>
        </table:table-row>
        <table:table-row table:style-name="ro1">
          <table:table-cell office:value-type="float" office:value="0.0000001430625" calcext:value-type="float">
            <text:p>1.430625E-07</text:p>
          </table:table-cell>
          <table:table-cell office:value-type="float" office:value="0.047412" calcext:value-type="float">
            <text:p>0.047412</text:p>
          </table:table-cell>
          <table:table-cell/>
          <table:table-cell table:style-name="ce1" table:formula="of:=10^9*[.A686]" office:value-type="float" office:value="143.0625" calcext:value-type="float">
            <text:p>143.0625</text:p>
          </table:table-cell>
          <table:table-cell table:style-name="ce1" table:formula="of:=[.B686]" office:value-type="float" office:value="0.047412" calcext:value-type="float">
            <text:p>0.047412</text:p>
          </table:table-cell>
          <table:table-cell table:number-columns-repeated="59"/>
        </table:table-row>
        <table:table-row table:style-name="ro1">
          <table:table-cell office:value-type="float" office:value="0.0000001435625" calcext:value-type="float">
            <text:p>1.435625E-07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style-name="ce1" table:formula="of:=10^9*[.A687]" office:value-type="float" office:value="143.5625" calcext:value-type="float">
            <text:p>143.5625</text:p>
          </table:table-cell>
          <table:table-cell table:style-name="ce1" table:formula="of:=[.B687]" office:value-type="float" office:value="0.0554523" calcext:value-type="float">
            <text:p>0.0554523</text:p>
          </table:table-cell>
          <table:table-cell table:number-columns-repeated="59"/>
        </table:table-row>
        <table:table-row table:style-name="ro1">
          <table:table-cell office:value-type="float" office:value="0.0000001440625" calcext:value-type="float">
            <text:p>1.440625E-07</text:p>
          </table:table-cell>
          <table:table-cell office:value-type="float" office:value="0.047412" calcext:value-type="float">
            <text:p>0.047412</text:p>
          </table:table-cell>
          <table:table-cell/>
          <table:table-cell table:style-name="ce1" table:formula="of:=10^9*[.A688]" office:value-type="float" office:value="144.0625" calcext:value-type="float">
            <text:p>144.0625</text:p>
          </table:table-cell>
          <table:table-cell table:style-name="ce1" table:formula="of:=[.B688]" office:value-type="float" office:value="0.047412" calcext:value-type="float">
            <text:p>0.047412</text:p>
          </table:table-cell>
          <table:table-cell table:number-columns-repeated="59"/>
        </table:table-row>
        <table:table-row table:style-name="ro1">
          <table:table-cell office:value-type="float" office:value="0.0000001445625" calcext:value-type="float">
            <text:p>1.445625E-07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style-name="ce1" table:formula="of:=10^9*[.A689]" office:value-type="float" office:value="144.5625" calcext:value-type="float">
            <text:p>144.5625</text:p>
          </table:table-cell>
          <table:table-cell table:style-name="ce1" table:formula="of:=[.B689]" office:value-type="float" office:value="0.0554523" calcext:value-type="float">
            <text:p>0.0554523</text:p>
          </table:table-cell>
          <table:table-cell table:number-columns-repeated="59"/>
        </table:table-row>
        <table:table-row table:style-name="ro1">
          <table:table-cell office:value-type="float" office:value="0.0000001450625" calcext:value-type="float">
            <text:p>1.450625E-07</text:p>
          </table:table-cell>
          <table:table-cell office:value-type="float" office:value="0.047412" calcext:value-type="float">
            <text:p>0.047412</text:p>
          </table:table-cell>
          <table:table-cell/>
          <table:table-cell table:style-name="ce1" table:formula="of:=10^9*[.A690]" office:value-type="float" office:value="145.0625" calcext:value-type="float">
            <text:p>145.0625</text:p>
          </table:table-cell>
          <table:table-cell table:style-name="ce1" table:formula="of:=[.B690]" office:value-type="float" office:value="0.047412" calcext:value-type="float">
            <text:p>0.047412</text:p>
          </table:table-cell>
          <table:table-cell table:number-columns-repeated="59"/>
        </table:table-row>
        <table:table-row table:style-name="ro1">
          <table:table-cell office:value-type="float" office:value="0.0000001455625" calcext:value-type="float">
            <text:p>1.455625E-07</text:p>
          </table:table-cell>
          <table:table-cell office:value-type="float" office:value="0.047412" calcext:value-type="float">
            <text:p>0.047412</text:p>
          </table:table-cell>
          <table:table-cell/>
          <table:table-cell table:style-name="ce1" table:formula="of:=10^9*[.A691]" office:value-type="float" office:value="145.5625" calcext:value-type="float">
            <text:p>145.5625</text:p>
          </table:table-cell>
          <table:table-cell table:style-name="ce1" table:formula="of:=[.B691]" office:value-type="float" office:value="0.047412" calcext:value-type="float">
            <text:p>0.047412</text:p>
          </table:table-cell>
          <table:table-cell table:number-columns-repeated="59"/>
        </table:table-row>
        <table:table-row table:style-name="ro1">
          <table:table-cell office:value-type="float" office:value="0.0000001460625" calcext:value-type="float">
            <text:p>1.460625E-07</text:p>
          </table:table-cell>
          <table:table-cell office:value-type="float" office:value="0.047412" calcext:value-type="float">
            <text:p>0.047412</text:p>
          </table:table-cell>
          <table:table-cell/>
          <table:table-cell table:style-name="ce1" table:formula="of:=10^9*[.A692]" office:value-type="float" office:value="146.0625" calcext:value-type="float">
            <text:p>146.0625</text:p>
          </table:table-cell>
          <table:table-cell table:style-name="ce1" table:formula="of:=[.B692]" office:value-type="float" office:value="0.047412" calcext:value-type="float">
            <text:p>0.047412</text:p>
          </table:table-cell>
          <table:table-cell table:number-columns-repeated="59"/>
        </table:table-row>
        <table:table-row table:style-name="ro1">
          <table:table-cell office:value-type="float" office:value="0.0000001465625" calcext:value-type="float">
            <text:p>1.465625E-07</text:p>
          </table:table-cell>
          <table:table-cell office:value-type="float" office:value="0.047412" calcext:value-type="float">
            <text:p>0.047412</text:p>
          </table:table-cell>
          <table:table-cell/>
          <table:table-cell table:style-name="ce1" table:formula="of:=10^9*[.A693]" office:value-type="float" office:value="146.5625" calcext:value-type="float">
            <text:p>146.5625</text:p>
          </table:table-cell>
          <table:table-cell table:style-name="ce1" table:formula="of:=[.B693]" office:value-type="float" office:value="0.047412" calcext:value-type="float">
            <text:p>0.047412</text:p>
          </table:table-cell>
          <table:table-cell table:number-columns-repeated="59"/>
        </table:table-row>
        <table:table-row table:style-name="ro1">
          <table:table-cell office:value-type="float" office:value="0.0000001470625" calcext:value-type="float">
            <text:p>1.470625E-07</text:p>
          </table:table-cell>
          <table:table-cell office:value-type="float" office:value="0.047412" calcext:value-type="float">
            <text:p>0.047412</text:p>
          </table:table-cell>
          <table:table-cell/>
          <table:table-cell table:style-name="ce1" table:formula="of:=10^9*[.A694]" office:value-type="float" office:value="147.0625" calcext:value-type="float">
            <text:p>147.0625</text:p>
          </table:table-cell>
          <table:table-cell table:style-name="ce1" table:formula="of:=[.B694]" office:value-type="float" office:value="0.047412" calcext:value-type="float">
            <text:p>0.047412</text:p>
          </table:table-cell>
          <table:table-cell table:number-columns-repeated="59"/>
        </table:table-row>
        <table:table-row table:style-name="ro1">
          <table:table-cell office:value-type="float" office:value="0.0000001475625" calcext:value-type="float">
            <text:p>1.475625E-07</text:p>
          </table:table-cell>
          <table:table-cell office:value-type="float" office:value="0.047412" calcext:value-type="float">
            <text:p>0.047412</text:p>
          </table:table-cell>
          <table:table-cell/>
          <table:table-cell table:style-name="ce1" table:formula="of:=10^9*[.A695]" office:value-type="float" office:value="147.5625" calcext:value-type="float">
            <text:p>147.5625</text:p>
          </table:table-cell>
          <table:table-cell table:style-name="ce1" table:formula="of:=[.B695]" office:value-type="float" office:value="0.047412" calcext:value-type="float">
            <text:p>0.047412</text:p>
          </table:table-cell>
          <table:table-cell table:number-columns-repeated="59"/>
        </table:table-row>
        <table:table-row table:style-name="ro1">
          <table:table-cell office:value-type="float" office:value="0.0000001480625" calcext:value-type="float">
            <text:p>1.480625E-07</text:p>
          </table:table-cell>
          <table:table-cell office:value-type="float" office:value="0.047412" calcext:value-type="float">
            <text:p>0.047412</text:p>
          </table:table-cell>
          <table:table-cell/>
          <table:table-cell table:style-name="ce1" table:formula="of:=10^9*[.A696]" office:value-type="float" office:value="148.0625" calcext:value-type="float">
            <text:p>148.0625</text:p>
          </table:table-cell>
          <table:table-cell table:style-name="ce1" table:formula="of:=[.B696]" office:value-type="float" office:value="0.047412" calcext:value-type="float">
            <text:p>0.047412</text:p>
          </table:table-cell>
          <table:table-cell table:number-columns-repeated="59"/>
        </table:table-row>
        <table:table-row table:style-name="ro1">
          <table:table-cell office:value-type="float" office:value="0.0000001485625" calcext:value-type="float">
            <text:p>1.485625E-07</text:p>
          </table:table-cell>
          <table:table-cell office:value-type="float" office:value="0.047412" calcext:value-type="float">
            <text:p>0.047412</text:p>
          </table:table-cell>
          <table:table-cell/>
          <table:table-cell table:style-name="ce1" table:formula="of:=10^9*[.A697]" office:value-type="float" office:value="148.5625" calcext:value-type="float">
            <text:p>148.5625</text:p>
          </table:table-cell>
          <table:table-cell table:style-name="ce1" table:formula="of:=[.B697]" office:value-type="float" office:value="0.047412" calcext:value-type="float">
            <text:p>0.047412</text:p>
          </table:table-cell>
          <table:table-cell table:number-columns-repeated="59"/>
        </table:table-row>
        <table:table-row table:style-name="ro1">
          <table:table-cell office:value-type="float" office:value="0.0000001490625" calcext:value-type="float">
            <text:p>1.490625E-07</text:p>
          </table:table-cell>
          <table:table-cell office:value-type="float" office:value="0.0393718" calcext:value-type="float">
            <text:p>0.0393718</text:p>
          </table:table-cell>
          <table:table-cell/>
          <table:table-cell table:style-name="ce1" table:formula="of:=10^9*[.A698]" office:value-type="float" office:value="149.0625" calcext:value-type="float">
            <text:p>149.0625</text:p>
          </table:table-cell>
          <table:table-cell table:style-name="ce1" table:formula="of:=[.B698]" office:value-type="float" office:value="0.0393718" calcext:value-type="float">
            <text:p>0.0393718</text:p>
          </table:table-cell>
          <table:table-cell table:number-columns-repeated="59"/>
        </table:table-row>
        <table:table-row table:style-name="ro1">
          <table:table-cell office:value-type="float" office:value="0.0000001495625" calcext:value-type="float">
            <text:p>1.495625E-07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style-name="ce1" table:formula="of:=10^9*[.A699]" office:value-type="float" office:value="149.5625" calcext:value-type="float">
            <text:p>149.5625</text:p>
          </table:table-cell>
          <table:table-cell table:style-name="ce1" table:formula="of:=[.B699]" office:value-type="float" office:value="0.0554523" calcext:value-type="float">
            <text:p>0.0554523</text:p>
          </table:table-cell>
          <table:table-cell table:number-columns-repeated="59"/>
        </table:table-row>
        <table:table-row table:style-name="ro1">
          <table:table-cell office:value-type="float" office:value="0.0000001500625" calcext:value-type="float">
            <text:p>1.500625E-07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style-name="ce1" table:formula="of:=10^9*[.A700]" office:value-type="float" office:value="150.0625" calcext:value-type="float">
            <text:p>150.0625</text:p>
          </table:table-cell>
          <table:table-cell table:style-name="ce1" table:formula="of:=[.B700]" office:value-type="float" office:value="0.0554523" calcext:value-type="float">
            <text:p>0.0554523</text:p>
          </table:table-cell>
          <table:table-cell table:number-columns-repeated="59"/>
        </table:table-row>
        <table:table-row table:style-name="ro1">
          <table:table-cell office:value-type="float" office:value="0.0000001505625" calcext:value-type="float">
            <text:p>1.505625E-07</text:p>
          </table:table-cell>
          <table:table-cell office:value-type="float" office:value="0.047412" calcext:value-type="float">
            <text:p>0.047412</text:p>
          </table:table-cell>
          <table:table-cell/>
          <table:table-cell table:style-name="ce1" table:formula="of:=10^9*[.A701]" office:value-type="float" office:value="150.5625" calcext:value-type="float">
            <text:p>150.5625</text:p>
          </table:table-cell>
          <table:table-cell table:style-name="ce1" table:formula="of:=[.B701]" office:value-type="float" office:value="0.047412" calcext:value-type="float">
            <text:p>0.047412</text:p>
          </table:table-cell>
          <table:table-cell table:number-columns-repeated="59"/>
        </table:table-row>
        <table:table-row table:style-name="ro1">
          <table:table-cell office:value-type="float" office:value="0.0000001510625" calcext:value-type="float">
            <text:p>1.510625E-07</text:p>
          </table:table-cell>
          <table:table-cell office:value-type="float" office:value="0.047412" calcext:value-type="float">
            <text:p>0.047412</text:p>
          </table:table-cell>
          <table:table-cell/>
          <table:table-cell table:style-name="ce1" table:formula="of:=10^9*[.A702]" office:value-type="float" office:value="151.0625" calcext:value-type="float">
            <text:p>151.0625</text:p>
          </table:table-cell>
          <table:table-cell table:style-name="ce1" table:formula="of:=[.B702]" office:value-type="float" office:value="0.047412" calcext:value-type="float">
            <text:p>0.047412</text:p>
          </table:table-cell>
          <table:table-cell table:number-columns-repeated="59"/>
        </table:table-row>
        <table:table-row table:style-name="ro1">
          <table:table-cell office:value-type="float" office:value="0.0000001515625" calcext:value-type="float">
            <text:p>1.515625E-07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style-name="ce1" table:formula="of:=10^9*[.A703]" office:value-type="float" office:value="151.5625" calcext:value-type="float">
            <text:p>151.5625</text:p>
          </table:table-cell>
          <table:table-cell table:style-name="ce1" table:formula="of:=[.B703]" office:value-type="float" office:value="0.0554523" calcext:value-type="float">
            <text:p>0.0554523</text:p>
          </table:table-cell>
          <table:table-cell table:number-columns-repeated="59"/>
        </table:table-row>
        <table:table-row table:style-name="ro1">
          <table:table-cell office:value-type="float" office:value="0.0000001520625" calcext:value-type="float">
            <text:p>1.520625E-07</text:p>
          </table:table-cell>
          <table:table-cell office:value-type="float" office:value="0.047412" calcext:value-type="float">
            <text:p>0.047412</text:p>
          </table:table-cell>
          <table:table-cell/>
          <table:table-cell table:style-name="ce1" table:formula="of:=10^9*[.A704]" office:value-type="float" office:value="152.0625" calcext:value-type="float">
            <text:p>152.0625</text:p>
          </table:table-cell>
          <table:table-cell table:style-name="ce1" table:formula="of:=[.B704]" office:value-type="float" office:value="0.047412" calcext:value-type="float">
            <text:p>0.047412</text:p>
          </table:table-cell>
          <table:table-cell table:number-columns-repeated="59"/>
        </table:table-row>
        <table:table-row table:style-name="ro1">
          <table:table-cell office:value-type="float" office:value="0.0000001525625" calcext:value-type="float">
            <text:p>1.525625E-07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style-name="ce1" table:formula="of:=10^9*[.A705]" office:value-type="float" office:value="152.5625" calcext:value-type="float">
            <text:p>152.5625</text:p>
          </table:table-cell>
          <table:table-cell table:style-name="ce1" table:formula="of:=[.B705]" office:value-type="float" office:value="0.0554523" calcext:value-type="float">
            <text:p>0.0554523</text:p>
          </table:table-cell>
          <table:table-cell table:number-columns-repeated="59"/>
        </table:table-row>
        <table:table-row table:style-name="ro1">
          <table:table-cell office:value-type="float" office:value="0.0000001530625" calcext:value-type="float">
            <text:p>1.530625E-07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style-name="ce1" table:formula="of:=10^9*[.A706]" office:value-type="float" office:value="153.0625" calcext:value-type="float">
            <text:p>153.0625</text:p>
          </table:table-cell>
          <table:table-cell table:style-name="ce1" table:formula="of:=[.B706]" office:value-type="float" office:value="0.0554523" calcext:value-type="float">
            <text:p>0.0554523</text:p>
          </table:table-cell>
          <table:table-cell table:number-columns-repeated="59"/>
        </table:table-row>
        <table:table-row table:style-name="ro1">
          <table:table-cell office:value-type="float" office:value="0.0000001535625" calcext:value-type="float">
            <text:p>1.535625E-07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style-name="ce1" table:formula="of:=10^9*[.A707]" office:value-type="float" office:value="153.5625" calcext:value-type="float">
            <text:p>153.5625</text:p>
          </table:table-cell>
          <table:table-cell table:style-name="ce1" table:formula="of:=[.B707]" office:value-type="float" office:value="0.0554523" calcext:value-type="float">
            <text:p>0.0554523</text:p>
          </table:table-cell>
          <table:table-cell table:number-columns-repeated="59"/>
        </table:table-row>
        <table:table-row table:style-name="ro1">
          <table:table-cell office:value-type="float" office:value="0.0000001540625" calcext:value-type="float">
            <text:p>1.540625E-07</text:p>
          </table:table-cell>
          <table:table-cell office:value-type="float" office:value="0.047412" calcext:value-type="float">
            <text:p>0.047412</text:p>
          </table:table-cell>
          <table:table-cell/>
          <table:table-cell table:style-name="ce1" table:formula="of:=10^9*[.A708]" office:value-type="float" office:value="154.0625" calcext:value-type="float">
            <text:p>154.0625</text:p>
          </table:table-cell>
          <table:table-cell table:style-name="ce1" table:formula="of:=[.B708]" office:value-type="float" office:value="0.047412" calcext:value-type="float">
            <text:p>0.047412</text:p>
          </table:table-cell>
          <table:table-cell table:number-columns-repeated="59"/>
        </table:table-row>
        <table:table-row table:style-name="ro1">
          <table:table-cell office:value-type="float" office:value="0.0000001545625" calcext:value-type="float">
            <text:p>1.545625E-07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style-name="ce1" table:formula="of:=10^9*[.A709]" office:value-type="float" office:value="154.5625" calcext:value-type="float">
            <text:p>154.5625</text:p>
          </table:table-cell>
          <table:table-cell table:style-name="ce1" table:formula="of:=[.B709]" office:value-type="float" office:value="0.0554523" calcext:value-type="float">
            <text:p>0.0554523</text:p>
          </table:table-cell>
          <table:table-cell table:number-columns-repeated="59"/>
        </table:table-row>
        <table:table-row table:style-name="ro1">
          <table:table-cell office:value-type="float" office:value="0.0000001550625" calcext:value-type="float">
            <text:p>1.550625E-07</text:p>
          </table:table-cell>
          <table:table-cell office:value-type="float" office:value="0.047412" calcext:value-type="float">
            <text:p>0.047412</text:p>
          </table:table-cell>
          <table:table-cell/>
          <table:table-cell table:style-name="ce1" table:formula="of:=10^9*[.A710]" office:value-type="float" office:value="155.0625" calcext:value-type="float">
            <text:p>155.0625</text:p>
          </table:table-cell>
          <table:table-cell table:style-name="ce1" table:formula="of:=[.B710]" office:value-type="float" office:value="0.047412" calcext:value-type="float">
            <text:p>0.047412</text:p>
          </table:table-cell>
          <table:table-cell table:number-columns-repeated="59"/>
        </table:table-row>
        <table:table-row table:style-name="ro1">
          <table:table-cell office:value-type="float" office:value="0.0000001555625" calcext:value-type="float">
            <text:p>1.555625E-07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style-name="ce1" table:formula="of:=10^9*[.A711]" office:value-type="float" office:value="155.5625" calcext:value-type="float">
            <text:p>155.5625</text:p>
          </table:table-cell>
          <table:table-cell table:style-name="ce1" table:formula="of:=[.B711]" office:value-type="float" office:value="0.0554523" calcext:value-type="float">
            <text:p>0.0554523</text:p>
          </table:table-cell>
          <table:table-cell table:number-columns-repeated="59"/>
        </table:table-row>
        <table:table-row table:style-name="ro1">
          <table:table-cell office:value-type="float" office:value="0.0000001560625" calcext:value-type="float">
            <text:p>1.560625E-07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style-name="ce1" table:formula="of:=10^9*[.A712]" office:value-type="float" office:value="156.0625" calcext:value-type="float">
            <text:p>156.0625</text:p>
          </table:table-cell>
          <table:table-cell table:style-name="ce1" table:formula="of:=[.B712]" office:value-type="float" office:value="0.0554523" calcext:value-type="float">
            <text:p>0.0554523</text:p>
          </table:table-cell>
          <table:table-cell table:number-columns-repeated="59"/>
        </table:table-row>
        <table:table-row table:style-name="ro1">
          <table:table-cell office:value-type="float" office:value="0.0000001565625" calcext:value-type="float">
            <text:p>1.565625E-07</text:p>
          </table:table-cell>
          <table:table-cell office:value-type="float" office:value="0.047412" calcext:value-type="float">
            <text:p>0.047412</text:p>
          </table:table-cell>
          <table:table-cell/>
          <table:table-cell table:style-name="ce1" table:formula="of:=10^9*[.A713]" office:value-type="float" office:value="156.5625" calcext:value-type="float">
            <text:p>156.5625</text:p>
          </table:table-cell>
          <table:table-cell table:style-name="ce1" table:formula="of:=[.B713]" office:value-type="float" office:value="0.047412" calcext:value-type="float">
            <text:p>0.047412</text:p>
          </table:table-cell>
          <table:table-cell table:number-columns-repeated="59"/>
        </table:table-row>
        <table:table-row table:style-name="ro1">
          <table:table-cell office:value-type="float" office:value="0.0000001570625" calcext:value-type="float">
            <text:p>1.570625E-07</text:p>
          </table:table-cell>
          <table:table-cell office:value-type="float" office:value="0.0393718" calcext:value-type="float">
            <text:p>0.0393718</text:p>
          </table:table-cell>
          <table:table-cell/>
          <table:table-cell table:style-name="ce1" table:formula="of:=10^9*[.A714]" office:value-type="float" office:value="157.0625" calcext:value-type="float">
            <text:p>157.0625</text:p>
          </table:table-cell>
          <table:table-cell table:style-name="ce1" table:formula="of:=[.B714]" office:value-type="float" office:value="0.0393718" calcext:value-type="float">
            <text:p>0.0393718</text:p>
          </table:table-cell>
          <table:table-cell table:number-columns-repeated="59"/>
        </table:table-row>
        <table:table-row table:style-name="ro1">
          <table:table-cell office:value-type="float" office:value="0.0000001575625" calcext:value-type="float">
            <text:p>1.575625E-07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style-name="ce1" table:formula="of:=10^9*[.A715]" office:value-type="float" office:value="157.5625" calcext:value-type="float">
            <text:p>157.5625</text:p>
          </table:table-cell>
          <table:table-cell table:style-name="ce1" table:formula="of:=[.B715]" office:value-type="float" office:value="0.0554523" calcext:value-type="float">
            <text:p>0.0554523</text:p>
          </table:table-cell>
          <table:table-cell table:number-columns-repeated="59"/>
        </table:table-row>
        <table:table-row table:style-name="ro1">
          <table:table-cell office:value-type="float" office:value="0.0000001580625" calcext:value-type="float">
            <text:p>1.580625E-07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style-name="ce1" table:formula="of:=10^9*[.A716]" office:value-type="float" office:value="158.0625" calcext:value-type="float">
            <text:p>158.0625</text:p>
          </table:table-cell>
          <table:table-cell table:style-name="ce1" table:formula="of:=[.B716]" office:value-type="float" office:value="0.0554523" calcext:value-type="float">
            <text:p>0.0554523</text:p>
          </table:table-cell>
          <table:table-cell table:number-columns-repeated="59"/>
        </table:table-row>
        <table:table-row table:style-name="ro1">
          <table:table-cell office:value-type="float" office:value="0.0000001585625" calcext:value-type="float">
            <text:p>1.585625E-07</text:p>
          </table:table-cell>
          <table:table-cell office:value-type="float" office:value="0.047412" calcext:value-type="float">
            <text:p>0.047412</text:p>
          </table:table-cell>
          <table:table-cell/>
          <table:table-cell table:style-name="ce1" table:formula="of:=10^9*[.A717]" office:value-type="float" office:value="158.5625" calcext:value-type="float">
            <text:p>158.5625</text:p>
          </table:table-cell>
          <table:table-cell table:style-name="ce1" table:formula="of:=[.B717]" office:value-type="float" office:value="0.047412" calcext:value-type="float">
            <text:p>0.047412</text:p>
          </table:table-cell>
          <table:table-cell table:number-columns-repeated="59"/>
        </table:table-row>
        <table:table-row table:style-name="ro1">
          <table:table-cell office:value-type="float" office:value="0.0000001590625" calcext:value-type="float">
            <text:p>1.590625E-07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style-name="ce1" table:formula="of:=10^9*[.A718]" office:value-type="float" office:value="159.0625" calcext:value-type="float">
            <text:p>159.0625</text:p>
          </table:table-cell>
          <table:table-cell table:style-name="ce1" table:formula="of:=[.B718]" office:value-type="float" office:value="0.0554523" calcext:value-type="float">
            <text:p>0.0554523</text:p>
          </table:table-cell>
          <table:table-cell table:number-columns-repeated="59"/>
        </table:table-row>
        <table:table-row table:style-name="ro1">
          <table:table-cell office:value-type="float" office:value="0.0000001595625" calcext:value-type="float">
            <text:p>1.595625E-07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style-name="ce1" table:formula="of:=10^9*[.A719]" office:value-type="float" office:value="159.5625" calcext:value-type="float">
            <text:p>159.5625</text:p>
          </table:table-cell>
          <table:table-cell table:style-name="ce1" table:formula="of:=[.B719]" office:value-type="float" office:value="0.0634924" calcext:value-type="float">
            <text:p>0.0634924</text:p>
          </table:table-cell>
          <table:table-cell table:number-columns-repeated="59"/>
        </table:table-row>
        <table:table-row table:style-name="ro1">
          <table:table-cell office:value-type="float" office:value="0.0000001600625" calcext:value-type="float">
            <text:p>1.600625E-07</text:p>
          </table:table-cell>
          <table:table-cell office:value-type="float" office:value="0.0393718" calcext:value-type="float">
            <text:p>0.0393718</text:p>
          </table:table-cell>
          <table:table-cell/>
          <table:table-cell table:style-name="ce1" table:formula="of:=10^9*[.A720]" office:value-type="float" office:value="160.0625" calcext:value-type="float">
            <text:p>160.0625</text:p>
          </table:table-cell>
          <table:table-cell table:style-name="ce1" table:formula="of:=[.B720]" office:value-type="float" office:value="0.0393718" calcext:value-type="float">
            <text:p>0.0393718</text:p>
          </table:table-cell>
          <table:table-cell table:number-columns-repeated="59"/>
        </table:table-row>
        <table:table-row table:style-name="ro1">
          <table:table-cell office:value-type="float" office:value="0.0000001605625" calcext:value-type="float">
            <text:p>1.605625E-07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style-name="ce1" table:formula="of:=10^9*[.A721]" office:value-type="float" office:value="160.5625" calcext:value-type="float">
            <text:p>160.5625</text:p>
          </table:table-cell>
          <table:table-cell table:style-name="ce1" table:formula="of:=[.B721]" office:value-type="float" office:value="0.0554523" calcext:value-type="float">
            <text:p>0.0554523</text:p>
          </table:table-cell>
          <table:table-cell table:number-columns-repeated="59"/>
        </table:table-row>
        <table:table-row table:style-name="ro1">
          <table:table-cell office:value-type="float" office:value="0.0000001610625" calcext:value-type="float">
            <text:p>1.610625E-07</text:p>
          </table:table-cell>
          <table:table-cell office:value-type="float" office:value="0.047412" calcext:value-type="float">
            <text:p>0.047412</text:p>
          </table:table-cell>
          <table:table-cell/>
          <table:table-cell table:style-name="ce1" table:formula="of:=10^9*[.A722]" office:value-type="float" office:value="161.0625" calcext:value-type="float">
            <text:p>161.0625</text:p>
          </table:table-cell>
          <table:table-cell table:style-name="ce1" table:formula="of:=[.B722]" office:value-type="float" office:value="0.047412" calcext:value-type="float">
            <text:p>0.047412</text:p>
          </table:table-cell>
          <table:table-cell table:number-columns-repeated="59"/>
        </table:table-row>
        <table:table-row table:style-name="ro1">
          <table:table-cell office:value-type="float" office:value="0.0000001615625" calcext:value-type="float">
            <text:p>1.615625E-07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style-name="ce1" table:formula="of:=10^9*[.A723]" office:value-type="float" office:value="161.5625" calcext:value-type="float">
            <text:p>161.5625</text:p>
          </table:table-cell>
          <table:table-cell table:style-name="ce1" table:formula="of:=[.B723]" office:value-type="float" office:value="0.0554523" calcext:value-type="float">
            <text:p>0.0554523</text:p>
          </table:table-cell>
          <table:table-cell table:number-columns-repeated="59"/>
        </table:table-row>
        <table:table-row table:style-name="ro1">
          <table:table-cell office:value-type="float" office:value="0.0000001620625" calcext:value-type="float">
            <text:p>1.620625E-07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style-name="ce1" table:formula="of:=10^9*[.A724]" office:value-type="float" office:value="162.0625" calcext:value-type="float">
            <text:p>162.0625</text:p>
          </table:table-cell>
          <table:table-cell table:style-name="ce1" table:formula="of:=[.B724]" office:value-type="float" office:value="0.0554523" calcext:value-type="float">
            <text:p>0.0554523</text:p>
          </table:table-cell>
          <table:table-cell table:number-columns-repeated="59"/>
        </table:table-row>
        <table:table-row table:style-name="ro1">
          <table:table-cell office:value-type="float" office:value="0.0000001625625" calcext:value-type="float">
            <text:p>1.625625E-07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style-name="ce1" table:formula="of:=10^9*[.A725]" office:value-type="float" office:value="162.5625" calcext:value-type="float">
            <text:p>162.5625</text:p>
          </table:table-cell>
          <table:table-cell table:style-name="ce1" table:formula="of:=[.B725]" office:value-type="float" office:value="0.0554523" calcext:value-type="float">
            <text:p>0.0554523</text:p>
          </table:table-cell>
          <table:table-cell table:number-columns-repeated="59"/>
        </table:table-row>
        <table:table-row table:style-name="ro1">
          <table:table-cell office:value-type="float" office:value="0.0000001630625" calcext:value-type="float">
            <text:p>1.630625E-07</text:p>
          </table:table-cell>
          <table:table-cell office:value-type="float" office:value="0.047412" calcext:value-type="float">
            <text:p>0.047412</text:p>
          </table:table-cell>
          <table:table-cell/>
          <table:table-cell table:style-name="ce1" table:formula="of:=10^9*[.A726]" office:value-type="float" office:value="163.0625" calcext:value-type="float">
            <text:p>163.0625</text:p>
          </table:table-cell>
          <table:table-cell table:style-name="ce1" table:formula="of:=[.B726]" office:value-type="float" office:value="0.047412" calcext:value-type="float">
            <text:p>0.047412</text:p>
          </table:table-cell>
          <table:table-cell table:number-columns-repeated="59"/>
        </table:table-row>
        <table:table-row table:style-name="ro1">
          <table:table-cell office:value-type="float" office:value="0.0000001635625" calcext:value-type="float">
            <text:p>1.635625E-07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style-name="ce1" table:formula="of:=10^9*[.A727]" office:value-type="float" office:value="163.5625" calcext:value-type="float">
            <text:p>163.5625</text:p>
          </table:table-cell>
          <table:table-cell table:style-name="ce1" table:formula="of:=[.B727]" office:value-type="float" office:value="0.0554523" calcext:value-type="float">
            <text:p>0.0554523</text:p>
          </table:table-cell>
          <table:table-cell table:number-columns-repeated="59"/>
        </table:table-row>
        <table:table-row table:style-name="ro1">
          <table:table-cell office:value-type="float" office:value="0.0000001640625" calcext:value-type="float">
            <text:p>1.640625E-07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style-name="ce1" table:formula="of:=10^9*[.A728]" office:value-type="float" office:value="164.0625" calcext:value-type="float">
            <text:p>164.0625</text:p>
          </table:table-cell>
          <table:table-cell table:style-name="ce1" table:formula="of:=[.B728]" office:value-type="float" office:value="0.0554523" calcext:value-type="float">
            <text:p>0.0554523</text:p>
          </table:table-cell>
          <table:table-cell table:number-columns-repeated="59"/>
        </table:table-row>
        <table:table-row table:style-name="ro1">
          <table:table-cell office:value-type="float" office:value="0.0000001645625" calcext:value-type="float">
            <text:p>1.645625E-07</text:p>
          </table:table-cell>
          <table:table-cell office:value-type="float" office:value="0.047412" calcext:value-type="float">
            <text:p>0.047412</text:p>
          </table:table-cell>
          <table:table-cell/>
          <table:table-cell table:style-name="ce1" table:formula="of:=10^9*[.A729]" office:value-type="float" office:value="164.5625" calcext:value-type="float">
            <text:p>164.5625</text:p>
          </table:table-cell>
          <table:table-cell table:style-name="ce1" table:formula="of:=[.B729]" office:value-type="float" office:value="0.047412" calcext:value-type="float">
            <text:p>0.047412</text:p>
          </table:table-cell>
          <table:table-cell table:number-columns-repeated="59"/>
        </table:table-row>
        <table:table-row table:style-name="ro1">
          <table:table-cell office:value-type="float" office:value="0.0000001650625" calcext:value-type="float">
            <text:p>1.650625E-07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style-name="ce1" table:formula="of:=10^9*[.A730]" office:value-type="float" office:value="165.0625" calcext:value-type="float">
            <text:p>165.0625</text:p>
          </table:table-cell>
          <table:table-cell table:style-name="ce1" table:formula="of:=[.B730]" office:value-type="float" office:value="0.0554523" calcext:value-type="float">
            <text:p>0.0554523</text:p>
          </table:table-cell>
          <table:table-cell table:number-columns-repeated="59"/>
        </table:table-row>
        <table:table-row table:style-name="ro1">
          <table:table-cell office:value-type="float" office:value="0.0000001655625" calcext:value-type="float">
            <text:p>1.655625E-07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style-name="ce1" table:formula="of:=10^9*[.A731]" office:value-type="float" office:value="165.5625" calcext:value-type="float">
            <text:p>165.5625</text:p>
          </table:table-cell>
          <table:table-cell table:style-name="ce1" table:formula="of:=[.B731]" office:value-type="float" office:value="0.0554523" calcext:value-type="float">
            <text:p>0.0554523</text:p>
          </table:table-cell>
          <table:table-cell table:number-columns-repeated="59"/>
        </table:table-row>
        <table:table-row table:style-name="ro1">
          <table:table-cell office:value-type="float" office:value="0.0000001660625" calcext:value-type="float">
            <text:p>1.660625E-07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style-name="ce1" table:formula="of:=10^9*[.A732]" office:value-type="float" office:value="166.0625" calcext:value-type="float">
            <text:p>166.0625</text:p>
          </table:table-cell>
          <table:table-cell table:style-name="ce1" table:formula="of:=[.B732]" office:value-type="float" office:value="0.0634924" calcext:value-type="float">
            <text:p>0.0634924</text:p>
          </table:table-cell>
          <table:table-cell table:number-columns-repeated="59"/>
        </table:table-row>
        <table:table-row table:style-name="ro1">
          <table:table-cell office:value-type="float" office:value="0.0000001665625" calcext:value-type="float">
            <text:p>1.665625E-07</text:p>
          </table:table-cell>
          <table:table-cell office:value-type="float" office:value="0.047412" calcext:value-type="float">
            <text:p>0.047412</text:p>
          </table:table-cell>
          <table:table-cell/>
          <table:table-cell table:style-name="ce1" table:formula="of:=10^9*[.A733]" office:value-type="float" office:value="166.5625" calcext:value-type="float">
            <text:p>166.5625</text:p>
          </table:table-cell>
          <table:table-cell table:style-name="ce1" table:formula="of:=[.B733]" office:value-type="float" office:value="0.047412" calcext:value-type="float">
            <text:p>0.047412</text:p>
          </table:table-cell>
          <table:table-cell table:number-columns-repeated="59"/>
        </table:table-row>
        <table:table-row table:style-name="ro1">
          <table:table-cell office:value-type="float" office:value="0.0000001670625" calcext:value-type="float">
            <text:p>1.670625E-07</text:p>
          </table:table-cell>
          <table:table-cell office:value-type="float" office:value="0.047412" calcext:value-type="float">
            <text:p>0.047412</text:p>
          </table:table-cell>
          <table:table-cell/>
          <table:table-cell table:style-name="ce1" table:formula="of:=10^9*[.A734]" office:value-type="float" office:value="167.0625" calcext:value-type="float">
            <text:p>167.0625</text:p>
          </table:table-cell>
          <table:table-cell table:style-name="ce1" table:formula="of:=[.B734]" office:value-type="float" office:value="0.047412" calcext:value-type="float">
            <text:p>0.047412</text:p>
          </table:table-cell>
          <table:table-cell table:number-columns-repeated="59"/>
        </table:table-row>
        <table:table-row table:style-name="ro1">
          <table:table-cell office:value-type="float" office:value="0.0000001675625" calcext:value-type="float">
            <text:p>1.675625E-07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style-name="ce1" table:formula="of:=10^9*[.A735]" office:value-type="float" office:value="167.5625" calcext:value-type="float">
            <text:p>167.5625</text:p>
          </table:table-cell>
          <table:table-cell table:style-name="ce1" table:formula="of:=[.B735]" office:value-type="float" office:value="0.0634924" calcext:value-type="float">
            <text:p>0.0634924</text:p>
          </table:table-cell>
          <table:table-cell table:number-columns-repeated="59"/>
        </table:table-row>
        <table:table-row table:style-name="ro1">
          <table:table-cell office:value-type="float" office:value="0.0000001680625" calcext:value-type="float">
            <text:p>1.680625E-07</text:p>
          </table:table-cell>
          <table:table-cell office:value-type="float" office:value="0.047412" calcext:value-type="float">
            <text:p>0.047412</text:p>
          </table:table-cell>
          <table:table-cell/>
          <table:table-cell table:style-name="ce1" table:formula="of:=10^9*[.A736]" office:value-type="float" office:value="168.0625" calcext:value-type="float">
            <text:p>168.0625</text:p>
          </table:table-cell>
          <table:table-cell table:style-name="ce1" table:formula="of:=[.B736]" office:value-type="float" office:value="0.047412" calcext:value-type="float">
            <text:p>0.047412</text:p>
          </table:table-cell>
          <table:table-cell table:number-columns-repeated="59"/>
        </table:table-row>
        <table:table-row table:style-name="ro1">
          <table:table-cell office:value-type="float" office:value="0.0000001685625" calcext:value-type="float">
            <text:p>1.685625E-07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style-name="ce1" table:formula="of:=10^9*[.A737]" office:value-type="float" office:value="168.5625" calcext:value-type="float">
            <text:p>168.5625</text:p>
          </table:table-cell>
          <table:table-cell table:style-name="ce1" table:formula="of:=[.B737]" office:value-type="float" office:value="0.0554523" calcext:value-type="float">
            <text:p>0.0554523</text:p>
          </table:table-cell>
          <table:table-cell table:number-columns-repeated="59"/>
        </table:table-row>
        <table:table-row table:style-name="ro1">
          <table:table-cell office:value-type="float" office:value="0.0000001690625" calcext:value-type="float">
            <text:p>1.690625E-07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style-name="ce1" table:formula="of:=10^9*[.A738]" office:value-type="float" office:value="169.0625" calcext:value-type="float">
            <text:p>169.0625</text:p>
          </table:table-cell>
          <table:table-cell table:style-name="ce1" table:formula="of:=[.B738]" office:value-type="float" office:value="0.0554523" calcext:value-type="float">
            <text:p>0.0554523</text:p>
          </table:table-cell>
          <table:table-cell table:number-columns-repeated="59"/>
        </table:table-row>
        <table:table-row table:style-name="ro1">
          <table:table-cell office:value-type="float" office:value="0.0000001695625" calcext:value-type="float">
            <text:p>1.695625E-07</text:p>
          </table:table-cell>
          <table:table-cell office:value-type="float" office:value="0.047412" calcext:value-type="float">
            <text:p>0.047412</text:p>
          </table:table-cell>
          <table:table-cell/>
          <table:table-cell table:style-name="ce1" table:formula="of:=10^9*[.A739]" office:value-type="float" office:value="169.5625" calcext:value-type="float">
            <text:p>169.5625</text:p>
          </table:table-cell>
          <table:table-cell table:style-name="ce1" table:formula="of:=[.B739]" office:value-type="float" office:value="0.047412" calcext:value-type="float">
            <text:p>0.047412</text:p>
          </table:table-cell>
          <table:table-cell table:number-columns-repeated="59"/>
        </table:table-row>
        <table:table-row table:style-name="ro1">
          <table:table-cell office:value-type="float" office:value="0.0000001700625" calcext:value-type="float">
            <text:p>1.700625E-07</text:p>
          </table:table-cell>
          <table:table-cell office:value-type="float" office:value="0.047412" calcext:value-type="float">
            <text:p>0.047412</text:p>
          </table:table-cell>
          <table:table-cell/>
          <table:table-cell table:style-name="ce1" table:formula="of:=10^9*[.A740]" office:value-type="float" office:value="170.0625" calcext:value-type="float">
            <text:p>170.0625</text:p>
          </table:table-cell>
          <table:table-cell table:style-name="ce1" table:formula="of:=[.B740]" office:value-type="float" office:value="0.047412" calcext:value-type="float">
            <text:p>0.047412</text:p>
          </table:table-cell>
          <table:table-cell table:number-columns-repeated="59"/>
        </table:table-row>
        <table:table-row table:style-name="ro1">
          <table:table-cell office:value-type="float" office:value="0.0000001705625" calcext:value-type="float">
            <text:p>1.705625E-07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style-name="ce1" table:formula="of:=10^9*[.A741]" office:value-type="float" office:value="170.5625" calcext:value-type="float">
            <text:p>170.5625</text:p>
          </table:table-cell>
          <table:table-cell table:style-name="ce1" table:formula="of:=[.B741]" office:value-type="float" office:value="0.0554523" calcext:value-type="float">
            <text:p>0.0554523</text:p>
          </table:table-cell>
          <table:table-cell table:number-columns-repeated="59"/>
        </table:table-row>
        <table:table-row table:style-name="ro1">
          <table:table-cell office:value-type="float" office:value="0.0000001710625" calcext:value-type="float">
            <text:p>1.710625E-07</text:p>
          </table:table-cell>
          <table:table-cell office:value-type="float" office:value="0.047412" calcext:value-type="float">
            <text:p>0.047412</text:p>
          </table:table-cell>
          <table:table-cell/>
          <table:table-cell table:style-name="ce1" table:formula="of:=10^9*[.A742]" office:value-type="float" office:value="171.0625" calcext:value-type="float">
            <text:p>171.0625</text:p>
          </table:table-cell>
          <table:table-cell table:style-name="ce1" table:formula="of:=[.B742]" office:value-type="float" office:value="0.047412" calcext:value-type="float">
            <text:p>0.047412</text:p>
          </table:table-cell>
          <table:table-cell table:number-columns-repeated="59"/>
        </table:table-row>
        <table:table-row table:style-name="ro1">
          <table:table-cell office:value-type="float" office:value="0.0000001715625" calcext:value-type="float">
            <text:p>1.715625E-07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style-name="ce1" table:formula="of:=10^9*[.A743]" office:value-type="float" office:value="171.5625" calcext:value-type="float">
            <text:p>171.5625</text:p>
          </table:table-cell>
          <table:table-cell table:style-name="ce1" table:formula="of:=[.B743]" office:value-type="float" office:value="0.0554523" calcext:value-type="float">
            <text:p>0.0554523</text:p>
          </table:table-cell>
          <table:table-cell table:number-columns-repeated="59"/>
        </table:table-row>
        <table:table-row table:style-name="ro1">
          <table:table-cell office:value-type="float" office:value="0.0000001720625" calcext:value-type="float">
            <text:p>1.720625E-07</text:p>
          </table:table-cell>
          <table:table-cell office:value-type="float" office:value="0.047412" calcext:value-type="float">
            <text:p>0.047412</text:p>
          </table:table-cell>
          <table:table-cell/>
          <table:table-cell table:style-name="ce1" table:formula="of:=10^9*[.A744]" office:value-type="float" office:value="172.0625" calcext:value-type="float">
            <text:p>172.0625</text:p>
          </table:table-cell>
          <table:table-cell table:style-name="ce1" table:formula="of:=[.B744]" office:value-type="float" office:value="0.047412" calcext:value-type="float">
            <text:p>0.047412</text:p>
          </table:table-cell>
          <table:table-cell table:number-columns-repeated="59"/>
        </table:table-row>
        <table:table-row table:style-name="ro1">
          <table:table-cell office:value-type="float" office:value="0.0000001725625" calcext:value-type="float">
            <text:p>1.725625E-07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style-name="ce1" table:formula="of:=10^9*[.A745]" office:value-type="float" office:value="172.5625" calcext:value-type="float">
            <text:p>172.5625</text:p>
          </table:table-cell>
          <table:table-cell table:style-name="ce1" table:formula="of:=[.B745]" office:value-type="float" office:value="0.0634924" calcext:value-type="float">
            <text:p>0.0634924</text:p>
          </table:table-cell>
          <table:table-cell table:number-columns-repeated="59"/>
        </table:table-row>
        <table:table-row table:style-name="ro1">
          <table:table-cell office:value-type="float" office:value="0.0000001730625" calcext:value-type="float">
            <text:p>1.730625E-07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style-name="ce1" table:formula="of:=10^9*[.A746]" office:value-type="float" office:value="173.0625" calcext:value-type="float">
            <text:p>173.0625</text:p>
          </table:table-cell>
          <table:table-cell table:style-name="ce1" table:formula="of:=[.B746]" office:value-type="float" office:value="0.0554523" calcext:value-type="float">
            <text:p>0.0554523</text:p>
          </table:table-cell>
          <table:table-cell table:number-columns-repeated="59"/>
        </table:table-row>
        <table:table-row table:style-name="ro1">
          <table:table-cell office:value-type="float" office:value="0.0000001735625" calcext:value-type="float">
            <text:p>1.735625E-07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style-name="ce1" table:formula="of:=10^9*[.A747]" office:value-type="float" office:value="173.5625" calcext:value-type="float">
            <text:p>173.5625</text:p>
          </table:table-cell>
          <table:table-cell table:style-name="ce1" table:formula="of:=[.B747]" office:value-type="float" office:value="0.0554523" calcext:value-type="float">
            <text:p>0.0554523</text:p>
          </table:table-cell>
          <table:table-cell table:number-columns-repeated="59"/>
        </table:table-row>
        <table:table-row table:style-name="ro1">
          <table:table-cell office:value-type="float" office:value="0.0000001740625" calcext:value-type="float">
            <text:p>1.740625E-07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style-name="ce1" table:formula="of:=10^9*[.A748]" office:value-type="float" office:value="174.0625" calcext:value-type="float">
            <text:p>174.0625</text:p>
          </table:table-cell>
          <table:table-cell table:style-name="ce1" table:formula="of:=[.B748]" office:value-type="float" office:value="0.0634924" calcext:value-type="float">
            <text:p>0.0634924</text:p>
          </table:table-cell>
          <table:table-cell table:number-columns-repeated="59"/>
        </table:table-row>
        <table:table-row table:style-name="ro1">
          <table:table-cell office:value-type="float" office:value="0.0000001745625" calcext:value-type="float">
            <text:p>1.745625E-07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style-name="ce1" table:formula="of:=10^9*[.A749]" office:value-type="float" office:value="174.5625" calcext:value-type="float">
            <text:p>174.5625</text:p>
          </table:table-cell>
          <table:table-cell table:style-name="ce1" table:formula="of:=[.B749]" office:value-type="float" office:value="0.0554523" calcext:value-type="float">
            <text:p>0.0554523</text:p>
          </table:table-cell>
          <table:table-cell table:number-columns-repeated="59"/>
        </table:table-row>
        <table:table-row table:style-name="ro1">
          <table:table-cell office:value-type="float" office:value="0.0000001750625" calcext:value-type="float">
            <text:p>1.750625E-07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style-name="ce1" table:formula="of:=10^9*[.A750]" office:value-type="float" office:value="175.0625" calcext:value-type="float">
            <text:p>175.0625</text:p>
          </table:table-cell>
          <table:table-cell table:style-name="ce1" table:formula="of:=[.B750]" office:value-type="float" office:value="0.0554523" calcext:value-type="float">
            <text:p>0.0554523</text:p>
          </table:table-cell>
          <table:table-cell table:number-columns-repeated="59"/>
        </table:table-row>
        <table:table-row table:style-name="ro1">
          <table:table-cell office:value-type="float" office:value="0.0000001755625" calcext:value-type="float">
            <text:p>1.755625E-07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style-name="ce1" table:formula="of:=10^9*[.A751]" office:value-type="float" office:value="175.5625" calcext:value-type="float">
            <text:p>175.5625</text:p>
          </table:table-cell>
          <table:table-cell table:style-name="ce1" table:formula="of:=[.B751]" office:value-type="float" office:value="0.0634924" calcext:value-type="float">
            <text:p>0.0634924</text:p>
          </table:table-cell>
          <table:table-cell table:number-columns-repeated="59"/>
        </table:table-row>
        <table:table-row table:style-name="ro1">
          <table:table-cell office:value-type="float" office:value="0.0000001760625" calcext:value-type="float">
            <text:p>1.760625E-07</text:p>
          </table:table-cell>
          <table:table-cell office:value-type="float" office:value="0.047412" calcext:value-type="float">
            <text:p>0.047412</text:p>
          </table:table-cell>
          <table:table-cell/>
          <table:table-cell table:style-name="ce1" table:formula="of:=10^9*[.A752]" office:value-type="float" office:value="176.0625" calcext:value-type="float">
            <text:p>176.0625</text:p>
          </table:table-cell>
          <table:table-cell table:style-name="ce1" table:formula="of:=[.B752]" office:value-type="float" office:value="0.047412" calcext:value-type="float">
            <text:p>0.047412</text:p>
          </table:table-cell>
          <table:table-cell table:number-columns-repeated="59"/>
        </table:table-row>
        <table:table-row table:style-name="ro1">
          <table:table-cell office:value-type="float" office:value="0.0000001765625" calcext:value-type="float">
            <text:p>1.765625E-07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style-name="ce1" table:formula="of:=10^9*[.A753]" office:value-type="float" office:value="176.5625" calcext:value-type="float">
            <text:p>176.5625</text:p>
          </table:table-cell>
          <table:table-cell table:style-name="ce1" table:formula="of:=[.B753]" office:value-type="float" office:value="0.0634924" calcext:value-type="float">
            <text:p>0.0634924</text:p>
          </table:table-cell>
          <table:table-cell table:number-columns-repeated="59"/>
        </table:table-row>
        <table:table-row table:style-name="ro1">
          <table:table-cell office:value-type="float" office:value="0.0000001770625" calcext:value-type="float">
            <text:p>1.770625E-07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style-name="ce1" table:formula="of:=10^9*[.A754]" office:value-type="float" office:value="177.0625" calcext:value-type="float">
            <text:p>177.0625</text:p>
          </table:table-cell>
          <table:table-cell table:style-name="ce1" table:formula="of:=[.B754]" office:value-type="float" office:value="0.0554523" calcext:value-type="float">
            <text:p>0.0554523</text:p>
          </table:table-cell>
          <table:table-cell table:number-columns-repeated="59"/>
        </table:table-row>
        <table:table-row table:style-name="ro1">
          <table:table-cell office:value-type="float" office:value="0.0000001775625" calcext:value-type="float">
            <text:p>1.775625E-07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style-name="ce1" table:formula="of:=10^9*[.A755]" office:value-type="float" office:value="177.5625" calcext:value-type="float">
            <text:p>177.5625</text:p>
          </table:table-cell>
          <table:table-cell table:style-name="ce1" table:formula="of:=[.B755]" office:value-type="float" office:value="0.0554523" calcext:value-type="float">
            <text:p>0.0554523</text:p>
          </table:table-cell>
          <table:table-cell table:number-columns-repeated="59"/>
        </table:table-row>
        <table:table-row table:style-name="ro1">
          <table:table-cell office:value-type="float" office:value="0.0000001780625" calcext:value-type="float">
            <text:p>1.780625E-07</text:p>
          </table:table-cell>
          <table:table-cell office:value-type="float" office:value="0.047412" calcext:value-type="float">
            <text:p>0.047412</text:p>
          </table:table-cell>
          <table:table-cell/>
          <table:table-cell table:style-name="ce1" table:formula="of:=10^9*[.A756]" office:value-type="float" office:value="178.0625" calcext:value-type="float">
            <text:p>178.0625</text:p>
          </table:table-cell>
          <table:table-cell table:style-name="ce1" table:formula="of:=[.B756]" office:value-type="float" office:value="0.047412" calcext:value-type="float">
            <text:p>0.047412</text:p>
          </table:table-cell>
          <table:table-cell table:number-columns-repeated="59"/>
        </table:table-row>
        <table:table-row table:style-name="ro1">
          <table:table-cell office:value-type="float" office:value="0.0000001785625" calcext:value-type="float">
            <text:p>1.785625E-07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style-name="ce1" table:formula="of:=10^9*[.A757]" office:value-type="float" office:value="178.5625" calcext:value-type="float">
            <text:p>178.5625</text:p>
          </table:table-cell>
          <table:table-cell table:style-name="ce1" table:formula="of:=[.B757]" office:value-type="float" office:value="0.0634924" calcext:value-type="float">
            <text:p>0.0634924</text:p>
          </table:table-cell>
          <table:table-cell table:number-columns-repeated="59"/>
        </table:table-row>
        <table:table-row table:style-name="ro1">
          <table:table-cell office:value-type="float" office:value="0.0000001790625" calcext:value-type="float">
            <text:p>1.790625E-07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style-name="ce1" table:formula="of:=10^9*[.A758]" office:value-type="float" office:value="179.0625" calcext:value-type="float">
            <text:p>179.0625</text:p>
          </table:table-cell>
          <table:table-cell table:style-name="ce1" table:formula="of:=[.B758]" office:value-type="float" office:value="0.0554523" calcext:value-type="float">
            <text:p>0.0554523</text:p>
          </table:table-cell>
          <table:table-cell table:number-columns-repeated="59"/>
        </table:table-row>
        <table:table-row table:style-name="ro1">
          <table:table-cell office:value-type="float" office:value="0.0000001795625" calcext:value-type="float">
            <text:p>1.795625E-07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style-name="ce1" table:formula="of:=10^9*[.A759]" office:value-type="float" office:value="179.5625" calcext:value-type="float">
            <text:p>179.5625</text:p>
          </table:table-cell>
          <table:table-cell table:style-name="ce1" table:formula="of:=[.B759]" office:value-type="float" office:value="0.0554523" calcext:value-type="float">
            <text:p>0.0554523</text:p>
          </table:table-cell>
          <table:table-cell table:number-columns-repeated="59"/>
        </table:table-row>
        <table:table-row table:style-name="ro1">
          <table:table-cell office:value-type="float" office:value="0.0000001800625" calcext:value-type="float">
            <text:p>1.800625E-07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style-name="ce1" table:formula="of:=10^9*[.A760]" office:value-type="float" office:value="180.0625" calcext:value-type="float">
            <text:p>180.0625</text:p>
          </table:table-cell>
          <table:table-cell table:style-name="ce1" table:formula="of:=[.B760]" office:value-type="float" office:value="0.0554523" calcext:value-type="float">
            <text:p>0.0554523</text:p>
          </table:table-cell>
          <table:table-cell table:number-columns-repeated="59"/>
        </table:table-row>
        <table:table-row table:style-name="ro1">
          <table:table-cell office:value-type="float" office:value="0.0000001805625" calcext:value-type="float">
            <text:p>1.805625E-07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style-name="ce1" table:formula="of:=10^9*[.A761]" office:value-type="float" office:value="180.5625" calcext:value-type="float">
            <text:p>180.5625</text:p>
          </table:table-cell>
          <table:table-cell table:style-name="ce1" table:formula="of:=[.B761]" office:value-type="float" office:value="0.0554523" calcext:value-type="float">
            <text:p>0.0554523</text:p>
          </table:table-cell>
          <table:table-cell table:number-columns-repeated="59"/>
        </table:table-row>
        <table:table-row table:style-name="ro1">
          <table:table-cell office:value-type="float" office:value="0.0000001810625" calcext:value-type="float">
            <text:p>1.810625E-07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style-name="ce1" table:formula="of:=10^9*[.A762]" office:value-type="float" office:value="181.0625" calcext:value-type="float">
            <text:p>181.0625</text:p>
          </table:table-cell>
          <table:table-cell table:style-name="ce1" table:formula="of:=[.B762]" office:value-type="float" office:value="0.0554523" calcext:value-type="float">
            <text:p>0.0554523</text:p>
          </table:table-cell>
          <table:table-cell table:number-columns-repeated="59"/>
        </table:table-row>
        <table:table-row table:style-name="ro1">
          <table:table-cell office:value-type="float" office:value="0.0000001815625" calcext:value-type="float">
            <text:p>1.815625E-07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style-name="ce1" table:formula="of:=10^9*[.A763]" office:value-type="float" office:value="181.5625" calcext:value-type="float">
            <text:p>181.5625</text:p>
          </table:table-cell>
          <table:table-cell table:style-name="ce1" table:formula="of:=[.B763]" office:value-type="float" office:value="0.0634924" calcext:value-type="float">
            <text:p>0.0634924</text:p>
          </table:table-cell>
          <table:table-cell table:number-columns-repeated="59"/>
        </table:table-row>
        <table:table-row table:style-name="ro1">
          <table:table-cell office:value-type="float" office:value="0.0000001820625" calcext:value-type="float">
            <text:p>1.820625E-07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style-name="ce1" table:formula="of:=10^9*[.A764]" office:value-type="float" office:value="182.0625" calcext:value-type="float">
            <text:p>182.0625</text:p>
          </table:table-cell>
          <table:table-cell table:style-name="ce1" table:formula="of:=[.B764]" office:value-type="float" office:value="0.0634924" calcext:value-type="float">
            <text:p>0.0634924</text:p>
          </table:table-cell>
          <table:table-cell table:number-columns-repeated="59"/>
        </table:table-row>
        <table:table-row table:style-name="ro1">
          <table:table-cell office:value-type="float" office:value="0.0000001825625" calcext:value-type="float">
            <text:p>1.825625E-07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style-name="ce1" table:formula="of:=10^9*[.A765]" office:value-type="float" office:value="182.5625" calcext:value-type="float">
            <text:p>182.5625</text:p>
          </table:table-cell>
          <table:table-cell table:style-name="ce1" table:formula="of:=[.B765]" office:value-type="float" office:value="0.0554523" calcext:value-type="float">
            <text:p>0.0554523</text:p>
          </table:table-cell>
          <table:table-cell table:number-columns-repeated="59"/>
        </table:table-row>
        <table:table-row table:style-name="ro1">
          <table:table-cell office:value-type="float" office:value="0.0000001830625" calcext:value-type="float">
            <text:p>1.830625E-07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style-name="ce1" table:formula="of:=10^9*[.A766]" office:value-type="float" office:value="183.0625" calcext:value-type="float">
            <text:p>183.0625</text:p>
          </table:table-cell>
          <table:table-cell table:style-name="ce1" table:formula="of:=[.B766]" office:value-type="float" office:value="0.0554523" calcext:value-type="float">
            <text:p>0.0554523</text:p>
          </table:table-cell>
          <table:table-cell table:number-columns-repeated="59"/>
        </table:table-row>
        <table:table-row table:style-name="ro1">
          <table:table-cell office:value-type="float" office:value="0.0000001835625" calcext:value-type="float">
            <text:p>1.835625E-07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style-name="ce1" table:formula="of:=10^9*[.A767]" office:value-type="float" office:value="183.5625" calcext:value-type="float">
            <text:p>183.5625</text:p>
          </table:table-cell>
          <table:table-cell table:style-name="ce1" table:formula="of:=[.B767]" office:value-type="float" office:value="0.0634924" calcext:value-type="float">
            <text:p>0.0634924</text:p>
          </table:table-cell>
          <table:table-cell table:number-columns-repeated="59"/>
        </table:table-row>
        <table:table-row table:style-name="ro1">
          <table:table-cell office:value-type="float" office:value="0.0000001840625" calcext:value-type="float">
            <text:p>1.840625E-07</text:p>
          </table:table-cell>
          <table:table-cell office:value-type="float" office:value="0.047412" calcext:value-type="float">
            <text:p>0.047412</text:p>
          </table:table-cell>
          <table:table-cell/>
          <table:table-cell table:style-name="ce1" table:formula="of:=10^9*[.A768]" office:value-type="float" office:value="184.0625" calcext:value-type="float">
            <text:p>184.0625</text:p>
          </table:table-cell>
          <table:table-cell table:style-name="ce1" table:formula="of:=[.B768]" office:value-type="float" office:value="0.047412" calcext:value-type="float">
            <text:p>0.047412</text:p>
          </table:table-cell>
          <table:table-cell table:number-columns-repeated="59"/>
        </table:table-row>
        <table:table-row table:style-name="ro1">
          <table:table-cell office:value-type="float" office:value="0.0000001845625" calcext:value-type="float">
            <text:p>1.845625E-07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style-name="ce1" table:formula="of:=10^9*[.A769]" office:value-type="float" office:value="184.5625" calcext:value-type="float">
            <text:p>184.5625</text:p>
          </table:table-cell>
          <table:table-cell table:style-name="ce1" table:formula="of:=[.B769]" office:value-type="float" office:value="0.0554523" calcext:value-type="float">
            <text:p>0.0554523</text:p>
          </table:table-cell>
          <table:table-cell table:number-columns-repeated="59"/>
        </table:table-row>
        <table:table-row table:style-name="ro1">
          <table:table-cell office:value-type="float" office:value="0.0000001850625" calcext:value-type="float">
            <text:p>1.850625E-07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style-name="ce1" table:formula="of:=10^9*[.A770]" office:value-type="float" office:value="185.0625" calcext:value-type="float">
            <text:p>185.0625</text:p>
          </table:table-cell>
          <table:table-cell table:style-name="ce1" table:formula="of:=[.B770]" office:value-type="float" office:value="0.0554523" calcext:value-type="float">
            <text:p>0.0554523</text:p>
          </table:table-cell>
          <table:table-cell table:number-columns-repeated="59"/>
        </table:table-row>
        <table:table-row table:style-name="ro1">
          <table:table-cell office:value-type="float" office:value="0.0000001855625" calcext:value-type="float">
            <text:p>1.855625E-07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style-name="ce1" table:formula="of:=10^9*[.A771]" office:value-type="float" office:value="185.5625" calcext:value-type="float">
            <text:p>185.5625</text:p>
          </table:table-cell>
          <table:table-cell table:style-name="ce1" table:formula="of:=[.B771]" office:value-type="float" office:value="0.0634924" calcext:value-type="float">
            <text:p>0.0634924</text:p>
          </table:table-cell>
          <table:table-cell table:number-columns-repeated="59"/>
        </table:table-row>
        <table:table-row table:style-name="ro1">
          <table:table-cell office:value-type="float" office:value="0.0000001860625" calcext:value-type="float">
            <text:p>1.860625E-07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style-name="ce1" table:formula="of:=10^9*[.A772]" office:value-type="float" office:value="186.0625" calcext:value-type="float">
            <text:p>186.0625</text:p>
          </table:table-cell>
          <table:table-cell table:style-name="ce1" table:formula="of:=[.B772]" office:value-type="float" office:value="0.0554523" calcext:value-type="float">
            <text:p>0.0554523</text:p>
          </table:table-cell>
          <table:table-cell table:number-columns-repeated="59"/>
        </table:table-row>
        <table:table-row table:style-name="ro1">
          <table:table-cell office:value-type="float" office:value="0.0000001865625" calcext:value-type="float">
            <text:p>1.865625E-07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style-name="ce1" table:formula="of:=10^9*[.A773]" office:value-type="float" office:value="186.5625" calcext:value-type="float">
            <text:p>186.5625</text:p>
          </table:table-cell>
          <table:table-cell table:style-name="ce1" table:formula="of:=[.B773]" office:value-type="float" office:value="0.0554523" calcext:value-type="float">
            <text:p>0.0554523</text:p>
          </table:table-cell>
          <table:table-cell table:number-columns-repeated="59"/>
        </table:table-row>
        <table:table-row table:style-name="ro1">
          <table:table-cell office:value-type="float" office:value="0.0000001870625" calcext:value-type="float">
            <text:p>1.870625E-07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style-name="ce1" table:formula="of:=10^9*[.A774]" office:value-type="float" office:value="187.0625" calcext:value-type="float">
            <text:p>187.0625</text:p>
          </table:table-cell>
          <table:table-cell table:style-name="ce1" table:formula="of:=[.B774]" office:value-type="float" office:value="0.0554523" calcext:value-type="float">
            <text:p>0.0554523</text:p>
          </table:table-cell>
          <table:table-cell table:number-columns-repeated="59"/>
        </table:table-row>
        <table:table-row table:style-name="ro1">
          <table:table-cell office:value-type="float" office:value="0.0000001875625" calcext:value-type="float">
            <text:p>1.875625E-07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style-name="ce1" table:formula="of:=10^9*[.A775]" office:value-type="float" office:value="187.5625" calcext:value-type="float">
            <text:p>187.5625</text:p>
          </table:table-cell>
          <table:table-cell table:style-name="ce1" table:formula="of:=[.B775]" office:value-type="float" office:value="0.0634924" calcext:value-type="float">
            <text:p>0.0634924</text:p>
          </table:table-cell>
          <table:table-cell table:number-columns-repeated="59"/>
        </table:table-row>
        <table:table-row table:style-name="ro1">
          <table:table-cell office:value-type="float" office:value="0.0000001880625" calcext:value-type="float">
            <text:p>1.880625E-07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style-name="ce1" table:formula="of:=10^9*[.A776]" office:value-type="float" office:value="188.0625" calcext:value-type="float">
            <text:p>188.0625</text:p>
          </table:table-cell>
          <table:table-cell table:style-name="ce1" table:formula="of:=[.B776]" office:value-type="float" office:value="0.0554523" calcext:value-type="float">
            <text:p>0.0554523</text:p>
          </table:table-cell>
          <table:table-cell table:number-columns-repeated="59"/>
        </table:table-row>
        <table:table-row table:style-name="ro1">
          <table:table-cell office:value-type="float" office:value="0.0000001885625" calcext:value-type="float">
            <text:p>1.885625E-07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style-name="ce1" table:formula="of:=10^9*[.A777]" office:value-type="float" office:value="188.5625" calcext:value-type="float">
            <text:p>188.5625</text:p>
          </table:table-cell>
          <table:table-cell table:style-name="ce1" table:formula="of:=[.B777]" office:value-type="float" office:value="0.0554523" calcext:value-type="float">
            <text:p>0.0554523</text:p>
          </table:table-cell>
          <table:table-cell table:number-columns-repeated="59"/>
        </table:table-row>
        <table:table-row table:style-name="ro1">
          <table:table-cell office:value-type="float" office:value="0.0000001890625" calcext:value-type="float">
            <text:p>1.890625E-07</text:p>
          </table:table-cell>
          <table:table-cell office:value-type="float" office:value="0.047412" calcext:value-type="float">
            <text:p>0.047412</text:p>
          </table:table-cell>
          <table:table-cell/>
          <table:table-cell table:style-name="ce1" table:formula="of:=10^9*[.A778]" office:value-type="float" office:value="189.0625" calcext:value-type="float">
            <text:p>189.0625</text:p>
          </table:table-cell>
          <table:table-cell table:style-name="ce1" table:formula="of:=[.B778]" office:value-type="float" office:value="0.047412" calcext:value-type="float">
            <text:p>0.047412</text:p>
          </table:table-cell>
          <table:table-cell table:number-columns-repeated="59"/>
        </table:table-row>
        <table:table-row table:style-name="ro1">
          <table:table-cell office:value-type="float" office:value="0.0000001895625" calcext:value-type="float">
            <text:p>1.895625E-07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style-name="ce1" table:formula="of:=10^9*[.A779]" office:value-type="float" office:value="189.5625" calcext:value-type="float">
            <text:p>189.5625</text:p>
          </table:table-cell>
          <table:table-cell table:style-name="ce1" table:formula="of:=[.B779]" office:value-type="float" office:value="0.0634924" calcext:value-type="float">
            <text:p>0.0634924</text:p>
          </table:table-cell>
          <table:table-cell table:number-columns-repeated="59"/>
        </table:table-row>
        <table:table-row table:style-name="ro1">
          <table:table-cell office:value-type="float" office:value="0.0000001900625" calcext:value-type="float">
            <text:p>1.900625E-07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style-name="ce1" table:formula="of:=10^9*[.A780]" office:value-type="float" office:value="190.0625" calcext:value-type="float">
            <text:p>190.0625</text:p>
          </table:table-cell>
          <table:table-cell table:style-name="ce1" table:formula="of:=[.B780]" office:value-type="float" office:value="0.0634924" calcext:value-type="float">
            <text:p>0.0634924</text:p>
          </table:table-cell>
          <table:table-cell table:number-columns-repeated="59"/>
        </table:table-row>
        <table:table-row table:style-name="ro1">
          <table:table-cell office:value-type="float" office:value="0.0000001905625" calcext:value-type="float">
            <text:p>1.905625E-07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style-name="ce1" table:formula="of:=10^9*[.A781]" office:value-type="float" office:value="190.5625" calcext:value-type="float">
            <text:p>190.5625</text:p>
          </table:table-cell>
          <table:table-cell table:style-name="ce1" table:formula="of:=[.B781]" office:value-type="float" office:value="0.0554523" calcext:value-type="float">
            <text:p>0.0554523</text:p>
          </table:table-cell>
          <table:table-cell table:number-columns-repeated="59"/>
        </table:table-row>
        <table:table-row table:style-name="ro1">
          <table:table-cell office:value-type="float" office:value="0.0000001910625" calcext:value-type="float">
            <text:p>1.910625E-07</text:p>
          </table:table-cell>
          <table:table-cell office:value-type="float" office:value="0.047412" calcext:value-type="float">
            <text:p>0.047412</text:p>
          </table:table-cell>
          <table:table-cell/>
          <table:table-cell table:style-name="ce1" table:formula="of:=10^9*[.A782]" office:value-type="float" office:value="191.0625" calcext:value-type="float">
            <text:p>191.0625</text:p>
          </table:table-cell>
          <table:table-cell table:style-name="ce1" table:formula="of:=[.B782]" office:value-type="float" office:value="0.047412" calcext:value-type="float">
            <text:p>0.047412</text:p>
          </table:table-cell>
          <table:table-cell table:number-columns-repeated="59"/>
        </table:table-row>
        <table:table-row table:style-name="ro1">
          <table:table-cell office:value-type="float" office:value="0.0000001915625" calcext:value-type="float">
            <text:p>1.915625E-07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style-name="ce1" table:formula="of:=10^9*[.A783]" office:value-type="float" office:value="191.5625" calcext:value-type="float">
            <text:p>191.5625</text:p>
          </table:table-cell>
          <table:table-cell table:style-name="ce1" table:formula="of:=[.B783]" office:value-type="float" office:value="0.0634924" calcext:value-type="float">
            <text:p>0.0634924</text:p>
          </table:table-cell>
          <table:table-cell table:number-columns-repeated="59"/>
        </table:table-row>
        <table:table-row table:style-name="ro1">
          <table:table-cell office:value-type="float" office:value="0.0000001920625" calcext:value-type="float">
            <text:p>1.920625E-07</text:p>
          </table:table-cell>
          <table:table-cell office:value-type="float" office:value="0.047412" calcext:value-type="float">
            <text:p>0.047412</text:p>
          </table:table-cell>
          <table:table-cell/>
          <table:table-cell table:style-name="ce1" table:formula="of:=10^9*[.A784]" office:value-type="float" office:value="192.0625" calcext:value-type="float">
            <text:p>192.0625</text:p>
          </table:table-cell>
          <table:table-cell table:style-name="ce1" table:formula="of:=[.B784]" office:value-type="float" office:value="0.047412" calcext:value-type="float">
            <text:p>0.047412</text:p>
          </table:table-cell>
          <table:table-cell table:number-columns-repeated="59"/>
        </table:table-row>
        <table:table-row table:style-name="ro1">
          <table:table-cell office:value-type="float" office:value="0.0000001925625" calcext:value-type="float">
            <text:p>1.925625E-07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style-name="ce1" table:formula="of:=10^9*[.A785]" office:value-type="float" office:value="192.5625" calcext:value-type="float">
            <text:p>192.5625</text:p>
          </table:table-cell>
          <table:table-cell table:style-name="ce1" table:formula="of:=[.B785]" office:value-type="float" office:value="0.0554523" calcext:value-type="float">
            <text:p>0.0554523</text:p>
          </table:table-cell>
          <table:table-cell table:number-columns-repeated="59"/>
        </table:table-row>
        <table:table-row table:style-name="ro1">
          <table:table-cell office:value-type="float" office:value="0.0000001930625" calcext:value-type="float">
            <text:p>1.930625E-07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style-name="ce1" table:formula="of:=10^9*[.A786]" office:value-type="float" office:value="193.0625" calcext:value-type="float">
            <text:p>193.0625</text:p>
          </table:table-cell>
          <table:table-cell table:style-name="ce1" table:formula="of:=[.B786]" office:value-type="float" office:value="0.0554523" calcext:value-type="float">
            <text:p>0.0554523</text:p>
          </table:table-cell>
          <table:table-cell table:number-columns-repeated="59"/>
        </table:table-row>
        <table:table-row table:style-name="ro1">
          <table:table-cell office:value-type="float" office:value="0.0000001935625" calcext:value-type="float">
            <text:p>1.935625E-07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style-name="ce1" table:formula="of:=10^9*[.A787]" office:value-type="float" office:value="193.5625" calcext:value-type="float">
            <text:p>193.5625</text:p>
          </table:table-cell>
          <table:table-cell table:style-name="ce1" table:formula="of:=[.B787]" office:value-type="float" office:value="0.0634924" calcext:value-type="float">
            <text:p>0.0634924</text:p>
          </table:table-cell>
          <table:table-cell table:number-columns-repeated="59"/>
        </table:table-row>
        <table:table-row table:style-name="ro1">
          <table:table-cell office:value-type="float" office:value="0.0000001940625" calcext:value-type="float">
            <text:p>1.940625E-07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style-name="ce1" table:formula="of:=10^9*[.A788]" office:value-type="float" office:value="194.0625" calcext:value-type="float">
            <text:p>194.0625</text:p>
          </table:table-cell>
          <table:table-cell table:style-name="ce1" table:formula="of:=[.B788]" office:value-type="float" office:value="0.0554523" calcext:value-type="float">
            <text:p>0.0554523</text:p>
          </table:table-cell>
          <table:table-cell table:number-columns-repeated="59"/>
        </table:table-row>
        <table:table-row table:style-name="ro1">
          <table:table-cell office:value-type="float" office:value="0.0000001945625" calcext:value-type="float">
            <text:p>1.945625E-07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style-name="ce1" table:formula="of:=10^9*[.A789]" office:value-type="float" office:value="194.5625" calcext:value-type="float">
            <text:p>194.5625</text:p>
          </table:table-cell>
          <table:table-cell table:style-name="ce1" table:formula="of:=[.B789]" office:value-type="float" office:value="0.0554523" calcext:value-type="float">
            <text:p>0.0554523</text:p>
          </table:table-cell>
          <table:table-cell table:number-columns-repeated="59"/>
        </table:table-row>
        <table:table-row table:style-name="ro1">
          <table:table-cell office:value-type="float" office:value="0.0000001950625" calcext:value-type="float">
            <text:p>1.950625E-07</text:p>
          </table:table-cell>
          <table:table-cell office:value-type="float" office:value="0.047412" calcext:value-type="float">
            <text:p>0.047412</text:p>
          </table:table-cell>
          <table:table-cell/>
          <table:table-cell table:style-name="ce1" table:formula="of:=10^9*[.A790]" office:value-type="float" office:value="195.0625" calcext:value-type="float">
            <text:p>195.0625</text:p>
          </table:table-cell>
          <table:table-cell table:style-name="ce1" table:formula="of:=[.B790]" office:value-type="float" office:value="0.047412" calcext:value-type="float">
            <text:p>0.047412</text:p>
          </table:table-cell>
          <table:table-cell table:number-columns-repeated="59"/>
        </table:table-row>
        <table:table-row table:style-name="ro1">
          <table:table-cell office:value-type="float" office:value="0.0000001955625" calcext:value-type="float">
            <text:p>1.955625E-07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style-name="ce1" table:formula="of:=10^9*[.A791]" office:value-type="float" office:value="195.5625" calcext:value-type="float">
            <text:p>195.5625</text:p>
          </table:table-cell>
          <table:table-cell table:style-name="ce1" table:formula="of:=[.B791]" office:value-type="float" office:value="0.0554523" calcext:value-type="float">
            <text:p>0.0554523</text:p>
          </table:table-cell>
          <table:table-cell table:number-columns-repeated="59"/>
        </table:table-row>
        <table:table-row table:style-name="ro1">
          <table:table-cell office:value-type="float" office:value="0.0000001960625" calcext:value-type="float">
            <text:p>1.960625E-07</text:p>
          </table:table-cell>
          <table:table-cell office:value-type="float" office:value="0.0393718" calcext:value-type="float">
            <text:p>0.0393718</text:p>
          </table:table-cell>
          <table:table-cell/>
          <table:table-cell table:style-name="ce1" table:formula="of:=10^9*[.A792]" office:value-type="float" office:value="196.0625" calcext:value-type="float">
            <text:p>196.0625</text:p>
          </table:table-cell>
          <table:table-cell table:style-name="ce1" table:formula="of:=[.B792]" office:value-type="float" office:value="0.0393718" calcext:value-type="float">
            <text:p>0.0393718</text:p>
          </table:table-cell>
          <table:table-cell table:number-columns-repeated="59"/>
        </table:table-row>
        <table:table-row table:style-name="ro1">
          <table:table-cell office:value-type="float" office:value="0.0000001965625" calcext:value-type="float">
            <text:p>1.965625E-07</text:p>
          </table:table-cell>
          <table:table-cell office:value-type="float" office:value="0.0313317" calcext:value-type="float">
            <text:p>0.0313317</text:p>
          </table:table-cell>
          <table:table-cell/>
          <table:table-cell table:style-name="ce1" table:formula="of:=10^9*[.A793]" office:value-type="float" office:value="196.5625" calcext:value-type="float">
            <text:p>196.5625</text:p>
          </table:table-cell>
          <table:table-cell table:style-name="ce1" table:formula="of:=[.B793]" office:value-type="float" office:value="0.0313317" calcext:value-type="float">
            <text:p>0.0313317</text:p>
          </table:table-cell>
          <table:table-cell table:number-columns-repeated="59"/>
        </table:table-row>
        <table:table-row table:style-name="ro1">
          <table:table-cell office:value-type="float" office:value="0.0000001970625" calcext:value-type="float">
            <text:p>1.970625E-07</text:p>
          </table:table-cell>
          <table:table-cell office:value-type="float" office:value="0.00721106" calcext:value-type="float">
            <text:p>0.00721106</text:p>
          </table:table-cell>
          <table:table-cell/>
          <table:table-cell table:style-name="ce1" table:formula="of:=10^9*[.A794]" office:value-type="float" office:value="197.0625" calcext:value-type="float">
            <text:p>197.0625</text:p>
          </table:table-cell>
          <table:table-cell table:style-name="ce1" table:formula="of:=[.B794]" office:value-type="float" office:value="0.00721106" calcext:value-type="float">
            <text:p>0.00721106</text:p>
          </table:table-cell>
          <table:table-cell table:number-columns-repeated="59"/>
        </table:table-row>
        <table:table-row table:style-name="ro1">
          <table:table-cell office:value-type="float" office:value="0.0000001975625" calcext:value-type="float">
            <text:p>1.975625E-07</text:p>
          </table:table-cell>
          <table:table-cell office:value-type="float" office:value="-0.0169095" calcext:value-type="float">
            <text:p>-0.0169095</text:p>
          </table:table-cell>
          <table:table-cell/>
          <table:table-cell table:style-name="ce1" table:formula="of:=10^9*[.A795]" office:value-type="float" office:value="197.5625" calcext:value-type="float">
            <text:p>197.5625</text:p>
          </table:table-cell>
          <table:table-cell table:style-name="ce1" table:formula="of:=[.B795]" office:value-type="float" office:value="-0.0169095" calcext:value-type="float">
            <text:p>-0.0169095</text:p>
          </table:table-cell>
          <table:table-cell table:number-columns-repeated="59"/>
        </table:table-row>
        <table:table-row table:style-name="ro1">
          <table:table-cell office:value-type="float" office:value="0.0000001980625" calcext:value-type="float">
            <text:p>1.980625E-07</text:p>
          </table:table-cell>
          <table:table-cell office:value-type="float" office:value="-0.0571105" calcext:value-type="float">
            <text:p>-0.0571105</text:p>
          </table:table-cell>
          <table:table-cell/>
          <table:table-cell table:style-name="ce1" table:formula="of:=10^9*[.A796]" office:value-type="float" office:value="198.0625" calcext:value-type="float">
            <text:p>198.0625</text:p>
          </table:table-cell>
          <table:table-cell table:style-name="ce1" table:formula="of:=[.B796]" office:value-type="float" office:value="-0.0571105" calcext:value-type="float">
            <text:p>-0.0571105</text:p>
          </table:table-cell>
          <table:table-cell table:number-columns-repeated="59"/>
        </table:table-row>
        <table:table-row table:style-name="ro1">
          <table:table-cell office:value-type="float" office:value="0.0000001985625" calcext:value-type="float">
            <text:p>1.985625E-07</text:p>
          </table:table-cell>
          <table:table-cell office:value-type="float" office:value="-0.121432" calcext:value-type="float">
            <text:p>-0.121432</text:p>
          </table:table-cell>
          <table:table-cell/>
          <table:table-cell table:style-name="ce1" table:formula="of:=10^9*[.A797]" office:value-type="float" office:value="198.5625" calcext:value-type="float">
            <text:p>198.5625</text:p>
          </table:table-cell>
          <table:table-cell table:style-name="ce1" table:formula="of:=[.B797]" office:value-type="float" office:value="-0.121432" calcext:value-type="float">
            <text:p>-0.121432</text:p>
          </table:table-cell>
          <table:table-cell table:number-columns-repeated="59"/>
        </table:table-row>
        <table:table-row table:style-name="ro1">
          <table:table-cell office:value-type="float" office:value="0.0000001990625" calcext:value-type="float">
            <text:p>1.990625E-07</text:p>
          </table:table-cell>
          <table:table-cell office:value-type="float" office:value="-0.193794" calcext:value-type="float">
            <text:p>-0.193794</text:p>
          </table:table-cell>
          <table:table-cell/>
          <table:table-cell table:style-name="ce1" table:formula="of:=10^9*[.A798]" office:value-type="float" office:value="199.0625" calcext:value-type="float">
            <text:p>199.0625</text:p>
          </table:table-cell>
          <table:table-cell table:style-name="ce1" table:formula="of:=[.B798]" office:value-type="float" office:value="-0.193794" calcext:value-type="float">
            <text:p>-0.193794</text:p>
          </table:table-cell>
          <table:table-cell table:number-columns-repeated="59"/>
        </table:table-row>
        <table:table-row table:style-name="ro1">
          <table:table-cell office:value-type="float" office:value="0.0000001995625" calcext:value-type="float">
            <text:p>1.995625E-07</text:p>
          </table:table-cell>
          <table:table-cell office:value-type="float" office:value="-0.282236" calcext:value-type="float">
            <text:p>-0.282236</text:p>
          </table:table-cell>
          <table:table-cell/>
          <table:table-cell table:style-name="ce1" table:formula="of:=10^9*[.A799]" office:value-type="float" office:value="199.5625" calcext:value-type="float">
            <text:p>199.5625</text:p>
          </table:table-cell>
          <table:table-cell table:style-name="ce1" table:formula="of:=[.B799]" office:value-type="float" office:value="-0.282236" calcext:value-type="float">
            <text:p>-0.282236</text:p>
          </table:table-cell>
          <table:table-cell table:number-columns-repeated="59"/>
        </table:table-row>
        <table:table-row table:style-name="ro1">
          <table:table-cell office:value-type="float" office:value="0.0000002000625" calcext:value-type="float">
            <text:p>2.000625E-07</text:p>
          </table:table-cell>
          <table:table-cell office:value-type="float" office:value="-0.386759" calcext:value-type="float">
            <text:p>-0.386759</text:p>
          </table:table-cell>
          <table:table-cell/>
          <table:table-cell table:style-name="ce1" table:formula="of:=10^9*[.A800]" office:value-type="float" office:value="200.0625" calcext:value-type="float">
            <text:p>200.0625</text:p>
          </table:table-cell>
          <table:table-cell table:style-name="ce1" table:formula="of:=[.B800]" office:value-type="float" office:value="-0.386759" calcext:value-type="float">
            <text:p>-0.386759</text:p>
          </table:table-cell>
          <table:table-cell table:number-columns-repeated="59"/>
        </table:table-row>
        <table:table-row table:style-name="ro1">
          <table:table-cell office:value-type="float" office:value="0.0000002005625" calcext:value-type="float">
            <text:p>2.005625E-07</text:p>
          </table:table-cell>
          <table:table-cell office:value-type="float" office:value="-0.475201" calcext:value-type="float">
            <text:p>-0.475201</text:p>
          </table:table-cell>
          <table:table-cell/>
          <table:table-cell table:style-name="ce1" table:formula="of:=10^9*[.A801]" office:value-type="float" office:value="200.5625" calcext:value-type="float">
            <text:p>200.5625</text:p>
          </table:table-cell>
          <table:table-cell table:style-name="ce1" table:formula="of:=[.B801]" office:value-type="float" office:value="-0.475201" calcext:value-type="float">
            <text:p>-0.475201</text:p>
          </table:table-cell>
          <table:table-cell table:number-columns-repeated="59"/>
        </table:table-row>
        <table:table-row table:style-name="ro1">
          <table:table-cell office:value-type="float" office:value="0.0000002010625" calcext:value-type="float">
            <text:p>2.010625E-07</text:p>
          </table:table-cell>
          <table:table-cell office:value-type="float" office:value="-0.579724" calcext:value-type="float">
            <text:p>-0.579724</text:p>
          </table:table-cell>
          <table:table-cell/>
          <table:table-cell table:style-name="ce1" table:formula="of:=10^9*[.A802]" office:value-type="float" office:value="201.0625" calcext:value-type="float">
            <text:p>201.0625</text:p>
          </table:table-cell>
          <table:table-cell table:style-name="ce1" table:formula="of:=[.B802]" office:value-type="float" office:value="-0.579724" calcext:value-type="float">
            <text:p>-0.579724</text:p>
          </table:table-cell>
          <table:table-cell table:number-columns-repeated="59"/>
        </table:table-row>
        <table:table-row table:style-name="ro1">
          <table:table-cell office:value-type="float" office:value="0.0000002015625" calcext:value-type="float">
            <text:p>2.015625E-07</text:p>
          </table:table-cell>
          <table:table-cell office:value-type="float" office:value="-0.668166" calcext:value-type="float">
            <text:p>-0.668166</text:p>
          </table:table-cell>
          <table:table-cell/>
          <table:table-cell table:style-name="ce1" table:formula="of:=10^9*[.A803]" office:value-type="float" office:value="201.5625" calcext:value-type="float">
            <text:p>201.5625</text:p>
          </table:table-cell>
          <table:table-cell table:style-name="ce1" table:formula="of:=[.B803]" office:value-type="float" office:value="-0.668166" calcext:value-type="float">
            <text:p>-0.668166</text:p>
          </table:table-cell>
          <table:table-cell table:number-columns-repeated="59"/>
        </table:table-row>
        <table:table-row table:style-name="ro1">
          <table:table-cell office:value-type="float" office:value="0.0000002020625" calcext:value-type="float">
            <text:p>2.020625E-07</text:p>
          </table:table-cell>
          <table:table-cell office:value-type="float" office:value="-0.748568" calcext:value-type="float">
            <text:p>-0.748568</text:p>
          </table:table-cell>
          <table:table-cell/>
          <table:table-cell table:style-name="ce1" table:formula="of:=10^9*[.A804]" office:value-type="float" office:value="202.0625" calcext:value-type="float">
            <text:p>202.0625</text:p>
          </table:table-cell>
          <table:table-cell table:style-name="ce1" table:formula="of:=[.B804]" office:value-type="float" office:value="-0.748568" calcext:value-type="float">
            <text:p>-0.748568</text:p>
          </table:table-cell>
          <table:table-cell table:number-columns-repeated="59"/>
        </table:table-row>
        <table:table-row table:style-name="ro1">
          <table:table-cell office:value-type="float" office:value="0.0000002025625" calcext:value-type="float">
            <text:p>2.025625E-07</text:p>
          </table:table-cell>
          <table:table-cell office:value-type="float" office:value="-0.804849" calcext:value-type="float">
            <text:p>-0.804849</text:p>
          </table:table-cell>
          <table:table-cell/>
          <table:table-cell table:style-name="ce1" table:formula="of:=10^9*[.A805]" office:value-type="float" office:value="202.5625" calcext:value-type="float">
            <text:p>202.5625</text:p>
          </table:table-cell>
          <table:table-cell table:style-name="ce1" table:formula="of:=[.B805]" office:value-type="float" office:value="-0.804849" calcext:value-type="float">
            <text:p>-0.804849</text:p>
          </table:table-cell>
          <table:table-cell table:number-columns-repeated="59"/>
        </table:table-row>
        <table:table-row table:style-name="ro1">
          <table:table-cell office:value-type="float" office:value="0.0000002030625" calcext:value-type="float">
            <text:p>2.030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style-name="ce1" table:formula="of:=10^9*[.A806]" office:value-type="float" office:value="203.0625" calcext:value-type="float">
            <text:p>203.0625</text:p>
          </table:table-cell>
          <table:table-cell table:style-name="ce1" table:formula="of:=[.B806]" office:value-type="float" office:value="-0.85309" calcext:value-type="float">
            <text:p>-0.85309</text:p>
          </table:table-cell>
          <table:table-cell table:number-columns-repeated="59"/>
        </table:table-row>
        <table:table-row table:style-name="ro1">
          <table:table-cell office:value-type="float" office:value="0.0000002035625" calcext:value-type="float">
            <text:p>2.03562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style-name="ce1" table:formula="of:=10^9*[.A807]" office:value-type="float" office:value="203.5625" calcext:value-type="float">
            <text:p>203.5625</text:p>
          </table:table-cell>
          <table:table-cell table:style-name="ce1" table:formula="of:=[.B807]" office:value-type="float" office:value="-0.869171" calcext:value-type="float">
            <text:p>-0.869171</text:p>
          </table:table-cell>
          <table:table-cell table:number-columns-repeated="59"/>
        </table:table-row>
        <table:table-row table:style-name="ro1">
          <table:table-cell office:value-type="float" office:value="0.0000002040625" calcext:value-type="float">
            <text:p>2.040625E-07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style-name="ce1" table:formula="of:=10^9*[.A808]" office:value-type="float" office:value="204.0625" calcext:value-type="float">
            <text:p>204.0625</text:p>
          </table:table-cell>
          <table:table-cell table:style-name="ce1" table:formula="of:=[.B808]" office:value-type="float" office:value="-0.885251" calcext:value-type="float">
            <text:p>-0.885251</text:p>
          </table:table-cell>
          <table:table-cell table:number-columns-repeated="59"/>
        </table:table-row>
        <table:table-row table:style-name="ro1">
          <table:table-cell office:value-type="float" office:value="0.0000002045625" calcext:value-type="float">
            <text:p>2.045625E-07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style-name="ce1" table:formula="of:=10^9*[.A809]" office:value-type="float" office:value="204.5625" calcext:value-type="float">
            <text:p>204.5625</text:p>
          </table:table-cell>
          <table:table-cell table:style-name="ce1" table:formula="of:=[.B809]" office:value-type="float" office:value="-0.885251" calcext:value-type="float">
            <text:p>-0.885251</text:p>
          </table:table-cell>
          <table:table-cell table:number-columns-repeated="59"/>
        </table:table-row>
        <table:table-row table:style-name="ro1">
          <table:table-cell office:value-type="float" office:value="0.0000002050625" calcext:value-type="float">
            <text:p>2.050625E-07</text:p>
          </table:table-cell>
          <table:table-cell office:value-type="float" office:value="-0.893291" calcext:value-type="float">
            <text:p>-0.893291</text:p>
          </table:table-cell>
          <table:table-cell/>
          <table:table-cell table:style-name="ce1" table:formula="of:=10^9*[.A810]" office:value-type="float" office:value="205.0625" calcext:value-type="float">
            <text:p>205.0625</text:p>
          </table:table-cell>
          <table:table-cell table:style-name="ce1" table:formula="of:=[.B810]" office:value-type="float" office:value="-0.893291" calcext:value-type="float">
            <text:p>-0.893291</text:p>
          </table:table-cell>
          <table:table-cell table:number-columns-repeated="59"/>
        </table:table-row>
        <table:table-row table:style-name="ro1">
          <table:table-cell office:value-type="float" office:value="0.0000002055625" calcext:value-type="float">
            <text:p>2.055625E-07</text:p>
          </table:table-cell>
          <table:table-cell office:value-type="float" office:value="-0.893291" calcext:value-type="float">
            <text:p>-0.893291</text:p>
          </table:table-cell>
          <table:table-cell/>
          <table:table-cell table:style-name="ce1" table:formula="of:=10^9*[.A811]" office:value-type="float" office:value="205.5625" calcext:value-type="float">
            <text:p>205.5625</text:p>
          </table:table-cell>
          <table:table-cell table:style-name="ce1" table:formula="of:=[.B811]" office:value-type="float" office:value="-0.893291" calcext:value-type="float">
            <text:p>-0.893291</text:p>
          </table:table-cell>
          <table:table-cell table:number-columns-repeated="59"/>
        </table:table-row>
        <table:table-row table:style-name="ro1">
          <table:table-cell office:value-type="float" office:value="0.0000002060625" calcext:value-type="float">
            <text:p>2.060625E-07</text:p>
          </table:table-cell>
          <table:table-cell office:value-type="float" office:value="-0.893291" calcext:value-type="float">
            <text:p>-0.893291</text:p>
          </table:table-cell>
          <table:table-cell/>
          <table:table-cell table:style-name="ce1" table:formula="of:=10^9*[.A812]" office:value-type="float" office:value="206.0625" calcext:value-type="float">
            <text:p>206.0625</text:p>
          </table:table-cell>
          <table:table-cell table:style-name="ce1" table:formula="of:=[.B812]" office:value-type="float" office:value="-0.893291" calcext:value-type="float">
            <text:p>-0.893291</text:p>
          </table:table-cell>
          <table:table-cell table:number-columns-repeated="59"/>
        </table:table-row>
        <table:table-row table:style-name="ro1">
          <table:table-cell office:value-type="float" office:value="0.0000002065625" calcext:value-type="float">
            <text:p>2.065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style-name="ce1" table:formula="of:=10^9*[.A813]" office:value-type="float" office:value="206.5625" calcext:value-type="float">
            <text:p>206.5625</text:p>
          </table:table-cell>
          <table:table-cell table:style-name="ce1" table:formula="of:=[.B813]" office:value-type="float" office:value="-0.909372" calcext:value-type="float">
            <text:p>-0.909372</text:p>
          </table:table-cell>
          <table:table-cell table:number-columns-repeated="59"/>
        </table:table-row>
        <table:table-row table:style-name="ro1">
          <table:table-cell office:value-type="float" office:value="0.0000002070625" calcext:value-type="float">
            <text:p>2.070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style-name="ce1" table:formula="of:=10^9*[.A814]" office:value-type="float" office:value="207.0625" calcext:value-type="float">
            <text:p>207.0625</text:p>
          </table:table-cell>
          <table:table-cell table:style-name="ce1" table:formula="of:=[.B814]" office:value-type="float" office:value="-0.909372" calcext:value-type="float">
            <text:p>-0.909372</text:p>
          </table:table-cell>
          <table:table-cell table:number-columns-repeated="59"/>
        </table:table-row>
        <table:table-row table:style-name="ro1">
          <table:table-cell office:value-type="float" office:value="0.0000002075625" calcext:value-type="float">
            <text:p>2.075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style-name="ce1" table:formula="of:=10^9*[.A815]" office:value-type="float" office:value="207.5625" calcext:value-type="float">
            <text:p>207.5625</text:p>
          </table:table-cell>
          <table:table-cell table:style-name="ce1" table:formula="of:=[.B815]" office:value-type="float" office:value="-0.909372" calcext:value-type="float">
            <text:p>-0.909372</text:p>
          </table:table-cell>
          <table:table-cell table:number-columns-repeated="59"/>
        </table:table-row>
        <table:table-row table:style-name="ro1">
          <table:table-cell office:value-type="float" office:value="0.0000002080625" calcext:value-type="float">
            <text:p>2.080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style-name="ce1" table:formula="of:=10^9*[.A816]" office:value-type="float" office:value="208.0625" calcext:value-type="float">
            <text:p>208.0625</text:p>
          </table:table-cell>
          <table:table-cell table:style-name="ce1" table:formula="of:=[.B816]" office:value-type="float" office:value="-0.925452" calcext:value-type="float">
            <text:p>-0.925452</text:p>
          </table:table-cell>
          <table:table-cell table:number-columns-repeated="59"/>
        </table:table-row>
        <table:table-row table:style-name="ro1">
          <table:table-cell office:value-type="float" office:value="0.0000002085625" calcext:value-type="float">
            <text:p>2.085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style-name="ce1" table:formula="of:=10^9*[.A817]" office:value-type="float" office:value="208.5625" calcext:value-type="float">
            <text:p>208.5625</text:p>
          </table:table-cell>
          <table:table-cell table:style-name="ce1" table:formula="of:=[.B817]" office:value-type="float" office:value="-0.909372" calcext:value-type="float">
            <text:p>-0.909372</text:p>
          </table:table-cell>
          <table:table-cell table:number-columns-repeated="59"/>
        </table:table-row>
        <table:table-row table:style-name="ro1">
          <table:table-cell office:value-type="float" office:value="0.0000002090625" calcext:value-type="float">
            <text:p>2.090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style-name="ce1" table:formula="of:=10^9*[.A818]" office:value-type="float" office:value="209.0625" calcext:value-type="float">
            <text:p>209.0625</text:p>
          </table:table-cell>
          <table:table-cell table:style-name="ce1" table:formula="of:=[.B818]" office:value-type="float" office:value="-0.917412" calcext:value-type="float">
            <text:p>-0.917412</text:p>
          </table:table-cell>
          <table:table-cell table:number-columns-repeated="59"/>
        </table:table-row>
        <table:table-row table:style-name="ro1">
          <table:table-cell office:value-type="float" office:value="0.0000002095625" calcext:value-type="float">
            <text:p>2.095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style-name="ce1" table:formula="of:=10^9*[.A819]" office:value-type="float" office:value="209.5625" calcext:value-type="float">
            <text:p>209.5625</text:p>
          </table:table-cell>
          <table:table-cell table:style-name="ce1" table:formula="of:=[.B819]" office:value-type="float" office:value="-0.925452" calcext:value-type="float">
            <text:p>-0.925452</text:p>
          </table:table-cell>
          <table:table-cell table:number-columns-repeated="59"/>
        </table:table-row>
        <table:table-row table:style-name="ro1">
          <table:table-cell office:value-type="float" office:value="0.0000002100625" calcext:value-type="float">
            <text:p>2.100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style-name="ce1" table:formula="of:=10^9*[.A820]" office:value-type="float" office:value="210.0625" calcext:value-type="float">
            <text:p>210.0625</text:p>
          </table:table-cell>
          <table:table-cell table:style-name="ce1" table:formula="of:=[.B820]" office:value-type="float" office:value="-0.933492" calcext:value-type="float">
            <text:p>-0.933492</text:p>
          </table:table-cell>
          <table:table-cell table:number-columns-repeated="59"/>
        </table:table-row>
        <table:table-row table:style-name="ro1">
          <table:table-cell office:value-type="float" office:value="0.0000002105625" calcext:value-type="float">
            <text:p>2.105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style-name="ce1" table:formula="of:=10^9*[.A821]" office:value-type="float" office:value="210.5625" calcext:value-type="float">
            <text:p>210.5625</text:p>
          </table:table-cell>
          <table:table-cell table:style-name="ce1" table:formula="of:=[.B821]" office:value-type="float" office:value="-0.933492" calcext:value-type="float">
            <text:p>-0.933492</text:p>
          </table:table-cell>
          <table:table-cell table:number-columns-repeated="59"/>
        </table:table-row>
        <table:table-row table:style-name="ro1">
          <table:table-cell office:value-type="float" office:value="0.0000002110625" calcext:value-type="float">
            <text:p>2.110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style-name="ce1" table:formula="of:=10^9*[.A822]" office:value-type="float" office:value="211.0625" calcext:value-type="float">
            <text:p>211.0625</text:p>
          </table:table-cell>
          <table:table-cell table:style-name="ce1" table:formula="of:=[.B822]" office:value-type="float" office:value="-0.933492" calcext:value-type="float">
            <text:p>-0.933492</text:p>
          </table:table-cell>
          <table:table-cell table:number-columns-repeated="59"/>
        </table:table-row>
        <table:table-row table:style-name="ro1">
          <table:table-cell office:value-type="float" office:value="0.0000002115625" calcext:value-type="float">
            <text:p>2.115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style-name="ce1" table:formula="of:=10^9*[.A823]" office:value-type="float" office:value="211.5625" calcext:value-type="float">
            <text:p>211.5625</text:p>
          </table:table-cell>
          <table:table-cell table:style-name="ce1" table:formula="of:=[.B823]" office:value-type="float" office:value="-0.933492" calcext:value-type="float">
            <text:p>-0.933492</text:p>
          </table:table-cell>
          <table:table-cell table:number-columns-repeated="59"/>
        </table:table-row>
        <table:table-row table:style-name="ro1">
          <table:table-cell office:value-type="float" office:value="0.0000002120625" calcext:value-type="float">
            <text:p>2.120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style-name="ce1" table:formula="of:=10^9*[.A824]" office:value-type="float" office:value="212.0625" calcext:value-type="float">
            <text:p>212.0625</text:p>
          </table:table-cell>
          <table:table-cell table:style-name="ce1" table:formula="of:=[.B824]" office:value-type="float" office:value="-0.941533" calcext:value-type="float">
            <text:p>-0.941533</text:p>
          </table:table-cell>
          <table:table-cell table:number-columns-repeated="59"/>
        </table:table-row>
        <table:table-row table:style-name="ro1">
          <table:table-cell office:value-type="float" office:value="0.0000002125625" calcext:value-type="float">
            <text:p>2.125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style-name="ce1" table:formula="of:=10^9*[.A825]" office:value-type="float" office:value="212.5625" calcext:value-type="float">
            <text:p>212.5625</text:p>
          </table:table-cell>
          <table:table-cell table:style-name="ce1" table:formula="of:=[.B825]" office:value-type="float" office:value="-0.925452" calcext:value-type="float">
            <text:p>-0.925452</text:p>
          </table:table-cell>
          <table:table-cell table:number-columns-repeated="59"/>
        </table:table-row>
        <table:table-row table:style-name="ro1">
          <table:table-cell office:value-type="float" office:value="0.0000002130625" calcext:value-type="float">
            <text:p>2.130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style-name="ce1" table:formula="of:=10^9*[.A826]" office:value-type="float" office:value="213.0625" calcext:value-type="float">
            <text:p>213.0625</text:p>
          </table:table-cell>
          <table:table-cell table:style-name="ce1" table:formula="of:=[.B826]" office:value-type="float" office:value="-0.941533" calcext:value-type="float">
            <text:p>-0.941533</text:p>
          </table:table-cell>
          <table:table-cell table:number-columns-repeated="59"/>
        </table:table-row>
        <table:table-row table:style-name="ro1">
          <table:table-cell office:value-type="float" office:value="0.0000002135625" calcext:value-type="float">
            <text:p>2.135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style-name="ce1" table:formula="of:=10^9*[.A827]" office:value-type="float" office:value="213.5625" calcext:value-type="float">
            <text:p>213.5625</text:p>
          </table:table-cell>
          <table:table-cell table:style-name="ce1" table:formula="of:=[.B827]" office:value-type="float" office:value="-0.941533" calcext:value-type="float">
            <text:p>-0.941533</text:p>
          </table:table-cell>
          <table:table-cell table:number-columns-repeated="59"/>
        </table:table-row>
        <table:table-row table:style-name="ro1">
          <table:table-cell office:value-type="float" office:value="0.0000002140625" calcext:value-type="float">
            <text:p>2.140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style-name="ce1" table:formula="of:=10^9*[.A828]" office:value-type="float" office:value="214.0625" calcext:value-type="float">
            <text:p>214.0625</text:p>
          </table:table-cell>
          <table:table-cell table:style-name="ce1" table:formula="of:=[.B828]" office:value-type="float" office:value="-0.925452" calcext:value-type="float">
            <text:p>-0.925452</text:p>
          </table:table-cell>
          <table:table-cell table:number-columns-repeated="59"/>
        </table:table-row>
        <table:table-row table:style-name="ro1">
          <table:table-cell office:value-type="float" office:value="0.0000002145625" calcext:value-type="float">
            <text:p>2.145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style-name="ce1" table:formula="of:=10^9*[.A829]" office:value-type="float" office:value="214.5625" calcext:value-type="float">
            <text:p>214.5625</text:p>
          </table:table-cell>
          <table:table-cell table:style-name="ce1" table:formula="of:=[.B829]" office:value-type="float" office:value="-0.941533" calcext:value-type="float">
            <text:p>-0.941533</text:p>
          </table:table-cell>
          <table:table-cell table:number-columns-repeated="59"/>
        </table:table-row>
        <table:table-row table:style-name="ro1">
          <table:table-cell office:value-type="float" office:value="0.0000002150625" calcext:value-type="float">
            <text:p>2.150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style-name="ce1" table:formula="of:=10^9*[.A830]" office:value-type="float" office:value="215.0625" calcext:value-type="float">
            <text:p>215.0625</text:p>
          </table:table-cell>
          <table:table-cell table:style-name="ce1" table:formula="of:=[.B830]" office:value-type="float" office:value="-0.941533" calcext:value-type="float">
            <text:p>-0.941533</text:p>
          </table:table-cell>
          <table:table-cell table:number-columns-repeated="59"/>
        </table:table-row>
        <table:table-row table:style-name="ro1">
          <table:table-cell office:value-type="float" office:value="0.0000002155625" calcext:value-type="float">
            <text:p>2.155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style-name="ce1" table:formula="of:=10^9*[.A831]" office:value-type="float" office:value="215.5625" calcext:value-type="float">
            <text:p>215.5625</text:p>
          </table:table-cell>
          <table:table-cell table:style-name="ce1" table:formula="of:=[.B831]" office:value-type="float" office:value="-0.925452" calcext:value-type="float">
            <text:p>-0.925452</text:p>
          </table:table-cell>
          <table:table-cell table:number-columns-repeated="59"/>
        </table:table-row>
        <table:table-row table:style-name="ro1">
          <table:table-cell office:value-type="float" office:value="0.0000002160625" calcext:value-type="float">
            <text:p>2.160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style-name="ce1" table:formula="of:=10^9*[.A832]" office:value-type="float" office:value="216.0625" calcext:value-type="float">
            <text:p>216.0625</text:p>
          </table:table-cell>
          <table:table-cell table:style-name="ce1" table:formula="of:=[.B832]" office:value-type="float" office:value="-0.941533" calcext:value-type="float">
            <text:p>-0.941533</text:p>
          </table:table-cell>
          <table:table-cell table:number-columns-repeated="59"/>
        </table:table-row>
        <table:table-row table:style-name="ro1">
          <table:table-cell office:value-type="float" office:value="0.0000002165625" calcext:value-type="float">
            <text:p>2.165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style-name="ce1" table:formula="of:=10^9*[.A833]" office:value-type="float" office:value="216.5625" calcext:value-type="float">
            <text:p>216.5625</text:p>
          </table:table-cell>
          <table:table-cell table:style-name="ce1" table:formula="of:=[.B833]" office:value-type="float" office:value="-0.925452" calcext:value-type="float">
            <text:p>-0.925452</text:p>
          </table:table-cell>
          <table:table-cell table:number-columns-repeated="59"/>
        </table:table-row>
        <table:table-row table:style-name="ro1">
          <table:table-cell office:value-type="float" office:value="0.0000002170625" calcext:value-type="float">
            <text:p>2.170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style-name="ce1" table:formula="of:=10^9*[.A834]" office:value-type="float" office:value="217.0625" calcext:value-type="float">
            <text:p>217.0625</text:p>
          </table:table-cell>
          <table:table-cell table:style-name="ce1" table:formula="of:=[.B834]" office:value-type="float" office:value="-0.933492" calcext:value-type="float">
            <text:p>-0.933492</text:p>
          </table:table-cell>
          <table:table-cell table:number-columns-repeated="59"/>
        </table:table-row>
        <table:table-row table:style-name="ro1">
          <table:table-cell office:value-type="float" office:value="0.0000002175625" calcext:value-type="float">
            <text:p>2.175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style-name="ce1" table:formula="of:=10^9*[.A835]" office:value-type="float" office:value="217.5625" calcext:value-type="float">
            <text:p>217.5625</text:p>
          </table:table-cell>
          <table:table-cell table:style-name="ce1" table:formula="of:=[.B835]" office:value-type="float" office:value="-0.941533" calcext:value-type="float">
            <text:p>-0.941533</text:p>
          </table:table-cell>
          <table:table-cell table:number-columns-repeated="59"/>
        </table:table-row>
        <table:table-row table:style-name="ro1">
          <table:table-cell office:value-type="float" office:value="0.0000002180625" calcext:value-type="float">
            <text:p>2.180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style-name="ce1" table:formula="of:=10^9*[.A836]" office:value-type="float" office:value="218.0625" calcext:value-type="float">
            <text:p>218.0625</text:p>
          </table:table-cell>
          <table:table-cell table:style-name="ce1" table:formula="of:=[.B836]" office:value-type="float" office:value="-0.941533" calcext:value-type="float">
            <text:p>-0.941533</text:p>
          </table:table-cell>
          <table:table-cell table:number-columns-repeated="59"/>
        </table:table-row>
        <table:table-row table:style-name="ro1">
          <table:table-cell office:value-type="float" office:value="0.0000002185625" calcext:value-type="float">
            <text:p>2.185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style-name="ce1" table:formula="of:=10^9*[.A837]" office:value-type="float" office:value="218.5625" calcext:value-type="float">
            <text:p>218.5625</text:p>
          </table:table-cell>
          <table:table-cell table:style-name="ce1" table:formula="of:=[.B837]" office:value-type="float" office:value="-0.941533" calcext:value-type="float">
            <text:p>-0.941533</text:p>
          </table:table-cell>
          <table:table-cell table:number-columns-repeated="59"/>
        </table:table-row>
        <table:table-row table:style-name="ro1">
          <table:table-cell office:value-type="float" office:value="0.0000002190625" calcext:value-type="float">
            <text:p>2.190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style-name="ce1" table:formula="of:=10^9*[.A838]" office:value-type="float" office:value="219.0625" calcext:value-type="float">
            <text:p>219.0625</text:p>
          </table:table-cell>
          <table:table-cell table:style-name="ce1" table:formula="of:=[.B838]" office:value-type="float" office:value="-0.949573" calcext:value-type="float">
            <text:p>-0.949573</text:p>
          </table:table-cell>
          <table:table-cell table:number-columns-repeated="59"/>
        </table:table-row>
        <table:table-row table:style-name="ro1">
          <table:table-cell office:value-type="float" office:value="0.0000002195625" calcext:value-type="float">
            <text:p>2.195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style-name="ce1" table:formula="of:=10^9*[.A839]" office:value-type="float" office:value="219.5625" calcext:value-type="float">
            <text:p>219.5625</text:p>
          </table:table-cell>
          <table:table-cell table:style-name="ce1" table:formula="of:=[.B839]" office:value-type="float" office:value="-0.941533" calcext:value-type="float">
            <text:p>-0.941533</text:p>
          </table:table-cell>
          <table:table-cell table:number-columns-repeated="59"/>
        </table:table-row>
        <table:table-row table:style-name="ro1">
          <table:table-cell office:value-type="float" office:value="0.0000002200625" calcext:value-type="float">
            <text:p>2.200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style-name="ce1" table:formula="of:=10^9*[.A840]" office:value-type="float" office:value="220.0625" calcext:value-type="float">
            <text:p>220.0625</text:p>
          </table:table-cell>
          <table:table-cell table:style-name="ce1" table:formula="of:=[.B840]" office:value-type="float" office:value="-0.933492" calcext:value-type="float">
            <text:p>-0.933492</text:p>
          </table:table-cell>
          <table:table-cell table:number-columns-repeated="59"/>
        </table:table-row>
        <table:table-row table:style-name="ro1">
          <table:table-cell office:value-type="float" office:value="0.0000002205625" calcext:value-type="float">
            <text:p>2.205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style-name="ce1" table:formula="of:=10^9*[.A841]" office:value-type="float" office:value="220.5625" calcext:value-type="float">
            <text:p>220.5625</text:p>
          </table:table-cell>
          <table:table-cell table:style-name="ce1" table:formula="of:=[.B841]" office:value-type="float" office:value="-0.933492" calcext:value-type="float">
            <text:p>-0.933492</text:p>
          </table:table-cell>
          <table:table-cell table:number-columns-repeated="59"/>
        </table:table-row>
        <table:table-row table:style-name="ro1">
          <table:table-cell office:value-type="float" office:value="0.0000002210625" calcext:value-type="float">
            <text:p>2.210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style-name="ce1" table:formula="of:=10^9*[.A842]" office:value-type="float" office:value="221.0625" calcext:value-type="float">
            <text:p>221.0625</text:p>
          </table:table-cell>
          <table:table-cell table:style-name="ce1" table:formula="of:=[.B842]" office:value-type="float" office:value="-0.933492" calcext:value-type="float">
            <text:p>-0.933492</text:p>
          </table:table-cell>
          <table:table-cell table:number-columns-repeated="59"/>
        </table:table-row>
        <table:table-row table:style-name="ro1">
          <table:table-cell office:value-type="float" office:value="0.0000002215625" calcext:value-type="float">
            <text:p>2.215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style-name="ce1" table:formula="of:=10^9*[.A843]" office:value-type="float" office:value="221.5625" calcext:value-type="float">
            <text:p>221.5625</text:p>
          </table:table-cell>
          <table:table-cell table:style-name="ce1" table:formula="of:=[.B843]" office:value-type="float" office:value="-0.941533" calcext:value-type="float">
            <text:p>-0.941533</text:p>
          </table:table-cell>
          <table:table-cell table:number-columns-repeated="59"/>
        </table:table-row>
        <table:table-row table:style-name="ro1">
          <table:table-cell office:value-type="float" office:value="0.0000002220625" calcext:value-type="float">
            <text:p>2.220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style-name="ce1" table:formula="of:=10^9*[.A844]" office:value-type="float" office:value="222.0625" calcext:value-type="float">
            <text:p>222.0625</text:p>
          </table:table-cell>
          <table:table-cell table:style-name="ce1" table:formula="of:=[.B844]" office:value-type="float" office:value="-0.941533" calcext:value-type="float">
            <text:p>-0.941533</text:p>
          </table:table-cell>
          <table:table-cell table:number-columns-repeated="59"/>
        </table:table-row>
        <table:table-row table:style-name="ro1">
          <table:table-cell office:value-type="float" office:value="0.0000002225625" calcext:value-type="float">
            <text:p>2.225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style-name="ce1" table:formula="of:=10^9*[.A845]" office:value-type="float" office:value="222.5625" calcext:value-type="float">
            <text:p>222.5625</text:p>
          </table:table-cell>
          <table:table-cell table:style-name="ce1" table:formula="of:=[.B845]" office:value-type="float" office:value="-0.933492" calcext:value-type="float">
            <text:p>-0.933492</text:p>
          </table:table-cell>
          <table:table-cell table:number-columns-repeated="59"/>
        </table:table-row>
        <table:table-row table:style-name="ro1">
          <table:table-cell office:value-type="float" office:value="0.0000002230625" calcext:value-type="float">
            <text:p>2.230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style-name="ce1" table:formula="of:=10^9*[.A846]" office:value-type="float" office:value="223.0625" calcext:value-type="float">
            <text:p>223.0625</text:p>
          </table:table-cell>
          <table:table-cell table:style-name="ce1" table:formula="of:=[.B846]" office:value-type="float" office:value="-0.941533" calcext:value-type="float">
            <text:p>-0.941533</text:p>
          </table:table-cell>
          <table:table-cell table:number-columns-repeated="59"/>
        </table:table-row>
        <table:table-row table:style-name="ro1">
          <table:table-cell office:value-type="float" office:value="0.0000002235625" calcext:value-type="float">
            <text:p>2.235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style-name="ce1" table:formula="of:=10^9*[.A847]" office:value-type="float" office:value="223.5625" calcext:value-type="float">
            <text:p>223.5625</text:p>
          </table:table-cell>
          <table:table-cell table:style-name="ce1" table:formula="of:=[.B847]" office:value-type="float" office:value="-0.933492" calcext:value-type="float">
            <text:p>-0.933492</text:p>
          </table:table-cell>
          <table:table-cell table:number-columns-repeated="59"/>
        </table:table-row>
        <table:table-row table:style-name="ro1">
          <table:table-cell office:value-type="float" office:value="0.0000002240625" calcext:value-type="float">
            <text:p>2.240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style-name="ce1" table:formula="of:=10^9*[.A848]" office:value-type="float" office:value="224.0625" calcext:value-type="float">
            <text:p>224.0625</text:p>
          </table:table-cell>
          <table:table-cell table:style-name="ce1" table:formula="of:=[.B848]" office:value-type="float" office:value="-0.949573" calcext:value-type="float">
            <text:p>-0.949573</text:p>
          </table:table-cell>
          <table:table-cell table:number-columns-repeated="59"/>
        </table:table-row>
        <table:table-row table:style-name="ro1">
          <table:table-cell office:value-type="float" office:value="0.0000002245625" calcext:value-type="float">
            <text:p>2.245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style-name="ce1" table:formula="of:=10^9*[.A849]" office:value-type="float" office:value="224.5625" calcext:value-type="float">
            <text:p>224.5625</text:p>
          </table:table-cell>
          <table:table-cell table:style-name="ce1" table:formula="of:=[.B849]" office:value-type="float" office:value="-0.933492" calcext:value-type="float">
            <text:p>-0.933492</text:p>
          </table:table-cell>
          <table:table-cell table:number-columns-repeated="59"/>
        </table:table-row>
        <table:table-row table:style-name="ro1">
          <table:table-cell office:value-type="float" office:value="0.0000002250625" calcext:value-type="float">
            <text:p>2.250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style-name="ce1" table:formula="of:=10^9*[.A850]" office:value-type="float" office:value="225.0625" calcext:value-type="float">
            <text:p>225.0625</text:p>
          </table:table-cell>
          <table:table-cell table:style-name="ce1" table:formula="of:=[.B850]" office:value-type="float" office:value="-0.941533" calcext:value-type="float">
            <text:p>-0.941533</text:p>
          </table:table-cell>
          <table:table-cell table:number-columns-repeated="59"/>
        </table:table-row>
        <table:table-row table:style-name="ro1">
          <table:table-cell office:value-type="float" office:value="0.0000002255625" calcext:value-type="float">
            <text:p>2.255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style-name="ce1" table:formula="of:=10^9*[.A851]" office:value-type="float" office:value="225.5625" calcext:value-type="float">
            <text:p>225.5625</text:p>
          </table:table-cell>
          <table:table-cell table:style-name="ce1" table:formula="of:=[.B851]" office:value-type="float" office:value="-0.941533" calcext:value-type="float">
            <text:p>-0.941533</text:p>
          </table:table-cell>
          <table:table-cell table:number-columns-repeated="59"/>
        </table:table-row>
        <table:table-row table:style-name="ro1">
          <table:table-cell office:value-type="float" office:value="0.0000002260625" calcext:value-type="float">
            <text:p>2.260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style-name="ce1" table:formula="of:=10^9*[.A852]" office:value-type="float" office:value="226.0625" calcext:value-type="float">
            <text:p>226.0625</text:p>
          </table:table-cell>
          <table:table-cell table:style-name="ce1" table:formula="of:=[.B852]" office:value-type="float" office:value="-0.949573" calcext:value-type="float">
            <text:p>-0.949573</text:p>
          </table:table-cell>
          <table:table-cell table:number-columns-repeated="59"/>
        </table:table-row>
        <table:table-row table:style-name="ro1">
          <table:table-cell office:value-type="float" office:value="0.0000002265625" calcext:value-type="float">
            <text:p>2.265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style-name="ce1" table:formula="of:=10^9*[.A853]" office:value-type="float" office:value="226.5625" calcext:value-type="float">
            <text:p>226.5625</text:p>
          </table:table-cell>
          <table:table-cell table:style-name="ce1" table:formula="of:=[.B853]" office:value-type="float" office:value="-0.941533" calcext:value-type="float">
            <text:p>-0.941533</text:p>
          </table:table-cell>
          <table:table-cell table:number-columns-repeated="59"/>
        </table:table-row>
        <table:table-row table:style-name="ro1">
          <table:table-cell office:value-type="float" office:value="0.0000002270625" calcext:value-type="float">
            <text:p>2.270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style-name="ce1" table:formula="of:=10^9*[.A854]" office:value-type="float" office:value="227.0625" calcext:value-type="float">
            <text:p>227.0625</text:p>
          </table:table-cell>
          <table:table-cell table:style-name="ce1" table:formula="of:=[.B854]" office:value-type="float" office:value="-0.941533" calcext:value-type="float">
            <text:p>-0.941533</text:p>
          </table:table-cell>
          <table:table-cell table:number-columns-repeated="59"/>
        </table:table-row>
        <table:table-row table:style-name="ro1">
          <table:table-cell office:value-type="float" office:value="0.0000002275625" calcext:value-type="float">
            <text:p>2.275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style-name="ce1" table:formula="of:=10^9*[.A855]" office:value-type="float" office:value="227.5625" calcext:value-type="float">
            <text:p>227.5625</text:p>
          </table:table-cell>
          <table:table-cell table:style-name="ce1" table:formula="of:=[.B855]" office:value-type="float" office:value="-0.941533" calcext:value-type="float">
            <text:p>-0.941533</text:p>
          </table:table-cell>
          <table:table-cell table:number-columns-repeated="59"/>
        </table:table-row>
        <table:table-row table:style-name="ro1">
          <table:table-cell office:value-type="float" office:value="0.0000002280625" calcext:value-type="float">
            <text:p>2.280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style-name="ce1" table:formula="of:=10^9*[.A856]" office:value-type="float" office:value="228.0625" calcext:value-type="float">
            <text:p>228.0625</text:p>
          </table:table-cell>
          <table:table-cell table:style-name="ce1" table:formula="of:=[.B856]" office:value-type="float" office:value="-0.941533" calcext:value-type="float">
            <text:p>-0.941533</text:p>
          </table:table-cell>
          <table:table-cell table:number-columns-repeated="59"/>
        </table:table-row>
        <table:table-row table:style-name="ro1">
          <table:table-cell office:value-type="float" office:value="0.0000002285625" calcext:value-type="float">
            <text:p>2.285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style-name="ce1" table:formula="of:=10^9*[.A857]" office:value-type="float" office:value="228.5625" calcext:value-type="float">
            <text:p>228.5625</text:p>
          </table:table-cell>
          <table:table-cell table:style-name="ce1" table:formula="of:=[.B857]" office:value-type="float" office:value="-0.941533" calcext:value-type="float">
            <text:p>-0.941533</text:p>
          </table:table-cell>
          <table:table-cell table:number-columns-repeated="59"/>
        </table:table-row>
        <table:table-row table:style-name="ro1">
          <table:table-cell office:value-type="float" office:value="0.0000002290625" calcext:value-type="float">
            <text:p>2.290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style-name="ce1" table:formula="of:=10^9*[.A858]" office:value-type="float" office:value="229.0625" calcext:value-type="float">
            <text:p>229.0625</text:p>
          </table:table-cell>
          <table:table-cell table:style-name="ce1" table:formula="of:=[.B858]" office:value-type="float" office:value="-0.949573" calcext:value-type="float">
            <text:p>-0.949573</text:p>
          </table:table-cell>
          <table:table-cell table:number-columns-repeated="59"/>
        </table:table-row>
        <table:table-row table:style-name="ro1">
          <table:table-cell office:value-type="float" office:value="0.0000002295625" calcext:value-type="float">
            <text:p>2.295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style-name="ce1" table:formula="of:=10^9*[.A859]" office:value-type="float" office:value="229.5625" calcext:value-type="float">
            <text:p>229.5625</text:p>
          </table:table-cell>
          <table:table-cell table:style-name="ce1" table:formula="of:=[.B859]" office:value-type="float" office:value="-0.941533" calcext:value-type="float">
            <text:p>-0.941533</text:p>
          </table:table-cell>
          <table:table-cell table:number-columns-repeated="59"/>
        </table:table-row>
        <table:table-row table:style-name="ro1">
          <table:table-cell office:value-type="float" office:value="0.0000002300625" calcext:value-type="float">
            <text:p>2.300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style-name="ce1" table:formula="of:=10^9*[.A860]" office:value-type="float" office:value="230.0625" calcext:value-type="float">
            <text:p>230.0625</text:p>
          </table:table-cell>
          <table:table-cell table:style-name="ce1" table:formula="of:=[.B860]" office:value-type="float" office:value="-0.933492" calcext:value-type="float">
            <text:p>-0.933492</text:p>
          </table:table-cell>
          <table:table-cell table:number-columns-repeated="59"/>
        </table:table-row>
        <table:table-row table:style-name="ro1">
          <table:table-cell office:value-type="float" office:value="0.0000002305625" calcext:value-type="float">
            <text:p>2.305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style-name="ce1" table:formula="of:=10^9*[.A861]" office:value-type="float" office:value="230.5625" calcext:value-type="float">
            <text:p>230.5625</text:p>
          </table:table-cell>
          <table:table-cell table:style-name="ce1" table:formula="of:=[.B861]" office:value-type="float" office:value="-0.949573" calcext:value-type="float">
            <text:p>-0.949573</text:p>
          </table:table-cell>
          <table:table-cell table:number-columns-repeated="59"/>
        </table:table-row>
        <table:table-row table:style-name="ro1">
          <table:table-cell office:value-type="float" office:value="0.0000002310625" calcext:value-type="float">
            <text:p>2.310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style-name="ce1" table:formula="of:=10^9*[.A862]" office:value-type="float" office:value="231.0625" calcext:value-type="float">
            <text:p>231.0625</text:p>
          </table:table-cell>
          <table:table-cell table:style-name="ce1" table:formula="of:=[.B862]" office:value-type="float" office:value="-0.949573" calcext:value-type="float">
            <text:p>-0.949573</text:p>
          </table:table-cell>
          <table:table-cell table:number-columns-repeated="59"/>
        </table:table-row>
        <table:table-row table:style-name="ro1">
          <table:table-cell office:value-type="float" office:value="0.0000002315625" calcext:value-type="float">
            <text:p>2.315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style-name="ce1" table:formula="of:=10^9*[.A863]" office:value-type="float" office:value="231.5625" calcext:value-type="float">
            <text:p>231.5625</text:p>
          </table:table-cell>
          <table:table-cell table:style-name="ce1" table:formula="of:=[.B863]" office:value-type="float" office:value="-0.933492" calcext:value-type="float">
            <text:p>-0.933492</text:p>
          </table:table-cell>
          <table:table-cell table:number-columns-repeated="59"/>
        </table:table-row>
        <table:table-row table:style-name="ro1">
          <table:table-cell office:value-type="float" office:value="0.0000002320625" calcext:value-type="float">
            <text:p>2.320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style-name="ce1" table:formula="of:=10^9*[.A864]" office:value-type="float" office:value="232.0625" calcext:value-type="float">
            <text:p>232.0625</text:p>
          </table:table-cell>
          <table:table-cell table:style-name="ce1" table:formula="of:=[.B864]" office:value-type="float" office:value="-0.949573" calcext:value-type="float">
            <text:p>-0.949573</text:p>
          </table:table-cell>
          <table:table-cell table:number-columns-repeated="59"/>
        </table:table-row>
        <table:table-row table:style-name="ro1">
          <table:table-cell office:value-type="float" office:value="0.0000002325625" calcext:value-type="float">
            <text:p>2.325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style-name="ce1" table:formula="of:=10^9*[.A865]" office:value-type="float" office:value="232.5625" calcext:value-type="float">
            <text:p>232.5625</text:p>
          </table:table-cell>
          <table:table-cell table:style-name="ce1" table:formula="of:=[.B865]" office:value-type="float" office:value="-0.933492" calcext:value-type="float">
            <text:p>-0.933492</text:p>
          </table:table-cell>
          <table:table-cell table:number-columns-repeated="59"/>
        </table:table-row>
        <table:table-row table:style-name="ro1">
          <table:table-cell office:value-type="float" office:value="0.0000002330625" calcext:value-type="float">
            <text:p>2.330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style-name="ce1" table:formula="of:=10^9*[.A866]" office:value-type="float" office:value="233.0625" calcext:value-type="float">
            <text:p>233.0625</text:p>
          </table:table-cell>
          <table:table-cell table:style-name="ce1" table:formula="of:=[.B866]" office:value-type="float" office:value="-0.941533" calcext:value-type="float">
            <text:p>-0.941533</text:p>
          </table:table-cell>
          <table:table-cell table:number-columns-repeated="59"/>
        </table:table-row>
        <table:table-row table:style-name="ro1">
          <table:table-cell office:value-type="float" office:value="0.0000002335625" calcext:value-type="float">
            <text:p>2.335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style-name="ce1" table:formula="of:=10^9*[.A867]" office:value-type="float" office:value="233.5625" calcext:value-type="float">
            <text:p>233.5625</text:p>
          </table:table-cell>
          <table:table-cell table:style-name="ce1" table:formula="of:=[.B867]" office:value-type="float" office:value="-0.941533" calcext:value-type="float">
            <text:p>-0.941533</text:p>
          </table:table-cell>
          <table:table-cell table:number-columns-repeated="59"/>
        </table:table-row>
        <table:table-row table:style-name="ro1">
          <table:table-cell office:value-type="float" office:value="0.0000002340625" calcext:value-type="float">
            <text:p>2.340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style-name="ce1" table:formula="of:=10^9*[.A868]" office:value-type="float" office:value="234.0625" calcext:value-type="float">
            <text:p>234.0625</text:p>
          </table:table-cell>
          <table:table-cell table:style-name="ce1" table:formula="of:=[.B868]" office:value-type="float" office:value="-0.941533" calcext:value-type="float">
            <text:p>-0.941533</text:p>
          </table:table-cell>
          <table:table-cell table:number-columns-repeated="59"/>
        </table:table-row>
        <table:table-row table:style-name="ro1">
          <table:table-cell office:value-type="float" office:value="0.0000002345625" calcext:value-type="float">
            <text:p>2.345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style-name="ce1" table:formula="of:=10^9*[.A869]" office:value-type="float" office:value="234.5625" calcext:value-type="float">
            <text:p>234.5625</text:p>
          </table:table-cell>
          <table:table-cell table:style-name="ce1" table:formula="of:=[.B869]" office:value-type="float" office:value="-0.941533" calcext:value-type="float">
            <text:p>-0.941533</text:p>
          </table:table-cell>
          <table:table-cell table:number-columns-repeated="59"/>
        </table:table-row>
        <table:table-row table:style-name="ro1">
          <table:table-cell office:value-type="float" office:value="0.0000002350625" calcext:value-type="float">
            <text:p>2.350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style-name="ce1" table:formula="of:=10^9*[.A870]" office:value-type="float" office:value="235.0625" calcext:value-type="float">
            <text:p>235.0625</text:p>
          </table:table-cell>
          <table:table-cell table:style-name="ce1" table:formula="of:=[.B870]" office:value-type="float" office:value="-0.949573" calcext:value-type="float">
            <text:p>-0.949573</text:p>
          </table:table-cell>
          <table:table-cell table:number-columns-repeated="59"/>
        </table:table-row>
        <table:table-row table:style-name="ro1">
          <table:table-cell office:value-type="float" office:value="0.0000002355625" calcext:value-type="float">
            <text:p>2.355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style-name="ce1" table:formula="of:=10^9*[.A871]" office:value-type="float" office:value="235.5625" calcext:value-type="float">
            <text:p>235.5625</text:p>
          </table:table-cell>
          <table:table-cell table:style-name="ce1" table:formula="of:=[.B871]" office:value-type="float" office:value="-0.941533" calcext:value-type="float">
            <text:p>-0.941533</text:p>
          </table:table-cell>
          <table:table-cell table:number-columns-repeated="59"/>
        </table:table-row>
        <table:table-row table:style-name="ro1">
          <table:table-cell office:value-type="float" office:value="0.0000002360625" calcext:value-type="float">
            <text:p>2.360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style-name="ce1" table:formula="of:=10^9*[.A872]" office:value-type="float" office:value="236.0625" calcext:value-type="float">
            <text:p>236.0625</text:p>
          </table:table-cell>
          <table:table-cell table:style-name="ce1" table:formula="of:=[.B872]" office:value-type="float" office:value="-0.949573" calcext:value-type="float">
            <text:p>-0.949573</text:p>
          </table:table-cell>
          <table:table-cell table:number-columns-repeated="59"/>
        </table:table-row>
        <table:table-row table:style-name="ro1">
          <table:table-cell office:value-type="float" office:value="0.0000002365625" calcext:value-type="float">
            <text:p>2.365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style-name="ce1" table:formula="of:=10^9*[.A873]" office:value-type="float" office:value="236.5625" calcext:value-type="float">
            <text:p>236.5625</text:p>
          </table:table-cell>
          <table:table-cell table:style-name="ce1" table:formula="of:=[.B873]" office:value-type="float" office:value="-0.941533" calcext:value-type="float">
            <text:p>-0.941533</text:p>
          </table:table-cell>
          <table:table-cell table:number-columns-repeated="59"/>
        </table:table-row>
        <table:table-row table:style-name="ro1">
          <table:table-cell office:value-type="float" office:value="0.0000002370625" calcext:value-type="float">
            <text:p>2.370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style-name="ce1" table:formula="of:=10^9*[.A874]" office:value-type="float" office:value="237.0625" calcext:value-type="float">
            <text:p>237.0625</text:p>
          </table:table-cell>
          <table:table-cell table:style-name="ce1" table:formula="of:=[.B874]" office:value-type="float" office:value="-0.941533" calcext:value-type="float">
            <text:p>-0.941533</text:p>
          </table:table-cell>
          <table:table-cell table:number-columns-repeated="59"/>
        </table:table-row>
        <table:table-row table:style-name="ro1">
          <table:table-cell office:value-type="float" office:value="0.0000002375625" calcext:value-type="float">
            <text:p>2.375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style-name="ce1" table:formula="of:=10^9*[.A875]" office:value-type="float" office:value="237.5625" calcext:value-type="float">
            <text:p>237.5625</text:p>
          </table:table-cell>
          <table:table-cell table:style-name="ce1" table:formula="of:=[.B875]" office:value-type="float" office:value="-0.949573" calcext:value-type="float">
            <text:p>-0.949573</text:p>
          </table:table-cell>
          <table:table-cell table:number-columns-repeated="59"/>
        </table:table-row>
        <table:table-row table:style-name="ro1">
          <table:table-cell office:value-type="float" office:value="0.0000002380625" calcext:value-type="float">
            <text:p>2.380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style-name="ce1" table:formula="of:=10^9*[.A876]" office:value-type="float" office:value="238.0625" calcext:value-type="float">
            <text:p>238.0625</text:p>
          </table:table-cell>
          <table:table-cell table:style-name="ce1" table:formula="of:=[.B876]" office:value-type="float" office:value="-0.941533" calcext:value-type="float">
            <text:p>-0.941533</text:p>
          </table:table-cell>
          <table:table-cell table:number-columns-repeated="59"/>
        </table:table-row>
        <table:table-row table:style-name="ro1">
          <table:table-cell office:value-type="float" office:value="0.0000002385625" calcext:value-type="float">
            <text:p>2.385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style-name="ce1" table:formula="of:=10^9*[.A877]" office:value-type="float" office:value="238.5625" calcext:value-type="float">
            <text:p>238.5625</text:p>
          </table:table-cell>
          <table:table-cell table:style-name="ce1" table:formula="of:=[.B877]" office:value-type="float" office:value="-0.949573" calcext:value-type="float">
            <text:p>-0.949573</text:p>
          </table:table-cell>
          <table:table-cell table:number-columns-repeated="59"/>
        </table:table-row>
        <table:table-row table:style-name="ro1">
          <table:table-cell office:value-type="float" office:value="0.0000002390625" calcext:value-type="float">
            <text:p>2.390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style-name="ce1" table:formula="of:=10^9*[.A878]" office:value-type="float" office:value="239.0625" calcext:value-type="float">
            <text:p>239.0625</text:p>
          </table:table-cell>
          <table:table-cell table:style-name="ce1" table:formula="of:=[.B878]" office:value-type="float" office:value="-0.949573" calcext:value-type="float">
            <text:p>-0.949573</text:p>
          </table:table-cell>
          <table:table-cell table:number-columns-repeated="59"/>
        </table:table-row>
        <table:table-row table:style-name="ro1">
          <table:table-cell office:value-type="float" office:value="0.0000002395625" calcext:value-type="float">
            <text:p>2.395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style-name="ce1" table:formula="of:=10^9*[.A879]" office:value-type="float" office:value="239.5625" calcext:value-type="float">
            <text:p>239.5625</text:p>
          </table:table-cell>
          <table:table-cell table:style-name="ce1" table:formula="of:=[.B879]" office:value-type="float" office:value="-0.941533" calcext:value-type="float">
            <text:p>-0.941533</text:p>
          </table:table-cell>
          <table:table-cell table:number-columns-repeated="59"/>
        </table:table-row>
        <table:table-row table:style-name="ro1">
          <table:table-cell office:value-type="float" office:value="0.0000002400625" calcext:value-type="float">
            <text:p>2.400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style-name="ce1" table:formula="of:=10^9*[.A880]" office:value-type="float" office:value="240.0625" calcext:value-type="float">
            <text:p>240.0625</text:p>
          </table:table-cell>
          <table:table-cell table:style-name="ce1" table:formula="of:=[.B880]" office:value-type="float" office:value="-0.949573" calcext:value-type="float">
            <text:p>-0.949573</text:p>
          </table:table-cell>
          <table:table-cell table:number-columns-repeated="59"/>
        </table:table-row>
        <table:table-row table:style-name="ro1">
          <table:table-cell office:value-type="float" office:value="0.0000002405625" calcext:value-type="float">
            <text:p>2.405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style-name="ce1" table:formula="of:=10^9*[.A881]" office:value-type="float" office:value="240.5625" calcext:value-type="float">
            <text:p>240.5625</text:p>
          </table:table-cell>
          <table:table-cell table:style-name="ce1" table:formula="of:=[.B881]" office:value-type="float" office:value="-0.941533" calcext:value-type="float">
            <text:p>-0.941533</text:p>
          </table:table-cell>
          <table:table-cell table:number-columns-repeated="59"/>
        </table:table-row>
        <table:table-row table:style-name="ro1">
          <table:table-cell office:value-type="float" office:value="0.0000002410625" calcext:value-type="float">
            <text:p>2.410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style-name="ce1" table:formula="of:=10^9*[.A882]" office:value-type="float" office:value="241.0625" calcext:value-type="float">
            <text:p>241.0625</text:p>
          </table:table-cell>
          <table:table-cell table:style-name="ce1" table:formula="of:=[.B882]" office:value-type="float" office:value="-0.941533" calcext:value-type="float">
            <text:p>-0.941533</text:p>
          </table:table-cell>
          <table:table-cell table:number-columns-repeated="59"/>
        </table:table-row>
        <table:table-row table:style-name="ro1">
          <table:table-cell office:value-type="float" office:value="0.0000002415625" calcext:value-type="float">
            <text:p>2.415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style-name="ce1" table:formula="of:=10^9*[.A883]" office:value-type="float" office:value="241.5625" calcext:value-type="float">
            <text:p>241.5625</text:p>
          </table:table-cell>
          <table:table-cell table:style-name="ce1" table:formula="of:=[.B883]" office:value-type="float" office:value="-0.949573" calcext:value-type="float">
            <text:p>-0.949573</text:p>
          </table:table-cell>
          <table:table-cell table:number-columns-repeated="59"/>
        </table:table-row>
        <table:table-row table:style-name="ro1">
          <table:table-cell office:value-type="float" office:value="0.0000002420625" calcext:value-type="float">
            <text:p>2.420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style-name="ce1" table:formula="of:=10^9*[.A884]" office:value-type="float" office:value="242.0625" calcext:value-type="float">
            <text:p>242.0625</text:p>
          </table:table-cell>
          <table:table-cell table:style-name="ce1" table:formula="of:=[.B884]" office:value-type="float" office:value="-0.949573" calcext:value-type="float">
            <text:p>-0.949573</text:p>
          </table:table-cell>
          <table:table-cell table:number-columns-repeated="59"/>
        </table:table-row>
        <table:table-row table:style-name="ro1">
          <table:table-cell office:value-type="float" office:value="0.0000002425625" calcext:value-type="float">
            <text:p>2.425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style-name="ce1" table:formula="of:=10^9*[.A885]" office:value-type="float" office:value="242.5625" calcext:value-type="float">
            <text:p>242.5625</text:p>
          </table:table-cell>
          <table:table-cell table:style-name="ce1" table:formula="of:=[.B885]" office:value-type="float" office:value="-0.949573" calcext:value-type="float">
            <text:p>-0.949573</text:p>
          </table:table-cell>
          <table:table-cell table:number-columns-repeated="59"/>
        </table:table-row>
        <table:table-row table:style-name="ro1">
          <table:table-cell office:value-type="float" office:value="0.0000002430625" calcext:value-type="float">
            <text:p>2.430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style-name="ce1" table:formula="of:=10^9*[.A886]" office:value-type="float" office:value="243.0625" calcext:value-type="float">
            <text:p>243.0625</text:p>
          </table:table-cell>
          <table:table-cell table:style-name="ce1" table:formula="of:=[.B886]" office:value-type="float" office:value="-0.957613" calcext:value-type="float">
            <text:p>-0.957613</text:p>
          </table:table-cell>
          <table:table-cell table:number-columns-repeated="59"/>
        </table:table-row>
        <table:table-row table:style-name="ro1">
          <table:table-cell office:value-type="float" office:value="0.0000002435625" calcext:value-type="float">
            <text:p>2.435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style-name="ce1" table:formula="of:=10^9*[.A887]" office:value-type="float" office:value="243.5625" calcext:value-type="float">
            <text:p>243.5625</text:p>
          </table:table-cell>
          <table:table-cell table:style-name="ce1" table:formula="of:=[.B887]" office:value-type="float" office:value="-0.949573" calcext:value-type="float">
            <text:p>-0.949573</text:p>
          </table:table-cell>
          <table:table-cell table:number-columns-repeated="59"/>
        </table:table-row>
        <table:table-row table:style-name="ro1">
          <table:table-cell office:value-type="float" office:value="0.0000002440625" calcext:value-type="float">
            <text:p>2.440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style-name="ce1" table:formula="of:=10^9*[.A888]" office:value-type="float" office:value="244.0625" calcext:value-type="float">
            <text:p>244.0625</text:p>
          </table:table-cell>
          <table:table-cell table:style-name="ce1" table:formula="of:=[.B888]" office:value-type="float" office:value="-0.949573" calcext:value-type="float">
            <text:p>-0.949573</text:p>
          </table:table-cell>
          <table:table-cell table:number-columns-repeated="59"/>
        </table:table-row>
        <table:table-row table:style-name="ro1">
          <table:table-cell office:value-type="float" office:value="0.0000002445625" calcext:value-type="float">
            <text:p>2.445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style-name="ce1" table:formula="of:=10^9*[.A889]" office:value-type="float" office:value="244.5625" calcext:value-type="float">
            <text:p>244.5625</text:p>
          </table:table-cell>
          <table:table-cell table:style-name="ce1" table:formula="of:=[.B889]" office:value-type="float" office:value="-0.941533" calcext:value-type="float">
            <text:p>-0.941533</text:p>
          </table:table-cell>
          <table:table-cell table:number-columns-repeated="59"/>
        </table:table-row>
        <table:table-row table:style-name="ro1">
          <table:table-cell office:value-type="float" office:value="0.0000002450625" calcext:value-type="float">
            <text:p>2.450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style-name="ce1" table:formula="of:=10^9*[.A890]" office:value-type="float" office:value="245.0625" calcext:value-type="float">
            <text:p>245.0625</text:p>
          </table:table-cell>
          <table:table-cell table:style-name="ce1" table:formula="of:=[.B890]" office:value-type="float" office:value="-0.949573" calcext:value-type="float">
            <text:p>-0.949573</text:p>
          </table:table-cell>
          <table:table-cell table:number-columns-repeated="59"/>
        </table:table-row>
        <table:table-row table:style-name="ro1">
          <table:table-cell office:value-type="float" office:value="0.0000002455625" calcext:value-type="float">
            <text:p>2.455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style-name="ce1" table:formula="of:=10^9*[.A891]" office:value-type="float" office:value="245.5625" calcext:value-type="float">
            <text:p>245.5625</text:p>
          </table:table-cell>
          <table:table-cell table:style-name="ce1" table:formula="of:=[.B891]" office:value-type="float" office:value="-0.957613" calcext:value-type="float">
            <text:p>-0.957613</text:p>
          </table:table-cell>
          <table:table-cell table:number-columns-repeated="59"/>
        </table:table-row>
        <table:table-row table:style-name="ro1">
          <table:table-cell office:value-type="float" office:value="0.0000002460625" calcext:value-type="float">
            <text:p>2.460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style-name="ce1" table:formula="of:=10^9*[.A892]" office:value-type="float" office:value="246.0625" calcext:value-type="float">
            <text:p>246.0625</text:p>
          </table:table-cell>
          <table:table-cell table:style-name="ce1" table:formula="of:=[.B892]" office:value-type="float" office:value="-0.941533" calcext:value-type="float">
            <text:p>-0.941533</text:p>
          </table:table-cell>
          <table:table-cell table:number-columns-repeated="59"/>
        </table:table-row>
        <table:table-row table:style-name="ro1">
          <table:table-cell office:value-type="float" office:value="0.0000002465625" calcext:value-type="float">
            <text:p>2.465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style-name="ce1" table:formula="of:=10^9*[.A893]" office:value-type="float" office:value="246.5625" calcext:value-type="float">
            <text:p>246.5625</text:p>
          </table:table-cell>
          <table:table-cell table:style-name="ce1" table:formula="of:=[.B893]" office:value-type="float" office:value="-0.957613" calcext:value-type="float">
            <text:p>-0.957613</text:p>
          </table:table-cell>
          <table:table-cell table:number-columns-repeated="59"/>
        </table:table-row>
        <table:table-row table:style-name="ro1">
          <table:table-cell office:value-type="float" office:value="0.0000002470625" calcext:value-type="float">
            <text:p>2.470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style-name="ce1" table:formula="of:=10^9*[.A894]" office:value-type="float" office:value="247.0625" calcext:value-type="float">
            <text:p>247.0625</text:p>
          </table:table-cell>
          <table:table-cell table:style-name="ce1" table:formula="of:=[.B894]" office:value-type="float" office:value="-0.957613" calcext:value-type="float">
            <text:p>-0.957613</text:p>
          </table:table-cell>
          <table:table-cell table:number-columns-repeated="59"/>
        </table:table-row>
        <table:table-row table:style-name="ro1">
          <table:table-cell office:value-type="float" office:value="0.0000002475625" calcext:value-type="float">
            <text:p>2.475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style-name="ce1" table:formula="of:=10^9*[.A895]" office:value-type="float" office:value="247.5625" calcext:value-type="float">
            <text:p>247.5625</text:p>
          </table:table-cell>
          <table:table-cell table:style-name="ce1" table:formula="of:=[.B895]" office:value-type="float" office:value="-0.949573" calcext:value-type="float">
            <text:p>-0.949573</text:p>
          </table:table-cell>
          <table:table-cell table:number-columns-repeated="59"/>
        </table:table-row>
        <table:table-row table:style-name="ro1">
          <table:table-cell office:value-type="float" office:value="0.0000002480625" calcext:value-type="float">
            <text:p>2.480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style-name="ce1" table:formula="of:=10^9*[.A896]" office:value-type="float" office:value="248.0625" calcext:value-type="float">
            <text:p>248.0625</text:p>
          </table:table-cell>
          <table:table-cell table:style-name="ce1" table:formula="of:=[.B896]" office:value-type="float" office:value="-0.957613" calcext:value-type="float">
            <text:p>-0.957613</text:p>
          </table:table-cell>
          <table:table-cell table:number-columns-repeated="59"/>
        </table:table-row>
        <table:table-row table:style-name="ro1">
          <table:table-cell office:value-type="float" office:value="0.0000002485625" calcext:value-type="float">
            <text:p>2.485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style-name="ce1" table:formula="of:=10^9*[.A897]" office:value-type="float" office:value="248.5625" calcext:value-type="float">
            <text:p>248.5625</text:p>
          </table:table-cell>
          <table:table-cell table:style-name="ce1" table:formula="of:=[.B897]" office:value-type="float" office:value="-0.941533" calcext:value-type="float">
            <text:p>-0.941533</text:p>
          </table:table-cell>
          <table:table-cell table:number-columns-repeated="59"/>
        </table:table-row>
        <table:table-row table:style-name="ro1">
          <table:table-cell office:value-type="float" office:value="0.0000002490625" calcext:value-type="float">
            <text:p>2.490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style-name="ce1" table:formula="of:=10^9*[.A898]" office:value-type="float" office:value="249.0625" calcext:value-type="float">
            <text:p>249.0625</text:p>
          </table:table-cell>
          <table:table-cell table:style-name="ce1" table:formula="of:=[.B898]" office:value-type="float" office:value="-0.941533" calcext:value-type="float">
            <text:p>-0.941533</text:p>
          </table:table-cell>
          <table:table-cell table:number-columns-repeated="59"/>
        </table:table-row>
        <table:table-row table:style-name="ro1">
          <table:table-cell office:value-type="float" office:value="0.0000002495625" calcext:value-type="float">
            <text:p>2.495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style-name="ce1" table:formula="of:=10^9*[.A899]" office:value-type="float" office:value="249.5625" calcext:value-type="float">
            <text:p>249.5625</text:p>
          </table:table-cell>
          <table:table-cell table:style-name="ce1" table:formula="of:=[.B899]" office:value-type="float" office:value="-0.941533" calcext:value-type="float">
            <text:p>-0.941533</text:p>
          </table:table-cell>
          <table:table-cell table:number-columns-repeated="59"/>
        </table:table-row>
        <table:table-row table:style-name="ro1">
          <table:table-cell office:value-type="float" office:value="0.0000002500625" calcext:value-type="float">
            <text:p>2.500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style-name="ce1" table:formula="of:=10^9*[.A900]" office:value-type="float" office:value="250.0625" calcext:value-type="float">
            <text:p>250.0625</text:p>
          </table:table-cell>
          <table:table-cell table:style-name="ce1" table:formula="of:=[.B900]" office:value-type="float" office:value="-0.949573" calcext:value-type="float">
            <text:p>-0.949573</text:p>
          </table:table-cell>
          <table:table-cell table:number-columns-repeated="59"/>
        </table:table-row>
        <table:table-row table:style-name="ro1">
          <table:table-cell office:value-type="float" office:value="0.0000002505625" calcext:value-type="float">
            <text:p>2.505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style-name="ce1" table:formula="of:=10^9*[.A901]" office:value-type="float" office:value="250.5625" calcext:value-type="float">
            <text:p>250.5625</text:p>
          </table:table-cell>
          <table:table-cell table:style-name="ce1" table:formula="of:=[.B901]" office:value-type="float" office:value="-0.949573" calcext:value-type="float">
            <text:p>-0.949573</text:p>
          </table:table-cell>
          <table:table-cell table:number-columns-repeated="59"/>
        </table:table-row>
        <table:table-row table:style-name="ro1">
          <table:table-cell office:value-type="float" office:value="0.0000002510625" calcext:value-type="float">
            <text:p>2.510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style-name="ce1" table:formula="of:=10^9*[.A902]" office:value-type="float" office:value="251.0625" calcext:value-type="float">
            <text:p>251.0625</text:p>
          </table:table-cell>
          <table:table-cell table:style-name="ce1" table:formula="of:=[.B902]" office:value-type="float" office:value="-0.957613" calcext:value-type="float">
            <text:p>-0.957613</text:p>
          </table:table-cell>
          <table:table-cell table:number-columns-repeated="59"/>
        </table:table-row>
        <table:table-row table:style-name="ro1">
          <table:table-cell office:value-type="float" office:value="0.0000002515625" calcext:value-type="float">
            <text:p>2.515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style-name="ce1" table:formula="of:=10^9*[.A903]" office:value-type="float" office:value="251.5625" calcext:value-type="float">
            <text:p>251.5625</text:p>
          </table:table-cell>
          <table:table-cell table:style-name="ce1" table:formula="of:=[.B903]" office:value-type="float" office:value="-0.949573" calcext:value-type="float">
            <text:p>-0.949573</text:p>
          </table:table-cell>
          <table:table-cell table:number-columns-repeated="59"/>
        </table:table-row>
        <table:table-row table:style-name="ro1">
          <table:table-cell office:value-type="float" office:value="0.0000002520625" calcext:value-type="float">
            <text:p>2.520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style-name="ce1" table:formula="of:=10^9*[.A904]" office:value-type="float" office:value="252.0625" calcext:value-type="float">
            <text:p>252.0625</text:p>
          </table:table-cell>
          <table:table-cell table:style-name="ce1" table:formula="of:=[.B904]" office:value-type="float" office:value="-0.957613" calcext:value-type="float">
            <text:p>-0.957613</text:p>
          </table:table-cell>
          <table:table-cell table:number-columns-repeated="59"/>
        </table:table-row>
        <table:table-row table:style-name="ro1">
          <table:table-cell office:value-type="float" office:value="0.0000002525625" calcext:value-type="float">
            <text:p>2.525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style-name="ce1" table:formula="of:=10^9*[.A905]" office:value-type="float" office:value="252.5625" calcext:value-type="float">
            <text:p>252.5625</text:p>
          </table:table-cell>
          <table:table-cell table:style-name="ce1" table:formula="of:=[.B905]" office:value-type="float" office:value="-0.949573" calcext:value-type="float">
            <text:p>-0.949573</text:p>
          </table:table-cell>
          <table:table-cell table:number-columns-repeated="59"/>
        </table:table-row>
        <table:table-row table:style-name="ro1">
          <table:table-cell office:value-type="float" office:value="0.0000002530625" calcext:value-type="float">
            <text:p>2.530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style-name="ce1" table:formula="of:=10^9*[.A906]" office:value-type="float" office:value="253.0625" calcext:value-type="float">
            <text:p>253.0625</text:p>
          </table:table-cell>
          <table:table-cell table:style-name="ce1" table:formula="of:=[.B906]" office:value-type="float" office:value="-0.949573" calcext:value-type="float">
            <text:p>-0.949573</text:p>
          </table:table-cell>
          <table:table-cell table:number-columns-repeated="59"/>
        </table:table-row>
        <table:table-row table:style-name="ro1">
          <table:table-cell office:value-type="float" office:value="0.0000002535625" calcext:value-type="float">
            <text:p>2.535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style-name="ce1" table:formula="of:=10^9*[.A907]" office:value-type="float" office:value="253.5625" calcext:value-type="float">
            <text:p>253.5625</text:p>
          </table:table-cell>
          <table:table-cell table:style-name="ce1" table:formula="of:=[.B907]" office:value-type="float" office:value="-0.957613" calcext:value-type="float">
            <text:p>-0.957613</text:p>
          </table:table-cell>
          <table:table-cell table:number-columns-repeated="59"/>
        </table:table-row>
        <table:table-row table:style-name="ro1">
          <table:table-cell office:value-type="float" office:value="0.0000002540625" calcext:value-type="float">
            <text:p>2.540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style-name="ce1" table:formula="of:=10^9*[.A908]" office:value-type="float" office:value="254.0625" calcext:value-type="float">
            <text:p>254.0625</text:p>
          </table:table-cell>
          <table:table-cell table:style-name="ce1" table:formula="of:=[.B908]" office:value-type="float" office:value="-0.949573" calcext:value-type="float">
            <text:p>-0.949573</text:p>
          </table:table-cell>
          <table:table-cell table:number-columns-repeated="59"/>
        </table:table-row>
        <table:table-row table:style-name="ro1">
          <table:table-cell office:value-type="float" office:value="0.0000002545625" calcext:value-type="float">
            <text:p>2.545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style-name="ce1" table:formula="of:=10^9*[.A909]" office:value-type="float" office:value="254.5625" calcext:value-type="float">
            <text:p>254.5625</text:p>
          </table:table-cell>
          <table:table-cell table:style-name="ce1" table:formula="of:=[.B909]" office:value-type="float" office:value="-0.957613" calcext:value-type="float">
            <text:p>-0.957613</text:p>
          </table:table-cell>
          <table:table-cell table:number-columns-repeated="59"/>
        </table:table-row>
        <table:table-row table:style-name="ro1">
          <table:table-cell office:value-type="float" office:value="0.0000002550625" calcext:value-type="float">
            <text:p>2.550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style-name="ce1" table:formula="of:=10^9*[.A910]" office:value-type="float" office:value="255.0625" calcext:value-type="float">
            <text:p>255.0625</text:p>
          </table:table-cell>
          <table:table-cell table:style-name="ce1" table:formula="of:=[.B910]" office:value-type="float" office:value="-0.957613" calcext:value-type="float">
            <text:p>-0.957613</text:p>
          </table:table-cell>
          <table:table-cell table:number-columns-repeated="59"/>
        </table:table-row>
        <table:table-row table:style-name="ro1">
          <table:table-cell office:value-type="float" office:value="0.0000002555625" calcext:value-type="float">
            <text:p>2.555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style-name="ce1" table:formula="of:=10^9*[.A911]" office:value-type="float" office:value="255.5625" calcext:value-type="float">
            <text:p>255.5625</text:p>
          </table:table-cell>
          <table:table-cell table:style-name="ce1" table:formula="of:=[.B911]" office:value-type="float" office:value="-0.941533" calcext:value-type="float">
            <text:p>-0.941533</text:p>
          </table:table-cell>
          <table:table-cell table:number-columns-repeated="59"/>
        </table:table-row>
        <table:table-row table:style-name="ro1">
          <table:table-cell office:value-type="float" office:value="0.0000002560625" calcext:value-type="float">
            <text:p>2.560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style-name="ce1" table:formula="of:=10^9*[.A912]" office:value-type="float" office:value="256.0625" calcext:value-type="float">
            <text:p>256.0625</text:p>
          </table:table-cell>
          <table:table-cell table:style-name="ce1" table:formula="of:=[.B912]" office:value-type="float" office:value="-0.957613" calcext:value-type="float">
            <text:p>-0.957613</text:p>
          </table:table-cell>
          <table:table-cell table:number-columns-repeated="59"/>
        </table:table-row>
        <table:table-row table:style-name="ro1">
          <table:table-cell office:value-type="float" office:value="0.0000002565625" calcext:value-type="float">
            <text:p>2.565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style-name="ce1" table:formula="of:=10^9*[.A913]" office:value-type="float" office:value="256.5625" calcext:value-type="float">
            <text:p>256.5625</text:p>
          </table:table-cell>
          <table:table-cell table:style-name="ce1" table:formula="of:=[.B913]" office:value-type="float" office:value="-0.949573" calcext:value-type="float">
            <text:p>-0.949573</text:p>
          </table:table-cell>
          <table:table-cell table:number-columns-repeated="59"/>
        </table:table-row>
        <table:table-row table:style-name="ro1">
          <table:table-cell office:value-type="float" office:value="0.0000002570625" calcext:value-type="float">
            <text:p>2.570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style-name="ce1" table:formula="of:=10^9*[.A914]" office:value-type="float" office:value="257.0625" calcext:value-type="float">
            <text:p>257.0625</text:p>
          </table:table-cell>
          <table:table-cell table:style-name="ce1" table:formula="of:=[.B914]" office:value-type="float" office:value="-0.949573" calcext:value-type="float">
            <text:p>-0.949573</text:p>
          </table:table-cell>
          <table:table-cell table:number-columns-repeated="59"/>
        </table:table-row>
        <table:table-row table:style-name="ro1">
          <table:table-cell office:value-type="float" office:value="0.0000002575625" calcext:value-type="float">
            <text:p>2.575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style-name="ce1" table:formula="of:=10^9*[.A915]" office:value-type="float" office:value="257.5625" calcext:value-type="float">
            <text:p>257.5625</text:p>
          </table:table-cell>
          <table:table-cell table:style-name="ce1" table:formula="of:=[.B915]" office:value-type="float" office:value="-0.957613" calcext:value-type="float">
            <text:p>-0.957613</text:p>
          </table:table-cell>
          <table:table-cell table:number-columns-repeated="59"/>
        </table:table-row>
        <table:table-row table:style-name="ro1">
          <table:table-cell office:value-type="float" office:value="0.0000002580625" calcext:value-type="float">
            <text:p>2.580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style-name="ce1" table:formula="of:=10^9*[.A916]" office:value-type="float" office:value="258.0625" calcext:value-type="float">
            <text:p>258.0625</text:p>
          </table:table-cell>
          <table:table-cell table:style-name="ce1" table:formula="of:=[.B916]" office:value-type="float" office:value="-0.957613" calcext:value-type="float">
            <text:p>-0.957613</text:p>
          </table:table-cell>
          <table:table-cell table:number-columns-repeated="59"/>
        </table:table-row>
        <table:table-row table:style-name="ro1">
          <table:table-cell office:value-type="float" office:value="0.0000002585625" calcext:value-type="float">
            <text:p>2.585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style-name="ce1" table:formula="of:=10^9*[.A917]" office:value-type="float" office:value="258.5625" calcext:value-type="float">
            <text:p>258.5625</text:p>
          </table:table-cell>
          <table:table-cell table:style-name="ce1" table:formula="of:=[.B917]" office:value-type="float" office:value="-0.957613" calcext:value-type="float">
            <text:p>-0.957613</text:p>
          </table:table-cell>
          <table:table-cell table:number-columns-repeated="59"/>
        </table:table-row>
        <table:table-row table:style-name="ro1">
          <table:table-cell office:value-type="float" office:value="0.0000002590625" calcext:value-type="float">
            <text:p>2.590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style-name="ce1" table:formula="of:=10^9*[.A918]" office:value-type="float" office:value="259.0625" calcext:value-type="float">
            <text:p>259.0625</text:p>
          </table:table-cell>
          <table:table-cell table:style-name="ce1" table:formula="of:=[.B918]" office:value-type="float" office:value="-0.957613" calcext:value-type="float">
            <text:p>-0.957613</text:p>
          </table:table-cell>
          <table:table-cell table:number-columns-repeated="59"/>
        </table:table-row>
        <table:table-row table:style-name="ro1">
          <table:table-cell office:value-type="float" office:value="0.0000002595625" calcext:value-type="float">
            <text:p>2.595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style-name="ce1" table:formula="of:=10^9*[.A919]" office:value-type="float" office:value="259.5625" calcext:value-type="float">
            <text:p>259.5625</text:p>
          </table:table-cell>
          <table:table-cell table:style-name="ce1" table:formula="of:=[.B919]" office:value-type="float" office:value="-0.949573" calcext:value-type="float">
            <text:p>-0.949573</text:p>
          </table:table-cell>
          <table:table-cell table:number-columns-repeated="59"/>
        </table:table-row>
        <table:table-row table:style-name="ro1">
          <table:table-cell office:value-type="float" office:value="0.0000002600625" calcext:value-type="float">
            <text:p>2.600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style-name="ce1" table:formula="of:=10^9*[.A920]" office:value-type="float" office:value="260.0625" calcext:value-type="float">
            <text:p>260.0625</text:p>
          </table:table-cell>
          <table:table-cell table:style-name="ce1" table:formula="of:=[.B920]" office:value-type="float" office:value="-0.949573" calcext:value-type="float">
            <text:p>-0.949573</text:p>
          </table:table-cell>
          <table:table-cell table:number-columns-repeated="59"/>
        </table:table-row>
        <table:table-row table:style-name="ro1">
          <table:table-cell office:value-type="float" office:value="0.0000002605625" calcext:value-type="float">
            <text:p>2.605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style-name="ce1" table:formula="of:=10^9*[.A921]" office:value-type="float" office:value="260.5625" calcext:value-type="float">
            <text:p>260.5625</text:p>
          </table:table-cell>
          <table:table-cell table:style-name="ce1" table:formula="of:=[.B921]" office:value-type="float" office:value="-0.949573" calcext:value-type="float">
            <text:p>-0.949573</text:p>
          </table:table-cell>
          <table:table-cell table:number-columns-repeated="59"/>
        </table:table-row>
        <table:table-row table:style-name="ro1">
          <table:table-cell office:value-type="float" office:value="0.0000002610625" calcext:value-type="float">
            <text:p>2.610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style-name="ce1" table:formula="of:=10^9*[.A922]" office:value-type="float" office:value="261.0625" calcext:value-type="float">
            <text:p>261.0625</text:p>
          </table:table-cell>
          <table:table-cell table:style-name="ce1" table:formula="of:=[.B922]" office:value-type="float" office:value="-0.957613" calcext:value-type="float">
            <text:p>-0.957613</text:p>
          </table:table-cell>
          <table:table-cell table:number-columns-repeated="59"/>
        </table:table-row>
        <table:table-row table:style-name="ro1">
          <table:table-cell office:value-type="float" office:value="0.0000002615625" calcext:value-type="float">
            <text:p>2.615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style-name="ce1" table:formula="of:=10^9*[.A923]" office:value-type="float" office:value="261.5625" calcext:value-type="float">
            <text:p>261.5625</text:p>
          </table:table-cell>
          <table:table-cell table:style-name="ce1" table:formula="of:=[.B923]" office:value-type="float" office:value="-0.957613" calcext:value-type="float">
            <text:p>-0.957613</text:p>
          </table:table-cell>
          <table:table-cell table:number-columns-repeated="59"/>
        </table:table-row>
        <table:table-row table:style-name="ro1">
          <table:table-cell office:value-type="float" office:value="0.0000002620625" calcext:value-type="float">
            <text:p>2.620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style-name="ce1" table:formula="of:=10^9*[.A924]" office:value-type="float" office:value="262.0625" calcext:value-type="float">
            <text:p>262.0625</text:p>
          </table:table-cell>
          <table:table-cell table:style-name="ce1" table:formula="of:=[.B924]" office:value-type="float" office:value="-0.949573" calcext:value-type="float">
            <text:p>-0.949573</text:p>
          </table:table-cell>
          <table:table-cell table:number-columns-repeated="59"/>
        </table:table-row>
        <table:table-row table:style-name="ro1">
          <table:table-cell office:value-type="float" office:value="0.0000002625625" calcext:value-type="float">
            <text:p>2.625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style-name="ce1" table:formula="of:=10^9*[.A925]" office:value-type="float" office:value="262.5625" calcext:value-type="float">
            <text:p>262.5625</text:p>
          </table:table-cell>
          <table:table-cell table:style-name="ce1" table:formula="of:=[.B925]" office:value-type="float" office:value="-0.957613" calcext:value-type="float">
            <text:p>-0.957613</text:p>
          </table:table-cell>
          <table:table-cell table:number-columns-repeated="59"/>
        </table:table-row>
        <table:table-row table:style-name="ro1">
          <table:table-cell office:value-type="float" office:value="0.0000002630625" calcext:value-type="float">
            <text:p>2.630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style-name="ce1" table:formula="of:=10^9*[.A926]" office:value-type="float" office:value="263.0625" calcext:value-type="float">
            <text:p>263.0625</text:p>
          </table:table-cell>
          <table:table-cell table:style-name="ce1" table:formula="of:=[.B926]" office:value-type="float" office:value="-0.957613" calcext:value-type="float">
            <text:p>-0.957613</text:p>
          </table:table-cell>
          <table:table-cell table:number-columns-repeated="59"/>
        </table:table-row>
        <table:table-row table:style-name="ro1">
          <table:table-cell office:value-type="float" office:value="0.0000002635625" calcext:value-type="float">
            <text:p>2.635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style-name="ce1" table:formula="of:=10^9*[.A927]" office:value-type="float" office:value="263.5625" calcext:value-type="float">
            <text:p>263.5625</text:p>
          </table:table-cell>
          <table:table-cell table:style-name="ce1" table:formula="of:=[.B927]" office:value-type="float" office:value="-0.949573" calcext:value-type="float">
            <text:p>-0.949573</text:p>
          </table:table-cell>
          <table:table-cell table:number-columns-repeated="59"/>
        </table:table-row>
        <table:table-row table:style-name="ro1">
          <table:table-cell office:value-type="float" office:value="0.0000002640625" calcext:value-type="float">
            <text:p>2.640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style-name="ce1" table:formula="of:=10^9*[.A928]" office:value-type="float" office:value="264.0625" calcext:value-type="float">
            <text:p>264.0625</text:p>
          </table:table-cell>
          <table:table-cell table:style-name="ce1" table:formula="of:=[.B928]" office:value-type="float" office:value="-0.957613" calcext:value-type="float">
            <text:p>-0.957613</text:p>
          </table:table-cell>
          <table:table-cell table:number-columns-repeated="59"/>
        </table:table-row>
        <table:table-row table:style-name="ro1">
          <table:table-cell office:value-type="float" office:value="0.0000002645625" calcext:value-type="float">
            <text:p>2.645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style-name="ce1" table:formula="of:=10^9*[.A929]" office:value-type="float" office:value="264.5625" calcext:value-type="float">
            <text:p>264.5625</text:p>
          </table:table-cell>
          <table:table-cell table:style-name="ce1" table:formula="of:=[.B929]" office:value-type="float" office:value="-0.949573" calcext:value-type="float">
            <text:p>-0.949573</text:p>
          </table:table-cell>
          <table:table-cell table:number-columns-repeated="59"/>
        </table:table-row>
        <table:table-row table:style-name="ro1">
          <table:table-cell office:value-type="float" office:value="0.0000002650625" calcext:value-type="float">
            <text:p>2.650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style-name="ce1" table:formula="of:=10^9*[.A930]" office:value-type="float" office:value="265.0625" calcext:value-type="float">
            <text:p>265.0625</text:p>
          </table:table-cell>
          <table:table-cell table:style-name="ce1" table:formula="of:=[.B930]" office:value-type="float" office:value="-0.957613" calcext:value-type="float">
            <text:p>-0.957613</text:p>
          </table:table-cell>
          <table:table-cell table:number-columns-repeated="59"/>
        </table:table-row>
        <table:table-row table:style-name="ro1">
          <table:table-cell office:value-type="float" office:value="0.0000002655625" calcext:value-type="float">
            <text:p>2.655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style-name="ce1" table:formula="of:=10^9*[.A931]" office:value-type="float" office:value="265.5625" calcext:value-type="float">
            <text:p>265.5625</text:p>
          </table:table-cell>
          <table:table-cell table:style-name="ce1" table:formula="of:=[.B931]" office:value-type="float" office:value="-0.957613" calcext:value-type="float">
            <text:p>-0.957613</text:p>
          </table:table-cell>
          <table:table-cell table:number-columns-repeated="59"/>
        </table:table-row>
        <table:table-row table:style-name="ro1">
          <table:table-cell office:value-type="float" office:value="0.0000002660625" calcext:value-type="float">
            <text:p>2.660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style-name="ce1" table:formula="of:=10^9*[.A932]" office:value-type="float" office:value="266.0625" calcext:value-type="float">
            <text:p>266.0625</text:p>
          </table:table-cell>
          <table:table-cell table:style-name="ce1" table:formula="of:=[.B932]" office:value-type="float" office:value="-0.957613" calcext:value-type="float">
            <text:p>-0.957613</text:p>
          </table:table-cell>
          <table:table-cell table:number-columns-repeated="59"/>
        </table:table-row>
        <table:table-row table:style-name="ro1">
          <table:table-cell office:value-type="float" office:value="0.0000002665625" calcext:value-type="float">
            <text:p>2.665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style-name="ce1" table:formula="of:=10^9*[.A933]" office:value-type="float" office:value="266.5625" calcext:value-type="float">
            <text:p>266.5625</text:p>
          </table:table-cell>
          <table:table-cell table:style-name="ce1" table:formula="of:=[.B933]" office:value-type="float" office:value="-0.957613" calcext:value-type="float">
            <text:p>-0.957613</text:p>
          </table:table-cell>
          <table:table-cell table:number-columns-repeated="59"/>
        </table:table-row>
        <table:table-row table:style-name="ro1">
          <table:table-cell office:value-type="float" office:value="0.0000002670625" calcext:value-type="float">
            <text:p>2.670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style-name="ce1" table:formula="of:=10^9*[.A934]" office:value-type="float" office:value="267.0625" calcext:value-type="float">
            <text:p>267.0625</text:p>
          </table:table-cell>
          <table:table-cell table:style-name="ce1" table:formula="of:=[.B934]" office:value-type="float" office:value="-0.957613" calcext:value-type="float">
            <text:p>-0.957613</text:p>
          </table:table-cell>
          <table:table-cell table:number-columns-repeated="59"/>
        </table:table-row>
        <table:table-row table:style-name="ro1">
          <table:table-cell office:value-type="float" office:value="0.0000002675625" calcext:value-type="float">
            <text:p>2.675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style-name="ce1" table:formula="of:=10^9*[.A935]" office:value-type="float" office:value="267.5625" calcext:value-type="float">
            <text:p>267.5625</text:p>
          </table:table-cell>
          <table:table-cell table:style-name="ce1" table:formula="of:=[.B935]" office:value-type="float" office:value="-0.957613" calcext:value-type="float">
            <text:p>-0.957613</text:p>
          </table:table-cell>
          <table:table-cell table:number-columns-repeated="59"/>
        </table:table-row>
        <table:table-row table:style-name="ro1">
          <table:table-cell office:value-type="float" office:value="0.0000002680625" calcext:value-type="float">
            <text:p>2.680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style-name="ce1" table:formula="of:=10^9*[.A936]" office:value-type="float" office:value="268.0625" calcext:value-type="float">
            <text:p>268.0625</text:p>
          </table:table-cell>
          <table:table-cell table:style-name="ce1" table:formula="of:=[.B936]" office:value-type="float" office:value="-0.957613" calcext:value-type="float">
            <text:p>-0.957613</text:p>
          </table:table-cell>
          <table:table-cell table:number-columns-repeated="59"/>
        </table:table-row>
        <table:table-row table:style-name="ro1">
          <table:table-cell office:value-type="float" office:value="0.0000002685625" calcext:value-type="float">
            <text:p>2.685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style-name="ce1" table:formula="of:=10^9*[.A937]" office:value-type="float" office:value="268.5625" calcext:value-type="float">
            <text:p>268.5625</text:p>
          </table:table-cell>
          <table:table-cell table:style-name="ce1" table:formula="of:=[.B937]" office:value-type="float" office:value="-0.949573" calcext:value-type="float">
            <text:p>-0.949573</text:p>
          </table:table-cell>
          <table:table-cell table:number-columns-repeated="59"/>
        </table:table-row>
        <table:table-row table:style-name="ro1">
          <table:table-cell office:value-type="float" office:value="0.0000002690625" calcext:value-type="float">
            <text:p>2.690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style-name="ce1" table:formula="of:=10^9*[.A938]" office:value-type="float" office:value="269.0625" calcext:value-type="float">
            <text:p>269.0625</text:p>
          </table:table-cell>
          <table:table-cell table:style-name="ce1" table:formula="of:=[.B938]" office:value-type="float" office:value="-0.957613" calcext:value-type="float">
            <text:p>-0.957613</text:p>
          </table:table-cell>
          <table:table-cell table:number-columns-repeated="59"/>
        </table:table-row>
        <table:table-row table:style-name="ro1">
          <table:table-cell office:value-type="float" office:value="0.0000002695625" calcext:value-type="float">
            <text:p>2.695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style-name="ce1" table:formula="of:=10^9*[.A939]" office:value-type="float" office:value="269.5625" calcext:value-type="float">
            <text:p>269.5625</text:p>
          </table:table-cell>
          <table:table-cell table:style-name="ce1" table:formula="of:=[.B939]" office:value-type="float" office:value="-0.957613" calcext:value-type="float">
            <text:p>-0.957613</text:p>
          </table:table-cell>
          <table:table-cell table:number-columns-repeated="59"/>
        </table:table-row>
        <table:table-row table:style-name="ro1">
          <table:table-cell office:value-type="float" office:value="0.0000002700625" calcext:value-type="float">
            <text:p>2.700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style-name="ce1" table:formula="of:=10^9*[.A940]" office:value-type="float" office:value="270.0625" calcext:value-type="float">
            <text:p>270.0625</text:p>
          </table:table-cell>
          <table:table-cell table:style-name="ce1" table:formula="of:=[.B940]" office:value-type="float" office:value="-0.949573" calcext:value-type="float">
            <text:p>-0.949573</text:p>
          </table:table-cell>
          <table:table-cell table:number-columns-repeated="59"/>
        </table:table-row>
        <table:table-row table:style-name="ro1">
          <table:table-cell office:value-type="float" office:value="0.0000002705625" calcext:value-type="float">
            <text:p>2.705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style-name="ce1" table:formula="of:=10^9*[.A941]" office:value-type="float" office:value="270.5625" calcext:value-type="float">
            <text:p>270.5625</text:p>
          </table:table-cell>
          <table:table-cell table:style-name="ce1" table:formula="of:=[.B941]" office:value-type="float" office:value="-0.957613" calcext:value-type="float">
            <text:p>-0.957613</text:p>
          </table:table-cell>
          <table:table-cell table:number-columns-repeated="59"/>
        </table:table-row>
        <table:table-row table:style-name="ro1">
          <table:table-cell office:value-type="float" office:value="0.0000002710625" calcext:value-type="float">
            <text:p>2.710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style-name="ce1" table:formula="of:=10^9*[.A942]" office:value-type="float" office:value="271.0625" calcext:value-type="float">
            <text:p>271.0625</text:p>
          </table:table-cell>
          <table:table-cell table:style-name="ce1" table:formula="of:=[.B942]" office:value-type="float" office:value="-0.957613" calcext:value-type="float">
            <text:p>-0.957613</text:p>
          </table:table-cell>
          <table:table-cell table:number-columns-repeated="59"/>
        </table:table-row>
        <table:table-row table:style-name="ro1">
          <table:table-cell office:value-type="float" office:value="0.0000002715625" calcext:value-type="float">
            <text:p>2.715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style-name="ce1" table:formula="of:=10^9*[.A943]" office:value-type="float" office:value="271.5625" calcext:value-type="float">
            <text:p>271.5625</text:p>
          </table:table-cell>
          <table:table-cell table:style-name="ce1" table:formula="of:=[.B943]" office:value-type="float" office:value="-0.949573" calcext:value-type="float">
            <text:p>-0.949573</text:p>
          </table:table-cell>
          <table:table-cell table:number-columns-repeated="59"/>
        </table:table-row>
        <table:table-row table:style-name="ro1">
          <table:table-cell office:value-type="float" office:value="0.0000002720625" calcext:value-type="float">
            <text:p>2.720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style-name="ce1" table:formula="of:=10^9*[.A944]" office:value-type="float" office:value="272.0625" calcext:value-type="float">
            <text:p>272.0625</text:p>
          </table:table-cell>
          <table:table-cell table:style-name="ce1" table:formula="of:=[.B944]" office:value-type="float" office:value="-0.957613" calcext:value-type="float">
            <text:p>-0.957613</text:p>
          </table:table-cell>
          <table:table-cell table:number-columns-repeated="59"/>
        </table:table-row>
        <table:table-row table:style-name="ro1">
          <table:table-cell office:value-type="float" office:value="0.0000002725625" calcext:value-type="float">
            <text:p>2.725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style-name="ce1" table:formula="of:=10^9*[.A945]" office:value-type="float" office:value="272.5625" calcext:value-type="float">
            <text:p>272.5625</text:p>
          </table:table-cell>
          <table:table-cell table:style-name="ce1" table:formula="of:=[.B945]" office:value-type="float" office:value="-0.949573" calcext:value-type="float">
            <text:p>-0.949573</text:p>
          </table:table-cell>
          <table:table-cell table:number-columns-repeated="59"/>
        </table:table-row>
        <table:table-row table:style-name="ro1">
          <table:table-cell office:value-type="float" office:value="0.0000002730625" calcext:value-type="float">
            <text:p>2.730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style-name="ce1" table:formula="of:=10^9*[.A946]" office:value-type="float" office:value="273.0625" calcext:value-type="float">
            <text:p>273.0625</text:p>
          </table:table-cell>
          <table:table-cell table:style-name="ce1" table:formula="of:=[.B946]" office:value-type="float" office:value="-0.957613" calcext:value-type="float">
            <text:p>-0.957613</text:p>
          </table:table-cell>
          <table:table-cell table:number-columns-repeated="59"/>
        </table:table-row>
        <table:table-row table:style-name="ro1">
          <table:table-cell office:value-type="float" office:value="0.0000002735625" calcext:value-type="float">
            <text:p>2.735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style-name="ce1" table:formula="of:=10^9*[.A947]" office:value-type="float" office:value="273.5625" calcext:value-type="float">
            <text:p>273.5625</text:p>
          </table:table-cell>
          <table:table-cell table:style-name="ce1" table:formula="of:=[.B947]" office:value-type="float" office:value="-0.949573" calcext:value-type="float">
            <text:p>-0.949573</text:p>
          </table:table-cell>
          <table:table-cell table:number-columns-repeated="59"/>
        </table:table-row>
        <table:table-row table:style-name="ro1">
          <table:table-cell office:value-type="float" office:value="0.0000002740625" calcext:value-type="float">
            <text:p>2.740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style-name="ce1" table:formula="of:=10^9*[.A948]" office:value-type="float" office:value="274.0625" calcext:value-type="float">
            <text:p>274.0625</text:p>
          </table:table-cell>
          <table:table-cell table:style-name="ce1" table:formula="of:=[.B948]" office:value-type="float" office:value="-0.957613" calcext:value-type="float">
            <text:p>-0.957613</text:p>
          </table:table-cell>
          <table:table-cell table:number-columns-repeated="59"/>
        </table:table-row>
        <table:table-row table:style-name="ro1">
          <table:table-cell office:value-type="float" office:value="0.0000002745625" calcext:value-type="float">
            <text:p>2.745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style-name="ce1" table:formula="of:=10^9*[.A949]" office:value-type="float" office:value="274.5625" calcext:value-type="float">
            <text:p>274.5625</text:p>
          </table:table-cell>
          <table:table-cell table:style-name="ce1" table:formula="of:=[.B949]" office:value-type="float" office:value="-0.957613" calcext:value-type="float">
            <text:p>-0.957613</text:p>
          </table:table-cell>
          <table:table-cell table:number-columns-repeated="59"/>
        </table:table-row>
        <table:table-row table:style-name="ro1">
          <table:table-cell office:value-type="float" office:value="0.0000002750625" calcext:value-type="float">
            <text:p>2.750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style-name="ce1" table:formula="of:=10^9*[.A950]" office:value-type="float" office:value="275.0625" calcext:value-type="float">
            <text:p>275.0625</text:p>
          </table:table-cell>
          <table:table-cell table:style-name="ce1" table:formula="of:=[.B950]" office:value-type="float" office:value="-0.957613" calcext:value-type="float">
            <text:p>-0.957613</text:p>
          </table:table-cell>
          <table:table-cell table:number-columns-repeated="59"/>
        </table:table-row>
        <table:table-row table:style-name="ro1">
          <table:table-cell office:value-type="float" office:value="0.0000002755625" calcext:value-type="float">
            <text:p>2.755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style-name="ce1" table:formula="of:=10^9*[.A951]" office:value-type="float" office:value="275.5625" calcext:value-type="float">
            <text:p>275.5625</text:p>
          </table:table-cell>
          <table:table-cell table:style-name="ce1" table:formula="of:=[.B951]" office:value-type="float" office:value="-0.949573" calcext:value-type="float">
            <text:p>-0.949573</text:p>
          </table:table-cell>
          <table:table-cell table:number-columns-repeated="59"/>
        </table:table-row>
        <table:table-row table:style-name="ro1">
          <table:table-cell office:value-type="float" office:value="0.0000002760625" calcext:value-type="float">
            <text:p>2.760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style-name="ce1" table:formula="of:=10^9*[.A952]" office:value-type="float" office:value="276.0625" calcext:value-type="float">
            <text:p>276.0625</text:p>
          </table:table-cell>
          <table:table-cell table:style-name="ce1" table:formula="of:=[.B952]" office:value-type="float" office:value="-0.957613" calcext:value-type="float">
            <text:p>-0.957613</text:p>
          </table:table-cell>
          <table:table-cell table:number-columns-repeated="59"/>
        </table:table-row>
        <table:table-row table:style-name="ro1">
          <table:table-cell office:value-type="float" office:value="0.0000002765625" calcext:value-type="float">
            <text:p>2.765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style-name="ce1" table:formula="of:=10^9*[.A953]" office:value-type="float" office:value="276.5625" calcext:value-type="float">
            <text:p>276.5625</text:p>
          </table:table-cell>
          <table:table-cell table:style-name="ce1" table:formula="of:=[.B953]" office:value-type="float" office:value="-0.949573" calcext:value-type="float">
            <text:p>-0.949573</text:p>
          </table:table-cell>
          <table:table-cell table:number-columns-repeated="59"/>
        </table:table-row>
        <table:table-row table:style-name="ro1">
          <table:table-cell office:value-type="float" office:value="0.0000002770625" calcext:value-type="float">
            <text:p>2.770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style-name="ce1" table:formula="of:=10^9*[.A954]" office:value-type="float" office:value="277.0625" calcext:value-type="float">
            <text:p>277.0625</text:p>
          </table:table-cell>
          <table:table-cell table:style-name="ce1" table:formula="of:=[.B954]" office:value-type="float" office:value="-0.957613" calcext:value-type="float">
            <text:p>-0.957613</text:p>
          </table:table-cell>
          <table:table-cell table:number-columns-repeated="59"/>
        </table:table-row>
        <table:table-row table:style-name="ro1">
          <table:table-cell office:value-type="float" office:value="0.0000002775625" calcext:value-type="float">
            <text:p>2.77562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style-name="ce1" table:formula="of:=10^9*[.A955]" office:value-type="float" office:value="277.5625" calcext:value-type="float">
            <text:p>277.5625</text:p>
          </table:table-cell>
          <table:table-cell table:style-name="ce1" table:formula="of:=[.B955]" office:value-type="float" office:value="-0.965653" calcext:value-type="float">
            <text:p>-0.965653</text:p>
          </table:table-cell>
          <table:table-cell table:number-columns-repeated="59"/>
        </table:table-row>
        <table:table-row table:style-name="ro1">
          <table:table-cell office:value-type="float" office:value="0.0000002780625" calcext:value-type="float">
            <text:p>2.780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style-name="ce1" table:formula="of:=10^9*[.A956]" office:value-type="float" office:value="278.0625" calcext:value-type="float">
            <text:p>278.0625</text:p>
          </table:table-cell>
          <table:table-cell table:style-name="ce1" table:formula="of:=[.B956]" office:value-type="float" office:value="-0.949573" calcext:value-type="float">
            <text:p>-0.949573</text:p>
          </table:table-cell>
          <table:table-cell table:number-columns-repeated="59"/>
        </table:table-row>
        <table:table-row table:style-name="ro1">
          <table:table-cell office:value-type="float" office:value="0.0000002785625" calcext:value-type="float">
            <text:p>2.78562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style-name="ce1" table:formula="of:=10^9*[.A957]" office:value-type="float" office:value="278.5625" calcext:value-type="float">
            <text:p>278.5625</text:p>
          </table:table-cell>
          <table:table-cell table:style-name="ce1" table:formula="of:=[.B957]" office:value-type="float" office:value="-0.965653" calcext:value-type="float">
            <text:p>-0.965653</text:p>
          </table:table-cell>
          <table:table-cell table:number-columns-repeated="59"/>
        </table:table-row>
        <table:table-row table:style-name="ro1">
          <table:table-cell office:value-type="float" office:value="0.0000002790625" calcext:value-type="float">
            <text:p>2.790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style-name="ce1" table:formula="of:=10^9*[.A958]" office:value-type="float" office:value="279.0625" calcext:value-type="float">
            <text:p>279.0625</text:p>
          </table:table-cell>
          <table:table-cell table:style-name="ce1" table:formula="of:=[.B958]" office:value-type="float" office:value="-0.957613" calcext:value-type="float">
            <text:p>-0.957613</text:p>
          </table:table-cell>
          <table:table-cell table:number-columns-repeated="59"/>
        </table:table-row>
        <table:table-row table:style-name="ro1">
          <table:table-cell office:value-type="float" office:value="0.0000002795625" calcext:value-type="float">
            <text:p>2.795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style-name="ce1" table:formula="of:=10^9*[.A959]" office:value-type="float" office:value="279.5625" calcext:value-type="float">
            <text:p>279.5625</text:p>
          </table:table-cell>
          <table:table-cell table:style-name="ce1" table:formula="of:=[.B959]" office:value-type="float" office:value="-0.957613" calcext:value-type="float">
            <text:p>-0.957613</text:p>
          </table:table-cell>
          <table:table-cell table:number-columns-repeated="59"/>
        </table:table-row>
        <table:table-row table:style-name="ro1">
          <table:table-cell office:value-type="float" office:value="0.0000002800625" calcext:value-type="float">
            <text:p>2.800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style-name="ce1" table:formula="of:=10^9*[.A960]" office:value-type="float" office:value="280.0625" calcext:value-type="float">
            <text:p>280.0625</text:p>
          </table:table-cell>
          <table:table-cell table:style-name="ce1" table:formula="of:=[.B960]" office:value-type="float" office:value="-0.957613" calcext:value-type="float">
            <text:p>-0.957613</text:p>
          </table:table-cell>
          <table:table-cell table:number-columns-repeated="59"/>
        </table:table-row>
        <table:table-row table:style-name="ro1">
          <table:table-cell office:value-type="float" office:value="0.0000002805625" calcext:value-type="float">
            <text:p>2.805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style-name="ce1" table:formula="of:=10^9*[.A961]" office:value-type="float" office:value="280.5625" calcext:value-type="float">
            <text:p>280.5625</text:p>
          </table:table-cell>
          <table:table-cell table:style-name="ce1" table:formula="of:=[.B961]" office:value-type="float" office:value="-0.949573" calcext:value-type="float">
            <text:p>-0.949573</text:p>
          </table:table-cell>
          <table:table-cell table:number-columns-repeated="59"/>
        </table:table-row>
        <table:table-row table:style-name="ro1">
          <table:table-cell office:value-type="float" office:value="0.0000002810625" calcext:value-type="float">
            <text:p>2.810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style-name="ce1" table:formula="of:=10^9*[.A962]" office:value-type="float" office:value="281.0625" calcext:value-type="float">
            <text:p>281.0625</text:p>
          </table:table-cell>
          <table:table-cell table:style-name="ce1" table:formula="of:=[.B962]" office:value-type="float" office:value="-0.957613" calcext:value-type="float">
            <text:p>-0.957613</text:p>
          </table:table-cell>
          <table:table-cell table:number-columns-repeated="59"/>
        </table:table-row>
        <table:table-row table:style-name="ro1">
          <table:table-cell office:value-type="float" office:value="0.0000002815625" calcext:value-type="float">
            <text:p>2.815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style-name="ce1" table:formula="of:=10^9*[.A963]" office:value-type="float" office:value="281.5625" calcext:value-type="float">
            <text:p>281.5625</text:p>
          </table:table-cell>
          <table:table-cell table:style-name="ce1" table:formula="of:=[.B963]" office:value-type="float" office:value="-0.957613" calcext:value-type="float">
            <text:p>-0.957613</text:p>
          </table:table-cell>
          <table:table-cell table:number-columns-repeated="59"/>
        </table:table-row>
        <table:table-row table:style-name="ro1">
          <table:table-cell office:value-type="float" office:value="0.0000002820625" calcext:value-type="float">
            <text:p>2.820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style-name="ce1" table:formula="of:=10^9*[.A964]" office:value-type="float" office:value="282.0625" calcext:value-type="float">
            <text:p>282.0625</text:p>
          </table:table-cell>
          <table:table-cell table:style-name="ce1" table:formula="of:=[.B964]" office:value-type="float" office:value="-0.957613" calcext:value-type="float">
            <text:p>-0.957613</text:p>
          </table:table-cell>
          <table:table-cell table:number-columns-repeated="59"/>
        </table:table-row>
        <table:table-row table:style-name="ro1">
          <table:table-cell office:value-type="float" office:value="0.0000002825625" calcext:value-type="float">
            <text:p>2.825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style-name="ce1" table:formula="of:=10^9*[.A965]" office:value-type="float" office:value="282.5625" calcext:value-type="float">
            <text:p>282.5625</text:p>
          </table:table-cell>
          <table:table-cell table:style-name="ce1" table:formula="of:=[.B965]" office:value-type="float" office:value="-0.957613" calcext:value-type="float">
            <text:p>-0.957613</text:p>
          </table:table-cell>
          <table:table-cell table:number-columns-repeated="59"/>
        </table:table-row>
        <table:table-row table:style-name="ro1">
          <table:table-cell office:value-type="float" office:value="0.0000002830625" calcext:value-type="float">
            <text:p>2.83062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style-name="ce1" table:formula="of:=10^9*[.A966]" office:value-type="float" office:value="283.0625" calcext:value-type="float">
            <text:p>283.0625</text:p>
          </table:table-cell>
          <table:table-cell table:style-name="ce1" table:formula="of:=[.B966]" office:value-type="float" office:value="-0.965653" calcext:value-type="float">
            <text:p>-0.965653</text:p>
          </table:table-cell>
          <table:table-cell table:number-columns-repeated="59"/>
        </table:table-row>
        <table:table-row table:style-name="ro1">
          <table:table-cell office:value-type="float" office:value="0.0000002835625" calcext:value-type="float">
            <text:p>2.83562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style-name="ce1" table:formula="of:=10^9*[.A967]" office:value-type="float" office:value="283.5625" calcext:value-type="float">
            <text:p>283.5625</text:p>
          </table:table-cell>
          <table:table-cell table:style-name="ce1" table:formula="of:=[.B967]" office:value-type="float" office:value="-0.965653" calcext:value-type="float">
            <text:p>-0.965653</text:p>
          </table:table-cell>
          <table:table-cell table:number-columns-repeated="59"/>
        </table:table-row>
        <table:table-row table:style-name="ro1">
          <table:table-cell office:value-type="float" office:value="0.0000002840625" calcext:value-type="float">
            <text:p>2.840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style-name="ce1" table:formula="of:=10^9*[.A968]" office:value-type="float" office:value="284.0625" calcext:value-type="float">
            <text:p>284.0625</text:p>
          </table:table-cell>
          <table:table-cell table:style-name="ce1" table:formula="of:=[.B968]" office:value-type="float" office:value="-0.957613" calcext:value-type="float">
            <text:p>-0.957613</text:p>
          </table:table-cell>
          <table:table-cell table:number-columns-repeated="59"/>
        </table:table-row>
        <table:table-row table:style-name="ro1">
          <table:table-cell office:value-type="float" office:value="0.0000002845625" calcext:value-type="float">
            <text:p>2.845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style-name="ce1" table:formula="of:=10^9*[.A969]" office:value-type="float" office:value="284.5625" calcext:value-type="float">
            <text:p>284.5625</text:p>
          </table:table-cell>
          <table:table-cell table:style-name="ce1" table:formula="of:=[.B969]" office:value-type="float" office:value="-0.957613" calcext:value-type="float">
            <text:p>-0.957613</text:p>
          </table:table-cell>
          <table:table-cell table:number-columns-repeated="59"/>
        </table:table-row>
        <table:table-row table:style-name="ro1">
          <table:table-cell office:value-type="float" office:value="0.0000002850625" calcext:value-type="float">
            <text:p>2.850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style-name="ce1" table:formula="of:=10^9*[.A970]" office:value-type="float" office:value="285.0625" calcext:value-type="float">
            <text:p>285.0625</text:p>
          </table:table-cell>
          <table:table-cell table:style-name="ce1" table:formula="of:=[.B970]" office:value-type="float" office:value="-0.957613" calcext:value-type="float">
            <text:p>-0.957613</text:p>
          </table:table-cell>
          <table:table-cell table:number-columns-repeated="59"/>
        </table:table-row>
        <table:table-row table:style-name="ro1">
          <table:table-cell office:value-type="float" office:value="0.0000002855625" calcext:value-type="float">
            <text:p>2.85562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style-name="ce1" table:formula="of:=10^9*[.A971]" office:value-type="float" office:value="285.5625" calcext:value-type="float">
            <text:p>285.5625</text:p>
          </table:table-cell>
          <table:table-cell table:style-name="ce1" table:formula="of:=[.B971]" office:value-type="float" office:value="-0.965653" calcext:value-type="float">
            <text:p>-0.965653</text:p>
          </table:table-cell>
          <table:table-cell table:number-columns-repeated="59"/>
        </table:table-row>
        <table:table-row table:style-name="ro1">
          <table:table-cell office:value-type="float" office:value="0.0000002860625" calcext:value-type="float">
            <text:p>2.860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style-name="ce1" table:formula="of:=10^9*[.A972]" office:value-type="float" office:value="286.0625" calcext:value-type="float">
            <text:p>286.0625</text:p>
          </table:table-cell>
          <table:table-cell table:style-name="ce1" table:formula="of:=[.B972]" office:value-type="float" office:value="-0.957613" calcext:value-type="float">
            <text:p>-0.957613</text:p>
          </table:table-cell>
          <table:table-cell table:number-columns-repeated="59"/>
        </table:table-row>
        <table:table-row table:style-name="ro1">
          <table:table-cell office:value-type="float" office:value="0.0000002865625" calcext:value-type="float">
            <text:p>2.86562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style-name="ce1" table:formula="of:=10^9*[.A973]" office:value-type="float" office:value="286.5625" calcext:value-type="float">
            <text:p>286.5625</text:p>
          </table:table-cell>
          <table:table-cell table:style-name="ce1" table:formula="of:=[.B973]" office:value-type="float" office:value="-0.965653" calcext:value-type="float">
            <text:p>-0.965653</text:p>
          </table:table-cell>
          <table:table-cell table:number-columns-repeated="59"/>
        </table:table-row>
        <table:table-row table:style-name="ro1">
          <table:table-cell office:value-type="float" office:value="0.0000002870625" calcext:value-type="float">
            <text:p>2.87062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style-name="ce1" table:formula="of:=10^9*[.A974]" office:value-type="float" office:value="287.0625" calcext:value-type="float">
            <text:p>287.0625</text:p>
          </table:table-cell>
          <table:table-cell table:style-name="ce1" table:formula="of:=[.B974]" office:value-type="float" office:value="-0.965653" calcext:value-type="float">
            <text:p>-0.965653</text:p>
          </table:table-cell>
          <table:table-cell table:number-columns-repeated="59"/>
        </table:table-row>
        <table:table-row table:style-name="ro1">
          <table:table-cell office:value-type="float" office:value="0.0000002875625" calcext:value-type="float">
            <text:p>2.875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style-name="ce1" table:formula="of:=10^9*[.A975]" office:value-type="float" office:value="287.5625" calcext:value-type="float">
            <text:p>287.5625</text:p>
          </table:table-cell>
          <table:table-cell table:style-name="ce1" table:formula="of:=[.B975]" office:value-type="float" office:value="-0.949573" calcext:value-type="float">
            <text:p>-0.949573</text:p>
          </table:table-cell>
          <table:table-cell table:number-columns-repeated="59"/>
        </table:table-row>
        <table:table-row table:style-name="ro1">
          <table:table-cell office:value-type="float" office:value="0.0000002880625" calcext:value-type="float">
            <text:p>2.88062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style-name="ce1" table:formula="of:=10^9*[.A976]" office:value-type="float" office:value="288.0625" calcext:value-type="float">
            <text:p>288.0625</text:p>
          </table:table-cell>
          <table:table-cell table:style-name="ce1" table:formula="of:=[.B976]" office:value-type="float" office:value="-0.965653" calcext:value-type="float">
            <text:p>-0.965653</text:p>
          </table:table-cell>
          <table:table-cell table:number-columns-repeated="59"/>
        </table:table-row>
        <table:table-row table:style-name="ro1">
          <table:table-cell office:value-type="float" office:value="0.0000002885625" calcext:value-type="float">
            <text:p>2.885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style-name="ce1" table:formula="of:=10^9*[.A977]" office:value-type="float" office:value="288.5625" calcext:value-type="float">
            <text:p>288.5625</text:p>
          </table:table-cell>
          <table:table-cell table:style-name="ce1" table:formula="of:=[.B977]" office:value-type="float" office:value="-0.957613" calcext:value-type="float">
            <text:p>-0.957613</text:p>
          </table:table-cell>
          <table:table-cell table:number-columns-repeated="59"/>
        </table:table-row>
        <table:table-row table:style-name="ro1">
          <table:table-cell office:value-type="float" office:value="0.0000002890625" calcext:value-type="float">
            <text:p>2.89062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style-name="ce1" table:formula="of:=10^9*[.A978]" office:value-type="float" office:value="289.0625" calcext:value-type="float">
            <text:p>289.0625</text:p>
          </table:table-cell>
          <table:table-cell table:style-name="ce1" table:formula="of:=[.B978]" office:value-type="float" office:value="-0.965653" calcext:value-type="float">
            <text:p>-0.965653</text:p>
          </table:table-cell>
          <table:table-cell table:number-columns-repeated="59"/>
        </table:table-row>
        <table:table-row table:style-name="ro1">
          <table:table-cell office:value-type="float" office:value="0.0000002895625" calcext:value-type="float">
            <text:p>2.89562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style-name="ce1" table:formula="of:=10^9*[.A979]" office:value-type="float" office:value="289.5625" calcext:value-type="float">
            <text:p>289.5625</text:p>
          </table:table-cell>
          <table:table-cell table:style-name="ce1" table:formula="of:=[.B979]" office:value-type="float" office:value="-0.965653" calcext:value-type="float">
            <text:p>-0.965653</text:p>
          </table:table-cell>
          <table:table-cell table:number-columns-repeated="59"/>
        </table:table-row>
        <table:table-row table:style-name="ro1">
          <table:table-cell office:value-type="float" office:value="0.0000002900625" calcext:value-type="float">
            <text:p>2.90062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style-name="ce1" table:formula="of:=10^9*[.A980]" office:value-type="float" office:value="290.0625" calcext:value-type="float">
            <text:p>290.0625</text:p>
          </table:table-cell>
          <table:table-cell table:style-name="ce1" table:formula="of:=[.B980]" office:value-type="float" office:value="-0.965653" calcext:value-type="float">
            <text:p>-0.965653</text:p>
          </table:table-cell>
          <table:table-cell table:number-columns-repeated="59"/>
        </table:table-row>
        <table:table-row table:style-name="ro1">
          <table:table-cell office:value-type="float" office:value="0.0000002905625" calcext:value-type="float">
            <text:p>2.905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style-name="ce1" table:formula="of:=10^9*[.A981]" office:value-type="float" office:value="290.5625" calcext:value-type="float">
            <text:p>290.5625</text:p>
          </table:table-cell>
          <table:table-cell table:style-name="ce1" table:formula="of:=[.B981]" office:value-type="float" office:value="-0.957613" calcext:value-type="float">
            <text:p>-0.957613</text:p>
          </table:table-cell>
          <table:table-cell table:number-columns-repeated="59"/>
        </table:table-row>
        <table:table-row table:style-name="ro1">
          <table:table-cell office:value-type="float" office:value="0.0000002910625" calcext:value-type="float">
            <text:p>2.91062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982]" office:value-type="float" office:value="291.0625" calcext:value-type="float">
            <text:p>291.0625</text:p>
          </table:table-cell>
          <table:table-cell table:style-name="ce1" table:formula="of:=[.B982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0.0000002915625" calcext:value-type="float">
            <text:p>2.91562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style-name="ce1" table:formula="of:=10^9*[.A983]" office:value-type="float" office:value="291.5625" calcext:value-type="float">
            <text:p>291.5625</text:p>
          </table:table-cell>
          <table:table-cell table:style-name="ce1" table:formula="of:=[.B983]" office:value-type="float" office:value="-0.965653" calcext:value-type="float">
            <text:p>-0.965653</text:p>
          </table:table-cell>
          <table:table-cell table:number-columns-repeated="59"/>
        </table:table-row>
        <table:table-row table:style-name="ro1">
          <table:table-cell office:value-type="float" office:value="0.0000002920625" calcext:value-type="float">
            <text:p>2.920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style-name="ce1" table:formula="of:=10^9*[.A984]" office:value-type="float" office:value="292.0625" calcext:value-type="float">
            <text:p>292.0625</text:p>
          </table:table-cell>
          <table:table-cell table:style-name="ce1" table:formula="of:=[.B984]" office:value-type="float" office:value="-0.957613" calcext:value-type="float">
            <text:p>-0.957613</text:p>
          </table:table-cell>
          <table:table-cell table:number-columns-repeated="59"/>
        </table:table-row>
        <table:table-row table:style-name="ro1">
          <table:table-cell office:value-type="float" office:value="0.0000002925625" calcext:value-type="float">
            <text:p>2.925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style-name="ce1" table:formula="of:=10^9*[.A985]" office:value-type="float" office:value="292.5625" calcext:value-type="float">
            <text:p>292.5625</text:p>
          </table:table-cell>
          <table:table-cell table:style-name="ce1" table:formula="of:=[.B985]" office:value-type="float" office:value="-0.957613" calcext:value-type="float">
            <text:p>-0.957613</text:p>
          </table:table-cell>
          <table:table-cell table:number-columns-repeated="59"/>
        </table:table-row>
        <table:table-row table:style-name="ro1">
          <table:table-cell office:value-type="float" office:value="0.0000002930625" calcext:value-type="float">
            <text:p>2.93062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style-name="ce1" table:formula="of:=10^9*[.A986]" office:value-type="float" office:value="293.0625" calcext:value-type="float">
            <text:p>293.0625</text:p>
          </table:table-cell>
          <table:table-cell table:style-name="ce1" table:formula="of:=[.B986]" office:value-type="float" office:value="-0.965653" calcext:value-type="float">
            <text:p>-0.965653</text:p>
          </table:table-cell>
          <table:table-cell table:number-columns-repeated="59"/>
        </table:table-row>
        <table:table-row table:style-name="ro1">
          <table:table-cell office:value-type="float" office:value="0.0000002935625" calcext:value-type="float">
            <text:p>2.935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style-name="ce1" table:formula="of:=10^9*[.A987]" office:value-type="float" office:value="293.5625" calcext:value-type="float">
            <text:p>293.5625</text:p>
          </table:table-cell>
          <table:table-cell table:style-name="ce1" table:formula="of:=[.B987]" office:value-type="float" office:value="-0.957613" calcext:value-type="float">
            <text:p>-0.957613</text:p>
          </table:table-cell>
          <table:table-cell table:number-columns-repeated="59"/>
        </table:table-row>
        <table:table-row table:style-name="ro1">
          <table:table-cell office:value-type="float" office:value="0.0000002940625" calcext:value-type="float">
            <text:p>2.940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style-name="ce1" table:formula="of:=10^9*[.A988]" office:value-type="float" office:value="294.0625" calcext:value-type="float">
            <text:p>294.0625</text:p>
          </table:table-cell>
          <table:table-cell table:style-name="ce1" table:formula="of:=[.B988]" office:value-type="float" office:value="-0.957613" calcext:value-type="float">
            <text:p>-0.957613</text:p>
          </table:table-cell>
          <table:table-cell table:number-columns-repeated="59"/>
        </table:table-row>
        <table:table-row table:style-name="ro1">
          <table:table-cell office:value-type="float" office:value="0.0000002945625" calcext:value-type="float">
            <text:p>2.94562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style-name="ce1" table:formula="of:=10^9*[.A989]" office:value-type="float" office:value="294.5625" calcext:value-type="float">
            <text:p>294.5625</text:p>
          </table:table-cell>
          <table:table-cell table:style-name="ce1" table:formula="of:=[.B989]" office:value-type="float" office:value="-0.965653" calcext:value-type="float">
            <text:p>-0.965653</text:p>
          </table:table-cell>
          <table:table-cell table:number-columns-repeated="59"/>
        </table:table-row>
        <table:table-row table:style-name="ro1">
          <table:table-cell office:value-type="float" office:value="0.0000002950625" calcext:value-type="float">
            <text:p>2.95062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style-name="ce1" table:formula="of:=10^9*[.A990]" office:value-type="float" office:value="295.0625" calcext:value-type="float">
            <text:p>295.0625</text:p>
          </table:table-cell>
          <table:table-cell table:style-name="ce1" table:formula="of:=[.B990]" office:value-type="float" office:value="-0.965653" calcext:value-type="float">
            <text:p>-0.965653</text:p>
          </table:table-cell>
          <table:table-cell table:number-columns-repeated="59"/>
        </table:table-row>
        <table:table-row table:style-name="ro1">
          <table:table-cell office:value-type="float" office:value="0.0000002955625" calcext:value-type="float">
            <text:p>2.955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style-name="ce1" table:formula="of:=10^9*[.A991]" office:value-type="float" office:value="295.5625" calcext:value-type="float">
            <text:p>295.5625</text:p>
          </table:table-cell>
          <table:table-cell table:style-name="ce1" table:formula="of:=[.B991]" office:value-type="float" office:value="-0.957613" calcext:value-type="float">
            <text:p>-0.957613</text:p>
          </table:table-cell>
          <table:table-cell table:number-columns-repeated="59"/>
        </table:table-row>
        <table:table-row table:style-name="ro1">
          <table:table-cell office:value-type="float" office:value="0.0000002960625" calcext:value-type="float">
            <text:p>2.960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style-name="ce1" table:formula="of:=10^9*[.A992]" office:value-type="float" office:value="296.0625" calcext:value-type="float">
            <text:p>296.0625</text:p>
          </table:table-cell>
          <table:table-cell table:style-name="ce1" table:formula="of:=[.B992]" office:value-type="float" office:value="-0.957613" calcext:value-type="float">
            <text:p>-0.957613</text:p>
          </table:table-cell>
          <table:table-cell table:number-columns-repeated="59"/>
        </table:table-row>
        <table:table-row table:style-name="ro1">
          <table:table-cell office:value-type="float" office:value="0.0000002965625" calcext:value-type="float">
            <text:p>2.965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style-name="ce1" table:formula="of:=10^9*[.A993]" office:value-type="float" office:value="296.5625" calcext:value-type="float">
            <text:p>296.5625</text:p>
          </table:table-cell>
          <table:table-cell table:style-name="ce1" table:formula="of:=[.B993]" office:value-type="float" office:value="-0.957613" calcext:value-type="float">
            <text:p>-0.957613</text:p>
          </table:table-cell>
          <table:table-cell table:number-columns-repeated="59"/>
        </table:table-row>
        <table:table-row table:style-name="ro1">
          <table:table-cell office:value-type="float" office:value="0.0000002970625" calcext:value-type="float">
            <text:p>2.970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style-name="ce1" table:formula="of:=10^9*[.A994]" office:value-type="float" office:value="297.0625" calcext:value-type="float">
            <text:p>297.0625</text:p>
          </table:table-cell>
          <table:table-cell table:style-name="ce1" table:formula="of:=[.B994]" office:value-type="float" office:value="-0.957613" calcext:value-type="float">
            <text:p>-0.957613</text:p>
          </table:table-cell>
          <table:table-cell table:number-columns-repeated="59"/>
        </table:table-row>
        <table:table-row table:style-name="ro1">
          <table:table-cell office:value-type="float" office:value="0.0000002975625" calcext:value-type="float">
            <text:p>2.975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style-name="ce1" table:formula="of:=10^9*[.A995]" office:value-type="float" office:value="297.5625" calcext:value-type="float">
            <text:p>297.5625</text:p>
          </table:table-cell>
          <table:table-cell table:style-name="ce1" table:formula="of:=[.B995]" office:value-type="float" office:value="-0.957613" calcext:value-type="float">
            <text:p>-0.957613</text:p>
          </table:table-cell>
          <table:table-cell table:number-columns-repeated="59"/>
        </table:table-row>
        <table:table-row table:style-name="ro1">
          <table:table-cell office:value-type="float" office:value="0.0000002980625" calcext:value-type="float">
            <text:p>2.980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style-name="ce1" table:formula="of:=10^9*[.A996]" office:value-type="float" office:value="298.0625" calcext:value-type="float">
            <text:p>298.0625</text:p>
          </table:table-cell>
          <table:table-cell table:style-name="ce1" table:formula="of:=[.B996]" office:value-type="float" office:value="-0.957613" calcext:value-type="float">
            <text:p>-0.957613</text:p>
          </table:table-cell>
          <table:table-cell table:number-columns-repeated="59"/>
        </table:table-row>
        <table:table-row table:style-name="ro1">
          <table:table-cell office:value-type="float" office:value="0.0000002985625" calcext:value-type="float">
            <text:p>2.98562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style-name="ce1" table:formula="of:=10^9*[.A997]" office:value-type="float" office:value="298.5625" calcext:value-type="float">
            <text:p>298.5625</text:p>
          </table:table-cell>
          <table:table-cell table:style-name="ce1" table:formula="of:=[.B997]" office:value-type="float" office:value="-0.965653" calcext:value-type="float">
            <text:p>-0.965653</text:p>
          </table:table-cell>
          <table:table-cell table:number-columns-repeated="59"/>
        </table:table-row>
        <table:table-row table:style-name="ro1">
          <table:table-cell office:value-type="float" office:value="0.0000002990625" calcext:value-type="float">
            <text:p>2.99062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style-name="ce1" table:formula="of:=10^9*[.A998]" office:value-type="float" office:value="299.0625" calcext:value-type="float">
            <text:p>299.0625</text:p>
          </table:table-cell>
          <table:table-cell table:style-name="ce1" table:formula="of:=[.B998]" office:value-type="float" office:value="-0.965653" calcext:value-type="float">
            <text:p>-0.965653</text:p>
          </table:table-cell>
          <table:table-cell table:number-columns-repeated="59"/>
        </table:table-row>
        <table:table-row table:style-name="ro1">
          <table:table-cell office:value-type="float" office:value="0.0000002995625" calcext:value-type="float">
            <text:p>2.995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style-name="ce1" table:formula="of:=10^9*[.A999]" office:value-type="float" office:value="299.5625" calcext:value-type="float">
            <text:p>299.5625</text:p>
          </table:table-cell>
          <table:table-cell table:style-name="ce1" table:formula="of:=[.B999]" office:value-type="float" office:value="-0.957613" calcext:value-type="float">
            <text:p>-0.957613</text:p>
          </table:table-cell>
          <table:table-cell table:number-columns-repeated="59"/>
        </table:table-row>
        <table:table-row table:style-name="ro1">
          <table:table-cell office:value-type="float" office:value="0.0000003000625" calcext:value-type="float">
            <text:p>3.000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style-name="ce1" table:formula="of:=10^9*[.A1000]" office:value-type="float" office:value="300.0625" calcext:value-type="float">
            <text:p>300.0625</text:p>
          </table:table-cell>
          <table:table-cell table:style-name="ce1" table:formula="of:=[.B1000]" office:value-type="float" office:value="-0.957613" calcext:value-type="float">
            <text:p>-0.957613</text:p>
          </table:table-cell>
          <table:table-cell table:number-columns-repeated="59"/>
        </table:table-row>
        <table:table-row table:style-name="ro1">
          <table:table-cell office:value-type="float" office:value="0.0000003005625" calcext:value-type="float">
            <text:p>3.005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style-name="ce1" table:formula="of:=10^9*[.A1001]" office:value-type="float" office:value="300.5625" calcext:value-type="float">
            <text:p>300.5625</text:p>
          </table:table-cell>
          <table:table-cell table:style-name="ce1" table:formula="of:=[.B1001]" office:value-type="float" office:value="-0.957613" calcext:value-type="float">
            <text:p>-0.957613</text:p>
          </table:table-cell>
          <table:table-cell table:number-columns-repeated="59"/>
        </table:table-row>
        <table:table-row table:style-name="ro1">
          <table:table-cell office:value-type="float" office:value="0.0000003010625" calcext:value-type="float">
            <text:p>3.01062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style-name="ce1" table:formula="of:=10^9*[.A1002]" office:value-type="float" office:value="301.0625" calcext:value-type="float">
            <text:p>301.0625</text:p>
          </table:table-cell>
          <table:table-cell table:style-name="ce1" table:formula="of:=[.B1002]" office:value-type="float" office:value="-0.965653" calcext:value-type="float">
            <text:p>-0.965653</text:p>
          </table:table-cell>
          <table:table-cell table:number-columns-repeated="59"/>
        </table:table-row>
        <table:table-row table:style-name="ro1">
          <table:table-cell office:value-type="float" office:value="0.0000003015625" calcext:value-type="float">
            <text:p>3.01562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style-name="ce1" table:formula="of:=10^9*[.A1003]" office:value-type="float" office:value="301.5625" calcext:value-type="float">
            <text:p>301.5625</text:p>
          </table:table-cell>
          <table:table-cell table:style-name="ce1" table:formula="of:=[.B1003]" office:value-type="float" office:value="-0.965653" calcext:value-type="float">
            <text:p>-0.965653</text:p>
          </table:table-cell>
          <table:table-cell table:number-columns-repeated="59"/>
        </table:table-row>
        <table:table-row table:style-name="ro1">
          <table:table-cell office:value-type="float" office:value="0.0000003020625" calcext:value-type="float">
            <text:p>3.020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style-name="ce1" table:formula="of:=10^9*[.A1004]" office:value-type="float" office:value="302.0625" calcext:value-type="float">
            <text:p>302.0625</text:p>
          </table:table-cell>
          <table:table-cell table:style-name="ce1" table:formula="of:=[.B1004]" office:value-type="float" office:value="-0.957613" calcext:value-type="float">
            <text:p>-0.957613</text:p>
          </table:table-cell>
          <table:table-cell table:number-columns-repeated="59"/>
        </table:table-row>
        <table:table-row table:style-name="ro1">
          <table:table-cell office:value-type="float" office:value="0.0000003025625" calcext:value-type="float">
            <text:p>3.02562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style-name="ce1" table:formula="of:=10^9*[.A1005]" office:value-type="float" office:value="302.5625" calcext:value-type="float">
            <text:p>302.5625</text:p>
          </table:table-cell>
          <table:table-cell table:style-name="ce1" table:formula="of:=[.B1005]" office:value-type="float" office:value="-0.965653" calcext:value-type="float">
            <text:p>-0.965653</text:p>
          </table:table-cell>
          <table:table-cell table:number-columns-repeated="59"/>
        </table:table-row>
        <table:table-row table:style-name="ro1">
          <table:table-cell office:value-type="float" office:value="0.0000003030625" calcext:value-type="float">
            <text:p>3.03062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style-name="ce1" table:formula="of:=10^9*[.A1006]" office:value-type="float" office:value="303.0625" calcext:value-type="float">
            <text:p>303.0625</text:p>
          </table:table-cell>
          <table:table-cell table:style-name="ce1" table:formula="of:=[.B1006]" office:value-type="float" office:value="-0.965653" calcext:value-type="float">
            <text:p>-0.965653</text:p>
          </table:table-cell>
          <table:table-cell table:number-columns-repeated="59"/>
        </table:table-row>
        <table:table-row table:style-name="ro1">
          <table:table-cell office:value-type="float" office:value="0.0000003035625" calcext:value-type="float">
            <text:p>3.035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style-name="ce1" table:formula="of:=10^9*[.A1007]" office:value-type="float" office:value="303.5625" calcext:value-type="float">
            <text:p>303.5625</text:p>
          </table:table-cell>
          <table:table-cell table:style-name="ce1" table:formula="of:=[.B1007]" office:value-type="float" office:value="-0.957613" calcext:value-type="float">
            <text:p>-0.957613</text:p>
          </table:table-cell>
          <table:table-cell table:number-columns-repeated="59"/>
        </table:table-row>
        <table:table-row table:style-name="ro1">
          <table:table-cell office:value-type="float" office:value="0.0000003040625" calcext:value-type="float">
            <text:p>3.040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style-name="ce1" table:formula="of:=10^9*[.A1008]" office:value-type="float" office:value="304.0625" calcext:value-type="float">
            <text:p>304.0625</text:p>
          </table:table-cell>
          <table:table-cell table:style-name="ce1" table:formula="of:=[.B1008]" office:value-type="float" office:value="-0.957613" calcext:value-type="float">
            <text:p>-0.957613</text:p>
          </table:table-cell>
          <table:table-cell table:number-columns-repeated="59"/>
        </table:table-row>
        <table:table-row table:style-name="ro1">
          <table:table-cell office:value-type="float" office:value="0.0000003045625" calcext:value-type="float">
            <text:p>3.045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style-name="ce1" table:formula="of:=10^9*[.A1009]" office:value-type="float" office:value="304.5625" calcext:value-type="float">
            <text:p>304.5625</text:p>
          </table:table-cell>
          <table:table-cell table:style-name="ce1" table:formula="of:=[.B1009]" office:value-type="float" office:value="-0.957613" calcext:value-type="float">
            <text:p>-0.957613</text:p>
          </table:table-cell>
          <table:table-cell table:number-columns-repeated="59"/>
        </table:table-row>
        <table:table-row table:style-name="ro1">
          <table:table-cell office:value-type="float" office:value="0.0000003050625" calcext:value-type="float">
            <text:p>3.050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style-name="ce1" table:formula="of:=10^9*[.A1010]" office:value-type="float" office:value="305.0625" calcext:value-type="float">
            <text:p>305.0625</text:p>
          </table:table-cell>
          <table:table-cell table:style-name="ce1" table:formula="of:=[.B1010]" office:value-type="float" office:value="-0.957613" calcext:value-type="float">
            <text:p>-0.957613</text:p>
          </table:table-cell>
          <table:table-cell table:number-columns-repeated="59"/>
        </table:table-row>
        <table:table-row table:style-name="ro1">
          <table:table-cell office:value-type="float" office:value="0.0000003055625" calcext:value-type="float">
            <text:p>3.05562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style-name="ce1" table:formula="of:=10^9*[.A1011]" office:value-type="float" office:value="305.5625" calcext:value-type="float">
            <text:p>305.5625</text:p>
          </table:table-cell>
          <table:table-cell table:style-name="ce1" table:formula="of:=[.B1011]" office:value-type="float" office:value="-0.965653" calcext:value-type="float">
            <text:p>-0.965653</text:p>
          </table:table-cell>
          <table:table-cell table:number-columns-repeated="59"/>
        </table:table-row>
        <table:table-row table:style-name="ro1">
          <table:table-cell office:value-type="float" office:value="0.0000003060625" calcext:value-type="float">
            <text:p>3.06062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style-name="ce1" table:formula="of:=10^9*[.A1012]" office:value-type="float" office:value="306.0625" calcext:value-type="float">
            <text:p>306.0625</text:p>
          </table:table-cell>
          <table:table-cell table:style-name="ce1" table:formula="of:=[.B1012]" office:value-type="float" office:value="-0.965653" calcext:value-type="float">
            <text:p>-0.965653</text:p>
          </table:table-cell>
          <table:table-cell table:number-columns-repeated="59"/>
        </table:table-row>
        <table:table-row table:style-name="ro1">
          <table:table-cell office:value-type="float" office:value="0.0000003065625" calcext:value-type="float">
            <text:p>3.065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style-name="ce1" table:formula="of:=10^9*[.A1013]" office:value-type="float" office:value="306.5625" calcext:value-type="float">
            <text:p>306.5625</text:p>
          </table:table-cell>
          <table:table-cell table:style-name="ce1" table:formula="of:=[.B1013]" office:value-type="float" office:value="-0.957613" calcext:value-type="float">
            <text:p>-0.957613</text:p>
          </table:table-cell>
          <table:table-cell table:number-columns-repeated="59"/>
        </table:table-row>
        <table:table-row table:style-name="ro1">
          <table:table-cell office:value-type="float" office:value="0.0000003070625" calcext:value-type="float">
            <text:p>3.070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style-name="ce1" table:formula="of:=10^9*[.A1014]" office:value-type="float" office:value="307.0625" calcext:value-type="float">
            <text:p>307.0625</text:p>
          </table:table-cell>
          <table:table-cell table:style-name="ce1" table:formula="of:=[.B1014]" office:value-type="float" office:value="-0.957613" calcext:value-type="float">
            <text:p>-0.957613</text:p>
          </table:table-cell>
          <table:table-cell table:number-columns-repeated="59"/>
        </table:table-row>
        <table:table-row table:style-name="ro1">
          <table:table-cell office:value-type="float" office:value="0.0000003075625" calcext:value-type="float">
            <text:p>3.075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style-name="ce1" table:formula="of:=10^9*[.A1015]" office:value-type="float" office:value="307.5625" calcext:value-type="float">
            <text:p>307.5625</text:p>
          </table:table-cell>
          <table:table-cell table:style-name="ce1" table:formula="of:=[.B1015]" office:value-type="float" office:value="-0.941533" calcext:value-type="float">
            <text:p>-0.941533</text:p>
          </table:table-cell>
          <table:table-cell table:number-columns-repeated="59"/>
        </table:table-row>
        <table:table-row table:style-name="ro1">
          <table:table-cell office:value-type="float" office:value="0.0000003080625" calcext:value-type="float">
            <text:p>3.080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style-name="ce1" table:formula="of:=10^9*[.A1016]" office:value-type="float" office:value="308.0625" calcext:value-type="float">
            <text:p>308.0625</text:p>
          </table:table-cell>
          <table:table-cell table:style-name="ce1" table:formula="of:=[.B1016]" office:value-type="float" office:value="-0.933492" calcext:value-type="float">
            <text:p>-0.933492</text:p>
          </table:table-cell>
          <table:table-cell table:number-columns-repeated="59"/>
        </table:table-row>
        <table:table-row table:style-name="ro1">
          <table:table-cell office:value-type="float" office:value="0.0000003085625" calcext:value-type="float">
            <text:p>3.085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style-name="ce1" table:formula="of:=10^9*[.A1017]" office:value-type="float" office:value="308.5625" calcext:value-type="float">
            <text:p>308.5625</text:p>
          </table:table-cell>
          <table:table-cell table:style-name="ce1" table:formula="of:=[.B1017]" office:value-type="float" office:value="-0.917412" calcext:value-type="float">
            <text:p>-0.917412</text:p>
          </table:table-cell>
          <table:table-cell table:number-columns-repeated="59"/>
        </table:table-row>
        <table:table-row table:style-name="ro1">
          <table:table-cell office:value-type="float" office:value="0.0000003090625" calcext:value-type="float">
            <text:p>3.090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style-name="ce1" table:formula="of:=10^9*[.A1018]" office:value-type="float" office:value="309.0625" calcext:value-type="float">
            <text:p>309.0625</text:p>
          </table:table-cell>
          <table:table-cell table:style-name="ce1" table:formula="of:=[.B1018]" office:value-type="float" office:value="-0.909372" calcext:value-type="float">
            <text:p>-0.909372</text:p>
          </table:table-cell>
          <table:table-cell table:number-columns-repeated="59"/>
        </table:table-row>
        <table:table-row table:style-name="ro1">
          <table:table-cell office:value-type="float" office:value="0.0000003095625" calcext:value-type="float">
            <text:p>3.095625E-07</text:p>
          </table:table-cell>
          <table:table-cell office:value-type="float" office:value="-0.893291" calcext:value-type="float">
            <text:p>-0.893291</text:p>
          </table:table-cell>
          <table:table-cell/>
          <table:table-cell table:style-name="ce1" table:formula="of:=10^9*[.A1019]" office:value-type="float" office:value="309.5625" calcext:value-type="float">
            <text:p>309.5625</text:p>
          </table:table-cell>
          <table:table-cell table:style-name="ce1" table:formula="of:=[.B1019]" office:value-type="float" office:value="-0.893291" calcext:value-type="float">
            <text:p>-0.893291</text:p>
          </table:table-cell>
          <table:table-cell table:number-columns-repeated="59"/>
        </table:table-row>
        <table:table-row table:style-name="ro1">
          <table:table-cell office:value-type="float" office:value="0.0000003100625" calcext:value-type="float">
            <text:p>3.100625E-07</text:p>
          </table:table-cell>
          <table:table-cell office:value-type="float" office:value="-0.861131" calcext:value-type="float">
            <text:p>-0.861131</text:p>
          </table:table-cell>
          <table:table-cell/>
          <table:table-cell table:style-name="ce1" table:formula="of:=10^9*[.A1020]" office:value-type="float" office:value="310.0625" calcext:value-type="float">
            <text:p>310.0625</text:p>
          </table:table-cell>
          <table:table-cell table:style-name="ce1" table:formula="of:=[.B1020]" office:value-type="float" office:value="-0.861131" calcext:value-type="float">
            <text:p>-0.861131</text:p>
          </table:table-cell>
          <table:table-cell table:number-columns-repeated="59"/>
        </table:table-row>
        <table:table-row table:style-name="ro1">
          <table:table-cell office:value-type="float" office:value="0.0000003105625" calcext:value-type="float">
            <text:p>3.105625E-07</text:p>
          </table:table-cell>
          <table:table-cell office:value-type="float" office:value="-0.84505" calcext:value-type="float">
            <text:p>-0.84505</text:p>
          </table:table-cell>
          <table:table-cell/>
          <table:table-cell table:style-name="ce1" table:formula="of:=10^9*[.A1021]" office:value-type="float" office:value="310.5625" calcext:value-type="float">
            <text:p>310.5625</text:p>
          </table:table-cell>
          <table:table-cell table:style-name="ce1" table:formula="of:=[.B1021]" office:value-type="float" office:value="-0.84505" calcext:value-type="float">
            <text:p>-0.84505</text:p>
          </table:table-cell>
          <table:table-cell table:number-columns-repeated="59"/>
        </table:table-row>
        <table:table-row table:style-name="ro1">
          <table:table-cell office:value-type="float" office:value="0.0000003110625" calcext:value-type="float">
            <text:p>3.110625E-07</text:p>
          </table:table-cell>
          <table:table-cell office:value-type="float" office:value="-0.812889" calcext:value-type="float">
            <text:p>-0.812889</text:p>
          </table:table-cell>
          <table:table-cell/>
          <table:table-cell table:style-name="ce1" table:formula="of:=10^9*[.A1022]" office:value-type="float" office:value="311.0625" calcext:value-type="float">
            <text:p>311.0625</text:p>
          </table:table-cell>
          <table:table-cell table:style-name="ce1" table:formula="of:=[.B1022]" office:value-type="float" office:value="-0.812889" calcext:value-type="float">
            <text:p>-0.812889</text:p>
          </table:table-cell>
          <table:table-cell table:number-columns-repeated="59"/>
        </table:table-row>
        <table:table-row table:style-name="ro1">
          <table:table-cell office:value-type="float" office:value="0.0000003115625" calcext:value-type="float">
            <text:p>3.115625E-07</text:p>
          </table:table-cell>
          <table:table-cell office:value-type="float" office:value="-0.772688" calcext:value-type="float">
            <text:p>-0.772688</text:p>
          </table:table-cell>
          <table:table-cell/>
          <table:table-cell table:style-name="ce1" table:formula="of:=10^9*[.A1023]" office:value-type="float" office:value="311.5625" calcext:value-type="float">
            <text:p>311.5625</text:p>
          </table:table-cell>
          <table:table-cell table:style-name="ce1" table:formula="of:=[.B1023]" office:value-type="float" office:value="-0.772688" calcext:value-type="float">
            <text:p>-0.772688</text:p>
          </table:table-cell>
          <table:table-cell table:number-columns-repeated="59"/>
        </table:table-row>
        <table:table-row table:style-name="ro1">
          <table:table-cell office:value-type="float" office:value="0.0000003120625" calcext:value-type="float">
            <text:p>3.120625E-07</text:p>
          </table:table-cell>
          <table:table-cell office:value-type="float" office:value="-0.748568" calcext:value-type="float">
            <text:p>-0.748568</text:p>
          </table:table-cell>
          <table:table-cell/>
          <table:table-cell table:style-name="ce1" table:formula="of:=10^9*[.A1024]" office:value-type="float" office:value="312.0625" calcext:value-type="float">
            <text:p>312.0625</text:p>
          </table:table-cell>
          <table:table-cell table:style-name="ce1" table:formula="of:=[.B1024]" office:value-type="float" office:value="-0.748568" calcext:value-type="float">
            <text:p>-0.748568</text:p>
          </table:table-cell>
          <table:table-cell table:number-columns-repeated="59"/>
        </table:table-row>
        <table:table-row table:style-name="ro1">
          <table:table-cell office:value-type="float" office:value="0.0000003125625" calcext:value-type="float">
            <text:p>3.125625E-07</text:p>
          </table:table-cell>
          <table:table-cell office:value-type="float" office:value="-0.716407" calcext:value-type="float">
            <text:p>-0.716407</text:p>
          </table:table-cell>
          <table:table-cell/>
          <table:table-cell table:style-name="ce1" table:formula="of:=10^9*[.A1025]" office:value-type="float" office:value="312.5625" calcext:value-type="float">
            <text:p>312.5625</text:p>
          </table:table-cell>
          <table:table-cell table:style-name="ce1" table:formula="of:=[.B1025]" office:value-type="float" office:value="-0.716407" calcext:value-type="float">
            <text:p>-0.716407</text:p>
          </table:table-cell>
          <table:table-cell table:number-columns-repeated="59"/>
        </table:table-row>
        <table:table-row table:style-name="ro1">
          <table:table-cell office:value-type="float" office:value="0.0000003130625" calcext:value-type="float">
            <text:p>3.130625E-07</text:p>
          </table:table-cell>
          <table:table-cell office:value-type="float" office:value="-0.684246" calcext:value-type="float">
            <text:p>-0.684246</text:p>
          </table:table-cell>
          <table:table-cell/>
          <table:table-cell table:style-name="ce1" table:formula="of:=10^9*[.A1026]" office:value-type="float" office:value="313.0625" calcext:value-type="float">
            <text:p>313.0625</text:p>
          </table:table-cell>
          <table:table-cell table:style-name="ce1" table:formula="of:=[.B1026]" office:value-type="float" office:value="-0.684246" calcext:value-type="float">
            <text:p>-0.684246</text:p>
          </table:table-cell>
          <table:table-cell table:number-columns-repeated="59"/>
        </table:table-row>
        <table:table-row table:style-name="ro1">
          <table:table-cell office:value-type="float" office:value="0.0000003135625" calcext:value-type="float">
            <text:p>3.135625E-07</text:p>
          </table:table-cell>
          <table:table-cell office:value-type="float" office:value="-0.644045" calcext:value-type="float">
            <text:p>-0.644045</text:p>
          </table:table-cell>
          <table:table-cell/>
          <table:table-cell table:style-name="ce1" table:formula="of:=10^9*[.A1027]" office:value-type="float" office:value="313.5625" calcext:value-type="float">
            <text:p>313.5625</text:p>
          </table:table-cell>
          <table:table-cell table:style-name="ce1" table:formula="of:=[.B1027]" office:value-type="float" office:value="-0.644045" calcext:value-type="float">
            <text:p>-0.644045</text:p>
          </table:table-cell>
          <table:table-cell table:number-columns-repeated="59"/>
        </table:table-row>
        <table:table-row table:style-name="ro1">
          <table:table-cell office:value-type="float" office:value="0.0000003140625" calcext:value-type="float">
            <text:p>3.140625E-07</text:p>
          </table:table-cell>
          <table:table-cell office:value-type="float" office:value="-0.619925" calcext:value-type="float">
            <text:p>-0.619925</text:p>
          </table:table-cell>
          <table:table-cell/>
          <table:table-cell table:style-name="ce1" table:formula="of:=10^9*[.A1028]" office:value-type="float" office:value="314.0625" calcext:value-type="float">
            <text:p>314.0625</text:p>
          </table:table-cell>
          <table:table-cell table:style-name="ce1" table:formula="of:=[.B1028]" office:value-type="float" office:value="-0.619925" calcext:value-type="float">
            <text:p>-0.619925</text:p>
          </table:table-cell>
          <table:table-cell table:number-columns-repeated="59"/>
        </table:table-row>
        <table:table-row table:style-name="ro1">
          <table:table-cell office:value-type="float" office:value="0.0000003145625" calcext:value-type="float">
            <text:p>3.145625E-07</text:p>
          </table:table-cell>
          <table:table-cell office:value-type="float" office:value="-0.595804" calcext:value-type="float">
            <text:p>-0.595804</text:p>
          </table:table-cell>
          <table:table-cell/>
          <table:table-cell table:style-name="ce1" table:formula="of:=10^9*[.A1029]" office:value-type="float" office:value="314.5625" calcext:value-type="float">
            <text:p>314.5625</text:p>
          </table:table-cell>
          <table:table-cell table:style-name="ce1" table:formula="of:=[.B1029]" office:value-type="float" office:value="-0.595804" calcext:value-type="float">
            <text:p>-0.595804</text:p>
          </table:table-cell>
          <table:table-cell table:number-columns-repeated="59"/>
        </table:table-row>
        <table:table-row table:style-name="ro1">
          <table:table-cell office:value-type="float" office:value="0.0000003150625" calcext:value-type="float">
            <text:p>3.150625E-07</text:p>
          </table:table-cell>
          <table:table-cell office:value-type="float" office:value="-0.571683" calcext:value-type="float">
            <text:p>-0.571683</text:p>
          </table:table-cell>
          <table:table-cell/>
          <table:table-cell table:style-name="ce1" table:formula="of:=10^9*[.A1030]" office:value-type="float" office:value="315.0625" calcext:value-type="float">
            <text:p>315.0625</text:p>
          </table:table-cell>
          <table:table-cell table:style-name="ce1" table:formula="of:=[.B1030]" office:value-type="float" office:value="-0.571683" calcext:value-type="float">
            <text:p>-0.571683</text:p>
          </table:table-cell>
          <table:table-cell table:number-columns-repeated="59"/>
        </table:table-row>
        <table:table-row table:style-name="ro1">
          <table:table-cell office:value-type="float" office:value="0.0000003155625" calcext:value-type="float">
            <text:p>3.155625E-07</text:p>
          </table:table-cell>
          <table:table-cell office:value-type="float" office:value="-0.547563" calcext:value-type="float">
            <text:p>-0.547563</text:p>
          </table:table-cell>
          <table:table-cell/>
          <table:table-cell table:style-name="ce1" table:formula="of:=10^9*[.A1031]" office:value-type="float" office:value="315.5625" calcext:value-type="float">
            <text:p>315.5625</text:p>
          </table:table-cell>
          <table:table-cell table:style-name="ce1" table:formula="of:=[.B1031]" office:value-type="float" office:value="-0.547563" calcext:value-type="float">
            <text:p>-0.547563</text:p>
          </table:table-cell>
          <table:table-cell table:number-columns-repeated="59"/>
        </table:table-row>
        <table:table-row table:style-name="ro1">
          <table:table-cell office:value-type="float" office:value="0.0000003160625" calcext:value-type="float">
            <text:p>3.160625E-07</text:p>
          </table:table-cell>
          <table:table-cell office:value-type="float" office:value="-0.531482" calcext:value-type="float">
            <text:p>-0.531482</text:p>
          </table:table-cell>
          <table:table-cell/>
          <table:table-cell table:style-name="ce1" table:formula="of:=10^9*[.A1032]" office:value-type="float" office:value="316.0625" calcext:value-type="float">
            <text:p>316.0625</text:p>
          </table:table-cell>
          <table:table-cell table:style-name="ce1" table:formula="of:=[.B1032]" office:value-type="float" office:value="-0.531482" calcext:value-type="float">
            <text:p>-0.531482</text:p>
          </table:table-cell>
          <table:table-cell table:number-columns-repeated="59"/>
        </table:table-row>
        <table:table-row table:style-name="ro1">
          <table:table-cell office:value-type="float" office:value="0.0000003165625" calcext:value-type="float">
            <text:p>3.165625E-07</text:p>
          </table:table-cell>
          <table:table-cell office:value-type="float" office:value="-0.515402" calcext:value-type="float">
            <text:p>-0.515402</text:p>
          </table:table-cell>
          <table:table-cell/>
          <table:table-cell table:style-name="ce1" table:formula="of:=10^9*[.A1033]" office:value-type="float" office:value="316.5625" calcext:value-type="float">
            <text:p>316.5625</text:p>
          </table:table-cell>
          <table:table-cell table:style-name="ce1" table:formula="of:=[.B1033]" office:value-type="float" office:value="-0.515402" calcext:value-type="float">
            <text:p>-0.515402</text:p>
          </table:table-cell>
          <table:table-cell table:number-columns-repeated="59"/>
        </table:table-row>
        <table:table-row table:style-name="ro1">
          <table:table-cell office:value-type="float" office:value="0.0000003170625" calcext:value-type="float">
            <text:p>3.170625E-07</text:p>
          </table:table-cell>
          <table:table-cell office:value-type="float" office:value="-0.499322" calcext:value-type="float">
            <text:p>-0.499322</text:p>
          </table:table-cell>
          <table:table-cell/>
          <table:table-cell table:style-name="ce1" table:formula="of:=10^9*[.A1034]" office:value-type="float" office:value="317.0625" calcext:value-type="float">
            <text:p>317.0625</text:p>
          </table:table-cell>
          <table:table-cell table:style-name="ce1" table:formula="of:=[.B1034]" office:value-type="float" office:value="-0.499322" calcext:value-type="float">
            <text:p>-0.499322</text:p>
          </table:table-cell>
          <table:table-cell table:number-columns-repeated="59"/>
        </table:table-row>
        <table:table-row table:style-name="ro1">
          <table:table-cell office:value-type="float" office:value="0.0000003175625" calcext:value-type="float">
            <text:p>3.175625E-07</text:p>
          </table:table-cell>
          <table:table-cell office:value-type="float" office:value="-0.483241" calcext:value-type="float">
            <text:p>-0.483241</text:p>
          </table:table-cell>
          <table:table-cell/>
          <table:table-cell table:style-name="ce1" table:formula="of:=10^9*[.A1035]" office:value-type="float" office:value="317.5625" calcext:value-type="float">
            <text:p>317.5625</text:p>
          </table:table-cell>
          <table:table-cell table:style-name="ce1" table:formula="of:=[.B1035]" office:value-type="float" office:value="-0.483241" calcext:value-type="float">
            <text:p>-0.483241</text:p>
          </table:table-cell>
          <table:table-cell table:number-columns-repeated="59"/>
        </table:table-row>
        <table:table-row table:style-name="ro1">
          <table:table-cell office:value-type="float" office:value="0.0000003180625" calcext:value-type="float">
            <text:p>3.180625E-07</text:p>
          </table:table-cell>
          <table:table-cell office:value-type="float" office:value="-0.45108" calcext:value-type="float">
            <text:p>-0.45108</text:p>
          </table:table-cell>
          <table:table-cell/>
          <table:table-cell table:style-name="ce1" table:formula="of:=10^9*[.A1036]" office:value-type="float" office:value="318.0625" calcext:value-type="float">
            <text:p>318.0625</text:p>
          </table:table-cell>
          <table:table-cell table:style-name="ce1" table:formula="of:=[.B1036]" office:value-type="float" office:value="-0.45108" calcext:value-type="float">
            <text:p>-0.45108</text:p>
          </table:table-cell>
          <table:table-cell table:number-columns-repeated="59"/>
        </table:table-row>
        <table:table-row table:style-name="ro1">
          <table:table-cell office:value-type="float" office:value="0.0000003185625" calcext:value-type="float">
            <text:p>3.185625E-07</text:p>
          </table:table-cell>
          <table:table-cell office:value-type="float" office:value="-0.45108" calcext:value-type="float">
            <text:p>-0.45108</text:p>
          </table:table-cell>
          <table:table-cell/>
          <table:table-cell table:style-name="ce1" table:formula="of:=10^9*[.A1037]" office:value-type="float" office:value="318.5625" calcext:value-type="float">
            <text:p>318.5625</text:p>
          </table:table-cell>
          <table:table-cell table:style-name="ce1" table:formula="of:=[.B1037]" office:value-type="float" office:value="-0.45108" calcext:value-type="float">
            <text:p>-0.45108</text:p>
          </table:table-cell>
          <table:table-cell table:number-columns-repeated="59"/>
        </table:table-row>
        <table:table-row table:style-name="ro1">
          <table:table-cell office:value-type="float" office:value="0.0000003190625" calcext:value-type="float">
            <text:p>3.190625E-07</text:p>
          </table:table-cell>
          <table:table-cell office:value-type="float" office:value="-0.44304" calcext:value-type="float">
            <text:p>-0.44304</text:p>
          </table:table-cell>
          <table:table-cell/>
          <table:table-cell table:style-name="ce1" table:formula="of:=10^9*[.A1038]" office:value-type="float" office:value="319.0625" calcext:value-type="float">
            <text:p>319.0625</text:p>
          </table:table-cell>
          <table:table-cell table:style-name="ce1" table:formula="of:=[.B1038]" office:value-type="float" office:value="-0.44304" calcext:value-type="float">
            <text:p>-0.44304</text:p>
          </table:table-cell>
          <table:table-cell table:number-columns-repeated="59"/>
        </table:table-row>
        <table:table-row table:style-name="ro1">
          <table:table-cell office:value-type="float" office:value="0.0000003195625" calcext:value-type="float">
            <text:p>3.195625E-07</text:p>
          </table:table-cell>
          <table:table-cell office:value-type="float" office:value="-0.41892" calcext:value-type="float">
            <text:p>-0.41892</text:p>
          </table:table-cell>
          <table:table-cell/>
          <table:table-cell table:style-name="ce1" table:formula="of:=10^9*[.A1039]" office:value-type="float" office:value="319.5625" calcext:value-type="float">
            <text:p>319.5625</text:p>
          </table:table-cell>
          <table:table-cell table:style-name="ce1" table:formula="of:=[.B1039]" office:value-type="float" office:value="-0.41892" calcext:value-type="float">
            <text:p>-0.41892</text:p>
          </table:table-cell>
          <table:table-cell table:number-columns-repeated="59"/>
        </table:table-row>
        <table:table-row table:style-name="ro1">
          <table:table-cell office:value-type="float" office:value="0.0000003200625" calcext:value-type="float">
            <text:p>3.200625E-07</text:p>
          </table:table-cell>
          <table:table-cell office:value-type="float" office:value="-0.41892" calcext:value-type="float">
            <text:p>-0.41892</text:p>
          </table:table-cell>
          <table:table-cell/>
          <table:table-cell table:style-name="ce1" table:formula="of:=10^9*[.A1040]" office:value-type="float" office:value="320.0625" calcext:value-type="float">
            <text:p>320.0625</text:p>
          </table:table-cell>
          <table:table-cell table:style-name="ce1" table:formula="of:=[.B1040]" office:value-type="float" office:value="-0.41892" calcext:value-type="float">
            <text:p>-0.41892</text:p>
          </table:table-cell>
          <table:table-cell table:number-columns-repeated="59"/>
        </table:table-row>
        <table:table-row table:style-name="ro1">
          <table:table-cell office:value-type="float" office:value="0.0000003205625" calcext:value-type="float">
            <text:p>3.205625E-07</text:p>
          </table:table-cell>
          <table:table-cell office:value-type="float" office:value="-0.402839" calcext:value-type="float">
            <text:p>-0.402839</text:p>
          </table:table-cell>
          <table:table-cell/>
          <table:table-cell table:style-name="ce1" table:formula="of:=10^9*[.A1041]" office:value-type="float" office:value="320.5625" calcext:value-type="float">
            <text:p>320.5625</text:p>
          </table:table-cell>
          <table:table-cell table:style-name="ce1" table:formula="of:=[.B1041]" office:value-type="float" office:value="-0.402839" calcext:value-type="float">
            <text:p>-0.402839</text:p>
          </table:table-cell>
          <table:table-cell table:number-columns-repeated="59"/>
        </table:table-row>
        <table:table-row table:style-name="ro1">
          <table:table-cell office:value-type="float" office:value="0.0000003210625" calcext:value-type="float">
            <text:p>3.210625E-07</text:p>
          </table:table-cell>
          <table:table-cell office:value-type="float" office:value="-0.386759" calcext:value-type="float">
            <text:p>-0.386759</text:p>
          </table:table-cell>
          <table:table-cell/>
          <table:table-cell table:style-name="ce1" table:formula="of:=10^9*[.A1042]" office:value-type="float" office:value="321.0625" calcext:value-type="float">
            <text:p>321.0625</text:p>
          </table:table-cell>
          <table:table-cell table:style-name="ce1" table:formula="of:=[.B1042]" office:value-type="float" office:value="-0.386759" calcext:value-type="float">
            <text:p>-0.386759</text:p>
          </table:table-cell>
          <table:table-cell table:number-columns-repeated="59"/>
        </table:table-row>
        <table:table-row table:style-name="ro1">
          <table:table-cell office:value-type="float" office:value="0.0000003215625" calcext:value-type="float">
            <text:p>3.215625E-07</text:p>
          </table:table-cell>
          <table:table-cell office:value-type="float" office:value="-0.386759" calcext:value-type="float">
            <text:p>-0.386759</text:p>
          </table:table-cell>
          <table:table-cell/>
          <table:table-cell table:style-name="ce1" table:formula="of:=10^9*[.A1043]" office:value-type="float" office:value="321.5625" calcext:value-type="float">
            <text:p>321.5625</text:p>
          </table:table-cell>
          <table:table-cell table:style-name="ce1" table:formula="of:=[.B1043]" office:value-type="float" office:value="-0.386759" calcext:value-type="float">
            <text:p>-0.386759</text:p>
          </table:table-cell>
          <table:table-cell table:number-columns-repeated="59"/>
        </table:table-row>
        <table:table-row table:style-name="ro1">
          <table:table-cell office:value-type="float" office:value="0.0000003220625" calcext:value-type="float">
            <text:p>3.220625E-07</text:p>
          </table:table-cell>
          <table:table-cell office:value-type="float" office:value="-0.378719" calcext:value-type="float">
            <text:p>-0.378719</text:p>
          </table:table-cell>
          <table:table-cell/>
          <table:table-cell table:style-name="ce1" table:formula="of:=10^9*[.A1044]" office:value-type="float" office:value="322.0625" calcext:value-type="float">
            <text:p>322.0625</text:p>
          </table:table-cell>
          <table:table-cell table:style-name="ce1" table:formula="of:=[.B1044]" office:value-type="float" office:value="-0.378719" calcext:value-type="float">
            <text:p>-0.378719</text:p>
          </table:table-cell>
          <table:table-cell table:number-columns-repeated="59"/>
        </table:table-row>
        <table:table-row table:style-name="ro1">
          <table:table-cell office:value-type="float" office:value="0.0000003225625" calcext:value-type="float">
            <text:p>3.225625E-07</text:p>
          </table:table-cell>
          <table:table-cell office:value-type="float" office:value="-0.370678" calcext:value-type="float">
            <text:p>-0.370678</text:p>
          </table:table-cell>
          <table:table-cell/>
          <table:table-cell table:style-name="ce1" table:formula="of:=10^9*[.A1045]" office:value-type="float" office:value="322.5625" calcext:value-type="float">
            <text:p>322.5625</text:p>
          </table:table-cell>
          <table:table-cell table:style-name="ce1" table:formula="of:=[.B1045]" office:value-type="float" office:value="-0.370678" calcext:value-type="float">
            <text:p>-0.370678</text:p>
          </table:table-cell>
          <table:table-cell table:number-columns-repeated="59"/>
        </table:table-row>
        <table:table-row table:style-name="ro1">
          <table:table-cell office:value-type="float" office:value="0.0000003230625" calcext:value-type="float">
            <text:p>3.230625E-07</text:p>
          </table:table-cell>
          <table:table-cell office:value-type="float" office:value="-0.362638" calcext:value-type="float">
            <text:p>-0.362638</text:p>
          </table:table-cell>
          <table:table-cell/>
          <table:table-cell table:style-name="ce1" table:formula="of:=10^9*[.A1046]" office:value-type="float" office:value="323.0625" calcext:value-type="float">
            <text:p>323.0625</text:p>
          </table:table-cell>
          <table:table-cell table:style-name="ce1" table:formula="of:=[.B1046]" office:value-type="float" office:value="-0.362638" calcext:value-type="float">
            <text:p>-0.362638</text:p>
          </table:table-cell>
          <table:table-cell table:number-columns-repeated="59"/>
        </table:table-row>
        <table:table-row table:style-name="ro1">
          <table:table-cell office:value-type="float" office:value="0.0000003235625" calcext:value-type="float">
            <text:p>3.235625E-07</text:p>
          </table:table-cell>
          <table:table-cell office:value-type="float" office:value="-0.354598" calcext:value-type="float">
            <text:p>-0.354598</text:p>
          </table:table-cell>
          <table:table-cell/>
          <table:table-cell table:style-name="ce1" table:formula="of:=10^9*[.A1047]" office:value-type="float" office:value="323.5625" calcext:value-type="float">
            <text:p>323.5625</text:p>
          </table:table-cell>
          <table:table-cell table:style-name="ce1" table:formula="of:=[.B1047]" office:value-type="float" office:value="-0.354598" calcext:value-type="float">
            <text:p>-0.354598</text:p>
          </table:table-cell>
          <table:table-cell table:number-columns-repeated="59"/>
        </table:table-row>
        <table:table-row table:style-name="ro1">
          <table:table-cell office:value-type="float" office:value="0.0000003240625" calcext:value-type="float">
            <text:p>3.240625E-07</text:p>
          </table:table-cell>
          <table:table-cell office:value-type="float" office:value="-0.354598" calcext:value-type="float">
            <text:p>-0.354598</text:p>
          </table:table-cell>
          <table:table-cell/>
          <table:table-cell table:style-name="ce1" table:formula="of:=10^9*[.A1048]" office:value-type="float" office:value="324.0625" calcext:value-type="float">
            <text:p>324.0625</text:p>
          </table:table-cell>
          <table:table-cell table:style-name="ce1" table:formula="of:=[.B1048]" office:value-type="float" office:value="-0.354598" calcext:value-type="float">
            <text:p>-0.354598</text:p>
          </table:table-cell>
          <table:table-cell table:number-columns-repeated="59"/>
        </table:table-row>
        <table:table-row table:style-name="ro1">
          <table:table-cell office:value-type="float" office:value="0.0000003245625" calcext:value-type="float">
            <text:p>3.245625E-07</text:p>
          </table:table-cell>
          <table:table-cell office:value-type="float" office:value="-0.338518" calcext:value-type="float">
            <text:p>-0.338518</text:p>
          </table:table-cell>
          <table:table-cell/>
          <table:table-cell table:style-name="ce1" table:formula="of:=10^9*[.A1049]" office:value-type="float" office:value="324.5625" calcext:value-type="float">
            <text:p>324.5625</text:p>
          </table:table-cell>
          <table:table-cell table:style-name="ce1" table:formula="of:=[.B1049]" office:value-type="float" office:value="-0.338518" calcext:value-type="float">
            <text:p>-0.338518</text:p>
          </table:table-cell>
          <table:table-cell table:number-columns-repeated="59"/>
        </table:table-row>
        <table:table-row table:style-name="ro1">
          <table:table-cell office:value-type="float" office:value="0.0000003250625" calcext:value-type="float">
            <text:p>3.250625E-07</text:p>
          </table:table-cell>
          <table:table-cell office:value-type="float" office:value="-0.346558" calcext:value-type="float">
            <text:p>-0.346558</text:p>
          </table:table-cell>
          <table:table-cell/>
          <table:table-cell table:style-name="ce1" table:formula="of:=10^9*[.A1050]" office:value-type="float" office:value="325.0625" calcext:value-type="float">
            <text:p>325.0625</text:p>
          </table:table-cell>
          <table:table-cell table:style-name="ce1" table:formula="of:=[.B1050]" office:value-type="float" office:value="-0.346558" calcext:value-type="float">
            <text:p>-0.346558</text:p>
          </table:table-cell>
          <table:table-cell table:number-columns-repeated="59"/>
        </table:table-row>
        <table:table-row table:style-name="ro1">
          <table:table-cell office:value-type="float" office:value="0.0000003255625" calcext:value-type="float">
            <text:p>3.255625E-07</text:p>
          </table:table-cell>
          <table:table-cell office:value-type="float" office:value="-0.338518" calcext:value-type="float">
            <text:p>-0.338518</text:p>
          </table:table-cell>
          <table:table-cell/>
          <table:table-cell table:style-name="ce1" table:formula="of:=10^9*[.A1051]" office:value-type="float" office:value="325.5625" calcext:value-type="float">
            <text:p>325.5625</text:p>
          </table:table-cell>
          <table:table-cell table:style-name="ce1" table:formula="of:=[.B1051]" office:value-type="float" office:value="-0.338518" calcext:value-type="float">
            <text:p>-0.338518</text:p>
          </table:table-cell>
          <table:table-cell table:number-columns-repeated="59"/>
        </table:table-row>
        <table:table-row table:style-name="ro1">
          <table:table-cell office:value-type="float" office:value="0.0000003260625" calcext:value-type="float">
            <text:p>3.260625E-07</text:p>
          </table:table-cell>
          <table:table-cell office:value-type="float" office:value="-0.322437" calcext:value-type="float">
            <text:p>-0.322437</text:p>
          </table:table-cell>
          <table:table-cell/>
          <table:table-cell table:style-name="ce1" table:formula="of:=10^9*[.A1052]" office:value-type="float" office:value="326.0625" calcext:value-type="float">
            <text:p>326.0625</text:p>
          </table:table-cell>
          <table:table-cell table:style-name="ce1" table:formula="of:=[.B1052]" office:value-type="float" office:value="-0.322437" calcext:value-type="float">
            <text:p>-0.322437</text:p>
          </table:table-cell>
          <table:table-cell table:number-columns-repeated="59"/>
        </table:table-row>
        <table:table-row table:style-name="ro1">
          <table:table-cell office:value-type="float" office:value="0.0000003265625" calcext:value-type="float">
            <text:p>3.265625E-07</text:p>
          </table:table-cell>
          <table:table-cell office:value-type="float" office:value="-0.338518" calcext:value-type="float">
            <text:p>-0.338518</text:p>
          </table:table-cell>
          <table:table-cell/>
          <table:table-cell table:style-name="ce1" table:formula="of:=10^9*[.A1053]" office:value-type="float" office:value="326.5625" calcext:value-type="float">
            <text:p>326.5625</text:p>
          </table:table-cell>
          <table:table-cell table:style-name="ce1" table:formula="of:=[.B1053]" office:value-type="float" office:value="-0.338518" calcext:value-type="float">
            <text:p>-0.338518</text:p>
          </table:table-cell>
          <table:table-cell table:number-columns-repeated="59"/>
        </table:table-row>
        <table:table-row table:style-name="ro1">
          <table:table-cell office:value-type="float" office:value="0.0000003270625" calcext:value-type="float">
            <text:p>3.270625E-07</text:p>
          </table:table-cell>
          <table:table-cell office:value-type="float" office:value="-0.322437" calcext:value-type="float">
            <text:p>-0.322437</text:p>
          </table:table-cell>
          <table:table-cell/>
          <table:table-cell table:style-name="ce1" table:formula="of:=10^9*[.A1054]" office:value-type="float" office:value="327.0625" calcext:value-type="float">
            <text:p>327.0625</text:p>
          </table:table-cell>
          <table:table-cell table:style-name="ce1" table:formula="of:=[.B1054]" office:value-type="float" office:value="-0.322437" calcext:value-type="float">
            <text:p>-0.322437</text:p>
          </table:table-cell>
          <table:table-cell table:number-columns-repeated="59"/>
        </table:table-row>
        <table:table-row table:style-name="ro1">
          <table:table-cell office:value-type="float" office:value="0.0000003275625" calcext:value-type="float">
            <text:p>3.275625E-07</text:p>
          </table:table-cell>
          <table:table-cell office:value-type="float" office:value="-0.306357" calcext:value-type="float">
            <text:p>-0.306357</text:p>
          </table:table-cell>
          <table:table-cell/>
          <table:table-cell table:style-name="ce1" table:formula="of:=10^9*[.A1055]" office:value-type="float" office:value="327.5625" calcext:value-type="float">
            <text:p>327.5625</text:p>
          </table:table-cell>
          <table:table-cell table:style-name="ce1" table:formula="of:=[.B1055]" office:value-type="float" office:value="-0.306357" calcext:value-type="float">
            <text:p>-0.306357</text:p>
          </table:table-cell>
          <table:table-cell table:number-columns-repeated="59"/>
        </table:table-row>
        <table:table-row table:style-name="ro1">
          <table:table-cell office:value-type="float" office:value="0.0000003280625" calcext:value-type="float">
            <text:p>3.280625E-07</text:p>
          </table:table-cell>
          <table:table-cell office:value-type="float" office:value="-0.314397" calcext:value-type="float">
            <text:p>-0.314397</text:p>
          </table:table-cell>
          <table:table-cell/>
          <table:table-cell table:style-name="ce1" table:formula="of:=10^9*[.A1056]" office:value-type="float" office:value="328.0625" calcext:value-type="float">
            <text:p>328.0625</text:p>
          </table:table-cell>
          <table:table-cell table:style-name="ce1" table:formula="of:=[.B1056]" office:value-type="float" office:value="-0.314397" calcext:value-type="float">
            <text:p>-0.314397</text:p>
          </table:table-cell>
          <table:table-cell table:number-columns-repeated="59"/>
        </table:table-row>
        <table:table-row table:style-name="ro1">
          <table:table-cell office:value-type="float" office:value="0.0000003285625" calcext:value-type="float">
            <text:p>3.285625E-07</text:p>
          </table:table-cell>
          <table:table-cell office:value-type="float" office:value="-0.298317" calcext:value-type="float">
            <text:p>-0.298317</text:p>
          </table:table-cell>
          <table:table-cell/>
          <table:table-cell table:style-name="ce1" table:formula="of:=10^9*[.A1057]" office:value-type="float" office:value="328.5625" calcext:value-type="float">
            <text:p>328.5625</text:p>
          </table:table-cell>
          <table:table-cell table:style-name="ce1" table:formula="of:=[.B1057]" office:value-type="float" office:value="-0.298317" calcext:value-type="float">
            <text:p>-0.298317</text:p>
          </table:table-cell>
          <table:table-cell table:number-columns-repeated="59"/>
        </table:table-row>
        <table:table-row table:style-name="ro1">
          <table:table-cell office:value-type="float" office:value="0.0000003290625" calcext:value-type="float">
            <text:p>3.290625E-07</text:p>
          </table:table-cell>
          <table:table-cell office:value-type="float" office:value="-0.298317" calcext:value-type="float">
            <text:p>-0.298317</text:p>
          </table:table-cell>
          <table:table-cell/>
          <table:table-cell table:style-name="ce1" table:formula="of:=10^9*[.A1058]" office:value-type="float" office:value="329.0625" calcext:value-type="float">
            <text:p>329.0625</text:p>
          </table:table-cell>
          <table:table-cell table:style-name="ce1" table:formula="of:=[.B1058]" office:value-type="float" office:value="-0.298317" calcext:value-type="float">
            <text:p>-0.298317</text:p>
          </table:table-cell>
          <table:table-cell table:number-columns-repeated="59"/>
        </table:table-row>
        <table:table-row table:style-name="ro1">
          <table:table-cell office:value-type="float" office:value="0.0000003295625" calcext:value-type="float">
            <text:p>3.295625E-07</text:p>
          </table:table-cell>
          <table:table-cell office:value-type="float" office:value="-0.298317" calcext:value-type="float">
            <text:p>-0.298317</text:p>
          </table:table-cell>
          <table:table-cell/>
          <table:table-cell table:style-name="ce1" table:formula="of:=10^9*[.A1059]" office:value-type="float" office:value="329.5625" calcext:value-type="float">
            <text:p>329.5625</text:p>
          </table:table-cell>
          <table:table-cell table:style-name="ce1" table:formula="of:=[.B1059]" office:value-type="float" office:value="-0.298317" calcext:value-type="float">
            <text:p>-0.298317</text:p>
          </table:table-cell>
          <table:table-cell table:number-columns-repeated="59"/>
        </table:table-row>
        <table:table-row table:style-name="ro1">
          <table:table-cell office:value-type="float" office:value="0.0000003300625" calcext:value-type="float">
            <text:p>3.300625E-07</text:p>
          </table:table-cell>
          <table:table-cell office:value-type="float" office:value="-0.290276" calcext:value-type="float">
            <text:p>-0.290276</text:p>
          </table:table-cell>
          <table:table-cell/>
          <table:table-cell table:style-name="ce1" table:formula="of:=10^9*[.A1060]" office:value-type="float" office:value="330.0625" calcext:value-type="float">
            <text:p>330.0625</text:p>
          </table:table-cell>
          <table:table-cell table:style-name="ce1" table:formula="of:=[.B1060]" office:value-type="float" office:value="-0.290276" calcext:value-type="float">
            <text:p>-0.290276</text:p>
          </table:table-cell>
          <table:table-cell table:number-columns-repeated="59"/>
        </table:table-row>
        <table:table-row table:style-name="ro1">
          <table:table-cell office:value-type="float" office:value="0.0000003305625" calcext:value-type="float">
            <text:p>3.305625E-07</text:p>
          </table:table-cell>
          <table:table-cell office:value-type="float" office:value="-0.290276" calcext:value-type="float">
            <text:p>-0.290276</text:p>
          </table:table-cell>
          <table:table-cell/>
          <table:table-cell table:style-name="ce1" table:formula="of:=10^9*[.A1061]" office:value-type="float" office:value="330.5625" calcext:value-type="float">
            <text:p>330.5625</text:p>
          </table:table-cell>
          <table:table-cell table:style-name="ce1" table:formula="of:=[.B1061]" office:value-type="float" office:value="-0.290276" calcext:value-type="float">
            <text:p>-0.290276</text:p>
          </table:table-cell>
          <table:table-cell table:number-columns-repeated="59"/>
        </table:table-row>
        <table:table-row table:style-name="ro1">
          <table:table-cell office:value-type="float" office:value="0.0000003310625" calcext:value-type="float">
            <text:p>3.310625E-07</text:p>
          </table:table-cell>
          <table:table-cell office:value-type="float" office:value="-0.290276" calcext:value-type="float">
            <text:p>-0.290276</text:p>
          </table:table-cell>
          <table:table-cell/>
          <table:table-cell table:style-name="ce1" table:formula="of:=10^9*[.A1062]" office:value-type="float" office:value="331.0625" calcext:value-type="float">
            <text:p>331.0625</text:p>
          </table:table-cell>
          <table:table-cell table:style-name="ce1" table:formula="of:=[.B1062]" office:value-type="float" office:value="-0.290276" calcext:value-type="float">
            <text:p>-0.290276</text:p>
          </table:table-cell>
          <table:table-cell table:number-columns-repeated="59"/>
        </table:table-row>
        <table:table-row table:style-name="ro1">
          <table:table-cell office:value-type="float" office:value="0.0000003315625" calcext:value-type="float">
            <text:p>3.315625E-07</text:p>
          </table:table-cell>
          <table:table-cell office:value-type="float" office:value="-0.282236" calcext:value-type="float">
            <text:p>-0.282236</text:p>
          </table:table-cell>
          <table:table-cell/>
          <table:table-cell table:style-name="ce1" table:formula="of:=10^9*[.A1063]" office:value-type="float" office:value="331.5625" calcext:value-type="float">
            <text:p>331.5625</text:p>
          </table:table-cell>
          <table:table-cell table:style-name="ce1" table:formula="of:=[.B1063]" office:value-type="float" office:value="-0.282236" calcext:value-type="float">
            <text:p>-0.282236</text:p>
          </table:table-cell>
          <table:table-cell table:number-columns-repeated="59"/>
        </table:table-row>
        <table:table-row table:style-name="ro1">
          <table:table-cell office:value-type="float" office:value="0.0000003320625" calcext:value-type="float">
            <text:p>3.320625E-07</text:p>
          </table:table-cell>
          <table:table-cell office:value-type="float" office:value="-0.274196" calcext:value-type="float">
            <text:p>-0.274196</text:p>
          </table:table-cell>
          <table:table-cell/>
          <table:table-cell table:style-name="ce1" table:formula="of:=10^9*[.A1064]" office:value-type="float" office:value="332.0625" calcext:value-type="float">
            <text:p>332.0625</text:p>
          </table:table-cell>
          <table:table-cell table:style-name="ce1" table:formula="of:=[.B1064]" office:value-type="float" office:value="-0.274196" calcext:value-type="float">
            <text:p>-0.274196</text:p>
          </table:table-cell>
          <table:table-cell table:number-columns-repeated="59"/>
        </table:table-row>
        <table:table-row table:style-name="ro1">
          <table:table-cell office:value-type="float" office:value="0.0000003325625" calcext:value-type="float">
            <text:p>3.325625E-07</text:p>
          </table:table-cell>
          <table:table-cell office:value-type="float" office:value="-0.274196" calcext:value-type="float">
            <text:p>-0.274196</text:p>
          </table:table-cell>
          <table:table-cell/>
          <table:table-cell table:style-name="ce1" table:formula="of:=10^9*[.A1065]" office:value-type="float" office:value="332.5625" calcext:value-type="float">
            <text:p>332.5625</text:p>
          </table:table-cell>
          <table:table-cell table:style-name="ce1" table:formula="of:=[.B1065]" office:value-type="float" office:value="-0.274196" calcext:value-type="float">
            <text:p>-0.274196</text:p>
          </table:table-cell>
          <table:table-cell table:number-columns-repeated="59"/>
        </table:table-row>
        <table:table-row table:style-name="ro1">
          <table:table-cell office:value-type="float" office:value="0.0000003330625" calcext:value-type="float">
            <text:p>3.330625E-07</text:p>
          </table:table-cell>
          <table:table-cell office:value-type="float" office:value="-0.274196" calcext:value-type="float">
            <text:p>-0.274196</text:p>
          </table:table-cell>
          <table:table-cell/>
          <table:table-cell table:style-name="ce1" table:formula="of:=10^9*[.A1066]" office:value-type="float" office:value="333.0625" calcext:value-type="float">
            <text:p>333.0625</text:p>
          </table:table-cell>
          <table:table-cell table:style-name="ce1" table:formula="of:=[.B1066]" office:value-type="float" office:value="-0.274196" calcext:value-type="float">
            <text:p>-0.274196</text:p>
          </table:table-cell>
          <table:table-cell table:number-columns-repeated="59"/>
        </table:table-row>
        <table:table-row table:style-name="ro1">
          <table:table-cell office:value-type="float" office:value="0.0000003335625" calcext:value-type="float">
            <text:p>3.335625E-07</text:p>
          </table:table-cell>
          <table:table-cell office:value-type="float" office:value="-0.266156" calcext:value-type="float">
            <text:p>-0.266156</text:p>
          </table:table-cell>
          <table:table-cell/>
          <table:table-cell table:style-name="ce1" table:formula="of:=10^9*[.A1067]" office:value-type="float" office:value="333.5625" calcext:value-type="float">
            <text:p>333.5625</text:p>
          </table:table-cell>
          <table:table-cell table:style-name="ce1" table:formula="of:=[.B1067]" office:value-type="float" office:value="-0.266156" calcext:value-type="float">
            <text:p>-0.266156</text:p>
          </table:table-cell>
          <table:table-cell table:number-columns-repeated="59"/>
        </table:table-row>
        <table:table-row table:style-name="ro1">
          <table:table-cell office:value-type="float" office:value="0.0000003340625" calcext:value-type="float">
            <text:p>3.340625E-07</text:p>
          </table:table-cell>
          <table:table-cell office:value-type="float" office:value="-0.258116" calcext:value-type="float">
            <text:p>-0.258116</text:p>
          </table:table-cell>
          <table:table-cell/>
          <table:table-cell table:style-name="ce1" table:formula="of:=10^9*[.A1068]" office:value-type="float" office:value="334.0625" calcext:value-type="float">
            <text:p>334.0625</text:p>
          </table:table-cell>
          <table:table-cell table:style-name="ce1" table:formula="of:=[.B1068]" office:value-type="float" office:value="-0.258116" calcext:value-type="float">
            <text:p>-0.258116</text:p>
          </table:table-cell>
          <table:table-cell table:number-columns-repeated="59"/>
        </table:table-row>
        <table:table-row table:style-name="ro1">
          <table:table-cell office:value-type="float" office:value="0.0000003345625" calcext:value-type="float">
            <text:p>3.345625E-07</text:p>
          </table:table-cell>
          <table:table-cell office:value-type="float" office:value="-0.266156" calcext:value-type="float">
            <text:p>-0.266156</text:p>
          </table:table-cell>
          <table:table-cell/>
          <table:table-cell table:style-name="ce1" table:formula="of:=10^9*[.A1069]" office:value-type="float" office:value="334.5625" calcext:value-type="float">
            <text:p>334.5625</text:p>
          </table:table-cell>
          <table:table-cell table:style-name="ce1" table:formula="of:=[.B1069]" office:value-type="float" office:value="-0.266156" calcext:value-type="float">
            <text:p>-0.266156</text:p>
          </table:table-cell>
          <table:table-cell table:number-columns-repeated="59"/>
        </table:table-row>
        <table:table-row table:style-name="ro1">
          <table:table-cell office:value-type="float" office:value="0.0000003350625" calcext:value-type="float">
            <text:p>3.350625E-07</text:p>
          </table:table-cell>
          <table:table-cell office:value-type="float" office:value="-0.258116" calcext:value-type="float">
            <text:p>-0.258116</text:p>
          </table:table-cell>
          <table:table-cell/>
          <table:table-cell table:style-name="ce1" table:formula="of:=10^9*[.A1070]" office:value-type="float" office:value="335.0625" calcext:value-type="float">
            <text:p>335.0625</text:p>
          </table:table-cell>
          <table:table-cell table:style-name="ce1" table:formula="of:=[.B1070]" office:value-type="float" office:value="-0.258116" calcext:value-type="float">
            <text:p>-0.258116</text:p>
          </table:table-cell>
          <table:table-cell table:number-columns-repeated="59"/>
        </table:table-row>
        <table:table-row table:style-name="ro1">
          <table:table-cell office:value-type="float" office:value="0.0000003355625" calcext:value-type="float">
            <text:p>3.355625E-07</text:p>
          </table:table-cell>
          <table:table-cell office:value-type="float" office:value="-0.250075" calcext:value-type="float">
            <text:p>-0.250075</text:p>
          </table:table-cell>
          <table:table-cell/>
          <table:table-cell table:style-name="ce1" table:formula="of:=10^9*[.A1071]" office:value-type="float" office:value="335.5625" calcext:value-type="float">
            <text:p>335.5625</text:p>
          </table:table-cell>
          <table:table-cell table:style-name="ce1" table:formula="of:=[.B1071]" office:value-type="float" office:value="-0.250075" calcext:value-type="float">
            <text:p>-0.250075</text:p>
          </table:table-cell>
          <table:table-cell table:number-columns-repeated="59"/>
        </table:table-row>
        <table:table-row table:style-name="ro1">
          <table:table-cell office:value-type="float" office:value="0.0000003360625" calcext:value-type="float">
            <text:p>3.360625E-07</text:p>
          </table:table-cell>
          <table:table-cell office:value-type="float" office:value="-0.258116" calcext:value-type="float">
            <text:p>-0.258116</text:p>
          </table:table-cell>
          <table:table-cell/>
          <table:table-cell table:style-name="ce1" table:formula="of:=10^9*[.A1072]" office:value-type="float" office:value="336.0625" calcext:value-type="float">
            <text:p>336.0625</text:p>
          </table:table-cell>
          <table:table-cell table:style-name="ce1" table:formula="of:=[.B1072]" office:value-type="float" office:value="-0.258116" calcext:value-type="float">
            <text:p>-0.258116</text:p>
          </table:table-cell>
          <table:table-cell table:number-columns-repeated="59"/>
        </table:table-row>
        <table:table-row table:style-name="ro1">
          <table:table-cell office:value-type="float" office:value="0.0000003365625" calcext:value-type="float">
            <text:p>3.365625E-07</text:p>
          </table:table-cell>
          <table:table-cell office:value-type="float" office:value="-0.242035" calcext:value-type="float">
            <text:p>-0.242035</text:p>
          </table:table-cell>
          <table:table-cell/>
          <table:table-cell table:style-name="ce1" table:formula="of:=10^9*[.A1073]" office:value-type="float" office:value="336.5625" calcext:value-type="float">
            <text:p>336.5625</text:p>
          </table:table-cell>
          <table:table-cell table:style-name="ce1" table:formula="of:=[.B1073]" office:value-type="float" office:value="-0.242035" calcext:value-type="float">
            <text:p>-0.242035</text:p>
          </table:table-cell>
          <table:table-cell table:number-columns-repeated="59"/>
        </table:table-row>
        <table:table-row table:style-name="ro1">
          <table:table-cell office:value-type="float" office:value="0.0000003370625" calcext:value-type="float">
            <text:p>3.370625E-07</text:p>
          </table:table-cell>
          <table:table-cell office:value-type="float" office:value="-0.250075" calcext:value-type="float">
            <text:p>-0.250075</text:p>
          </table:table-cell>
          <table:table-cell/>
          <table:table-cell table:style-name="ce1" table:formula="of:=10^9*[.A1074]" office:value-type="float" office:value="337.0625" calcext:value-type="float">
            <text:p>337.0625</text:p>
          </table:table-cell>
          <table:table-cell table:style-name="ce1" table:formula="of:=[.B1074]" office:value-type="float" office:value="-0.250075" calcext:value-type="float">
            <text:p>-0.250075</text:p>
          </table:table-cell>
          <table:table-cell table:number-columns-repeated="59"/>
        </table:table-row>
        <table:table-row table:style-name="ro1">
          <table:table-cell office:value-type="float" office:value="0.0000003375625" calcext:value-type="float">
            <text:p>3.375625E-07</text:p>
          </table:table-cell>
          <table:table-cell office:value-type="float" office:value="-0.242035" calcext:value-type="float">
            <text:p>-0.242035</text:p>
          </table:table-cell>
          <table:table-cell/>
          <table:table-cell table:style-name="ce1" table:formula="of:=10^9*[.A1075]" office:value-type="float" office:value="337.5625" calcext:value-type="float">
            <text:p>337.5625</text:p>
          </table:table-cell>
          <table:table-cell table:style-name="ce1" table:formula="of:=[.B1075]" office:value-type="float" office:value="-0.242035" calcext:value-type="float">
            <text:p>-0.242035</text:p>
          </table:table-cell>
          <table:table-cell table:number-columns-repeated="59"/>
        </table:table-row>
        <table:table-row table:style-name="ro1">
          <table:table-cell office:value-type="float" office:value="0.0000003380625" calcext:value-type="float">
            <text:p>3.380625E-07</text:p>
          </table:table-cell>
          <table:table-cell office:value-type="float" office:value="-0.242035" calcext:value-type="float">
            <text:p>-0.242035</text:p>
          </table:table-cell>
          <table:table-cell/>
          <table:table-cell table:style-name="ce1" table:formula="of:=10^9*[.A1076]" office:value-type="float" office:value="338.0625" calcext:value-type="float">
            <text:p>338.0625</text:p>
          </table:table-cell>
          <table:table-cell table:style-name="ce1" table:formula="of:=[.B1076]" office:value-type="float" office:value="-0.242035" calcext:value-type="float">
            <text:p>-0.242035</text:p>
          </table:table-cell>
          <table:table-cell table:number-columns-repeated="59"/>
        </table:table-row>
        <table:table-row table:style-name="ro1">
          <table:table-cell office:value-type="float" office:value="0.0000003385625" calcext:value-type="float">
            <text:p>3.385625E-07</text:p>
          </table:table-cell>
          <table:table-cell office:value-type="float" office:value="-0.242035" calcext:value-type="float">
            <text:p>-0.242035</text:p>
          </table:table-cell>
          <table:table-cell/>
          <table:table-cell table:style-name="ce1" table:formula="of:=10^9*[.A1077]" office:value-type="float" office:value="338.5625" calcext:value-type="float">
            <text:p>338.5625</text:p>
          </table:table-cell>
          <table:table-cell table:style-name="ce1" table:formula="of:=[.B1077]" office:value-type="float" office:value="-0.242035" calcext:value-type="float">
            <text:p>-0.242035</text:p>
          </table:table-cell>
          <table:table-cell table:number-columns-repeated="59"/>
        </table:table-row>
        <table:table-row table:style-name="ro1">
          <table:table-cell office:value-type="float" office:value="0.0000003390625" calcext:value-type="float">
            <text:p>3.390625E-07</text:p>
          </table:table-cell>
          <table:table-cell office:value-type="float" office:value="-0.242035" calcext:value-type="float">
            <text:p>-0.242035</text:p>
          </table:table-cell>
          <table:table-cell/>
          <table:table-cell table:style-name="ce1" table:formula="of:=10^9*[.A1078]" office:value-type="float" office:value="339.0625" calcext:value-type="float">
            <text:p>339.0625</text:p>
          </table:table-cell>
          <table:table-cell table:style-name="ce1" table:formula="of:=[.B1078]" office:value-type="float" office:value="-0.242035" calcext:value-type="float">
            <text:p>-0.242035</text:p>
          </table:table-cell>
          <table:table-cell table:number-columns-repeated="59"/>
        </table:table-row>
        <table:table-row table:style-name="ro1">
          <table:table-cell office:value-type="float" office:value="0.0000003395625" calcext:value-type="float">
            <text:p>3.395625E-07</text:p>
          </table:table-cell>
          <table:table-cell office:value-type="float" office:value="-0.242035" calcext:value-type="float">
            <text:p>-0.242035</text:p>
          </table:table-cell>
          <table:table-cell/>
          <table:table-cell table:style-name="ce1" table:formula="of:=10^9*[.A1079]" office:value-type="float" office:value="339.5625" calcext:value-type="float">
            <text:p>339.5625</text:p>
          </table:table-cell>
          <table:table-cell table:style-name="ce1" table:formula="of:=[.B1079]" office:value-type="float" office:value="-0.242035" calcext:value-type="float">
            <text:p>-0.242035</text:p>
          </table:table-cell>
          <table:table-cell table:number-columns-repeated="59"/>
        </table:table-row>
        <table:table-row table:style-name="ro1">
          <table:table-cell office:value-type="float" office:value="0.0000003400625" calcext:value-type="float">
            <text:p>3.400625E-07</text:p>
          </table:table-cell>
          <table:table-cell office:value-type="float" office:value="-0.242035" calcext:value-type="float">
            <text:p>-0.242035</text:p>
          </table:table-cell>
          <table:table-cell/>
          <table:table-cell table:style-name="ce1" table:formula="of:=10^9*[.A1080]" office:value-type="float" office:value="340.0625" calcext:value-type="float">
            <text:p>340.0625</text:p>
          </table:table-cell>
          <table:table-cell table:style-name="ce1" table:formula="of:=[.B1080]" office:value-type="float" office:value="-0.242035" calcext:value-type="float">
            <text:p>-0.242035</text:p>
          </table:table-cell>
          <table:table-cell table:number-columns-repeated="59"/>
        </table:table-row>
        <table:table-row table:style-name="ro1">
          <table:table-cell office:value-type="float" office:value="0.0000003405625" calcext:value-type="float">
            <text:p>3.405625E-07</text:p>
          </table:table-cell>
          <table:table-cell office:value-type="float" office:value="-0.233995" calcext:value-type="float">
            <text:p>-0.233995</text:p>
          </table:table-cell>
          <table:table-cell/>
          <table:table-cell table:style-name="ce1" table:formula="of:=10^9*[.A1081]" office:value-type="float" office:value="340.5625" calcext:value-type="float">
            <text:p>340.5625</text:p>
          </table:table-cell>
          <table:table-cell table:style-name="ce1" table:formula="of:=[.B1081]" office:value-type="float" office:value="-0.233995" calcext:value-type="float">
            <text:p>-0.233995</text:p>
          </table:table-cell>
          <table:table-cell table:number-columns-repeated="59"/>
        </table:table-row>
        <table:table-row table:style-name="ro1">
          <table:table-cell office:value-type="float" office:value="0.0000003410625" calcext:value-type="float">
            <text:p>3.410625E-07</text:p>
          </table:table-cell>
          <table:table-cell office:value-type="float" office:value="-0.233995" calcext:value-type="float">
            <text:p>-0.233995</text:p>
          </table:table-cell>
          <table:table-cell/>
          <table:table-cell table:style-name="ce1" table:formula="of:=10^9*[.A1082]" office:value-type="float" office:value="341.0625" calcext:value-type="float">
            <text:p>341.0625</text:p>
          </table:table-cell>
          <table:table-cell table:style-name="ce1" table:formula="of:=[.B1082]" office:value-type="float" office:value="-0.233995" calcext:value-type="float">
            <text:p>-0.233995</text:p>
          </table:table-cell>
          <table:table-cell table:number-columns-repeated="59"/>
        </table:table-row>
        <table:table-row table:style-name="ro1">
          <table:table-cell office:value-type="float" office:value="0.0000003415625" calcext:value-type="float">
            <text:p>3.415625E-07</text:p>
          </table:table-cell>
          <table:table-cell office:value-type="float" office:value="-0.233995" calcext:value-type="float">
            <text:p>-0.233995</text:p>
          </table:table-cell>
          <table:table-cell/>
          <table:table-cell table:style-name="ce1" table:formula="of:=10^9*[.A1083]" office:value-type="float" office:value="341.5625" calcext:value-type="float">
            <text:p>341.5625</text:p>
          </table:table-cell>
          <table:table-cell table:style-name="ce1" table:formula="of:=[.B1083]" office:value-type="float" office:value="-0.233995" calcext:value-type="float">
            <text:p>-0.233995</text:p>
          </table:table-cell>
          <table:table-cell table:number-columns-repeated="59"/>
        </table:table-row>
        <table:table-row table:style-name="ro1">
          <table:table-cell office:value-type="float" office:value="0.0000003420625" calcext:value-type="float">
            <text:p>3.420625E-07</text:p>
          </table:table-cell>
          <table:table-cell office:value-type="float" office:value="-0.225955" calcext:value-type="float">
            <text:p>-0.225955</text:p>
          </table:table-cell>
          <table:table-cell/>
          <table:table-cell table:style-name="ce1" table:formula="of:=10^9*[.A1084]" office:value-type="float" office:value="342.0625" calcext:value-type="float">
            <text:p>342.0625</text:p>
          </table:table-cell>
          <table:table-cell table:style-name="ce1" table:formula="of:=[.B1084]" office:value-type="float" office:value="-0.225955" calcext:value-type="float">
            <text:p>-0.225955</text:p>
          </table:table-cell>
          <table:table-cell table:number-columns-repeated="59"/>
        </table:table-row>
        <table:table-row table:style-name="ro1">
          <table:table-cell office:value-type="float" office:value="0.0000003425625" calcext:value-type="float">
            <text:p>3.425625E-07</text:p>
          </table:table-cell>
          <table:table-cell office:value-type="float" office:value="-0.242035" calcext:value-type="float">
            <text:p>-0.242035</text:p>
          </table:table-cell>
          <table:table-cell/>
          <table:table-cell table:style-name="ce1" table:formula="of:=10^9*[.A1085]" office:value-type="float" office:value="342.5625" calcext:value-type="float">
            <text:p>342.5625</text:p>
          </table:table-cell>
          <table:table-cell table:style-name="ce1" table:formula="of:=[.B1085]" office:value-type="float" office:value="-0.242035" calcext:value-type="float">
            <text:p>-0.242035</text:p>
          </table:table-cell>
          <table:table-cell table:number-columns-repeated="59"/>
        </table:table-row>
        <table:table-row table:style-name="ro1">
          <table:table-cell office:value-type="float" office:value="0.0000003430625" calcext:value-type="float">
            <text:p>3.430625E-07</text:p>
          </table:table-cell>
          <table:table-cell office:value-type="float" office:value="-0.225955" calcext:value-type="float">
            <text:p>-0.225955</text:p>
          </table:table-cell>
          <table:table-cell/>
          <table:table-cell table:style-name="ce1" table:formula="of:=10^9*[.A1086]" office:value-type="float" office:value="343.0625" calcext:value-type="float">
            <text:p>343.0625</text:p>
          </table:table-cell>
          <table:table-cell table:style-name="ce1" table:formula="of:=[.B1086]" office:value-type="float" office:value="-0.225955" calcext:value-type="float">
            <text:p>-0.225955</text:p>
          </table:table-cell>
          <table:table-cell table:number-columns-repeated="59"/>
        </table:table-row>
        <table:table-row table:style-name="ro1">
          <table:table-cell office:value-type="float" office:value="0.0000003435625" calcext:value-type="float">
            <text:p>3.435625E-07</text:p>
          </table:table-cell>
          <table:table-cell office:value-type="float" office:value="-0.209874" calcext:value-type="float">
            <text:p>-0.209874</text:p>
          </table:table-cell>
          <table:table-cell/>
          <table:table-cell table:style-name="ce1" table:formula="of:=10^9*[.A1087]" office:value-type="float" office:value="343.5625" calcext:value-type="float">
            <text:p>343.5625</text:p>
          </table:table-cell>
          <table:table-cell table:style-name="ce1" table:formula="of:=[.B1087]" office:value-type="float" office:value="-0.209874" calcext:value-type="float">
            <text:p>-0.209874</text:p>
          </table:table-cell>
          <table:table-cell table:number-columns-repeated="59"/>
        </table:table-row>
        <table:table-row table:style-name="ro1">
          <table:table-cell office:value-type="float" office:value="0.0000003440625" calcext:value-type="float">
            <text:p>3.440625E-07</text:p>
          </table:table-cell>
          <table:table-cell office:value-type="float" office:value="-0.225955" calcext:value-type="float">
            <text:p>-0.225955</text:p>
          </table:table-cell>
          <table:table-cell/>
          <table:table-cell table:style-name="ce1" table:formula="of:=10^9*[.A1088]" office:value-type="float" office:value="344.0625" calcext:value-type="float">
            <text:p>344.0625</text:p>
          </table:table-cell>
          <table:table-cell table:style-name="ce1" table:formula="of:=[.B1088]" office:value-type="float" office:value="-0.225955" calcext:value-type="float">
            <text:p>-0.225955</text:p>
          </table:table-cell>
          <table:table-cell table:number-columns-repeated="59"/>
        </table:table-row>
        <table:table-row table:style-name="ro1">
          <table:table-cell office:value-type="float" office:value="0.0000003445625" calcext:value-type="float">
            <text:p>3.445625E-07</text:p>
          </table:table-cell>
          <table:table-cell office:value-type="float" office:value="-0.209874" calcext:value-type="float">
            <text:p>-0.209874</text:p>
          </table:table-cell>
          <table:table-cell/>
          <table:table-cell table:style-name="ce1" table:formula="of:=10^9*[.A1089]" office:value-type="float" office:value="344.5625" calcext:value-type="float">
            <text:p>344.5625</text:p>
          </table:table-cell>
          <table:table-cell table:style-name="ce1" table:formula="of:=[.B1089]" office:value-type="float" office:value="-0.209874" calcext:value-type="float">
            <text:p>-0.209874</text:p>
          </table:table-cell>
          <table:table-cell table:number-columns-repeated="59"/>
        </table:table-row>
        <table:table-row table:style-name="ro1">
          <table:table-cell office:value-type="float" office:value="0.0000003450625" calcext:value-type="float">
            <text:p>3.450625E-07</text:p>
          </table:table-cell>
          <table:table-cell office:value-type="float" office:value="-0.225955" calcext:value-type="float">
            <text:p>-0.225955</text:p>
          </table:table-cell>
          <table:table-cell/>
          <table:table-cell table:style-name="ce1" table:formula="of:=10^9*[.A1090]" office:value-type="float" office:value="345.0625" calcext:value-type="float">
            <text:p>345.0625</text:p>
          </table:table-cell>
          <table:table-cell table:style-name="ce1" table:formula="of:=[.B1090]" office:value-type="float" office:value="-0.225955" calcext:value-type="float">
            <text:p>-0.225955</text:p>
          </table:table-cell>
          <table:table-cell table:number-columns-repeated="59"/>
        </table:table-row>
        <table:table-row table:style-name="ro1">
          <table:table-cell office:value-type="float" office:value="0.0000003455625" calcext:value-type="float">
            <text:p>3.455625E-07</text:p>
          </table:table-cell>
          <table:table-cell office:value-type="float" office:value="-0.225955" calcext:value-type="float">
            <text:p>-0.225955</text:p>
          </table:table-cell>
          <table:table-cell/>
          <table:table-cell table:style-name="ce1" table:formula="of:=10^9*[.A1091]" office:value-type="float" office:value="345.5625" calcext:value-type="float">
            <text:p>345.5625</text:p>
          </table:table-cell>
          <table:table-cell table:style-name="ce1" table:formula="of:=[.B1091]" office:value-type="float" office:value="-0.225955" calcext:value-type="float">
            <text:p>-0.225955</text:p>
          </table:table-cell>
          <table:table-cell table:number-columns-repeated="59"/>
        </table:table-row>
        <table:table-row table:style-name="ro1">
          <table:table-cell office:value-type="float" office:value="0.0000003460625" calcext:value-type="float">
            <text:p>3.460625E-07</text:p>
          </table:table-cell>
          <table:table-cell office:value-type="float" office:value="-0.217915" calcext:value-type="float">
            <text:p>-0.217915</text:p>
          </table:table-cell>
          <table:table-cell/>
          <table:table-cell table:style-name="ce1" table:formula="of:=10^9*[.A1092]" office:value-type="float" office:value="346.0625" calcext:value-type="float">
            <text:p>346.0625</text:p>
          </table:table-cell>
          <table:table-cell table:style-name="ce1" table:formula="of:=[.B1092]" office:value-type="float" office:value="-0.217915" calcext:value-type="float">
            <text:p>-0.217915</text:p>
          </table:table-cell>
          <table:table-cell table:number-columns-repeated="59"/>
        </table:table-row>
        <table:table-row table:style-name="ro1">
          <table:table-cell office:value-type="float" office:value="0.0000003465625" calcext:value-type="float">
            <text:p>3.465625E-07</text:p>
          </table:table-cell>
          <table:table-cell office:value-type="float" office:value="-0.217915" calcext:value-type="float">
            <text:p>-0.217915</text:p>
          </table:table-cell>
          <table:table-cell/>
          <table:table-cell table:style-name="ce1" table:formula="of:=10^9*[.A1093]" office:value-type="float" office:value="346.5625" calcext:value-type="float">
            <text:p>346.5625</text:p>
          </table:table-cell>
          <table:table-cell table:style-name="ce1" table:formula="of:=[.B1093]" office:value-type="float" office:value="-0.217915" calcext:value-type="float">
            <text:p>-0.217915</text:p>
          </table:table-cell>
          <table:table-cell table:number-columns-repeated="59"/>
        </table:table-row>
        <table:table-row table:style-name="ro1">
          <table:table-cell office:value-type="float" office:value="0.0000003470625" calcext:value-type="float">
            <text:p>3.470625E-07</text:p>
          </table:table-cell>
          <table:table-cell office:value-type="float" office:value="-0.209874" calcext:value-type="float">
            <text:p>-0.209874</text:p>
          </table:table-cell>
          <table:table-cell/>
          <table:table-cell table:style-name="ce1" table:formula="of:=10^9*[.A1094]" office:value-type="float" office:value="347.0625" calcext:value-type="float">
            <text:p>347.0625</text:p>
          </table:table-cell>
          <table:table-cell table:style-name="ce1" table:formula="of:=[.B1094]" office:value-type="float" office:value="-0.209874" calcext:value-type="float">
            <text:p>-0.209874</text:p>
          </table:table-cell>
          <table:table-cell table:number-columns-repeated="59"/>
        </table:table-row>
        <table:table-row table:style-name="ro1">
          <table:table-cell office:value-type="float" office:value="0.0000003475625" calcext:value-type="float">
            <text:p>3.475625E-07</text:p>
          </table:table-cell>
          <table:table-cell office:value-type="float" office:value="-0.209874" calcext:value-type="float">
            <text:p>-0.209874</text:p>
          </table:table-cell>
          <table:table-cell/>
          <table:table-cell table:style-name="ce1" table:formula="of:=10^9*[.A1095]" office:value-type="float" office:value="347.5625" calcext:value-type="float">
            <text:p>347.5625</text:p>
          </table:table-cell>
          <table:table-cell table:style-name="ce1" table:formula="of:=[.B1095]" office:value-type="float" office:value="-0.209874" calcext:value-type="float">
            <text:p>-0.209874</text:p>
          </table:table-cell>
          <table:table-cell table:number-columns-repeated="59"/>
        </table:table-row>
        <table:table-row table:style-name="ro1">
          <table:table-cell office:value-type="float" office:value="0.0000003480625" calcext:value-type="float">
            <text:p>3.480625E-07</text:p>
          </table:table-cell>
          <table:table-cell office:value-type="float" office:value="-0.209874" calcext:value-type="float">
            <text:p>-0.209874</text:p>
          </table:table-cell>
          <table:table-cell/>
          <table:table-cell table:style-name="ce1" table:formula="of:=10^9*[.A1096]" office:value-type="float" office:value="348.0625" calcext:value-type="float">
            <text:p>348.0625</text:p>
          </table:table-cell>
          <table:table-cell table:style-name="ce1" table:formula="of:=[.B1096]" office:value-type="float" office:value="-0.209874" calcext:value-type="float">
            <text:p>-0.209874</text:p>
          </table:table-cell>
          <table:table-cell table:number-columns-repeated="59"/>
        </table:table-row>
        <table:table-row table:style-name="ro1">
          <table:table-cell office:value-type="float" office:value="0.0000003485625" calcext:value-type="float">
            <text:p>3.485625E-07</text:p>
          </table:table-cell>
          <table:table-cell office:value-type="float" office:value="-0.201834" calcext:value-type="float">
            <text:p>-0.201834</text:p>
          </table:table-cell>
          <table:table-cell/>
          <table:table-cell table:style-name="ce1" table:formula="of:=10^9*[.A1097]" office:value-type="float" office:value="348.5625" calcext:value-type="float">
            <text:p>348.5625</text:p>
          </table:table-cell>
          <table:table-cell table:style-name="ce1" table:formula="of:=[.B1097]" office:value-type="float" office:value="-0.201834" calcext:value-type="float">
            <text:p>-0.201834</text:p>
          </table:table-cell>
          <table:table-cell table:number-columns-repeated="59"/>
        </table:table-row>
        <table:table-row table:style-name="ro1">
          <table:table-cell office:value-type="float" office:value="0.0000003490625" calcext:value-type="float">
            <text:p>3.490625E-07</text:p>
          </table:table-cell>
          <table:table-cell office:value-type="float" office:value="-0.209874" calcext:value-type="float">
            <text:p>-0.209874</text:p>
          </table:table-cell>
          <table:table-cell/>
          <table:table-cell table:style-name="ce1" table:formula="of:=10^9*[.A1098]" office:value-type="float" office:value="349.0625" calcext:value-type="float">
            <text:p>349.0625</text:p>
          </table:table-cell>
          <table:table-cell table:style-name="ce1" table:formula="of:=[.B1098]" office:value-type="float" office:value="-0.209874" calcext:value-type="float">
            <text:p>-0.209874</text:p>
          </table:table-cell>
          <table:table-cell table:number-columns-repeated="59"/>
        </table:table-row>
        <table:table-row table:style-name="ro1">
          <table:table-cell office:value-type="float" office:value="0.0000003495625" calcext:value-type="float">
            <text:p>3.495625E-07</text:p>
          </table:table-cell>
          <table:table-cell office:value-type="float" office:value="-0.201834" calcext:value-type="float">
            <text:p>-0.201834</text:p>
          </table:table-cell>
          <table:table-cell/>
          <table:table-cell table:style-name="ce1" table:formula="of:=10^9*[.A1099]" office:value-type="float" office:value="349.5625" calcext:value-type="float">
            <text:p>349.5625</text:p>
          </table:table-cell>
          <table:table-cell table:style-name="ce1" table:formula="of:=[.B1099]" office:value-type="float" office:value="-0.201834" calcext:value-type="float">
            <text:p>-0.201834</text:p>
          </table:table-cell>
          <table:table-cell table:number-columns-repeated="59"/>
        </table:table-row>
        <table:table-row table:style-name="ro1">
          <table:table-cell office:value-type="float" office:value="0.0000003500625" calcext:value-type="float">
            <text:p>3.500625E-07</text:p>
          </table:table-cell>
          <table:table-cell office:value-type="float" office:value="-0.193794" calcext:value-type="float">
            <text:p>-0.193794</text:p>
          </table:table-cell>
          <table:table-cell/>
          <table:table-cell table:style-name="ce1" table:formula="of:=10^9*[.A1100]" office:value-type="float" office:value="350.0625" calcext:value-type="float">
            <text:p>350.0625</text:p>
          </table:table-cell>
          <table:table-cell table:style-name="ce1" table:formula="of:=[.B1100]" office:value-type="float" office:value="-0.193794" calcext:value-type="float">
            <text:p>-0.193794</text:p>
          </table:table-cell>
          <table:table-cell table:number-columns-repeated="59"/>
        </table:table-row>
        <table:table-row table:style-name="ro1">
          <table:table-cell office:value-type="float" office:value="0.0000003505625" calcext:value-type="float">
            <text:p>3.505625E-07</text:p>
          </table:table-cell>
          <table:table-cell office:value-type="float" office:value="-0.201834" calcext:value-type="float">
            <text:p>-0.201834</text:p>
          </table:table-cell>
          <table:table-cell/>
          <table:table-cell table:style-name="ce1" table:formula="of:=10^9*[.A1101]" office:value-type="float" office:value="350.5625" calcext:value-type="float">
            <text:p>350.5625</text:p>
          </table:table-cell>
          <table:table-cell table:style-name="ce1" table:formula="of:=[.B1101]" office:value-type="float" office:value="-0.201834" calcext:value-type="float">
            <text:p>-0.201834</text:p>
          </table:table-cell>
          <table:table-cell table:number-columns-repeated="59"/>
        </table:table-row>
        <table:table-row table:style-name="ro1">
          <table:table-cell office:value-type="float" office:value="0.0000003510625" calcext:value-type="float">
            <text:p>3.510625E-07</text:p>
          </table:table-cell>
          <table:table-cell office:value-type="float" office:value="-0.201834" calcext:value-type="float">
            <text:p>-0.201834</text:p>
          </table:table-cell>
          <table:table-cell/>
          <table:table-cell table:style-name="ce1" table:formula="of:=10^9*[.A1102]" office:value-type="float" office:value="351.0625" calcext:value-type="float">
            <text:p>351.0625</text:p>
          </table:table-cell>
          <table:table-cell table:style-name="ce1" table:formula="of:=[.B1102]" office:value-type="float" office:value="-0.201834" calcext:value-type="float">
            <text:p>-0.201834</text:p>
          </table:table-cell>
          <table:table-cell table:number-columns-repeated="59"/>
        </table:table-row>
        <table:table-row table:style-name="ro1">
          <table:table-cell office:value-type="float" office:value="0.0000003515625" calcext:value-type="float">
            <text:p>3.515625E-07</text:p>
          </table:table-cell>
          <table:table-cell office:value-type="float" office:value="-0.193794" calcext:value-type="float">
            <text:p>-0.193794</text:p>
          </table:table-cell>
          <table:table-cell/>
          <table:table-cell table:style-name="ce1" table:formula="of:=10^9*[.A1103]" office:value-type="float" office:value="351.5625" calcext:value-type="float">
            <text:p>351.5625</text:p>
          </table:table-cell>
          <table:table-cell table:style-name="ce1" table:formula="of:=[.B1103]" office:value-type="float" office:value="-0.193794" calcext:value-type="float">
            <text:p>-0.193794</text:p>
          </table:table-cell>
          <table:table-cell table:number-columns-repeated="59"/>
        </table:table-row>
        <table:table-row table:style-name="ro1">
          <table:table-cell office:value-type="float" office:value="0.0000003520625" calcext:value-type="float">
            <text:p>3.520625E-07</text:p>
          </table:table-cell>
          <table:table-cell office:value-type="float" office:value="-0.201834" calcext:value-type="float">
            <text:p>-0.201834</text:p>
          </table:table-cell>
          <table:table-cell/>
          <table:table-cell table:style-name="ce1" table:formula="of:=10^9*[.A1104]" office:value-type="float" office:value="352.0625" calcext:value-type="float">
            <text:p>352.0625</text:p>
          </table:table-cell>
          <table:table-cell table:style-name="ce1" table:formula="of:=[.B1104]" office:value-type="float" office:value="-0.201834" calcext:value-type="float">
            <text:p>-0.201834</text:p>
          </table:table-cell>
          <table:table-cell table:number-columns-repeated="59"/>
        </table:table-row>
        <table:table-row table:style-name="ro1">
          <table:table-cell office:value-type="float" office:value="0.0000003525625" calcext:value-type="float">
            <text:p>3.525625E-07</text:p>
          </table:table-cell>
          <table:table-cell office:value-type="float" office:value="-0.193794" calcext:value-type="float">
            <text:p>-0.193794</text:p>
          </table:table-cell>
          <table:table-cell/>
          <table:table-cell table:style-name="ce1" table:formula="of:=10^9*[.A1105]" office:value-type="float" office:value="352.5625" calcext:value-type="float">
            <text:p>352.5625</text:p>
          </table:table-cell>
          <table:table-cell table:style-name="ce1" table:formula="of:=[.B1105]" office:value-type="float" office:value="-0.193794" calcext:value-type="float">
            <text:p>-0.193794</text:p>
          </table:table-cell>
          <table:table-cell table:number-columns-repeated="59"/>
        </table:table-row>
        <table:table-row table:style-name="ro1">
          <table:table-cell office:value-type="float" office:value="0.0000003530625" calcext:value-type="float">
            <text:p>3.530625E-07</text:p>
          </table:table-cell>
          <table:table-cell office:value-type="float" office:value="-0.193794" calcext:value-type="float">
            <text:p>-0.193794</text:p>
          </table:table-cell>
          <table:table-cell/>
          <table:table-cell table:style-name="ce1" table:formula="of:=10^9*[.A1106]" office:value-type="float" office:value="353.0625" calcext:value-type="float">
            <text:p>353.0625</text:p>
          </table:table-cell>
          <table:table-cell table:style-name="ce1" table:formula="of:=[.B1106]" office:value-type="float" office:value="-0.193794" calcext:value-type="float">
            <text:p>-0.193794</text:p>
          </table:table-cell>
          <table:table-cell table:number-columns-repeated="59"/>
        </table:table-row>
        <table:table-row table:style-name="ro1">
          <table:table-cell office:value-type="float" office:value="0.0000003535625" calcext:value-type="float">
            <text:p>3.535625E-07</text:p>
          </table:table-cell>
          <table:table-cell office:value-type="float" office:value="-0.193794" calcext:value-type="float">
            <text:p>-0.193794</text:p>
          </table:table-cell>
          <table:table-cell/>
          <table:table-cell table:style-name="ce1" table:formula="of:=10^9*[.A1107]" office:value-type="float" office:value="353.5625" calcext:value-type="float">
            <text:p>353.5625</text:p>
          </table:table-cell>
          <table:table-cell table:style-name="ce1" table:formula="of:=[.B1107]" office:value-type="float" office:value="-0.193794" calcext:value-type="float">
            <text:p>-0.193794</text:p>
          </table:table-cell>
          <table:table-cell table:number-columns-repeated="59"/>
        </table:table-row>
        <table:table-row table:style-name="ro1">
          <table:table-cell office:value-type="float" office:value="0.0000003540625" calcext:value-type="float">
            <text:p>3.540625E-07</text:p>
          </table:table-cell>
          <table:table-cell office:value-type="float" office:value="-0.185754" calcext:value-type="float">
            <text:p>-0.185754</text:p>
          </table:table-cell>
          <table:table-cell/>
          <table:table-cell table:style-name="ce1" table:formula="of:=10^9*[.A1108]" office:value-type="float" office:value="354.0625" calcext:value-type="float">
            <text:p>354.0625</text:p>
          </table:table-cell>
          <table:table-cell table:style-name="ce1" table:formula="of:=[.B1108]" office:value-type="float" office:value="-0.185754" calcext:value-type="float">
            <text:p>-0.185754</text:p>
          </table:table-cell>
          <table:table-cell table:number-columns-repeated="59"/>
        </table:table-row>
        <table:table-row table:style-name="ro1">
          <table:table-cell office:value-type="float" office:value="0.0000003545625" calcext:value-type="float">
            <text:p>3.545625E-07</text:p>
          </table:table-cell>
          <table:table-cell office:value-type="float" office:value="-0.193794" calcext:value-type="float">
            <text:p>-0.193794</text:p>
          </table:table-cell>
          <table:table-cell/>
          <table:table-cell table:style-name="ce1" table:formula="of:=10^9*[.A1109]" office:value-type="float" office:value="354.5625" calcext:value-type="float">
            <text:p>354.5625</text:p>
          </table:table-cell>
          <table:table-cell table:style-name="ce1" table:formula="of:=[.B1109]" office:value-type="float" office:value="-0.193794" calcext:value-type="float">
            <text:p>-0.193794</text:p>
          </table:table-cell>
          <table:table-cell table:number-columns-repeated="59"/>
        </table:table-row>
        <table:table-row table:style-name="ro1">
          <table:table-cell office:value-type="float" office:value="0.0000003550625" calcext:value-type="float">
            <text:p>3.550625E-07</text:p>
          </table:table-cell>
          <table:table-cell office:value-type="float" office:value="-0.193794" calcext:value-type="float">
            <text:p>-0.193794</text:p>
          </table:table-cell>
          <table:table-cell/>
          <table:table-cell table:style-name="ce1" table:formula="of:=10^9*[.A1110]" office:value-type="float" office:value="355.0625" calcext:value-type="float">
            <text:p>355.0625</text:p>
          </table:table-cell>
          <table:table-cell table:style-name="ce1" table:formula="of:=[.B1110]" office:value-type="float" office:value="-0.193794" calcext:value-type="float">
            <text:p>-0.193794</text:p>
          </table:table-cell>
          <table:table-cell table:number-columns-repeated="59"/>
        </table:table-row>
        <table:table-row table:style-name="ro1">
          <table:table-cell office:value-type="float" office:value="0.0000003555625" calcext:value-type="float">
            <text:p>3.555625E-07</text:p>
          </table:table-cell>
          <table:table-cell office:value-type="float" office:value="-0.185754" calcext:value-type="float">
            <text:p>-0.185754</text:p>
          </table:table-cell>
          <table:table-cell/>
          <table:table-cell table:style-name="ce1" table:formula="of:=10^9*[.A1111]" office:value-type="float" office:value="355.5625" calcext:value-type="float">
            <text:p>355.5625</text:p>
          </table:table-cell>
          <table:table-cell table:style-name="ce1" table:formula="of:=[.B1111]" office:value-type="float" office:value="-0.185754" calcext:value-type="float">
            <text:p>-0.185754</text:p>
          </table:table-cell>
          <table:table-cell table:number-columns-repeated="59"/>
        </table:table-row>
        <table:table-row table:style-name="ro1">
          <table:table-cell office:value-type="float" office:value="0.0000003560625" calcext:value-type="float">
            <text:p>3.560625E-07</text:p>
          </table:table-cell>
          <table:table-cell office:value-type="float" office:value="-0.193794" calcext:value-type="float">
            <text:p>-0.193794</text:p>
          </table:table-cell>
          <table:table-cell/>
          <table:table-cell table:style-name="ce1" table:formula="of:=10^9*[.A1112]" office:value-type="float" office:value="356.0625" calcext:value-type="float">
            <text:p>356.0625</text:p>
          </table:table-cell>
          <table:table-cell table:style-name="ce1" table:formula="of:=[.B1112]" office:value-type="float" office:value="-0.193794" calcext:value-type="float">
            <text:p>-0.193794</text:p>
          </table:table-cell>
          <table:table-cell table:number-columns-repeated="59"/>
        </table:table-row>
        <table:table-row table:style-name="ro1">
          <table:table-cell office:value-type="float" office:value="0.0000003565625" calcext:value-type="float">
            <text:p>3.565625E-07</text:p>
          </table:table-cell>
          <table:table-cell office:value-type="float" office:value="-0.193794" calcext:value-type="float">
            <text:p>-0.193794</text:p>
          </table:table-cell>
          <table:table-cell/>
          <table:table-cell table:style-name="ce1" table:formula="of:=10^9*[.A1113]" office:value-type="float" office:value="356.5625" calcext:value-type="float">
            <text:p>356.5625</text:p>
          </table:table-cell>
          <table:table-cell table:style-name="ce1" table:formula="of:=[.B1113]" office:value-type="float" office:value="-0.193794" calcext:value-type="float">
            <text:p>-0.193794</text:p>
          </table:table-cell>
          <table:table-cell table:number-columns-repeated="59"/>
        </table:table-row>
        <table:table-row table:style-name="ro1">
          <table:table-cell office:value-type="float" office:value="0.0000003570625" calcext:value-type="float">
            <text:p>3.570625E-07</text:p>
          </table:table-cell>
          <table:table-cell office:value-type="float" office:value="-0.201834" calcext:value-type="float">
            <text:p>-0.201834</text:p>
          </table:table-cell>
          <table:table-cell/>
          <table:table-cell table:style-name="ce1" table:formula="of:=10^9*[.A1114]" office:value-type="float" office:value="357.0625" calcext:value-type="float">
            <text:p>357.0625</text:p>
          </table:table-cell>
          <table:table-cell table:style-name="ce1" table:formula="of:=[.B1114]" office:value-type="float" office:value="-0.201834" calcext:value-type="float">
            <text:p>-0.201834</text:p>
          </table:table-cell>
          <table:table-cell table:number-columns-repeated="59"/>
        </table:table-row>
        <table:table-row table:style-name="ro1">
          <table:table-cell office:value-type="float" office:value="0.0000003575625" calcext:value-type="float">
            <text:p>3.575625E-07</text:p>
          </table:table-cell>
          <table:table-cell office:value-type="float" office:value="-0.193794" calcext:value-type="float">
            <text:p>-0.193794</text:p>
          </table:table-cell>
          <table:table-cell/>
          <table:table-cell table:style-name="ce1" table:formula="of:=10^9*[.A1115]" office:value-type="float" office:value="357.5625" calcext:value-type="float">
            <text:p>357.5625</text:p>
          </table:table-cell>
          <table:table-cell table:style-name="ce1" table:formula="of:=[.B1115]" office:value-type="float" office:value="-0.193794" calcext:value-type="float">
            <text:p>-0.193794</text:p>
          </table:table-cell>
          <table:table-cell table:number-columns-repeated="59"/>
        </table:table-row>
        <table:table-row table:style-name="ro1">
          <table:table-cell office:value-type="float" office:value="0.0000003580625" calcext:value-type="float">
            <text:p>3.580625E-07</text:p>
          </table:table-cell>
          <table:table-cell office:value-type="float" office:value="-0.177714" calcext:value-type="float">
            <text:p>-0.177714</text:p>
          </table:table-cell>
          <table:table-cell/>
          <table:table-cell table:style-name="ce1" table:formula="of:=10^9*[.A1116]" office:value-type="float" office:value="358.0625" calcext:value-type="float">
            <text:p>358.0625</text:p>
          </table:table-cell>
          <table:table-cell table:style-name="ce1" table:formula="of:=[.B1116]" office:value-type="float" office:value="-0.177714" calcext:value-type="float">
            <text:p>-0.177714</text:p>
          </table:table-cell>
          <table:table-cell table:number-columns-repeated="59"/>
        </table:table-row>
        <table:table-row table:style-name="ro1">
          <table:table-cell office:value-type="float" office:value="0.0000003585625" calcext:value-type="float">
            <text:p>3.585625E-07</text:p>
          </table:table-cell>
          <table:table-cell office:value-type="float" office:value="-0.193794" calcext:value-type="float">
            <text:p>-0.193794</text:p>
          </table:table-cell>
          <table:table-cell/>
          <table:table-cell table:style-name="ce1" table:formula="of:=10^9*[.A1117]" office:value-type="float" office:value="358.5625" calcext:value-type="float">
            <text:p>358.5625</text:p>
          </table:table-cell>
          <table:table-cell table:style-name="ce1" table:formula="of:=[.B1117]" office:value-type="float" office:value="-0.193794" calcext:value-type="float">
            <text:p>-0.193794</text:p>
          </table:table-cell>
          <table:table-cell table:number-columns-repeated="59"/>
        </table:table-row>
        <table:table-row table:style-name="ro1">
          <table:table-cell office:value-type="float" office:value="0.0000003590625" calcext:value-type="float">
            <text:p>3.590625E-07</text:p>
          </table:table-cell>
          <table:table-cell office:value-type="float" office:value="-0.193794" calcext:value-type="float">
            <text:p>-0.193794</text:p>
          </table:table-cell>
          <table:table-cell/>
          <table:table-cell table:style-name="ce1" table:formula="of:=10^9*[.A1118]" office:value-type="float" office:value="359.0625" calcext:value-type="float">
            <text:p>359.0625</text:p>
          </table:table-cell>
          <table:table-cell table:style-name="ce1" table:formula="of:=[.B1118]" office:value-type="float" office:value="-0.193794" calcext:value-type="float">
            <text:p>-0.193794</text:p>
          </table:table-cell>
          <table:table-cell table:number-columns-repeated="59"/>
        </table:table-row>
        <table:table-row table:style-name="ro1">
          <table:table-cell office:value-type="float" office:value="0.0000003595625" calcext:value-type="float">
            <text:p>3.595625E-07</text:p>
          </table:table-cell>
          <table:table-cell office:value-type="float" office:value="-0.177714" calcext:value-type="float">
            <text:p>-0.177714</text:p>
          </table:table-cell>
          <table:table-cell/>
          <table:table-cell table:style-name="ce1" table:formula="of:=10^9*[.A1119]" office:value-type="float" office:value="359.5625" calcext:value-type="float">
            <text:p>359.5625</text:p>
          </table:table-cell>
          <table:table-cell table:style-name="ce1" table:formula="of:=[.B1119]" office:value-type="float" office:value="-0.177714" calcext:value-type="float">
            <text:p>-0.177714</text:p>
          </table:table-cell>
          <table:table-cell table:number-columns-repeated="59"/>
        </table:table-row>
        <table:table-row table:style-name="ro1">
          <table:table-cell office:value-type="float" office:value="0.0000003600625" calcext:value-type="float">
            <text:p>3.600625E-07</text:p>
          </table:table-cell>
          <table:table-cell office:value-type="float" office:value="-0.193794" calcext:value-type="float">
            <text:p>-0.193794</text:p>
          </table:table-cell>
          <table:table-cell/>
          <table:table-cell table:style-name="ce1" table:formula="of:=10^9*[.A1120]" office:value-type="float" office:value="360.0625" calcext:value-type="float">
            <text:p>360.0625</text:p>
          </table:table-cell>
          <table:table-cell table:style-name="ce1" table:formula="of:=[.B1120]" office:value-type="float" office:value="-0.193794" calcext:value-type="float">
            <text:p>-0.193794</text:p>
          </table:table-cell>
          <table:table-cell table:number-columns-repeated="59"/>
        </table:table-row>
        <table:table-row table:style-name="ro1">
          <table:table-cell office:value-type="float" office:value="0.0000003605625" calcext:value-type="float">
            <text:p>3.605625E-07</text:p>
          </table:table-cell>
          <table:table-cell office:value-type="float" office:value="-0.169673" calcext:value-type="float">
            <text:p>-0.169673</text:p>
          </table:table-cell>
          <table:table-cell/>
          <table:table-cell table:style-name="ce1" table:formula="of:=10^9*[.A1121]" office:value-type="float" office:value="360.5625" calcext:value-type="float">
            <text:p>360.5625</text:p>
          </table:table-cell>
          <table:table-cell table:style-name="ce1" table:formula="of:=[.B1121]" office:value-type="float" office:value="-0.169673" calcext:value-type="float">
            <text:p>-0.169673</text:p>
          </table:table-cell>
          <table:table-cell table:number-columns-repeated="59"/>
        </table:table-row>
        <table:table-row table:style-name="ro1">
          <table:table-cell office:value-type="float" office:value="0.0000003610625" calcext:value-type="float">
            <text:p>3.610625E-07</text:p>
          </table:table-cell>
          <table:table-cell office:value-type="float" office:value="-0.177714" calcext:value-type="float">
            <text:p>-0.177714</text:p>
          </table:table-cell>
          <table:table-cell/>
          <table:table-cell table:style-name="ce1" table:formula="of:=10^9*[.A1122]" office:value-type="float" office:value="361.0625" calcext:value-type="float">
            <text:p>361.0625</text:p>
          </table:table-cell>
          <table:table-cell table:style-name="ce1" table:formula="of:=[.B1122]" office:value-type="float" office:value="-0.177714" calcext:value-type="float">
            <text:p>-0.177714</text:p>
          </table:table-cell>
          <table:table-cell table:number-columns-repeated="59"/>
        </table:table-row>
        <table:table-row table:style-name="ro1">
          <table:table-cell office:value-type="float" office:value="0.0000003615625" calcext:value-type="float">
            <text:p>3.615625E-07</text:p>
          </table:table-cell>
          <table:table-cell office:value-type="float" office:value="-0.177714" calcext:value-type="float">
            <text:p>-0.177714</text:p>
          </table:table-cell>
          <table:table-cell/>
          <table:table-cell table:style-name="ce1" table:formula="of:=10^9*[.A1123]" office:value-type="float" office:value="361.5625" calcext:value-type="float">
            <text:p>361.5625</text:p>
          </table:table-cell>
          <table:table-cell table:style-name="ce1" table:formula="of:=[.B1123]" office:value-type="float" office:value="-0.177714" calcext:value-type="float">
            <text:p>-0.177714</text:p>
          </table:table-cell>
          <table:table-cell table:number-columns-repeated="59"/>
        </table:table-row>
        <table:table-row table:style-name="ro1">
          <table:table-cell office:value-type="float" office:value="0.0000003620625" calcext:value-type="float">
            <text:p>3.620625E-07</text:p>
          </table:table-cell>
          <table:table-cell office:value-type="float" office:value="-0.177714" calcext:value-type="float">
            <text:p>-0.177714</text:p>
          </table:table-cell>
          <table:table-cell/>
          <table:table-cell table:style-name="ce1" table:formula="of:=10^9*[.A1124]" office:value-type="float" office:value="362.0625" calcext:value-type="float">
            <text:p>362.0625</text:p>
          </table:table-cell>
          <table:table-cell table:style-name="ce1" table:formula="of:=[.B1124]" office:value-type="float" office:value="-0.177714" calcext:value-type="float">
            <text:p>-0.177714</text:p>
          </table:table-cell>
          <table:table-cell table:number-columns-repeated="59"/>
        </table:table-row>
        <table:table-row table:style-name="ro1">
          <table:table-cell office:value-type="float" office:value="0.0000003625625" calcext:value-type="float">
            <text:p>3.625625E-07</text:p>
          </table:table-cell>
          <table:table-cell office:value-type="float" office:value="-0.177714" calcext:value-type="float">
            <text:p>-0.177714</text:p>
          </table:table-cell>
          <table:table-cell/>
          <table:table-cell table:style-name="ce1" table:formula="of:=10^9*[.A1125]" office:value-type="float" office:value="362.5625" calcext:value-type="float">
            <text:p>362.5625</text:p>
          </table:table-cell>
          <table:table-cell table:style-name="ce1" table:formula="of:=[.B1125]" office:value-type="float" office:value="-0.177714" calcext:value-type="float">
            <text:p>-0.177714</text:p>
          </table:table-cell>
          <table:table-cell table:number-columns-repeated="59"/>
        </table:table-row>
        <table:table-row table:style-name="ro1">
          <table:table-cell office:value-type="float" office:value="0.0000003630625" calcext:value-type="float">
            <text:p>3.630625E-07</text:p>
          </table:table-cell>
          <table:table-cell office:value-type="float" office:value="-0.177714" calcext:value-type="float">
            <text:p>-0.177714</text:p>
          </table:table-cell>
          <table:table-cell/>
          <table:table-cell table:style-name="ce1" table:formula="of:=10^9*[.A1126]" office:value-type="float" office:value="363.0625" calcext:value-type="float">
            <text:p>363.0625</text:p>
          </table:table-cell>
          <table:table-cell table:style-name="ce1" table:formula="of:=[.B1126]" office:value-type="float" office:value="-0.177714" calcext:value-type="float">
            <text:p>-0.177714</text:p>
          </table:table-cell>
          <table:table-cell table:number-columns-repeated="59"/>
        </table:table-row>
        <table:table-row table:style-name="ro1">
          <table:table-cell office:value-type="float" office:value="0.0000003635625" calcext:value-type="float">
            <text:p>3.635625E-07</text:p>
          </table:table-cell>
          <table:table-cell office:value-type="float" office:value="-0.169673" calcext:value-type="float">
            <text:p>-0.169673</text:p>
          </table:table-cell>
          <table:table-cell/>
          <table:table-cell table:style-name="ce1" table:formula="of:=10^9*[.A1127]" office:value-type="float" office:value="363.5625" calcext:value-type="float">
            <text:p>363.5625</text:p>
          </table:table-cell>
          <table:table-cell table:style-name="ce1" table:formula="of:=[.B1127]" office:value-type="float" office:value="-0.169673" calcext:value-type="float">
            <text:p>-0.169673</text:p>
          </table:table-cell>
          <table:table-cell table:number-columns-repeated="59"/>
        </table:table-row>
        <table:table-row table:style-name="ro1">
          <table:table-cell office:value-type="float" office:value="0.0000003640625" calcext:value-type="float">
            <text:p>3.640625E-07</text:p>
          </table:table-cell>
          <table:table-cell office:value-type="float" office:value="-0.177714" calcext:value-type="float">
            <text:p>-0.177714</text:p>
          </table:table-cell>
          <table:table-cell/>
          <table:table-cell table:style-name="ce1" table:formula="of:=10^9*[.A1128]" office:value-type="float" office:value="364.0625" calcext:value-type="float">
            <text:p>364.0625</text:p>
          </table:table-cell>
          <table:table-cell table:style-name="ce1" table:formula="of:=[.B1128]" office:value-type="float" office:value="-0.177714" calcext:value-type="float">
            <text:p>-0.177714</text:p>
          </table:table-cell>
          <table:table-cell table:number-columns-repeated="59"/>
        </table:table-row>
        <table:table-row table:style-name="ro1">
          <table:table-cell office:value-type="float" office:value="0.0000003645625" calcext:value-type="float">
            <text:p>3.645625E-07</text:p>
          </table:table-cell>
          <table:table-cell office:value-type="float" office:value="-0.169673" calcext:value-type="float">
            <text:p>-0.169673</text:p>
          </table:table-cell>
          <table:table-cell/>
          <table:table-cell table:style-name="ce1" table:formula="of:=10^9*[.A1129]" office:value-type="float" office:value="364.5625" calcext:value-type="float">
            <text:p>364.5625</text:p>
          </table:table-cell>
          <table:table-cell table:style-name="ce1" table:formula="of:=[.B1129]" office:value-type="float" office:value="-0.169673" calcext:value-type="float">
            <text:p>-0.169673</text:p>
          </table:table-cell>
          <table:table-cell table:number-columns-repeated="59"/>
        </table:table-row>
        <table:table-row table:style-name="ro1">
          <table:table-cell office:value-type="float" office:value="0.0000003650625" calcext:value-type="float">
            <text:p>3.650625E-07</text:p>
          </table:table-cell>
          <table:table-cell office:value-type="float" office:value="-0.177714" calcext:value-type="float">
            <text:p>-0.177714</text:p>
          </table:table-cell>
          <table:table-cell/>
          <table:table-cell table:style-name="ce1" table:formula="of:=10^9*[.A1130]" office:value-type="float" office:value="365.0625" calcext:value-type="float">
            <text:p>365.0625</text:p>
          </table:table-cell>
          <table:table-cell table:style-name="ce1" table:formula="of:=[.B1130]" office:value-type="float" office:value="-0.177714" calcext:value-type="float">
            <text:p>-0.177714</text:p>
          </table:table-cell>
          <table:table-cell table:number-columns-repeated="59"/>
        </table:table-row>
        <table:table-row table:style-name="ro1">
          <table:table-cell office:value-type="float" office:value="0.0000003655625" calcext:value-type="float">
            <text:p>3.655625E-07</text:p>
          </table:table-cell>
          <table:table-cell office:value-type="float" office:value="-0.169673" calcext:value-type="float">
            <text:p>-0.169673</text:p>
          </table:table-cell>
          <table:table-cell/>
          <table:table-cell table:style-name="ce1" table:formula="of:=10^9*[.A1131]" office:value-type="float" office:value="365.5625" calcext:value-type="float">
            <text:p>365.5625</text:p>
          </table:table-cell>
          <table:table-cell table:style-name="ce1" table:formula="of:=[.B1131]" office:value-type="float" office:value="-0.169673" calcext:value-type="float">
            <text:p>-0.169673</text:p>
          </table:table-cell>
          <table:table-cell table:number-columns-repeated="59"/>
        </table:table-row>
        <table:table-row table:style-name="ro1">
          <table:table-cell office:value-type="float" office:value="0.0000003660625" calcext:value-type="float">
            <text:p>3.660625E-07</text:p>
          </table:table-cell>
          <table:table-cell office:value-type="float" office:value="-0.161633" calcext:value-type="float">
            <text:p>-0.161633</text:p>
          </table:table-cell>
          <table:table-cell/>
          <table:table-cell table:style-name="ce1" table:formula="of:=10^9*[.A1132]" office:value-type="float" office:value="366.0625" calcext:value-type="float">
            <text:p>366.0625</text:p>
          </table:table-cell>
          <table:table-cell table:style-name="ce1" table:formula="of:=[.B1132]" office:value-type="float" office:value="-0.161633" calcext:value-type="float">
            <text:p>-0.161633</text:p>
          </table:table-cell>
          <table:table-cell table:number-columns-repeated="59"/>
        </table:table-row>
        <table:table-row table:style-name="ro1">
          <table:table-cell office:value-type="float" office:value="0.0000003665625" calcext:value-type="float">
            <text:p>3.665625E-07</text:p>
          </table:table-cell>
          <table:table-cell office:value-type="float" office:value="-0.177714" calcext:value-type="float">
            <text:p>-0.177714</text:p>
          </table:table-cell>
          <table:table-cell/>
          <table:table-cell table:style-name="ce1" table:formula="of:=10^9*[.A1133]" office:value-type="float" office:value="366.5625" calcext:value-type="float">
            <text:p>366.5625</text:p>
          </table:table-cell>
          <table:table-cell table:style-name="ce1" table:formula="of:=[.B1133]" office:value-type="float" office:value="-0.177714" calcext:value-type="float">
            <text:p>-0.177714</text:p>
          </table:table-cell>
          <table:table-cell table:number-columns-repeated="59"/>
        </table:table-row>
        <table:table-row table:style-name="ro1">
          <table:table-cell office:value-type="float" office:value="0.0000003670625" calcext:value-type="float">
            <text:p>3.670625E-07</text:p>
          </table:table-cell>
          <table:table-cell office:value-type="float" office:value="-0.177714" calcext:value-type="float">
            <text:p>-0.177714</text:p>
          </table:table-cell>
          <table:table-cell/>
          <table:table-cell table:style-name="ce1" table:formula="of:=10^9*[.A1134]" office:value-type="float" office:value="367.0625" calcext:value-type="float">
            <text:p>367.0625</text:p>
          </table:table-cell>
          <table:table-cell table:style-name="ce1" table:formula="of:=[.B1134]" office:value-type="float" office:value="-0.177714" calcext:value-type="float">
            <text:p>-0.177714</text:p>
          </table:table-cell>
          <table:table-cell table:number-columns-repeated="59"/>
        </table:table-row>
        <table:table-row table:style-name="ro1">
          <table:table-cell office:value-type="float" office:value="0.0000003675625" calcext:value-type="float">
            <text:p>3.675625E-07</text:p>
          </table:table-cell>
          <table:table-cell office:value-type="float" office:value="-0.161633" calcext:value-type="float">
            <text:p>-0.161633</text:p>
          </table:table-cell>
          <table:table-cell/>
          <table:table-cell table:style-name="ce1" table:formula="of:=10^9*[.A1135]" office:value-type="float" office:value="367.5625" calcext:value-type="float">
            <text:p>367.5625</text:p>
          </table:table-cell>
          <table:table-cell table:style-name="ce1" table:formula="of:=[.B1135]" office:value-type="float" office:value="-0.161633" calcext:value-type="float">
            <text:p>-0.161633</text:p>
          </table:table-cell>
          <table:table-cell table:number-columns-repeated="59"/>
        </table:table-row>
        <table:table-row table:style-name="ro1">
          <table:table-cell office:value-type="float" office:value="0.0000003680625" calcext:value-type="float">
            <text:p>3.680625E-07</text:p>
          </table:table-cell>
          <table:table-cell office:value-type="float" office:value="-0.169673" calcext:value-type="float">
            <text:p>-0.169673</text:p>
          </table:table-cell>
          <table:table-cell/>
          <table:table-cell table:style-name="ce1" table:formula="of:=10^9*[.A1136]" office:value-type="float" office:value="368.0625" calcext:value-type="float">
            <text:p>368.0625</text:p>
          </table:table-cell>
          <table:table-cell table:style-name="ce1" table:formula="of:=[.B1136]" office:value-type="float" office:value="-0.169673" calcext:value-type="float">
            <text:p>-0.169673</text:p>
          </table:table-cell>
          <table:table-cell table:number-columns-repeated="59"/>
        </table:table-row>
        <table:table-row table:style-name="ro1">
          <table:table-cell office:value-type="float" office:value="0.0000003685625" calcext:value-type="float">
            <text:p>3.685625E-07</text:p>
          </table:table-cell>
          <table:table-cell office:value-type="float" office:value="-0.161633" calcext:value-type="float">
            <text:p>-0.161633</text:p>
          </table:table-cell>
          <table:table-cell/>
          <table:table-cell table:style-name="ce1" table:formula="of:=10^9*[.A1137]" office:value-type="float" office:value="368.5625" calcext:value-type="float">
            <text:p>368.5625</text:p>
          </table:table-cell>
          <table:table-cell table:style-name="ce1" table:formula="of:=[.B1137]" office:value-type="float" office:value="-0.161633" calcext:value-type="float">
            <text:p>-0.161633</text:p>
          </table:table-cell>
          <table:table-cell table:number-columns-repeated="59"/>
        </table:table-row>
        <table:table-row table:style-name="ro1">
          <table:table-cell office:value-type="float" office:value="0.0000003690625" calcext:value-type="float">
            <text:p>3.690625E-07</text:p>
          </table:table-cell>
          <table:table-cell office:value-type="float" office:value="-0.169673" calcext:value-type="float">
            <text:p>-0.169673</text:p>
          </table:table-cell>
          <table:table-cell/>
          <table:table-cell table:style-name="ce1" table:formula="of:=10^9*[.A1138]" office:value-type="float" office:value="369.0625" calcext:value-type="float">
            <text:p>369.0625</text:p>
          </table:table-cell>
          <table:table-cell table:style-name="ce1" table:formula="of:=[.B1138]" office:value-type="float" office:value="-0.169673" calcext:value-type="float">
            <text:p>-0.169673</text:p>
          </table:table-cell>
          <table:table-cell table:number-columns-repeated="59"/>
        </table:table-row>
        <table:table-row table:style-name="ro1">
          <table:table-cell office:value-type="float" office:value="0.0000003695625" calcext:value-type="float">
            <text:p>3.695625E-07</text:p>
          </table:table-cell>
          <table:table-cell office:value-type="float" office:value="-0.161633" calcext:value-type="float">
            <text:p>-0.161633</text:p>
          </table:table-cell>
          <table:table-cell/>
          <table:table-cell table:style-name="ce1" table:formula="of:=10^9*[.A1139]" office:value-type="float" office:value="369.5625" calcext:value-type="float">
            <text:p>369.5625</text:p>
          </table:table-cell>
          <table:table-cell table:style-name="ce1" table:formula="of:=[.B1139]" office:value-type="float" office:value="-0.161633" calcext:value-type="float">
            <text:p>-0.161633</text:p>
          </table:table-cell>
          <table:table-cell table:number-columns-repeated="59"/>
        </table:table-row>
        <table:table-row table:style-name="ro1">
          <table:table-cell office:value-type="float" office:value="0.0000003700625" calcext:value-type="float">
            <text:p>3.700625E-07</text:p>
          </table:table-cell>
          <table:table-cell office:value-type="float" office:value="-0.169673" calcext:value-type="float">
            <text:p>-0.169673</text:p>
          </table:table-cell>
          <table:table-cell/>
          <table:table-cell table:style-name="ce1" table:formula="of:=10^9*[.A1140]" office:value-type="float" office:value="370.0625" calcext:value-type="float">
            <text:p>370.0625</text:p>
          </table:table-cell>
          <table:table-cell table:style-name="ce1" table:formula="of:=[.B1140]" office:value-type="float" office:value="-0.169673" calcext:value-type="float">
            <text:p>-0.169673</text:p>
          </table:table-cell>
          <table:table-cell table:number-columns-repeated="59"/>
        </table:table-row>
        <table:table-row table:style-name="ro1">
          <table:table-cell office:value-type="float" office:value="0.0000003705625" calcext:value-type="float">
            <text:p>3.705625E-07</text:p>
          </table:table-cell>
          <table:table-cell office:value-type="float" office:value="-0.169673" calcext:value-type="float">
            <text:p>-0.169673</text:p>
          </table:table-cell>
          <table:table-cell/>
          <table:table-cell table:style-name="ce1" table:formula="of:=10^9*[.A1141]" office:value-type="float" office:value="370.5625" calcext:value-type="float">
            <text:p>370.5625</text:p>
          </table:table-cell>
          <table:table-cell table:style-name="ce1" table:formula="of:=[.B1141]" office:value-type="float" office:value="-0.169673" calcext:value-type="float">
            <text:p>-0.169673</text:p>
          </table:table-cell>
          <table:table-cell table:number-columns-repeated="59"/>
        </table:table-row>
        <table:table-row table:style-name="ro1">
          <table:table-cell office:value-type="float" office:value="0.0000003710625" calcext:value-type="float">
            <text:p>3.710625E-07</text:p>
          </table:table-cell>
          <table:table-cell office:value-type="float" office:value="-0.169673" calcext:value-type="float">
            <text:p>-0.169673</text:p>
          </table:table-cell>
          <table:table-cell/>
          <table:table-cell table:style-name="ce1" table:formula="of:=10^9*[.A1142]" office:value-type="float" office:value="371.0625" calcext:value-type="float">
            <text:p>371.0625</text:p>
          </table:table-cell>
          <table:table-cell table:style-name="ce1" table:formula="of:=[.B1142]" office:value-type="float" office:value="-0.169673" calcext:value-type="float">
            <text:p>-0.169673</text:p>
          </table:table-cell>
          <table:table-cell table:number-columns-repeated="59"/>
        </table:table-row>
        <table:table-row table:style-name="ro1">
          <table:table-cell office:value-type="float" office:value="0.0000003715625" calcext:value-type="float">
            <text:p>3.715625E-07</text:p>
          </table:table-cell>
          <table:table-cell office:value-type="float" office:value="-0.161633" calcext:value-type="float">
            <text:p>-0.161633</text:p>
          </table:table-cell>
          <table:table-cell/>
          <table:table-cell table:style-name="ce1" table:formula="of:=10^9*[.A1143]" office:value-type="float" office:value="371.5625" calcext:value-type="float">
            <text:p>371.5625</text:p>
          </table:table-cell>
          <table:table-cell table:style-name="ce1" table:formula="of:=[.B1143]" office:value-type="float" office:value="-0.161633" calcext:value-type="float">
            <text:p>-0.161633</text:p>
          </table:table-cell>
          <table:table-cell table:number-columns-repeated="59"/>
        </table:table-row>
        <table:table-row table:style-name="ro1">
          <table:table-cell office:value-type="float" office:value="0.0000003720625" calcext:value-type="float">
            <text:p>3.720625E-07</text:p>
          </table:table-cell>
          <table:table-cell office:value-type="float" office:value="-0.169673" calcext:value-type="float">
            <text:p>-0.169673</text:p>
          </table:table-cell>
          <table:table-cell/>
          <table:table-cell table:style-name="ce1" table:formula="of:=10^9*[.A1144]" office:value-type="float" office:value="372.0625" calcext:value-type="float">
            <text:p>372.0625</text:p>
          </table:table-cell>
          <table:table-cell table:style-name="ce1" table:formula="of:=[.B1144]" office:value-type="float" office:value="-0.169673" calcext:value-type="float">
            <text:p>-0.169673</text:p>
          </table:table-cell>
          <table:table-cell table:number-columns-repeated="59"/>
        </table:table-row>
        <table:table-row table:style-name="ro1">
          <table:table-cell office:value-type="float" office:value="0.0000003725625" calcext:value-type="float">
            <text:p>3.725625E-07</text:p>
          </table:table-cell>
          <table:table-cell office:value-type="float" office:value="-0.161633" calcext:value-type="float">
            <text:p>-0.161633</text:p>
          </table:table-cell>
          <table:table-cell/>
          <table:table-cell table:style-name="ce1" table:formula="of:=10^9*[.A1145]" office:value-type="float" office:value="372.5625" calcext:value-type="float">
            <text:p>372.5625</text:p>
          </table:table-cell>
          <table:table-cell table:style-name="ce1" table:formula="of:=[.B1145]" office:value-type="float" office:value="-0.161633" calcext:value-type="float">
            <text:p>-0.161633</text:p>
          </table:table-cell>
          <table:table-cell table:number-columns-repeated="59"/>
        </table:table-row>
        <table:table-row table:style-name="ro1">
          <table:table-cell office:value-type="float" office:value="0.0000003730625" calcext:value-type="float">
            <text:p>3.730625E-07</text:p>
          </table:table-cell>
          <table:table-cell office:value-type="float" office:value="-0.169673" calcext:value-type="float">
            <text:p>-0.169673</text:p>
          </table:table-cell>
          <table:table-cell/>
          <table:table-cell table:style-name="ce1" table:formula="of:=10^9*[.A1146]" office:value-type="float" office:value="373.0625" calcext:value-type="float">
            <text:p>373.0625</text:p>
          </table:table-cell>
          <table:table-cell table:style-name="ce1" table:formula="of:=[.B1146]" office:value-type="float" office:value="-0.169673" calcext:value-type="float">
            <text:p>-0.169673</text:p>
          </table:table-cell>
          <table:table-cell table:number-columns-repeated="59"/>
        </table:table-row>
        <table:table-row table:style-name="ro1">
          <table:table-cell office:value-type="float" office:value="0.0000003735625" calcext:value-type="float">
            <text:p>3.735625E-07</text:p>
          </table:table-cell>
          <table:table-cell office:value-type="float" office:value="-0.161633" calcext:value-type="float">
            <text:p>-0.161633</text:p>
          </table:table-cell>
          <table:table-cell/>
          <table:table-cell table:style-name="ce1" table:formula="of:=10^9*[.A1147]" office:value-type="float" office:value="373.5625" calcext:value-type="float">
            <text:p>373.5625</text:p>
          </table:table-cell>
          <table:table-cell table:style-name="ce1" table:formula="of:=[.B1147]" office:value-type="float" office:value="-0.161633" calcext:value-type="float">
            <text:p>-0.161633</text:p>
          </table:table-cell>
          <table:table-cell table:number-columns-repeated="59"/>
        </table:table-row>
        <table:table-row table:style-name="ro1">
          <table:table-cell office:value-type="float" office:value="0.0000003740625" calcext:value-type="float">
            <text:p>3.740625E-07</text:p>
          </table:table-cell>
          <table:table-cell office:value-type="float" office:value="-0.153593" calcext:value-type="float">
            <text:p>-0.153593</text:p>
          </table:table-cell>
          <table:table-cell/>
          <table:table-cell table:style-name="ce1" table:formula="of:=10^9*[.A1148]" office:value-type="float" office:value="374.0625" calcext:value-type="float">
            <text:p>374.0625</text:p>
          </table:table-cell>
          <table:table-cell table:style-name="ce1" table:formula="of:=[.B1148]" office:value-type="float" office:value="-0.153593" calcext:value-type="float">
            <text:p>-0.153593</text:p>
          </table:table-cell>
          <table:table-cell table:number-columns-repeated="59"/>
        </table:table-row>
        <table:table-row table:style-name="ro1">
          <table:table-cell office:value-type="float" office:value="0.0000003745625" calcext:value-type="float">
            <text:p>3.745625E-07</text:p>
          </table:table-cell>
          <table:table-cell office:value-type="float" office:value="-0.169673" calcext:value-type="float">
            <text:p>-0.169673</text:p>
          </table:table-cell>
          <table:table-cell/>
          <table:table-cell table:style-name="ce1" table:formula="of:=10^9*[.A1149]" office:value-type="float" office:value="374.5625" calcext:value-type="float">
            <text:p>374.5625</text:p>
          </table:table-cell>
          <table:table-cell table:style-name="ce1" table:formula="of:=[.B1149]" office:value-type="float" office:value="-0.169673" calcext:value-type="float">
            <text:p>-0.169673</text:p>
          </table:table-cell>
          <table:table-cell table:number-columns-repeated="59"/>
        </table:table-row>
        <table:table-row table:style-name="ro1">
          <table:table-cell office:value-type="float" office:value="0.0000003750625" calcext:value-type="float">
            <text:p>3.750625E-07</text:p>
          </table:table-cell>
          <table:table-cell office:value-type="float" office:value="-0.169673" calcext:value-type="float">
            <text:p>-0.169673</text:p>
          </table:table-cell>
          <table:table-cell/>
          <table:table-cell table:style-name="ce1" table:formula="of:=10^9*[.A1150]" office:value-type="float" office:value="375.0625" calcext:value-type="float">
            <text:p>375.0625</text:p>
          </table:table-cell>
          <table:table-cell table:style-name="ce1" table:formula="of:=[.B1150]" office:value-type="float" office:value="-0.169673" calcext:value-type="float">
            <text:p>-0.169673</text:p>
          </table:table-cell>
          <table:table-cell table:number-columns-repeated="59"/>
        </table:table-row>
        <table:table-row table:style-name="ro1">
          <table:table-cell office:value-type="float" office:value="0.0000003755625" calcext:value-type="float">
            <text:p>3.755625E-07</text:p>
          </table:table-cell>
          <table:table-cell office:value-type="float" office:value="-0.153593" calcext:value-type="float">
            <text:p>-0.153593</text:p>
          </table:table-cell>
          <table:table-cell/>
          <table:table-cell table:style-name="ce1" table:formula="of:=10^9*[.A1151]" office:value-type="float" office:value="375.5625" calcext:value-type="float">
            <text:p>375.5625</text:p>
          </table:table-cell>
          <table:table-cell table:style-name="ce1" table:formula="of:=[.B1151]" office:value-type="float" office:value="-0.153593" calcext:value-type="float">
            <text:p>-0.153593</text:p>
          </table:table-cell>
          <table:table-cell table:number-columns-repeated="59"/>
        </table:table-row>
        <table:table-row table:style-name="ro1">
          <table:table-cell office:value-type="float" office:value="0.0000003760625" calcext:value-type="float">
            <text:p>3.760625E-07</text:p>
          </table:table-cell>
          <table:table-cell office:value-type="float" office:value="-0.169673" calcext:value-type="float">
            <text:p>-0.169673</text:p>
          </table:table-cell>
          <table:table-cell/>
          <table:table-cell table:style-name="ce1" table:formula="of:=10^9*[.A1152]" office:value-type="float" office:value="376.0625" calcext:value-type="float">
            <text:p>376.0625</text:p>
          </table:table-cell>
          <table:table-cell table:style-name="ce1" table:formula="of:=[.B1152]" office:value-type="float" office:value="-0.169673" calcext:value-type="float">
            <text:p>-0.169673</text:p>
          </table:table-cell>
          <table:table-cell table:number-columns-repeated="59"/>
        </table:table-row>
        <table:table-row table:style-name="ro1">
          <table:table-cell office:value-type="float" office:value="0.0000003765625" calcext:value-type="float">
            <text:p>3.765625E-07</text:p>
          </table:table-cell>
          <table:table-cell office:value-type="float" office:value="-0.153593" calcext:value-type="float">
            <text:p>-0.153593</text:p>
          </table:table-cell>
          <table:table-cell/>
          <table:table-cell table:style-name="ce1" table:formula="of:=10^9*[.A1153]" office:value-type="float" office:value="376.5625" calcext:value-type="float">
            <text:p>376.5625</text:p>
          </table:table-cell>
          <table:table-cell table:style-name="ce1" table:formula="of:=[.B1153]" office:value-type="float" office:value="-0.153593" calcext:value-type="float">
            <text:p>-0.153593</text:p>
          </table:table-cell>
          <table:table-cell table:number-columns-repeated="59"/>
        </table:table-row>
        <table:table-row table:style-name="ro1">
          <table:table-cell office:value-type="float" office:value="0.0000003770625" calcext:value-type="float">
            <text:p>3.770625E-07</text:p>
          </table:table-cell>
          <table:table-cell office:value-type="float" office:value="-0.153593" calcext:value-type="float">
            <text:p>-0.153593</text:p>
          </table:table-cell>
          <table:table-cell/>
          <table:table-cell table:style-name="ce1" table:formula="of:=10^9*[.A1154]" office:value-type="float" office:value="377.0625" calcext:value-type="float">
            <text:p>377.0625</text:p>
          </table:table-cell>
          <table:table-cell table:style-name="ce1" table:formula="of:=[.B1154]" office:value-type="float" office:value="-0.153593" calcext:value-type="float">
            <text:p>-0.153593</text:p>
          </table:table-cell>
          <table:table-cell table:number-columns-repeated="59"/>
        </table:table-row>
        <table:table-row table:style-name="ro1">
          <table:table-cell office:value-type="float" office:value="0.0000003775625" calcext:value-type="float">
            <text:p>3.775625E-07</text:p>
          </table:table-cell>
          <table:table-cell office:value-type="float" office:value="-0.161633" calcext:value-type="float">
            <text:p>-0.161633</text:p>
          </table:table-cell>
          <table:table-cell/>
          <table:table-cell table:style-name="ce1" table:formula="of:=10^9*[.A1155]" office:value-type="float" office:value="377.5625" calcext:value-type="float">
            <text:p>377.5625</text:p>
          </table:table-cell>
          <table:table-cell table:style-name="ce1" table:formula="of:=[.B1155]" office:value-type="float" office:value="-0.161633" calcext:value-type="float">
            <text:p>-0.161633</text:p>
          </table:table-cell>
          <table:table-cell table:number-columns-repeated="59"/>
        </table:table-row>
        <table:table-row table:style-name="ro1">
          <table:table-cell office:value-type="float" office:value="0.0000003780625" calcext:value-type="float">
            <text:p>3.780625E-07</text:p>
          </table:table-cell>
          <table:table-cell office:value-type="float" office:value="-0.161633" calcext:value-type="float">
            <text:p>-0.161633</text:p>
          </table:table-cell>
          <table:table-cell/>
          <table:table-cell table:style-name="ce1" table:formula="of:=10^9*[.A1156]" office:value-type="float" office:value="378.0625" calcext:value-type="float">
            <text:p>378.0625</text:p>
          </table:table-cell>
          <table:table-cell table:style-name="ce1" table:formula="of:=[.B1156]" office:value-type="float" office:value="-0.161633" calcext:value-type="float">
            <text:p>-0.161633</text:p>
          </table:table-cell>
          <table:table-cell table:number-columns-repeated="59"/>
        </table:table-row>
        <table:table-row table:style-name="ro1">
          <table:table-cell office:value-type="float" office:value="0.0000003785625" calcext:value-type="float">
            <text:p>3.785625E-07</text:p>
          </table:table-cell>
          <table:table-cell office:value-type="float" office:value="-0.161633" calcext:value-type="float">
            <text:p>-0.161633</text:p>
          </table:table-cell>
          <table:table-cell/>
          <table:table-cell table:style-name="ce1" table:formula="of:=10^9*[.A1157]" office:value-type="float" office:value="378.5625" calcext:value-type="float">
            <text:p>378.5625</text:p>
          </table:table-cell>
          <table:table-cell table:style-name="ce1" table:formula="of:=[.B1157]" office:value-type="float" office:value="-0.161633" calcext:value-type="float">
            <text:p>-0.161633</text:p>
          </table:table-cell>
          <table:table-cell table:number-columns-repeated="59"/>
        </table:table-row>
        <table:table-row table:style-name="ro1">
          <table:table-cell office:value-type="float" office:value="0.0000003790625" calcext:value-type="float">
            <text:p>3.790625E-07</text:p>
          </table:table-cell>
          <table:table-cell office:value-type="float" office:value="-0.161633" calcext:value-type="float">
            <text:p>-0.161633</text:p>
          </table:table-cell>
          <table:table-cell/>
          <table:table-cell table:style-name="ce1" table:formula="of:=10^9*[.A1158]" office:value-type="float" office:value="379.0625" calcext:value-type="float">
            <text:p>379.0625</text:p>
          </table:table-cell>
          <table:table-cell table:style-name="ce1" table:formula="of:=[.B1158]" office:value-type="float" office:value="-0.161633" calcext:value-type="float">
            <text:p>-0.161633</text:p>
          </table:table-cell>
          <table:table-cell table:number-columns-repeated="59"/>
        </table:table-row>
        <table:table-row table:style-name="ro1">
          <table:table-cell office:value-type="float" office:value="0.0000003795625" calcext:value-type="float">
            <text:p>3.795625E-07</text:p>
          </table:table-cell>
          <table:table-cell office:value-type="float" office:value="-0.153593" calcext:value-type="float">
            <text:p>-0.153593</text:p>
          </table:table-cell>
          <table:table-cell/>
          <table:table-cell table:style-name="ce1" table:formula="of:=10^9*[.A1159]" office:value-type="float" office:value="379.5625" calcext:value-type="float">
            <text:p>379.5625</text:p>
          </table:table-cell>
          <table:table-cell table:style-name="ce1" table:formula="of:=[.B1159]" office:value-type="float" office:value="-0.153593" calcext:value-type="float">
            <text:p>-0.153593</text:p>
          </table:table-cell>
          <table:table-cell table:number-columns-repeated="59"/>
        </table:table-row>
        <table:table-row table:style-name="ro1">
          <table:table-cell office:value-type="float" office:value="0.0000003800625" calcext:value-type="float">
            <text:p>3.800625E-07</text:p>
          </table:table-cell>
          <table:table-cell office:value-type="float" office:value="-0.153593" calcext:value-type="float">
            <text:p>-0.153593</text:p>
          </table:table-cell>
          <table:table-cell/>
          <table:table-cell table:style-name="ce1" table:formula="of:=10^9*[.A1160]" office:value-type="float" office:value="380.0625" calcext:value-type="float">
            <text:p>380.0625</text:p>
          </table:table-cell>
          <table:table-cell table:style-name="ce1" table:formula="of:=[.B1160]" office:value-type="float" office:value="-0.153593" calcext:value-type="float">
            <text:p>-0.153593</text:p>
          </table:table-cell>
          <table:table-cell table:number-columns-repeated="59"/>
        </table:table-row>
        <table:table-row table:style-name="ro1">
          <table:table-cell office:value-type="float" office:value="0.0000003805625" calcext:value-type="float">
            <text:p>3.805625E-07</text:p>
          </table:table-cell>
          <table:table-cell office:value-type="float" office:value="-0.161633" calcext:value-type="float">
            <text:p>-0.161633</text:p>
          </table:table-cell>
          <table:table-cell/>
          <table:table-cell table:style-name="ce1" table:formula="of:=10^9*[.A1161]" office:value-type="float" office:value="380.5625" calcext:value-type="float">
            <text:p>380.5625</text:p>
          </table:table-cell>
          <table:table-cell table:style-name="ce1" table:formula="of:=[.B1161]" office:value-type="float" office:value="-0.161633" calcext:value-type="float">
            <text:p>-0.161633</text:p>
          </table:table-cell>
          <table:table-cell table:number-columns-repeated="59"/>
        </table:table-row>
        <table:table-row table:style-name="ro1">
          <table:table-cell office:value-type="float" office:value="0.0000003810625" calcext:value-type="float">
            <text:p>3.810625E-07</text:p>
          </table:table-cell>
          <table:table-cell office:value-type="float" office:value="-0.153593" calcext:value-type="float">
            <text:p>-0.153593</text:p>
          </table:table-cell>
          <table:table-cell/>
          <table:table-cell table:style-name="ce1" table:formula="of:=10^9*[.A1162]" office:value-type="float" office:value="381.0625" calcext:value-type="float">
            <text:p>381.0625</text:p>
          </table:table-cell>
          <table:table-cell table:style-name="ce1" table:formula="of:=[.B1162]" office:value-type="float" office:value="-0.153593" calcext:value-type="float">
            <text:p>-0.153593</text:p>
          </table:table-cell>
          <table:table-cell table:number-columns-repeated="59"/>
        </table:table-row>
        <table:table-row table:style-name="ro1">
          <table:table-cell office:value-type="float" office:value="0.0000003815625" calcext:value-type="float">
            <text:p>3.815625E-07</text:p>
          </table:table-cell>
          <table:table-cell office:value-type="float" office:value="-0.153593" calcext:value-type="float">
            <text:p>-0.153593</text:p>
          </table:table-cell>
          <table:table-cell/>
          <table:table-cell table:style-name="ce1" table:formula="of:=10^9*[.A1163]" office:value-type="float" office:value="381.5625" calcext:value-type="float">
            <text:p>381.5625</text:p>
          </table:table-cell>
          <table:table-cell table:style-name="ce1" table:formula="of:=[.B1163]" office:value-type="float" office:value="-0.153593" calcext:value-type="float">
            <text:p>-0.153593</text:p>
          </table:table-cell>
          <table:table-cell table:number-columns-repeated="59"/>
        </table:table-row>
        <table:table-row table:style-name="ro1">
          <table:table-cell office:value-type="float" office:value="0.0000003820625" calcext:value-type="float">
            <text:p>3.820625E-07</text:p>
          </table:table-cell>
          <table:table-cell office:value-type="float" office:value="-0.145553" calcext:value-type="float">
            <text:p>-0.145553</text:p>
          </table:table-cell>
          <table:table-cell/>
          <table:table-cell table:style-name="ce1" table:formula="of:=10^9*[.A1164]" office:value-type="float" office:value="382.0625" calcext:value-type="float">
            <text:p>382.0625</text:p>
          </table:table-cell>
          <table:table-cell table:style-name="ce1" table:formula="of:=[.B1164]" office:value-type="float" office:value="-0.145553" calcext:value-type="float">
            <text:p>-0.145553</text:p>
          </table:table-cell>
          <table:table-cell table:number-columns-repeated="59"/>
        </table:table-row>
        <table:table-row table:style-name="ro1">
          <table:table-cell office:value-type="float" office:value="0.0000003825625" calcext:value-type="float">
            <text:p>3.825625E-07</text:p>
          </table:table-cell>
          <table:table-cell office:value-type="float" office:value="-0.153593" calcext:value-type="float">
            <text:p>-0.153593</text:p>
          </table:table-cell>
          <table:table-cell/>
          <table:table-cell table:style-name="ce1" table:formula="of:=10^9*[.A1165]" office:value-type="float" office:value="382.5625" calcext:value-type="float">
            <text:p>382.5625</text:p>
          </table:table-cell>
          <table:table-cell table:style-name="ce1" table:formula="of:=[.B1165]" office:value-type="float" office:value="-0.153593" calcext:value-type="float">
            <text:p>-0.153593</text:p>
          </table:table-cell>
          <table:table-cell table:number-columns-repeated="59"/>
        </table:table-row>
        <table:table-row table:style-name="ro1">
          <table:table-cell office:value-type="float" office:value="0.0000003830625" calcext:value-type="float">
            <text:p>3.830625E-07</text:p>
          </table:table-cell>
          <table:table-cell office:value-type="float" office:value="-0.161633" calcext:value-type="float">
            <text:p>-0.161633</text:p>
          </table:table-cell>
          <table:table-cell/>
          <table:table-cell table:style-name="ce1" table:formula="of:=10^9*[.A1166]" office:value-type="float" office:value="383.0625" calcext:value-type="float">
            <text:p>383.0625</text:p>
          </table:table-cell>
          <table:table-cell table:style-name="ce1" table:formula="of:=[.B1166]" office:value-type="float" office:value="-0.161633" calcext:value-type="float">
            <text:p>-0.161633</text:p>
          </table:table-cell>
          <table:table-cell table:number-columns-repeated="59"/>
        </table:table-row>
        <table:table-row table:style-name="ro1">
          <table:table-cell office:value-type="float" office:value="0.0000003835625" calcext:value-type="float">
            <text:p>3.835625E-07</text:p>
          </table:table-cell>
          <table:table-cell office:value-type="float" office:value="-0.145553" calcext:value-type="float">
            <text:p>-0.145553</text:p>
          </table:table-cell>
          <table:table-cell/>
          <table:table-cell table:style-name="ce1" table:formula="of:=10^9*[.A1167]" office:value-type="float" office:value="383.5625" calcext:value-type="float">
            <text:p>383.5625</text:p>
          </table:table-cell>
          <table:table-cell table:style-name="ce1" table:formula="of:=[.B1167]" office:value-type="float" office:value="-0.145553" calcext:value-type="float">
            <text:p>-0.145553</text:p>
          </table:table-cell>
          <table:table-cell table:number-columns-repeated="59"/>
        </table:table-row>
        <table:table-row table:style-name="ro1">
          <table:table-cell office:value-type="float" office:value="0.0000003840625" calcext:value-type="float">
            <text:p>3.840625E-07</text:p>
          </table:table-cell>
          <table:table-cell office:value-type="float" office:value="-0.153593" calcext:value-type="float">
            <text:p>-0.153593</text:p>
          </table:table-cell>
          <table:table-cell/>
          <table:table-cell table:style-name="ce1" table:formula="of:=10^9*[.A1168]" office:value-type="float" office:value="384.0625" calcext:value-type="float">
            <text:p>384.0625</text:p>
          </table:table-cell>
          <table:table-cell table:style-name="ce1" table:formula="of:=[.B1168]" office:value-type="float" office:value="-0.153593" calcext:value-type="float">
            <text:p>-0.153593</text:p>
          </table:table-cell>
          <table:table-cell table:number-columns-repeated="59"/>
        </table:table-row>
        <table:table-row table:style-name="ro1">
          <table:table-cell office:value-type="float" office:value="0.0000003845625" calcext:value-type="float">
            <text:p>3.845625E-07</text:p>
          </table:table-cell>
          <table:table-cell office:value-type="float" office:value="-0.145553" calcext:value-type="float">
            <text:p>-0.145553</text:p>
          </table:table-cell>
          <table:table-cell/>
          <table:table-cell table:style-name="ce1" table:formula="of:=10^9*[.A1169]" office:value-type="float" office:value="384.5625" calcext:value-type="float">
            <text:p>384.5625</text:p>
          </table:table-cell>
          <table:table-cell table:style-name="ce1" table:formula="of:=[.B1169]" office:value-type="float" office:value="-0.145553" calcext:value-type="float">
            <text:p>-0.145553</text:p>
          </table:table-cell>
          <table:table-cell table:number-columns-repeated="59"/>
        </table:table-row>
        <table:table-row table:style-name="ro1">
          <table:table-cell office:value-type="float" office:value="0.0000003850625" calcext:value-type="float">
            <text:p>3.850625E-07</text:p>
          </table:table-cell>
          <table:table-cell office:value-type="float" office:value="-0.153593" calcext:value-type="float">
            <text:p>-0.153593</text:p>
          </table:table-cell>
          <table:table-cell/>
          <table:table-cell table:style-name="ce1" table:formula="of:=10^9*[.A1170]" office:value-type="float" office:value="385.0625" calcext:value-type="float">
            <text:p>385.0625</text:p>
          </table:table-cell>
          <table:table-cell table:style-name="ce1" table:formula="of:=[.B1170]" office:value-type="float" office:value="-0.153593" calcext:value-type="float">
            <text:p>-0.153593</text:p>
          </table:table-cell>
          <table:table-cell table:number-columns-repeated="59"/>
        </table:table-row>
        <table:table-row table:style-name="ro1">
          <table:table-cell office:value-type="float" office:value="0.0000003855625" calcext:value-type="float">
            <text:p>3.855625E-07</text:p>
          </table:table-cell>
          <table:table-cell office:value-type="float" office:value="-0.145553" calcext:value-type="float">
            <text:p>-0.145553</text:p>
          </table:table-cell>
          <table:table-cell/>
          <table:table-cell table:style-name="ce1" table:formula="of:=10^9*[.A1171]" office:value-type="float" office:value="385.5625" calcext:value-type="float">
            <text:p>385.5625</text:p>
          </table:table-cell>
          <table:table-cell table:style-name="ce1" table:formula="of:=[.B1171]" office:value-type="float" office:value="-0.145553" calcext:value-type="float">
            <text:p>-0.145553</text:p>
          </table:table-cell>
          <table:table-cell table:number-columns-repeated="59"/>
        </table:table-row>
        <table:table-row table:style-name="ro1">
          <table:table-cell office:value-type="float" office:value="0.0000003860625" calcext:value-type="float">
            <text:p>3.860625E-07</text:p>
          </table:table-cell>
          <table:table-cell office:value-type="float" office:value="-0.145553" calcext:value-type="float">
            <text:p>-0.145553</text:p>
          </table:table-cell>
          <table:table-cell/>
          <table:table-cell table:style-name="ce1" table:formula="of:=10^9*[.A1172]" office:value-type="float" office:value="386.0625" calcext:value-type="float">
            <text:p>386.0625</text:p>
          </table:table-cell>
          <table:table-cell table:style-name="ce1" table:formula="of:=[.B1172]" office:value-type="float" office:value="-0.145553" calcext:value-type="float">
            <text:p>-0.145553</text:p>
          </table:table-cell>
          <table:table-cell table:number-columns-repeated="59"/>
        </table:table-row>
        <table:table-row table:style-name="ro1">
          <table:table-cell office:value-type="float" office:value="0.0000003865625" calcext:value-type="float">
            <text:p>3.865625E-07</text:p>
          </table:table-cell>
          <table:table-cell office:value-type="float" office:value="-0.153593" calcext:value-type="float">
            <text:p>-0.153593</text:p>
          </table:table-cell>
          <table:table-cell/>
          <table:table-cell table:style-name="ce1" table:formula="of:=10^9*[.A1173]" office:value-type="float" office:value="386.5625" calcext:value-type="float">
            <text:p>386.5625</text:p>
          </table:table-cell>
          <table:table-cell table:style-name="ce1" table:formula="of:=[.B1173]" office:value-type="float" office:value="-0.153593" calcext:value-type="float">
            <text:p>-0.153593</text:p>
          </table:table-cell>
          <table:table-cell table:number-columns-repeated="59"/>
        </table:table-row>
        <table:table-row table:style-name="ro1">
          <table:table-cell office:value-type="float" office:value="0.0000003870625" calcext:value-type="float">
            <text:p>3.870625E-07</text:p>
          </table:table-cell>
          <table:table-cell office:value-type="float" office:value="-0.153593" calcext:value-type="float">
            <text:p>-0.153593</text:p>
          </table:table-cell>
          <table:table-cell/>
          <table:table-cell table:style-name="ce1" table:formula="of:=10^9*[.A1174]" office:value-type="float" office:value="387.0625" calcext:value-type="float">
            <text:p>387.0625</text:p>
          </table:table-cell>
          <table:table-cell table:style-name="ce1" table:formula="of:=[.B1174]" office:value-type="float" office:value="-0.153593" calcext:value-type="float">
            <text:p>-0.153593</text:p>
          </table:table-cell>
          <table:table-cell table:number-columns-repeated="59"/>
        </table:table-row>
        <table:table-row table:style-name="ro1">
          <table:table-cell office:value-type="float" office:value="0.0000003875625" calcext:value-type="float">
            <text:p>3.875625E-07</text:p>
          </table:table-cell>
          <table:table-cell office:value-type="float" office:value="-0.145553" calcext:value-type="float">
            <text:p>-0.145553</text:p>
          </table:table-cell>
          <table:table-cell/>
          <table:table-cell table:style-name="ce1" table:formula="of:=10^9*[.A1175]" office:value-type="float" office:value="387.5625" calcext:value-type="float">
            <text:p>387.5625</text:p>
          </table:table-cell>
          <table:table-cell table:style-name="ce1" table:formula="of:=[.B1175]" office:value-type="float" office:value="-0.145553" calcext:value-type="float">
            <text:p>-0.145553</text:p>
          </table:table-cell>
          <table:table-cell table:number-columns-repeated="59"/>
        </table:table-row>
        <table:table-row table:style-name="ro1">
          <table:table-cell office:value-type="float" office:value="0.0000003880625" calcext:value-type="float">
            <text:p>3.880625E-07</text:p>
          </table:table-cell>
          <table:table-cell office:value-type="float" office:value="-0.153593" calcext:value-type="float">
            <text:p>-0.153593</text:p>
          </table:table-cell>
          <table:table-cell/>
          <table:table-cell table:style-name="ce1" table:formula="of:=10^9*[.A1176]" office:value-type="float" office:value="388.0625" calcext:value-type="float">
            <text:p>388.0625</text:p>
          </table:table-cell>
          <table:table-cell table:style-name="ce1" table:formula="of:=[.B1176]" office:value-type="float" office:value="-0.153593" calcext:value-type="float">
            <text:p>-0.153593</text:p>
          </table:table-cell>
          <table:table-cell table:number-columns-repeated="59"/>
        </table:table-row>
        <table:table-row table:style-name="ro1">
          <table:table-cell office:value-type="float" office:value="0.0000003885625" calcext:value-type="float">
            <text:p>3.885625E-07</text:p>
          </table:table-cell>
          <table:table-cell office:value-type="float" office:value="-0.145553" calcext:value-type="float">
            <text:p>-0.145553</text:p>
          </table:table-cell>
          <table:table-cell/>
          <table:table-cell table:style-name="ce1" table:formula="of:=10^9*[.A1177]" office:value-type="float" office:value="388.5625" calcext:value-type="float">
            <text:p>388.5625</text:p>
          </table:table-cell>
          <table:table-cell table:style-name="ce1" table:formula="of:=[.B1177]" office:value-type="float" office:value="-0.145553" calcext:value-type="float">
            <text:p>-0.145553</text:p>
          </table:table-cell>
          <table:table-cell table:number-columns-repeated="59"/>
        </table:table-row>
        <table:table-row table:style-name="ro1">
          <table:table-cell office:value-type="float" office:value="0.0000003890625" calcext:value-type="float">
            <text:p>3.890625E-07</text:p>
          </table:table-cell>
          <table:table-cell office:value-type="float" office:value="-0.153593" calcext:value-type="float">
            <text:p>-0.153593</text:p>
          </table:table-cell>
          <table:table-cell/>
          <table:table-cell table:style-name="ce1" table:formula="of:=10^9*[.A1178]" office:value-type="float" office:value="389.0625" calcext:value-type="float">
            <text:p>389.0625</text:p>
          </table:table-cell>
          <table:table-cell table:style-name="ce1" table:formula="of:=[.B1178]" office:value-type="float" office:value="-0.153593" calcext:value-type="float">
            <text:p>-0.153593</text:p>
          </table:table-cell>
          <table:table-cell table:number-columns-repeated="59"/>
        </table:table-row>
        <table:table-row table:style-name="ro1">
          <table:table-cell office:value-type="float" office:value="0.0000003895625" calcext:value-type="float">
            <text:p>3.895625E-07</text:p>
          </table:table-cell>
          <table:table-cell office:value-type="float" office:value="-0.137513" calcext:value-type="float">
            <text:p>-0.137513</text:p>
          </table:table-cell>
          <table:table-cell/>
          <table:table-cell table:style-name="ce1" table:formula="of:=10^9*[.A1179]" office:value-type="float" office:value="389.5625" calcext:value-type="float">
            <text:p>389.5625</text:p>
          </table:table-cell>
          <table:table-cell table:style-name="ce1" table:formula="of:=[.B1179]" office:value-type="float" office:value="-0.137513" calcext:value-type="float">
            <text:p>-0.137513</text:p>
          </table:table-cell>
          <table:table-cell table:number-columns-repeated="59"/>
        </table:table-row>
        <table:table-row table:style-name="ro1">
          <table:table-cell office:value-type="float" office:value="0.0000003900625" calcext:value-type="float">
            <text:p>3.900625E-07</text:p>
          </table:table-cell>
          <table:table-cell office:value-type="float" office:value="-0.137513" calcext:value-type="float">
            <text:p>-0.137513</text:p>
          </table:table-cell>
          <table:table-cell/>
          <table:table-cell table:style-name="ce1" table:formula="of:=10^9*[.A1180]" office:value-type="float" office:value="390.0625" calcext:value-type="float">
            <text:p>390.0625</text:p>
          </table:table-cell>
          <table:table-cell table:style-name="ce1" table:formula="of:=[.B1180]" office:value-type="float" office:value="-0.137513" calcext:value-type="float">
            <text:p>-0.137513</text:p>
          </table:table-cell>
          <table:table-cell table:number-columns-repeated="59"/>
        </table:table-row>
        <table:table-row table:style-name="ro1">
          <table:table-cell office:value-type="float" office:value="0.0000003905625" calcext:value-type="float">
            <text:p>3.905625E-07</text:p>
          </table:table-cell>
          <table:table-cell office:value-type="float" office:value="-0.145553" calcext:value-type="float">
            <text:p>-0.145553</text:p>
          </table:table-cell>
          <table:table-cell/>
          <table:table-cell table:style-name="ce1" table:formula="of:=10^9*[.A1181]" office:value-type="float" office:value="390.5625" calcext:value-type="float">
            <text:p>390.5625</text:p>
          </table:table-cell>
          <table:table-cell table:style-name="ce1" table:formula="of:=[.B1181]" office:value-type="float" office:value="-0.145553" calcext:value-type="float">
            <text:p>-0.145553</text:p>
          </table:table-cell>
          <table:table-cell table:number-columns-repeated="59"/>
        </table:table-row>
        <table:table-row table:style-name="ro1">
          <table:table-cell office:value-type="float" office:value="0.0000003910625" calcext:value-type="float">
            <text:p>3.910625E-07</text:p>
          </table:table-cell>
          <table:table-cell office:value-type="float" office:value="-0.145553" calcext:value-type="float">
            <text:p>-0.145553</text:p>
          </table:table-cell>
          <table:table-cell/>
          <table:table-cell table:style-name="ce1" table:formula="of:=10^9*[.A1182]" office:value-type="float" office:value="391.0625" calcext:value-type="float">
            <text:p>391.0625</text:p>
          </table:table-cell>
          <table:table-cell table:style-name="ce1" table:formula="of:=[.B1182]" office:value-type="float" office:value="-0.145553" calcext:value-type="float">
            <text:p>-0.145553</text:p>
          </table:table-cell>
          <table:table-cell table:number-columns-repeated="59"/>
        </table:table-row>
        <table:table-row table:style-name="ro1">
          <table:table-cell office:value-type="float" office:value="0.0000003915625" calcext:value-type="float">
            <text:p>3.915625E-07</text:p>
          </table:table-cell>
          <table:table-cell office:value-type="float" office:value="-0.137513" calcext:value-type="float">
            <text:p>-0.137513</text:p>
          </table:table-cell>
          <table:table-cell/>
          <table:table-cell table:style-name="ce1" table:formula="of:=10^9*[.A1183]" office:value-type="float" office:value="391.5625" calcext:value-type="float">
            <text:p>391.5625</text:p>
          </table:table-cell>
          <table:table-cell table:style-name="ce1" table:formula="of:=[.B1183]" office:value-type="float" office:value="-0.137513" calcext:value-type="float">
            <text:p>-0.137513</text:p>
          </table:table-cell>
          <table:table-cell table:number-columns-repeated="59"/>
        </table:table-row>
        <table:table-row table:style-name="ro1">
          <table:table-cell office:value-type="float" office:value="0.0000003920625" calcext:value-type="float">
            <text:p>3.920625E-07</text:p>
          </table:table-cell>
          <table:table-cell office:value-type="float" office:value="-0.145553" calcext:value-type="float">
            <text:p>-0.145553</text:p>
          </table:table-cell>
          <table:table-cell/>
          <table:table-cell table:style-name="ce1" table:formula="of:=10^9*[.A1184]" office:value-type="float" office:value="392.0625" calcext:value-type="float">
            <text:p>392.0625</text:p>
          </table:table-cell>
          <table:table-cell table:style-name="ce1" table:formula="of:=[.B1184]" office:value-type="float" office:value="-0.145553" calcext:value-type="float">
            <text:p>-0.145553</text:p>
          </table:table-cell>
          <table:table-cell table:number-columns-repeated="59"/>
        </table:table-row>
        <table:table-row table:style-name="ro1">
          <table:table-cell office:value-type="float" office:value="0.0000003925625" calcext:value-type="float">
            <text:p>3.925625E-07</text:p>
          </table:table-cell>
          <table:table-cell office:value-type="float" office:value="-0.129472" calcext:value-type="float">
            <text:p>-0.129472</text:p>
          </table:table-cell>
          <table:table-cell/>
          <table:table-cell table:style-name="ce1" table:formula="of:=10^9*[.A1185]" office:value-type="float" office:value="392.5625" calcext:value-type="float">
            <text:p>392.5625</text:p>
          </table:table-cell>
          <table:table-cell table:style-name="ce1" table:formula="of:=[.B1185]" office:value-type="float" office:value="-0.129472" calcext:value-type="float">
            <text:p>-0.129472</text:p>
          </table:table-cell>
          <table:table-cell table:number-columns-repeated="59"/>
        </table:table-row>
        <table:table-row table:style-name="ro1">
          <table:table-cell office:value-type="float" office:value="0.0000003930625" calcext:value-type="float">
            <text:p>3.930625E-07</text:p>
          </table:table-cell>
          <table:table-cell office:value-type="float" office:value="-0.137513" calcext:value-type="float">
            <text:p>-0.137513</text:p>
          </table:table-cell>
          <table:table-cell/>
          <table:table-cell table:style-name="ce1" table:formula="of:=10^9*[.A1186]" office:value-type="float" office:value="393.0625" calcext:value-type="float">
            <text:p>393.0625</text:p>
          </table:table-cell>
          <table:table-cell table:style-name="ce1" table:formula="of:=[.B1186]" office:value-type="float" office:value="-0.137513" calcext:value-type="float">
            <text:p>-0.137513</text:p>
          </table:table-cell>
          <table:table-cell table:number-columns-repeated="59"/>
        </table:table-row>
        <table:table-row table:style-name="ro1">
          <table:table-cell office:value-type="float" office:value="0.0000003935625" calcext:value-type="float">
            <text:p>3.935625E-07</text:p>
          </table:table-cell>
          <table:table-cell office:value-type="float" office:value="-0.145553" calcext:value-type="float">
            <text:p>-0.145553</text:p>
          </table:table-cell>
          <table:table-cell/>
          <table:table-cell table:style-name="ce1" table:formula="of:=10^9*[.A1187]" office:value-type="float" office:value="393.5625" calcext:value-type="float">
            <text:p>393.5625</text:p>
          </table:table-cell>
          <table:table-cell table:style-name="ce1" table:formula="of:=[.B1187]" office:value-type="float" office:value="-0.145553" calcext:value-type="float">
            <text:p>-0.145553</text:p>
          </table:table-cell>
          <table:table-cell table:number-columns-repeated="59"/>
        </table:table-row>
        <table:table-row table:style-name="ro1">
          <table:table-cell office:value-type="float" office:value="0.0000003940625" calcext:value-type="float">
            <text:p>3.940625E-07</text:p>
          </table:table-cell>
          <table:table-cell office:value-type="float" office:value="-0.145553" calcext:value-type="float">
            <text:p>-0.145553</text:p>
          </table:table-cell>
          <table:table-cell/>
          <table:table-cell table:style-name="ce1" table:formula="of:=10^9*[.A1188]" office:value-type="float" office:value="394.0625" calcext:value-type="float">
            <text:p>394.0625</text:p>
          </table:table-cell>
          <table:table-cell table:style-name="ce1" table:formula="of:=[.B1188]" office:value-type="float" office:value="-0.145553" calcext:value-type="float">
            <text:p>-0.145553</text:p>
          </table:table-cell>
          <table:table-cell table:number-columns-repeated="59"/>
        </table:table-row>
        <table:table-row table:style-name="ro1">
          <table:table-cell office:value-type="float" office:value="0.0000003945625" calcext:value-type="float">
            <text:p>3.945625E-07</text:p>
          </table:table-cell>
          <table:table-cell office:value-type="float" office:value="-0.145553" calcext:value-type="float">
            <text:p>-0.145553</text:p>
          </table:table-cell>
          <table:table-cell/>
          <table:table-cell table:style-name="ce1" table:formula="of:=10^9*[.A1189]" office:value-type="float" office:value="394.5625" calcext:value-type="float">
            <text:p>394.5625</text:p>
          </table:table-cell>
          <table:table-cell table:style-name="ce1" table:formula="of:=[.B1189]" office:value-type="float" office:value="-0.145553" calcext:value-type="float">
            <text:p>-0.145553</text:p>
          </table:table-cell>
          <table:table-cell table:number-columns-repeated="59"/>
        </table:table-row>
        <table:table-row table:style-name="ro1">
          <table:table-cell office:value-type="float" office:value="0.0000003950625" calcext:value-type="float">
            <text:p>3.950625E-07</text:p>
          </table:table-cell>
          <table:table-cell office:value-type="float" office:value="-0.137513" calcext:value-type="float">
            <text:p>-0.137513</text:p>
          </table:table-cell>
          <table:table-cell/>
          <table:table-cell table:style-name="ce1" table:formula="of:=10^9*[.A1190]" office:value-type="float" office:value="395.0625" calcext:value-type="float">
            <text:p>395.0625</text:p>
          </table:table-cell>
          <table:table-cell table:style-name="ce1" table:formula="of:=[.B1190]" office:value-type="float" office:value="-0.137513" calcext:value-type="float">
            <text:p>-0.137513</text:p>
          </table:table-cell>
          <table:table-cell table:number-columns-repeated="59"/>
        </table:table-row>
        <table:table-row table:style-name="ro1">
          <table:table-cell office:value-type="float" office:value="0.0000003955625" calcext:value-type="float">
            <text:p>3.955625E-07</text:p>
          </table:table-cell>
          <table:table-cell office:value-type="float" office:value="-0.137513" calcext:value-type="float">
            <text:p>-0.137513</text:p>
          </table:table-cell>
          <table:table-cell/>
          <table:table-cell table:style-name="ce1" table:formula="of:=10^9*[.A1191]" office:value-type="float" office:value="395.5625" calcext:value-type="float">
            <text:p>395.5625</text:p>
          </table:table-cell>
          <table:table-cell table:style-name="ce1" table:formula="of:=[.B1191]" office:value-type="float" office:value="-0.137513" calcext:value-type="float">
            <text:p>-0.137513</text:p>
          </table:table-cell>
          <table:table-cell table:number-columns-repeated="59"/>
        </table:table-row>
        <table:table-row table:style-name="ro1">
          <table:table-cell office:value-type="float" office:value="0.0000003960625" calcext:value-type="float">
            <text:p>3.960625E-07</text:p>
          </table:table-cell>
          <table:table-cell office:value-type="float" office:value="-0.137513" calcext:value-type="float">
            <text:p>-0.137513</text:p>
          </table:table-cell>
          <table:table-cell/>
          <table:table-cell table:style-name="ce1" table:formula="of:=10^9*[.A1192]" office:value-type="float" office:value="396.0625" calcext:value-type="float">
            <text:p>396.0625</text:p>
          </table:table-cell>
          <table:table-cell table:style-name="ce1" table:formula="of:=[.B1192]" office:value-type="float" office:value="-0.137513" calcext:value-type="float">
            <text:p>-0.137513</text:p>
          </table:table-cell>
          <table:table-cell table:number-columns-repeated="59"/>
        </table:table-row>
        <table:table-row table:style-name="ro1">
          <table:table-cell office:value-type="float" office:value="0.0000003965625" calcext:value-type="float">
            <text:p>3.965625E-07</text:p>
          </table:table-cell>
          <table:table-cell office:value-type="float" office:value="-0.145553" calcext:value-type="float">
            <text:p>-0.145553</text:p>
          </table:table-cell>
          <table:table-cell/>
          <table:table-cell table:style-name="ce1" table:formula="of:=10^9*[.A1193]" office:value-type="float" office:value="396.5625" calcext:value-type="float">
            <text:p>396.5625</text:p>
          </table:table-cell>
          <table:table-cell table:style-name="ce1" table:formula="of:=[.B1193]" office:value-type="float" office:value="-0.145553" calcext:value-type="float">
            <text:p>-0.145553</text:p>
          </table:table-cell>
          <table:table-cell table:number-columns-repeated="59"/>
        </table:table-row>
        <table:table-row table:style-name="ro1">
          <table:table-cell office:value-type="float" office:value="0.0000003970625" calcext:value-type="float">
            <text:p>3.970625E-07</text:p>
          </table:table-cell>
          <table:table-cell office:value-type="float" office:value="-0.145553" calcext:value-type="float">
            <text:p>-0.145553</text:p>
          </table:table-cell>
          <table:table-cell/>
          <table:table-cell table:style-name="ce1" table:formula="of:=10^9*[.A1194]" office:value-type="float" office:value="397.0625" calcext:value-type="float">
            <text:p>397.0625</text:p>
          </table:table-cell>
          <table:table-cell table:style-name="ce1" table:formula="of:=[.B1194]" office:value-type="float" office:value="-0.145553" calcext:value-type="float">
            <text:p>-0.145553</text:p>
          </table:table-cell>
          <table:table-cell table:number-columns-repeated="59"/>
        </table:table-row>
        <table:table-row table:style-name="ro1">
          <table:table-cell office:value-type="float" office:value="0.0000003975625" calcext:value-type="float">
            <text:p>3.975625E-07</text:p>
          </table:table-cell>
          <table:table-cell office:value-type="float" office:value="-0.137513" calcext:value-type="float">
            <text:p>-0.137513</text:p>
          </table:table-cell>
          <table:table-cell/>
          <table:table-cell table:style-name="ce1" table:formula="of:=10^9*[.A1195]" office:value-type="float" office:value="397.5625" calcext:value-type="float">
            <text:p>397.5625</text:p>
          </table:table-cell>
          <table:table-cell table:style-name="ce1" table:formula="of:=[.B1195]" office:value-type="float" office:value="-0.137513" calcext:value-type="float">
            <text:p>-0.137513</text:p>
          </table:table-cell>
          <table:table-cell table:number-columns-repeated="59"/>
        </table:table-row>
        <table:table-row table:style-name="ro1">
          <table:table-cell office:value-type="float" office:value="0.0000003980625" calcext:value-type="float">
            <text:p>3.980625E-07</text:p>
          </table:table-cell>
          <table:table-cell office:value-type="float" office:value="-0.137513" calcext:value-type="float">
            <text:p>-0.137513</text:p>
          </table:table-cell>
          <table:table-cell/>
          <table:table-cell table:style-name="ce1" table:formula="of:=10^9*[.A1196]" office:value-type="float" office:value="398.0625" calcext:value-type="float">
            <text:p>398.0625</text:p>
          </table:table-cell>
          <table:table-cell table:style-name="ce1" table:formula="of:=[.B1196]" office:value-type="float" office:value="-0.137513" calcext:value-type="float">
            <text:p>-0.137513</text:p>
          </table:table-cell>
          <table:table-cell table:number-columns-repeated="59"/>
        </table:table-row>
        <table:table-row table:style-name="ro1">
          <table:table-cell office:value-type="float" office:value="0.0000003985625" calcext:value-type="float">
            <text:p>3.985625E-07</text:p>
          </table:table-cell>
          <table:table-cell office:value-type="float" office:value="-0.145553" calcext:value-type="float">
            <text:p>-0.145553</text:p>
          </table:table-cell>
          <table:table-cell/>
          <table:table-cell table:style-name="ce1" table:formula="of:=10^9*[.A1197]" office:value-type="float" office:value="398.5625" calcext:value-type="float">
            <text:p>398.5625</text:p>
          </table:table-cell>
          <table:table-cell table:style-name="ce1" table:formula="of:=[.B1197]" office:value-type="float" office:value="-0.145553" calcext:value-type="float">
            <text:p>-0.145553</text:p>
          </table:table-cell>
          <table:table-cell table:number-columns-repeated="59"/>
        </table:table-row>
        <table:table-row table:style-name="ro1">
          <table:table-cell office:value-type="float" office:value="0.0000003990625" calcext:value-type="float">
            <text:p>3.990625E-07</text:p>
          </table:table-cell>
          <table:table-cell office:value-type="float" office:value="-0.145553" calcext:value-type="float">
            <text:p>-0.145553</text:p>
          </table:table-cell>
          <table:table-cell/>
          <table:table-cell table:style-name="ce1" table:formula="of:=10^9*[.A1198]" office:value-type="float" office:value="399.0625" calcext:value-type="float">
            <text:p>399.0625</text:p>
          </table:table-cell>
          <table:table-cell table:style-name="ce1" table:formula="of:=[.B1198]" office:value-type="float" office:value="-0.145553" calcext:value-type="float">
            <text:p>-0.145553</text:p>
          </table:table-cell>
          <table:table-cell table:number-columns-repeated="59"/>
        </table:table-row>
        <table:table-row table:style-name="ro1">
          <table:table-cell office:value-type="float" office:value="0.0000003995625" calcext:value-type="float">
            <text:p>3.995625E-07</text:p>
          </table:table-cell>
          <table:table-cell office:value-type="float" office:value="-0.121432" calcext:value-type="float">
            <text:p>-0.121432</text:p>
          </table:table-cell>
          <table:table-cell/>
          <table:table-cell table:style-name="ce1" table:formula="of:=10^9*[.A1199]" office:value-type="float" office:value="399.5625" calcext:value-type="float">
            <text:p>399.5625</text:p>
          </table:table-cell>
          <table:table-cell table:style-name="ce1" table:formula="of:=[.B1199]" office:value-type="float" office:value="-0.121432" calcext:value-type="float">
            <text:p>-0.121432</text:p>
          </table:table-cell>
          <table:table-cell table:number-columns-repeated="59"/>
        </table:table-row>
        <table:table-row table:style-name="ro1">
          <table:table-cell office:value-type="float" office:value="0.0000004000625" calcext:value-type="float">
            <text:p>4.000625E-07</text:p>
          </table:table-cell>
          <table:table-cell office:value-type="float" office:value="-0.137513" calcext:value-type="float">
            <text:p>-0.137513</text:p>
          </table:table-cell>
          <table:table-cell/>
          <table:table-cell table:style-name="ce1" table:formula="of:=10^9*[.A1200]" office:value-type="float" office:value="400.0625" calcext:value-type="float">
            <text:p>400.0625</text:p>
          </table:table-cell>
          <table:table-cell table:style-name="ce1" table:formula="of:=[.B1200]" office:value-type="float" office:value="-0.137513" calcext:value-type="float">
            <text:p>-0.137513</text:p>
          </table:table-cell>
          <table:table-cell table:number-columns-repeated="59"/>
        </table:table-row>
        <table:table-row table:style-name="ro1">
          <table:table-cell office:value-type="float" office:value="0.0000004005625" calcext:value-type="float">
            <text:p>4.005625E-07</text:p>
          </table:table-cell>
          <table:table-cell office:value-type="float" office:value="-0.129472" calcext:value-type="float">
            <text:p>-0.129472</text:p>
          </table:table-cell>
          <table:table-cell/>
          <table:table-cell table:style-name="ce1" table:formula="of:=10^9*[.A1201]" office:value-type="float" office:value="400.5625" calcext:value-type="float">
            <text:p>400.5625</text:p>
          </table:table-cell>
          <table:table-cell table:style-name="ce1" table:formula="of:=[.B1201]" office:value-type="float" office:value="-0.129472" calcext:value-type="float">
            <text:p>-0.129472</text:p>
          </table:table-cell>
          <table:table-cell table:number-columns-repeated="59"/>
        </table:table-row>
        <table:table-row table:style-name="ro1">
          <table:table-cell office:value-type="float" office:value="0.0000004010625" calcext:value-type="float">
            <text:p>4.010625E-07</text:p>
          </table:table-cell>
          <table:table-cell office:value-type="float" office:value="-0.137513" calcext:value-type="float">
            <text:p>-0.137513</text:p>
          </table:table-cell>
          <table:table-cell/>
          <table:table-cell table:style-name="ce1" table:formula="of:=10^9*[.A1202]" office:value-type="float" office:value="401.0625" calcext:value-type="float">
            <text:p>401.0625</text:p>
          </table:table-cell>
          <table:table-cell table:style-name="ce1" table:formula="of:=[.B1202]" office:value-type="float" office:value="-0.137513" calcext:value-type="float">
            <text:p>-0.137513</text:p>
          </table:table-cell>
          <table:table-cell table:number-columns-repeated="59"/>
        </table:table-row>
        <table:table-row table:style-name="ro1">
          <table:table-cell office:value-type="float" office:value="0.0000004015625" calcext:value-type="float">
            <text:p>4.015625E-07</text:p>
          </table:table-cell>
          <table:table-cell office:value-type="float" office:value="-0.137513" calcext:value-type="float">
            <text:p>-0.137513</text:p>
          </table:table-cell>
          <table:table-cell/>
          <table:table-cell table:style-name="ce1" table:formula="of:=10^9*[.A1203]" office:value-type="float" office:value="401.5625" calcext:value-type="float">
            <text:p>401.5625</text:p>
          </table:table-cell>
          <table:table-cell table:style-name="ce1" table:formula="of:=[.B1203]" office:value-type="float" office:value="-0.137513" calcext:value-type="float">
            <text:p>-0.137513</text:p>
          </table:table-cell>
          <table:table-cell table:number-columns-repeated="59"/>
        </table:table-row>
        <table:table-row table:style-name="ro1">
          <table:table-cell office:value-type="float" office:value="0.0000004020625" calcext:value-type="float">
            <text:p>4.020625E-07</text:p>
          </table:table-cell>
          <table:table-cell office:value-type="float" office:value="-0.137513" calcext:value-type="float">
            <text:p>-0.137513</text:p>
          </table:table-cell>
          <table:table-cell/>
          <table:table-cell table:style-name="ce1" table:formula="of:=10^9*[.A1204]" office:value-type="float" office:value="402.0625" calcext:value-type="float">
            <text:p>402.0625</text:p>
          </table:table-cell>
          <table:table-cell table:style-name="ce1" table:formula="of:=[.B1204]" office:value-type="float" office:value="-0.137513" calcext:value-type="float">
            <text:p>-0.137513</text:p>
          </table:table-cell>
          <table:table-cell table:number-columns-repeated="59"/>
        </table:table-row>
        <table:table-row table:style-name="ro1">
          <table:table-cell office:value-type="float" office:value="0.0000004025625" calcext:value-type="float">
            <text:p>4.025625E-07</text:p>
          </table:table-cell>
          <table:table-cell office:value-type="float" office:value="-0.129472" calcext:value-type="float">
            <text:p>-0.129472</text:p>
          </table:table-cell>
          <table:table-cell/>
          <table:table-cell table:style-name="ce1" table:formula="of:=10^9*[.A1205]" office:value-type="float" office:value="402.5625" calcext:value-type="float">
            <text:p>402.5625</text:p>
          </table:table-cell>
          <table:table-cell table:style-name="ce1" table:formula="of:=[.B1205]" office:value-type="float" office:value="-0.129472" calcext:value-type="float">
            <text:p>-0.129472</text:p>
          </table:table-cell>
          <table:table-cell table:number-columns-repeated="59"/>
        </table:table-row>
        <table:table-row table:style-name="ro1">
          <table:table-cell office:value-type="float" office:value="0.0000004030625" calcext:value-type="float">
            <text:p>4.030625E-07</text:p>
          </table:table-cell>
          <table:table-cell office:value-type="float" office:value="-0.137513" calcext:value-type="float">
            <text:p>-0.137513</text:p>
          </table:table-cell>
          <table:table-cell/>
          <table:table-cell table:style-name="ce1" table:formula="of:=10^9*[.A1206]" office:value-type="float" office:value="403.0625" calcext:value-type="float">
            <text:p>403.0625</text:p>
          </table:table-cell>
          <table:table-cell table:style-name="ce1" table:formula="of:=[.B1206]" office:value-type="float" office:value="-0.137513" calcext:value-type="float">
            <text:p>-0.137513</text:p>
          </table:table-cell>
          <table:table-cell table:number-columns-repeated="59"/>
        </table:table-row>
        <table:table-row table:style-name="ro1">
          <table:table-cell office:value-type="float" office:value="0.0000004035625" calcext:value-type="float">
            <text:p>4.035625E-07</text:p>
          </table:table-cell>
          <table:table-cell office:value-type="float" office:value="-0.129472" calcext:value-type="float">
            <text:p>-0.129472</text:p>
          </table:table-cell>
          <table:table-cell/>
          <table:table-cell table:style-name="ce1" table:formula="of:=10^9*[.A1207]" office:value-type="float" office:value="403.5625" calcext:value-type="float">
            <text:p>403.5625</text:p>
          </table:table-cell>
          <table:table-cell table:style-name="ce1" table:formula="of:=[.B1207]" office:value-type="float" office:value="-0.129472" calcext:value-type="float">
            <text:p>-0.129472</text:p>
          </table:table-cell>
          <table:table-cell table:number-columns-repeated="59"/>
        </table:table-row>
        <table:table-row table:style-name="ro1">
          <table:table-cell office:value-type="float" office:value="0.0000004040625" calcext:value-type="float">
            <text:p>4.040625E-07</text:p>
          </table:table-cell>
          <table:table-cell office:value-type="float" office:value="-0.137513" calcext:value-type="float">
            <text:p>-0.137513</text:p>
          </table:table-cell>
          <table:table-cell/>
          <table:table-cell table:style-name="ce1" table:formula="of:=10^9*[.A1208]" office:value-type="float" office:value="404.0625" calcext:value-type="float">
            <text:p>404.0625</text:p>
          </table:table-cell>
          <table:table-cell table:style-name="ce1" table:formula="of:=[.B1208]" office:value-type="float" office:value="-0.137513" calcext:value-type="float">
            <text:p>-0.137513</text:p>
          </table:table-cell>
          <table:table-cell table:number-columns-repeated="59"/>
        </table:table-row>
        <table:table-row table:style-name="ro1">
          <table:table-cell office:value-type="float" office:value="0.0000004045625" calcext:value-type="float">
            <text:p>4.045625E-07</text:p>
          </table:table-cell>
          <table:table-cell office:value-type="float" office:value="-0.137513" calcext:value-type="float">
            <text:p>-0.137513</text:p>
          </table:table-cell>
          <table:table-cell/>
          <table:table-cell table:style-name="ce1" table:formula="of:=10^9*[.A1209]" office:value-type="float" office:value="404.5625" calcext:value-type="float">
            <text:p>404.5625</text:p>
          </table:table-cell>
          <table:table-cell table:style-name="ce1" table:formula="of:=[.B1209]" office:value-type="float" office:value="-0.137513" calcext:value-type="float">
            <text:p>-0.137513</text:p>
          </table:table-cell>
          <table:table-cell table:number-columns-repeated="59"/>
        </table:table-row>
        <table:table-row table:style-name="ro1">
          <table:table-cell office:value-type="float" office:value="0.0000004050625" calcext:value-type="float">
            <text:p>4.050625E-07</text:p>
          </table:table-cell>
          <table:table-cell office:value-type="float" office:value="-0.145553" calcext:value-type="float">
            <text:p>-0.145553</text:p>
          </table:table-cell>
          <table:table-cell/>
          <table:table-cell table:style-name="ce1" table:formula="of:=10^9*[.A1210]" office:value-type="float" office:value="405.0625" calcext:value-type="float">
            <text:p>405.0625</text:p>
          </table:table-cell>
          <table:table-cell table:style-name="ce1" table:formula="of:=[.B1210]" office:value-type="float" office:value="-0.145553" calcext:value-type="float">
            <text:p>-0.145553</text:p>
          </table:table-cell>
          <table:table-cell table:number-columns-repeated="59"/>
        </table:table-row>
        <table:table-row table:style-name="ro1">
          <table:table-cell office:value-type="float" office:value="0.0000004055625" calcext:value-type="float">
            <text:p>4.055625E-07</text:p>
          </table:table-cell>
          <table:table-cell office:value-type="float" office:value="-0.129472" calcext:value-type="float">
            <text:p>-0.129472</text:p>
          </table:table-cell>
          <table:table-cell/>
          <table:table-cell table:style-name="ce1" table:formula="of:=10^9*[.A1211]" office:value-type="float" office:value="405.5625" calcext:value-type="float">
            <text:p>405.5625</text:p>
          </table:table-cell>
          <table:table-cell table:style-name="ce1" table:formula="of:=[.B1211]" office:value-type="float" office:value="-0.129472" calcext:value-type="float">
            <text:p>-0.129472</text:p>
          </table:table-cell>
          <table:table-cell table:number-columns-repeated="59"/>
        </table:table-row>
        <table:table-row table:style-name="ro1">
          <table:table-cell office:value-type="float" office:value="0.0000004060625" calcext:value-type="float">
            <text:p>4.060625E-07</text:p>
          </table:table-cell>
          <table:table-cell office:value-type="float" office:value="-0.121432" calcext:value-type="float">
            <text:p>-0.121432</text:p>
          </table:table-cell>
          <table:table-cell/>
          <table:table-cell table:style-name="ce1" table:formula="of:=10^9*[.A1212]" office:value-type="float" office:value="406.0625" calcext:value-type="float">
            <text:p>406.0625</text:p>
          </table:table-cell>
          <table:table-cell table:style-name="ce1" table:formula="of:=[.B1212]" office:value-type="float" office:value="-0.121432" calcext:value-type="float">
            <text:p>-0.121432</text:p>
          </table:table-cell>
          <table:table-cell table:number-columns-repeated="59"/>
        </table:table-row>
        <table:table-row table:style-name="ro1">
          <table:table-cell office:value-type="float" office:value="0.0000004065625" calcext:value-type="float">
            <text:p>4.065625E-07</text:p>
          </table:table-cell>
          <table:table-cell office:value-type="float" office:value="-0.145553" calcext:value-type="float">
            <text:p>-0.145553</text:p>
          </table:table-cell>
          <table:table-cell/>
          <table:table-cell table:style-name="ce1" table:formula="of:=10^9*[.A1213]" office:value-type="float" office:value="406.5625" calcext:value-type="float">
            <text:p>406.5625</text:p>
          </table:table-cell>
          <table:table-cell table:style-name="ce1" table:formula="of:=[.B1213]" office:value-type="float" office:value="-0.145553" calcext:value-type="float">
            <text:p>-0.145553</text:p>
          </table:table-cell>
          <table:table-cell table:number-columns-repeated="59"/>
        </table:table-row>
        <table:table-row table:style-name="ro1">
          <table:table-cell office:value-type="float" office:value="0.0000004070625" calcext:value-type="float">
            <text:p>4.070625E-07</text:p>
          </table:table-cell>
          <table:table-cell office:value-type="float" office:value="-0.137513" calcext:value-type="float">
            <text:p>-0.137513</text:p>
          </table:table-cell>
          <table:table-cell/>
          <table:table-cell table:style-name="ce1" table:formula="of:=10^9*[.A1214]" office:value-type="float" office:value="407.0625" calcext:value-type="float">
            <text:p>407.0625</text:p>
          </table:table-cell>
          <table:table-cell table:style-name="ce1" table:formula="of:=[.B1214]" office:value-type="float" office:value="-0.137513" calcext:value-type="float">
            <text:p>-0.137513</text:p>
          </table:table-cell>
          <table:table-cell table:number-columns-repeated="59"/>
        </table:table-row>
        <table:table-row table:style-name="ro1">
          <table:table-cell office:value-type="float" office:value="0.0000004075625" calcext:value-type="float">
            <text:p>4.075625E-07</text:p>
          </table:table-cell>
          <table:table-cell office:value-type="float" office:value="-0.121432" calcext:value-type="float">
            <text:p>-0.121432</text:p>
          </table:table-cell>
          <table:table-cell/>
          <table:table-cell table:style-name="ce1" table:formula="of:=10^9*[.A1215]" office:value-type="float" office:value="407.5625" calcext:value-type="float">
            <text:p>407.5625</text:p>
          </table:table-cell>
          <table:table-cell table:style-name="ce1" table:formula="of:=[.B1215]" office:value-type="float" office:value="-0.121432" calcext:value-type="float">
            <text:p>-0.121432</text:p>
          </table:table-cell>
          <table:table-cell table:number-columns-repeated="59"/>
        </table:table-row>
        <table:table-row table:style-name="ro1">
          <table:table-cell office:value-type="float" office:value="0.0000004080625" calcext:value-type="float">
            <text:p>4.080625E-07</text:p>
          </table:table-cell>
          <table:table-cell office:value-type="float" office:value="-0.137513" calcext:value-type="float">
            <text:p>-0.137513</text:p>
          </table:table-cell>
          <table:table-cell/>
          <table:table-cell table:style-name="ce1" table:formula="of:=10^9*[.A1216]" office:value-type="float" office:value="408.0625" calcext:value-type="float">
            <text:p>408.0625</text:p>
          </table:table-cell>
          <table:table-cell table:style-name="ce1" table:formula="of:=[.B1216]" office:value-type="float" office:value="-0.137513" calcext:value-type="float">
            <text:p>-0.137513</text:p>
          </table:table-cell>
          <table:table-cell table:number-columns-repeated="59"/>
        </table:table-row>
        <table:table-row table:style-name="ro1">
          <table:table-cell office:value-type="float" office:value="0.0000004085625" calcext:value-type="float">
            <text:p>4.085625E-07</text:p>
          </table:table-cell>
          <table:table-cell office:value-type="float" office:value="-0.121432" calcext:value-type="float">
            <text:p>-0.121432</text:p>
          </table:table-cell>
          <table:table-cell/>
          <table:table-cell table:style-name="ce1" table:formula="of:=10^9*[.A1217]" office:value-type="float" office:value="408.5625" calcext:value-type="float">
            <text:p>408.5625</text:p>
          </table:table-cell>
          <table:table-cell table:style-name="ce1" table:formula="of:=[.B1217]" office:value-type="float" office:value="-0.121432" calcext:value-type="float">
            <text:p>-0.121432</text:p>
          </table:table-cell>
          <table:table-cell table:number-columns-repeated="59"/>
        </table:table-row>
        <table:table-row table:style-name="ro1">
          <table:table-cell office:value-type="float" office:value="0.0000004090625" calcext:value-type="float">
            <text:p>4.090625E-07</text:p>
          </table:table-cell>
          <table:table-cell office:value-type="float" office:value="-0.137513" calcext:value-type="float">
            <text:p>-0.137513</text:p>
          </table:table-cell>
          <table:table-cell/>
          <table:table-cell table:style-name="ce1" table:formula="of:=10^9*[.A1218]" office:value-type="float" office:value="409.0625" calcext:value-type="float">
            <text:p>409.0625</text:p>
          </table:table-cell>
          <table:table-cell table:style-name="ce1" table:formula="of:=[.B1218]" office:value-type="float" office:value="-0.137513" calcext:value-type="float">
            <text:p>-0.137513</text:p>
          </table:table-cell>
          <table:table-cell table:number-columns-repeated="59"/>
        </table:table-row>
        <table:table-row table:style-name="ro1">
          <table:table-cell office:value-type="float" office:value="0.0000004095625" calcext:value-type="float">
            <text:p>4.095625E-07</text:p>
          </table:table-cell>
          <table:table-cell office:value-type="float" office:value="-0.129472" calcext:value-type="float">
            <text:p>-0.129472</text:p>
          </table:table-cell>
          <table:table-cell/>
          <table:table-cell table:style-name="ce1" table:formula="of:=10^9*[.A1219]" office:value-type="float" office:value="409.5625" calcext:value-type="float">
            <text:p>409.5625</text:p>
          </table:table-cell>
          <table:table-cell table:style-name="ce1" table:formula="of:=[.B1219]" office:value-type="float" office:value="-0.129472" calcext:value-type="float">
            <text:p>-0.129472</text:p>
          </table:table-cell>
          <table:table-cell table:number-columns-repeated="59"/>
        </table:table-row>
        <table:table-row table:style-name="ro1">
          <table:table-cell office:value-type="float" office:value="0.0000004100625" calcext:value-type="float">
            <text:p>4.100625E-07</text:p>
          </table:table-cell>
          <table:table-cell office:value-type="float" office:value="-0.137513" calcext:value-type="float">
            <text:p>-0.137513</text:p>
          </table:table-cell>
          <table:table-cell/>
          <table:table-cell table:style-name="ce1" table:formula="of:=10^9*[.A1220]" office:value-type="float" office:value="410.0625" calcext:value-type="float">
            <text:p>410.0625</text:p>
          </table:table-cell>
          <table:table-cell table:style-name="ce1" table:formula="of:=[.B1220]" office:value-type="float" office:value="-0.137513" calcext:value-type="float">
            <text:p>-0.137513</text:p>
          </table:table-cell>
          <table:table-cell table:number-columns-repeated="59"/>
        </table:table-row>
        <table:table-row table:style-name="ro1">
          <table:table-cell office:value-type="float" office:value="0.0000004105625" calcext:value-type="float">
            <text:p>4.105625E-07</text:p>
          </table:table-cell>
          <table:table-cell office:value-type="float" office:value="-0.129472" calcext:value-type="float">
            <text:p>-0.129472</text:p>
          </table:table-cell>
          <table:table-cell/>
          <table:table-cell table:style-name="ce1" table:formula="of:=10^9*[.A1221]" office:value-type="float" office:value="410.5625" calcext:value-type="float">
            <text:p>410.5625</text:p>
          </table:table-cell>
          <table:table-cell table:style-name="ce1" table:formula="of:=[.B1221]" office:value-type="float" office:value="-0.129472" calcext:value-type="float">
            <text:p>-0.129472</text:p>
          </table:table-cell>
          <table:table-cell table:number-columns-repeated="59"/>
        </table:table-row>
        <table:table-row table:style-name="ro1">
          <table:table-cell office:value-type="float" office:value="0.0000004110625" calcext:value-type="float">
            <text:p>4.110625E-07</text:p>
          </table:table-cell>
          <table:table-cell office:value-type="float" office:value="-0.137513" calcext:value-type="float">
            <text:p>-0.137513</text:p>
          </table:table-cell>
          <table:table-cell/>
          <table:table-cell table:style-name="ce1" table:formula="of:=10^9*[.A1222]" office:value-type="float" office:value="411.0625" calcext:value-type="float">
            <text:p>411.0625</text:p>
          </table:table-cell>
          <table:table-cell table:style-name="ce1" table:formula="of:=[.B1222]" office:value-type="float" office:value="-0.137513" calcext:value-type="float">
            <text:p>-0.137513</text:p>
          </table:table-cell>
          <table:table-cell table:number-columns-repeated="59"/>
        </table:table-row>
        <table:table-row table:style-name="ro1">
          <table:table-cell office:value-type="float" office:value="0.0000004115625" calcext:value-type="float">
            <text:p>4.115625E-07</text:p>
          </table:table-cell>
          <table:table-cell office:value-type="float" office:value="-0.129472" calcext:value-type="float">
            <text:p>-0.129472</text:p>
          </table:table-cell>
          <table:table-cell/>
          <table:table-cell table:style-name="ce1" table:formula="of:=10^9*[.A1223]" office:value-type="float" office:value="411.5625" calcext:value-type="float">
            <text:p>411.5625</text:p>
          </table:table-cell>
          <table:table-cell table:style-name="ce1" table:formula="of:=[.B1223]" office:value-type="float" office:value="-0.129472" calcext:value-type="float">
            <text:p>-0.129472</text:p>
          </table:table-cell>
          <table:table-cell table:number-columns-repeated="59"/>
        </table:table-row>
        <table:table-row table:style-name="ro1">
          <table:table-cell office:value-type="float" office:value="0.0000004120625" calcext:value-type="float">
            <text:p>4.120625E-07</text:p>
          </table:table-cell>
          <table:table-cell office:value-type="float" office:value="-0.129472" calcext:value-type="float">
            <text:p>-0.129472</text:p>
          </table:table-cell>
          <table:table-cell/>
          <table:table-cell table:style-name="ce1" table:formula="of:=10^9*[.A1224]" office:value-type="float" office:value="412.0625" calcext:value-type="float">
            <text:p>412.0625</text:p>
          </table:table-cell>
          <table:table-cell table:style-name="ce1" table:formula="of:=[.B1224]" office:value-type="float" office:value="-0.129472" calcext:value-type="float">
            <text:p>-0.129472</text:p>
          </table:table-cell>
          <table:table-cell table:number-columns-repeated="59"/>
        </table:table-row>
        <table:table-row table:style-name="ro1">
          <table:table-cell office:value-type="float" office:value="0.0000004125625" calcext:value-type="float">
            <text:p>4.125625E-07</text:p>
          </table:table-cell>
          <table:table-cell office:value-type="float" office:value="-0.129472" calcext:value-type="float">
            <text:p>-0.129472</text:p>
          </table:table-cell>
          <table:table-cell/>
          <table:table-cell table:style-name="ce1" table:formula="of:=10^9*[.A1225]" office:value-type="float" office:value="412.5625" calcext:value-type="float">
            <text:p>412.5625</text:p>
          </table:table-cell>
          <table:table-cell table:style-name="ce1" table:formula="of:=[.B1225]" office:value-type="float" office:value="-0.129472" calcext:value-type="float">
            <text:p>-0.129472</text:p>
          </table:table-cell>
          <table:table-cell table:number-columns-repeated="59"/>
        </table:table-row>
        <table:table-row table:style-name="ro1">
          <table:table-cell office:value-type="float" office:value="0.0000004130625" calcext:value-type="float">
            <text:p>4.130625E-07</text:p>
          </table:table-cell>
          <table:table-cell office:value-type="float" office:value="-0.129472" calcext:value-type="float">
            <text:p>-0.129472</text:p>
          </table:table-cell>
          <table:table-cell/>
          <table:table-cell table:style-name="ce1" table:formula="of:=10^9*[.A1226]" office:value-type="float" office:value="413.0625" calcext:value-type="float">
            <text:p>413.0625</text:p>
          </table:table-cell>
          <table:table-cell table:style-name="ce1" table:formula="of:=[.B1226]" office:value-type="float" office:value="-0.129472" calcext:value-type="float">
            <text:p>-0.129472</text:p>
          </table:table-cell>
          <table:table-cell table:number-columns-repeated="59"/>
        </table:table-row>
        <table:table-row table:style-name="ro1">
          <table:table-cell office:value-type="float" office:value="0.0000004135625" calcext:value-type="float">
            <text:p>4.135625E-07</text:p>
          </table:table-cell>
          <table:table-cell office:value-type="float" office:value="-0.129472" calcext:value-type="float">
            <text:p>-0.129472</text:p>
          </table:table-cell>
          <table:table-cell/>
          <table:table-cell table:style-name="ce1" table:formula="of:=10^9*[.A1227]" office:value-type="float" office:value="413.5625" calcext:value-type="float">
            <text:p>413.5625</text:p>
          </table:table-cell>
          <table:table-cell table:style-name="ce1" table:formula="of:=[.B1227]" office:value-type="float" office:value="-0.129472" calcext:value-type="float">
            <text:p>-0.129472</text:p>
          </table:table-cell>
          <table:table-cell table:number-columns-repeated="59"/>
        </table:table-row>
        <table:table-row table:style-name="ro1">
          <table:table-cell office:value-type="float" office:value="0.0000004140625" calcext:value-type="float">
            <text:p>4.140625E-07</text:p>
          </table:table-cell>
          <table:table-cell office:value-type="float" office:value="-0.121432" calcext:value-type="float">
            <text:p>-0.121432</text:p>
          </table:table-cell>
          <table:table-cell/>
          <table:table-cell table:style-name="ce1" table:formula="of:=10^9*[.A1228]" office:value-type="float" office:value="414.0625" calcext:value-type="float">
            <text:p>414.0625</text:p>
          </table:table-cell>
          <table:table-cell table:style-name="ce1" table:formula="of:=[.B1228]" office:value-type="float" office:value="-0.121432" calcext:value-type="float">
            <text:p>-0.121432</text:p>
          </table:table-cell>
          <table:table-cell table:number-columns-repeated="59"/>
        </table:table-row>
        <table:table-row table:style-name="ro1">
          <table:table-cell office:value-type="float" office:value="0.0000004145625" calcext:value-type="float">
            <text:p>4.145625E-07</text:p>
          </table:table-cell>
          <table:table-cell office:value-type="float" office:value="-0.137513" calcext:value-type="float">
            <text:p>-0.137513</text:p>
          </table:table-cell>
          <table:table-cell/>
          <table:table-cell table:style-name="ce1" table:formula="of:=10^9*[.A1229]" office:value-type="float" office:value="414.5625" calcext:value-type="float">
            <text:p>414.5625</text:p>
          </table:table-cell>
          <table:table-cell table:style-name="ce1" table:formula="of:=[.B1229]" office:value-type="float" office:value="-0.137513" calcext:value-type="float">
            <text:p>-0.137513</text:p>
          </table:table-cell>
          <table:table-cell table:number-columns-repeated="59"/>
        </table:table-row>
        <table:table-row table:style-name="ro1">
          <table:table-cell office:value-type="float" office:value="0.0000004150625" calcext:value-type="float">
            <text:p>4.150625E-07</text:p>
          </table:table-cell>
          <table:table-cell office:value-type="float" office:value="-0.129472" calcext:value-type="float">
            <text:p>-0.129472</text:p>
          </table:table-cell>
          <table:table-cell/>
          <table:table-cell table:style-name="ce1" table:formula="of:=10^9*[.A1230]" office:value-type="float" office:value="415.0625" calcext:value-type="float">
            <text:p>415.0625</text:p>
          </table:table-cell>
          <table:table-cell table:style-name="ce1" table:formula="of:=[.B1230]" office:value-type="float" office:value="-0.129472" calcext:value-type="float">
            <text:p>-0.129472</text:p>
          </table:table-cell>
          <table:table-cell table:number-columns-repeated="59"/>
        </table:table-row>
        <table:table-row table:style-name="ro1">
          <table:table-cell office:value-type="float" office:value="0.0000004155625" calcext:value-type="float">
            <text:p>4.155625E-07</text:p>
          </table:table-cell>
          <table:table-cell office:value-type="float" office:value="-0.121432" calcext:value-type="float">
            <text:p>-0.121432</text:p>
          </table:table-cell>
          <table:table-cell/>
          <table:table-cell table:style-name="ce1" table:formula="of:=10^9*[.A1231]" office:value-type="float" office:value="415.5625" calcext:value-type="float">
            <text:p>415.5625</text:p>
          </table:table-cell>
          <table:table-cell table:style-name="ce1" table:formula="of:=[.B1231]" office:value-type="float" office:value="-0.121432" calcext:value-type="float">
            <text:p>-0.121432</text:p>
          </table:table-cell>
          <table:table-cell table:number-columns-repeated="59"/>
        </table:table-row>
        <table:table-row table:style-name="ro1">
          <table:table-cell office:value-type="float" office:value="0.0000004160625" calcext:value-type="float">
            <text:p>4.160625E-07</text:p>
          </table:table-cell>
          <table:table-cell office:value-type="float" office:value="-0.129472" calcext:value-type="float">
            <text:p>-0.129472</text:p>
          </table:table-cell>
          <table:table-cell/>
          <table:table-cell table:style-name="ce1" table:formula="of:=10^9*[.A1232]" office:value-type="float" office:value="416.0625" calcext:value-type="float">
            <text:p>416.0625</text:p>
          </table:table-cell>
          <table:table-cell table:style-name="ce1" table:formula="of:=[.B1232]" office:value-type="float" office:value="-0.129472" calcext:value-type="float">
            <text:p>-0.129472</text:p>
          </table:table-cell>
          <table:table-cell table:number-columns-repeated="59"/>
        </table:table-row>
        <table:table-row table:style-name="ro1">
          <table:table-cell office:value-type="float" office:value="0.0000004165625" calcext:value-type="float">
            <text:p>4.165625E-07</text:p>
          </table:table-cell>
          <table:table-cell office:value-type="float" office:value="-0.121432" calcext:value-type="float">
            <text:p>-0.121432</text:p>
          </table:table-cell>
          <table:table-cell/>
          <table:table-cell table:style-name="ce1" table:formula="of:=10^9*[.A1233]" office:value-type="float" office:value="416.5625" calcext:value-type="float">
            <text:p>416.5625</text:p>
          </table:table-cell>
          <table:table-cell table:style-name="ce1" table:formula="of:=[.B1233]" office:value-type="float" office:value="-0.121432" calcext:value-type="float">
            <text:p>-0.121432</text:p>
          </table:table-cell>
          <table:table-cell table:number-columns-repeated="59"/>
        </table:table-row>
        <table:table-row table:style-name="ro1">
          <table:table-cell office:value-type="float" office:value="0.0000004170625" calcext:value-type="float">
            <text:p>4.170625E-07</text:p>
          </table:table-cell>
          <table:table-cell office:value-type="float" office:value="-0.121432" calcext:value-type="float">
            <text:p>-0.121432</text:p>
          </table:table-cell>
          <table:table-cell/>
          <table:table-cell table:style-name="ce1" table:formula="of:=10^9*[.A1234]" office:value-type="float" office:value="417.0625" calcext:value-type="float">
            <text:p>417.0625</text:p>
          </table:table-cell>
          <table:table-cell table:style-name="ce1" table:formula="of:=[.B1234]" office:value-type="float" office:value="-0.121432" calcext:value-type="float">
            <text:p>-0.121432</text:p>
          </table:table-cell>
          <table:table-cell table:number-columns-repeated="59"/>
        </table:table-row>
        <table:table-row table:style-name="ro1">
          <table:table-cell office:value-type="float" office:value="0.0000004175625" calcext:value-type="float">
            <text:p>4.175625E-07</text:p>
          </table:table-cell>
          <table:table-cell office:value-type="float" office:value="-0.121432" calcext:value-type="float">
            <text:p>-0.121432</text:p>
          </table:table-cell>
          <table:table-cell/>
          <table:table-cell table:style-name="ce1" table:formula="of:=10^9*[.A1235]" office:value-type="float" office:value="417.5625" calcext:value-type="float">
            <text:p>417.5625</text:p>
          </table:table-cell>
          <table:table-cell table:style-name="ce1" table:formula="of:=[.B1235]" office:value-type="float" office:value="-0.121432" calcext:value-type="float">
            <text:p>-0.121432</text:p>
          </table:table-cell>
          <table:table-cell table:number-columns-repeated="59"/>
        </table:table-row>
        <table:table-row table:style-name="ro1">
          <table:table-cell office:value-type="float" office:value="0.0000004180625" calcext:value-type="float">
            <text:p>4.180625E-07</text:p>
          </table:table-cell>
          <table:table-cell office:value-type="float" office:value="-0.129472" calcext:value-type="float">
            <text:p>-0.129472</text:p>
          </table:table-cell>
          <table:table-cell/>
          <table:table-cell table:style-name="ce1" table:formula="of:=10^9*[.A1236]" office:value-type="float" office:value="418.0625" calcext:value-type="float">
            <text:p>418.0625</text:p>
          </table:table-cell>
          <table:table-cell table:style-name="ce1" table:formula="of:=[.B1236]" office:value-type="float" office:value="-0.129472" calcext:value-type="float">
            <text:p>-0.129472</text:p>
          </table:table-cell>
          <table:table-cell table:number-columns-repeated="59"/>
        </table:table-row>
        <table:table-row table:style-name="ro1">
          <table:table-cell office:value-type="float" office:value="0.0000004185625" calcext:value-type="float">
            <text:p>4.185625E-07</text:p>
          </table:table-cell>
          <table:table-cell office:value-type="float" office:value="-0.129472" calcext:value-type="float">
            <text:p>-0.129472</text:p>
          </table:table-cell>
          <table:table-cell/>
          <table:table-cell table:style-name="ce1" table:formula="of:=10^9*[.A1237]" office:value-type="float" office:value="418.5625" calcext:value-type="float">
            <text:p>418.5625</text:p>
          </table:table-cell>
          <table:table-cell table:style-name="ce1" table:formula="of:=[.B1237]" office:value-type="float" office:value="-0.129472" calcext:value-type="float">
            <text:p>-0.129472</text:p>
          </table:table-cell>
          <table:table-cell table:number-columns-repeated="59"/>
        </table:table-row>
        <table:table-row table:style-name="ro1">
          <table:table-cell office:value-type="float" office:value="0.0000004190625" calcext:value-type="float">
            <text:p>4.190625E-07</text:p>
          </table:table-cell>
          <table:table-cell office:value-type="float" office:value="-0.129472" calcext:value-type="float">
            <text:p>-0.129472</text:p>
          </table:table-cell>
          <table:table-cell/>
          <table:table-cell table:style-name="ce1" table:formula="of:=10^9*[.A1238]" office:value-type="float" office:value="419.0625" calcext:value-type="float">
            <text:p>419.0625</text:p>
          </table:table-cell>
          <table:table-cell table:style-name="ce1" table:formula="of:=[.B1238]" office:value-type="float" office:value="-0.129472" calcext:value-type="float">
            <text:p>-0.129472</text:p>
          </table:table-cell>
          <table:table-cell table:number-columns-repeated="59"/>
        </table:table-row>
        <table:table-row table:style-name="ro1">
          <table:table-cell office:value-type="float" office:value="0.0000004195625" calcext:value-type="float">
            <text:p>4.195625E-07</text:p>
          </table:table-cell>
          <table:table-cell office:value-type="float" office:value="-0.113392" calcext:value-type="float">
            <text:p>-0.113392</text:p>
          </table:table-cell>
          <table:table-cell/>
          <table:table-cell table:style-name="ce1" table:formula="of:=10^9*[.A1239]" office:value-type="float" office:value="419.5625" calcext:value-type="float">
            <text:p>419.5625</text:p>
          </table:table-cell>
          <table:table-cell table:style-name="ce1" table:formula="of:=[.B1239]" office:value-type="float" office:value="-0.113392" calcext:value-type="float">
            <text:p>-0.113392</text:p>
          </table:table-cell>
          <table:table-cell table:number-columns-repeated="59"/>
        </table:table-row>
        <table:table-row table:style-name="ro1">
          <table:table-cell office:value-type="float" office:value="0.0000004200625" calcext:value-type="float">
            <text:p>4.200625E-07</text:p>
          </table:table-cell>
          <table:table-cell office:value-type="float" office:value="-0.129472" calcext:value-type="float">
            <text:p>-0.129472</text:p>
          </table:table-cell>
          <table:table-cell/>
          <table:table-cell table:style-name="ce1" table:formula="of:=10^9*[.A1240]" office:value-type="float" office:value="420.0625" calcext:value-type="float">
            <text:p>420.0625</text:p>
          </table:table-cell>
          <table:table-cell table:style-name="ce1" table:formula="of:=[.B1240]" office:value-type="float" office:value="-0.129472" calcext:value-type="float">
            <text:p>-0.129472</text:p>
          </table:table-cell>
          <table:table-cell table:number-columns-repeated="59"/>
        </table:table-row>
        <table:table-row table:style-name="ro1">
          <table:table-cell office:value-type="float" office:value="0.0000004205625" calcext:value-type="float">
            <text:p>4.205625E-07</text:p>
          </table:table-cell>
          <table:table-cell office:value-type="float" office:value="-0.129472" calcext:value-type="float">
            <text:p>-0.129472</text:p>
          </table:table-cell>
          <table:table-cell/>
          <table:table-cell table:style-name="ce1" table:formula="of:=10^9*[.A1241]" office:value-type="float" office:value="420.5625" calcext:value-type="float">
            <text:p>420.5625</text:p>
          </table:table-cell>
          <table:table-cell table:style-name="ce1" table:formula="of:=[.B1241]" office:value-type="float" office:value="-0.129472" calcext:value-type="float">
            <text:p>-0.129472</text:p>
          </table:table-cell>
          <table:table-cell table:number-columns-repeated="59"/>
        </table:table-row>
        <table:table-row table:style-name="ro1">
          <table:table-cell office:value-type="float" office:value="0.0000004210625" calcext:value-type="float">
            <text:p>4.210625E-07</text:p>
          </table:table-cell>
          <table:table-cell office:value-type="float" office:value="-0.129472" calcext:value-type="float">
            <text:p>-0.129472</text:p>
          </table:table-cell>
          <table:table-cell/>
          <table:table-cell table:style-name="ce1" table:formula="of:=10^9*[.A1242]" office:value-type="float" office:value="421.0625" calcext:value-type="float">
            <text:p>421.0625</text:p>
          </table:table-cell>
          <table:table-cell table:style-name="ce1" table:formula="of:=[.B1242]" office:value-type="float" office:value="-0.129472" calcext:value-type="float">
            <text:p>-0.129472</text:p>
          </table:table-cell>
          <table:table-cell table:number-columns-repeated="59"/>
        </table:table-row>
        <table:table-row table:style-name="ro1">
          <table:table-cell office:value-type="float" office:value="0.0000004215625" calcext:value-type="float">
            <text:p>4.215625E-07</text:p>
          </table:table-cell>
          <table:table-cell office:value-type="float" office:value="-0.121432" calcext:value-type="float">
            <text:p>-0.121432</text:p>
          </table:table-cell>
          <table:table-cell/>
          <table:table-cell table:style-name="ce1" table:formula="of:=10^9*[.A1243]" office:value-type="float" office:value="421.5625" calcext:value-type="float">
            <text:p>421.5625</text:p>
          </table:table-cell>
          <table:table-cell table:style-name="ce1" table:formula="of:=[.B1243]" office:value-type="float" office:value="-0.121432" calcext:value-type="float">
            <text:p>-0.121432</text:p>
          </table:table-cell>
          <table:table-cell table:number-columns-repeated="59"/>
        </table:table-row>
        <table:table-row table:style-name="ro1">
          <table:table-cell office:value-type="float" office:value="0.0000004220625" calcext:value-type="float">
            <text:p>4.220625E-07</text:p>
          </table:table-cell>
          <table:table-cell office:value-type="float" office:value="-0.113392" calcext:value-type="float">
            <text:p>-0.113392</text:p>
          </table:table-cell>
          <table:table-cell/>
          <table:table-cell table:style-name="ce1" table:formula="of:=10^9*[.A1244]" office:value-type="float" office:value="422.0625" calcext:value-type="float">
            <text:p>422.0625</text:p>
          </table:table-cell>
          <table:table-cell table:style-name="ce1" table:formula="of:=[.B1244]" office:value-type="float" office:value="-0.113392" calcext:value-type="float">
            <text:p>-0.113392</text:p>
          </table:table-cell>
          <table:table-cell table:number-columns-repeated="59"/>
        </table:table-row>
        <table:table-row table:style-name="ro1">
          <table:table-cell office:value-type="float" office:value="0.0000004225625" calcext:value-type="float">
            <text:p>4.225625E-07</text:p>
          </table:table-cell>
          <table:table-cell office:value-type="float" office:value="-0.121432" calcext:value-type="float">
            <text:p>-0.121432</text:p>
          </table:table-cell>
          <table:table-cell/>
          <table:table-cell table:style-name="ce1" table:formula="of:=10^9*[.A1245]" office:value-type="float" office:value="422.5625" calcext:value-type="float">
            <text:p>422.5625</text:p>
          </table:table-cell>
          <table:table-cell table:style-name="ce1" table:formula="of:=[.B1245]" office:value-type="float" office:value="-0.121432" calcext:value-type="float">
            <text:p>-0.121432</text:p>
          </table:table-cell>
          <table:table-cell table:number-columns-repeated="59"/>
        </table:table-row>
        <table:table-row table:style-name="ro1">
          <table:table-cell office:value-type="float" office:value="0.0000004230625" calcext:value-type="float">
            <text:p>4.230625E-07</text:p>
          </table:table-cell>
          <table:table-cell office:value-type="float" office:value="-0.121432" calcext:value-type="float">
            <text:p>-0.121432</text:p>
          </table:table-cell>
          <table:table-cell/>
          <table:table-cell table:style-name="ce1" table:formula="of:=10^9*[.A1246]" office:value-type="float" office:value="423.0625" calcext:value-type="float">
            <text:p>423.0625</text:p>
          </table:table-cell>
          <table:table-cell table:style-name="ce1" table:formula="of:=[.B1246]" office:value-type="float" office:value="-0.121432" calcext:value-type="float">
            <text:p>-0.121432</text:p>
          </table:table-cell>
          <table:table-cell table:number-columns-repeated="59"/>
        </table:table-row>
        <table:table-row table:style-name="ro1">
          <table:table-cell office:value-type="float" office:value="0.0000004235625" calcext:value-type="float">
            <text:p>4.235625E-07</text:p>
          </table:table-cell>
          <table:table-cell office:value-type="float" office:value="-0.113392" calcext:value-type="float">
            <text:p>-0.113392</text:p>
          </table:table-cell>
          <table:table-cell/>
          <table:table-cell table:style-name="ce1" table:formula="of:=10^9*[.A1247]" office:value-type="float" office:value="423.5625" calcext:value-type="float">
            <text:p>423.5625</text:p>
          </table:table-cell>
          <table:table-cell table:style-name="ce1" table:formula="of:=[.B1247]" office:value-type="float" office:value="-0.113392" calcext:value-type="float">
            <text:p>-0.113392</text:p>
          </table:table-cell>
          <table:table-cell table:number-columns-repeated="59"/>
        </table:table-row>
        <table:table-row table:style-name="ro1">
          <table:table-cell office:value-type="float" office:value="0.0000004240625" calcext:value-type="float">
            <text:p>4.240625E-07</text:p>
          </table:table-cell>
          <table:table-cell office:value-type="float" office:value="-0.129472" calcext:value-type="float">
            <text:p>-0.129472</text:p>
          </table:table-cell>
          <table:table-cell/>
          <table:table-cell table:style-name="ce1" table:formula="of:=10^9*[.A1248]" office:value-type="float" office:value="424.0625" calcext:value-type="float">
            <text:p>424.0625</text:p>
          </table:table-cell>
          <table:table-cell table:style-name="ce1" table:formula="of:=[.B1248]" office:value-type="float" office:value="-0.129472" calcext:value-type="float">
            <text:p>-0.129472</text:p>
          </table:table-cell>
          <table:table-cell table:number-columns-repeated="59"/>
        </table:table-row>
        <table:table-row table:style-name="ro1">
          <table:table-cell office:value-type="float" office:value="0.0000004245625" calcext:value-type="float">
            <text:p>4.245625E-07</text:p>
          </table:table-cell>
          <table:table-cell office:value-type="float" office:value="-0.113392" calcext:value-type="float">
            <text:p>-0.113392</text:p>
          </table:table-cell>
          <table:table-cell/>
          <table:table-cell table:style-name="ce1" table:formula="of:=10^9*[.A1249]" office:value-type="float" office:value="424.5625" calcext:value-type="float">
            <text:p>424.5625</text:p>
          </table:table-cell>
          <table:table-cell table:style-name="ce1" table:formula="of:=[.B1249]" office:value-type="float" office:value="-0.113392" calcext:value-type="float">
            <text:p>-0.113392</text:p>
          </table:table-cell>
          <table:table-cell table:number-columns-repeated="59"/>
        </table:table-row>
        <table:table-row table:style-name="ro1">
          <table:table-cell office:value-type="float" office:value="0.0000004250625" calcext:value-type="float">
            <text:p>4.250625E-07</text:p>
          </table:table-cell>
          <table:table-cell office:value-type="float" office:value="-0.129472" calcext:value-type="float">
            <text:p>-0.129472</text:p>
          </table:table-cell>
          <table:table-cell/>
          <table:table-cell table:style-name="ce1" table:formula="of:=10^9*[.A1250]" office:value-type="float" office:value="425.0625" calcext:value-type="float">
            <text:p>425.0625</text:p>
          </table:table-cell>
          <table:table-cell table:style-name="ce1" table:formula="of:=[.B1250]" office:value-type="float" office:value="-0.129472" calcext:value-type="float">
            <text:p>-0.129472</text:p>
          </table:table-cell>
          <table:table-cell table:number-columns-repeated="59"/>
        </table:table-row>
        <table:table-row table:style-name="ro1">
          <table:table-cell office:value-type="float" office:value="0.0000004255625" calcext:value-type="float">
            <text:p>4.255625E-07</text:p>
          </table:table-cell>
          <table:table-cell office:value-type="float" office:value="-0.113392" calcext:value-type="float">
            <text:p>-0.113392</text:p>
          </table:table-cell>
          <table:table-cell/>
          <table:table-cell table:style-name="ce1" table:formula="of:=10^9*[.A1251]" office:value-type="float" office:value="425.5625" calcext:value-type="float">
            <text:p>425.5625</text:p>
          </table:table-cell>
          <table:table-cell table:style-name="ce1" table:formula="of:=[.B1251]" office:value-type="float" office:value="-0.113392" calcext:value-type="float">
            <text:p>-0.113392</text:p>
          </table:table-cell>
          <table:table-cell table:number-columns-repeated="59"/>
        </table:table-row>
        <table:table-row table:style-name="ro1">
          <table:table-cell office:value-type="float" office:value="0.0000004260625" calcext:value-type="float">
            <text:p>4.260625E-07</text:p>
          </table:table-cell>
          <table:table-cell office:value-type="float" office:value="-0.121432" calcext:value-type="float">
            <text:p>-0.121432</text:p>
          </table:table-cell>
          <table:table-cell/>
          <table:table-cell table:style-name="ce1" table:formula="of:=10^9*[.A1252]" office:value-type="float" office:value="426.0625" calcext:value-type="float">
            <text:p>426.0625</text:p>
          </table:table-cell>
          <table:table-cell table:style-name="ce1" table:formula="of:=[.B1252]" office:value-type="float" office:value="-0.121432" calcext:value-type="float">
            <text:p>-0.121432</text:p>
          </table:table-cell>
          <table:table-cell table:number-columns-repeated="59"/>
        </table:table-row>
        <table:table-row table:style-name="ro1">
          <table:table-cell office:value-type="float" office:value="0.0000004265625" calcext:value-type="float">
            <text:p>4.265625E-07</text:p>
          </table:table-cell>
          <table:table-cell office:value-type="float" office:value="-0.121432" calcext:value-type="float">
            <text:p>-0.121432</text:p>
          </table:table-cell>
          <table:table-cell/>
          <table:table-cell table:style-name="ce1" table:formula="of:=10^9*[.A1253]" office:value-type="float" office:value="426.5625" calcext:value-type="float">
            <text:p>426.5625</text:p>
          </table:table-cell>
          <table:table-cell table:style-name="ce1" table:formula="of:=[.B1253]" office:value-type="float" office:value="-0.121432" calcext:value-type="float">
            <text:p>-0.121432</text:p>
          </table:table-cell>
          <table:table-cell table:number-columns-repeated="59"/>
        </table:table-row>
        <table:table-row table:style-name="ro1">
          <table:table-cell office:value-type="float" office:value="0.0000004270625" calcext:value-type="float">
            <text:p>4.270625E-07</text:p>
          </table:table-cell>
          <table:table-cell office:value-type="float" office:value="-0.129472" calcext:value-type="float">
            <text:p>-0.129472</text:p>
          </table:table-cell>
          <table:table-cell/>
          <table:table-cell table:style-name="ce1" table:formula="of:=10^9*[.A1254]" office:value-type="float" office:value="427.0625" calcext:value-type="float">
            <text:p>427.0625</text:p>
          </table:table-cell>
          <table:table-cell table:style-name="ce1" table:formula="of:=[.B1254]" office:value-type="float" office:value="-0.129472" calcext:value-type="float">
            <text:p>-0.129472</text:p>
          </table:table-cell>
          <table:table-cell table:number-columns-repeated="59"/>
        </table:table-row>
        <table:table-row table:style-name="ro1">
          <table:table-cell office:value-type="float" office:value="0.0000004275625" calcext:value-type="float">
            <text:p>4.275625E-07</text:p>
          </table:table-cell>
          <table:table-cell office:value-type="float" office:value="-0.113392" calcext:value-type="float">
            <text:p>-0.113392</text:p>
          </table:table-cell>
          <table:table-cell/>
          <table:table-cell table:style-name="ce1" table:formula="of:=10^9*[.A1255]" office:value-type="float" office:value="427.5625" calcext:value-type="float">
            <text:p>427.5625</text:p>
          </table:table-cell>
          <table:table-cell table:style-name="ce1" table:formula="of:=[.B1255]" office:value-type="float" office:value="-0.113392" calcext:value-type="float">
            <text:p>-0.113392</text:p>
          </table:table-cell>
          <table:table-cell table:number-columns-repeated="59"/>
        </table:table-row>
        <table:table-row table:style-name="ro1">
          <table:table-cell office:value-type="float" office:value="0.0000004280625" calcext:value-type="float">
            <text:p>4.280625E-07</text:p>
          </table:table-cell>
          <table:table-cell office:value-type="float" office:value="-0.129472" calcext:value-type="float">
            <text:p>-0.129472</text:p>
          </table:table-cell>
          <table:table-cell/>
          <table:table-cell table:style-name="ce1" table:formula="of:=10^9*[.A1256]" office:value-type="float" office:value="428.0625" calcext:value-type="float">
            <text:p>428.0625</text:p>
          </table:table-cell>
          <table:table-cell table:style-name="ce1" table:formula="of:=[.B1256]" office:value-type="float" office:value="-0.129472" calcext:value-type="float">
            <text:p>-0.129472</text:p>
          </table:table-cell>
          <table:table-cell table:number-columns-repeated="59"/>
        </table:table-row>
        <table:table-row table:style-name="ro1">
          <table:table-cell office:value-type="float" office:value="0.0000004285625" calcext:value-type="float">
            <text:p>4.285625E-07</text:p>
          </table:table-cell>
          <table:table-cell office:value-type="float" office:value="-0.121432" calcext:value-type="float">
            <text:p>-0.121432</text:p>
          </table:table-cell>
          <table:table-cell/>
          <table:table-cell table:style-name="ce1" table:formula="of:=10^9*[.A1257]" office:value-type="float" office:value="428.5625" calcext:value-type="float">
            <text:p>428.5625</text:p>
          </table:table-cell>
          <table:table-cell table:style-name="ce1" table:formula="of:=[.B1257]" office:value-type="float" office:value="-0.121432" calcext:value-type="float">
            <text:p>-0.121432</text:p>
          </table:table-cell>
          <table:table-cell table:number-columns-repeated="59"/>
        </table:table-row>
        <table:table-row table:style-name="ro1">
          <table:table-cell office:value-type="float" office:value="0.0000004290625" calcext:value-type="float">
            <text:p>4.290625E-07</text:p>
          </table:table-cell>
          <table:table-cell office:value-type="float" office:value="-0.129472" calcext:value-type="float">
            <text:p>-0.129472</text:p>
          </table:table-cell>
          <table:table-cell/>
          <table:table-cell table:style-name="ce1" table:formula="of:=10^9*[.A1258]" office:value-type="float" office:value="429.0625" calcext:value-type="float">
            <text:p>429.0625</text:p>
          </table:table-cell>
          <table:table-cell table:style-name="ce1" table:formula="of:=[.B1258]" office:value-type="float" office:value="-0.129472" calcext:value-type="float">
            <text:p>-0.129472</text:p>
          </table:table-cell>
          <table:table-cell table:number-columns-repeated="59"/>
        </table:table-row>
        <table:table-row table:style-name="ro1">
          <table:table-cell office:value-type="float" office:value="0.0000004295625" calcext:value-type="float">
            <text:p>4.295625E-07</text:p>
          </table:table-cell>
          <table:table-cell office:value-type="float" office:value="-0.121432" calcext:value-type="float">
            <text:p>-0.121432</text:p>
          </table:table-cell>
          <table:table-cell/>
          <table:table-cell table:style-name="ce1" table:formula="of:=10^9*[.A1259]" office:value-type="float" office:value="429.5625" calcext:value-type="float">
            <text:p>429.5625</text:p>
          </table:table-cell>
          <table:table-cell table:style-name="ce1" table:formula="of:=[.B1259]" office:value-type="float" office:value="-0.121432" calcext:value-type="float">
            <text:p>-0.121432</text:p>
          </table:table-cell>
          <table:table-cell table:number-columns-repeated="59"/>
        </table:table-row>
        <table:table-row table:style-name="ro1">
          <table:table-cell office:value-type="float" office:value="0.0000004300625" calcext:value-type="float">
            <text:p>4.300625E-07</text:p>
          </table:table-cell>
          <table:table-cell office:value-type="float" office:value="-0.121432" calcext:value-type="float">
            <text:p>-0.121432</text:p>
          </table:table-cell>
          <table:table-cell/>
          <table:table-cell table:style-name="ce1" table:formula="of:=10^9*[.A1260]" office:value-type="float" office:value="430.0625" calcext:value-type="float">
            <text:p>430.0625</text:p>
          </table:table-cell>
          <table:table-cell table:style-name="ce1" table:formula="of:=[.B1260]" office:value-type="float" office:value="-0.121432" calcext:value-type="float">
            <text:p>-0.121432</text:p>
          </table:table-cell>
          <table:table-cell table:number-columns-repeated="59"/>
        </table:table-row>
        <table:table-row table:style-name="ro1">
          <table:table-cell office:value-type="float" office:value="0.0000004305625" calcext:value-type="float">
            <text:p>4.305625E-07</text:p>
          </table:table-cell>
          <table:table-cell office:value-type="float" office:value="-0.129472" calcext:value-type="float">
            <text:p>-0.129472</text:p>
          </table:table-cell>
          <table:table-cell/>
          <table:table-cell table:style-name="ce1" table:formula="of:=10^9*[.A1261]" office:value-type="float" office:value="430.5625" calcext:value-type="float">
            <text:p>430.5625</text:p>
          </table:table-cell>
          <table:table-cell table:style-name="ce1" table:formula="of:=[.B1261]" office:value-type="float" office:value="-0.129472" calcext:value-type="float">
            <text:p>-0.129472</text:p>
          </table:table-cell>
          <table:table-cell table:number-columns-repeated="59"/>
        </table:table-row>
        <table:table-row table:style-name="ro1">
          <table:table-cell office:value-type="float" office:value="0.0000004310625" calcext:value-type="float">
            <text:p>4.310625E-07</text:p>
          </table:table-cell>
          <table:table-cell office:value-type="float" office:value="-0.121432" calcext:value-type="float">
            <text:p>-0.121432</text:p>
          </table:table-cell>
          <table:table-cell/>
          <table:table-cell table:style-name="ce1" table:formula="of:=10^9*[.A1262]" office:value-type="float" office:value="431.0625" calcext:value-type="float">
            <text:p>431.0625</text:p>
          </table:table-cell>
          <table:table-cell table:style-name="ce1" table:formula="of:=[.B1262]" office:value-type="float" office:value="-0.121432" calcext:value-type="float">
            <text:p>-0.121432</text:p>
          </table:table-cell>
          <table:table-cell table:number-columns-repeated="59"/>
        </table:table-row>
        <table:table-row table:style-name="ro1">
          <table:table-cell office:value-type="float" office:value="0.0000004315625" calcext:value-type="float">
            <text:p>4.315625E-07</text:p>
          </table:table-cell>
          <table:table-cell office:value-type="float" office:value="-0.113392" calcext:value-type="float">
            <text:p>-0.113392</text:p>
          </table:table-cell>
          <table:table-cell/>
          <table:table-cell table:style-name="ce1" table:formula="of:=10^9*[.A1263]" office:value-type="float" office:value="431.5625" calcext:value-type="float">
            <text:p>431.5625</text:p>
          </table:table-cell>
          <table:table-cell table:style-name="ce1" table:formula="of:=[.B1263]" office:value-type="float" office:value="-0.113392" calcext:value-type="float">
            <text:p>-0.113392</text:p>
          </table:table-cell>
          <table:table-cell table:number-columns-repeated="59"/>
        </table:table-row>
        <table:table-row table:style-name="ro1">
          <table:table-cell office:value-type="float" office:value="0.0000004320625" calcext:value-type="float">
            <text:p>4.320625E-07</text:p>
          </table:table-cell>
          <table:table-cell office:value-type="float" office:value="-0.121432" calcext:value-type="float">
            <text:p>-0.121432</text:p>
          </table:table-cell>
          <table:table-cell/>
          <table:table-cell table:style-name="ce1" table:formula="of:=10^9*[.A1264]" office:value-type="float" office:value="432.0625" calcext:value-type="float">
            <text:p>432.0625</text:p>
          </table:table-cell>
          <table:table-cell table:style-name="ce1" table:formula="of:=[.B1264]" office:value-type="float" office:value="-0.121432" calcext:value-type="float">
            <text:p>-0.121432</text:p>
          </table:table-cell>
          <table:table-cell table:number-columns-repeated="59"/>
        </table:table-row>
        <table:table-row table:style-name="ro1">
          <table:table-cell office:value-type="float" office:value="0.0000004325625" calcext:value-type="float">
            <text:p>4.325625E-07</text:p>
          </table:table-cell>
          <table:table-cell office:value-type="float" office:value="-0.105352" calcext:value-type="float">
            <text:p>-0.105352</text:p>
          </table:table-cell>
          <table:table-cell/>
          <table:table-cell table:style-name="ce1" table:formula="of:=10^9*[.A1265]" office:value-type="float" office:value="432.5625" calcext:value-type="float">
            <text:p>432.5625</text:p>
          </table:table-cell>
          <table:table-cell table:style-name="ce1" table:formula="of:=[.B1265]" office:value-type="float" office:value="-0.105352" calcext:value-type="float">
            <text:p>-0.105352</text:p>
          </table:table-cell>
          <table:table-cell table:number-columns-repeated="59"/>
        </table:table-row>
        <table:table-row table:style-name="ro1">
          <table:table-cell office:value-type="float" office:value="0.0000004330625" calcext:value-type="float">
            <text:p>4.330625E-07</text:p>
          </table:table-cell>
          <table:table-cell office:value-type="float" office:value="-0.121432" calcext:value-type="float">
            <text:p>-0.121432</text:p>
          </table:table-cell>
          <table:table-cell/>
          <table:table-cell table:style-name="ce1" table:formula="of:=10^9*[.A1266]" office:value-type="float" office:value="433.0625" calcext:value-type="float">
            <text:p>433.0625</text:p>
          </table:table-cell>
          <table:table-cell table:style-name="ce1" table:formula="of:=[.B1266]" office:value-type="float" office:value="-0.121432" calcext:value-type="float">
            <text:p>-0.121432</text:p>
          </table:table-cell>
          <table:table-cell table:number-columns-repeated="59"/>
        </table:table-row>
        <table:table-row table:style-name="ro1">
          <table:table-cell office:value-type="float" office:value="0.0000004335625" calcext:value-type="float">
            <text:p>4.335625E-07</text:p>
          </table:table-cell>
          <table:table-cell office:value-type="float" office:value="-0.113392" calcext:value-type="float">
            <text:p>-0.113392</text:p>
          </table:table-cell>
          <table:table-cell/>
          <table:table-cell table:style-name="ce1" table:formula="of:=10^9*[.A1267]" office:value-type="float" office:value="433.5625" calcext:value-type="float">
            <text:p>433.5625</text:p>
          </table:table-cell>
          <table:table-cell table:style-name="ce1" table:formula="of:=[.B1267]" office:value-type="float" office:value="-0.113392" calcext:value-type="float">
            <text:p>-0.113392</text:p>
          </table:table-cell>
          <table:table-cell table:number-columns-repeated="59"/>
        </table:table-row>
        <table:table-row table:style-name="ro1">
          <table:table-cell office:value-type="float" office:value="0.0000004340625" calcext:value-type="float">
            <text:p>4.340625E-07</text:p>
          </table:table-cell>
          <table:table-cell office:value-type="float" office:value="-0.121432" calcext:value-type="float">
            <text:p>-0.121432</text:p>
          </table:table-cell>
          <table:table-cell/>
          <table:table-cell table:style-name="ce1" table:formula="of:=10^9*[.A1268]" office:value-type="float" office:value="434.0625" calcext:value-type="float">
            <text:p>434.0625</text:p>
          </table:table-cell>
          <table:table-cell table:style-name="ce1" table:formula="of:=[.B1268]" office:value-type="float" office:value="-0.121432" calcext:value-type="float">
            <text:p>-0.121432</text:p>
          </table:table-cell>
          <table:table-cell table:number-columns-repeated="59"/>
        </table:table-row>
        <table:table-row table:style-name="ro1">
          <table:table-cell office:value-type="float" office:value="0.0000004345625" calcext:value-type="float">
            <text:p>4.345625E-07</text:p>
          </table:table-cell>
          <table:table-cell office:value-type="float" office:value="-0.121432" calcext:value-type="float">
            <text:p>-0.121432</text:p>
          </table:table-cell>
          <table:table-cell/>
          <table:table-cell table:style-name="ce1" table:formula="of:=10^9*[.A1269]" office:value-type="float" office:value="434.5625" calcext:value-type="float">
            <text:p>434.5625</text:p>
          </table:table-cell>
          <table:table-cell table:style-name="ce1" table:formula="of:=[.B1269]" office:value-type="float" office:value="-0.121432" calcext:value-type="float">
            <text:p>-0.121432</text:p>
          </table:table-cell>
          <table:table-cell table:number-columns-repeated="59"/>
        </table:table-row>
        <table:table-row table:style-name="ro1">
          <table:table-cell office:value-type="float" office:value="0.0000004350625" calcext:value-type="float">
            <text:p>4.350625E-07</text:p>
          </table:table-cell>
          <table:table-cell office:value-type="float" office:value="-0.121432" calcext:value-type="float">
            <text:p>-0.121432</text:p>
          </table:table-cell>
          <table:table-cell/>
          <table:table-cell table:style-name="ce1" table:formula="of:=10^9*[.A1270]" office:value-type="float" office:value="435.0625" calcext:value-type="float">
            <text:p>435.0625</text:p>
          </table:table-cell>
          <table:table-cell table:style-name="ce1" table:formula="of:=[.B1270]" office:value-type="float" office:value="-0.121432" calcext:value-type="float">
            <text:p>-0.121432</text:p>
          </table:table-cell>
          <table:table-cell table:number-columns-repeated="59"/>
        </table:table-row>
        <table:table-row table:style-name="ro1">
          <table:table-cell office:value-type="float" office:value="0.0000004355625" calcext:value-type="float">
            <text:p>4.355625E-07</text:p>
          </table:table-cell>
          <table:table-cell office:value-type="float" office:value="-0.113392" calcext:value-type="float">
            <text:p>-0.113392</text:p>
          </table:table-cell>
          <table:table-cell/>
          <table:table-cell table:style-name="ce1" table:formula="of:=10^9*[.A1271]" office:value-type="float" office:value="435.5625" calcext:value-type="float">
            <text:p>435.5625</text:p>
          </table:table-cell>
          <table:table-cell table:style-name="ce1" table:formula="of:=[.B1271]" office:value-type="float" office:value="-0.113392" calcext:value-type="float">
            <text:p>-0.113392</text:p>
          </table:table-cell>
          <table:table-cell table:number-columns-repeated="59"/>
        </table:table-row>
        <table:table-row table:style-name="ro1">
          <table:table-cell office:value-type="float" office:value="0.0000004360625" calcext:value-type="float">
            <text:p>4.360625E-07</text:p>
          </table:table-cell>
          <table:table-cell office:value-type="float" office:value="-0.121432" calcext:value-type="float">
            <text:p>-0.121432</text:p>
          </table:table-cell>
          <table:table-cell/>
          <table:table-cell table:style-name="ce1" table:formula="of:=10^9*[.A1272]" office:value-type="float" office:value="436.0625" calcext:value-type="float">
            <text:p>436.0625</text:p>
          </table:table-cell>
          <table:table-cell table:style-name="ce1" table:formula="of:=[.B1272]" office:value-type="float" office:value="-0.121432" calcext:value-type="float">
            <text:p>-0.121432</text:p>
          </table:table-cell>
          <table:table-cell table:number-columns-repeated="59"/>
        </table:table-row>
        <table:table-row table:style-name="ro1">
          <table:table-cell office:value-type="float" office:value="0.0000004365625" calcext:value-type="float">
            <text:p>4.365625E-07</text:p>
          </table:table-cell>
          <table:table-cell office:value-type="float" office:value="-0.113392" calcext:value-type="float">
            <text:p>-0.113392</text:p>
          </table:table-cell>
          <table:table-cell/>
          <table:table-cell table:style-name="ce1" table:formula="of:=10^9*[.A1273]" office:value-type="float" office:value="436.5625" calcext:value-type="float">
            <text:p>436.5625</text:p>
          </table:table-cell>
          <table:table-cell table:style-name="ce1" table:formula="of:=[.B1273]" office:value-type="float" office:value="-0.113392" calcext:value-type="float">
            <text:p>-0.113392</text:p>
          </table:table-cell>
          <table:table-cell table:number-columns-repeated="59"/>
        </table:table-row>
        <table:table-row table:style-name="ro1">
          <table:table-cell office:value-type="float" office:value="0.0000004370625" calcext:value-type="float">
            <text:p>4.370625E-07</text:p>
          </table:table-cell>
          <table:table-cell office:value-type="float" office:value="-0.129472" calcext:value-type="float">
            <text:p>-0.129472</text:p>
          </table:table-cell>
          <table:table-cell/>
          <table:table-cell table:style-name="ce1" table:formula="of:=10^9*[.A1274]" office:value-type="float" office:value="437.0625" calcext:value-type="float">
            <text:p>437.0625</text:p>
          </table:table-cell>
          <table:table-cell table:style-name="ce1" table:formula="of:=[.B1274]" office:value-type="float" office:value="-0.129472" calcext:value-type="float">
            <text:p>-0.129472</text:p>
          </table:table-cell>
          <table:table-cell table:number-columns-repeated="59"/>
        </table:table-row>
        <table:table-row table:style-name="ro1">
          <table:table-cell office:value-type="float" office:value="0.0000004375625" calcext:value-type="float">
            <text:p>4.375625E-07</text:p>
          </table:table-cell>
          <table:table-cell office:value-type="float" office:value="-0.121432" calcext:value-type="float">
            <text:p>-0.121432</text:p>
          </table:table-cell>
          <table:table-cell/>
          <table:table-cell table:style-name="ce1" table:formula="of:=10^9*[.A1275]" office:value-type="float" office:value="437.5625" calcext:value-type="float">
            <text:p>437.5625</text:p>
          </table:table-cell>
          <table:table-cell table:style-name="ce1" table:formula="of:=[.B1275]" office:value-type="float" office:value="-0.121432" calcext:value-type="float">
            <text:p>-0.121432</text:p>
          </table:table-cell>
          <table:table-cell table:number-columns-repeated="59"/>
        </table:table-row>
        <table:table-row table:style-name="ro1">
          <table:table-cell office:value-type="float" office:value="0.0000004380625" calcext:value-type="float">
            <text:p>4.380625E-07</text:p>
          </table:table-cell>
          <table:table-cell office:value-type="float" office:value="-0.113392" calcext:value-type="float">
            <text:p>-0.113392</text:p>
          </table:table-cell>
          <table:table-cell/>
          <table:table-cell table:style-name="ce1" table:formula="of:=10^9*[.A1276]" office:value-type="float" office:value="438.0625" calcext:value-type="float">
            <text:p>438.0625</text:p>
          </table:table-cell>
          <table:table-cell table:style-name="ce1" table:formula="of:=[.B1276]" office:value-type="float" office:value="-0.113392" calcext:value-type="float">
            <text:p>-0.113392</text:p>
          </table:table-cell>
          <table:table-cell table:number-columns-repeated="59"/>
        </table:table-row>
        <table:table-row table:style-name="ro1">
          <table:table-cell office:value-type="float" office:value="0.0000004385625" calcext:value-type="float">
            <text:p>4.385625E-07</text:p>
          </table:table-cell>
          <table:table-cell office:value-type="float" office:value="-0.129472" calcext:value-type="float">
            <text:p>-0.129472</text:p>
          </table:table-cell>
          <table:table-cell/>
          <table:table-cell table:style-name="ce1" table:formula="of:=10^9*[.A1277]" office:value-type="float" office:value="438.5625" calcext:value-type="float">
            <text:p>438.5625</text:p>
          </table:table-cell>
          <table:table-cell table:style-name="ce1" table:formula="of:=[.B1277]" office:value-type="float" office:value="-0.129472" calcext:value-type="float">
            <text:p>-0.129472</text:p>
          </table:table-cell>
          <table:table-cell table:number-columns-repeated="59"/>
        </table:table-row>
        <table:table-row table:style-name="ro1">
          <table:table-cell office:value-type="float" office:value="0.0000004390625" calcext:value-type="float">
            <text:p>4.390625E-07</text:p>
          </table:table-cell>
          <table:table-cell office:value-type="float" office:value="-0.121432" calcext:value-type="float">
            <text:p>-0.121432</text:p>
          </table:table-cell>
          <table:table-cell/>
          <table:table-cell table:style-name="ce1" table:formula="of:=10^9*[.A1278]" office:value-type="float" office:value="439.0625" calcext:value-type="float">
            <text:p>439.0625</text:p>
          </table:table-cell>
          <table:table-cell table:style-name="ce1" table:formula="of:=[.B1278]" office:value-type="float" office:value="-0.121432" calcext:value-type="float">
            <text:p>-0.121432</text:p>
          </table:table-cell>
          <table:table-cell table:number-columns-repeated="59"/>
        </table:table-row>
        <table:table-row table:style-name="ro1">
          <table:table-cell office:value-type="float" office:value="0.0000004395625" calcext:value-type="float">
            <text:p>4.395625E-07</text:p>
          </table:table-cell>
          <table:table-cell office:value-type="float" office:value="-0.105352" calcext:value-type="float">
            <text:p>-0.105352</text:p>
          </table:table-cell>
          <table:table-cell/>
          <table:table-cell table:style-name="ce1" table:formula="of:=10^9*[.A1279]" office:value-type="float" office:value="439.5625" calcext:value-type="float">
            <text:p>439.5625</text:p>
          </table:table-cell>
          <table:table-cell table:style-name="ce1" table:formula="of:=[.B1279]" office:value-type="float" office:value="-0.105352" calcext:value-type="float">
            <text:p>-0.105352</text:p>
          </table:table-cell>
          <table:table-cell table:number-columns-repeated="59"/>
        </table:table-row>
        <table:table-row table:style-name="ro1">
          <table:table-cell office:value-type="float" office:value="0.0000004400625" calcext:value-type="float">
            <text:p>4.400625E-07</text:p>
          </table:table-cell>
          <table:table-cell office:value-type="float" office:value="-0.113392" calcext:value-type="float">
            <text:p>-0.113392</text:p>
          </table:table-cell>
          <table:table-cell/>
          <table:table-cell table:style-name="ce1" table:formula="of:=10^9*[.A1280]" office:value-type="float" office:value="440.0625" calcext:value-type="float">
            <text:p>440.0625</text:p>
          </table:table-cell>
          <table:table-cell table:style-name="ce1" table:formula="of:=[.B1280]" office:value-type="float" office:value="-0.113392" calcext:value-type="float">
            <text:p>-0.113392</text:p>
          </table:table-cell>
          <table:table-cell table:number-columns-repeated="59"/>
        </table:table-row>
        <table:table-row table:style-name="ro1">
          <table:table-cell office:value-type="float" office:value="0.0000004405625" calcext:value-type="float">
            <text:p>4.405625E-07</text:p>
          </table:table-cell>
          <table:table-cell office:value-type="float" office:value="-0.113392" calcext:value-type="float">
            <text:p>-0.113392</text:p>
          </table:table-cell>
          <table:table-cell/>
          <table:table-cell table:style-name="ce1" table:formula="of:=10^9*[.A1281]" office:value-type="float" office:value="440.5625" calcext:value-type="float">
            <text:p>440.5625</text:p>
          </table:table-cell>
          <table:table-cell table:style-name="ce1" table:formula="of:=[.B1281]" office:value-type="float" office:value="-0.113392" calcext:value-type="float">
            <text:p>-0.113392</text:p>
          </table:table-cell>
          <table:table-cell table:number-columns-repeated="59"/>
        </table:table-row>
        <table:table-row table:style-name="ro1">
          <table:table-cell office:value-type="float" office:value="0.0000004410625" calcext:value-type="float">
            <text:p>4.410625E-07</text:p>
          </table:table-cell>
          <table:table-cell office:value-type="float" office:value="-0.113392" calcext:value-type="float">
            <text:p>-0.113392</text:p>
          </table:table-cell>
          <table:table-cell/>
          <table:table-cell table:style-name="ce1" table:formula="of:=10^9*[.A1282]" office:value-type="float" office:value="441.0625" calcext:value-type="float">
            <text:p>441.0625</text:p>
          </table:table-cell>
          <table:table-cell table:style-name="ce1" table:formula="of:=[.B1282]" office:value-type="float" office:value="-0.113392" calcext:value-type="float">
            <text:p>-0.113392</text:p>
          </table:table-cell>
          <table:table-cell table:number-columns-repeated="59"/>
        </table:table-row>
        <table:table-row table:style-name="ro1">
          <table:table-cell office:value-type="float" office:value="0.0000004415625" calcext:value-type="float">
            <text:p>4.415625E-07</text:p>
          </table:table-cell>
          <table:table-cell office:value-type="float" office:value="-0.113392" calcext:value-type="float">
            <text:p>-0.113392</text:p>
          </table:table-cell>
          <table:table-cell/>
          <table:table-cell table:style-name="ce1" table:formula="of:=10^9*[.A1283]" office:value-type="float" office:value="441.5625" calcext:value-type="float">
            <text:p>441.5625</text:p>
          </table:table-cell>
          <table:table-cell table:style-name="ce1" table:formula="of:=[.B1283]" office:value-type="float" office:value="-0.113392" calcext:value-type="float">
            <text:p>-0.113392</text:p>
          </table:table-cell>
          <table:table-cell table:number-columns-repeated="59"/>
        </table:table-row>
        <table:table-row table:style-name="ro1">
          <table:table-cell office:value-type="float" office:value="0.0000004420625" calcext:value-type="float">
            <text:p>4.420625E-07</text:p>
          </table:table-cell>
          <table:table-cell office:value-type="float" office:value="-0.113392" calcext:value-type="float">
            <text:p>-0.113392</text:p>
          </table:table-cell>
          <table:table-cell/>
          <table:table-cell table:style-name="ce1" table:formula="of:=10^9*[.A1284]" office:value-type="float" office:value="442.0625" calcext:value-type="float">
            <text:p>442.0625</text:p>
          </table:table-cell>
          <table:table-cell table:style-name="ce1" table:formula="of:=[.B1284]" office:value-type="float" office:value="-0.113392" calcext:value-type="float">
            <text:p>-0.113392</text:p>
          </table:table-cell>
          <table:table-cell table:number-columns-repeated="59"/>
        </table:table-row>
        <table:table-row table:style-name="ro1">
          <table:table-cell office:value-type="float" office:value="0.0000004425625" calcext:value-type="float">
            <text:p>4.425625E-07</text:p>
          </table:table-cell>
          <table:table-cell office:value-type="float" office:value="-0.105352" calcext:value-type="float">
            <text:p>-0.105352</text:p>
          </table:table-cell>
          <table:table-cell/>
          <table:table-cell table:style-name="ce1" table:formula="of:=10^9*[.A1285]" office:value-type="float" office:value="442.5625" calcext:value-type="float">
            <text:p>442.5625</text:p>
          </table:table-cell>
          <table:table-cell table:style-name="ce1" table:formula="of:=[.B1285]" office:value-type="float" office:value="-0.105352" calcext:value-type="float">
            <text:p>-0.105352</text:p>
          </table:table-cell>
          <table:table-cell table:number-columns-repeated="59"/>
        </table:table-row>
        <table:table-row table:style-name="ro1">
          <table:table-cell office:value-type="float" office:value="0.0000004430625" calcext:value-type="float">
            <text:p>4.430625E-07</text:p>
          </table:table-cell>
          <table:table-cell office:value-type="float" office:value="-0.113392" calcext:value-type="float">
            <text:p>-0.113392</text:p>
          </table:table-cell>
          <table:table-cell/>
          <table:table-cell table:style-name="ce1" table:formula="of:=10^9*[.A1286]" office:value-type="float" office:value="443.0625" calcext:value-type="float">
            <text:p>443.0625</text:p>
          </table:table-cell>
          <table:table-cell table:style-name="ce1" table:formula="of:=[.B1286]" office:value-type="float" office:value="-0.113392" calcext:value-type="float">
            <text:p>-0.113392</text:p>
          </table:table-cell>
          <table:table-cell table:number-columns-repeated="59"/>
        </table:table-row>
        <table:table-row table:style-name="ro1">
          <table:table-cell office:value-type="float" office:value="0.0000004435625" calcext:value-type="float">
            <text:p>4.435625E-07</text:p>
          </table:table-cell>
          <table:table-cell office:value-type="float" office:value="-0.105352" calcext:value-type="float">
            <text:p>-0.105352</text:p>
          </table:table-cell>
          <table:table-cell/>
          <table:table-cell table:style-name="ce1" table:formula="of:=10^9*[.A1287]" office:value-type="float" office:value="443.5625" calcext:value-type="float">
            <text:p>443.5625</text:p>
          </table:table-cell>
          <table:table-cell table:style-name="ce1" table:formula="of:=[.B1287]" office:value-type="float" office:value="-0.105352" calcext:value-type="float">
            <text:p>-0.105352</text:p>
          </table:table-cell>
          <table:table-cell table:number-columns-repeated="59"/>
        </table:table-row>
        <table:table-row table:style-name="ro1">
          <table:table-cell office:value-type="float" office:value="0.0000004440625" calcext:value-type="float">
            <text:p>4.440625E-07</text:p>
          </table:table-cell>
          <table:table-cell office:value-type="float" office:value="-0.113392" calcext:value-type="float">
            <text:p>-0.113392</text:p>
          </table:table-cell>
          <table:table-cell/>
          <table:table-cell table:style-name="ce1" table:formula="of:=10^9*[.A1288]" office:value-type="float" office:value="444.0625" calcext:value-type="float">
            <text:p>444.0625</text:p>
          </table:table-cell>
          <table:table-cell table:style-name="ce1" table:formula="of:=[.B1288]" office:value-type="float" office:value="-0.113392" calcext:value-type="float">
            <text:p>-0.113392</text:p>
          </table:table-cell>
          <table:table-cell table:number-columns-repeated="59"/>
        </table:table-row>
        <table:table-row table:style-name="ro1">
          <table:table-cell office:value-type="float" office:value="0.0000004445625" calcext:value-type="float">
            <text:p>4.445625E-07</text:p>
          </table:table-cell>
          <table:table-cell office:value-type="float" office:value="-0.105352" calcext:value-type="float">
            <text:p>-0.105352</text:p>
          </table:table-cell>
          <table:table-cell/>
          <table:table-cell table:style-name="ce1" table:formula="of:=10^9*[.A1289]" office:value-type="float" office:value="444.5625" calcext:value-type="float">
            <text:p>444.5625</text:p>
          </table:table-cell>
          <table:table-cell table:style-name="ce1" table:formula="of:=[.B1289]" office:value-type="float" office:value="-0.105352" calcext:value-type="float">
            <text:p>-0.105352</text:p>
          </table:table-cell>
          <table:table-cell table:number-columns-repeated="59"/>
        </table:table-row>
        <table:table-row table:style-name="ro1">
          <table:table-cell office:value-type="float" office:value="0.0000004450625" calcext:value-type="float">
            <text:p>4.450625E-07</text:p>
          </table:table-cell>
          <table:table-cell office:value-type="float" office:value="-0.113392" calcext:value-type="float">
            <text:p>-0.113392</text:p>
          </table:table-cell>
          <table:table-cell/>
          <table:table-cell table:style-name="ce1" table:formula="of:=10^9*[.A1290]" office:value-type="float" office:value="445.0625" calcext:value-type="float">
            <text:p>445.0625</text:p>
          </table:table-cell>
          <table:table-cell table:style-name="ce1" table:formula="of:=[.B1290]" office:value-type="float" office:value="-0.113392" calcext:value-type="float">
            <text:p>-0.113392</text:p>
          </table:table-cell>
          <table:table-cell table:number-columns-repeated="59"/>
        </table:table-row>
        <table:table-row table:style-name="ro1">
          <table:table-cell office:value-type="float" office:value="0.0000004455625" calcext:value-type="float">
            <text:p>4.455625E-07</text:p>
          </table:table-cell>
          <table:table-cell office:value-type="float" office:value="-0.105352" calcext:value-type="float">
            <text:p>-0.105352</text:p>
          </table:table-cell>
          <table:table-cell/>
          <table:table-cell table:style-name="ce1" table:formula="of:=10^9*[.A1291]" office:value-type="float" office:value="445.5625" calcext:value-type="float">
            <text:p>445.5625</text:p>
          </table:table-cell>
          <table:table-cell table:style-name="ce1" table:formula="of:=[.B1291]" office:value-type="float" office:value="-0.105352" calcext:value-type="float">
            <text:p>-0.105352</text:p>
          </table:table-cell>
          <table:table-cell table:number-columns-repeated="59"/>
        </table:table-row>
        <table:table-row table:style-name="ro1">
          <table:table-cell office:value-type="float" office:value="0.0000004460625" calcext:value-type="float">
            <text:p>4.460625E-07</text:p>
          </table:table-cell>
          <table:table-cell office:value-type="float" office:value="-0.105352" calcext:value-type="float">
            <text:p>-0.105352</text:p>
          </table:table-cell>
          <table:table-cell/>
          <table:table-cell table:style-name="ce1" table:formula="of:=10^9*[.A1292]" office:value-type="float" office:value="446.0625" calcext:value-type="float">
            <text:p>446.0625</text:p>
          </table:table-cell>
          <table:table-cell table:style-name="ce1" table:formula="of:=[.B1292]" office:value-type="float" office:value="-0.105352" calcext:value-type="float">
            <text:p>-0.105352</text:p>
          </table:table-cell>
          <table:table-cell table:number-columns-repeated="59"/>
        </table:table-row>
        <table:table-row table:style-name="ro1">
          <table:table-cell office:value-type="float" office:value="0.0000004465625" calcext:value-type="float">
            <text:p>4.465625E-07</text:p>
          </table:table-cell>
          <table:table-cell office:value-type="float" office:value="-0.113392" calcext:value-type="float">
            <text:p>-0.113392</text:p>
          </table:table-cell>
          <table:table-cell/>
          <table:table-cell table:style-name="ce1" table:formula="of:=10^9*[.A1293]" office:value-type="float" office:value="446.5625" calcext:value-type="float">
            <text:p>446.5625</text:p>
          </table:table-cell>
          <table:table-cell table:style-name="ce1" table:formula="of:=[.B1293]" office:value-type="float" office:value="-0.113392" calcext:value-type="float">
            <text:p>-0.113392</text:p>
          </table:table-cell>
          <table:table-cell table:number-columns-repeated="59"/>
        </table:table-row>
        <table:table-row table:style-name="ro1">
          <table:table-cell office:value-type="float" office:value="0.0000004470625" calcext:value-type="float">
            <text:p>4.470625E-07</text:p>
          </table:table-cell>
          <table:table-cell office:value-type="float" office:value="-0.105352" calcext:value-type="float">
            <text:p>-0.105352</text:p>
          </table:table-cell>
          <table:table-cell/>
          <table:table-cell table:style-name="ce1" table:formula="of:=10^9*[.A1294]" office:value-type="float" office:value="447.0625" calcext:value-type="float">
            <text:p>447.0625</text:p>
          </table:table-cell>
          <table:table-cell table:style-name="ce1" table:formula="of:=[.B1294]" office:value-type="float" office:value="-0.105352" calcext:value-type="float">
            <text:p>-0.105352</text:p>
          </table:table-cell>
          <table:table-cell table:number-columns-repeated="59"/>
        </table:table-row>
        <table:table-row table:style-name="ro1">
          <table:table-cell office:value-type="float" office:value="0.0000004475625" calcext:value-type="float">
            <text:p>4.475625E-07</text:p>
          </table:table-cell>
          <table:table-cell office:value-type="float" office:value="-0.105352" calcext:value-type="float">
            <text:p>-0.105352</text:p>
          </table:table-cell>
          <table:table-cell/>
          <table:table-cell table:style-name="ce1" table:formula="of:=10^9*[.A1295]" office:value-type="float" office:value="447.5625" calcext:value-type="float">
            <text:p>447.5625</text:p>
          </table:table-cell>
          <table:table-cell table:style-name="ce1" table:formula="of:=[.B1295]" office:value-type="float" office:value="-0.105352" calcext:value-type="float">
            <text:p>-0.105352</text:p>
          </table:table-cell>
          <table:table-cell table:number-columns-repeated="59"/>
        </table:table-row>
        <table:table-row table:style-name="ro1">
          <table:table-cell office:value-type="float" office:value="0.0000004480625" calcext:value-type="float">
            <text:p>4.480625E-07</text:p>
          </table:table-cell>
          <table:table-cell office:value-type="float" office:value="-0.113392" calcext:value-type="float">
            <text:p>-0.113392</text:p>
          </table:table-cell>
          <table:table-cell/>
          <table:table-cell table:style-name="ce1" table:formula="of:=10^9*[.A1296]" office:value-type="float" office:value="448.0625" calcext:value-type="float">
            <text:p>448.0625</text:p>
          </table:table-cell>
          <table:table-cell table:style-name="ce1" table:formula="of:=[.B1296]" office:value-type="float" office:value="-0.113392" calcext:value-type="float">
            <text:p>-0.113392</text:p>
          </table:table-cell>
          <table:table-cell table:number-columns-repeated="59"/>
        </table:table-row>
        <table:table-row table:style-name="ro1">
          <table:table-cell office:value-type="float" office:value="0.0000004485625" calcext:value-type="float">
            <text:p>4.485625E-07</text:p>
          </table:table-cell>
          <table:table-cell office:value-type="float" office:value="-0.105352" calcext:value-type="float">
            <text:p>-0.105352</text:p>
          </table:table-cell>
          <table:table-cell/>
          <table:table-cell table:style-name="ce1" table:formula="of:=10^9*[.A1297]" office:value-type="float" office:value="448.5625" calcext:value-type="float">
            <text:p>448.5625</text:p>
          </table:table-cell>
          <table:table-cell table:style-name="ce1" table:formula="of:=[.B1297]" office:value-type="float" office:value="-0.105352" calcext:value-type="float">
            <text:p>-0.105352</text:p>
          </table:table-cell>
          <table:table-cell table:number-columns-repeated="59"/>
        </table:table-row>
        <table:table-row table:style-name="ro1">
          <table:table-cell office:value-type="float" office:value="0.0000004490625" calcext:value-type="float">
            <text:p>4.490625E-07</text:p>
          </table:table-cell>
          <table:table-cell office:value-type="float" office:value="-0.113392" calcext:value-type="float">
            <text:p>-0.113392</text:p>
          </table:table-cell>
          <table:table-cell/>
          <table:table-cell table:style-name="ce1" table:formula="of:=10^9*[.A1298]" office:value-type="float" office:value="449.0625" calcext:value-type="float">
            <text:p>449.0625</text:p>
          </table:table-cell>
          <table:table-cell table:style-name="ce1" table:formula="of:=[.B1298]" office:value-type="float" office:value="-0.113392" calcext:value-type="float">
            <text:p>-0.113392</text:p>
          </table:table-cell>
          <table:table-cell table:number-columns-repeated="59"/>
        </table:table-row>
        <table:table-row table:style-name="ro1">
          <table:table-cell office:value-type="float" office:value="0.0000004495625" calcext:value-type="float">
            <text:p>4.495625E-07</text:p>
          </table:table-cell>
          <table:table-cell office:value-type="float" office:value="-0.105352" calcext:value-type="float">
            <text:p>-0.105352</text:p>
          </table:table-cell>
          <table:table-cell/>
          <table:table-cell table:style-name="ce1" table:formula="of:=10^9*[.A1299]" office:value-type="float" office:value="449.5625" calcext:value-type="float">
            <text:p>449.5625</text:p>
          </table:table-cell>
          <table:table-cell table:style-name="ce1" table:formula="of:=[.B1299]" office:value-type="float" office:value="-0.105352" calcext:value-type="float">
            <text:p>-0.105352</text:p>
          </table:table-cell>
          <table:table-cell table:number-columns-repeated="59"/>
        </table:table-row>
        <table:table-row table:style-name="ro1">
          <table:table-cell office:value-type="float" office:value="0.0000004500625" calcext:value-type="float">
            <text:p>4.500625E-07</text:p>
          </table:table-cell>
          <table:table-cell office:value-type="float" office:value="-0.113392" calcext:value-type="float">
            <text:p>-0.113392</text:p>
          </table:table-cell>
          <table:table-cell/>
          <table:table-cell table:style-name="ce1" table:formula="of:=10^9*[.A1300]" office:value-type="float" office:value="450.0625" calcext:value-type="float">
            <text:p>450.0625</text:p>
          </table:table-cell>
          <table:table-cell table:style-name="ce1" table:formula="of:=[.B1300]" office:value-type="float" office:value="-0.113392" calcext:value-type="float">
            <text:p>-0.113392</text:p>
          </table:table-cell>
          <table:table-cell table:number-columns-repeated="59"/>
        </table:table-row>
        <table:table-row table:style-name="ro1">
          <table:table-cell office:value-type="float" office:value="0.0000004505625" calcext:value-type="float">
            <text:p>4.505625E-07</text:p>
          </table:table-cell>
          <table:table-cell office:value-type="float" office:value="-0.113392" calcext:value-type="float">
            <text:p>-0.113392</text:p>
          </table:table-cell>
          <table:table-cell/>
          <table:table-cell table:style-name="ce1" table:formula="of:=10^9*[.A1301]" office:value-type="float" office:value="450.5625" calcext:value-type="float">
            <text:p>450.5625</text:p>
          </table:table-cell>
          <table:table-cell table:style-name="ce1" table:formula="of:=[.B1301]" office:value-type="float" office:value="-0.113392" calcext:value-type="float">
            <text:p>-0.113392</text:p>
          </table:table-cell>
          <table:table-cell table:number-columns-repeated="59"/>
        </table:table-row>
        <table:table-row table:style-name="ro1">
          <table:table-cell office:value-type="float" office:value="0.0000004510625" calcext:value-type="float">
            <text:p>4.510625E-07</text:p>
          </table:table-cell>
          <table:table-cell office:value-type="float" office:value="-0.113392" calcext:value-type="float">
            <text:p>-0.113392</text:p>
          </table:table-cell>
          <table:table-cell/>
          <table:table-cell table:style-name="ce1" table:formula="of:=10^9*[.A1302]" office:value-type="float" office:value="451.0625" calcext:value-type="float">
            <text:p>451.0625</text:p>
          </table:table-cell>
          <table:table-cell table:style-name="ce1" table:formula="of:=[.B1302]" office:value-type="float" office:value="-0.113392" calcext:value-type="float">
            <text:p>-0.113392</text:p>
          </table:table-cell>
          <table:table-cell table:number-columns-repeated="59"/>
        </table:table-row>
        <table:table-row table:style-name="ro1">
          <table:table-cell office:value-type="float" office:value="0.0000004515625" calcext:value-type="float">
            <text:p>4.515625E-07</text:p>
          </table:table-cell>
          <table:table-cell office:value-type="float" office:value="-0.105352" calcext:value-type="float">
            <text:p>-0.105352</text:p>
          </table:table-cell>
          <table:table-cell/>
          <table:table-cell table:style-name="ce1" table:formula="of:=10^9*[.A1303]" office:value-type="float" office:value="451.5625" calcext:value-type="float">
            <text:p>451.5625</text:p>
          </table:table-cell>
          <table:table-cell table:style-name="ce1" table:formula="of:=[.B1303]" office:value-type="float" office:value="-0.105352" calcext:value-type="float">
            <text:p>-0.105352</text:p>
          </table:table-cell>
          <table:table-cell table:number-columns-repeated="59"/>
        </table:table-row>
        <table:table-row table:style-name="ro1">
          <table:table-cell office:value-type="float" office:value="0.0000004520625" calcext:value-type="float">
            <text:p>4.520625E-07</text:p>
          </table:table-cell>
          <table:table-cell office:value-type="float" office:value="-0.105352" calcext:value-type="float">
            <text:p>-0.105352</text:p>
          </table:table-cell>
          <table:table-cell/>
          <table:table-cell table:style-name="ce1" table:formula="of:=10^9*[.A1304]" office:value-type="float" office:value="452.0625" calcext:value-type="float">
            <text:p>452.0625</text:p>
          </table:table-cell>
          <table:table-cell table:style-name="ce1" table:formula="of:=[.B1304]" office:value-type="float" office:value="-0.105352" calcext:value-type="float">
            <text:p>-0.105352</text:p>
          </table:table-cell>
          <table:table-cell table:number-columns-repeated="59"/>
        </table:table-row>
        <table:table-row table:style-name="ro1">
          <table:table-cell office:value-type="float" office:value="0.0000004525625" calcext:value-type="float">
            <text:p>4.525625E-07</text:p>
          </table:table-cell>
          <table:table-cell office:value-type="float" office:value="-0.105352" calcext:value-type="float">
            <text:p>-0.105352</text:p>
          </table:table-cell>
          <table:table-cell/>
          <table:table-cell table:style-name="ce1" table:formula="of:=10^9*[.A1305]" office:value-type="float" office:value="452.5625" calcext:value-type="float">
            <text:p>452.5625</text:p>
          </table:table-cell>
          <table:table-cell table:style-name="ce1" table:formula="of:=[.B1305]" office:value-type="float" office:value="-0.105352" calcext:value-type="float">
            <text:p>-0.105352</text:p>
          </table:table-cell>
          <table:table-cell table:number-columns-repeated="59"/>
        </table:table-row>
        <table:table-row table:style-name="ro1">
          <table:table-cell office:value-type="float" office:value="0.0000004530625" calcext:value-type="float">
            <text:p>4.530625E-07</text:p>
          </table:table-cell>
          <table:table-cell office:value-type="float" office:value="-0.113392" calcext:value-type="float">
            <text:p>-0.113392</text:p>
          </table:table-cell>
          <table:table-cell/>
          <table:table-cell table:style-name="ce1" table:formula="of:=10^9*[.A1306]" office:value-type="float" office:value="453.0625" calcext:value-type="float">
            <text:p>453.0625</text:p>
          </table:table-cell>
          <table:table-cell table:style-name="ce1" table:formula="of:=[.B1306]" office:value-type="float" office:value="-0.113392" calcext:value-type="float">
            <text:p>-0.113392</text:p>
          </table:table-cell>
          <table:table-cell table:number-columns-repeated="59"/>
        </table:table-row>
        <table:table-row table:style-name="ro1">
          <table:table-cell office:value-type="float" office:value="0.0000004535625" calcext:value-type="float">
            <text:p>4.535625E-07</text:p>
          </table:table-cell>
          <table:table-cell office:value-type="float" office:value="-0.105352" calcext:value-type="float">
            <text:p>-0.105352</text:p>
          </table:table-cell>
          <table:table-cell/>
          <table:table-cell table:style-name="ce1" table:formula="of:=10^9*[.A1307]" office:value-type="float" office:value="453.5625" calcext:value-type="float">
            <text:p>453.5625</text:p>
          </table:table-cell>
          <table:table-cell table:style-name="ce1" table:formula="of:=[.B1307]" office:value-type="float" office:value="-0.105352" calcext:value-type="float">
            <text:p>-0.105352</text:p>
          </table:table-cell>
          <table:table-cell table:number-columns-repeated="59"/>
        </table:table-row>
        <table:table-row table:style-name="ro1">
          <table:table-cell office:value-type="float" office:value="0.0000004540625" calcext:value-type="float">
            <text:p>4.540625E-07</text:p>
          </table:table-cell>
          <table:table-cell office:value-type="float" office:value="-0.0892714" calcext:value-type="float">
            <text:p>-0.0892714</text:p>
          </table:table-cell>
          <table:table-cell/>
          <table:table-cell table:style-name="ce1" table:formula="of:=10^9*[.A1308]" office:value-type="float" office:value="454.0625" calcext:value-type="float">
            <text:p>454.0625</text:p>
          </table:table-cell>
          <table:table-cell table:style-name="ce1" table:formula="of:=[.B1308]" office:value-type="float" office:value="-0.0892714" calcext:value-type="float">
            <text:p>-0.0892714</text:p>
          </table:table-cell>
          <table:table-cell table:number-columns-repeated="59"/>
        </table:table-row>
        <table:table-row table:style-name="ro1">
          <table:table-cell office:value-type="float" office:value="0.0000004545625" calcext:value-type="float">
            <text:p>4.545625E-07</text:p>
          </table:table-cell>
          <table:table-cell office:value-type="float" office:value="-0.113392" calcext:value-type="float">
            <text:p>-0.113392</text:p>
          </table:table-cell>
          <table:table-cell/>
          <table:table-cell table:style-name="ce1" table:formula="of:=10^9*[.A1309]" office:value-type="float" office:value="454.5625" calcext:value-type="float">
            <text:p>454.5625</text:p>
          </table:table-cell>
          <table:table-cell table:style-name="ce1" table:formula="of:=[.B1309]" office:value-type="float" office:value="-0.113392" calcext:value-type="float">
            <text:p>-0.113392</text:p>
          </table:table-cell>
          <table:table-cell table:number-columns-repeated="59"/>
        </table:table-row>
        <table:table-row table:style-name="ro1">
          <table:table-cell office:value-type="float" office:value="0.0000004550625" calcext:value-type="float">
            <text:p>4.550625E-07</text:p>
          </table:table-cell>
          <table:table-cell office:value-type="float" office:value="-0.113392" calcext:value-type="float">
            <text:p>-0.113392</text:p>
          </table:table-cell>
          <table:table-cell/>
          <table:table-cell table:style-name="ce1" table:formula="of:=10^9*[.A1310]" office:value-type="float" office:value="455.0625" calcext:value-type="float">
            <text:p>455.0625</text:p>
          </table:table-cell>
          <table:table-cell table:style-name="ce1" table:formula="of:=[.B1310]" office:value-type="float" office:value="-0.113392" calcext:value-type="float">
            <text:p>-0.113392</text:p>
          </table:table-cell>
          <table:table-cell table:number-columns-repeated="59"/>
        </table:table-row>
        <table:table-row table:style-name="ro1">
          <table:table-cell office:value-type="float" office:value="0.0000004555625" calcext:value-type="float">
            <text:p>4.555625E-07</text:p>
          </table:table-cell>
          <table:table-cell office:value-type="float" office:value="-0.0973116" calcext:value-type="float">
            <text:p>-0.0973116</text:p>
          </table:table-cell>
          <table:table-cell/>
          <table:table-cell table:style-name="ce1" table:formula="of:=10^9*[.A1311]" office:value-type="float" office:value="455.5625" calcext:value-type="float">
            <text:p>455.5625</text:p>
          </table:table-cell>
          <table:table-cell table:style-name="ce1" table:formula="of:=[.B1311]" office:value-type="float" office:value="-0.0973116" calcext:value-type="float">
            <text:p>-0.0973116</text:p>
          </table:table-cell>
          <table:table-cell table:number-columns-repeated="59"/>
        </table:table-row>
        <table:table-row table:style-name="ro1">
          <table:table-cell office:value-type="float" office:value="0.0000004560625" calcext:value-type="float">
            <text:p>4.560625E-07</text:p>
          </table:table-cell>
          <table:table-cell office:value-type="float" office:value="-0.113392" calcext:value-type="float">
            <text:p>-0.113392</text:p>
          </table:table-cell>
          <table:table-cell/>
          <table:table-cell table:style-name="ce1" table:formula="of:=10^9*[.A1312]" office:value-type="float" office:value="456.0625" calcext:value-type="float">
            <text:p>456.0625</text:p>
          </table:table-cell>
          <table:table-cell table:style-name="ce1" table:formula="of:=[.B1312]" office:value-type="float" office:value="-0.113392" calcext:value-type="float">
            <text:p>-0.113392</text:p>
          </table:table-cell>
          <table:table-cell table:number-columns-repeated="59"/>
        </table:table-row>
        <table:table-row table:style-name="ro1">
          <table:table-cell office:value-type="float" office:value="0.0000004565625" calcext:value-type="float">
            <text:p>4.565625E-07</text:p>
          </table:table-cell>
          <table:table-cell office:value-type="float" office:value="-0.0973116" calcext:value-type="float">
            <text:p>-0.0973116</text:p>
          </table:table-cell>
          <table:table-cell/>
          <table:table-cell table:style-name="ce1" table:formula="of:=10^9*[.A1313]" office:value-type="float" office:value="456.5625" calcext:value-type="float">
            <text:p>456.5625</text:p>
          </table:table-cell>
          <table:table-cell table:style-name="ce1" table:formula="of:=[.B1313]" office:value-type="float" office:value="-0.0973116" calcext:value-type="float">
            <text:p>-0.0973116</text:p>
          </table:table-cell>
          <table:table-cell table:number-columns-repeated="59"/>
        </table:table-row>
        <table:table-row table:style-name="ro1">
          <table:table-cell office:value-type="float" office:value="0.0000004570625" calcext:value-type="float">
            <text:p>4.570625E-07</text:p>
          </table:table-cell>
          <table:table-cell office:value-type="float" office:value="-0.105352" calcext:value-type="float">
            <text:p>-0.105352</text:p>
          </table:table-cell>
          <table:table-cell/>
          <table:table-cell table:style-name="ce1" table:formula="of:=10^9*[.A1314]" office:value-type="float" office:value="457.0625" calcext:value-type="float">
            <text:p>457.0625</text:p>
          </table:table-cell>
          <table:table-cell table:style-name="ce1" table:formula="of:=[.B1314]" office:value-type="float" office:value="-0.105352" calcext:value-type="float">
            <text:p>-0.105352</text:p>
          </table:table-cell>
          <table:table-cell table:number-columns-repeated="59"/>
        </table:table-row>
        <table:table-row table:style-name="ro1">
          <table:table-cell office:value-type="float" office:value="0.0000004575625" calcext:value-type="float">
            <text:p>4.575625E-07</text:p>
          </table:table-cell>
          <table:table-cell office:value-type="float" office:value="-0.105352" calcext:value-type="float">
            <text:p>-0.105352</text:p>
          </table:table-cell>
          <table:table-cell/>
          <table:table-cell table:style-name="ce1" table:formula="of:=10^9*[.A1315]" office:value-type="float" office:value="457.5625" calcext:value-type="float">
            <text:p>457.5625</text:p>
          </table:table-cell>
          <table:table-cell table:style-name="ce1" table:formula="of:=[.B1315]" office:value-type="float" office:value="-0.105352" calcext:value-type="float">
            <text:p>-0.105352</text:p>
          </table:table-cell>
          <table:table-cell table:number-columns-repeated="59"/>
        </table:table-row>
        <table:table-row table:style-name="ro1">
          <table:table-cell office:value-type="float" office:value="0.0000004580625" calcext:value-type="float">
            <text:p>4.580625E-07</text:p>
          </table:table-cell>
          <table:table-cell office:value-type="float" office:value="-0.105352" calcext:value-type="float">
            <text:p>-0.105352</text:p>
          </table:table-cell>
          <table:table-cell/>
          <table:table-cell table:style-name="ce1" table:formula="of:=10^9*[.A1316]" office:value-type="float" office:value="458.0625" calcext:value-type="float">
            <text:p>458.0625</text:p>
          </table:table-cell>
          <table:table-cell table:style-name="ce1" table:formula="of:=[.B1316]" office:value-type="float" office:value="-0.105352" calcext:value-type="float">
            <text:p>-0.105352</text:p>
          </table:table-cell>
          <table:table-cell table:number-columns-repeated="59"/>
        </table:table-row>
        <table:table-row table:style-name="ro1">
          <table:table-cell office:value-type="float" office:value="0.0000004585625" calcext:value-type="float">
            <text:p>4.585625E-07</text:p>
          </table:table-cell>
          <table:table-cell office:value-type="float" office:value="-0.113392" calcext:value-type="float">
            <text:p>-0.113392</text:p>
          </table:table-cell>
          <table:table-cell/>
          <table:table-cell table:style-name="ce1" table:formula="of:=10^9*[.A1317]" office:value-type="float" office:value="458.5625" calcext:value-type="float">
            <text:p>458.5625</text:p>
          </table:table-cell>
          <table:table-cell table:style-name="ce1" table:formula="of:=[.B1317]" office:value-type="float" office:value="-0.113392" calcext:value-type="float">
            <text:p>-0.113392</text:p>
          </table:table-cell>
          <table:table-cell table:number-columns-repeated="59"/>
        </table:table-row>
        <table:table-row table:style-name="ro1">
          <table:table-cell office:value-type="float" office:value="0.0000004590625" calcext:value-type="float">
            <text:p>4.590625E-07</text:p>
          </table:table-cell>
          <table:table-cell office:value-type="float" office:value="-0.113392" calcext:value-type="float">
            <text:p>-0.113392</text:p>
          </table:table-cell>
          <table:table-cell/>
          <table:table-cell table:style-name="ce1" table:formula="of:=10^9*[.A1318]" office:value-type="float" office:value="459.0625" calcext:value-type="float">
            <text:p>459.0625</text:p>
          </table:table-cell>
          <table:table-cell table:style-name="ce1" table:formula="of:=[.B1318]" office:value-type="float" office:value="-0.113392" calcext:value-type="float">
            <text:p>-0.113392</text:p>
          </table:table-cell>
          <table:table-cell table:number-columns-repeated="59"/>
        </table:table-row>
        <table:table-row table:style-name="ro1">
          <table:table-cell office:value-type="float" office:value="0.0000004595625" calcext:value-type="float">
            <text:p>4.595625E-07</text:p>
          </table:table-cell>
          <table:table-cell office:value-type="float" office:value="-0.105352" calcext:value-type="float">
            <text:p>-0.105352</text:p>
          </table:table-cell>
          <table:table-cell/>
          <table:table-cell table:style-name="ce1" table:formula="of:=10^9*[.A1319]" office:value-type="float" office:value="459.5625" calcext:value-type="float">
            <text:p>459.5625</text:p>
          </table:table-cell>
          <table:table-cell table:style-name="ce1" table:formula="of:=[.B1319]" office:value-type="float" office:value="-0.105352" calcext:value-type="float">
            <text:p>-0.105352</text:p>
          </table:table-cell>
          <table:table-cell table:number-columns-repeated="59"/>
        </table:table-row>
        <table:table-row table:style-name="ro1">
          <table:table-cell office:value-type="float" office:value="0.0000004600625" calcext:value-type="float">
            <text:p>4.600625E-07</text:p>
          </table:table-cell>
          <table:table-cell office:value-type="float" office:value="-0.105352" calcext:value-type="float">
            <text:p>-0.105352</text:p>
          </table:table-cell>
          <table:table-cell/>
          <table:table-cell table:style-name="ce1" table:formula="of:=10^9*[.A1320]" office:value-type="float" office:value="460.0625" calcext:value-type="float">
            <text:p>460.0625</text:p>
          </table:table-cell>
          <table:table-cell table:style-name="ce1" table:formula="of:=[.B1320]" office:value-type="float" office:value="-0.105352" calcext:value-type="float">
            <text:p>-0.105352</text:p>
          </table:table-cell>
          <table:table-cell table:number-columns-repeated="59"/>
        </table:table-row>
        <table:table-row table:style-name="ro1">
          <table:table-cell office:value-type="float" office:value="0.0000004605625" calcext:value-type="float">
            <text:p>4.605625E-07</text:p>
          </table:table-cell>
          <table:table-cell office:value-type="float" office:value="-0.105352" calcext:value-type="float">
            <text:p>-0.105352</text:p>
          </table:table-cell>
          <table:table-cell/>
          <table:table-cell table:style-name="ce1" table:formula="of:=10^9*[.A1321]" office:value-type="float" office:value="460.5625" calcext:value-type="float">
            <text:p>460.5625</text:p>
          </table:table-cell>
          <table:table-cell table:style-name="ce1" table:formula="of:=[.B1321]" office:value-type="float" office:value="-0.105352" calcext:value-type="float">
            <text:p>-0.105352</text:p>
          </table:table-cell>
          <table:table-cell table:number-columns-repeated="59"/>
        </table:table-row>
        <table:table-row table:style-name="ro1">
          <table:table-cell office:value-type="float" office:value="0.0000004610625" calcext:value-type="float">
            <text:p>4.610625E-07</text:p>
          </table:table-cell>
          <table:table-cell office:value-type="float" office:value="-0.113392" calcext:value-type="float">
            <text:p>-0.113392</text:p>
          </table:table-cell>
          <table:table-cell/>
          <table:table-cell table:style-name="ce1" table:formula="of:=10^9*[.A1322]" office:value-type="float" office:value="461.0625" calcext:value-type="float">
            <text:p>461.0625</text:p>
          </table:table-cell>
          <table:table-cell table:style-name="ce1" table:formula="of:=[.B1322]" office:value-type="float" office:value="-0.113392" calcext:value-type="float">
            <text:p>-0.113392</text:p>
          </table:table-cell>
          <table:table-cell table:number-columns-repeated="59"/>
        </table:table-row>
        <table:table-row table:style-name="ro1">
          <table:table-cell office:value-type="float" office:value="0.0000004615625" calcext:value-type="float">
            <text:p>4.615625E-07</text:p>
          </table:table-cell>
          <table:table-cell office:value-type="float" office:value="-0.113392" calcext:value-type="float">
            <text:p>-0.113392</text:p>
          </table:table-cell>
          <table:table-cell/>
          <table:table-cell table:style-name="ce1" table:formula="of:=10^9*[.A1323]" office:value-type="float" office:value="461.5625" calcext:value-type="float">
            <text:p>461.5625</text:p>
          </table:table-cell>
          <table:table-cell table:style-name="ce1" table:formula="of:=[.B1323]" office:value-type="float" office:value="-0.113392" calcext:value-type="float">
            <text:p>-0.113392</text:p>
          </table:table-cell>
          <table:table-cell table:number-columns-repeated="59"/>
        </table:table-row>
        <table:table-row table:style-name="ro1">
          <table:table-cell office:value-type="float" office:value="0.0000004620625" calcext:value-type="float">
            <text:p>4.620625E-07</text:p>
          </table:table-cell>
          <table:table-cell office:value-type="float" office:value="-0.0973116" calcext:value-type="float">
            <text:p>-0.0973116</text:p>
          </table:table-cell>
          <table:table-cell/>
          <table:table-cell table:style-name="ce1" table:formula="of:=10^9*[.A1324]" office:value-type="float" office:value="462.0625" calcext:value-type="float">
            <text:p>462.0625</text:p>
          </table:table-cell>
          <table:table-cell table:style-name="ce1" table:formula="of:=[.B1324]" office:value-type="float" office:value="-0.0973116" calcext:value-type="float">
            <text:p>-0.0973116</text:p>
          </table:table-cell>
          <table:table-cell table:number-columns-repeated="59"/>
        </table:table-row>
        <table:table-row table:style-name="ro1">
          <table:table-cell office:value-type="float" office:value="0.0000004625625" calcext:value-type="float">
            <text:p>4.625625E-07</text:p>
          </table:table-cell>
          <table:table-cell office:value-type="float" office:value="-0.113392" calcext:value-type="float">
            <text:p>-0.113392</text:p>
          </table:table-cell>
          <table:table-cell/>
          <table:table-cell table:style-name="ce1" table:formula="of:=10^9*[.A1325]" office:value-type="float" office:value="462.5625" calcext:value-type="float">
            <text:p>462.5625</text:p>
          </table:table-cell>
          <table:table-cell table:style-name="ce1" table:formula="of:=[.B1325]" office:value-type="float" office:value="-0.113392" calcext:value-type="float">
            <text:p>-0.113392</text:p>
          </table:table-cell>
          <table:table-cell table:number-columns-repeated="59"/>
        </table:table-row>
        <table:table-row table:style-name="ro1">
          <table:table-cell office:value-type="float" office:value="0.0000004630625" calcext:value-type="float">
            <text:p>4.630625E-07</text:p>
          </table:table-cell>
          <table:table-cell office:value-type="float" office:value="-0.105352" calcext:value-type="float">
            <text:p>-0.105352</text:p>
          </table:table-cell>
          <table:table-cell/>
          <table:table-cell table:style-name="ce1" table:formula="of:=10^9*[.A1326]" office:value-type="float" office:value="463.0625" calcext:value-type="float">
            <text:p>463.0625</text:p>
          </table:table-cell>
          <table:table-cell table:style-name="ce1" table:formula="of:=[.B1326]" office:value-type="float" office:value="-0.105352" calcext:value-type="float">
            <text:p>-0.105352</text:p>
          </table:table-cell>
          <table:table-cell table:number-columns-repeated="59"/>
        </table:table-row>
        <table:table-row table:style-name="ro1">
          <table:table-cell office:value-type="float" office:value="0.0000004635625" calcext:value-type="float">
            <text:p>4.635625E-07</text:p>
          </table:table-cell>
          <table:table-cell office:value-type="float" office:value="-0.0973116" calcext:value-type="float">
            <text:p>-0.0973116</text:p>
          </table:table-cell>
          <table:table-cell/>
          <table:table-cell table:style-name="ce1" table:formula="of:=10^9*[.A1327]" office:value-type="float" office:value="463.5625" calcext:value-type="float">
            <text:p>463.5625</text:p>
          </table:table-cell>
          <table:table-cell table:style-name="ce1" table:formula="of:=[.B1327]" office:value-type="float" office:value="-0.0973116" calcext:value-type="float">
            <text:p>-0.0973116</text:p>
          </table:table-cell>
          <table:table-cell table:number-columns-repeated="59"/>
        </table:table-row>
        <table:table-row table:style-name="ro1">
          <table:table-cell office:value-type="float" office:value="0.0000004640625" calcext:value-type="float">
            <text:p>4.640625E-07</text:p>
          </table:table-cell>
          <table:table-cell office:value-type="float" office:value="-0.105352" calcext:value-type="float">
            <text:p>-0.105352</text:p>
          </table:table-cell>
          <table:table-cell/>
          <table:table-cell table:style-name="ce1" table:formula="of:=10^9*[.A1328]" office:value-type="float" office:value="464.0625" calcext:value-type="float">
            <text:p>464.0625</text:p>
          </table:table-cell>
          <table:table-cell table:style-name="ce1" table:formula="of:=[.B1328]" office:value-type="float" office:value="-0.105352" calcext:value-type="float">
            <text:p>-0.105352</text:p>
          </table:table-cell>
          <table:table-cell table:number-columns-repeated="59"/>
        </table:table-row>
        <table:table-row table:style-name="ro1">
          <table:table-cell office:value-type="float" office:value="0.0000004645625" calcext:value-type="float">
            <text:p>4.645625E-07</text:p>
          </table:table-cell>
          <table:table-cell office:value-type="float" office:value="-0.0973116" calcext:value-type="float">
            <text:p>-0.0973116</text:p>
          </table:table-cell>
          <table:table-cell/>
          <table:table-cell table:style-name="ce1" table:formula="of:=10^9*[.A1329]" office:value-type="float" office:value="464.5625" calcext:value-type="float">
            <text:p>464.5625</text:p>
          </table:table-cell>
          <table:table-cell table:style-name="ce1" table:formula="of:=[.B1329]" office:value-type="float" office:value="-0.0973116" calcext:value-type="float">
            <text:p>-0.0973116</text:p>
          </table:table-cell>
          <table:table-cell table:number-columns-repeated="59"/>
        </table:table-row>
        <table:table-row table:style-name="ro1">
          <table:table-cell office:value-type="float" office:value="0.0000004650625" calcext:value-type="float">
            <text:p>4.650625E-07</text:p>
          </table:table-cell>
          <table:table-cell office:value-type="float" office:value="-0.105352" calcext:value-type="float">
            <text:p>-0.105352</text:p>
          </table:table-cell>
          <table:table-cell/>
          <table:table-cell table:style-name="ce1" table:formula="of:=10^9*[.A1330]" office:value-type="float" office:value="465.0625" calcext:value-type="float">
            <text:p>465.0625</text:p>
          </table:table-cell>
          <table:table-cell table:style-name="ce1" table:formula="of:=[.B1330]" office:value-type="float" office:value="-0.105352" calcext:value-type="float">
            <text:p>-0.105352</text:p>
          </table:table-cell>
          <table:table-cell table:number-columns-repeated="59"/>
        </table:table-row>
        <table:table-row table:style-name="ro1">
          <table:table-cell office:value-type="float" office:value="0.0000004655625" calcext:value-type="float">
            <text:p>4.655625E-07</text:p>
          </table:table-cell>
          <table:table-cell office:value-type="float" office:value="-0.0973116" calcext:value-type="float">
            <text:p>-0.0973116</text:p>
          </table:table-cell>
          <table:table-cell/>
          <table:table-cell table:style-name="ce1" table:formula="of:=10^9*[.A1331]" office:value-type="float" office:value="465.5625" calcext:value-type="float">
            <text:p>465.5625</text:p>
          </table:table-cell>
          <table:table-cell table:style-name="ce1" table:formula="of:=[.B1331]" office:value-type="float" office:value="-0.0973116" calcext:value-type="float">
            <text:p>-0.0973116</text:p>
          </table:table-cell>
          <table:table-cell table:number-columns-repeated="59"/>
        </table:table-row>
        <table:table-row table:style-name="ro1">
          <table:table-cell office:value-type="float" office:value="0.0000004660625" calcext:value-type="float">
            <text:p>4.660625E-07</text:p>
          </table:table-cell>
          <table:table-cell office:value-type="float" office:value="-0.105352" calcext:value-type="float">
            <text:p>-0.105352</text:p>
          </table:table-cell>
          <table:table-cell/>
          <table:table-cell table:style-name="ce1" table:formula="of:=10^9*[.A1332]" office:value-type="float" office:value="466.0625" calcext:value-type="float">
            <text:p>466.0625</text:p>
          </table:table-cell>
          <table:table-cell table:style-name="ce1" table:formula="of:=[.B1332]" office:value-type="float" office:value="-0.105352" calcext:value-type="float">
            <text:p>-0.105352</text:p>
          </table:table-cell>
          <table:table-cell table:number-columns-repeated="59"/>
        </table:table-row>
        <table:table-row table:style-name="ro1">
          <table:table-cell office:value-type="float" office:value="0.0000004665625" calcext:value-type="float">
            <text:p>4.665625E-07</text:p>
          </table:table-cell>
          <table:table-cell office:value-type="float" office:value="-0.0973116" calcext:value-type="float">
            <text:p>-0.0973116</text:p>
          </table:table-cell>
          <table:table-cell/>
          <table:table-cell table:style-name="ce1" table:formula="of:=10^9*[.A1333]" office:value-type="float" office:value="466.5625" calcext:value-type="float">
            <text:p>466.5625</text:p>
          </table:table-cell>
          <table:table-cell table:style-name="ce1" table:formula="of:=[.B1333]" office:value-type="float" office:value="-0.0973116" calcext:value-type="float">
            <text:p>-0.0973116</text:p>
          </table:table-cell>
          <table:table-cell table:number-columns-repeated="59"/>
        </table:table-row>
        <table:table-row table:style-name="ro1">
          <table:table-cell office:value-type="float" office:value="0.0000004670625" calcext:value-type="float">
            <text:p>4.670625E-07</text:p>
          </table:table-cell>
          <table:table-cell office:value-type="float" office:value="-0.113392" calcext:value-type="float">
            <text:p>-0.113392</text:p>
          </table:table-cell>
          <table:table-cell/>
          <table:table-cell table:style-name="ce1" table:formula="of:=10^9*[.A1334]" office:value-type="float" office:value="467.0625" calcext:value-type="float">
            <text:p>467.0625</text:p>
          </table:table-cell>
          <table:table-cell table:style-name="ce1" table:formula="of:=[.B1334]" office:value-type="float" office:value="-0.113392" calcext:value-type="float">
            <text:p>-0.113392</text:p>
          </table:table-cell>
          <table:table-cell table:number-columns-repeated="59"/>
        </table:table-row>
        <table:table-row table:style-name="ro1">
          <table:table-cell office:value-type="float" office:value="0.0000004675625" calcext:value-type="float">
            <text:p>4.675625E-07</text:p>
          </table:table-cell>
          <table:table-cell office:value-type="float" office:value="-0.105352" calcext:value-type="float">
            <text:p>-0.105352</text:p>
          </table:table-cell>
          <table:table-cell/>
          <table:table-cell table:style-name="ce1" table:formula="of:=10^9*[.A1335]" office:value-type="float" office:value="467.5625" calcext:value-type="float">
            <text:p>467.5625</text:p>
          </table:table-cell>
          <table:table-cell table:style-name="ce1" table:formula="of:=[.B1335]" office:value-type="float" office:value="-0.105352" calcext:value-type="float">
            <text:p>-0.105352</text:p>
          </table:table-cell>
          <table:table-cell table:number-columns-repeated="59"/>
        </table:table-row>
        <table:table-row table:style-name="ro1">
          <table:table-cell office:value-type="float" office:value="0.0000004680625" calcext:value-type="float">
            <text:p>4.680625E-07</text:p>
          </table:table-cell>
          <table:table-cell office:value-type="float" office:value="-0.105352" calcext:value-type="float">
            <text:p>-0.105352</text:p>
          </table:table-cell>
          <table:table-cell/>
          <table:table-cell table:style-name="ce1" table:formula="of:=10^9*[.A1336]" office:value-type="float" office:value="468.0625" calcext:value-type="float">
            <text:p>468.0625</text:p>
          </table:table-cell>
          <table:table-cell table:style-name="ce1" table:formula="of:=[.B1336]" office:value-type="float" office:value="-0.105352" calcext:value-type="float">
            <text:p>-0.105352</text:p>
          </table:table-cell>
          <table:table-cell table:number-columns-repeated="59"/>
        </table:table-row>
        <table:table-row table:style-name="ro1">
          <table:table-cell office:value-type="float" office:value="0.0000004685625" calcext:value-type="float">
            <text:p>4.685625E-07</text:p>
          </table:table-cell>
          <table:table-cell office:value-type="float" office:value="-0.105352" calcext:value-type="float">
            <text:p>-0.105352</text:p>
          </table:table-cell>
          <table:table-cell/>
          <table:table-cell table:style-name="ce1" table:formula="of:=10^9*[.A1337]" office:value-type="float" office:value="468.5625" calcext:value-type="float">
            <text:p>468.5625</text:p>
          </table:table-cell>
          <table:table-cell table:style-name="ce1" table:formula="of:=[.B1337]" office:value-type="float" office:value="-0.105352" calcext:value-type="float">
            <text:p>-0.105352</text:p>
          </table:table-cell>
          <table:table-cell table:number-columns-repeated="59"/>
        </table:table-row>
        <table:table-row table:style-name="ro1">
          <table:table-cell office:value-type="float" office:value="0.0000004690625" calcext:value-type="float">
            <text:p>4.690625E-07</text:p>
          </table:table-cell>
          <table:table-cell office:value-type="float" office:value="-0.113392" calcext:value-type="float">
            <text:p>-0.113392</text:p>
          </table:table-cell>
          <table:table-cell/>
          <table:table-cell table:style-name="ce1" table:formula="of:=10^9*[.A1338]" office:value-type="float" office:value="469.0625" calcext:value-type="float">
            <text:p>469.0625</text:p>
          </table:table-cell>
          <table:table-cell table:style-name="ce1" table:formula="of:=[.B1338]" office:value-type="float" office:value="-0.113392" calcext:value-type="float">
            <text:p>-0.113392</text:p>
          </table:table-cell>
          <table:table-cell table:number-columns-repeated="59"/>
        </table:table-row>
        <table:table-row table:style-name="ro1">
          <table:table-cell office:value-type="float" office:value="0.0000004695625" calcext:value-type="float">
            <text:p>4.695625E-07</text:p>
          </table:table-cell>
          <table:table-cell office:value-type="float" office:value="-0.105352" calcext:value-type="float">
            <text:p>-0.105352</text:p>
          </table:table-cell>
          <table:table-cell/>
          <table:table-cell table:style-name="ce1" table:formula="of:=10^9*[.A1339]" office:value-type="float" office:value="469.5625" calcext:value-type="float">
            <text:p>469.5625</text:p>
          </table:table-cell>
          <table:table-cell table:style-name="ce1" table:formula="of:=[.B1339]" office:value-type="float" office:value="-0.105352" calcext:value-type="float">
            <text:p>-0.105352</text:p>
          </table:table-cell>
          <table:table-cell table:number-columns-repeated="59"/>
        </table:table-row>
        <table:table-row table:style-name="ro1">
          <table:table-cell office:value-type="float" office:value="0.0000004700625" calcext:value-type="float">
            <text:p>4.700625E-07</text:p>
          </table:table-cell>
          <table:table-cell office:value-type="float" office:value="-0.0973116" calcext:value-type="float">
            <text:p>-0.0973116</text:p>
          </table:table-cell>
          <table:table-cell/>
          <table:table-cell table:style-name="ce1" table:formula="of:=10^9*[.A1340]" office:value-type="float" office:value="470.0625" calcext:value-type="float">
            <text:p>470.0625</text:p>
          </table:table-cell>
          <table:table-cell table:style-name="ce1" table:formula="of:=[.B1340]" office:value-type="float" office:value="-0.0973116" calcext:value-type="float">
            <text:p>-0.0973116</text:p>
          </table:table-cell>
          <table:table-cell table:number-columns-repeated="59"/>
        </table:table-row>
        <table:table-row table:style-name="ro1">
          <table:table-cell office:value-type="float" office:value="0.0000004705625" calcext:value-type="float">
            <text:p>4.705625E-07</text:p>
          </table:table-cell>
          <table:table-cell office:value-type="float" office:value="-0.105352" calcext:value-type="float">
            <text:p>-0.105352</text:p>
          </table:table-cell>
          <table:table-cell/>
          <table:table-cell table:style-name="ce1" table:formula="of:=10^9*[.A1341]" office:value-type="float" office:value="470.5625" calcext:value-type="float">
            <text:p>470.5625</text:p>
          </table:table-cell>
          <table:table-cell table:style-name="ce1" table:formula="of:=[.B1341]" office:value-type="float" office:value="-0.105352" calcext:value-type="float">
            <text:p>-0.105352</text:p>
          </table:table-cell>
          <table:table-cell table:number-columns-repeated="59"/>
        </table:table-row>
        <table:table-row table:style-name="ro1">
          <table:table-cell office:value-type="float" office:value="0.0000004710625" calcext:value-type="float">
            <text:p>4.710625E-07</text:p>
          </table:table-cell>
          <table:table-cell office:value-type="float" office:value="-0.105352" calcext:value-type="float">
            <text:p>-0.105352</text:p>
          </table:table-cell>
          <table:table-cell/>
          <table:table-cell table:style-name="ce1" table:formula="of:=10^9*[.A1342]" office:value-type="float" office:value="471.0625" calcext:value-type="float">
            <text:p>471.0625</text:p>
          </table:table-cell>
          <table:table-cell table:style-name="ce1" table:formula="of:=[.B1342]" office:value-type="float" office:value="-0.105352" calcext:value-type="float">
            <text:p>-0.105352</text:p>
          </table:table-cell>
          <table:table-cell table:number-columns-repeated="59"/>
        </table:table-row>
        <table:table-row table:style-name="ro1">
          <table:table-cell office:value-type="float" office:value="0.0000004715625" calcext:value-type="float">
            <text:p>4.715625E-07</text:p>
          </table:table-cell>
          <table:table-cell office:value-type="float" office:value="-0.0973116" calcext:value-type="float">
            <text:p>-0.0973116</text:p>
          </table:table-cell>
          <table:table-cell/>
          <table:table-cell table:style-name="ce1" table:formula="of:=10^9*[.A1343]" office:value-type="float" office:value="471.5625" calcext:value-type="float">
            <text:p>471.5625</text:p>
          </table:table-cell>
          <table:table-cell table:style-name="ce1" table:formula="of:=[.B1343]" office:value-type="float" office:value="-0.0973116" calcext:value-type="float">
            <text:p>-0.0973116</text:p>
          </table:table-cell>
          <table:table-cell table:number-columns-repeated="59"/>
        </table:table-row>
        <table:table-row table:style-name="ro1">
          <table:table-cell office:value-type="float" office:value="0.0000004720625" calcext:value-type="float">
            <text:p>4.720625E-07</text:p>
          </table:table-cell>
          <table:table-cell office:value-type="float" office:value="-0.113392" calcext:value-type="float">
            <text:p>-0.113392</text:p>
          </table:table-cell>
          <table:table-cell/>
          <table:table-cell table:style-name="ce1" table:formula="of:=10^9*[.A1344]" office:value-type="float" office:value="472.0625" calcext:value-type="float">
            <text:p>472.0625</text:p>
          </table:table-cell>
          <table:table-cell table:style-name="ce1" table:formula="of:=[.B1344]" office:value-type="float" office:value="-0.113392" calcext:value-type="float">
            <text:p>-0.113392</text:p>
          </table:table-cell>
          <table:table-cell table:number-columns-repeated="59"/>
        </table:table-row>
        <table:table-row table:style-name="ro1">
          <table:table-cell office:value-type="float" office:value="0.0000004725625" calcext:value-type="float">
            <text:p>4.725625E-07</text:p>
          </table:table-cell>
          <table:table-cell office:value-type="float" office:value="-0.0973116" calcext:value-type="float">
            <text:p>-0.0973116</text:p>
          </table:table-cell>
          <table:table-cell/>
          <table:table-cell table:style-name="ce1" table:formula="of:=10^9*[.A1345]" office:value-type="float" office:value="472.5625" calcext:value-type="float">
            <text:p>472.5625</text:p>
          </table:table-cell>
          <table:table-cell table:style-name="ce1" table:formula="of:=[.B1345]" office:value-type="float" office:value="-0.0973116" calcext:value-type="float">
            <text:p>-0.0973116</text:p>
          </table:table-cell>
          <table:table-cell table:number-columns-repeated="59"/>
        </table:table-row>
        <table:table-row table:style-name="ro1">
          <table:table-cell office:value-type="float" office:value="0.0000004730625" calcext:value-type="float">
            <text:p>4.730625E-07</text:p>
          </table:table-cell>
          <table:table-cell office:value-type="float" office:value="-0.105352" calcext:value-type="float">
            <text:p>-0.105352</text:p>
          </table:table-cell>
          <table:table-cell/>
          <table:table-cell table:style-name="ce1" table:formula="of:=10^9*[.A1346]" office:value-type="float" office:value="473.0625" calcext:value-type="float">
            <text:p>473.0625</text:p>
          </table:table-cell>
          <table:table-cell table:style-name="ce1" table:formula="of:=[.B1346]" office:value-type="float" office:value="-0.105352" calcext:value-type="float">
            <text:p>-0.105352</text:p>
          </table:table-cell>
          <table:table-cell table:number-columns-repeated="59"/>
        </table:table-row>
        <table:table-row table:style-name="ro1">
          <table:table-cell office:value-type="float" office:value="0.0000004735625" calcext:value-type="float">
            <text:p>4.735625E-07</text:p>
          </table:table-cell>
          <table:table-cell office:value-type="float" office:value="-0.0973116" calcext:value-type="float">
            <text:p>-0.0973116</text:p>
          </table:table-cell>
          <table:table-cell/>
          <table:table-cell table:style-name="ce1" table:formula="of:=10^9*[.A1347]" office:value-type="float" office:value="473.5625" calcext:value-type="float">
            <text:p>473.5625</text:p>
          </table:table-cell>
          <table:table-cell table:style-name="ce1" table:formula="of:=[.B1347]" office:value-type="float" office:value="-0.0973116" calcext:value-type="float">
            <text:p>-0.0973116</text:p>
          </table:table-cell>
          <table:table-cell table:number-columns-repeated="59"/>
        </table:table-row>
        <table:table-row table:style-name="ro1">
          <table:table-cell office:value-type="float" office:value="0.0000004740625" calcext:value-type="float">
            <text:p>4.740625E-07</text:p>
          </table:table-cell>
          <table:table-cell office:value-type="float" office:value="-0.105352" calcext:value-type="float">
            <text:p>-0.105352</text:p>
          </table:table-cell>
          <table:table-cell/>
          <table:table-cell table:style-name="ce1" table:formula="of:=10^9*[.A1348]" office:value-type="float" office:value="474.0625" calcext:value-type="float">
            <text:p>474.0625</text:p>
          </table:table-cell>
          <table:table-cell table:style-name="ce1" table:formula="of:=[.B1348]" office:value-type="float" office:value="-0.105352" calcext:value-type="float">
            <text:p>-0.105352</text:p>
          </table:table-cell>
          <table:table-cell table:number-columns-repeated="59"/>
        </table:table-row>
        <table:table-row table:style-name="ro1">
          <table:table-cell office:value-type="float" office:value="0.0000004745625" calcext:value-type="float">
            <text:p>4.745625E-07</text:p>
          </table:table-cell>
          <table:table-cell office:value-type="float" office:value="-0.105352" calcext:value-type="float">
            <text:p>-0.105352</text:p>
          </table:table-cell>
          <table:table-cell/>
          <table:table-cell table:style-name="ce1" table:formula="of:=10^9*[.A1349]" office:value-type="float" office:value="474.5625" calcext:value-type="float">
            <text:p>474.5625</text:p>
          </table:table-cell>
          <table:table-cell table:style-name="ce1" table:formula="of:=[.B1349]" office:value-type="float" office:value="-0.105352" calcext:value-type="float">
            <text:p>-0.105352</text:p>
          </table:table-cell>
          <table:table-cell table:number-columns-repeated="59"/>
        </table:table-row>
        <table:table-row table:style-name="ro1">
          <table:table-cell office:value-type="float" office:value="0.0000004750625" calcext:value-type="float">
            <text:p>4.750625E-07</text:p>
          </table:table-cell>
          <table:table-cell office:value-type="float" office:value="-0.105352" calcext:value-type="float">
            <text:p>-0.105352</text:p>
          </table:table-cell>
          <table:table-cell/>
          <table:table-cell table:style-name="ce1" table:formula="of:=10^9*[.A1350]" office:value-type="float" office:value="475.0625" calcext:value-type="float">
            <text:p>475.0625</text:p>
          </table:table-cell>
          <table:table-cell table:style-name="ce1" table:formula="of:=[.B1350]" office:value-type="float" office:value="-0.105352" calcext:value-type="float">
            <text:p>-0.105352</text:p>
          </table:table-cell>
          <table:table-cell table:number-columns-repeated="59"/>
        </table:table-row>
        <table:table-row table:style-name="ro1">
          <table:table-cell office:value-type="float" office:value="0.0000004755625" calcext:value-type="float">
            <text:p>4.755625E-07</text:p>
          </table:table-cell>
          <table:table-cell office:value-type="float" office:value="-0.105352" calcext:value-type="float">
            <text:p>-0.105352</text:p>
          </table:table-cell>
          <table:table-cell/>
          <table:table-cell table:style-name="ce1" table:formula="of:=10^9*[.A1351]" office:value-type="float" office:value="475.5625" calcext:value-type="float">
            <text:p>475.5625</text:p>
          </table:table-cell>
          <table:table-cell table:style-name="ce1" table:formula="of:=[.B1351]" office:value-type="float" office:value="-0.105352" calcext:value-type="float">
            <text:p>-0.105352</text:p>
          </table:table-cell>
          <table:table-cell table:number-columns-repeated="59"/>
        </table:table-row>
        <table:table-row table:style-name="ro1">
          <table:table-cell office:value-type="float" office:value="0.0000004760625" calcext:value-type="float">
            <text:p>4.760625E-07</text:p>
          </table:table-cell>
          <table:table-cell office:value-type="float" office:value="-0.105352" calcext:value-type="float">
            <text:p>-0.105352</text:p>
          </table:table-cell>
          <table:table-cell/>
          <table:table-cell table:style-name="ce1" table:formula="of:=10^9*[.A1352]" office:value-type="float" office:value="476.0625" calcext:value-type="float">
            <text:p>476.0625</text:p>
          </table:table-cell>
          <table:table-cell table:style-name="ce1" table:formula="of:=[.B1352]" office:value-type="float" office:value="-0.105352" calcext:value-type="float">
            <text:p>-0.105352</text:p>
          </table:table-cell>
          <table:table-cell table:number-columns-repeated="59"/>
        </table:table-row>
        <table:table-row table:style-name="ro1">
          <table:table-cell office:value-type="float" office:value="0.0000004765625" calcext:value-type="float">
            <text:p>4.765625E-07</text:p>
          </table:table-cell>
          <table:table-cell office:value-type="float" office:value="-0.105352" calcext:value-type="float">
            <text:p>-0.105352</text:p>
          </table:table-cell>
          <table:table-cell/>
          <table:table-cell table:style-name="ce1" table:formula="of:=10^9*[.A1353]" office:value-type="float" office:value="476.5625" calcext:value-type="float">
            <text:p>476.5625</text:p>
          </table:table-cell>
          <table:table-cell table:style-name="ce1" table:formula="of:=[.B1353]" office:value-type="float" office:value="-0.105352" calcext:value-type="float">
            <text:p>-0.105352</text:p>
          </table:table-cell>
          <table:table-cell table:number-columns-repeated="59"/>
        </table:table-row>
        <table:table-row table:style-name="ro1">
          <table:table-cell office:value-type="float" office:value="0.0000004770625" calcext:value-type="float">
            <text:p>4.770625E-07</text:p>
          </table:table-cell>
          <table:table-cell office:value-type="float" office:value="-0.105352" calcext:value-type="float">
            <text:p>-0.105352</text:p>
          </table:table-cell>
          <table:table-cell/>
          <table:table-cell table:style-name="ce1" table:formula="of:=10^9*[.A1354]" office:value-type="float" office:value="477.0625" calcext:value-type="float">
            <text:p>477.0625</text:p>
          </table:table-cell>
          <table:table-cell table:style-name="ce1" table:formula="of:=[.B1354]" office:value-type="float" office:value="-0.105352" calcext:value-type="float">
            <text:p>-0.105352</text:p>
          </table:table-cell>
          <table:table-cell table:number-columns-repeated="59"/>
        </table:table-row>
        <table:table-row table:style-name="ro1">
          <table:table-cell office:value-type="float" office:value="0.0000004775625" calcext:value-type="float">
            <text:p>4.775625E-07</text:p>
          </table:table-cell>
          <table:table-cell office:value-type="float" office:value="-0.105352" calcext:value-type="float">
            <text:p>-0.105352</text:p>
          </table:table-cell>
          <table:table-cell/>
          <table:table-cell table:style-name="ce1" table:formula="of:=10^9*[.A1355]" office:value-type="float" office:value="477.5625" calcext:value-type="float">
            <text:p>477.5625</text:p>
          </table:table-cell>
          <table:table-cell table:style-name="ce1" table:formula="of:=[.B1355]" office:value-type="float" office:value="-0.105352" calcext:value-type="float">
            <text:p>-0.105352</text:p>
          </table:table-cell>
          <table:table-cell table:number-columns-repeated="59"/>
        </table:table-row>
        <table:table-row table:style-name="ro1">
          <table:table-cell office:value-type="float" office:value="0.0000004780625" calcext:value-type="float">
            <text:p>4.780625E-07</text:p>
          </table:table-cell>
          <table:table-cell office:value-type="float" office:value="-0.0973116" calcext:value-type="float">
            <text:p>-0.0973116</text:p>
          </table:table-cell>
          <table:table-cell/>
          <table:table-cell table:style-name="ce1" table:formula="of:=10^9*[.A1356]" office:value-type="float" office:value="478.0625" calcext:value-type="float">
            <text:p>478.0625</text:p>
          </table:table-cell>
          <table:table-cell table:style-name="ce1" table:formula="of:=[.B1356]" office:value-type="float" office:value="-0.0973116" calcext:value-type="float">
            <text:p>-0.0973116</text:p>
          </table:table-cell>
          <table:table-cell table:number-columns-repeated="59"/>
        </table:table-row>
        <table:table-row table:style-name="ro1">
          <table:table-cell office:value-type="float" office:value="0.0000004785625" calcext:value-type="float">
            <text:p>4.785625E-07</text:p>
          </table:table-cell>
          <table:table-cell office:value-type="float" office:value="-0.105352" calcext:value-type="float">
            <text:p>-0.105352</text:p>
          </table:table-cell>
          <table:table-cell/>
          <table:table-cell table:style-name="ce1" table:formula="of:=10^9*[.A1357]" office:value-type="float" office:value="478.5625" calcext:value-type="float">
            <text:p>478.5625</text:p>
          </table:table-cell>
          <table:table-cell table:style-name="ce1" table:formula="of:=[.B1357]" office:value-type="float" office:value="-0.105352" calcext:value-type="float">
            <text:p>-0.105352</text:p>
          </table:table-cell>
          <table:table-cell table:number-columns-repeated="59"/>
        </table:table-row>
        <table:table-row table:style-name="ro1">
          <table:table-cell office:value-type="float" office:value="0.0000004790625" calcext:value-type="float">
            <text:p>4.790625E-07</text:p>
          </table:table-cell>
          <table:table-cell office:value-type="float" office:value="-0.105352" calcext:value-type="float">
            <text:p>-0.105352</text:p>
          </table:table-cell>
          <table:table-cell/>
          <table:table-cell table:style-name="ce1" table:formula="of:=10^9*[.A1358]" office:value-type="float" office:value="479.0625" calcext:value-type="float">
            <text:p>479.0625</text:p>
          </table:table-cell>
          <table:table-cell table:style-name="ce1" table:formula="of:=[.B1358]" office:value-type="float" office:value="-0.105352" calcext:value-type="float">
            <text:p>-0.105352</text:p>
          </table:table-cell>
          <table:table-cell table:number-columns-repeated="59"/>
        </table:table-row>
        <table:table-row table:style-name="ro1">
          <table:table-cell office:value-type="float" office:value="0.0000004795625" calcext:value-type="float">
            <text:p>4.795625E-07</text:p>
          </table:table-cell>
          <table:table-cell office:value-type="float" office:value="-0.0973116" calcext:value-type="float">
            <text:p>-0.0973116</text:p>
          </table:table-cell>
          <table:table-cell/>
          <table:table-cell table:style-name="ce1" table:formula="of:=10^9*[.A1359]" office:value-type="float" office:value="479.5625" calcext:value-type="float">
            <text:p>479.5625</text:p>
          </table:table-cell>
          <table:table-cell table:style-name="ce1" table:formula="of:=[.B1359]" office:value-type="float" office:value="-0.0973116" calcext:value-type="float">
            <text:p>-0.0973116</text:p>
          </table:table-cell>
          <table:table-cell table:number-columns-repeated="59"/>
        </table:table-row>
        <table:table-row table:style-name="ro1">
          <table:table-cell office:value-type="float" office:value="0.0000004800625" calcext:value-type="float">
            <text:p>4.800625E-07</text:p>
          </table:table-cell>
          <table:table-cell office:value-type="float" office:value="-0.113392" calcext:value-type="float">
            <text:p>-0.113392</text:p>
          </table:table-cell>
          <table:table-cell/>
          <table:table-cell table:style-name="ce1" table:formula="of:=10^9*[.A1360]" office:value-type="float" office:value="480.0625" calcext:value-type="float">
            <text:p>480.0625</text:p>
          </table:table-cell>
          <table:table-cell table:style-name="ce1" table:formula="of:=[.B1360]" office:value-type="float" office:value="-0.113392" calcext:value-type="float">
            <text:p>-0.113392</text:p>
          </table:table-cell>
          <table:table-cell table:number-columns-repeated="59"/>
        </table:table-row>
        <table:table-row table:style-name="ro1">
          <table:table-cell office:value-type="float" office:value="0.0000004805625" calcext:value-type="float">
            <text:p>4.805625E-07</text:p>
          </table:table-cell>
          <table:table-cell office:value-type="float" office:value="-0.0892714" calcext:value-type="float">
            <text:p>-0.0892714</text:p>
          </table:table-cell>
          <table:table-cell/>
          <table:table-cell table:style-name="ce1" table:formula="of:=10^9*[.A1361]" office:value-type="float" office:value="480.5625" calcext:value-type="float">
            <text:p>480.5625</text:p>
          </table:table-cell>
          <table:table-cell table:style-name="ce1" table:formula="of:=[.B1361]" office:value-type="float" office:value="-0.0892714" calcext:value-type="float">
            <text:p>-0.0892714</text:p>
          </table:table-cell>
          <table:table-cell table:number-columns-repeated="59"/>
        </table:table-row>
        <table:table-row table:style-name="ro1">
          <table:table-cell office:value-type="float" office:value="0.0000004810625" calcext:value-type="float">
            <text:p>4.810625E-07</text:p>
          </table:table-cell>
          <table:table-cell office:value-type="float" office:value="-0.105352" calcext:value-type="float">
            <text:p>-0.105352</text:p>
          </table:table-cell>
          <table:table-cell/>
          <table:table-cell table:style-name="ce1" table:formula="of:=10^9*[.A1362]" office:value-type="float" office:value="481.0625" calcext:value-type="float">
            <text:p>481.0625</text:p>
          </table:table-cell>
          <table:table-cell table:style-name="ce1" table:formula="of:=[.B1362]" office:value-type="float" office:value="-0.105352" calcext:value-type="float">
            <text:p>-0.105352</text:p>
          </table:table-cell>
          <table:table-cell table:number-columns-repeated="59"/>
        </table:table-row>
        <table:table-row table:style-name="ro1">
          <table:table-cell office:value-type="float" office:value="0.0000004815625" calcext:value-type="float">
            <text:p>4.815625E-07</text:p>
          </table:table-cell>
          <table:table-cell office:value-type="float" office:value="-0.0973116" calcext:value-type="float">
            <text:p>-0.0973116</text:p>
          </table:table-cell>
          <table:table-cell/>
          <table:table-cell table:style-name="ce1" table:formula="of:=10^9*[.A1363]" office:value-type="float" office:value="481.5625" calcext:value-type="float">
            <text:p>481.5625</text:p>
          </table:table-cell>
          <table:table-cell table:style-name="ce1" table:formula="of:=[.B1363]" office:value-type="float" office:value="-0.0973116" calcext:value-type="float">
            <text:p>-0.0973116</text:p>
          </table:table-cell>
          <table:table-cell table:number-columns-repeated="59"/>
        </table:table-row>
        <table:table-row table:style-name="ro1">
          <table:table-cell office:value-type="float" office:value="0.0000004820625" calcext:value-type="float">
            <text:p>4.820625E-07</text:p>
          </table:table-cell>
          <table:table-cell office:value-type="float" office:value="-0.0973116" calcext:value-type="float">
            <text:p>-0.0973116</text:p>
          </table:table-cell>
          <table:table-cell/>
          <table:table-cell table:style-name="ce1" table:formula="of:=10^9*[.A1364]" office:value-type="float" office:value="482.0625" calcext:value-type="float">
            <text:p>482.0625</text:p>
          </table:table-cell>
          <table:table-cell table:style-name="ce1" table:formula="of:=[.B1364]" office:value-type="float" office:value="-0.0973116" calcext:value-type="float">
            <text:p>-0.0973116</text:p>
          </table:table-cell>
          <table:table-cell table:number-columns-repeated="59"/>
        </table:table-row>
        <table:table-row table:style-name="ro1">
          <table:table-cell office:value-type="float" office:value="0.0000004825625" calcext:value-type="float">
            <text:p>4.825625E-07</text:p>
          </table:table-cell>
          <table:table-cell office:value-type="float" office:value="-0.105352" calcext:value-type="float">
            <text:p>-0.105352</text:p>
          </table:table-cell>
          <table:table-cell/>
          <table:table-cell table:style-name="ce1" table:formula="of:=10^9*[.A1365]" office:value-type="float" office:value="482.5625" calcext:value-type="float">
            <text:p>482.5625</text:p>
          </table:table-cell>
          <table:table-cell table:style-name="ce1" table:formula="of:=[.B1365]" office:value-type="float" office:value="-0.105352" calcext:value-type="float">
            <text:p>-0.105352</text:p>
          </table:table-cell>
          <table:table-cell table:number-columns-repeated="59"/>
        </table:table-row>
        <table:table-row table:style-name="ro1">
          <table:table-cell office:value-type="float" office:value="0.0000004830625" calcext:value-type="float">
            <text:p>4.830625E-07</text:p>
          </table:table-cell>
          <table:table-cell office:value-type="float" office:value="-0.105352" calcext:value-type="float">
            <text:p>-0.105352</text:p>
          </table:table-cell>
          <table:table-cell/>
          <table:table-cell table:style-name="ce1" table:formula="of:=10^9*[.A1366]" office:value-type="float" office:value="483.0625" calcext:value-type="float">
            <text:p>483.0625</text:p>
          </table:table-cell>
          <table:table-cell table:style-name="ce1" table:formula="of:=[.B1366]" office:value-type="float" office:value="-0.105352" calcext:value-type="float">
            <text:p>-0.105352</text:p>
          </table:table-cell>
          <table:table-cell table:number-columns-repeated="59"/>
        </table:table-row>
        <table:table-row table:style-name="ro1">
          <table:table-cell office:value-type="float" office:value="0.0000004835625" calcext:value-type="float">
            <text:p>4.835625E-07</text:p>
          </table:table-cell>
          <table:table-cell office:value-type="float" office:value="-0.0973116" calcext:value-type="float">
            <text:p>-0.0973116</text:p>
          </table:table-cell>
          <table:table-cell/>
          <table:table-cell table:style-name="ce1" table:formula="of:=10^9*[.A1367]" office:value-type="float" office:value="483.5625" calcext:value-type="float">
            <text:p>483.5625</text:p>
          </table:table-cell>
          <table:table-cell table:style-name="ce1" table:formula="of:=[.B1367]" office:value-type="float" office:value="-0.0973116" calcext:value-type="float">
            <text:p>-0.0973116</text:p>
          </table:table-cell>
          <table:table-cell table:number-columns-repeated="59"/>
        </table:table-row>
        <table:table-row table:style-name="ro1">
          <table:table-cell office:value-type="float" office:value="0.0000004840625" calcext:value-type="float">
            <text:p>4.840625E-07</text:p>
          </table:table-cell>
          <table:table-cell office:value-type="float" office:value="-0.0973116" calcext:value-type="float">
            <text:p>-0.0973116</text:p>
          </table:table-cell>
          <table:table-cell/>
          <table:table-cell table:style-name="ce1" table:formula="of:=10^9*[.A1368]" office:value-type="float" office:value="484.0625" calcext:value-type="float">
            <text:p>484.0625</text:p>
          </table:table-cell>
          <table:table-cell table:style-name="ce1" table:formula="of:=[.B1368]" office:value-type="float" office:value="-0.0973116" calcext:value-type="float">
            <text:p>-0.0973116</text:p>
          </table:table-cell>
          <table:table-cell table:number-columns-repeated="59"/>
        </table:table-row>
        <table:table-row table:style-name="ro1">
          <table:table-cell office:value-type="float" office:value="0.0000004845625" calcext:value-type="float">
            <text:p>4.845625E-07</text:p>
          </table:table-cell>
          <table:table-cell office:value-type="float" office:value="-0.0973116" calcext:value-type="float">
            <text:p>-0.0973116</text:p>
          </table:table-cell>
          <table:table-cell/>
          <table:table-cell table:style-name="ce1" table:formula="of:=10^9*[.A1369]" office:value-type="float" office:value="484.5625" calcext:value-type="float">
            <text:p>484.5625</text:p>
          </table:table-cell>
          <table:table-cell table:style-name="ce1" table:formula="of:=[.B1369]" office:value-type="float" office:value="-0.0973116" calcext:value-type="float">
            <text:p>-0.0973116</text:p>
          </table:table-cell>
          <table:table-cell table:number-columns-repeated="59"/>
        </table:table-row>
        <table:table-row table:style-name="ro1">
          <table:table-cell office:value-type="float" office:value="0.0000004850625" calcext:value-type="float">
            <text:p>4.850625E-07</text:p>
          </table:table-cell>
          <table:table-cell office:value-type="float" office:value="-0.105352" calcext:value-type="float">
            <text:p>-0.105352</text:p>
          </table:table-cell>
          <table:table-cell/>
          <table:table-cell table:style-name="ce1" table:formula="of:=10^9*[.A1370]" office:value-type="float" office:value="485.0625" calcext:value-type="float">
            <text:p>485.0625</text:p>
          </table:table-cell>
          <table:table-cell table:style-name="ce1" table:formula="of:=[.B1370]" office:value-type="float" office:value="-0.105352" calcext:value-type="float">
            <text:p>-0.105352</text:p>
          </table:table-cell>
          <table:table-cell table:number-columns-repeated="59"/>
        </table:table-row>
        <table:table-row table:style-name="ro1">
          <table:table-cell office:value-type="float" office:value="0.0000004855625" calcext:value-type="float">
            <text:p>4.855625E-07</text:p>
          </table:table-cell>
          <table:table-cell office:value-type="float" office:value="-0.0973116" calcext:value-type="float">
            <text:p>-0.0973116</text:p>
          </table:table-cell>
          <table:table-cell/>
          <table:table-cell table:style-name="ce1" table:formula="of:=10^9*[.A1371]" office:value-type="float" office:value="485.5625" calcext:value-type="float">
            <text:p>485.5625</text:p>
          </table:table-cell>
          <table:table-cell table:style-name="ce1" table:formula="of:=[.B1371]" office:value-type="float" office:value="-0.0973116" calcext:value-type="float">
            <text:p>-0.0973116</text:p>
          </table:table-cell>
          <table:table-cell table:number-columns-repeated="59"/>
        </table:table-row>
        <table:table-row table:style-name="ro1">
          <table:table-cell office:value-type="float" office:value="0.0000004860625" calcext:value-type="float">
            <text:p>4.860625E-07</text:p>
          </table:table-cell>
          <table:table-cell office:value-type="float" office:value="-0.0973116" calcext:value-type="float">
            <text:p>-0.0973116</text:p>
          </table:table-cell>
          <table:table-cell/>
          <table:table-cell table:style-name="ce1" table:formula="of:=10^9*[.A1372]" office:value-type="float" office:value="486.0625" calcext:value-type="float">
            <text:p>486.0625</text:p>
          </table:table-cell>
          <table:table-cell table:style-name="ce1" table:formula="of:=[.B1372]" office:value-type="float" office:value="-0.0973116" calcext:value-type="float">
            <text:p>-0.0973116</text:p>
          </table:table-cell>
          <table:table-cell table:number-columns-repeated="59"/>
        </table:table-row>
        <table:table-row table:style-name="ro1">
          <table:table-cell office:value-type="float" office:value="0.0000004865625" calcext:value-type="float">
            <text:p>4.865625E-07</text:p>
          </table:table-cell>
          <table:table-cell office:value-type="float" office:value="-0.105352" calcext:value-type="float">
            <text:p>-0.105352</text:p>
          </table:table-cell>
          <table:table-cell/>
          <table:table-cell table:style-name="ce1" table:formula="of:=10^9*[.A1373]" office:value-type="float" office:value="486.5625" calcext:value-type="float">
            <text:p>486.5625</text:p>
          </table:table-cell>
          <table:table-cell table:style-name="ce1" table:formula="of:=[.B1373]" office:value-type="float" office:value="-0.105352" calcext:value-type="float">
            <text:p>-0.105352</text:p>
          </table:table-cell>
          <table:table-cell table:number-columns-repeated="59"/>
        </table:table-row>
        <table:table-row table:style-name="ro1">
          <table:table-cell office:value-type="float" office:value="0.0000004870625" calcext:value-type="float">
            <text:p>4.870625E-07</text:p>
          </table:table-cell>
          <table:table-cell office:value-type="float" office:value="-0.105352" calcext:value-type="float">
            <text:p>-0.105352</text:p>
          </table:table-cell>
          <table:table-cell/>
          <table:table-cell table:style-name="ce1" table:formula="of:=10^9*[.A1374]" office:value-type="float" office:value="487.0625" calcext:value-type="float">
            <text:p>487.0625</text:p>
          </table:table-cell>
          <table:table-cell table:style-name="ce1" table:formula="of:=[.B1374]" office:value-type="float" office:value="-0.105352" calcext:value-type="float">
            <text:p>-0.105352</text:p>
          </table:table-cell>
          <table:table-cell table:number-columns-repeated="59"/>
        </table:table-row>
        <table:table-row table:style-name="ro1">
          <table:table-cell office:value-type="float" office:value="0.0000004875625" calcext:value-type="float">
            <text:p>4.875625E-07</text:p>
          </table:table-cell>
          <table:table-cell office:value-type="float" office:value="-0.0973116" calcext:value-type="float">
            <text:p>-0.0973116</text:p>
          </table:table-cell>
          <table:table-cell/>
          <table:table-cell table:style-name="ce1" table:formula="of:=10^9*[.A1375]" office:value-type="float" office:value="487.5625" calcext:value-type="float">
            <text:p>487.5625</text:p>
          </table:table-cell>
          <table:table-cell table:style-name="ce1" table:formula="of:=[.B1375]" office:value-type="float" office:value="-0.0973116" calcext:value-type="float">
            <text:p>-0.0973116</text:p>
          </table:table-cell>
          <table:table-cell table:number-columns-repeated="59"/>
        </table:table-row>
        <table:table-row table:style-name="ro1">
          <table:table-cell office:value-type="float" office:value="0.0000004880625" calcext:value-type="float">
            <text:p>4.880625E-07</text:p>
          </table:table-cell>
          <table:table-cell office:value-type="float" office:value="-0.105352" calcext:value-type="float">
            <text:p>-0.105352</text:p>
          </table:table-cell>
          <table:table-cell/>
          <table:table-cell table:style-name="ce1" table:formula="of:=10^9*[.A1376]" office:value-type="float" office:value="488.0625" calcext:value-type="float">
            <text:p>488.0625</text:p>
          </table:table-cell>
          <table:table-cell table:style-name="ce1" table:formula="of:=[.B1376]" office:value-type="float" office:value="-0.105352" calcext:value-type="float">
            <text:p>-0.105352</text:p>
          </table:table-cell>
          <table:table-cell table:number-columns-repeated="59"/>
        </table:table-row>
        <table:table-row table:style-name="ro1">
          <table:table-cell office:value-type="float" office:value="0.0000004885625" calcext:value-type="float">
            <text:p>4.885625E-07</text:p>
          </table:table-cell>
          <table:table-cell office:value-type="float" office:value="-0.0973116" calcext:value-type="float">
            <text:p>-0.0973116</text:p>
          </table:table-cell>
          <table:table-cell/>
          <table:table-cell table:style-name="ce1" table:formula="of:=10^9*[.A1377]" office:value-type="float" office:value="488.5625" calcext:value-type="float">
            <text:p>488.5625</text:p>
          </table:table-cell>
          <table:table-cell table:style-name="ce1" table:formula="of:=[.B1377]" office:value-type="float" office:value="-0.0973116" calcext:value-type="float">
            <text:p>-0.0973116</text:p>
          </table:table-cell>
          <table:table-cell table:number-columns-repeated="59"/>
        </table:table-row>
        <table:table-row table:style-name="ro1">
          <table:table-cell office:value-type="float" office:value="0.0000004890625" calcext:value-type="float">
            <text:p>4.890625E-07</text:p>
          </table:table-cell>
          <table:table-cell office:value-type="float" office:value="-0.105352" calcext:value-type="float">
            <text:p>-0.105352</text:p>
          </table:table-cell>
          <table:table-cell/>
          <table:table-cell table:style-name="ce1" table:formula="of:=10^9*[.A1378]" office:value-type="float" office:value="489.0625" calcext:value-type="float">
            <text:p>489.0625</text:p>
          </table:table-cell>
          <table:table-cell table:style-name="ce1" table:formula="of:=[.B1378]" office:value-type="float" office:value="-0.105352" calcext:value-type="float">
            <text:p>-0.105352</text:p>
          </table:table-cell>
          <table:table-cell table:number-columns-repeated="59"/>
        </table:table-row>
        <table:table-row table:style-name="ro1">
          <table:table-cell office:value-type="float" office:value="0.0000004895625" calcext:value-type="float">
            <text:p>4.895625E-07</text:p>
          </table:table-cell>
          <table:table-cell office:value-type="float" office:value="-0.0973116" calcext:value-type="float">
            <text:p>-0.0973116</text:p>
          </table:table-cell>
          <table:table-cell/>
          <table:table-cell table:style-name="ce1" table:formula="of:=10^9*[.A1379]" office:value-type="float" office:value="489.5625" calcext:value-type="float">
            <text:p>489.5625</text:p>
          </table:table-cell>
          <table:table-cell table:style-name="ce1" table:formula="of:=[.B1379]" office:value-type="float" office:value="-0.0973116" calcext:value-type="float">
            <text:p>-0.0973116</text:p>
          </table:table-cell>
          <table:table-cell table:number-columns-repeated="59"/>
        </table:table-row>
        <table:table-row table:style-name="ro1">
          <table:table-cell office:value-type="float" office:value="0.0000004900625" calcext:value-type="float">
            <text:p>4.900625E-07</text:p>
          </table:table-cell>
          <table:table-cell office:value-type="float" office:value="-0.0973116" calcext:value-type="float">
            <text:p>-0.0973116</text:p>
          </table:table-cell>
          <table:table-cell/>
          <table:table-cell table:style-name="ce1" table:formula="of:=10^9*[.A1380]" office:value-type="float" office:value="490.0625" calcext:value-type="float">
            <text:p>490.0625</text:p>
          </table:table-cell>
          <table:table-cell table:style-name="ce1" table:formula="of:=[.B1380]" office:value-type="float" office:value="-0.0973116" calcext:value-type="float">
            <text:p>-0.0973116</text:p>
          </table:table-cell>
          <table:table-cell table:number-columns-repeated="59"/>
        </table:table-row>
        <table:table-row table:style-name="ro1">
          <table:table-cell office:value-type="float" office:value="0.0000004905625" calcext:value-type="float">
            <text:p>4.905625E-07</text:p>
          </table:table-cell>
          <table:table-cell office:value-type="float" office:value="-0.0973116" calcext:value-type="float">
            <text:p>-0.0973116</text:p>
          </table:table-cell>
          <table:table-cell/>
          <table:table-cell table:style-name="ce1" table:formula="of:=10^9*[.A1381]" office:value-type="float" office:value="490.5625" calcext:value-type="float">
            <text:p>490.5625</text:p>
          </table:table-cell>
          <table:table-cell table:style-name="ce1" table:formula="of:=[.B1381]" office:value-type="float" office:value="-0.0973116" calcext:value-type="float">
            <text:p>-0.0973116</text:p>
          </table:table-cell>
          <table:table-cell table:number-columns-repeated="59"/>
        </table:table-row>
        <table:table-row table:style-name="ro1">
          <table:table-cell office:value-type="float" office:value="0.0000004910625" calcext:value-type="float">
            <text:p>4.910625E-07</text:p>
          </table:table-cell>
          <table:table-cell office:value-type="float" office:value="-0.105352" calcext:value-type="float">
            <text:p>-0.105352</text:p>
          </table:table-cell>
          <table:table-cell/>
          <table:table-cell table:style-name="ce1" table:formula="of:=10^9*[.A1382]" office:value-type="float" office:value="491.0625" calcext:value-type="float">
            <text:p>491.0625</text:p>
          </table:table-cell>
          <table:table-cell table:style-name="ce1" table:formula="of:=[.B1382]" office:value-type="float" office:value="-0.105352" calcext:value-type="float">
            <text:p>-0.105352</text:p>
          </table:table-cell>
          <table:table-cell table:number-columns-repeated="59"/>
        </table:table-row>
        <table:table-row table:style-name="ro1">
          <table:table-cell office:value-type="float" office:value="0.0000004915625" calcext:value-type="float">
            <text:p>4.915625E-07</text:p>
          </table:table-cell>
          <table:table-cell office:value-type="float" office:value="-0.0973116" calcext:value-type="float">
            <text:p>-0.0973116</text:p>
          </table:table-cell>
          <table:table-cell/>
          <table:table-cell table:style-name="ce1" table:formula="of:=10^9*[.A1383]" office:value-type="float" office:value="491.5625" calcext:value-type="float">
            <text:p>491.5625</text:p>
          </table:table-cell>
          <table:table-cell table:style-name="ce1" table:formula="of:=[.B1383]" office:value-type="float" office:value="-0.0973116" calcext:value-type="float">
            <text:p>-0.0973116</text:p>
          </table:table-cell>
          <table:table-cell table:number-columns-repeated="59"/>
        </table:table-row>
        <table:table-row table:style-name="ro1">
          <table:table-cell office:value-type="float" office:value="0.0000004920625" calcext:value-type="float">
            <text:p>4.920625E-07</text:p>
          </table:table-cell>
          <table:table-cell office:value-type="float" office:value="-0.105352" calcext:value-type="float">
            <text:p>-0.105352</text:p>
          </table:table-cell>
          <table:table-cell/>
          <table:table-cell table:style-name="ce1" table:formula="of:=10^9*[.A1384]" office:value-type="float" office:value="492.0625" calcext:value-type="float">
            <text:p>492.0625</text:p>
          </table:table-cell>
          <table:table-cell table:style-name="ce1" table:formula="of:=[.B1384]" office:value-type="float" office:value="-0.105352" calcext:value-type="float">
            <text:p>-0.105352</text:p>
          </table:table-cell>
          <table:table-cell table:number-columns-repeated="59"/>
        </table:table-row>
        <table:table-row table:style-name="ro1">
          <table:table-cell office:value-type="float" office:value="0.0000004925625" calcext:value-type="float">
            <text:p>4.925625E-07</text:p>
          </table:table-cell>
          <table:table-cell office:value-type="float" office:value="-0.0973116" calcext:value-type="float">
            <text:p>-0.0973116</text:p>
          </table:table-cell>
          <table:table-cell/>
          <table:table-cell table:style-name="ce1" table:formula="of:=10^9*[.A1385]" office:value-type="float" office:value="492.5625" calcext:value-type="float">
            <text:p>492.5625</text:p>
          </table:table-cell>
          <table:table-cell table:style-name="ce1" table:formula="of:=[.B1385]" office:value-type="float" office:value="-0.0973116" calcext:value-type="float">
            <text:p>-0.0973116</text:p>
          </table:table-cell>
          <table:table-cell table:number-columns-repeated="59"/>
        </table:table-row>
        <table:table-row table:style-name="ro1">
          <table:table-cell office:value-type="float" office:value="0.0000004930625" calcext:value-type="float">
            <text:p>4.930625E-07</text:p>
          </table:table-cell>
          <table:table-cell office:value-type="float" office:value="-0.105352" calcext:value-type="float">
            <text:p>-0.105352</text:p>
          </table:table-cell>
          <table:table-cell/>
          <table:table-cell table:style-name="ce1" table:formula="of:=10^9*[.A1386]" office:value-type="float" office:value="493.0625" calcext:value-type="float">
            <text:p>493.0625</text:p>
          </table:table-cell>
          <table:table-cell table:style-name="ce1" table:formula="of:=[.B1386]" office:value-type="float" office:value="-0.105352" calcext:value-type="float">
            <text:p>-0.105352</text:p>
          </table:table-cell>
          <table:table-cell table:number-columns-repeated="59"/>
        </table:table-row>
        <table:table-row table:style-name="ro1">
          <table:table-cell office:value-type="float" office:value="0.0000004935625" calcext:value-type="float">
            <text:p>4.935625E-07</text:p>
          </table:table-cell>
          <table:table-cell office:value-type="float" office:value="-0.0973116" calcext:value-type="float">
            <text:p>-0.0973116</text:p>
          </table:table-cell>
          <table:table-cell/>
          <table:table-cell table:style-name="ce1" table:formula="of:=10^9*[.A1387]" office:value-type="float" office:value="493.5625" calcext:value-type="float">
            <text:p>493.5625</text:p>
          </table:table-cell>
          <table:table-cell table:style-name="ce1" table:formula="of:=[.B1387]" office:value-type="float" office:value="-0.0973116" calcext:value-type="float">
            <text:p>-0.0973116</text:p>
          </table:table-cell>
          <table:table-cell table:number-columns-repeated="59"/>
        </table:table-row>
        <table:table-row table:style-name="ro1">
          <table:table-cell office:value-type="float" office:value="0.0000004940625" calcext:value-type="float">
            <text:p>4.940625E-07</text:p>
          </table:table-cell>
          <table:table-cell office:value-type="float" office:value="-0.0973116" calcext:value-type="float">
            <text:p>-0.0973116</text:p>
          </table:table-cell>
          <table:table-cell/>
          <table:table-cell table:style-name="ce1" table:formula="of:=10^9*[.A1388]" office:value-type="float" office:value="494.0625" calcext:value-type="float">
            <text:p>494.0625</text:p>
          </table:table-cell>
          <table:table-cell table:style-name="ce1" table:formula="of:=[.B1388]" office:value-type="float" office:value="-0.0973116" calcext:value-type="float">
            <text:p>-0.0973116</text:p>
          </table:table-cell>
          <table:table-cell table:number-columns-repeated="59"/>
        </table:table-row>
        <table:table-row table:style-name="ro1">
          <table:table-cell office:value-type="float" office:value="0.0000004945625" calcext:value-type="float">
            <text:p>4.945625E-07</text:p>
          </table:table-cell>
          <table:table-cell office:value-type="float" office:value="-0.105352" calcext:value-type="float">
            <text:p>-0.105352</text:p>
          </table:table-cell>
          <table:table-cell/>
          <table:table-cell table:style-name="ce1" table:formula="of:=10^9*[.A1389]" office:value-type="float" office:value="494.5625" calcext:value-type="float">
            <text:p>494.5625</text:p>
          </table:table-cell>
          <table:table-cell table:style-name="ce1" table:formula="of:=[.B1389]" office:value-type="float" office:value="-0.105352" calcext:value-type="float">
            <text:p>-0.105352</text:p>
          </table:table-cell>
          <table:table-cell table:number-columns-repeated="59"/>
        </table:table-row>
        <table:table-row table:style-name="ro1">
          <table:table-cell office:value-type="float" office:value="0.0000004950625" calcext:value-type="float">
            <text:p>4.950625E-07</text:p>
          </table:table-cell>
          <table:table-cell office:value-type="float" office:value="-0.0973116" calcext:value-type="float">
            <text:p>-0.0973116</text:p>
          </table:table-cell>
          <table:table-cell/>
          <table:table-cell table:style-name="ce1" table:formula="of:=10^9*[.A1390]" office:value-type="float" office:value="495.0625" calcext:value-type="float">
            <text:p>495.0625</text:p>
          </table:table-cell>
          <table:table-cell table:style-name="ce1" table:formula="of:=[.B1390]" office:value-type="float" office:value="-0.0973116" calcext:value-type="float">
            <text:p>-0.0973116</text:p>
          </table:table-cell>
          <table:table-cell table:number-columns-repeated="59"/>
        </table:table-row>
        <table:table-row table:style-name="ro1">
          <table:table-cell office:value-type="float" office:value="0.0000004955625" calcext:value-type="float">
            <text:p>4.955625E-07</text:p>
          </table:table-cell>
          <table:table-cell office:value-type="float" office:value="-0.0973116" calcext:value-type="float">
            <text:p>-0.0973116</text:p>
          </table:table-cell>
          <table:table-cell/>
          <table:table-cell table:style-name="ce1" table:formula="of:=10^9*[.A1391]" office:value-type="float" office:value="495.5625" calcext:value-type="float">
            <text:p>495.5625</text:p>
          </table:table-cell>
          <table:table-cell table:style-name="ce1" table:formula="of:=[.B1391]" office:value-type="float" office:value="-0.0973116" calcext:value-type="float">
            <text:p>-0.0973116</text:p>
          </table:table-cell>
          <table:table-cell table:number-columns-repeated="59"/>
        </table:table-row>
        <table:table-row table:style-name="ro1">
          <table:table-cell office:value-type="float" office:value="0.0000004960625" calcext:value-type="float">
            <text:p>4.960625E-07</text:p>
          </table:table-cell>
          <table:table-cell office:value-type="float" office:value="-0.105352" calcext:value-type="float">
            <text:p>-0.105352</text:p>
          </table:table-cell>
          <table:table-cell/>
          <table:table-cell table:style-name="ce1" table:formula="of:=10^9*[.A1392]" office:value-type="float" office:value="496.0625" calcext:value-type="float">
            <text:p>496.0625</text:p>
          </table:table-cell>
          <table:table-cell table:style-name="ce1" table:formula="of:=[.B1392]" office:value-type="float" office:value="-0.105352" calcext:value-type="float">
            <text:p>-0.105352</text:p>
          </table:table-cell>
          <table:table-cell table:number-columns-repeated="59"/>
        </table:table-row>
        <table:table-row table:style-name="ro1">
          <table:table-cell office:value-type="float" office:value="0.0000004965625" calcext:value-type="float">
            <text:p>4.965625E-07</text:p>
          </table:table-cell>
          <table:table-cell office:value-type="float" office:value="-0.0892714" calcext:value-type="float">
            <text:p>-0.0892714</text:p>
          </table:table-cell>
          <table:table-cell/>
          <table:table-cell table:style-name="ce1" table:formula="of:=10^9*[.A1393]" office:value-type="float" office:value="496.5625" calcext:value-type="float">
            <text:p>496.5625</text:p>
          </table:table-cell>
          <table:table-cell table:style-name="ce1" table:formula="of:=[.B1393]" office:value-type="float" office:value="-0.0892714" calcext:value-type="float">
            <text:p>-0.0892714</text:p>
          </table:table-cell>
          <table:table-cell table:number-columns-repeated="59"/>
        </table:table-row>
        <table:table-row table:style-name="ro1">
          <table:table-cell office:value-type="float" office:value="0.0000004970625" calcext:value-type="float">
            <text:p>4.970625E-07</text:p>
          </table:table-cell>
          <table:table-cell office:value-type="float" office:value="-0.0973116" calcext:value-type="float">
            <text:p>-0.0973116</text:p>
          </table:table-cell>
          <table:table-cell/>
          <table:table-cell table:style-name="ce1" table:formula="of:=10^9*[.A1394]" office:value-type="float" office:value="497.0625" calcext:value-type="float">
            <text:p>497.0625</text:p>
          </table:table-cell>
          <table:table-cell table:style-name="ce1" table:formula="of:=[.B1394]" office:value-type="float" office:value="-0.0973116" calcext:value-type="float">
            <text:p>-0.0973116</text:p>
          </table:table-cell>
          <table:table-cell table:number-columns-repeated="59"/>
        </table:table-row>
        <table:table-row table:style-name="ro1">
          <table:table-cell office:value-type="float" office:value="0.0000004975625" calcext:value-type="float">
            <text:p>4.975625E-07</text:p>
          </table:table-cell>
          <table:table-cell office:value-type="float" office:value="-0.0973116" calcext:value-type="float">
            <text:p>-0.0973116</text:p>
          </table:table-cell>
          <table:table-cell/>
          <table:table-cell table:style-name="ce1" table:formula="of:=10^9*[.A1395]" office:value-type="float" office:value="497.5625" calcext:value-type="float">
            <text:p>497.5625</text:p>
          </table:table-cell>
          <table:table-cell table:style-name="ce1" table:formula="of:=[.B1395]" office:value-type="float" office:value="-0.0973116" calcext:value-type="float">
            <text:p>-0.0973116</text:p>
          </table:table-cell>
          <table:table-cell table:number-columns-repeated="59"/>
        </table:table-row>
        <table:table-row table:style-name="ro1">
          <table:table-cell office:value-type="float" office:value="0.0000004980625" calcext:value-type="float">
            <text:p>4.980625E-07</text:p>
          </table:table-cell>
          <table:table-cell office:value-type="float" office:value="-0.0973116" calcext:value-type="float">
            <text:p>-0.0973116</text:p>
          </table:table-cell>
          <table:table-cell/>
          <table:table-cell table:style-name="ce1" table:formula="of:=10^9*[.A1396]" office:value-type="float" office:value="498.0625" calcext:value-type="float">
            <text:p>498.0625</text:p>
          </table:table-cell>
          <table:table-cell table:style-name="ce1" table:formula="of:=[.B1396]" office:value-type="float" office:value="-0.0973116" calcext:value-type="float">
            <text:p>-0.0973116</text:p>
          </table:table-cell>
          <table:table-cell table:number-columns-repeated="59"/>
        </table:table-row>
        <table:table-row table:style-name="ro1">
          <table:table-cell office:value-type="float" office:value="0.0000004985625" calcext:value-type="float">
            <text:p>4.985625E-07</text:p>
          </table:table-cell>
          <table:table-cell office:value-type="float" office:value="-0.0973116" calcext:value-type="float">
            <text:p>-0.0973116</text:p>
          </table:table-cell>
          <table:table-cell/>
          <table:table-cell table:style-name="ce1" table:formula="of:=10^9*[.A1397]" office:value-type="float" office:value="498.5625" calcext:value-type="float">
            <text:p>498.5625</text:p>
          </table:table-cell>
          <table:table-cell table:style-name="ce1" table:formula="of:=[.B1397]" office:value-type="float" office:value="-0.0973116" calcext:value-type="float">
            <text:p>-0.0973116</text:p>
          </table:table-cell>
          <table:table-cell table:number-columns-repeated="59"/>
        </table:table-row>
        <table:table-row table:style-name="ro1">
          <table:table-cell office:value-type="float" office:value="0.0000004990625" calcext:value-type="float">
            <text:p>4.990625E-07</text:p>
          </table:table-cell>
          <table:table-cell office:value-type="float" office:value="-0.0973116" calcext:value-type="float">
            <text:p>-0.0973116</text:p>
          </table:table-cell>
          <table:table-cell/>
          <table:table-cell table:style-name="ce1" table:formula="of:=10^9*[.A1398]" office:value-type="float" office:value="499.0625" calcext:value-type="float">
            <text:p>499.0625</text:p>
          </table:table-cell>
          <table:table-cell table:style-name="ce1" table:formula="of:=[.B1398]" office:value-type="float" office:value="-0.0973116" calcext:value-type="float">
            <text:p>-0.0973116</text:p>
          </table:table-cell>
          <table:table-cell table:number-columns-repeated="59"/>
        </table:table-row>
        <table:table-row table:style-name="ro1">
          <table:table-cell office:value-type="float" office:value="0.0000004995625" calcext:value-type="float">
            <text:p>4.995625E-07</text:p>
          </table:table-cell>
          <table:table-cell office:value-type="float" office:value="-0.0973116" calcext:value-type="float">
            <text:p>-0.0973116</text:p>
          </table:table-cell>
          <table:table-cell/>
          <table:table-cell table:style-name="ce1" table:formula="of:=10^9*[.A1399]" office:value-type="float" office:value="499.5625" calcext:value-type="float">
            <text:p>499.5625</text:p>
          </table:table-cell>
          <table:table-cell table:style-name="ce1" table:formula="of:=[.B1399]" office:value-type="float" office:value="-0.0973116" calcext:value-type="float">
            <text:p>-0.0973116</text:p>
          </table:table-cell>
          <table:table-cell table:number-columns-repeated="59"/>
        </table:table-row>
        <table:table-row table:style-name="ro1">
          <table:table-cell office:value-type="float" office:value="0.0000005000625" calcext:value-type="float">
            <text:p>5.000625E-07</text:p>
          </table:table-cell>
          <table:table-cell office:value-type="float" office:value="-0.0973116" calcext:value-type="float">
            <text:p>-0.0973116</text:p>
          </table:table-cell>
          <table:table-cell/>
          <table:table-cell table:style-name="ce1" table:formula="of:=10^9*[.A1400]" office:value-type="float" office:value="500.0625" calcext:value-type="float">
            <text:p>500.0625</text:p>
          </table:table-cell>
          <table:table-cell table:style-name="ce1" table:formula="of:=[.B1400]" office:value-type="float" office:value="-0.0973116" calcext:value-type="float">
            <text:p>-0.0973116</text:p>
          </table:table-cell>
          <table:table-cell table:number-columns-repeated="59"/>
        </table:table-row>
        <table:table-row table:style-name="ro1">
          <table:table-cell office:value-type="float" office:value="0.0000005005625" calcext:value-type="float">
            <text:p>5.005625E-07</text:p>
          </table:table-cell>
          <table:table-cell office:value-type="float" office:value="-0.0973116" calcext:value-type="float">
            <text:p>-0.0973116</text:p>
          </table:table-cell>
          <table:table-cell/>
          <table:table-cell table:style-name="ce1" table:formula="of:=10^9*[.A1401]" office:value-type="float" office:value="500.5625" calcext:value-type="float">
            <text:p>500.5625</text:p>
          </table:table-cell>
          <table:table-cell table:style-name="ce1" table:formula="of:=[.B1401]" office:value-type="float" office:value="-0.0973116" calcext:value-type="float">
            <text:p>-0.0973116</text:p>
          </table:table-cell>
          <table:table-cell table:number-columns-repeated="59"/>
        </table:table-row>
        <table:table-row table:style-name="ro1">
          <table:table-cell office:value-type="float" office:value="0.0000005010625" calcext:value-type="float">
            <text:p>5.010625E-07</text:p>
          </table:table-cell>
          <table:table-cell office:value-type="float" office:value="-0.105352" calcext:value-type="float">
            <text:p>-0.105352</text:p>
          </table:table-cell>
          <table:table-cell/>
          <table:table-cell table:style-name="ce1" table:formula="of:=10^9*[.A1402]" office:value-type="float" office:value="501.0625" calcext:value-type="float">
            <text:p>501.0625</text:p>
          </table:table-cell>
          <table:table-cell table:style-name="ce1" table:formula="of:=[.B1402]" office:value-type="float" office:value="-0.105352" calcext:value-type="float">
            <text:p>-0.105352</text:p>
          </table:table-cell>
          <table:table-cell table:number-columns-repeated="59"/>
        </table:table-row>
        <table:table-row table:style-name="ro1">
          <table:table-cell office:value-type="float" office:value="0.0000005015625" calcext:value-type="float">
            <text:p>5.015625E-07</text:p>
          </table:table-cell>
          <table:table-cell office:value-type="float" office:value="-0.0973116" calcext:value-type="float">
            <text:p>-0.0973116</text:p>
          </table:table-cell>
          <table:table-cell/>
          <table:table-cell table:style-name="ce1" table:formula="of:=10^9*[.A1403]" office:value-type="float" office:value="501.5625" calcext:value-type="float">
            <text:p>501.5625</text:p>
          </table:table-cell>
          <table:table-cell table:style-name="ce1" table:formula="of:=[.B1403]" office:value-type="float" office:value="-0.0973116" calcext:value-type="float">
            <text:p>-0.0973116</text:p>
          </table:table-cell>
          <table:table-cell table:number-columns-repeated="59"/>
        </table:table-row>
        <table:table-row table:style-name="ro1">
          <table:table-cell office:value-type="float" office:value="0.0000005020625" calcext:value-type="float">
            <text:p>5.020625E-07</text:p>
          </table:table-cell>
          <table:table-cell office:value-type="float" office:value="-0.0892714" calcext:value-type="float">
            <text:p>-0.0892714</text:p>
          </table:table-cell>
          <table:table-cell/>
          <table:table-cell table:style-name="ce1" table:formula="of:=10^9*[.A1404]" office:value-type="float" office:value="502.0625" calcext:value-type="float">
            <text:p>502.0625</text:p>
          </table:table-cell>
          <table:table-cell table:style-name="ce1" table:formula="of:=[.B1404]" office:value-type="float" office:value="-0.0892714" calcext:value-type="float">
            <text:p>-0.0892714</text:p>
          </table:table-cell>
          <table:table-cell table:number-columns-repeated="59"/>
        </table:table-row>
        <table:table-row table:style-name="ro1">
          <table:table-cell office:value-type="float" office:value="0.0000005025625" calcext:value-type="float">
            <text:p>5.025625E-07</text:p>
          </table:table-cell>
          <table:table-cell office:value-type="float" office:value="-0.105352" calcext:value-type="float">
            <text:p>-0.105352</text:p>
          </table:table-cell>
          <table:table-cell/>
          <table:table-cell table:style-name="ce1" table:formula="of:=10^9*[.A1405]" office:value-type="float" office:value="502.5625" calcext:value-type="float">
            <text:p>502.5625</text:p>
          </table:table-cell>
          <table:table-cell table:style-name="ce1" table:formula="of:=[.B1405]" office:value-type="float" office:value="-0.105352" calcext:value-type="float">
            <text:p>-0.105352</text:p>
          </table:table-cell>
          <table:table-cell table:number-columns-repeated="59"/>
        </table:table-row>
        <table:table-row table:style-name="ro1">
          <table:table-cell office:value-type="float" office:value="0.0000005030625" calcext:value-type="float">
            <text:p>5.030625E-07</text:p>
          </table:table-cell>
          <table:table-cell office:value-type="float" office:value="-0.0973116" calcext:value-type="float">
            <text:p>-0.0973116</text:p>
          </table:table-cell>
          <table:table-cell/>
          <table:table-cell table:style-name="ce1" table:formula="of:=10^9*[.A1406]" office:value-type="float" office:value="503.0625" calcext:value-type="float">
            <text:p>503.0625</text:p>
          </table:table-cell>
          <table:table-cell table:style-name="ce1" table:formula="of:=[.B1406]" office:value-type="float" office:value="-0.0973116" calcext:value-type="float">
            <text:p>-0.0973116</text:p>
          </table:table-cell>
          <table:table-cell table:number-columns-repeated="59"/>
        </table:table-row>
        <table:table-row table:style-name="ro1">
          <table:table-cell office:value-type="float" office:value="0.0000005035625" calcext:value-type="float">
            <text:p>5.035625E-07</text:p>
          </table:table-cell>
          <table:table-cell office:value-type="float" office:value="-0.0892714" calcext:value-type="float">
            <text:p>-0.0892714</text:p>
          </table:table-cell>
          <table:table-cell/>
          <table:table-cell table:style-name="ce1" table:formula="of:=10^9*[.A1407]" office:value-type="float" office:value="503.5625" calcext:value-type="float">
            <text:p>503.5625</text:p>
          </table:table-cell>
          <table:table-cell table:style-name="ce1" table:formula="of:=[.B1407]" office:value-type="float" office:value="-0.0892714" calcext:value-type="float">
            <text:p>-0.0892714</text:p>
          </table:table-cell>
          <table:table-cell table:number-columns-repeated="59"/>
        </table:table-row>
        <table:table-row table:style-name="ro1">
          <table:table-cell office:value-type="float" office:value="0.0000005040625" calcext:value-type="float">
            <text:p>5.040625E-07</text:p>
          </table:table-cell>
          <table:table-cell office:value-type="float" office:value="-0.0973116" calcext:value-type="float">
            <text:p>-0.0973116</text:p>
          </table:table-cell>
          <table:table-cell/>
          <table:table-cell table:style-name="ce1" table:formula="of:=10^9*[.A1408]" office:value-type="float" office:value="504.0625" calcext:value-type="float">
            <text:p>504.0625</text:p>
          </table:table-cell>
          <table:table-cell table:style-name="ce1" table:formula="of:=[.B1408]" office:value-type="float" office:value="-0.0973116" calcext:value-type="float">
            <text:p>-0.0973116</text:p>
          </table:table-cell>
          <table:table-cell table:number-columns-repeated="59"/>
        </table:table-row>
        <table:table-row table:style-name="ro1">
          <table:table-cell office:value-type="float" office:value="0.0000005045625" calcext:value-type="float">
            <text:p>5.045625E-07</text:p>
          </table:table-cell>
          <table:table-cell office:value-type="float" office:value="-0.0892714" calcext:value-type="float">
            <text:p>-0.0892714</text:p>
          </table:table-cell>
          <table:table-cell/>
          <table:table-cell table:style-name="ce1" table:formula="of:=10^9*[.A1409]" office:value-type="float" office:value="504.5625" calcext:value-type="float">
            <text:p>504.5625</text:p>
          </table:table-cell>
          <table:table-cell table:style-name="ce1" table:formula="of:=[.B1409]" office:value-type="float" office:value="-0.0892714" calcext:value-type="float">
            <text:p>-0.0892714</text:p>
          </table:table-cell>
          <table:table-cell table:number-columns-repeated="59"/>
        </table:table-row>
        <table:table-row table:style-name="ro1">
          <table:table-cell office:value-type="float" office:value="0.0000005050625" calcext:value-type="float">
            <text:p>5.050625E-07</text:p>
          </table:table-cell>
          <table:table-cell office:value-type="float" office:value="-0.0973116" calcext:value-type="float">
            <text:p>-0.0973116</text:p>
          </table:table-cell>
          <table:table-cell/>
          <table:table-cell table:style-name="ce1" table:formula="of:=10^9*[.A1410]" office:value-type="float" office:value="505.0625" calcext:value-type="float">
            <text:p>505.0625</text:p>
          </table:table-cell>
          <table:table-cell table:style-name="ce1" table:formula="of:=[.B1410]" office:value-type="float" office:value="-0.0973116" calcext:value-type="float">
            <text:p>-0.0973116</text:p>
          </table:table-cell>
          <table:table-cell table:number-columns-repeated="59"/>
        </table:table-row>
        <table:table-row table:style-name="ro1">
          <table:table-cell office:value-type="float" office:value="0.0000005055625" calcext:value-type="float">
            <text:p>5.055625E-07</text:p>
          </table:table-cell>
          <table:table-cell office:value-type="float" office:value="-0.0973116" calcext:value-type="float">
            <text:p>-0.0973116</text:p>
          </table:table-cell>
          <table:table-cell/>
          <table:table-cell table:style-name="ce1" table:formula="of:=10^9*[.A1411]" office:value-type="float" office:value="505.5625" calcext:value-type="float">
            <text:p>505.5625</text:p>
          </table:table-cell>
          <table:table-cell table:style-name="ce1" table:formula="of:=[.B1411]" office:value-type="float" office:value="-0.0973116" calcext:value-type="float">
            <text:p>-0.0973116</text:p>
          </table:table-cell>
          <table:table-cell table:number-columns-repeated="59"/>
        </table:table-row>
        <table:table-row table:style-name="ro1">
          <table:table-cell office:value-type="float" office:value="0.0000005060625" calcext:value-type="float">
            <text:p>5.060625E-07</text:p>
          </table:table-cell>
          <table:table-cell office:value-type="float" office:value="-0.0973116" calcext:value-type="float">
            <text:p>-0.0973116</text:p>
          </table:table-cell>
          <table:table-cell/>
          <table:table-cell table:style-name="ce1" table:formula="of:=10^9*[.A1412]" office:value-type="float" office:value="506.0625" calcext:value-type="float">
            <text:p>506.0625</text:p>
          </table:table-cell>
          <table:table-cell table:style-name="ce1" table:formula="of:=[.B1412]" office:value-type="float" office:value="-0.0973116" calcext:value-type="float">
            <text:p>-0.0973116</text:p>
          </table:table-cell>
          <table:table-cell table:number-columns-repeated="59"/>
        </table:table-row>
        <table:table-row table:style-name="ro1">
          <table:table-cell office:value-type="float" office:value="0.0000005065625" calcext:value-type="float">
            <text:p>5.065625E-07</text:p>
          </table:table-cell>
          <table:table-cell office:value-type="float" office:value="-0.105352" calcext:value-type="float">
            <text:p>-0.105352</text:p>
          </table:table-cell>
          <table:table-cell/>
          <table:table-cell table:style-name="ce1" table:formula="of:=10^9*[.A1413]" office:value-type="float" office:value="506.5625" calcext:value-type="float">
            <text:p>506.5625</text:p>
          </table:table-cell>
          <table:table-cell table:style-name="ce1" table:formula="of:=[.B1413]" office:value-type="float" office:value="-0.105352" calcext:value-type="float">
            <text:p>-0.105352</text:p>
          </table:table-cell>
          <table:table-cell table:number-columns-repeated="59"/>
        </table:table-row>
        <table:table-row table:style-name="ro1">
          <table:table-cell office:value-type="float" office:value="0.0000005070625" calcext:value-type="float">
            <text:p>5.070625E-07</text:p>
          </table:table-cell>
          <table:table-cell office:value-type="float" office:value="-0.113392" calcext:value-type="float">
            <text:p>-0.113392</text:p>
          </table:table-cell>
          <table:table-cell/>
          <table:table-cell table:style-name="ce1" table:formula="of:=10^9*[.A1414]" office:value-type="float" office:value="507.0625" calcext:value-type="float">
            <text:p>507.0625</text:p>
          </table:table-cell>
          <table:table-cell table:style-name="ce1" table:formula="of:=[.B1414]" office:value-type="float" office:value="-0.113392" calcext:value-type="float">
            <text:p>-0.113392</text:p>
          </table:table-cell>
          <table:table-cell table:number-columns-repeated="59"/>
        </table:table-row>
        <table:table-row table:style-name="ro1">
          <table:table-cell office:value-type="float" office:value="0.0000005075625" calcext:value-type="float">
            <text:p>5.075625E-07</text:p>
          </table:table-cell>
          <table:table-cell office:value-type="float" office:value="-0.105352" calcext:value-type="float">
            <text:p>-0.105352</text:p>
          </table:table-cell>
          <table:table-cell/>
          <table:table-cell table:style-name="ce1" table:formula="of:=10^9*[.A1415]" office:value-type="float" office:value="507.5625" calcext:value-type="float">
            <text:p>507.5625</text:p>
          </table:table-cell>
          <table:table-cell table:style-name="ce1" table:formula="of:=[.B1415]" office:value-type="float" office:value="-0.105352" calcext:value-type="float">
            <text:p>-0.105352</text:p>
          </table:table-cell>
          <table:table-cell table:number-columns-repeated="59"/>
        </table:table-row>
        <table:table-row table:style-name="ro1">
          <table:table-cell office:value-type="float" office:value="0.0000005080625" calcext:value-type="float">
            <text:p>5.080625E-07</text:p>
          </table:table-cell>
          <table:table-cell office:value-type="float" office:value="-0.121432" calcext:value-type="float">
            <text:p>-0.121432</text:p>
          </table:table-cell>
          <table:table-cell/>
          <table:table-cell table:style-name="ce1" table:formula="of:=10^9*[.A1416]" office:value-type="float" office:value="508.0625" calcext:value-type="float">
            <text:p>508.0625</text:p>
          </table:table-cell>
          <table:table-cell table:style-name="ce1" table:formula="of:=[.B1416]" office:value-type="float" office:value="-0.121432" calcext:value-type="float">
            <text:p>-0.121432</text:p>
          </table:table-cell>
          <table:table-cell table:number-columns-repeated="59"/>
        </table:table-row>
        <table:table-row table:style-name="ro1">
          <table:table-cell office:value-type="float" office:value="0.0000005085625" calcext:value-type="float">
            <text:p>5.085625E-07</text:p>
          </table:table-cell>
          <table:table-cell office:value-type="float" office:value="-0.137513" calcext:value-type="float">
            <text:p>-0.137513</text:p>
          </table:table-cell>
          <table:table-cell/>
          <table:table-cell table:style-name="ce1" table:formula="of:=10^9*[.A1417]" office:value-type="float" office:value="508.5625" calcext:value-type="float">
            <text:p>508.5625</text:p>
          </table:table-cell>
          <table:table-cell table:style-name="ce1" table:formula="of:=[.B1417]" office:value-type="float" office:value="-0.137513" calcext:value-type="float">
            <text:p>-0.137513</text:p>
          </table:table-cell>
          <table:table-cell table:number-columns-repeated="59"/>
        </table:table-row>
        <table:table-row table:style-name="ro1">
          <table:table-cell office:value-type="float" office:value="0.0000005090625" calcext:value-type="float">
            <text:p>5.090625E-07</text:p>
          </table:table-cell>
          <table:table-cell office:value-type="float" office:value="-0.153593" calcext:value-type="float">
            <text:p>-0.153593</text:p>
          </table:table-cell>
          <table:table-cell/>
          <table:table-cell table:style-name="ce1" table:formula="of:=10^9*[.A1418]" office:value-type="float" office:value="509.0625" calcext:value-type="float">
            <text:p>509.0625</text:p>
          </table:table-cell>
          <table:table-cell table:style-name="ce1" table:formula="of:=[.B1418]" office:value-type="float" office:value="-0.153593" calcext:value-type="float">
            <text:p>-0.153593</text:p>
          </table:table-cell>
          <table:table-cell table:number-columns-repeated="59"/>
        </table:table-row>
        <table:table-row table:style-name="ro1">
          <table:table-cell office:value-type="float" office:value="0.0000005095625" calcext:value-type="float">
            <text:p>5.095625E-07</text:p>
          </table:table-cell>
          <table:table-cell office:value-type="float" office:value="-0.169673" calcext:value-type="float">
            <text:p>-0.169673</text:p>
          </table:table-cell>
          <table:table-cell/>
          <table:table-cell table:style-name="ce1" table:formula="of:=10^9*[.A1419]" office:value-type="float" office:value="509.5625" calcext:value-type="float">
            <text:p>509.5625</text:p>
          </table:table-cell>
          <table:table-cell table:style-name="ce1" table:formula="of:=[.B1419]" office:value-type="float" office:value="-0.169673" calcext:value-type="float">
            <text:p>-0.169673</text:p>
          </table:table-cell>
          <table:table-cell table:number-columns-repeated="59"/>
        </table:table-row>
        <table:table-row table:style-name="ro1">
          <table:table-cell office:value-type="float" office:value="0.0000005100625" calcext:value-type="float">
            <text:p>5.100625E-07</text:p>
          </table:table-cell>
          <table:table-cell office:value-type="float" office:value="-0.185754" calcext:value-type="float">
            <text:p>-0.185754</text:p>
          </table:table-cell>
          <table:table-cell/>
          <table:table-cell table:style-name="ce1" table:formula="of:=10^9*[.A1420]" office:value-type="float" office:value="510.0625" calcext:value-type="float">
            <text:p>510.0625</text:p>
          </table:table-cell>
          <table:table-cell table:style-name="ce1" table:formula="of:=[.B1420]" office:value-type="float" office:value="-0.185754" calcext:value-type="float">
            <text:p>-0.185754</text:p>
          </table:table-cell>
          <table:table-cell table:number-columns-repeated="59"/>
        </table:table-row>
        <table:table-row table:style-name="ro1">
          <table:table-cell office:value-type="float" office:value="0.0000005105625" calcext:value-type="float">
            <text:p>5.105625E-07</text:p>
          </table:table-cell>
          <table:table-cell office:value-type="float" office:value="-0.225955" calcext:value-type="float">
            <text:p>-0.225955</text:p>
          </table:table-cell>
          <table:table-cell/>
          <table:table-cell table:style-name="ce1" table:formula="of:=10^9*[.A1421]" office:value-type="float" office:value="510.5625" calcext:value-type="float">
            <text:p>510.5625</text:p>
          </table:table-cell>
          <table:table-cell table:style-name="ce1" table:formula="of:=[.B1421]" office:value-type="float" office:value="-0.225955" calcext:value-type="float">
            <text:p>-0.225955</text:p>
          </table:table-cell>
          <table:table-cell table:number-columns-repeated="59"/>
        </table:table-row>
        <table:table-row table:style-name="ro1">
          <table:table-cell office:value-type="float" office:value="0.0000005110625" calcext:value-type="float">
            <text:p>5.110625E-07</text:p>
          </table:table-cell>
          <table:table-cell office:value-type="float" office:value="-0.250075" calcext:value-type="float">
            <text:p>-0.250075</text:p>
          </table:table-cell>
          <table:table-cell/>
          <table:table-cell table:style-name="ce1" table:formula="of:=10^9*[.A1422]" office:value-type="float" office:value="511.0625" calcext:value-type="float">
            <text:p>511.0625</text:p>
          </table:table-cell>
          <table:table-cell table:style-name="ce1" table:formula="of:=[.B1422]" office:value-type="float" office:value="-0.250075" calcext:value-type="float">
            <text:p>-0.250075</text:p>
          </table:table-cell>
          <table:table-cell table:number-columns-repeated="59"/>
        </table:table-row>
        <table:table-row table:style-name="ro1">
          <table:table-cell office:value-type="float" office:value="0.0000005115625" calcext:value-type="float">
            <text:p>5.115625E-07</text:p>
          </table:table-cell>
          <table:table-cell office:value-type="float" office:value="-0.274196" calcext:value-type="float">
            <text:p>-0.274196</text:p>
          </table:table-cell>
          <table:table-cell/>
          <table:table-cell table:style-name="ce1" table:formula="of:=10^9*[.A1423]" office:value-type="float" office:value="511.5625" calcext:value-type="float">
            <text:p>511.5625</text:p>
          </table:table-cell>
          <table:table-cell table:style-name="ce1" table:formula="of:=[.B1423]" office:value-type="float" office:value="-0.274196" calcext:value-type="float">
            <text:p>-0.274196</text:p>
          </table:table-cell>
          <table:table-cell table:number-columns-repeated="59"/>
        </table:table-row>
        <table:table-row table:style-name="ro1">
          <table:table-cell office:value-type="float" office:value="0.0000005120625" calcext:value-type="float">
            <text:p>5.120625E-07</text:p>
          </table:table-cell>
          <table:table-cell office:value-type="float" office:value="-0.314397" calcext:value-type="float">
            <text:p>-0.314397</text:p>
          </table:table-cell>
          <table:table-cell/>
          <table:table-cell table:style-name="ce1" table:formula="of:=10^9*[.A1424]" office:value-type="float" office:value="512.0625" calcext:value-type="float">
            <text:p>512.0625</text:p>
          </table:table-cell>
          <table:table-cell table:style-name="ce1" table:formula="of:=[.B1424]" office:value-type="float" office:value="-0.314397" calcext:value-type="float">
            <text:p>-0.314397</text:p>
          </table:table-cell>
          <table:table-cell table:number-columns-repeated="59"/>
        </table:table-row>
        <table:table-row table:style-name="ro1">
          <table:table-cell office:value-type="float" office:value="0.0000005125625" calcext:value-type="float">
            <text:p>5.125625E-07</text:p>
          </table:table-cell>
          <table:table-cell office:value-type="float" office:value="-0.338518" calcext:value-type="float">
            <text:p>-0.338518</text:p>
          </table:table-cell>
          <table:table-cell/>
          <table:table-cell table:style-name="ce1" table:formula="of:=10^9*[.A1425]" office:value-type="float" office:value="512.5625" calcext:value-type="float">
            <text:p>512.5625</text:p>
          </table:table-cell>
          <table:table-cell table:style-name="ce1" table:formula="of:=[.B1425]" office:value-type="float" office:value="-0.338518" calcext:value-type="float">
            <text:p>-0.338518</text:p>
          </table:table-cell>
          <table:table-cell table:number-columns-repeated="59"/>
        </table:table-row>
        <table:table-row table:style-name="ro1">
          <table:table-cell office:value-type="float" office:value="0.0000005130625" calcext:value-type="float">
            <text:p>5.130625E-07</text:p>
          </table:table-cell>
          <table:table-cell office:value-type="float" office:value="-0.378719" calcext:value-type="float">
            <text:p>-0.378719</text:p>
          </table:table-cell>
          <table:table-cell/>
          <table:table-cell table:style-name="ce1" table:formula="of:=10^9*[.A1426]" office:value-type="float" office:value="513.0625" calcext:value-type="float">
            <text:p>513.0625</text:p>
          </table:table-cell>
          <table:table-cell table:style-name="ce1" table:formula="of:=[.B1426]" office:value-type="float" office:value="-0.378719" calcext:value-type="float">
            <text:p>-0.378719</text:p>
          </table:table-cell>
          <table:table-cell table:number-columns-repeated="59"/>
        </table:table-row>
        <table:table-row table:style-name="ro1">
          <table:table-cell office:value-type="float" office:value="0.0000005135625" calcext:value-type="float">
            <text:p>5.135625E-07</text:p>
          </table:table-cell>
          <table:table-cell office:value-type="float" office:value="-0.394799" calcext:value-type="float">
            <text:p>-0.394799</text:p>
          </table:table-cell>
          <table:table-cell/>
          <table:table-cell table:style-name="ce1" table:formula="of:=10^9*[.A1427]" office:value-type="float" office:value="513.5625" calcext:value-type="float">
            <text:p>513.5625</text:p>
          </table:table-cell>
          <table:table-cell table:style-name="ce1" table:formula="of:=[.B1427]" office:value-type="float" office:value="-0.394799" calcext:value-type="float">
            <text:p>-0.394799</text:p>
          </table:table-cell>
          <table:table-cell table:number-columns-repeated="59"/>
        </table:table-row>
        <table:table-row table:style-name="ro1">
          <table:table-cell office:value-type="float" office:value="0.0000005140625" calcext:value-type="float">
            <text:p>5.140625E-07</text:p>
          </table:table-cell>
          <table:table-cell office:value-type="float" office:value="-0.435" calcext:value-type="float">
            <text:p>-0.435</text:p>
          </table:table-cell>
          <table:table-cell/>
          <table:table-cell table:style-name="ce1" table:formula="of:=10^9*[.A1428]" office:value-type="float" office:value="514.0625" calcext:value-type="float">
            <text:p>514.0625</text:p>
          </table:table-cell>
          <table:table-cell table:style-name="ce1" table:formula="of:=[.B1428]" office:value-type="float" office:value="-0.435" calcext:value-type="float">
            <text:p>-0.435</text:p>
          </table:table-cell>
          <table:table-cell table:number-columns-repeated="59"/>
        </table:table-row>
        <table:table-row table:style-name="ro1">
          <table:table-cell office:value-type="float" office:value="0.0000005145625" calcext:value-type="float">
            <text:p>5.145625E-07</text:p>
          </table:table-cell>
          <table:table-cell office:value-type="float" office:value="-0.459121" calcext:value-type="float">
            <text:p>-0.459121</text:p>
          </table:table-cell>
          <table:table-cell/>
          <table:table-cell table:style-name="ce1" table:formula="of:=10^9*[.A1429]" office:value-type="float" office:value="514.5625" calcext:value-type="float">
            <text:p>514.5625</text:p>
          </table:table-cell>
          <table:table-cell table:style-name="ce1" table:formula="of:=[.B1429]" office:value-type="float" office:value="-0.459121" calcext:value-type="float">
            <text:p>-0.459121</text:p>
          </table:table-cell>
          <table:table-cell table:number-columns-repeated="59"/>
        </table:table-row>
        <table:table-row table:style-name="ro1">
          <table:table-cell office:value-type="float" office:value="0.0000005150625" calcext:value-type="float">
            <text:p>5.150625E-07</text:p>
          </table:table-cell>
          <table:table-cell office:value-type="float" office:value="-0.491281" calcext:value-type="float">
            <text:p>-0.491281</text:p>
          </table:table-cell>
          <table:table-cell/>
          <table:table-cell table:style-name="ce1" table:formula="of:=10^9*[.A1430]" office:value-type="float" office:value="515.0625" calcext:value-type="float">
            <text:p>515.0625</text:p>
          </table:table-cell>
          <table:table-cell table:style-name="ce1" table:formula="of:=[.B1430]" office:value-type="float" office:value="-0.491281" calcext:value-type="float">
            <text:p>-0.491281</text:p>
          </table:table-cell>
          <table:table-cell table:number-columns-repeated="59"/>
        </table:table-row>
        <table:table-row table:style-name="ro1">
          <table:table-cell office:value-type="float" office:value="0.0000005155625" calcext:value-type="float">
            <text:p>5.155625E-07</text:p>
          </table:table-cell>
          <table:table-cell office:value-type="float" office:value="-0.507362" calcext:value-type="float">
            <text:p>-0.507362</text:p>
          </table:table-cell>
          <table:table-cell/>
          <table:table-cell table:style-name="ce1" table:formula="of:=10^9*[.A1431]" office:value-type="float" office:value="515.5625" calcext:value-type="float">
            <text:p>515.5625</text:p>
          </table:table-cell>
          <table:table-cell table:style-name="ce1" table:formula="of:=[.B1431]" office:value-type="float" office:value="-0.507362" calcext:value-type="float">
            <text:p>-0.507362</text:p>
          </table:table-cell>
          <table:table-cell table:number-columns-repeated="59"/>
        </table:table-row>
        <table:table-row table:style-name="ro1">
          <table:table-cell office:value-type="float" office:value="0.0000005160625" calcext:value-type="float">
            <text:p>5.160625E-07</text:p>
          </table:table-cell>
          <table:table-cell office:value-type="float" office:value="-0.523442" calcext:value-type="float">
            <text:p>-0.523442</text:p>
          </table:table-cell>
          <table:table-cell/>
          <table:table-cell table:style-name="ce1" table:formula="of:=10^9*[.A1432]" office:value-type="float" office:value="516.0625" calcext:value-type="float">
            <text:p>516.0625</text:p>
          </table:table-cell>
          <table:table-cell table:style-name="ce1" table:formula="of:=[.B1432]" office:value-type="float" office:value="-0.523442" calcext:value-type="float">
            <text:p>-0.523442</text:p>
          </table:table-cell>
          <table:table-cell table:number-columns-repeated="59"/>
        </table:table-row>
        <table:table-row table:style-name="ro1">
          <table:table-cell office:value-type="float" office:value="0.0000005165625" calcext:value-type="float">
            <text:p>5.165625E-07</text:p>
          </table:table-cell>
          <table:table-cell office:value-type="float" office:value="-0.539523" calcext:value-type="float">
            <text:p>-0.539523</text:p>
          </table:table-cell>
          <table:table-cell/>
          <table:table-cell table:style-name="ce1" table:formula="of:=10^9*[.A1433]" office:value-type="float" office:value="516.5625" calcext:value-type="float">
            <text:p>516.5625</text:p>
          </table:table-cell>
          <table:table-cell table:style-name="ce1" table:formula="of:=[.B1433]" office:value-type="float" office:value="-0.539523" calcext:value-type="float">
            <text:p>-0.539523</text:p>
          </table:table-cell>
          <table:table-cell table:number-columns-repeated="59"/>
        </table:table-row>
        <table:table-row table:style-name="ro1">
          <table:table-cell office:value-type="float" office:value="0.0000005170625" calcext:value-type="float">
            <text:p>5.170625E-07</text:p>
          </table:table-cell>
          <table:table-cell office:value-type="float" office:value="-0.563643" calcext:value-type="float">
            <text:p>-0.563643</text:p>
          </table:table-cell>
          <table:table-cell/>
          <table:table-cell table:style-name="ce1" table:formula="of:=10^9*[.A1434]" office:value-type="float" office:value="517.0625" calcext:value-type="float">
            <text:p>517.0625</text:p>
          </table:table-cell>
          <table:table-cell table:style-name="ce1" table:formula="of:=[.B1434]" office:value-type="float" office:value="-0.563643" calcext:value-type="float">
            <text:p>-0.563643</text:p>
          </table:table-cell>
          <table:table-cell table:number-columns-repeated="59"/>
        </table:table-row>
        <table:table-row table:style-name="ro1">
          <table:table-cell office:value-type="float" office:value="0.0000005175625" calcext:value-type="float">
            <text:p>5.175625E-07</text:p>
          </table:table-cell>
          <table:table-cell office:value-type="float" office:value="-0.579724" calcext:value-type="float">
            <text:p>-0.579724</text:p>
          </table:table-cell>
          <table:table-cell/>
          <table:table-cell table:style-name="ce1" table:formula="of:=10^9*[.A1435]" office:value-type="float" office:value="517.5625" calcext:value-type="float">
            <text:p>517.5625</text:p>
          </table:table-cell>
          <table:table-cell table:style-name="ce1" table:formula="of:=[.B1435]" office:value-type="float" office:value="-0.579724" calcext:value-type="float">
            <text:p>-0.579724</text:p>
          </table:table-cell>
          <table:table-cell table:number-columns-repeated="59"/>
        </table:table-row>
        <table:table-row table:style-name="ro1">
          <table:table-cell office:value-type="float" office:value="0.0000005180625" calcext:value-type="float">
            <text:p>5.180625E-07</text:p>
          </table:table-cell>
          <table:table-cell office:value-type="float" office:value="-0.587764" calcext:value-type="float">
            <text:p>-0.587764</text:p>
          </table:table-cell>
          <table:table-cell/>
          <table:table-cell table:style-name="ce1" table:formula="of:=10^9*[.A1436]" office:value-type="float" office:value="518.0625" calcext:value-type="float">
            <text:p>518.0625</text:p>
          </table:table-cell>
          <table:table-cell table:style-name="ce1" table:formula="of:=[.B1436]" office:value-type="float" office:value="-0.587764" calcext:value-type="float">
            <text:p>-0.587764</text:p>
          </table:table-cell>
          <table:table-cell table:number-columns-repeated="59"/>
        </table:table-row>
        <table:table-row table:style-name="ro1">
          <table:table-cell office:value-type="float" office:value="0.0000005185625" calcext:value-type="float">
            <text:p>5.185625E-07</text:p>
          </table:table-cell>
          <table:table-cell office:value-type="float" office:value="-0.611884" calcext:value-type="float">
            <text:p>-0.611884</text:p>
          </table:table-cell>
          <table:table-cell/>
          <table:table-cell table:style-name="ce1" table:formula="of:=10^9*[.A1437]" office:value-type="float" office:value="518.5625" calcext:value-type="float">
            <text:p>518.5625</text:p>
          </table:table-cell>
          <table:table-cell table:style-name="ce1" table:formula="of:=[.B1437]" office:value-type="float" office:value="-0.611884" calcext:value-type="float">
            <text:p>-0.611884</text:p>
          </table:table-cell>
          <table:table-cell table:number-columns-repeated="59"/>
        </table:table-row>
        <table:table-row table:style-name="ro1">
          <table:table-cell office:value-type="float" office:value="0.0000005190625" calcext:value-type="float">
            <text:p>5.190625E-07</text:p>
          </table:table-cell>
          <table:table-cell office:value-type="float" office:value="-0.619925" calcext:value-type="float">
            <text:p>-0.619925</text:p>
          </table:table-cell>
          <table:table-cell/>
          <table:table-cell table:style-name="ce1" table:formula="of:=10^9*[.A1438]" office:value-type="float" office:value="519.0625" calcext:value-type="float">
            <text:p>519.0625</text:p>
          </table:table-cell>
          <table:table-cell table:style-name="ce1" table:formula="of:=[.B1438]" office:value-type="float" office:value="-0.619925" calcext:value-type="float">
            <text:p>-0.619925</text:p>
          </table:table-cell>
          <table:table-cell table:number-columns-repeated="59"/>
        </table:table-row>
        <table:table-row table:style-name="ro1">
          <table:table-cell office:value-type="float" office:value="0.0000005195625" calcext:value-type="float">
            <text:p>5.195625E-07</text:p>
          </table:table-cell>
          <table:table-cell office:value-type="float" office:value="-0.627965" calcext:value-type="float">
            <text:p>-0.627965</text:p>
          </table:table-cell>
          <table:table-cell/>
          <table:table-cell table:style-name="ce1" table:formula="of:=10^9*[.A1439]" office:value-type="float" office:value="519.5625" calcext:value-type="float">
            <text:p>519.5625</text:p>
          </table:table-cell>
          <table:table-cell table:style-name="ce1" table:formula="of:=[.B1439]" office:value-type="float" office:value="-0.627965" calcext:value-type="float">
            <text:p>-0.627965</text:p>
          </table:table-cell>
          <table:table-cell table:number-columns-repeated="59"/>
        </table:table-row>
        <table:table-row table:style-name="ro1">
          <table:table-cell office:value-type="float" office:value="0.0000005200625" calcext:value-type="float">
            <text:p>5.200625E-07</text:p>
          </table:table-cell>
          <table:table-cell office:value-type="float" office:value="-0.652085" calcext:value-type="float">
            <text:p>-0.652085</text:p>
          </table:table-cell>
          <table:table-cell/>
          <table:table-cell table:style-name="ce1" table:formula="of:=10^9*[.A1440]" office:value-type="float" office:value="520.0625" calcext:value-type="float">
            <text:p>520.0625</text:p>
          </table:table-cell>
          <table:table-cell table:style-name="ce1" table:formula="of:=[.B1440]" office:value-type="float" office:value="-0.652085" calcext:value-type="float">
            <text:p>-0.652085</text:p>
          </table:table-cell>
          <table:table-cell table:number-columns-repeated="59"/>
        </table:table-row>
        <table:table-row table:style-name="ro1">
          <table:table-cell office:value-type="float" office:value="0.0000005205625" calcext:value-type="float">
            <text:p>5.205625E-07</text:p>
          </table:table-cell>
          <table:table-cell office:value-type="float" office:value="-0.644045" calcext:value-type="float">
            <text:p>-0.644045</text:p>
          </table:table-cell>
          <table:table-cell/>
          <table:table-cell table:style-name="ce1" table:formula="of:=10^9*[.A1441]" office:value-type="float" office:value="520.5625" calcext:value-type="float">
            <text:p>520.5625</text:p>
          </table:table-cell>
          <table:table-cell table:style-name="ce1" table:formula="of:=[.B1441]" office:value-type="float" office:value="-0.644045" calcext:value-type="float">
            <text:p>-0.644045</text:p>
          </table:table-cell>
          <table:table-cell table:number-columns-repeated="59"/>
        </table:table-row>
        <table:table-row table:style-name="ro1">
          <table:table-cell office:value-type="float" office:value="0.0000005210625" calcext:value-type="float">
            <text:p>5.210625E-07</text:p>
          </table:table-cell>
          <table:table-cell office:value-type="float" office:value="-0.660126" calcext:value-type="float">
            <text:p>-0.660126</text:p>
          </table:table-cell>
          <table:table-cell/>
          <table:table-cell table:style-name="ce1" table:formula="of:=10^9*[.A1442]" office:value-type="float" office:value="521.0625" calcext:value-type="float">
            <text:p>521.0625</text:p>
          </table:table-cell>
          <table:table-cell table:style-name="ce1" table:formula="of:=[.B1442]" office:value-type="float" office:value="-0.660126" calcext:value-type="float">
            <text:p>-0.660126</text:p>
          </table:table-cell>
          <table:table-cell table:number-columns-repeated="59"/>
        </table:table-row>
        <table:table-row table:style-name="ro1">
          <table:table-cell office:value-type="float" office:value="0.0000005215625" calcext:value-type="float">
            <text:p>5.215625E-07</text:p>
          </table:table-cell>
          <table:table-cell office:value-type="float" office:value="-0.668166" calcext:value-type="float">
            <text:p>-0.668166</text:p>
          </table:table-cell>
          <table:table-cell/>
          <table:table-cell table:style-name="ce1" table:formula="of:=10^9*[.A1443]" office:value-type="float" office:value="521.5625" calcext:value-type="float">
            <text:p>521.5625</text:p>
          </table:table-cell>
          <table:table-cell table:style-name="ce1" table:formula="of:=[.B1443]" office:value-type="float" office:value="-0.668166" calcext:value-type="float">
            <text:p>-0.668166</text:p>
          </table:table-cell>
          <table:table-cell table:number-columns-repeated="59"/>
        </table:table-row>
        <table:table-row table:style-name="ro1">
          <table:table-cell office:value-type="float" office:value="0.0000005220625" calcext:value-type="float">
            <text:p>5.220625E-07</text:p>
          </table:table-cell>
          <table:table-cell office:value-type="float" office:value="-0.676206" calcext:value-type="float">
            <text:p>-0.676206</text:p>
          </table:table-cell>
          <table:table-cell/>
          <table:table-cell table:style-name="ce1" table:formula="of:=10^9*[.A1444]" office:value-type="float" office:value="522.0625" calcext:value-type="float">
            <text:p>522.0625</text:p>
          </table:table-cell>
          <table:table-cell table:style-name="ce1" table:formula="of:=[.B1444]" office:value-type="float" office:value="-0.676206" calcext:value-type="float">
            <text:p>-0.676206</text:p>
          </table:table-cell>
          <table:table-cell table:number-columns-repeated="59"/>
        </table:table-row>
        <table:table-row table:style-name="ro1">
          <table:table-cell office:value-type="float" office:value="0.0000005225625" calcext:value-type="float">
            <text:p>5.225625E-07</text:p>
          </table:table-cell>
          <table:table-cell office:value-type="float" office:value="-0.684246" calcext:value-type="float">
            <text:p>-0.684246</text:p>
          </table:table-cell>
          <table:table-cell/>
          <table:table-cell table:style-name="ce1" table:formula="of:=10^9*[.A1445]" office:value-type="float" office:value="522.5625" calcext:value-type="float">
            <text:p>522.5625</text:p>
          </table:table-cell>
          <table:table-cell table:style-name="ce1" table:formula="of:=[.B1445]" office:value-type="float" office:value="-0.684246" calcext:value-type="float">
            <text:p>-0.684246</text:p>
          </table:table-cell>
          <table:table-cell table:number-columns-repeated="59"/>
        </table:table-row>
        <table:table-row table:style-name="ro1">
          <table:table-cell office:value-type="float" office:value="0.0000005230625" calcext:value-type="float">
            <text:p>5.230625E-07</text:p>
          </table:table-cell>
          <table:table-cell office:value-type="float" office:value="-0.692286" calcext:value-type="float">
            <text:p>-0.692286</text:p>
          </table:table-cell>
          <table:table-cell/>
          <table:table-cell table:style-name="ce1" table:formula="of:=10^9*[.A1446]" office:value-type="float" office:value="523.0625" calcext:value-type="float">
            <text:p>523.0625</text:p>
          </table:table-cell>
          <table:table-cell table:style-name="ce1" table:formula="of:=[.B1446]" office:value-type="float" office:value="-0.692286" calcext:value-type="float">
            <text:p>-0.692286</text:p>
          </table:table-cell>
          <table:table-cell table:number-columns-repeated="59"/>
        </table:table-row>
        <table:table-row table:style-name="ro1">
          <table:table-cell office:value-type="float" office:value="0.0000005235625" calcext:value-type="float">
            <text:p>5.235625E-07</text:p>
          </table:table-cell>
          <table:table-cell office:value-type="float" office:value="-0.700327" calcext:value-type="float">
            <text:p>-0.700327</text:p>
          </table:table-cell>
          <table:table-cell/>
          <table:table-cell table:style-name="ce1" table:formula="of:=10^9*[.A1447]" office:value-type="float" office:value="523.5625" calcext:value-type="float">
            <text:p>523.5625</text:p>
          </table:table-cell>
          <table:table-cell table:style-name="ce1" table:formula="of:=[.B1447]" office:value-type="float" office:value="-0.700327" calcext:value-type="float">
            <text:p>-0.700327</text:p>
          </table:table-cell>
          <table:table-cell table:number-columns-repeated="59"/>
        </table:table-row>
        <table:table-row table:style-name="ro1">
          <table:table-cell office:value-type="float" office:value="0.0000005240625" calcext:value-type="float">
            <text:p>5.240625E-07</text:p>
          </table:table-cell>
          <table:table-cell office:value-type="float" office:value="-0.708367" calcext:value-type="float">
            <text:p>-0.708367</text:p>
          </table:table-cell>
          <table:table-cell/>
          <table:table-cell table:style-name="ce1" table:formula="of:=10^9*[.A1448]" office:value-type="float" office:value="524.0625" calcext:value-type="float">
            <text:p>524.0625</text:p>
          </table:table-cell>
          <table:table-cell table:style-name="ce1" table:formula="of:=[.B1448]" office:value-type="float" office:value="-0.708367" calcext:value-type="float">
            <text:p>-0.708367</text:p>
          </table:table-cell>
          <table:table-cell table:number-columns-repeated="59"/>
        </table:table-row>
        <table:table-row table:style-name="ro1">
          <table:table-cell office:value-type="float" office:value="0.0000005245625" calcext:value-type="float">
            <text:p>5.245625E-07</text:p>
          </table:table-cell>
          <table:table-cell office:value-type="float" office:value="-0.708367" calcext:value-type="float">
            <text:p>-0.708367</text:p>
          </table:table-cell>
          <table:table-cell/>
          <table:table-cell table:style-name="ce1" table:formula="of:=10^9*[.A1449]" office:value-type="float" office:value="524.5625" calcext:value-type="float">
            <text:p>524.5625</text:p>
          </table:table-cell>
          <table:table-cell table:style-name="ce1" table:formula="of:=[.B1449]" office:value-type="float" office:value="-0.708367" calcext:value-type="float">
            <text:p>-0.708367</text:p>
          </table:table-cell>
          <table:table-cell table:number-columns-repeated="59"/>
        </table:table-row>
        <table:table-row table:style-name="ro1">
          <table:table-cell office:value-type="float" office:value="0.0000005250625" calcext:value-type="float">
            <text:p>5.250625E-07</text:p>
          </table:table-cell>
          <table:table-cell office:value-type="float" office:value="-0.724447" calcext:value-type="float">
            <text:p>-0.724447</text:p>
          </table:table-cell>
          <table:table-cell/>
          <table:table-cell table:style-name="ce1" table:formula="of:=10^9*[.A1450]" office:value-type="float" office:value="525.0625" calcext:value-type="float">
            <text:p>525.0625</text:p>
          </table:table-cell>
          <table:table-cell table:style-name="ce1" table:formula="of:=[.B1450]" office:value-type="float" office:value="-0.724447" calcext:value-type="float">
            <text:p>-0.724447</text:p>
          </table:table-cell>
          <table:table-cell table:number-columns-repeated="59"/>
        </table:table-row>
        <table:table-row table:style-name="ro1">
          <table:table-cell office:value-type="float" office:value="0.0000005255625" calcext:value-type="float">
            <text:p>5.255625E-07</text:p>
          </table:table-cell>
          <table:table-cell office:value-type="float" office:value="-0.724447" calcext:value-type="float">
            <text:p>-0.724447</text:p>
          </table:table-cell>
          <table:table-cell/>
          <table:table-cell table:style-name="ce1" table:formula="of:=10^9*[.A1451]" office:value-type="float" office:value="525.5625" calcext:value-type="float">
            <text:p>525.5625</text:p>
          </table:table-cell>
          <table:table-cell table:style-name="ce1" table:formula="of:=[.B1451]" office:value-type="float" office:value="-0.724447" calcext:value-type="float">
            <text:p>-0.724447</text:p>
          </table:table-cell>
          <table:table-cell table:number-columns-repeated="59"/>
        </table:table-row>
        <table:table-row table:style-name="ro1">
          <table:table-cell office:value-type="float" office:value="0.0000005260625" calcext:value-type="float">
            <text:p>5.260625E-07</text:p>
          </table:table-cell>
          <table:table-cell office:value-type="float" office:value="-0.724447" calcext:value-type="float">
            <text:p>-0.724447</text:p>
          </table:table-cell>
          <table:table-cell/>
          <table:table-cell table:style-name="ce1" table:formula="of:=10^9*[.A1452]" office:value-type="float" office:value="526.0625" calcext:value-type="float">
            <text:p>526.0625</text:p>
          </table:table-cell>
          <table:table-cell table:style-name="ce1" table:formula="of:=[.B1452]" office:value-type="float" office:value="-0.724447" calcext:value-type="float">
            <text:p>-0.724447</text:p>
          </table:table-cell>
          <table:table-cell table:number-columns-repeated="59"/>
        </table:table-row>
        <table:table-row table:style-name="ro1">
          <table:table-cell office:value-type="float" office:value="0.0000005265625" calcext:value-type="float">
            <text:p>5.265625E-07</text:p>
          </table:table-cell>
          <table:table-cell office:value-type="float" office:value="-0.740528" calcext:value-type="float">
            <text:p>-0.740528</text:p>
          </table:table-cell>
          <table:table-cell/>
          <table:table-cell table:style-name="ce1" table:formula="of:=10^9*[.A1453]" office:value-type="float" office:value="526.5625" calcext:value-type="float">
            <text:p>526.5625</text:p>
          </table:table-cell>
          <table:table-cell table:style-name="ce1" table:formula="of:=[.B1453]" office:value-type="float" office:value="-0.740528" calcext:value-type="float">
            <text:p>-0.740528</text:p>
          </table:table-cell>
          <table:table-cell table:number-columns-repeated="59"/>
        </table:table-row>
        <table:table-row table:style-name="ro1">
          <table:table-cell office:value-type="float" office:value="0.0000005270625" calcext:value-type="float">
            <text:p>5.270625E-07</text:p>
          </table:table-cell>
          <table:table-cell office:value-type="float" office:value="-0.732487" calcext:value-type="float">
            <text:p>-0.732487</text:p>
          </table:table-cell>
          <table:table-cell/>
          <table:table-cell table:style-name="ce1" table:formula="of:=10^9*[.A1454]" office:value-type="float" office:value="527.0625" calcext:value-type="float">
            <text:p>527.0625</text:p>
          </table:table-cell>
          <table:table-cell table:style-name="ce1" table:formula="of:=[.B1454]" office:value-type="float" office:value="-0.732487" calcext:value-type="float">
            <text:p>-0.732487</text:p>
          </table:table-cell>
          <table:table-cell table:number-columns-repeated="59"/>
        </table:table-row>
        <table:table-row table:style-name="ro1">
          <table:table-cell office:value-type="float" office:value="0.0000005275625" calcext:value-type="float">
            <text:p>5.275625E-07</text:p>
          </table:table-cell>
          <table:table-cell office:value-type="float" office:value="-0.732487" calcext:value-type="float">
            <text:p>-0.732487</text:p>
          </table:table-cell>
          <table:table-cell/>
          <table:table-cell table:style-name="ce1" table:formula="of:=10^9*[.A1455]" office:value-type="float" office:value="527.5625" calcext:value-type="float">
            <text:p>527.5625</text:p>
          </table:table-cell>
          <table:table-cell table:style-name="ce1" table:formula="of:=[.B1455]" office:value-type="float" office:value="-0.732487" calcext:value-type="float">
            <text:p>-0.732487</text:p>
          </table:table-cell>
          <table:table-cell table:number-columns-repeated="59"/>
        </table:table-row>
        <table:table-row table:style-name="ro1">
          <table:table-cell office:value-type="float" office:value="0.0000005280625" calcext:value-type="float">
            <text:p>5.280625E-07</text:p>
          </table:table-cell>
          <table:table-cell office:value-type="float" office:value="-0.748568" calcext:value-type="float">
            <text:p>-0.748568</text:p>
          </table:table-cell>
          <table:table-cell/>
          <table:table-cell table:style-name="ce1" table:formula="of:=10^9*[.A1456]" office:value-type="float" office:value="528.0625" calcext:value-type="float">
            <text:p>528.0625</text:p>
          </table:table-cell>
          <table:table-cell table:style-name="ce1" table:formula="of:=[.B1456]" office:value-type="float" office:value="-0.748568" calcext:value-type="float">
            <text:p>-0.748568</text:p>
          </table:table-cell>
          <table:table-cell table:number-columns-repeated="59"/>
        </table:table-row>
        <table:table-row table:style-name="ro1">
          <table:table-cell office:value-type="float" office:value="0.0000005285625" calcext:value-type="float">
            <text:p>5.285625E-07</text:p>
          </table:table-cell>
          <table:table-cell office:value-type="float" office:value="-0.748568" calcext:value-type="float">
            <text:p>-0.748568</text:p>
          </table:table-cell>
          <table:table-cell/>
          <table:table-cell table:style-name="ce1" table:formula="of:=10^9*[.A1457]" office:value-type="float" office:value="528.5625" calcext:value-type="float">
            <text:p>528.5625</text:p>
          </table:table-cell>
          <table:table-cell table:style-name="ce1" table:formula="of:=[.B1457]" office:value-type="float" office:value="-0.748568" calcext:value-type="float">
            <text:p>-0.748568</text:p>
          </table:table-cell>
          <table:table-cell table:number-columns-repeated="59"/>
        </table:table-row>
        <table:table-row table:style-name="ro1">
          <table:table-cell office:value-type="float" office:value="0.0000005290625" calcext:value-type="float">
            <text:p>5.290625E-07</text:p>
          </table:table-cell>
          <table:table-cell office:value-type="float" office:value="-0.748568" calcext:value-type="float">
            <text:p>-0.748568</text:p>
          </table:table-cell>
          <table:table-cell/>
          <table:table-cell table:style-name="ce1" table:formula="of:=10^9*[.A1458]" office:value-type="float" office:value="529.0625" calcext:value-type="float">
            <text:p>529.0625</text:p>
          </table:table-cell>
          <table:table-cell table:style-name="ce1" table:formula="of:=[.B1458]" office:value-type="float" office:value="-0.748568" calcext:value-type="float">
            <text:p>-0.748568</text:p>
          </table:table-cell>
          <table:table-cell table:number-columns-repeated="59"/>
        </table:table-row>
        <table:table-row table:style-name="ro1">
          <table:table-cell office:value-type="float" office:value="0.0000005295625" calcext:value-type="float">
            <text:p>5.295625E-07</text:p>
          </table:table-cell>
          <table:table-cell office:value-type="float" office:value="-0.756608" calcext:value-type="float">
            <text:p>-0.756608</text:p>
          </table:table-cell>
          <table:table-cell/>
          <table:table-cell table:style-name="ce1" table:formula="of:=10^9*[.A1459]" office:value-type="float" office:value="529.5625" calcext:value-type="float">
            <text:p>529.5625</text:p>
          </table:table-cell>
          <table:table-cell table:style-name="ce1" table:formula="of:=[.B1459]" office:value-type="float" office:value="-0.756608" calcext:value-type="float">
            <text:p>-0.756608</text:p>
          </table:table-cell>
          <table:table-cell table:number-columns-repeated="59"/>
        </table:table-row>
        <table:table-row table:style-name="ro1">
          <table:table-cell office:value-type="float" office:value="0.0000005300625" calcext:value-type="float">
            <text:p>5.300625E-07</text:p>
          </table:table-cell>
          <table:table-cell office:value-type="float" office:value="-0.756608" calcext:value-type="float">
            <text:p>-0.756608</text:p>
          </table:table-cell>
          <table:table-cell/>
          <table:table-cell table:style-name="ce1" table:formula="of:=10^9*[.A1460]" office:value-type="float" office:value="530.0625" calcext:value-type="float">
            <text:p>530.0625</text:p>
          </table:table-cell>
          <table:table-cell table:style-name="ce1" table:formula="of:=[.B1460]" office:value-type="float" office:value="-0.756608" calcext:value-type="float">
            <text:p>-0.756608</text:p>
          </table:table-cell>
          <table:table-cell table:number-columns-repeated="59"/>
        </table:table-row>
        <table:table-row table:style-name="ro1">
          <table:table-cell office:value-type="float" office:value="0.0000005305625" calcext:value-type="float">
            <text:p>5.305625E-07</text:p>
          </table:table-cell>
          <table:table-cell office:value-type="float" office:value="-0.764648" calcext:value-type="float">
            <text:p>-0.764648</text:p>
          </table:table-cell>
          <table:table-cell/>
          <table:table-cell table:style-name="ce1" table:formula="of:=10^9*[.A1461]" office:value-type="float" office:value="530.5625" calcext:value-type="float">
            <text:p>530.5625</text:p>
          </table:table-cell>
          <table:table-cell table:style-name="ce1" table:formula="of:=[.B1461]" office:value-type="float" office:value="-0.764648" calcext:value-type="float">
            <text:p>-0.764648</text:p>
          </table:table-cell>
          <table:table-cell table:number-columns-repeated="59"/>
        </table:table-row>
        <table:table-row table:style-name="ro1">
          <table:table-cell office:value-type="float" office:value="0.0000005310625" calcext:value-type="float">
            <text:p>5.310625E-07</text:p>
          </table:table-cell>
          <table:table-cell office:value-type="float" office:value="-0.764648" calcext:value-type="float">
            <text:p>-0.764648</text:p>
          </table:table-cell>
          <table:table-cell/>
          <table:table-cell table:style-name="ce1" table:formula="of:=10^9*[.A1462]" office:value-type="float" office:value="531.0625" calcext:value-type="float">
            <text:p>531.0625</text:p>
          </table:table-cell>
          <table:table-cell table:style-name="ce1" table:formula="of:=[.B1462]" office:value-type="float" office:value="-0.764648" calcext:value-type="float">
            <text:p>-0.764648</text:p>
          </table:table-cell>
          <table:table-cell table:number-columns-repeated="59"/>
        </table:table-row>
        <table:table-row table:style-name="ro1">
          <table:table-cell office:value-type="float" office:value="0.0000005315625" calcext:value-type="float">
            <text:p>5.315625E-07</text:p>
          </table:table-cell>
          <table:table-cell office:value-type="float" office:value="-0.764648" calcext:value-type="float">
            <text:p>-0.764648</text:p>
          </table:table-cell>
          <table:table-cell/>
          <table:table-cell table:style-name="ce1" table:formula="of:=10^9*[.A1463]" office:value-type="float" office:value="531.5625" calcext:value-type="float">
            <text:p>531.5625</text:p>
          </table:table-cell>
          <table:table-cell table:style-name="ce1" table:formula="of:=[.B1463]" office:value-type="float" office:value="-0.764648" calcext:value-type="float">
            <text:p>-0.764648</text:p>
          </table:table-cell>
          <table:table-cell table:number-columns-repeated="59"/>
        </table:table-row>
        <table:table-row table:style-name="ro1">
          <table:table-cell office:value-type="float" office:value="0.0000005320625" calcext:value-type="float">
            <text:p>5.320625E-07</text:p>
          </table:table-cell>
          <table:table-cell office:value-type="float" office:value="-0.764648" calcext:value-type="float">
            <text:p>-0.764648</text:p>
          </table:table-cell>
          <table:table-cell/>
          <table:table-cell table:style-name="ce1" table:formula="of:=10^9*[.A1464]" office:value-type="float" office:value="532.0625" calcext:value-type="float">
            <text:p>532.0625</text:p>
          </table:table-cell>
          <table:table-cell table:style-name="ce1" table:formula="of:=[.B1464]" office:value-type="float" office:value="-0.764648" calcext:value-type="float">
            <text:p>-0.764648</text:p>
          </table:table-cell>
          <table:table-cell table:number-columns-repeated="59"/>
        </table:table-row>
        <table:table-row table:style-name="ro1">
          <table:table-cell office:value-type="float" office:value="0.0000005325625" calcext:value-type="float">
            <text:p>5.325625E-07</text:p>
          </table:table-cell>
          <table:table-cell office:value-type="float" office:value="-0.772688" calcext:value-type="float">
            <text:p>-0.772688</text:p>
          </table:table-cell>
          <table:table-cell/>
          <table:table-cell table:style-name="ce1" table:formula="of:=10^9*[.A1465]" office:value-type="float" office:value="532.5625" calcext:value-type="float">
            <text:p>532.5625</text:p>
          </table:table-cell>
          <table:table-cell table:style-name="ce1" table:formula="of:=[.B1465]" office:value-type="float" office:value="-0.772688" calcext:value-type="float">
            <text:p>-0.772688</text:p>
          </table:table-cell>
          <table:table-cell table:number-columns-repeated="59"/>
        </table:table-row>
        <table:table-row table:style-name="ro1">
          <table:table-cell office:value-type="float" office:value="0.0000005330625" calcext:value-type="float">
            <text:p>5.330625E-07</text:p>
          </table:table-cell>
          <table:table-cell office:value-type="float" office:value="-0.788769" calcext:value-type="float">
            <text:p>-0.788769</text:p>
          </table:table-cell>
          <table:table-cell/>
          <table:table-cell table:style-name="ce1" table:formula="of:=10^9*[.A1466]" office:value-type="float" office:value="533.0625" calcext:value-type="float">
            <text:p>533.0625</text:p>
          </table:table-cell>
          <table:table-cell table:style-name="ce1" table:formula="of:=[.B1466]" office:value-type="float" office:value="-0.788769" calcext:value-type="float">
            <text:p>-0.788769</text:p>
          </table:table-cell>
          <table:table-cell table:number-columns-repeated="59"/>
        </table:table-row>
        <table:table-row table:style-name="ro1">
          <table:table-cell office:value-type="float" office:value="0.0000005335625" calcext:value-type="float">
            <text:p>5.335625E-07</text:p>
          </table:table-cell>
          <table:table-cell office:value-type="float" office:value="-0.788769" calcext:value-type="float">
            <text:p>-0.788769</text:p>
          </table:table-cell>
          <table:table-cell/>
          <table:table-cell table:style-name="ce1" table:formula="of:=10^9*[.A1467]" office:value-type="float" office:value="533.5625" calcext:value-type="float">
            <text:p>533.5625</text:p>
          </table:table-cell>
          <table:table-cell table:style-name="ce1" table:formula="of:=[.B1467]" office:value-type="float" office:value="-0.788769" calcext:value-type="float">
            <text:p>-0.788769</text:p>
          </table:table-cell>
          <table:table-cell table:number-columns-repeated="59"/>
        </table:table-row>
        <table:table-row table:style-name="ro1">
          <table:table-cell office:value-type="float" office:value="0.0000005340625" calcext:value-type="float">
            <text:p>5.340625E-07</text:p>
          </table:table-cell>
          <table:table-cell office:value-type="float" office:value="-0.780729" calcext:value-type="float">
            <text:p>-0.780729</text:p>
          </table:table-cell>
          <table:table-cell/>
          <table:table-cell table:style-name="ce1" table:formula="of:=10^9*[.A1468]" office:value-type="float" office:value="534.0625" calcext:value-type="float">
            <text:p>534.0625</text:p>
          </table:table-cell>
          <table:table-cell table:style-name="ce1" table:formula="of:=[.B1468]" office:value-type="float" office:value="-0.780729" calcext:value-type="float">
            <text:p>-0.780729</text:p>
          </table:table-cell>
          <table:table-cell table:number-columns-repeated="59"/>
        </table:table-row>
        <table:table-row table:style-name="ro1">
          <table:table-cell office:value-type="float" office:value="0.0000005345625" calcext:value-type="float">
            <text:p>5.345625E-07</text:p>
          </table:table-cell>
          <table:table-cell office:value-type="float" office:value="-0.796809" calcext:value-type="float">
            <text:p>-0.796809</text:p>
          </table:table-cell>
          <table:table-cell/>
          <table:table-cell table:style-name="ce1" table:formula="of:=10^9*[.A1469]" office:value-type="float" office:value="534.5625" calcext:value-type="float">
            <text:p>534.5625</text:p>
          </table:table-cell>
          <table:table-cell table:style-name="ce1" table:formula="of:=[.B1469]" office:value-type="float" office:value="-0.796809" calcext:value-type="float">
            <text:p>-0.796809</text:p>
          </table:table-cell>
          <table:table-cell table:number-columns-repeated="59"/>
        </table:table-row>
        <table:table-row table:style-name="ro1">
          <table:table-cell office:value-type="float" office:value="0.0000005350625" calcext:value-type="float">
            <text:p>5.350625E-07</text:p>
          </table:table-cell>
          <table:table-cell office:value-type="float" office:value="-0.796809" calcext:value-type="float">
            <text:p>-0.796809</text:p>
          </table:table-cell>
          <table:table-cell/>
          <table:table-cell table:style-name="ce1" table:formula="of:=10^9*[.A1470]" office:value-type="float" office:value="535.0625" calcext:value-type="float">
            <text:p>535.0625</text:p>
          </table:table-cell>
          <table:table-cell table:style-name="ce1" table:formula="of:=[.B1470]" office:value-type="float" office:value="-0.796809" calcext:value-type="float">
            <text:p>-0.796809</text:p>
          </table:table-cell>
          <table:table-cell table:number-columns-repeated="59"/>
        </table:table-row>
        <table:table-row table:style-name="ro1">
          <table:table-cell office:value-type="float" office:value="0.0000005355625" calcext:value-type="float">
            <text:p>5.355625E-07</text:p>
          </table:table-cell>
          <table:table-cell office:value-type="float" office:value="-0.788769" calcext:value-type="float">
            <text:p>-0.788769</text:p>
          </table:table-cell>
          <table:table-cell/>
          <table:table-cell table:style-name="ce1" table:formula="of:=10^9*[.A1471]" office:value-type="float" office:value="535.5625" calcext:value-type="float">
            <text:p>535.5625</text:p>
          </table:table-cell>
          <table:table-cell table:style-name="ce1" table:formula="of:=[.B1471]" office:value-type="float" office:value="-0.788769" calcext:value-type="float">
            <text:p>-0.788769</text:p>
          </table:table-cell>
          <table:table-cell table:number-columns-repeated="59"/>
        </table:table-row>
        <table:table-row table:style-name="ro1">
          <table:table-cell office:value-type="float" office:value="0.0000005360625" calcext:value-type="float">
            <text:p>5.360625E-07</text:p>
          </table:table-cell>
          <table:table-cell office:value-type="float" office:value="-0.804849" calcext:value-type="float">
            <text:p>-0.804849</text:p>
          </table:table-cell>
          <table:table-cell/>
          <table:table-cell table:style-name="ce1" table:formula="of:=10^9*[.A1472]" office:value-type="float" office:value="536.0625" calcext:value-type="float">
            <text:p>536.0625</text:p>
          </table:table-cell>
          <table:table-cell table:style-name="ce1" table:formula="of:=[.B1472]" office:value-type="float" office:value="-0.804849" calcext:value-type="float">
            <text:p>-0.804849</text:p>
          </table:table-cell>
          <table:table-cell table:number-columns-repeated="59"/>
        </table:table-row>
        <table:table-row table:style-name="ro1">
          <table:table-cell office:value-type="float" office:value="0.0000005365625" calcext:value-type="float">
            <text:p>5.365625E-07</text:p>
          </table:table-cell>
          <table:table-cell office:value-type="float" office:value="-0.796809" calcext:value-type="float">
            <text:p>-0.796809</text:p>
          </table:table-cell>
          <table:table-cell/>
          <table:table-cell table:style-name="ce1" table:formula="of:=10^9*[.A1473]" office:value-type="float" office:value="536.5625" calcext:value-type="float">
            <text:p>536.5625</text:p>
          </table:table-cell>
          <table:table-cell table:style-name="ce1" table:formula="of:=[.B1473]" office:value-type="float" office:value="-0.796809" calcext:value-type="float">
            <text:p>-0.796809</text:p>
          </table:table-cell>
          <table:table-cell table:number-columns-repeated="59"/>
        </table:table-row>
        <table:table-row table:style-name="ro1">
          <table:table-cell office:value-type="float" office:value="0.0000005370625" calcext:value-type="float">
            <text:p>5.370625E-07</text:p>
          </table:table-cell>
          <table:table-cell office:value-type="float" office:value="-0.804849" calcext:value-type="float">
            <text:p>-0.804849</text:p>
          </table:table-cell>
          <table:table-cell/>
          <table:table-cell table:style-name="ce1" table:formula="of:=10^9*[.A1474]" office:value-type="float" office:value="537.0625" calcext:value-type="float">
            <text:p>537.0625</text:p>
          </table:table-cell>
          <table:table-cell table:style-name="ce1" table:formula="of:=[.B1474]" office:value-type="float" office:value="-0.804849" calcext:value-type="float">
            <text:p>-0.804849</text:p>
          </table:table-cell>
          <table:table-cell table:number-columns-repeated="59"/>
        </table:table-row>
        <table:table-row table:style-name="ro1">
          <table:table-cell office:value-type="float" office:value="0.0000005375625" calcext:value-type="float">
            <text:p>5.375625E-07</text:p>
          </table:table-cell>
          <table:table-cell office:value-type="float" office:value="-0.796809" calcext:value-type="float">
            <text:p>-0.796809</text:p>
          </table:table-cell>
          <table:table-cell/>
          <table:table-cell table:style-name="ce1" table:formula="of:=10^9*[.A1475]" office:value-type="float" office:value="537.5625" calcext:value-type="float">
            <text:p>537.5625</text:p>
          </table:table-cell>
          <table:table-cell table:style-name="ce1" table:formula="of:=[.B1475]" office:value-type="float" office:value="-0.796809" calcext:value-type="float">
            <text:p>-0.796809</text:p>
          </table:table-cell>
          <table:table-cell table:number-columns-repeated="59"/>
        </table:table-row>
        <table:table-row table:style-name="ro1">
          <table:table-cell office:value-type="float" office:value="0.0000005380625" calcext:value-type="float">
            <text:p>5.380625E-07</text:p>
          </table:table-cell>
          <table:table-cell office:value-type="float" office:value="-0.812889" calcext:value-type="float">
            <text:p>-0.812889</text:p>
          </table:table-cell>
          <table:table-cell/>
          <table:table-cell table:style-name="ce1" table:formula="of:=10^9*[.A1476]" office:value-type="float" office:value="538.0625" calcext:value-type="float">
            <text:p>538.0625</text:p>
          </table:table-cell>
          <table:table-cell table:style-name="ce1" table:formula="of:=[.B1476]" office:value-type="float" office:value="-0.812889" calcext:value-type="float">
            <text:p>-0.812889</text:p>
          </table:table-cell>
          <table:table-cell table:number-columns-repeated="59"/>
        </table:table-row>
        <table:table-row table:style-name="ro1">
          <table:table-cell office:value-type="float" office:value="0.0000005385625" calcext:value-type="float">
            <text:p>5.385625E-07</text:p>
          </table:table-cell>
          <table:table-cell office:value-type="float" office:value="-0.812889" calcext:value-type="float">
            <text:p>-0.812889</text:p>
          </table:table-cell>
          <table:table-cell/>
          <table:table-cell table:style-name="ce1" table:formula="of:=10^9*[.A1477]" office:value-type="float" office:value="538.5625" calcext:value-type="float">
            <text:p>538.5625</text:p>
          </table:table-cell>
          <table:table-cell table:style-name="ce1" table:formula="of:=[.B1477]" office:value-type="float" office:value="-0.812889" calcext:value-type="float">
            <text:p>-0.812889</text:p>
          </table:table-cell>
          <table:table-cell table:number-columns-repeated="59"/>
        </table:table-row>
        <table:table-row table:style-name="ro1">
          <table:table-cell office:value-type="float" office:value="0.0000005390625" calcext:value-type="float">
            <text:p>5.390625E-07</text:p>
          </table:table-cell>
          <table:table-cell office:value-type="float" office:value="-0.812889" calcext:value-type="float">
            <text:p>-0.812889</text:p>
          </table:table-cell>
          <table:table-cell/>
          <table:table-cell table:style-name="ce1" table:formula="of:=10^9*[.A1478]" office:value-type="float" office:value="539.0625" calcext:value-type="float">
            <text:p>539.0625</text:p>
          </table:table-cell>
          <table:table-cell table:style-name="ce1" table:formula="of:=[.B1478]" office:value-type="float" office:value="-0.812889" calcext:value-type="float">
            <text:p>-0.812889</text:p>
          </table:table-cell>
          <table:table-cell table:number-columns-repeated="59"/>
        </table:table-row>
        <table:table-row table:style-name="ro1">
          <table:table-cell office:value-type="float" office:value="0.0000005395625" calcext:value-type="float">
            <text:p>5.395625E-07</text:p>
          </table:table-cell>
          <table:table-cell office:value-type="float" office:value="-0.812889" calcext:value-type="float">
            <text:p>-0.812889</text:p>
          </table:table-cell>
          <table:table-cell/>
          <table:table-cell table:style-name="ce1" table:formula="of:=10^9*[.A1479]" office:value-type="float" office:value="539.5625" calcext:value-type="float">
            <text:p>539.5625</text:p>
          </table:table-cell>
          <table:table-cell table:style-name="ce1" table:formula="of:=[.B1479]" office:value-type="float" office:value="-0.812889" calcext:value-type="float">
            <text:p>-0.812889</text:p>
          </table:table-cell>
          <table:table-cell table:number-columns-repeated="59"/>
        </table:table-row>
        <table:table-row table:style-name="ro1">
          <table:table-cell office:value-type="float" office:value="0.0000005400625" calcext:value-type="float">
            <text:p>5.400625E-07</text:p>
          </table:table-cell>
          <table:table-cell office:value-type="float" office:value="-0.812889" calcext:value-type="float">
            <text:p>-0.812889</text:p>
          </table:table-cell>
          <table:table-cell/>
          <table:table-cell table:style-name="ce1" table:formula="of:=10^9*[.A1480]" office:value-type="float" office:value="540.0625" calcext:value-type="float">
            <text:p>540.0625</text:p>
          </table:table-cell>
          <table:table-cell table:style-name="ce1" table:formula="of:=[.B1480]" office:value-type="float" office:value="-0.812889" calcext:value-type="float">
            <text:p>-0.812889</text:p>
          </table:table-cell>
          <table:table-cell table:number-columns-repeated="59"/>
        </table:table-row>
        <table:table-row table:style-name="ro1">
          <table:table-cell office:value-type="float" office:value="0.0000005405625" calcext:value-type="float">
            <text:p>5.405625E-07</text:p>
          </table:table-cell>
          <table:table-cell office:value-type="float" office:value="-0.812889" calcext:value-type="float">
            <text:p>-0.812889</text:p>
          </table:table-cell>
          <table:table-cell/>
          <table:table-cell table:style-name="ce1" table:formula="of:=10^9*[.A1481]" office:value-type="float" office:value="540.5625" calcext:value-type="float">
            <text:p>540.5625</text:p>
          </table:table-cell>
          <table:table-cell table:style-name="ce1" table:formula="of:=[.B1481]" office:value-type="float" office:value="-0.812889" calcext:value-type="float">
            <text:p>-0.812889</text:p>
          </table:table-cell>
          <table:table-cell table:number-columns-repeated="59"/>
        </table:table-row>
        <table:table-row table:style-name="ro1">
          <table:table-cell office:value-type="float" office:value="0.0000005410625" calcext:value-type="float">
            <text:p>5.410625E-07</text:p>
          </table:table-cell>
          <table:table-cell office:value-type="float" office:value="-0.82093" calcext:value-type="float">
            <text:p>-0.82093</text:p>
          </table:table-cell>
          <table:table-cell/>
          <table:table-cell table:style-name="ce1" table:formula="of:=10^9*[.A1482]" office:value-type="float" office:value="541.0625" calcext:value-type="float">
            <text:p>541.0625</text:p>
          </table:table-cell>
          <table:table-cell table:style-name="ce1" table:formula="of:=[.B1482]" office:value-type="float" office:value="-0.82093" calcext:value-type="float">
            <text:p>-0.82093</text:p>
          </table:table-cell>
          <table:table-cell table:number-columns-repeated="59"/>
        </table:table-row>
        <table:table-row table:style-name="ro1">
          <table:table-cell office:value-type="float" office:value="0.0000005415625" calcext:value-type="float">
            <text:p>5.415625E-07</text:p>
          </table:table-cell>
          <table:table-cell office:value-type="float" office:value="-0.82897" calcext:value-type="float">
            <text:p>-0.82897</text:p>
          </table:table-cell>
          <table:table-cell/>
          <table:table-cell table:style-name="ce1" table:formula="of:=10^9*[.A1483]" office:value-type="float" office:value="541.5625" calcext:value-type="float">
            <text:p>541.5625</text:p>
          </table:table-cell>
          <table:table-cell table:style-name="ce1" table:formula="of:=[.B1483]" office:value-type="float" office:value="-0.82897" calcext:value-type="float">
            <text:p>-0.82897</text:p>
          </table:table-cell>
          <table:table-cell table:number-columns-repeated="59"/>
        </table:table-row>
        <table:table-row table:style-name="ro1">
          <table:table-cell office:value-type="float" office:value="0.0000005420625" calcext:value-type="float">
            <text:p>5.420625E-07</text:p>
          </table:table-cell>
          <table:table-cell office:value-type="float" office:value="-0.812889" calcext:value-type="float">
            <text:p>-0.812889</text:p>
          </table:table-cell>
          <table:table-cell/>
          <table:table-cell table:style-name="ce1" table:formula="of:=10^9*[.A1484]" office:value-type="float" office:value="542.0625" calcext:value-type="float">
            <text:p>542.0625</text:p>
          </table:table-cell>
          <table:table-cell table:style-name="ce1" table:formula="of:=[.B1484]" office:value-type="float" office:value="-0.812889" calcext:value-type="float">
            <text:p>-0.812889</text:p>
          </table:table-cell>
          <table:table-cell table:number-columns-repeated="59"/>
        </table:table-row>
        <table:table-row table:style-name="ro1">
          <table:table-cell office:value-type="float" office:value="0.0000005425625" calcext:value-type="float">
            <text:p>5.425625E-07</text:p>
          </table:table-cell>
          <table:table-cell office:value-type="float" office:value="-0.83701" calcext:value-type="float">
            <text:p>-0.83701</text:p>
          </table:table-cell>
          <table:table-cell/>
          <table:table-cell table:style-name="ce1" table:formula="of:=10^9*[.A1485]" office:value-type="float" office:value="542.5625" calcext:value-type="float">
            <text:p>542.5625</text:p>
          </table:table-cell>
          <table:table-cell table:style-name="ce1" table:formula="of:=[.B1485]" office:value-type="float" office:value="-0.83701" calcext:value-type="float">
            <text:p>-0.83701</text:p>
          </table:table-cell>
          <table:table-cell table:number-columns-repeated="59"/>
        </table:table-row>
        <table:table-row table:style-name="ro1">
          <table:table-cell office:value-type="float" office:value="0.0000005430625" calcext:value-type="float">
            <text:p>5.430625E-07</text:p>
          </table:table-cell>
          <table:table-cell office:value-type="float" office:value="-0.82897" calcext:value-type="float">
            <text:p>-0.82897</text:p>
          </table:table-cell>
          <table:table-cell/>
          <table:table-cell table:style-name="ce1" table:formula="of:=10^9*[.A1486]" office:value-type="float" office:value="543.0625" calcext:value-type="float">
            <text:p>543.0625</text:p>
          </table:table-cell>
          <table:table-cell table:style-name="ce1" table:formula="of:=[.B1486]" office:value-type="float" office:value="-0.82897" calcext:value-type="float">
            <text:p>-0.82897</text:p>
          </table:table-cell>
          <table:table-cell table:number-columns-repeated="59"/>
        </table:table-row>
        <table:table-row table:style-name="ro1">
          <table:table-cell office:value-type="float" office:value="0.0000005435625" calcext:value-type="float">
            <text:p>5.435625E-07</text:p>
          </table:table-cell>
          <table:table-cell office:value-type="float" office:value="-0.812889" calcext:value-type="float">
            <text:p>-0.812889</text:p>
          </table:table-cell>
          <table:table-cell/>
          <table:table-cell table:style-name="ce1" table:formula="of:=10^9*[.A1487]" office:value-type="float" office:value="543.5625" calcext:value-type="float">
            <text:p>543.5625</text:p>
          </table:table-cell>
          <table:table-cell table:style-name="ce1" table:formula="of:=[.B1487]" office:value-type="float" office:value="-0.812889" calcext:value-type="float">
            <text:p>-0.812889</text:p>
          </table:table-cell>
          <table:table-cell table:number-columns-repeated="59"/>
        </table:table-row>
        <table:table-row table:style-name="ro1">
          <table:table-cell office:value-type="float" office:value="0.0000005440625" calcext:value-type="float">
            <text:p>5.440625E-07</text:p>
          </table:table-cell>
          <table:table-cell office:value-type="float" office:value="-0.83701" calcext:value-type="float">
            <text:p>-0.83701</text:p>
          </table:table-cell>
          <table:table-cell/>
          <table:table-cell table:style-name="ce1" table:formula="of:=10^9*[.A1488]" office:value-type="float" office:value="544.0625" calcext:value-type="float">
            <text:p>544.0625</text:p>
          </table:table-cell>
          <table:table-cell table:style-name="ce1" table:formula="of:=[.B1488]" office:value-type="float" office:value="-0.83701" calcext:value-type="float">
            <text:p>-0.83701</text:p>
          </table:table-cell>
          <table:table-cell table:number-columns-repeated="59"/>
        </table:table-row>
        <table:table-row table:style-name="ro1">
          <table:table-cell office:value-type="float" office:value="0.0000005445625" calcext:value-type="float">
            <text:p>5.445625E-07</text:p>
          </table:table-cell>
          <table:table-cell office:value-type="float" office:value="-0.82093" calcext:value-type="float">
            <text:p>-0.82093</text:p>
          </table:table-cell>
          <table:table-cell/>
          <table:table-cell table:style-name="ce1" table:formula="of:=10^9*[.A1489]" office:value-type="float" office:value="544.5625" calcext:value-type="float">
            <text:p>544.5625</text:p>
          </table:table-cell>
          <table:table-cell table:style-name="ce1" table:formula="of:=[.B1489]" office:value-type="float" office:value="-0.82093" calcext:value-type="float">
            <text:p>-0.82093</text:p>
          </table:table-cell>
          <table:table-cell table:number-columns-repeated="59"/>
        </table:table-row>
        <table:table-row table:style-name="ro1">
          <table:table-cell office:value-type="float" office:value="0.0000005450625" calcext:value-type="float">
            <text:p>5.450625E-07</text:p>
          </table:table-cell>
          <table:table-cell office:value-type="float" office:value="-0.83701" calcext:value-type="float">
            <text:p>-0.83701</text:p>
          </table:table-cell>
          <table:table-cell/>
          <table:table-cell table:style-name="ce1" table:formula="of:=10^9*[.A1490]" office:value-type="float" office:value="545.0625" calcext:value-type="float">
            <text:p>545.0625</text:p>
          </table:table-cell>
          <table:table-cell table:style-name="ce1" table:formula="of:=[.B1490]" office:value-type="float" office:value="-0.83701" calcext:value-type="float">
            <text:p>-0.83701</text:p>
          </table:table-cell>
          <table:table-cell table:number-columns-repeated="59"/>
        </table:table-row>
        <table:table-row table:style-name="ro1">
          <table:table-cell office:value-type="float" office:value="0.0000005455625" calcext:value-type="float">
            <text:p>5.455625E-07</text:p>
          </table:table-cell>
          <table:table-cell office:value-type="float" office:value="-0.82897" calcext:value-type="float">
            <text:p>-0.82897</text:p>
          </table:table-cell>
          <table:table-cell/>
          <table:table-cell table:style-name="ce1" table:formula="of:=10^9*[.A1491]" office:value-type="float" office:value="545.5625" calcext:value-type="float">
            <text:p>545.5625</text:p>
          </table:table-cell>
          <table:table-cell table:style-name="ce1" table:formula="of:=[.B1491]" office:value-type="float" office:value="-0.82897" calcext:value-type="float">
            <text:p>-0.82897</text:p>
          </table:table-cell>
          <table:table-cell table:number-columns-repeated="59"/>
        </table:table-row>
        <table:table-row table:style-name="ro1">
          <table:table-cell office:value-type="float" office:value="0.0000005460625" calcext:value-type="float">
            <text:p>5.460625E-07</text:p>
          </table:table-cell>
          <table:table-cell office:value-type="float" office:value="-0.83701" calcext:value-type="float">
            <text:p>-0.83701</text:p>
          </table:table-cell>
          <table:table-cell/>
          <table:table-cell table:style-name="ce1" table:formula="of:=10^9*[.A1492]" office:value-type="float" office:value="546.0625" calcext:value-type="float">
            <text:p>546.0625</text:p>
          </table:table-cell>
          <table:table-cell table:style-name="ce1" table:formula="of:=[.B1492]" office:value-type="float" office:value="-0.83701" calcext:value-type="float">
            <text:p>-0.83701</text:p>
          </table:table-cell>
          <table:table-cell table:number-columns-repeated="59"/>
        </table:table-row>
        <table:table-row table:style-name="ro1">
          <table:table-cell office:value-type="float" office:value="0.0000005465625" calcext:value-type="float">
            <text:p>5.465625E-07</text:p>
          </table:table-cell>
          <table:table-cell office:value-type="float" office:value="-0.84505" calcext:value-type="float">
            <text:p>-0.84505</text:p>
          </table:table-cell>
          <table:table-cell/>
          <table:table-cell table:style-name="ce1" table:formula="of:=10^9*[.A1493]" office:value-type="float" office:value="546.5625" calcext:value-type="float">
            <text:p>546.5625</text:p>
          </table:table-cell>
          <table:table-cell table:style-name="ce1" table:formula="of:=[.B1493]" office:value-type="float" office:value="-0.84505" calcext:value-type="float">
            <text:p>-0.84505</text:p>
          </table:table-cell>
          <table:table-cell table:number-columns-repeated="59"/>
        </table:table-row>
        <table:table-row table:style-name="ro1">
          <table:table-cell office:value-type="float" office:value="0.0000005470625" calcext:value-type="float">
            <text:p>5.470625E-07</text:p>
          </table:table-cell>
          <table:table-cell office:value-type="float" office:value="-0.84505" calcext:value-type="float">
            <text:p>-0.84505</text:p>
          </table:table-cell>
          <table:table-cell/>
          <table:table-cell table:style-name="ce1" table:formula="of:=10^9*[.A1494]" office:value-type="float" office:value="547.0625" calcext:value-type="float">
            <text:p>547.0625</text:p>
          </table:table-cell>
          <table:table-cell table:style-name="ce1" table:formula="of:=[.B1494]" office:value-type="float" office:value="-0.84505" calcext:value-type="float">
            <text:p>-0.84505</text:p>
          </table:table-cell>
          <table:table-cell table:number-columns-repeated="59"/>
        </table:table-row>
        <table:table-row table:style-name="ro1">
          <table:table-cell office:value-type="float" office:value="0.0000005475625" calcext:value-type="float">
            <text:p>5.475625E-07</text:p>
          </table:table-cell>
          <table:table-cell office:value-type="float" office:value="-0.84505" calcext:value-type="float">
            <text:p>-0.84505</text:p>
          </table:table-cell>
          <table:table-cell/>
          <table:table-cell table:style-name="ce1" table:formula="of:=10^9*[.A1495]" office:value-type="float" office:value="547.5625" calcext:value-type="float">
            <text:p>547.5625</text:p>
          </table:table-cell>
          <table:table-cell table:style-name="ce1" table:formula="of:=[.B1495]" office:value-type="float" office:value="-0.84505" calcext:value-type="float">
            <text:p>-0.84505</text:p>
          </table:table-cell>
          <table:table-cell table:number-columns-repeated="59"/>
        </table:table-row>
        <table:table-row table:style-name="ro1">
          <table:table-cell office:value-type="float" office:value="0.0000005480625" calcext:value-type="float">
            <text:p>5.480625E-07</text:p>
          </table:table-cell>
          <table:table-cell office:value-type="float" office:value="-0.84505" calcext:value-type="float">
            <text:p>-0.84505</text:p>
          </table:table-cell>
          <table:table-cell/>
          <table:table-cell table:style-name="ce1" table:formula="of:=10^9*[.A1496]" office:value-type="float" office:value="548.0625" calcext:value-type="float">
            <text:p>548.0625</text:p>
          </table:table-cell>
          <table:table-cell table:style-name="ce1" table:formula="of:=[.B1496]" office:value-type="float" office:value="-0.84505" calcext:value-type="float">
            <text:p>-0.84505</text:p>
          </table:table-cell>
          <table:table-cell table:number-columns-repeated="59"/>
        </table:table-row>
        <table:table-row table:style-name="ro1">
          <table:table-cell office:value-type="float" office:value="0.0000005485625" calcext:value-type="float">
            <text:p>5.485625E-07</text:p>
          </table:table-cell>
          <table:table-cell office:value-type="float" office:value="-0.84505" calcext:value-type="float">
            <text:p>-0.84505</text:p>
          </table:table-cell>
          <table:table-cell/>
          <table:table-cell table:style-name="ce1" table:formula="of:=10^9*[.A1497]" office:value-type="float" office:value="548.5625" calcext:value-type="float">
            <text:p>548.5625</text:p>
          </table:table-cell>
          <table:table-cell table:style-name="ce1" table:formula="of:=[.B1497]" office:value-type="float" office:value="-0.84505" calcext:value-type="float">
            <text:p>-0.84505</text:p>
          </table:table-cell>
          <table:table-cell table:number-columns-repeated="59"/>
        </table:table-row>
        <table:table-row table:style-name="ro1">
          <table:table-cell office:value-type="float" office:value="0.0000005490625" calcext:value-type="float">
            <text:p>5.490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style-name="ce1" table:formula="of:=10^9*[.A1498]" office:value-type="float" office:value="549.0625" calcext:value-type="float">
            <text:p>549.0625</text:p>
          </table:table-cell>
          <table:table-cell table:style-name="ce1" table:formula="of:=[.B1498]" office:value-type="float" office:value="-0.85309" calcext:value-type="float">
            <text:p>-0.85309</text:p>
          </table:table-cell>
          <table:table-cell table:number-columns-repeated="59"/>
        </table:table-row>
        <table:table-row table:style-name="ro1">
          <table:table-cell office:value-type="float" office:value="0.0000005495625" calcext:value-type="float">
            <text:p>5.495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style-name="ce1" table:formula="of:=10^9*[.A1499]" office:value-type="float" office:value="549.5625" calcext:value-type="float">
            <text:p>549.5625</text:p>
          </table:table-cell>
          <table:table-cell table:style-name="ce1" table:formula="of:=[.B1499]" office:value-type="float" office:value="-0.85309" calcext:value-type="float">
            <text:p>-0.85309</text:p>
          </table:table-cell>
          <table:table-cell table:number-columns-repeated="59"/>
        </table:table-row>
        <table:table-row table:style-name="ro1">
          <table:table-cell office:value-type="float" office:value="0.0000005500625" calcext:value-type="float">
            <text:p>5.500625E-07</text:p>
          </table:table-cell>
          <table:table-cell office:value-type="float" office:value="-0.84505" calcext:value-type="float">
            <text:p>-0.84505</text:p>
          </table:table-cell>
          <table:table-cell/>
          <table:table-cell table:style-name="ce1" table:formula="of:=10^9*[.A1500]" office:value-type="float" office:value="550.0625" calcext:value-type="float">
            <text:p>550.0625</text:p>
          </table:table-cell>
          <table:table-cell table:style-name="ce1" table:formula="of:=[.B1500]" office:value-type="float" office:value="-0.84505" calcext:value-type="float">
            <text:p>-0.84505</text:p>
          </table:table-cell>
          <table:table-cell table:number-columns-repeated="59"/>
        </table:table-row>
        <table:table-row table:style-name="ro1">
          <table:table-cell office:value-type="float" office:value="0.0000005505625" calcext:value-type="float">
            <text:p>5.505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style-name="ce1" table:formula="of:=10^9*[.A1501]" office:value-type="float" office:value="550.5625" calcext:value-type="float">
            <text:p>550.5625</text:p>
          </table:table-cell>
          <table:table-cell table:style-name="ce1" table:formula="of:=[.B1501]" office:value-type="float" office:value="-0.85309" calcext:value-type="float">
            <text:p>-0.85309</text:p>
          </table:table-cell>
          <table:table-cell table:number-columns-repeated="59"/>
        </table:table-row>
        <table:table-row table:style-name="ro1">
          <table:table-cell office:value-type="float" office:value="0.0000005510625" calcext:value-type="float">
            <text:p>5.510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style-name="ce1" table:formula="of:=10^9*[.A1502]" office:value-type="float" office:value="551.0625" calcext:value-type="float">
            <text:p>551.0625</text:p>
          </table:table-cell>
          <table:table-cell table:style-name="ce1" table:formula="of:=[.B1502]" office:value-type="float" office:value="-0.85309" calcext:value-type="float">
            <text:p>-0.85309</text:p>
          </table:table-cell>
          <table:table-cell table:number-columns-repeated="59"/>
        </table:table-row>
        <table:table-row table:style-name="ro1">
          <table:table-cell office:value-type="float" office:value="0.0000005515625" calcext:value-type="float">
            <text:p>5.515625E-07</text:p>
          </table:table-cell>
          <table:table-cell office:value-type="float" office:value="-0.84505" calcext:value-type="float">
            <text:p>-0.84505</text:p>
          </table:table-cell>
          <table:table-cell/>
          <table:table-cell table:style-name="ce1" table:formula="of:=10^9*[.A1503]" office:value-type="float" office:value="551.5625" calcext:value-type="float">
            <text:p>551.5625</text:p>
          </table:table-cell>
          <table:table-cell table:style-name="ce1" table:formula="of:=[.B1503]" office:value-type="float" office:value="-0.84505" calcext:value-type="float">
            <text:p>-0.84505</text:p>
          </table:table-cell>
          <table:table-cell table:number-columns-repeated="59"/>
        </table:table-row>
        <table:table-row table:style-name="ro1">
          <table:table-cell office:value-type="float" office:value="0.0000005520625" calcext:value-type="float">
            <text:p>5.520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style-name="ce1" table:formula="of:=10^9*[.A1504]" office:value-type="float" office:value="552.0625" calcext:value-type="float">
            <text:p>552.0625</text:p>
          </table:table-cell>
          <table:table-cell table:style-name="ce1" table:formula="of:=[.B1504]" office:value-type="float" office:value="-0.85309" calcext:value-type="float">
            <text:p>-0.85309</text:p>
          </table:table-cell>
          <table:table-cell table:number-columns-repeated="59"/>
        </table:table-row>
        <table:table-row table:style-name="ro1">
          <table:table-cell office:value-type="float" office:value="0.0000005525625" calcext:value-type="float">
            <text:p>5.525625E-07</text:p>
          </table:table-cell>
          <table:table-cell office:value-type="float" office:value="-0.84505" calcext:value-type="float">
            <text:p>-0.84505</text:p>
          </table:table-cell>
          <table:table-cell/>
          <table:table-cell table:style-name="ce1" table:formula="of:=10^9*[.A1505]" office:value-type="float" office:value="552.5625" calcext:value-type="float">
            <text:p>552.5625</text:p>
          </table:table-cell>
          <table:table-cell table:style-name="ce1" table:formula="of:=[.B1505]" office:value-type="float" office:value="-0.84505" calcext:value-type="float">
            <text:p>-0.84505</text:p>
          </table:table-cell>
          <table:table-cell table:number-columns-repeated="59"/>
        </table:table-row>
        <table:table-row table:style-name="ro1">
          <table:table-cell office:value-type="float" office:value="0.0000005530625" calcext:value-type="float">
            <text:p>5.530625E-07</text:p>
          </table:table-cell>
          <table:table-cell office:value-type="float" office:value="-0.861131" calcext:value-type="float">
            <text:p>-0.861131</text:p>
          </table:table-cell>
          <table:table-cell/>
          <table:table-cell table:style-name="ce1" table:formula="of:=10^9*[.A1506]" office:value-type="float" office:value="553.0625" calcext:value-type="float">
            <text:p>553.0625</text:p>
          </table:table-cell>
          <table:table-cell table:style-name="ce1" table:formula="of:=[.B1506]" office:value-type="float" office:value="-0.861131" calcext:value-type="float">
            <text:p>-0.861131</text:p>
          </table:table-cell>
          <table:table-cell table:number-columns-repeated="59"/>
        </table:table-row>
        <table:table-row table:style-name="ro1">
          <table:table-cell office:value-type="float" office:value="0.0000005535625" calcext:value-type="float">
            <text:p>5.535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style-name="ce1" table:formula="of:=10^9*[.A1507]" office:value-type="float" office:value="553.5625" calcext:value-type="float">
            <text:p>553.5625</text:p>
          </table:table-cell>
          <table:table-cell table:style-name="ce1" table:formula="of:=[.B1507]" office:value-type="float" office:value="-0.85309" calcext:value-type="float">
            <text:p>-0.85309</text:p>
          </table:table-cell>
          <table:table-cell table:number-columns-repeated="59"/>
        </table:table-row>
        <table:table-row table:style-name="ro1">
          <table:table-cell office:value-type="float" office:value="0.0000005540625" calcext:value-type="float">
            <text:p>5.540625E-07</text:p>
          </table:table-cell>
          <table:table-cell office:value-type="float" office:value="-0.861131" calcext:value-type="float">
            <text:p>-0.861131</text:p>
          </table:table-cell>
          <table:table-cell/>
          <table:table-cell table:style-name="ce1" table:formula="of:=10^9*[.A1508]" office:value-type="float" office:value="554.0625" calcext:value-type="float">
            <text:p>554.0625</text:p>
          </table:table-cell>
          <table:table-cell table:style-name="ce1" table:formula="of:=[.B1508]" office:value-type="float" office:value="-0.861131" calcext:value-type="float">
            <text:p>-0.861131</text:p>
          </table:table-cell>
          <table:table-cell table:number-columns-repeated="59"/>
        </table:table-row>
        <table:table-row table:style-name="ro1">
          <table:table-cell office:value-type="float" office:value="0.0000005545625" calcext:value-type="float">
            <text:p>5.545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style-name="ce1" table:formula="of:=10^9*[.A1509]" office:value-type="float" office:value="554.5625" calcext:value-type="float">
            <text:p>554.5625</text:p>
          </table:table-cell>
          <table:table-cell table:style-name="ce1" table:formula="of:=[.B1509]" office:value-type="float" office:value="-0.85309" calcext:value-type="float">
            <text:p>-0.85309</text:p>
          </table:table-cell>
          <table:table-cell table:number-columns-repeated="59"/>
        </table:table-row>
        <table:table-row table:style-name="ro1">
          <table:table-cell office:value-type="float" office:value="0.0000005550625" calcext:value-type="float">
            <text:p>5.550625E-07</text:p>
          </table:table-cell>
          <table:table-cell office:value-type="float" office:value="-0.861131" calcext:value-type="float">
            <text:p>-0.861131</text:p>
          </table:table-cell>
          <table:table-cell/>
          <table:table-cell table:style-name="ce1" table:formula="of:=10^9*[.A1510]" office:value-type="float" office:value="555.0625" calcext:value-type="float">
            <text:p>555.0625</text:p>
          </table:table-cell>
          <table:table-cell table:style-name="ce1" table:formula="of:=[.B1510]" office:value-type="float" office:value="-0.861131" calcext:value-type="float">
            <text:p>-0.861131</text:p>
          </table:table-cell>
          <table:table-cell table:number-columns-repeated="59"/>
        </table:table-row>
        <table:table-row table:style-name="ro1">
          <table:table-cell office:value-type="float" office:value="0.0000005555625" calcext:value-type="float">
            <text:p>5.555625E-07</text:p>
          </table:table-cell>
          <table:table-cell office:value-type="float" office:value="-0.861131" calcext:value-type="float">
            <text:p>-0.861131</text:p>
          </table:table-cell>
          <table:table-cell/>
          <table:table-cell table:style-name="ce1" table:formula="of:=10^9*[.A1511]" office:value-type="float" office:value="555.5625" calcext:value-type="float">
            <text:p>555.5625</text:p>
          </table:table-cell>
          <table:table-cell table:style-name="ce1" table:formula="of:=[.B1511]" office:value-type="float" office:value="-0.861131" calcext:value-type="float">
            <text:p>-0.861131</text:p>
          </table:table-cell>
          <table:table-cell table:number-columns-repeated="59"/>
        </table:table-row>
        <table:table-row table:style-name="ro1">
          <table:table-cell office:value-type="float" office:value="0.0000005560625" calcext:value-type="float">
            <text:p>5.560625E-07</text:p>
          </table:table-cell>
          <table:table-cell office:value-type="float" office:value="-0.861131" calcext:value-type="float">
            <text:p>-0.861131</text:p>
          </table:table-cell>
          <table:table-cell/>
          <table:table-cell table:style-name="ce1" table:formula="of:=10^9*[.A1512]" office:value-type="float" office:value="556.0625" calcext:value-type="float">
            <text:p>556.0625</text:p>
          </table:table-cell>
          <table:table-cell table:style-name="ce1" table:formula="of:=[.B1512]" office:value-type="float" office:value="-0.861131" calcext:value-type="float">
            <text:p>-0.861131</text:p>
          </table:table-cell>
          <table:table-cell table:number-columns-repeated="59"/>
        </table:table-row>
        <table:table-row table:style-name="ro1">
          <table:table-cell office:value-type="float" office:value="0.0000005565625" calcext:value-type="float">
            <text:p>5.565625E-07</text:p>
          </table:table-cell>
          <table:table-cell office:value-type="float" office:value="-0.861131" calcext:value-type="float">
            <text:p>-0.861131</text:p>
          </table:table-cell>
          <table:table-cell/>
          <table:table-cell table:style-name="ce1" table:formula="of:=10^9*[.A1513]" office:value-type="float" office:value="556.5625" calcext:value-type="float">
            <text:p>556.5625</text:p>
          </table:table-cell>
          <table:table-cell table:style-name="ce1" table:formula="of:=[.B1513]" office:value-type="float" office:value="-0.861131" calcext:value-type="float">
            <text:p>-0.861131</text:p>
          </table:table-cell>
          <table:table-cell table:number-columns-repeated="59"/>
        </table:table-row>
        <table:table-row table:style-name="ro1">
          <table:table-cell office:value-type="float" office:value="0.0000005570625" calcext:value-type="float">
            <text:p>5.570625E-07</text:p>
          </table:table-cell>
          <table:table-cell office:value-type="float" office:value="-0.861131" calcext:value-type="float">
            <text:p>-0.861131</text:p>
          </table:table-cell>
          <table:table-cell/>
          <table:table-cell table:style-name="ce1" table:formula="of:=10^9*[.A1514]" office:value-type="float" office:value="557.0625" calcext:value-type="float">
            <text:p>557.0625</text:p>
          </table:table-cell>
          <table:table-cell table:style-name="ce1" table:formula="of:=[.B1514]" office:value-type="float" office:value="-0.861131" calcext:value-type="float">
            <text:p>-0.861131</text:p>
          </table:table-cell>
          <table:table-cell table:number-columns-repeated="59"/>
        </table:table-row>
        <table:table-row table:style-name="ro1">
          <table:table-cell office:value-type="float" office:value="0.0000005575625" calcext:value-type="float">
            <text:p>5.57562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style-name="ce1" table:formula="of:=10^9*[.A1515]" office:value-type="float" office:value="557.5625" calcext:value-type="float">
            <text:p>557.5625</text:p>
          </table:table-cell>
          <table:table-cell table:style-name="ce1" table:formula="of:=[.B1515]" office:value-type="float" office:value="-0.869171" calcext:value-type="float">
            <text:p>-0.869171</text:p>
          </table:table-cell>
          <table:table-cell table:number-columns-repeated="59"/>
        </table:table-row>
        <table:table-row table:style-name="ro1">
          <table:table-cell office:value-type="float" office:value="0.0000005580625" calcext:value-type="float">
            <text:p>5.580625E-07</text:p>
          </table:table-cell>
          <table:table-cell office:value-type="float" office:value="-0.861131" calcext:value-type="float">
            <text:p>-0.861131</text:p>
          </table:table-cell>
          <table:table-cell/>
          <table:table-cell table:style-name="ce1" table:formula="of:=10^9*[.A1516]" office:value-type="float" office:value="558.0625" calcext:value-type="float">
            <text:p>558.0625</text:p>
          </table:table-cell>
          <table:table-cell table:style-name="ce1" table:formula="of:=[.B1516]" office:value-type="float" office:value="-0.861131" calcext:value-type="float">
            <text:p>-0.861131</text:p>
          </table:table-cell>
          <table:table-cell table:number-columns-repeated="59"/>
        </table:table-row>
        <table:table-row table:style-name="ro1">
          <table:table-cell office:value-type="float" office:value="0.0000005585625" calcext:value-type="float">
            <text:p>5.58562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style-name="ce1" table:formula="of:=10^9*[.A1517]" office:value-type="float" office:value="558.5625" calcext:value-type="float">
            <text:p>558.5625</text:p>
          </table:table-cell>
          <table:table-cell table:style-name="ce1" table:formula="of:=[.B1517]" office:value-type="float" office:value="-0.869171" calcext:value-type="float">
            <text:p>-0.869171</text:p>
          </table:table-cell>
          <table:table-cell table:number-columns-repeated="59"/>
        </table:table-row>
        <table:table-row table:style-name="ro1">
          <table:table-cell office:value-type="float" office:value="0.0000005590625" calcext:value-type="float">
            <text:p>5.59062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style-name="ce1" table:formula="of:=10^9*[.A1518]" office:value-type="float" office:value="559.0625" calcext:value-type="float">
            <text:p>559.0625</text:p>
          </table:table-cell>
          <table:table-cell table:style-name="ce1" table:formula="of:=[.B1518]" office:value-type="float" office:value="-0.869171" calcext:value-type="float">
            <text:p>-0.869171</text:p>
          </table:table-cell>
          <table:table-cell table:number-columns-repeated="59"/>
        </table:table-row>
        <table:table-row table:style-name="ro1">
          <table:table-cell office:value-type="float" office:value="0.0000005595625" calcext:value-type="float">
            <text:p>5.59562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style-name="ce1" table:formula="of:=10^9*[.A1519]" office:value-type="float" office:value="559.5625" calcext:value-type="float">
            <text:p>559.5625</text:p>
          </table:table-cell>
          <table:table-cell table:style-name="ce1" table:formula="of:=[.B1519]" office:value-type="float" office:value="-0.869171" calcext:value-type="float">
            <text:p>-0.869171</text:p>
          </table:table-cell>
          <table:table-cell table:number-columns-repeated="59"/>
        </table:table-row>
        <table:table-row table:style-name="ro1">
          <table:table-cell office:value-type="float" office:value="0.0000005600625" calcext:value-type="float">
            <text:p>5.60062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style-name="ce1" table:formula="of:=10^9*[.A1520]" office:value-type="float" office:value="560.0625" calcext:value-type="float">
            <text:p>560.0625</text:p>
          </table:table-cell>
          <table:table-cell table:style-name="ce1" table:formula="of:=[.B1520]" office:value-type="float" office:value="-0.869171" calcext:value-type="float">
            <text:p>-0.869171</text:p>
          </table:table-cell>
          <table:table-cell table:number-columns-repeated="59"/>
        </table:table-row>
        <table:table-row table:style-name="ro1">
          <table:table-cell office:value-type="float" office:value="0.0000005605625" calcext:value-type="float">
            <text:p>5.605625E-07</text:p>
          </table:table-cell>
          <table:table-cell office:value-type="float" office:value="-0.861131" calcext:value-type="float">
            <text:p>-0.861131</text:p>
          </table:table-cell>
          <table:table-cell/>
          <table:table-cell table:style-name="ce1" table:formula="of:=10^9*[.A1521]" office:value-type="float" office:value="560.5625" calcext:value-type="float">
            <text:p>560.5625</text:p>
          </table:table-cell>
          <table:table-cell table:style-name="ce1" table:formula="of:=[.B1521]" office:value-type="float" office:value="-0.861131" calcext:value-type="float">
            <text:p>-0.861131</text:p>
          </table:table-cell>
          <table:table-cell table:number-columns-repeated="59"/>
        </table:table-row>
        <table:table-row table:style-name="ro1">
          <table:table-cell office:value-type="float" office:value="0.0000005610625" calcext:value-type="float">
            <text:p>5.61062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style-name="ce1" table:formula="of:=10^9*[.A1522]" office:value-type="float" office:value="561.0625" calcext:value-type="float">
            <text:p>561.0625</text:p>
          </table:table-cell>
          <table:table-cell table:style-name="ce1" table:formula="of:=[.B1522]" office:value-type="float" office:value="-0.869171" calcext:value-type="float">
            <text:p>-0.869171</text:p>
          </table:table-cell>
          <table:table-cell table:number-columns-repeated="59"/>
        </table:table-row>
        <table:table-row table:style-name="ro1">
          <table:table-cell office:value-type="float" office:value="0.0000005615625" calcext:value-type="float">
            <text:p>5.615625E-07</text:p>
          </table:table-cell>
          <table:table-cell office:value-type="float" office:value="-0.861131" calcext:value-type="float">
            <text:p>-0.861131</text:p>
          </table:table-cell>
          <table:table-cell/>
          <table:table-cell table:style-name="ce1" table:formula="of:=10^9*[.A1523]" office:value-type="float" office:value="561.5625" calcext:value-type="float">
            <text:p>561.5625</text:p>
          </table:table-cell>
          <table:table-cell table:style-name="ce1" table:formula="of:=[.B1523]" office:value-type="float" office:value="-0.861131" calcext:value-type="float">
            <text:p>-0.861131</text:p>
          </table:table-cell>
          <table:table-cell table:number-columns-repeated="59"/>
        </table:table-row>
        <table:table-row table:style-name="ro1">
          <table:table-cell office:value-type="float" office:value="0.0000005620625" calcext:value-type="float">
            <text:p>5.62062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style-name="ce1" table:formula="of:=10^9*[.A1524]" office:value-type="float" office:value="562.0625" calcext:value-type="float">
            <text:p>562.0625</text:p>
          </table:table-cell>
          <table:table-cell table:style-name="ce1" table:formula="of:=[.B1524]" office:value-type="float" office:value="-0.869171" calcext:value-type="float">
            <text:p>-0.869171</text:p>
          </table:table-cell>
          <table:table-cell table:number-columns-repeated="59"/>
        </table:table-row>
        <table:table-row table:style-name="ro1">
          <table:table-cell office:value-type="float" office:value="0.0000005625625" calcext:value-type="float">
            <text:p>5.62562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style-name="ce1" table:formula="of:=10^9*[.A1525]" office:value-type="float" office:value="562.5625" calcext:value-type="float">
            <text:p>562.5625</text:p>
          </table:table-cell>
          <table:table-cell table:style-name="ce1" table:formula="of:=[.B1525]" office:value-type="float" office:value="-0.877211" calcext:value-type="float">
            <text:p>-0.877211</text:p>
          </table:table-cell>
          <table:table-cell table:number-columns-repeated="59"/>
        </table:table-row>
        <table:table-row table:style-name="ro1">
          <table:table-cell office:value-type="float" office:value="0.0000005630625" calcext:value-type="float">
            <text:p>5.63062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style-name="ce1" table:formula="of:=10^9*[.A1526]" office:value-type="float" office:value="563.0625" calcext:value-type="float">
            <text:p>563.0625</text:p>
          </table:table-cell>
          <table:table-cell table:style-name="ce1" table:formula="of:=[.B1526]" office:value-type="float" office:value="-0.877211" calcext:value-type="float">
            <text:p>-0.877211</text:p>
          </table:table-cell>
          <table:table-cell table:number-columns-repeated="59"/>
        </table:table-row>
        <table:table-row table:style-name="ro1">
          <table:table-cell office:value-type="float" office:value="0.0000005635625" calcext:value-type="float">
            <text:p>5.63562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style-name="ce1" table:formula="of:=10^9*[.A1527]" office:value-type="float" office:value="563.5625" calcext:value-type="float">
            <text:p>563.5625</text:p>
          </table:table-cell>
          <table:table-cell table:style-name="ce1" table:formula="of:=[.B1527]" office:value-type="float" office:value="-0.869171" calcext:value-type="float">
            <text:p>-0.869171</text:p>
          </table:table-cell>
          <table:table-cell table:number-columns-repeated="59"/>
        </table:table-row>
        <table:table-row table:style-name="ro1">
          <table:table-cell office:value-type="float" office:value="0.0000005640625" calcext:value-type="float">
            <text:p>5.64062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style-name="ce1" table:formula="of:=10^9*[.A1528]" office:value-type="float" office:value="564.0625" calcext:value-type="float">
            <text:p>564.0625</text:p>
          </table:table-cell>
          <table:table-cell table:style-name="ce1" table:formula="of:=[.B1528]" office:value-type="float" office:value="-0.877211" calcext:value-type="float">
            <text:p>-0.877211</text:p>
          </table:table-cell>
          <table:table-cell table:number-columns-repeated="59"/>
        </table:table-row>
        <table:table-row table:style-name="ro1">
          <table:table-cell office:value-type="float" office:value="0.0000005645625" calcext:value-type="float">
            <text:p>5.64562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style-name="ce1" table:formula="of:=10^9*[.A1529]" office:value-type="float" office:value="564.5625" calcext:value-type="float">
            <text:p>564.5625</text:p>
          </table:table-cell>
          <table:table-cell table:style-name="ce1" table:formula="of:=[.B1529]" office:value-type="float" office:value="-0.877211" calcext:value-type="float">
            <text:p>-0.877211</text:p>
          </table:table-cell>
          <table:table-cell table:number-columns-repeated="59"/>
        </table:table-row>
        <table:table-row table:style-name="ro1">
          <table:table-cell office:value-type="float" office:value="0.0000005650625" calcext:value-type="float">
            <text:p>5.65062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style-name="ce1" table:formula="of:=10^9*[.A1530]" office:value-type="float" office:value="565.0625" calcext:value-type="float">
            <text:p>565.0625</text:p>
          </table:table-cell>
          <table:table-cell table:style-name="ce1" table:formula="of:=[.B1530]" office:value-type="float" office:value="-0.877211" calcext:value-type="float">
            <text:p>-0.877211</text:p>
          </table:table-cell>
          <table:table-cell table:number-columns-repeated="59"/>
        </table:table-row>
        <table:table-row table:style-name="ro1">
          <table:table-cell office:value-type="float" office:value="0.0000005655625" calcext:value-type="float">
            <text:p>5.65562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style-name="ce1" table:formula="of:=10^9*[.A1531]" office:value-type="float" office:value="565.5625" calcext:value-type="float">
            <text:p>565.5625</text:p>
          </table:table-cell>
          <table:table-cell table:style-name="ce1" table:formula="of:=[.B1531]" office:value-type="float" office:value="-0.877211" calcext:value-type="float">
            <text:p>-0.877211</text:p>
          </table:table-cell>
          <table:table-cell table:number-columns-repeated="59"/>
        </table:table-row>
        <table:table-row table:style-name="ro1">
          <table:table-cell office:value-type="float" office:value="0.0000005660625" calcext:value-type="float">
            <text:p>5.66062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style-name="ce1" table:formula="of:=10^9*[.A1532]" office:value-type="float" office:value="566.0625" calcext:value-type="float">
            <text:p>566.0625</text:p>
          </table:table-cell>
          <table:table-cell table:style-name="ce1" table:formula="of:=[.B1532]" office:value-type="float" office:value="-0.869171" calcext:value-type="float">
            <text:p>-0.869171</text:p>
          </table:table-cell>
          <table:table-cell table:number-columns-repeated="59"/>
        </table:table-row>
        <table:table-row table:style-name="ro1">
          <table:table-cell office:value-type="float" office:value="0.0000005665625" calcext:value-type="float">
            <text:p>5.665625E-07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style-name="ce1" table:formula="of:=10^9*[.A1533]" office:value-type="float" office:value="566.5625" calcext:value-type="float">
            <text:p>566.5625</text:p>
          </table:table-cell>
          <table:table-cell table:style-name="ce1" table:formula="of:=[.B1533]" office:value-type="float" office:value="-0.885251" calcext:value-type="float">
            <text:p>-0.885251</text:p>
          </table:table-cell>
          <table:table-cell table:number-columns-repeated="59"/>
        </table:table-row>
        <table:table-row table:style-name="ro1">
          <table:table-cell office:value-type="float" office:value="0.0000005670625" calcext:value-type="float">
            <text:p>5.670625E-07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style-name="ce1" table:formula="of:=10^9*[.A1534]" office:value-type="float" office:value="567.0625" calcext:value-type="float">
            <text:p>567.0625</text:p>
          </table:table-cell>
          <table:table-cell table:style-name="ce1" table:formula="of:=[.B1534]" office:value-type="float" office:value="-0.885251" calcext:value-type="float">
            <text:p>-0.885251</text:p>
          </table:table-cell>
          <table:table-cell table:number-columns-repeated="59"/>
        </table:table-row>
        <table:table-row table:style-name="ro1">
          <table:table-cell office:value-type="float" office:value="0.0000005675625" calcext:value-type="float">
            <text:p>5.67562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style-name="ce1" table:formula="of:=10^9*[.A1535]" office:value-type="float" office:value="567.5625" calcext:value-type="float">
            <text:p>567.5625</text:p>
          </table:table-cell>
          <table:table-cell table:style-name="ce1" table:formula="of:=[.B1535]" office:value-type="float" office:value="-0.869171" calcext:value-type="float">
            <text:p>-0.869171</text:p>
          </table:table-cell>
          <table:table-cell table:number-columns-repeated="59"/>
        </table:table-row>
        <table:table-row table:style-name="ro1">
          <table:table-cell office:value-type="float" office:value="0.0000005680625" calcext:value-type="float">
            <text:p>5.680625E-07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style-name="ce1" table:formula="of:=10^9*[.A1536]" office:value-type="float" office:value="568.0625" calcext:value-type="float">
            <text:p>568.0625</text:p>
          </table:table-cell>
          <table:table-cell table:style-name="ce1" table:formula="of:=[.B1536]" office:value-type="float" office:value="-0.885251" calcext:value-type="float">
            <text:p>-0.885251</text:p>
          </table:table-cell>
          <table:table-cell table:number-columns-repeated="59"/>
        </table:table-row>
        <table:table-row table:style-name="ro1">
          <table:table-cell office:value-type="float" office:value="0.0000005685625" calcext:value-type="float">
            <text:p>5.68562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style-name="ce1" table:formula="of:=10^9*[.A1537]" office:value-type="float" office:value="568.5625" calcext:value-type="float">
            <text:p>568.5625</text:p>
          </table:table-cell>
          <table:table-cell table:style-name="ce1" table:formula="of:=[.B1537]" office:value-type="float" office:value="-0.877211" calcext:value-type="float">
            <text:p>-0.877211</text:p>
          </table:table-cell>
          <table:table-cell table:number-columns-repeated="59"/>
        </table:table-row>
        <table:table-row table:style-name="ro1">
          <table:table-cell office:value-type="float" office:value="0.0000005690625" calcext:value-type="float">
            <text:p>5.690625E-07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style-name="ce1" table:formula="of:=10^9*[.A1538]" office:value-type="float" office:value="569.0625" calcext:value-type="float">
            <text:p>569.0625</text:p>
          </table:table-cell>
          <table:table-cell table:style-name="ce1" table:formula="of:=[.B1538]" office:value-type="float" office:value="-0.885251" calcext:value-type="float">
            <text:p>-0.885251</text:p>
          </table:table-cell>
          <table:table-cell table:number-columns-repeated="59"/>
        </table:table-row>
        <table:table-row table:style-name="ro1">
          <table:table-cell office:value-type="float" office:value="0.0000005695625" calcext:value-type="float">
            <text:p>5.695625E-07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style-name="ce1" table:formula="of:=10^9*[.A1539]" office:value-type="float" office:value="569.5625" calcext:value-type="float">
            <text:p>569.5625</text:p>
          </table:table-cell>
          <table:table-cell table:style-name="ce1" table:formula="of:=[.B1539]" office:value-type="float" office:value="-0.885251" calcext:value-type="float">
            <text:p>-0.885251</text:p>
          </table:table-cell>
          <table:table-cell table:number-columns-repeated="59"/>
        </table:table-row>
        <table:table-row table:style-name="ro1">
          <table:table-cell office:value-type="float" office:value="0.0000005700625" calcext:value-type="float">
            <text:p>5.70062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style-name="ce1" table:formula="of:=10^9*[.A1540]" office:value-type="float" office:value="570.0625" calcext:value-type="float">
            <text:p>570.0625</text:p>
          </table:table-cell>
          <table:table-cell table:style-name="ce1" table:formula="of:=[.B1540]" office:value-type="float" office:value="-0.877211" calcext:value-type="float">
            <text:p>-0.877211</text:p>
          </table:table-cell>
          <table:table-cell table:number-columns-repeated="59"/>
        </table:table-row>
        <table:table-row table:style-name="ro1">
          <table:table-cell office:value-type="float" office:value="0.0000005705625" calcext:value-type="float">
            <text:p>5.705625E-07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style-name="ce1" table:formula="of:=10^9*[.A1541]" office:value-type="float" office:value="570.5625" calcext:value-type="float">
            <text:p>570.5625</text:p>
          </table:table-cell>
          <table:table-cell table:style-name="ce1" table:formula="of:=[.B1541]" office:value-type="float" office:value="-0.885251" calcext:value-type="float">
            <text:p>-0.885251</text:p>
          </table:table-cell>
          <table:table-cell table:number-columns-repeated="59"/>
        </table:table-row>
        <table:table-row table:style-name="ro1">
          <table:table-cell office:value-type="float" office:value="0.0000005710625" calcext:value-type="float">
            <text:p>5.710625E-07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style-name="ce1" table:formula="of:=10^9*[.A1542]" office:value-type="float" office:value="571.0625" calcext:value-type="float">
            <text:p>571.0625</text:p>
          </table:table-cell>
          <table:table-cell table:style-name="ce1" table:formula="of:=[.B1542]" office:value-type="float" office:value="-0.885251" calcext:value-type="float">
            <text:p>-0.885251</text:p>
          </table:table-cell>
          <table:table-cell table:number-columns-repeated="59"/>
        </table:table-row>
        <table:table-row table:style-name="ro1">
          <table:table-cell office:value-type="float" office:value="0.0000005715625" calcext:value-type="float">
            <text:p>5.71562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style-name="ce1" table:formula="of:=10^9*[.A1543]" office:value-type="float" office:value="571.5625" calcext:value-type="float">
            <text:p>571.5625</text:p>
          </table:table-cell>
          <table:table-cell table:style-name="ce1" table:formula="of:=[.B1543]" office:value-type="float" office:value="-0.877211" calcext:value-type="float">
            <text:p>-0.877211</text:p>
          </table:table-cell>
          <table:table-cell table:number-columns-repeated="59"/>
        </table:table-row>
        <table:table-row table:style-name="ro1">
          <table:table-cell office:value-type="float" office:value="0.0000005720625" calcext:value-type="float">
            <text:p>5.720625E-07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style-name="ce1" table:formula="of:=10^9*[.A1544]" office:value-type="float" office:value="572.0625" calcext:value-type="float">
            <text:p>572.0625</text:p>
          </table:table-cell>
          <table:table-cell table:style-name="ce1" table:formula="of:=[.B1544]" office:value-type="float" office:value="-0.885251" calcext:value-type="float">
            <text:p>-0.885251</text:p>
          </table:table-cell>
          <table:table-cell table:number-columns-repeated="59"/>
        </table:table-row>
        <table:table-row table:style-name="ro1">
          <table:table-cell office:value-type="float" office:value="0.0000005725625" calcext:value-type="float">
            <text:p>5.72562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style-name="ce1" table:formula="of:=10^9*[.A1545]" office:value-type="float" office:value="572.5625" calcext:value-type="float">
            <text:p>572.5625</text:p>
          </table:table-cell>
          <table:table-cell table:style-name="ce1" table:formula="of:=[.B1545]" office:value-type="float" office:value="-0.877211" calcext:value-type="float">
            <text:p>-0.877211</text:p>
          </table:table-cell>
          <table:table-cell table:number-columns-repeated="59"/>
        </table:table-row>
        <table:table-row table:style-name="ro1">
          <table:table-cell office:value-type="float" office:value="0.0000005730625" calcext:value-type="float">
            <text:p>5.730625E-07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style-name="ce1" table:formula="of:=10^9*[.A1546]" office:value-type="float" office:value="573.0625" calcext:value-type="float">
            <text:p>573.0625</text:p>
          </table:table-cell>
          <table:table-cell table:style-name="ce1" table:formula="of:=[.B1546]" office:value-type="float" office:value="-0.885251" calcext:value-type="float">
            <text:p>-0.885251</text:p>
          </table:table-cell>
          <table:table-cell table:number-columns-repeated="59"/>
        </table:table-row>
        <table:table-row table:style-name="ro1">
          <table:table-cell office:value-type="float" office:value="0.0000005735625" calcext:value-type="float">
            <text:p>5.735625E-07</text:p>
          </table:table-cell>
          <table:table-cell office:value-type="float" office:value="-0.893291" calcext:value-type="float">
            <text:p>-0.893291</text:p>
          </table:table-cell>
          <table:table-cell/>
          <table:table-cell table:style-name="ce1" table:formula="of:=10^9*[.A1547]" office:value-type="float" office:value="573.5625" calcext:value-type="float">
            <text:p>573.5625</text:p>
          </table:table-cell>
          <table:table-cell table:style-name="ce1" table:formula="of:=[.B1547]" office:value-type="float" office:value="-0.893291" calcext:value-type="float">
            <text:p>-0.893291</text:p>
          </table:table-cell>
          <table:table-cell table:number-columns-repeated="59"/>
        </table:table-row>
        <table:table-row table:style-name="ro1">
          <table:table-cell office:value-type="float" office:value="0.0000005740625" calcext:value-type="float">
            <text:p>5.740625E-07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style-name="ce1" table:formula="of:=10^9*[.A1548]" office:value-type="float" office:value="574.0625" calcext:value-type="float">
            <text:p>574.0625</text:p>
          </table:table-cell>
          <table:table-cell table:style-name="ce1" table:formula="of:=[.B1548]" office:value-type="float" office:value="-0.885251" calcext:value-type="float">
            <text:p>-0.885251</text:p>
          </table:table-cell>
          <table:table-cell table:number-columns-repeated="59"/>
        </table:table-row>
        <table:table-row table:style-name="ro1">
          <table:table-cell office:value-type="float" office:value="0.0000005745625" calcext:value-type="float">
            <text:p>5.745625E-07</text:p>
          </table:table-cell>
          <table:table-cell office:value-type="float" office:value="-0.893291" calcext:value-type="float">
            <text:p>-0.893291</text:p>
          </table:table-cell>
          <table:table-cell/>
          <table:table-cell table:style-name="ce1" table:formula="of:=10^9*[.A1549]" office:value-type="float" office:value="574.5625" calcext:value-type="float">
            <text:p>574.5625</text:p>
          </table:table-cell>
          <table:table-cell table:style-name="ce1" table:formula="of:=[.B1549]" office:value-type="float" office:value="-0.893291" calcext:value-type="float">
            <text:p>-0.893291</text:p>
          </table:table-cell>
          <table:table-cell table:number-columns-repeated="59"/>
        </table:table-row>
        <table:table-row table:style-name="ro1">
          <table:table-cell office:value-type="float" office:value="0.0000005750625" calcext:value-type="float">
            <text:p>5.750625E-07</text:p>
          </table:table-cell>
          <table:table-cell office:value-type="float" office:value="-0.893291" calcext:value-type="float">
            <text:p>-0.893291</text:p>
          </table:table-cell>
          <table:table-cell/>
          <table:table-cell table:style-name="ce1" table:formula="of:=10^9*[.A1550]" office:value-type="float" office:value="575.0625" calcext:value-type="float">
            <text:p>575.0625</text:p>
          </table:table-cell>
          <table:table-cell table:style-name="ce1" table:formula="of:=[.B1550]" office:value-type="float" office:value="-0.893291" calcext:value-type="float">
            <text:p>-0.893291</text:p>
          </table:table-cell>
          <table:table-cell table:number-columns-repeated="59"/>
        </table:table-row>
        <table:table-row table:style-name="ro1">
          <table:table-cell office:value-type="float" office:value="0.0000005755625" calcext:value-type="float">
            <text:p>5.755625E-07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style-name="ce1" table:formula="of:=10^9*[.A1551]" office:value-type="float" office:value="575.5625" calcext:value-type="float">
            <text:p>575.5625</text:p>
          </table:table-cell>
          <table:table-cell table:style-name="ce1" table:formula="of:=[.B1551]" office:value-type="float" office:value="-0.885251" calcext:value-type="float">
            <text:p>-0.885251</text:p>
          </table:table-cell>
          <table:table-cell table:number-columns-repeated="59"/>
        </table:table-row>
        <table:table-row table:style-name="ro1">
          <table:table-cell office:value-type="float" office:value="0.0000005760625" calcext:value-type="float">
            <text:p>5.760625E-07</text:p>
          </table:table-cell>
          <table:table-cell office:value-type="float" office:value="-0.901332" calcext:value-type="float">
            <text:p>-0.901332</text:p>
          </table:table-cell>
          <table:table-cell/>
          <table:table-cell table:style-name="ce1" table:formula="of:=10^9*[.A1552]" office:value-type="float" office:value="576.0625" calcext:value-type="float">
            <text:p>576.0625</text:p>
          </table:table-cell>
          <table:table-cell table:style-name="ce1" table:formula="of:=[.B1552]" office:value-type="float" office:value="-0.901332" calcext:value-type="float">
            <text:p>-0.901332</text:p>
          </table:table-cell>
          <table:table-cell table:number-columns-repeated="59"/>
        </table:table-row>
        <table:table-row table:style-name="ro1">
          <table:table-cell office:value-type="float" office:value="0.0000005765625" calcext:value-type="float">
            <text:p>5.765625E-07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style-name="ce1" table:formula="of:=10^9*[.A1553]" office:value-type="float" office:value="576.5625" calcext:value-type="float">
            <text:p>576.5625</text:p>
          </table:table-cell>
          <table:table-cell table:style-name="ce1" table:formula="of:=[.B1553]" office:value-type="float" office:value="-0.885251" calcext:value-type="float">
            <text:p>-0.885251</text:p>
          </table:table-cell>
          <table:table-cell table:number-columns-repeated="59"/>
        </table:table-row>
        <table:table-row table:style-name="ro1">
          <table:table-cell office:value-type="float" office:value="0.0000005770625" calcext:value-type="float">
            <text:p>5.770625E-07</text:p>
          </table:table-cell>
          <table:table-cell office:value-type="float" office:value="-0.893291" calcext:value-type="float">
            <text:p>-0.893291</text:p>
          </table:table-cell>
          <table:table-cell/>
          <table:table-cell table:style-name="ce1" table:formula="of:=10^9*[.A1554]" office:value-type="float" office:value="577.0625" calcext:value-type="float">
            <text:p>577.0625</text:p>
          </table:table-cell>
          <table:table-cell table:style-name="ce1" table:formula="of:=[.B1554]" office:value-type="float" office:value="-0.893291" calcext:value-type="float">
            <text:p>-0.893291</text:p>
          </table:table-cell>
          <table:table-cell table:number-columns-repeated="59"/>
        </table:table-row>
        <table:table-row table:style-name="ro1">
          <table:table-cell office:value-type="float" office:value="0.0000005775625" calcext:value-type="float">
            <text:p>5.775625E-07</text:p>
          </table:table-cell>
          <table:table-cell office:value-type="float" office:value="-0.893291" calcext:value-type="float">
            <text:p>-0.893291</text:p>
          </table:table-cell>
          <table:table-cell/>
          <table:table-cell table:style-name="ce1" table:formula="of:=10^9*[.A1555]" office:value-type="float" office:value="577.5625" calcext:value-type="float">
            <text:p>577.5625</text:p>
          </table:table-cell>
          <table:table-cell table:style-name="ce1" table:formula="of:=[.B1555]" office:value-type="float" office:value="-0.893291" calcext:value-type="float">
            <text:p>-0.893291</text:p>
          </table:table-cell>
          <table:table-cell table:number-columns-repeated="59"/>
        </table:table-row>
        <table:table-row table:style-name="ro1">
          <table:table-cell office:value-type="float" office:value="0.0000005780625" calcext:value-type="float">
            <text:p>5.780625E-07</text:p>
          </table:table-cell>
          <table:table-cell office:value-type="float" office:value="-0.893291" calcext:value-type="float">
            <text:p>-0.893291</text:p>
          </table:table-cell>
          <table:table-cell/>
          <table:table-cell table:style-name="ce1" table:formula="of:=10^9*[.A1556]" office:value-type="float" office:value="578.0625" calcext:value-type="float">
            <text:p>578.0625</text:p>
          </table:table-cell>
          <table:table-cell table:style-name="ce1" table:formula="of:=[.B1556]" office:value-type="float" office:value="-0.893291" calcext:value-type="float">
            <text:p>-0.893291</text:p>
          </table:table-cell>
          <table:table-cell table:number-columns-repeated="59"/>
        </table:table-row>
        <table:table-row table:style-name="ro1">
          <table:table-cell office:value-type="float" office:value="0.0000005785625" calcext:value-type="float">
            <text:p>5.785625E-07</text:p>
          </table:table-cell>
          <table:table-cell office:value-type="float" office:value="-0.901332" calcext:value-type="float">
            <text:p>-0.901332</text:p>
          </table:table-cell>
          <table:table-cell/>
          <table:table-cell table:style-name="ce1" table:formula="of:=10^9*[.A1557]" office:value-type="float" office:value="578.5625" calcext:value-type="float">
            <text:p>578.5625</text:p>
          </table:table-cell>
          <table:table-cell table:style-name="ce1" table:formula="of:=[.B1557]" office:value-type="float" office:value="-0.901332" calcext:value-type="float">
            <text:p>-0.901332</text:p>
          </table:table-cell>
          <table:table-cell table:number-columns-repeated="59"/>
        </table:table-row>
        <table:table-row table:style-name="ro1">
          <table:table-cell office:value-type="float" office:value="0.0000005790625" calcext:value-type="float">
            <text:p>5.790625E-07</text:p>
          </table:table-cell>
          <table:table-cell office:value-type="float" office:value="-0.893291" calcext:value-type="float">
            <text:p>-0.893291</text:p>
          </table:table-cell>
          <table:table-cell/>
          <table:table-cell table:style-name="ce1" table:formula="of:=10^9*[.A1558]" office:value-type="float" office:value="579.0625" calcext:value-type="float">
            <text:p>579.0625</text:p>
          </table:table-cell>
          <table:table-cell table:style-name="ce1" table:formula="of:=[.B1558]" office:value-type="float" office:value="-0.893291" calcext:value-type="float">
            <text:p>-0.893291</text:p>
          </table:table-cell>
          <table:table-cell table:number-columns-repeated="59"/>
        </table:table-row>
        <table:table-row table:style-name="ro1">
          <table:table-cell office:value-type="float" office:value="0.0000005795625" calcext:value-type="float">
            <text:p>5.795625E-07</text:p>
          </table:table-cell>
          <table:table-cell office:value-type="float" office:value="-0.901332" calcext:value-type="float">
            <text:p>-0.901332</text:p>
          </table:table-cell>
          <table:table-cell/>
          <table:table-cell table:style-name="ce1" table:formula="of:=10^9*[.A1559]" office:value-type="float" office:value="579.5625" calcext:value-type="float">
            <text:p>579.5625</text:p>
          </table:table-cell>
          <table:table-cell table:style-name="ce1" table:formula="of:=[.B1559]" office:value-type="float" office:value="-0.901332" calcext:value-type="float">
            <text:p>-0.901332</text:p>
          </table:table-cell>
          <table:table-cell table:number-columns-repeated="59"/>
        </table:table-row>
        <table:table-row table:style-name="ro1">
          <table:table-cell office:value-type="float" office:value="0.0000005800625" calcext:value-type="float">
            <text:p>5.800625E-07</text:p>
          </table:table-cell>
          <table:table-cell office:value-type="float" office:value="-0.893291" calcext:value-type="float">
            <text:p>-0.893291</text:p>
          </table:table-cell>
          <table:table-cell/>
          <table:table-cell table:style-name="ce1" table:formula="of:=10^9*[.A1560]" office:value-type="float" office:value="580.0625" calcext:value-type="float">
            <text:p>580.0625</text:p>
          </table:table-cell>
          <table:table-cell table:style-name="ce1" table:formula="of:=[.B1560]" office:value-type="float" office:value="-0.893291" calcext:value-type="float">
            <text:p>-0.893291</text:p>
          </table:table-cell>
          <table:table-cell table:number-columns-repeated="59"/>
        </table:table-row>
        <table:table-row table:style-name="ro1">
          <table:table-cell office:value-type="float" office:value="0.0000005805625" calcext:value-type="float">
            <text:p>5.805625E-07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style-name="ce1" table:formula="of:=10^9*[.A1561]" office:value-type="float" office:value="580.5625" calcext:value-type="float">
            <text:p>580.5625</text:p>
          </table:table-cell>
          <table:table-cell table:style-name="ce1" table:formula="of:=[.B1561]" office:value-type="float" office:value="-0.885251" calcext:value-type="float">
            <text:p>-0.885251</text:p>
          </table:table-cell>
          <table:table-cell table:number-columns-repeated="59"/>
        </table:table-row>
        <table:table-row table:style-name="ro1">
          <table:table-cell office:value-type="float" office:value="0.0000005810625" calcext:value-type="float">
            <text:p>5.810625E-07</text:p>
          </table:table-cell>
          <table:table-cell office:value-type="float" office:value="-0.893291" calcext:value-type="float">
            <text:p>-0.893291</text:p>
          </table:table-cell>
          <table:table-cell/>
          <table:table-cell table:style-name="ce1" table:formula="of:=10^9*[.A1562]" office:value-type="float" office:value="581.0625" calcext:value-type="float">
            <text:p>581.0625</text:p>
          </table:table-cell>
          <table:table-cell table:style-name="ce1" table:formula="of:=[.B1562]" office:value-type="float" office:value="-0.893291" calcext:value-type="float">
            <text:p>-0.893291</text:p>
          </table:table-cell>
          <table:table-cell table:number-columns-repeated="59"/>
        </table:table-row>
        <table:table-row table:style-name="ro1">
          <table:table-cell office:value-type="float" office:value="0.0000005815625" calcext:value-type="float">
            <text:p>5.815625E-07</text:p>
          </table:table-cell>
          <table:table-cell office:value-type="float" office:value="-0.893291" calcext:value-type="float">
            <text:p>-0.893291</text:p>
          </table:table-cell>
          <table:table-cell/>
          <table:table-cell table:style-name="ce1" table:formula="of:=10^9*[.A1563]" office:value-type="float" office:value="581.5625" calcext:value-type="float">
            <text:p>581.5625</text:p>
          </table:table-cell>
          <table:table-cell table:style-name="ce1" table:formula="of:=[.B1563]" office:value-type="float" office:value="-0.893291" calcext:value-type="float">
            <text:p>-0.893291</text:p>
          </table:table-cell>
          <table:table-cell table:number-columns-repeated="59"/>
        </table:table-row>
        <table:table-row table:style-name="ro1">
          <table:table-cell office:value-type="float" office:value="0.0000005820625" calcext:value-type="float">
            <text:p>5.820625E-07</text:p>
          </table:table-cell>
          <table:table-cell office:value-type="float" office:value="-0.893291" calcext:value-type="float">
            <text:p>-0.893291</text:p>
          </table:table-cell>
          <table:table-cell/>
          <table:table-cell table:style-name="ce1" table:formula="of:=10^9*[.A1564]" office:value-type="float" office:value="582.0625" calcext:value-type="float">
            <text:p>582.0625</text:p>
          </table:table-cell>
          <table:table-cell table:style-name="ce1" table:formula="of:=[.B1564]" office:value-type="float" office:value="-0.893291" calcext:value-type="float">
            <text:p>-0.893291</text:p>
          </table:table-cell>
          <table:table-cell table:number-columns-repeated="59"/>
        </table:table-row>
        <table:table-row table:style-name="ro1">
          <table:table-cell office:value-type="float" office:value="0.0000005825625" calcext:value-type="float">
            <text:p>5.825625E-07</text:p>
          </table:table-cell>
          <table:table-cell office:value-type="float" office:value="-0.901332" calcext:value-type="float">
            <text:p>-0.901332</text:p>
          </table:table-cell>
          <table:table-cell/>
          <table:table-cell table:style-name="ce1" table:formula="of:=10^9*[.A1565]" office:value-type="float" office:value="582.5625" calcext:value-type="float">
            <text:p>582.5625</text:p>
          </table:table-cell>
          <table:table-cell table:style-name="ce1" table:formula="of:=[.B1565]" office:value-type="float" office:value="-0.901332" calcext:value-type="float">
            <text:p>-0.901332</text:p>
          </table:table-cell>
          <table:table-cell table:number-columns-repeated="59"/>
        </table:table-row>
        <table:table-row table:style-name="ro1">
          <table:table-cell office:value-type="float" office:value="0.0000005830625" calcext:value-type="float">
            <text:p>5.830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style-name="ce1" table:formula="of:=10^9*[.A1566]" office:value-type="float" office:value="583.0625" calcext:value-type="float">
            <text:p>583.0625</text:p>
          </table:table-cell>
          <table:table-cell table:style-name="ce1" table:formula="of:=[.B1566]" office:value-type="float" office:value="-0.909372" calcext:value-type="float">
            <text:p>-0.909372</text:p>
          </table:table-cell>
          <table:table-cell table:number-columns-repeated="59"/>
        </table:table-row>
        <table:table-row table:style-name="ro1">
          <table:table-cell office:value-type="float" office:value="0.0000005835625" calcext:value-type="float">
            <text:p>5.835625E-07</text:p>
          </table:table-cell>
          <table:table-cell office:value-type="float" office:value="-0.901332" calcext:value-type="float">
            <text:p>-0.901332</text:p>
          </table:table-cell>
          <table:table-cell/>
          <table:table-cell table:style-name="ce1" table:formula="of:=10^9*[.A1567]" office:value-type="float" office:value="583.5625" calcext:value-type="float">
            <text:p>583.5625</text:p>
          </table:table-cell>
          <table:table-cell table:style-name="ce1" table:formula="of:=[.B1567]" office:value-type="float" office:value="-0.901332" calcext:value-type="float">
            <text:p>-0.901332</text:p>
          </table:table-cell>
          <table:table-cell table:number-columns-repeated="59"/>
        </table:table-row>
        <table:table-row table:style-name="ro1">
          <table:table-cell office:value-type="float" office:value="0.0000005840625" calcext:value-type="float">
            <text:p>5.840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style-name="ce1" table:formula="of:=10^9*[.A1568]" office:value-type="float" office:value="584.0625" calcext:value-type="float">
            <text:p>584.0625</text:p>
          </table:table-cell>
          <table:table-cell table:style-name="ce1" table:formula="of:=[.B1568]" office:value-type="float" office:value="-0.909372" calcext:value-type="float">
            <text:p>-0.909372</text:p>
          </table:table-cell>
          <table:table-cell table:number-columns-repeated="59"/>
        </table:table-row>
        <table:table-row table:style-name="ro1">
          <table:table-cell office:value-type="float" office:value="0.0000005845625" calcext:value-type="float">
            <text:p>5.845625E-07</text:p>
          </table:table-cell>
          <table:table-cell office:value-type="float" office:value="-0.893291" calcext:value-type="float">
            <text:p>-0.893291</text:p>
          </table:table-cell>
          <table:table-cell/>
          <table:table-cell table:style-name="ce1" table:formula="of:=10^9*[.A1569]" office:value-type="float" office:value="584.5625" calcext:value-type="float">
            <text:p>584.5625</text:p>
          </table:table-cell>
          <table:table-cell table:style-name="ce1" table:formula="of:=[.B1569]" office:value-type="float" office:value="-0.893291" calcext:value-type="float">
            <text:p>-0.893291</text:p>
          </table:table-cell>
          <table:table-cell table:number-columns-repeated="59"/>
        </table:table-row>
        <table:table-row table:style-name="ro1">
          <table:table-cell office:value-type="float" office:value="0.0000005850625" calcext:value-type="float">
            <text:p>5.850625E-07</text:p>
          </table:table-cell>
          <table:table-cell office:value-type="float" office:value="-0.901332" calcext:value-type="float">
            <text:p>-0.901332</text:p>
          </table:table-cell>
          <table:table-cell/>
          <table:table-cell table:style-name="ce1" table:formula="of:=10^9*[.A1570]" office:value-type="float" office:value="585.0625" calcext:value-type="float">
            <text:p>585.0625</text:p>
          </table:table-cell>
          <table:table-cell table:style-name="ce1" table:formula="of:=[.B1570]" office:value-type="float" office:value="-0.901332" calcext:value-type="float">
            <text:p>-0.901332</text:p>
          </table:table-cell>
          <table:table-cell table:number-columns-repeated="59"/>
        </table:table-row>
        <table:table-row table:style-name="ro1">
          <table:table-cell office:value-type="float" office:value="0.0000005855625" calcext:value-type="float">
            <text:p>5.855625E-07</text:p>
          </table:table-cell>
          <table:table-cell office:value-type="float" office:value="-0.901332" calcext:value-type="float">
            <text:p>-0.901332</text:p>
          </table:table-cell>
          <table:table-cell/>
          <table:table-cell table:style-name="ce1" table:formula="of:=10^9*[.A1571]" office:value-type="float" office:value="585.5625" calcext:value-type="float">
            <text:p>585.5625</text:p>
          </table:table-cell>
          <table:table-cell table:style-name="ce1" table:formula="of:=[.B1571]" office:value-type="float" office:value="-0.901332" calcext:value-type="float">
            <text:p>-0.901332</text:p>
          </table:table-cell>
          <table:table-cell table:number-columns-repeated="59"/>
        </table:table-row>
        <table:table-row table:style-name="ro1">
          <table:table-cell office:value-type="float" office:value="0.0000005860625" calcext:value-type="float">
            <text:p>5.860625E-07</text:p>
          </table:table-cell>
          <table:table-cell office:value-type="float" office:value="-0.901332" calcext:value-type="float">
            <text:p>-0.901332</text:p>
          </table:table-cell>
          <table:table-cell/>
          <table:table-cell table:style-name="ce1" table:formula="of:=10^9*[.A1572]" office:value-type="float" office:value="586.0625" calcext:value-type="float">
            <text:p>586.0625</text:p>
          </table:table-cell>
          <table:table-cell table:style-name="ce1" table:formula="of:=[.B1572]" office:value-type="float" office:value="-0.901332" calcext:value-type="float">
            <text:p>-0.901332</text:p>
          </table:table-cell>
          <table:table-cell table:number-columns-repeated="59"/>
        </table:table-row>
        <table:table-row table:style-name="ro1">
          <table:table-cell office:value-type="float" office:value="0.0000005865625" calcext:value-type="float">
            <text:p>5.865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style-name="ce1" table:formula="of:=10^9*[.A1573]" office:value-type="float" office:value="586.5625" calcext:value-type="float">
            <text:p>586.5625</text:p>
          </table:table-cell>
          <table:table-cell table:style-name="ce1" table:formula="of:=[.B1573]" office:value-type="float" office:value="-0.909372" calcext:value-type="float">
            <text:p>-0.909372</text:p>
          </table:table-cell>
          <table:table-cell table:number-columns-repeated="59"/>
        </table:table-row>
        <table:table-row table:style-name="ro1">
          <table:table-cell office:value-type="float" office:value="0.0000005870625" calcext:value-type="float">
            <text:p>5.870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style-name="ce1" table:formula="of:=10^9*[.A1574]" office:value-type="float" office:value="587.0625" calcext:value-type="float">
            <text:p>587.0625</text:p>
          </table:table-cell>
          <table:table-cell table:style-name="ce1" table:formula="of:=[.B1574]" office:value-type="float" office:value="-0.909372" calcext:value-type="float">
            <text:p>-0.909372</text:p>
          </table:table-cell>
          <table:table-cell table:number-columns-repeated="59"/>
        </table:table-row>
        <table:table-row table:style-name="ro1">
          <table:table-cell office:value-type="float" office:value="0.0000005875625" calcext:value-type="float">
            <text:p>5.875625E-07</text:p>
          </table:table-cell>
          <table:table-cell office:value-type="float" office:value="-0.901332" calcext:value-type="float">
            <text:p>-0.901332</text:p>
          </table:table-cell>
          <table:table-cell/>
          <table:table-cell table:style-name="ce1" table:formula="of:=10^9*[.A1575]" office:value-type="float" office:value="587.5625" calcext:value-type="float">
            <text:p>587.5625</text:p>
          </table:table-cell>
          <table:table-cell table:style-name="ce1" table:formula="of:=[.B1575]" office:value-type="float" office:value="-0.901332" calcext:value-type="float">
            <text:p>-0.901332</text:p>
          </table:table-cell>
          <table:table-cell table:number-columns-repeated="59"/>
        </table:table-row>
        <table:table-row table:style-name="ro1">
          <table:table-cell office:value-type="float" office:value="0.0000005880625" calcext:value-type="float">
            <text:p>5.880625E-07</text:p>
          </table:table-cell>
          <table:table-cell office:value-type="float" office:value="-0.901332" calcext:value-type="float">
            <text:p>-0.901332</text:p>
          </table:table-cell>
          <table:table-cell/>
          <table:table-cell table:style-name="ce1" table:formula="of:=10^9*[.A1576]" office:value-type="float" office:value="588.0625" calcext:value-type="float">
            <text:p>588.0625</text:p>
          </table:table-cell>
          <table:table-cell table:style-name="ce1" table:formula="of:=[.B1576]" office:value-type="float" office:value="-0.901332" calcext:value-type="float">
            <text:p>-0.901332</text:p>
          </table:table-cell>
          <table:table-cell table:number-columns-repeated="59"/>
        </table:table-row>
        <table:table-row table:style-name="ro1">
          <table:table-cell office:value-type="float" office:value="0.0000005885625" calcext:value-type="float">
            <text:p>5.885625E-07</text:p>
          </table:table-cell>
          <table:table-cell office:value-type="float" office:value="-0.901332" calcext:value-type="float">
            <text:p>-0.901332</text:p>
          </table:table-cell>
          <table:table-cell/>
          <table:table-cell table:style-name="ce1" table:formula="of:=10^9*[.A1577]" office:value-type="float" office:value="588.5625" calcext:value-type="float">
            <text:p>588.5625</text:p>
          </table:table-cell>
          <table:table-cell table:style-name="ce1" table:formula="of:=[.B1577]" office:value-type="float" office:value="-0.901332" calcext:value-type="float">
            <text:p>-0.901332</text:p>
          </table:table-cell>
          <table:table-cell table:number-columns-repeated="59"/>
        </table:table-row>
        <table:table-row table:style-name="ro1">
          <table:table-cell office:value-type="float" office:value="0.0000005890625" calcext:value-type="float">
            <text:p>5.890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style-name="ce1" table:formula="of:=10^9*[.A1578]" office:value-type="float" office:value="589.0625" calcext:value-type="float">
            <text:p>589.0625</text:p>
          </table:table-cell>
          <table:table-cell table:style-name="ce1" table:formula="of:=[.B1578]" office:value-type="float" office:value="-0.909372" calcext:value-type="float">
            <text:p>-0.909372</text:p>
          </table:table-cell>
          <table:table-cell table:number-columns-repeated="59"/>
        </table:table-row>
        <table:table-row table:style-name="ro1">
          <table:table-cell office:value-type="float" office:value="0.0000005895625" calcext:value-type="float">
            <text:p>5.895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style-name="ce1" table:formula="of:=10^9*[.A1579]" office:value-type="float" office:value="589.5625" calcext:value-type="float">
            <text:p>589.5625</text:p>
          </table:table-cell>
          <table:table-cell table:style-name="ce1" table:formula="of:=[.B1579]" office:value-type="float" office:value="-0.909372" calcext:value-type="float">
            <text:p>-0.909372</text:p>
          </table:table-cell>
          <table:table-cell table:number-columns-repeated="59"/>
        </table:table-row>
        <table:table-row table:style-name="ro1">
          <table:table-cell office:value-type="float" office:value="0.0000005900625" calcext:value-type="float">
            <text:p>5.900625E-07</text:p>
          </table:table-cell>
          <table:table-cell office:value-type="float" office:value="-0.901332" calcext:value-type="float">
            <text:p>-0.901332</text:p>
          </table:table-cell>
          <table:table-cell/>
          <table:table-cell table:style-name="ce1" table:formula="of:=10^9*[.A1580]" office:value-type="float" office:value="590.0625" calcext:value-type="float">
            <text:p>590.0625</text:p>
          </table:table-cell>
          <table:table-cell table:style-name="ce1" table:formula="of:=[.B1580]" office:value-type="float" office:value="-0.901332" calcext:value-type="float">
            <text:p>-0.901332</text:p>
          </table:table-cell>
          <table:table-cell table:number-columns-repeated="59"/>
        </table:table-row>
        <table:table-row table:style-name="ro1">
          <table:table-cell office:value-type="float" office:value="0.0000005905625" calcext:value-type="float">
            <text:p>5.905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style-name="ce1" table:formula="of:=10^9*[.A1581]" office:value-type="float" office:value="590.5625" calcext:value-type="float">
            <text:p>590.5625</text:p>
          </table:table-cell>
          <table:table-cell table:style-name="ce1" table:formula="of:=[.B1581]" office:value-type="float" office:value="-0.909372" calcext:value-type="float">
            <text:p>-0.909372</text:p>
          </table:table-cell>
          <table:table-cell table:number-columns-repeated="59"/>
        </table:table-row>
        <table:table-row table:style-name="ro1">
          <table:table-cell office:value-type="float" office:value="0.0000005910625" calcext:value-type="float">
            <text:p>5.910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style-name="ce1" table:formula="of:=10^9*[.A1582]" office:value-type="float" office:value="591.0625" calcext:value-type="float">
            <text:p>591.0625</text:p>
          </table:table-cell>
          <table:table-cell table:style-name="ce1" table:formula="of:=[.B1582]" office:value-type="float" office:value="-0.909372" calcext:value-type="float">
            <text:p>-0.909372</text:p>
          </table:table-cell>
          <table:table-cell table:number-columns-repeated="59"/>
        </table:table-row>
        <table:table-row table:style-name="ro1">
          <table:table-cell office:value-type="float" office:value="0.0000005915625" calcext:value-type="float">
            <text:p>5.915625E-07</text:p>
          </table:table-cell>
          <table:table-cell office:value-type="float" office:value="-0.901332" calcext:value-type="float">
            <text:p>-0.901332</text:p>
          </table:table-cell>
          <table:table-cell/>
          <table:table-cell table:style-name="ce1" table:formula="of:=10^9*[.A1583]" office:value-type="float" office:value="591.5625" calcext:value-type="float">
            <text:p>591.5625</text:p>
          </table:table-cell>
          <table:table-cell table:style-name="ce1" table:formula="of:=[.B1583]" office:value-type="float" office:value="-0.901332" calcext:value-type="float">
            <text:p>-0.901332</text:p>
          </table:table-cell>
          <table:table-cell table:number-columns-repeated="59"/>
        </table:table-row>
        <table:table-row table:style-name="ro1">
          <table:table-cell office:value-type="float" office:value="0.0000005920625" calcext:value-type="float">
            <text:p>5.920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style-name="ce1" table:formula="of:=10^9*[.A1584]" office:value-type="float" office:value="592.0625" calcext:value-type="float">
            <text:p>592.0625</text:p>
          </table:table-cell>
          <table:table-cell table:style-name="ce1" table:formula="of:=[.B1584]" office:value-type="float" office:value="-0.909372" calcext:value-type="float">
            <text:p>-0.909372</text:p>
          </table:table-cell>
          <table:table-cell table:number-columns-repeated="59"/>
        </table:table-row>
        <table:table-row table:style-name="ro1">
          <table:table-cell office:value-type="float" office:value="0.0000005925625" calcext:value-type="float">
            <text:p>5.925625E-07</text:p>
          </table:table-cell>
          <table:table-cell office:value-type="float" office:value="-0.893291" calcext:value-type="float">
            <text:p>-0.893291</text:p>
          </table:table-cell>
          <table:table-cell/>
          <table:table-cell table:style-name="ce1" table:formula="of:=10^9*[.A1585]" office:value-type="float" office:value="592.5625" calcext:value-type="float">
            <text:p>592.5625</text:p>
          </table:table-cell>
          <table:table-cell table:style-name="ce1" table:formula="of:=[.B1585]" office:value-type="float" office:value="-0.893291" calcext:value-type="float">
            <text:p>-0.893291</text:p>
          </table:table-cell>
          <table:table-cell table:number-columns-repeated="59"/>
        </table:table-row>
        <table:table-row table:style-name="ro1">
          <table:table-cell office:value-type="float" office:value="0.0000005930625" calcext:value-type="float">
            <text:p>5.930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style-name="ce1" table:formula="of:=10^9*[.A1586]" office:value-type="float" office:value="593.0625" calcext:value-type="float">
            <text:p>593.0625</text:p>
          </table:table-cell>
          <table:table-cell table:style-name="ce1" table:formula="of:=[.B1586]" office:value-type="float" office:value="-0.909372" calcext:value-type="float">
            <text:p>-0.909372</text:p>
          </table:table-cell>
          <table:table-cell table:number-columns-repeated="59"/>
        </table:table-row>
        <table:table-row table:style-name="ro1">
          <table:table-cell office:value-type="float" office:value="0.0000005935625" calcext:value-type="float">
            <text:p>5.935625E-07</text:p>
          </table:table-cell>
          <table:table-cell office:value-type="float" office:value="-0.901332" calcext:value-type="float">
            <text:p>-0.901332</text:p>
          </table:table-cell>
          <table:table-cell/>
          <table:table-cell table:style-name="ce1" table:formula="of:=10^9*[.A1587]" office:value-type="float" office:value="593.5625" calcext:value-type="float">
            <text:p>593.5625</text:p>
          </table:table-cell>
          <table:table-cell table:style-name="ce1" table:formula="of:=[.B1587]" office:value-type="float" office:value="-0.901332" calcext:value-type="float">
            <text:p>-0.901332</text:p>
          </table:table-cell>
          <table:table-cell table:number-columns-repeated="59"/>
        </table:table-row>
        <table:table-row table:style-name="ro1">
          <table:table-cell office:value-type="float" office:value="0.0000005940625" calcext:value-type="float">
            <text:p>5.940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style-name="ce1" table:formula="of:=10^9*[.A1588]" office:value-type="float" office:value="594.0625" calcext:value-type="float">
            <text:p>594.0625</text:p>
          </table:table-cell>
          <table:table-cell table:style-name="ce1" table:formula="of:=[.B1588]" office:value-type="float" office:value="-0.909372" calcext:value-type="float">
            <text:p>-0.909372</text:p>
          </table:table-cell>
          <table:table-cell table:number-columns-repeated="59"/>
        </table:table-row>
        <table:table-row table:style-name="ro1">
          <table:table-cell office:value-type="float" office:value="0.0000005945625" calcext:value-type="float">
            <text:p>5.945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style-name="ce1" table:formula="of:=10^9*[.A1589]" office:value-type="float" office:value="594.5625" calcext:value-type="float">
            <text:p>594.5625</text:p>
          </table:table-cell>
          <table:table-cell table:style-name="ce1" table:formula="of:=[.B1589]" office:value-type="float" office:value="-0.909372" calcext:value-type="float">
            <text:p>-0.909372</text:p>
          </table:table-cell>
          <table:table-cell table:number-columns-repeated="59"/>
        </table:table-row>
        <table:table-row table:style-name="ro1">
          <table:table-cell office:value-type="float" office:value="0.0000005950625" calcext:value-type="float">
            <text:p>5.950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style-name="ce1" table:formula="of:=10^9*[.A1590]" office:value-type="float" office:value="595.0625" calcext:value-type="float">
            <text:p>595.0625</text:p>
          </table:table-cell>
          <table:table-cell table:style-name="ce1" table:formula="of:=[.B1590]" office:value-type="float" office:value="-0.909372" calcext:value-type="float">
            <text:p>-0.909372</text:p>
          </table:table-cell>
          <table:table-cell table:number-columns-repeated="59"/>
        </table:table-row>
        <table:table-row table:style-name="ro1">
          <table:table-cell office:value-type="float" office:value="0.0000005955625" calcext:value-type="float">
            <text:p>5.955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style-name="ce1" table:formula="of:=10^9*[.A1591]" office:value-type="float" office:value="595.5625" calcext:value-type="float">
            <text:p>595.5625</text:p>
          </table:table-cell>
          <table:table-cell table:style-name="ce1" table:formula="of:=[.B1591]" office:value-type="float" office:value="-0.909372" calcext:value-type="float">
            <text:p>-0.909372</text:p>
          </table:table-cell>
          <table:table-cell table:number-columns-repeated="59"/>
        </table:table-row>
        <table:table-row table:style-name="ro1">
          <table:table-cell office:value-type="float" office:value="0.0000005960625" calcext:value-type="float">
            <text:p>5.960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style-name="ce1" table:formula="of:=10^9*[.A1592]" office:value-type="float" office:value="596.0625" calcext:value-type="float">
            <text:p>596.0625</text:p>
          </table:table-cell>
          <table:table-cell table:style-name="ce1" table:formula="of:=[.B1592]" office:value-type="float" office:value="-0.909372" calcext:value-type="float">
            <text:p>-0.909372</text:p>
          </table:table-cell>
          <table:table-cell table:number-columns-repeated="59"/>
        </table:table-row>
        <table:table-row table:style-name="ro1">
          <table:table-cell office:value-type="float" office:value="0.0000005965625" calcext:value-type="float">
            <text:p>5.965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style-name="ce1" table:formula="of:=10^9*[.A1593]" office:value-type="float" office:value="596.5625" calcext:value-type="float">
            <text:p>596.5625</text:p>
          </table:table-cell>
          <table:table-cell table:style-name="ce1" table:formula="of:=[.B1593]" office:value-type="float" office:value="-0.909372" calcext:value-type="float">
            <text:p>-0.909372</text:p>
          </table:table-cell>
          <table:table-cell table:number-columns-repeated="59"/>
        </table:table-row>
        <table:table-row table:style-name="ro1">
          <table:table-cell office:value-type="float" office:value="0.0000005970625" calcext:value-type="float">
            <text:p>5.970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style-name="ce1" table:formula="of:=10^9*[.A1594]" office:value-type="float" office:value="597.0625" calcext:value-type="float">
            <text:p>597.0625</text:p>
          </table:table-cell>
          <table:table-cell table:style-name="ce1" table:formula="of:=[.B1594]" office:value-type="float" office:value="-0.909372" calcext:value-type="float">
            <text:p>-0.909372</text:p>
          </table:table-cell>
          <table:table-cell table:number-columns-repeated="59"/>
        </table:table-row>
        <table:table-row table:style-name="ro1">
          <table:table-cell office:value-type="float" office:value="0.0000005975625" calcext:value-type="float">
            <text:p>5.975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style-name="ce1" table:formula="of:=10^9*[.A1595]" office:value-type="float" office:value="597.5625" calcext:value-type="float">
            <text:p>597.5625</text:p>
          </table:table-cell>
          <table:table-cell table:style-name="ce1" table:formula="of:=[.B1595]" office:value-type="float" office:value="-0.909372" calcext:value-type="float">
            <text:p>-0.909372</text:p>
          </table:table-cell>
          <table:table-cell table:number-columns-repeated="59"/>
        </table:table-row>
        <table:table-row table:style-name="ro1">
          <table:table-cell office:value-type="float" office:value="0.0000005980625" calcext:value-type="float">
            <text:p>5.980625E-07</text:p>
          </table:table-cell>
          <table:table-cell office:value-type="float" office:value="-0.901332" calcext:value-type="float">
            <text:p>-0.901332</text:p>
          </table:table-cell>
          <table:table-cell/>
          <table:table-cell table:style-name="ce1" table:formula="of:=10^9*[.A1596]" office:value-type="float" office:value="598.0625" calcext:value-type="float">
            <text:p>598.0625</text:p>
          </table:table-cell>
          <table:table-cell table:style-name="ce1" table:formula="of:=[.B1596]" office:value-type="float" office:value="-0.901332" calcext:value-type="float">
            <text:p>-0.901332</text:p>
          </table:table-cell>
          <table:table-cell table:number-columns-repeated="59"/>
        </table:table-row>
        <table:table-row table:style-name="ro1">
          <table:table-cell office:value-type="float" office:value="0.0000005985625" calcext:value-type="float">
            <text:p>5.985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style-name="ce1" table:formula="of:=10^9*[.A1597]" office:value-type="float" office:value="598.5625" calcext:value-type="float">
            <text:p>598.5625</text:p>
          </table:table-cell>
          <table:table-cell table:style-name="ce1" table:formula="of:=[.B1597]" office:value-type="float" office:value="-0.917412" calcext:value-type="float">
            <text:p>-0.917412</text:p>
          </table:table-cell>
          <table:table-cell table:number-columns-repeated="59"/>
        </table:table-row>
        <table:table-row table:style-name="ro1">
          <table:table-cell office:value-type="float" office:value="0.0000005990625" calcext:value-type="float">
            <text:p>5.990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style-name="ce1" table:formula="of:=10^9*[.A1598]" office:value-type="float" office:value="599.0625" calcext:value-type="float">
            <text:p>599.0625</text:p>
          </table:table-cell>
          <table:table-cell table:style-name="ce1" table:formula="of:=[.B1598]" office:value-type="float" office:value="-0.909372" calcext:value-type="float">
            <text:p>-0.909372</text:p>
          </table:table-cell>
          <table:table-cell table:number-columns-repeated="59"/>
        </table:table-row>
        <table:table-row table:style-name="ro1">
          <table:table-cell office:value-type="float" office:value="0.0000005995625" calcext:value-type="float">
            <text:p>5.995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style-name="ce1" table:formula="of:=10^9*[.A1599]" office:value-type="float" office:value="599.5625" calcext:value-type="float">
            <text:p>599.5625</text:p>
          </table:table-cell>
          <table:table-cell table:style-name="ce1" table:formula="of:=[.B1599]" office:value-type="float" office:value="-0.909372" calcext:value-type="float">
            <text:p>-0.909372</text:p>
          </table:table-cell>
          <table:table-cell table:number-columns-repeated="59"/>
        </table:table-row>
        <table:table-row table:style-name="ro1">
          <table:table-cell office:value-type="float" office:value="0.0000006000625" calcext:value-type="float">
            <text:p>6.000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style-name="ce1" table:formula="of:=10^9*[.A1600]" office:value-type="float" office:value="600.0625" calcext:value-type="float">
            <text:p>600.0625</text:p>
          </table:table-cell>
          <table:table-cell table:style-name="ce1" table:formula="of:=[.B1600]" office:value-type="float" office:value="-0.917412" calcext:value-type="float">
            <text:p>-0.917412</text:p>
          </table:table-cell>
          <table:table-cell table:number-columns-repeated="59"/>
        </table:table-row>
        <table:table-row table:style-name="ro1">
          <table:table-cell office:value-type="float" office:value="0.0000006005625" calcext:value-type="float">
            <text:p>6.005625E-07</text:p>
          </table:table-cell>
          <table:table-cell office:value-type="float" office:value="-0.901332" calcext:value-type="float">
            <text:p>-0.901332</text:p>
          </table:table-cell>
          <table:table-cell/>
          <table:table-cell table:style-name="ce1" table:formula="of:=10^9*[.A1601]" office:value-type="float" office:value="600.5625" calcext:value-type="float">
            <text:p>600.5625</text:p>
          </table:table-cell>
          <table:table-cell table:style-name="ce1" table:formula="of:=[.B1601]" office:value-type="float" office:value="-0.901332" calcext:value-type="float">
            <text:p>-0.901332</text:p>
          </table:table-cell>
          <table:table-cell table:number-columns-repeated="59"/>
        </table:table-row>
        <table:table-row table:style-name="ro1">
          <table:table-cell office:value-type="float" office:value="0.0000006010625" calcext:value-type="float">
            <text:p>6.010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style-name="ce1" table:formula="of:=10^9*[.A1602]" office:value-type="float" office:value="601.0625" calcext:value-type="float">
            <text:p>601.0625</text:p>
          </table:table-cell>
          <table:table-cell table:style-name="ce1" table:formula="of:=[.B1602]" office:value-type="float" office:value="-0.909372" calcext:value-type="float">
            <text:p>-0.909372</text:p>
          </table:table-cell>
          <table:table-cell table:number-columns-repeated="59"/>
        </table:table-row>
        <table:table-row table:style-name="ro1">
          <table:table-cell office:value-type="float" office:value="0.0000006015625" calcext:value-type="float">
            <text:p>6.015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style-name="ce1" table:formula="of:=10^9*[.A1603]" office:value-type="float" office:value="601.5625" calcext:value-type="float">
            <text:p>601.5625</text:p>
          </table:table-cell>
          <table:table-cell table:style-name="ce1" table:formula="of:=[.B1603]" office:value-type="float" office:value="-0.909372" calcext:value-type="float">
            <text:p>-0.909372</text:p>
          </table:table-cell>
          <table:table-cell table:number-columns-repeated="59"/>
        </table:table-row>
        <table:table-row table:style-name="ro1">
          <table:table-cell office:value-type="float" office:value="0.0000006020625" calcext:value-type="float">
            <text:p>6.020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style-name="ce1" table:formula="of:=10^9*[.A1604]" office:value-type="float" office:value="602.0625" calcext:value-type="float">
            <text:p>602.0625</text:p>
          </table:table-cell>
          <table:table-cell table:style-name="ce1" table:formula="of:=[.B1604]" office:value-type="float" office:value="-0.909372" calcext:value-type="float">
            <text:p>-0.909372</text:p>
          </table:table-cell>
          <table:table-cell table:number-columns-repeated="59"/>
        </table:table-row>
        <table:table-row table:style-name="ro1">
          <table:table-cell office:value-type="float" office:value="0.0000006025625" calcext:value-type="float">
            <text:p>6.025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style-name="ce1" table:formula="of:=10^9*[.A1605]" office:value-type="float" office:value="602.5625" calcext:value-type="float">
            <text:p>602.5625</text:p>
          </table:table-cell>
          <table:table-cell table:style-name="ce1" table:formula="of:=[.B1605]" office:value-type="float" office:value="-0.909372" calcext:value-type="float">
            <text:p>-0.909372</text:p>
          </table:table-cell>
          <table:table-cell table:number-columns-repeated="59"/>
        </table:table-row>
        <table:table-row table:style-name="ro1">
          <table:table-cell office:value-type="float" office:value="0.0000006030625" calcext:value-type="float">
            <text:p>6.030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style-name="ce1" table:formula="of:=10^9*[.A1606]" office:value-type="float" office:value="603.0625" calcext:value-type="float">
            <text:p>603.0625</text:p>
          </table:table-cell>
          <table:table-cell table:style-name="ce1" table:formula="of:=[.B1606]" office:value-type="float" office:value="-0.917412" calcext:value-type="float">
            <text:p>-0.917412</text:p>
          </table:table-cell>
          <table:table-cell table:number-columns-repeated="59"/>
        </table:table-row>
        <table:table-row table:style-name="ro1">
          <table:table-cell office:value-type="float" office:value="0.0000006035625" calcext:value-type="float">
            <text:p>6.035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style-name="ce1" table:formula="of:=10^9*[.A1607]" office:value-type="float" office:value="603.5625" calcext:value-type="float">
            <text:p>603.5625</text:p>
          </table:table-cell>
          <table:table-cell table:style-name="ce1" table:formula="of:=[.B1607]" office:value-type="float" office:value="-0.909372" calcext:value-type="float">
            <text:p>-0.909372</text:p>
          </table:table-cell>
          <table:table-cell table:number-columns-repeated="59"/>
        </table:table-row>
        <table:table-row table:style-name="ro1">
          <table:table-cell office:value-type="float" office:value="0.0000006040625" calcext:value-type="float">
            <text:p>6.040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style-name="ce1" table:formula="of:=10^9*[.A1608]" office:value-type="float" office:value="604.0625" calcext:value-type="float">
            <text:p>604.0625</text:p>
          </table:table-cell>
          <table:table-cell table:style-name="ce1" table:formula="of:=[.B1608]" office:value-type="float" office:value="-0.917412" calcext:value-type="float">
            <text:p>-0.917412</text:p>
          </table:table-cell>
          <table:table-cell table:number-columns-repeated="59"/>
        </table:table-row>
        <table:table-row table:style-name="ro1">
          <table:table-cell office:value-type="float" office:value="0.0000006045625" calcext:value-type="float">
            <text:p>6.045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style-name="ce1" table:formula="of:=10^9*[.A1609]" office:value-type="float" office:value="604.5625" calcext:value-type="float">
            <text:p>604.5625</text:p>
          </table:table-cell>
          <table:table-cell table:style-name="ce1" table:formula="of:=[.B1609]" office:value-type="float" office:value="-0.909372" calcext:value-type="float">
            <text:p>-0.909372</text:p>
          </table:table-cell>
          <table:table-cell table:number-columns-repeated="59"/>
        </table:table-row>
        <table:table-row table:style-name="ro1">
          <table:table-cell office:value-type="float" office:value="0.0000006050625" calcext:value-type="float">
            <text:p>6.050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style-name="ce1" table:formula="of:=10^9*[.A1610]" office:value-type="float" office:value="605.0625" calcext:value-type="float">
            <text:p>605.0625</text:p>
          </table:table-cell>
          <table:table-cell table:style-name="ce1" table:formula="of:=[.B1610]" office:value-type="float" office:value="-0.917412" calcext:value-type="float">
            <text:p>-0.917412</text:p>
          </table:table-cell>
          <table:table-cell table:number-columns-repeated="59"/>
        </table:table-row>
        <table:table-row table:style-name="ro1">
          <table:table-cell office:value-type="float" office:value="0.0000006055625" calcext:value-type="float">
            <text:p>6.055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style-name="ce1" table:formula="of:=10^9*[.A1611]" office:value-type="float" office:value="605.5625" calcext:value-type="float">
            <text:p>605.5625</text:p>
          </table:table-cell>
          <table:table-cell table:style-name="ce1" table:formula="of:=[.B1611]" office:value-type="float" office:value="-0.925452" calcext:value-type="float">
            <text:p>-0.925452</text:p>
          </table:table-cell>
          <table:table-cell table:number-columns-repeated="59"/>
        </table:table-row>
        <table:table-row table:style-name="ro1">
          <table:table-cell office:value-type="float" office:value="0.0000006060625" calcext:value-type="float">
            <text:p>6.060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style-name="ce1" table:formula="of:=10^9*[.A1612]" office:value-type="float" office:value="606.0625" calcext:value-type="float">
            <text:p>606.0625</text:p>
          </table:table-cell>
          <table:table-cell table:style-name="ce1" table:formula="of:=[.B1612]" office:value-type="float" office:value="-0.909372" calcext:value-type="float">
            <text:p>-0.909372</text:p>
          </table:table-cell>
          <table:table-cell table:number-columns-repeated="59"/>
        </table:table-row>
        <table:table-row table:style-name="ro1">
          <table:table-cell office:value-type="float" office:value="0.0000006065625" calcext:value-type="float">
            <text:p>6.065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style-name="ce1" table:formula="of:=10^9*[.A1613]" office:value-type="float" office:value="606.5625" calcext:value-type="float">
            <text:p>606.5625</text:p>
          </table:table-cell>
          <table:table-cell table:style-name="ce1" table:formula="of:=[.B1613]" office:value-type="float" office:value="-0.925452" calcext:value-type="float">
            <text:p>-0.925452</text:p>
          </table:table-cell>
          <table:table-cell table:number-columns-repeated="59"/>
        </table:table-row>
        <table:table-row table:style-name="ro1">
          <table:table-cell office:value-type="float" office:value="0.0000006070625" calcext:value-type="float">
            <text:p>6.070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style-name="ce1" table:formula="of:=10^9*[.A1614]" office:value-type="float" office:value="607.0625" calcext:value-type="float">
            <text:p>607.0625</text:p>
          </table:table-cell>
          <table:table-cell table:style-name="ce1" table:formula="of:=[.B1614]" office:value-type="float" office:value="-0.925452" calcext:value-type="float">
            <text:p>-0.925452</text:p>
          </table:table-cell>
          <table:table-cell table:number-columns-repeated="59"/>
        </table:table-row>
        <table:table-row table:style-name="ro1">
          <table:table-cell office:value-type="float" office:value="0.0000006075625" calcext:value-type="float">
            <text:p>6.075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style-name="ce1" table:formula="of:=10^9*[.A1615]" office:value-type="float" office:value="607.5625" calcext:value-type="float">
            <text:p>607.5625</text:p>
          </table:table-cell>
          <table:table-cell table:style-name="ce1" table:formula="of:=[.B1615]" office:value-type="float" office:value="-0.917412" calcext:value-type="float">
            <text:p>-0.917412</text:p>
          </table:table-cell>
          <table:table-cell table:number-columns-repeated="59"/>
        </table:table-row>
        <table:table-row table:style-name="ro1">
          <table:table-cell office:value-type="float" office:value="0.0000006080625" calcext:value-type="float">
            <text:p>6.080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style-name="ce1" table:formula="of:=10^9*[.A1616]" office:value-type="float" office:value="608.0625" calcext:value-type="float">
            <text:p>608.0625</text:p>
          </table:table-cell>
          <table:table-cell table:style-name="ce1" table:formula="of:=[.B1616]" office:value-type="float" office:value="-0.925452" calcext:value-type="float">
            <text:p>-0.925452</text:p>
          </table:table-cell>
          <table:table-cell table:number-columns-repeated="59"/>
        </table:table-row>
        <table:table-row table:style-name="ro1">
          <table:table-cell office:value-type="float" office:value="0.0000006085625" calcext:value-type="float">
            <text:p>6.085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style-name="ce1" table:formula="of:=10^9*[.A1617]" office:value-type="float" office:value="608.5625" calcext:value-type="float">
            <text:p>608.5625</text:p>
          </table:table-cell>
          <table:table-cell table:style-name="ce1" table:formula="of:=[.B1617]" office:value-type="float" office:value="-0.909372" calcext:value-type="float">
            <text:p>-0.909372</text:p>
          </table:table-cell>
          <table:table-cell table:number-columns-repeated="59"/>
        </table:table-row>
        <table:table-row table:style-name="ro1">
          <table:table-cell office:value-type="float" office:value="0.0000006090625" calcext:value-type="float">
            <text:p>6.090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style-name="ce1" table:formula="of:=10^9*[.A1618]" office:value-type="float" office:value="609.0625" calcext:value-type="float">
            <text:p>609.0625</text:p>
          </table:table-cell>
          <table:table-cell table:style-name="ce1" table:formula="of:=[.B1618]" office:value-type="float" office:value="-0.917412" calcext:value-type="float">
            <text:p>-0.917412</text:p>
          </table:table-cell>
          <table:table-cell table:number-columns-repeated="59"/>
        </table:table-row>
        <table:table-row table:style-name="ro1">
          <table:table-cell office:value-type="float" office:value="0.0000006095625" calcext:value-type="float">
            <text:p>6.095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style-name="ce1" table:formula="of:=10^9*[.A1619]" office:value-type="float" office:value="609.5625" calcext:value-type="float">
            <text:p>609.5625</text:p>
          </table:table-cell>
          <table:table-cell table:style-name="ce1" table:formula="of:=[.B1619]" office:value-type="float" office:value="-0.909372" calcext:value-type="float">
            <text:p>-0.909372</text:p>
          </table:table-cell>
          <table:table-cell table:number-columns-repeated="59"/>
        </table:table-row>
        <table:table-row table:style-name="ro1">
          <table:table-cell office:value-type="float" office:value="0.0000006100625" calcext:value-type="float">
            <text:p>6.100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style-name="ce1" table:formula="of:=10^9*[.A1620]" office:value-type="float" office:value="610.0625" calcext:value-type="float">
            <text:p>610.0625</text:p>
          </table:table-cell>
          <table:table-cell table:style-name="ce1" table:formula="of:=[.B1620]" office:value-type="float" office:value="-0.917412" calcext:value-type="float">
            <text:p>-0.917412</text:p>
          </table:table-cell>
          <table:table-cell table:number-columns-repeated="59"/>
        </table:table-row>
        <table:table-row table:style-name="ro1">
          <table:table-cell office:value-type="float" office:value="0.0000006105625" calcext:value-type="float">
            <text:p>6.105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style-name="ce1" table:formula="of:=10^9*[.A1621]" office:value-type="float" office:value="610.5625" calcext:value-type="float">
            <text:p>610.5625</text:p>
          </table:table-cell>
          <table:table-cell table:style-name="ce1" table:formula="of:=[.B1621]" office:value-type="float" office:value="-0.917412" calcext:value-type="float">
            <text:p>-0.917412</text:p>
          </table:table-cell>
          <table:table-cell table:number-columns-repeated="59"/>
        </table:table-row>
        <table:table-row table:style-name="ro1">
          <table:table-cell office:value-type="float" office:value="0.0000006110625" calcext:value-type="float">
            <text:p>6.110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style-name="ce1" table:formula="of:=10^9*[.A1622]" office:value-type="float" office:value="611.0625" calcext:value-type="float">
            <text:p>611.0625</text:p>
          </table:table-cell>
          <table:table-cell table:style-name="ce1" table:formula="of:=[.B1622]" office:value-type="float" office:value="-0.925452" calcext:value-type="float">
            <text:p>-0.925452</text:p>
          </table:table-cell>
          <table:table-cell table:number-columns-repeated="59"/>
        </table:table-row>
        <table:table-row table:style-name="ro1">
          <table:table-cell office:value-type="float" office:value="0.0000006115625" calcext:value-type="float">
            <text:p>6.115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style-name="ce1" table:formula="of:=10^9*[.A1623]" office:value-type="float" office:value="611.5625" calcext:value-type="float">
            <text:p>611.5625</text:p>
          </table:table-cell>
          <table:table-cell table:style-name="ce1" table:formula="of:=[.B1623]" office:value-type="float" office:value="-0.917412" calcext:value-type="float">
            <text:p>-0.917412</text:p>
          </table:table-cell>
          <table:table-cell table:number-columns-repeated="59"/>
        </table:table-row>
        <table:table-row table:style-name="ro1">
          <table:table-cell office:value-type="float" office:value="0.0000006120625" calcext:value-type="float">
            <text:p>6.120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style-name="ce1" table:formula="of:=10^9*[.A1624]" office:value-type="float" office:value="612.0625" calcext:value-type="float">
            <text:p>612.0625</text:p>
          </table:table-cell>
          <table:table-cell table:style-name="ce1" table:formula="of:=[.B1624]" office:value-type="float" office:value="-0.917412" calcext:value-type="float">
            <text:p>-0.917412</text:p>
          </table:table-cell>
          <table:table-cell table:number-columns-repeated="59"/>
        </table:table-row>
        <table:table-row table:style-name="ro1">
          <table:table-cell office:value-type="float" office:value="0.0000006125625" calcext:value-type="float">
            <text:p>6.125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style-name="ce1" table:formula="of:=10^9*[.A1625]" office:value-type="float" office:value="612.5625" calcext:value-type="float">
            <text:p>612.5625</text:p>
          </table:table-cell>
          <table:table-cell table:style-name="ce1" table:formula="of:=[.B1625]" office:value-type="float" office:value="-0.917412" calcext:value-type="float">
            <text:p>-0.917412</text:p>
          </table:table-cell>
          <table:table-cell table:number-columns-repeated="59"/>
        </table:table-row>
        <table:table-row table:style-name="ro1">
          <table:table-cell office:value-type="float" office:value="0.0000006130625" calcext:value-type="float">
            <text:p>6.130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style-name="ce1" table:formula="of:=10^9*[.A1626]" office:value-type="float" office:value="613.0625" calcext:value-type="float">
            <text:p>613.0625</text:p>
          </table:table-cell>
          <table:table-cell table:style-name="ce1" table:formula="of:=[.B1626]" office:value-type="float" office:value="-0.925452" calcext:value-type="float">
            <text:p>-0.925452</text:p>
          </table:table-cell>
          <table:table-cell table:number-columns-repeated="59"/>
        </table:table-row>
        <table:table-row table:style-name="ro1">
          <table:table-cell office:value-type="float" office:value="0.0000006135625" calcext:value-type="float">
            <text:p>6.135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style-name="ce1" table:formula="of:=10^9*[.A1627]" office:value-type="float" office:value="613.5625" calcext:value-type="float">
            <text:p>613.5625</text:p>
          </table:table-cell>
          <table:table-cell table:style-name="ce1" table:formula="of:=[.B1627]" office:value-type="float" office:value="-0.925452" calcext:value-type="float">
            <text:p>-0.925452</text:p>
          </table:table-cell>
          <table:table-cell table:number-columns-repeated="59"/>
        </table:table-row>
        <table:table-row table:style-name="ro1">
          <table:table-cell office:value-type="float" office:value="0.0000006140625" calcext:value-type="float">
            <text:p>6.140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style-name="ce1" table:formula="of:=10^9*[.A1628]" office:value-type="float" office:value="614.0625" calcext:value-type="float">
            <text:p>614.0625</text:p>
          </table:table-cell>
          <table:table-cell table:style-name="ce1" table:formula="of:=[.B1628]" office:value-type="float" office:value="-0.909372" calcext:value-type="float">
            <text:p>-0.909372</text:p>
          </table:table-cell>
          <table:table-cell table:number-columns-repeated="59"/>
        </table:table-row>
        <table:table-row table:style-name="ro1">
          <table:table-cell office:value-type="float" office:value="0.0000006145625" calcext:value-type="float">
            <text:p>6.145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style-name="ce1" table:formula="of:=10^9*[.A1629]" office:value-type="float" office:value="614.5625" calcext:value-type="float">
            <text:p>614.5625</text:p>
          </table:table-cell>
          <table:table-cell table:style-name="ce1" table:formula="of:=[.B1629]" office:value-type="float" office:value="-0.925452" calcext:value-type="float">
            <text:p>-0.925452</text:p>
          </table:table-cell>
          <table:table-cell table:number-columns-repeated="59"/>
        </table:table-row>
        <table:table-row table:style-name="ro1">
          <table:table-cell office:value-type="float" office:value="0.0000006150625" calcext:value-type="float">
            <text:p>6.150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style-name="ce1" table:formula="of:=10^9*[.A1630]" office:value-type="float" office:value="615.0625" calcext:value-type="float">
            <text:p>615.0625</text:p>
          </table:table-cell>
          <table:table-cell table:style-name="ce1" table:formula="of:=[.B1630]" office:value-type="float" office:value="-0.925452" calcext:value-type="float">
            <text:p>-0.925452</text:p>
          </table:table-cell>
          <table:table-cell table:number-columns-repeated="59"/>
        </table:table-row>
        <table:table-row table:style-name="ro1">
          <table:table-cell office:value-type="float" office:value="0.0000006155625" calcext:value-type="float">
            <text:p>6.155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style-name="ce1" table:formula="of:=10^9*[.A1631]" office:value-type="float" office:value="615.5625" calcext:value-type="float">
            <text:p>615.5625</text:p>
          </table:table-cell>
          <table:table-cell table:style-name="ce1" table:formula="of:=[.B1631]" office:value-type="float" office:value="-0.917412" calcext:value-type="float">
            <text:p>-0.917412</text:p>
          </table:table-cell>
          <table:table-cell table:number-columns-repeated="59"/>
        </table:table-row>
        <table:table-row table:style-name="ro1">
          <table:table-cell office:value-type="float" office:value="0.0000006160625" calcext:value-type="float">
            <text:p>6.160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style-name="ce1" table:formula="of:=10^9*[.A1632]" office:value-type="float" office:value="616.0625" calcext:value-type="float">
            <text:p>616.0625</text:p>
          </table:table-cell>
          <table:table-cell table:style-name="ce1" table:formula="of:=[.B1632]" office:value-type="float" office:value="-0.925452" calcext:value-type="float">
            <text:p>-0.925452</text:p>
          </table:table-cell>
          <table:table-cell table:number-columns-repeated="59"/>
        </table:table-row>
        <table:table-row table:style-name="ro1">
          <table:table-cell office:value-type="float" office:value="0.0000006165625" calcext:value-type="float">
            <text:p>6.165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style-name="ce1" table:formula="of:=10^9*[.A1633]" office:value-type="float" office:value="616.5625" calcext:value-type="float">
            <text:p>616.5625</text:p>
          </table:table-cell>
          <table:table-cell table:style-name="ce1" table:formula="of:=[.B1633]" office:value-type="float" office:value="-0.917412" calcext:value-type="float">
            <text:p>-0.917412</text:p>
          </table:table-cell>
          <table:table-cell table:number-columns-repeated="59"/>
        </table:table-row>
        <table:table-row table:style-name="ro1">
          <table:table-cell office:value-type="float" office:value="0.0000006170625" calcext:value-type="float">
            <text:p>6.170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style-name="ce1" table:formula="of:=10^9*[.A1634]" office:value-type="float" office:value="617.0625" calcext:value-type="float">
            <text:p>617.0625</text:p>
          </table:table-cell>
          <table:table-cell table:style-name="ce1" table:formula="of:=[.B1634]" office:value-type="float" office:value="-0.925452" calcext:value-type="float">
            <text:p>-0.925452</text:p>
          </table:table-cell>
          <table:table-cell table:number-columns-repeated="59"/>
        </table:table-row>
        <table:table-row table:style-name="ro1">
          <table:table-cell office:value-type="float" office:value="0.0000006175625" calcext:value-type="float">
            <text:p>6.175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style-name="ce1" table:formula="of:=10^9*[.A1635]" office:value-type="float" office:value="617.5625" calcext:value-type="float">
            <text:p>617.5625</text:p>
          </table:table-cell>
          <table:table-cell table:style-name="ce1" table:formula="of:=[.B1635]" office:value-type="float" office:value="-0.917412" calcext:value-type="float">
            <text:p>-0.917412</text:p>
          </table:table-cell>
          <table:table-cell table:number-columns-repeated="59"/>
        </table:table-row>
        <table:table-row table:style-name="ro1">
          <table:table-cell office:value-type="float" office:value="0.0000006180625" calcext:value-type="float">
            <text:p>6.180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style-name="ce1" table:formula="of:=10^9*[.A1636]" office:value-type="float" office:value="618.0625" calcext:value-type="float">
            <text:p>618.0625</text:p>
          </table:table-cell>
          <table:table-cell table:style-name="ce1" table:formula="of:=[.B1636]" office:value-type="float" office:value="-0.917412" calcext:value-type="float">
            <text:p>-0.917412</text:p>
          </table:table-cell>
          <table:table-cell table:number-columns-repeated="59"/>
        </table:table-row>
        <table:table-row table:style-name="ro1">
          <table:table-cell office:value-type="float" office:value="0.0000006185625" calcext:value-type="float">
            <text:p>6.185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style-name="ce1" table:formula="of:=10^9*[.A1637]" office:value-type="float" office:value="618.5625" calcext:value-type="float">
            <text:p>618.5625</text:p>
          </table:table-cell>
          <table:table-cell table:style-name="ce1" table:formula="of:=[.B1637]" office:value-type="float" office:value="-0.925452" calcext:value-type="float">
            <text:p>-0.925452</text:p>
          </table:table-cell>
          <table:table-cell table:number-columns-repeated="59"/>
        </table:table-row>
        <table:table-row table:style-name="ro1">
          <table:table-cell office:value-type="float" office:value="0.0000006190625" calcext:value-type="float">
            <text:p>6.190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style-name="ce1" table:formula="of:=10^9*[.A1638]" office:value-type="float" office:value="619.0625" calcext:value-type="float">
            <text:p>619.0625</text:p>
          </table:table-cell>
          <table:table-cell table:style-name="ce1" table:formula="of:=[.B1638]" office:value-type="float" office:value="-0.933492" calcext:value-type="float">
            <text:p>-0.933492</text:p>
          </table:table-cell>
          <table:table-cell table:number-columns-repeated="59"/>
        </table:table-row>
        <table:table-row table:style-name="ro1">
          <table:table-cell office:value-type="float" office:value="0.0000006195625" calcext:value-type="float">
            <text:p>6.195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style-name="ce1" table:formula="of:=10^9*[.A1639]" office:value-type="float" office:value="619.5625" calcext:value-type="float">
            <text:p>619.5625</text:p>
          </table:table-cell>
          <table:table-cell table:style-name="ce1" table:formula="of:=[.B1639]" office:value-type="float" office:value="-0.925452" calcext:value-type="float">
            <text:p>-0.925452</text:p>
          </table:table-cell>
          <table:table-cell table:number-columns-repeated="59"/>
        </table:table-row>
        <table:table-row table:style-name="ro1">
          <table:table-cell office:value-type="float" office:value="0.0000006200625" calcext:value-type="float">
            <text:p>6.200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style-name="ce1" table:formula="of:=10^9*[.A1640]" office:value-type="float" office:value="620.0625" calcext:value-type="float">
            <text:p>620.0625</text:p>
          </table:table-cell>
          <table:table-cell table:style-name="ce1" table:formula="of:=[.B1640]" office:value-type="float" office:value="-0.925452" calcext:value-type="float">
            <text:p>-0.925452</text:p>
          </table:table-cell>
          <table:table-cell table:number-columns-repeated="59"/>
        </table:table-row>
        <table:table-row table:style-name="ro1">
          <table:table-cell office:value-type="float" office:value="0.0000006205625" calcext:value-type="float">
            <text:p>6.205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style-name="ce1" table:formula="of:=10^9*[.A1641]" office:value-type="float" office:value="620.5625" calcext:value-type="float">
            <text:p>620.5625</text:p>
          </table:table-cell>
          <table:table-cell table:style-name="ce1" table:formula="of:=[.B1641]" office:value-type="float" office:value="-0.925452" calcext:value-type="float">
            <text:p>-0.925452</text:p>
          </table:table-cell>
          <table:table-cell table:number-columns-repeated="59"/>
        </table:table-row>
        <table:table-row table:style-name="ro1">
          <table:table-cell office:value-type="float" office:value="0.0000006210625" calcext:value-type="float">
            <text:p>6.210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style-name="ce1" table:formula="of:=10^9*[.A1642]" office:value-type="float" office:value="621.0625" calcext:value-type="float">
            <text:p>621.0625</text:p>
          </table:table-cell>
          <table:table-cell table:style-name="ce1" table:formula="of:=[.B1642]" office:value-type="float" office:value="-0.933492" calcext:value-type="float">
            <text:p>-0.933492</text:p>
          </table:table-cell>
          <table:table-cell table:number-columns-repeated="59"/>
        </table:table-row>
        <table:table-row table:style-name="ro1">
          <table:table-cell office:value-type="float" office:value="0.0000006215625" calcext:value-type="float">
            <text:p>6.215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style-name="ce1" table:formula="of:=10^9*[.A1643]" office:value-type="float" office:value="621.5625" calcext:value-type="float">
            <text:p>621.5625</text:p>
          </table:table-cell>
          <table:table-cell table:style-name="ce1" table:formula="of:=[.B1643]" office:value-type="float" office:value="-0.941533" calcext:value-type="float">
            <text:p>-0.941533</text:p>
          </table:table-cell>
          <table:table-cell table:number-columns-repeated="59"/>
        </table:table-row>
        <table:table-row table:style-name="ro1">
          <table:table-cell office:value-type="float" office:value="0.0000006220625" calcext:value-type="float">
            <text:p>6.220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style-name="ce1" table:formula="of:=10^9*[.A1644]" office:value-type="float" office:value="622.0625" calcext:value-type="float">
            <text:p>622.0625</text:p>
          </table:table-cell>
          <table:table-cell table:style-name="ce1" table:formula="of:=[.B1644]" office:value-type="float" office:value="-0.925452" calcext:value-type="float">
            <text:p>-0.925452</text:p>
          </table:table-cell>
          <table:table-cell table:number-columns-repeated="59"/>
        </table:table-row>
        <table:table-row table:style-name="ro1">
          <table:table-cell office:value-type="float" office:value="0.0000006225625" calcext:value-type="float">
            <text:p>6.225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style-name="ce1" table:formula="of:=10^9*[.A1645]" office:value-type="float" office:value="622.5625" calcext:value-type="float">
            <text:p>622.5625</text:p>
          </table:table-cell>
          <table:table-cell table:style-name="ce1" table:formula="of:=[.B1645]" office:value-type="float" office:value="-0.933492" calcext:value-type="float">
            <text:p>-0.933492</text:p>
          </table:table-cell>
          <table:table-cell table:number-columns-repeated="59"/>
        </table:table-row>
        <table:table-row table:style-name="ro1">
          <table:table-cell office:value-type="float" office:value="0.0000006230625" calcext:value-type="float">
            <text:p>6.230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style-name="ce1" table:formula="of:=10^9*[.A1646]" office:value-type="float" office:value="623.0625" calcext:value-type="float">
            <text:p>623.0625</text:p>
          </table:table-cell>
          <table:table-cell table:style-name="ce1" table:formula="of:=[.B1646]" office:value-type="float" office:value="-0.933492" calcext:value-type="float">
            <text:p>-0.933492</text:p>
          </table:table-cell>
          <table:table-cell table:number-columns-repeated="59"/>
        </table:table-row>
        <table:table-row table:style-name="ro1">
          <table:table-cell office:value-type="float" office:value="0.0000006235625" calcext:value-type="float">
            <text:p>6.235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style-name="ce1" table:formula="of:=10^9*[.A1647]" office:value-type="float" office:value="623.5625" calcext:value-type="float">
            <text:p>623.5625</text:p>
          </table:table-cell>
          <table:table-cell table:style-name="ce1" table:formula="of:=[.B1647]" office:value-type="float" office:value="-0.925452" calcext:value-type="float">
            <text:p>-0.925452</text:p>
          </table:table-cell>
          <table:table-cell table:number-columns-repeated="59"/>
        </table:table-row>
        <table:table-row table:style-name="ro1">
          <table:table-cell office:value-type="float" office:value="0.0000006240625" calcext:value-type="float">
            <text:p>6.240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style-name="ce1" table:formula="of:=10^9*[.A1648]" office:value-type="float" office:value="624.0625" calcext:value-type="float">
            <text:p>624.0625</text:p>
          </table:table-cell>
          <table:table-cell table:style-name="ce1" table:formula="of:=[.B1648]" office:value-type="float" office:value="-0.933492" calcext:value-type="float">
            <text:p>-0.933492</text:p>
          </table:table-cell>
          <table:table-cell table:number-columns-repeated="59"/>
        </table:table-row>
        <table:table-row table:style-name="ro1">
          <table:table-cell office:value-type="float" office:value="0.0000006245625" calcext:value-type="float">
            <text:p>6.245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style-name="ce1" table:formula="of:=10^9*[.A1649]" office:value-type="float" office:value="624.5625" calcext:value-type="float">
            <text:p>624.5625</text:p>
          </table:table-cell>
          <table:table-cell table:style-name="ce1" table:formula="of:=[.B1649]" office:value-type="float" office:value="-0.925452" calcext:value-type="float">
            <text:p>-0.925452</text:p>
          </table:table-cell>
          <table:table-cell table:number-columns-repeated="59"/>
        </table:table-row>
        <table:table-row table:style-name="ro1">
          <table:table-cell office:value-type="float" office:value="0.0000006250625" calcext:value-type="float">
            <text:p>6.250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style-name="ce1" table:formula="of:=10^9*[.A1650]" office:value-type="float" office:value="625.0625" calcext:value-type="float">
            <text:p>625.0625</text:p>
          </table:table-cell>
          <table:table-cell table:style-name="ce1" table:formula="of:=[.B1650]" office:value-type="float" office:value="-0.933492" calcext:value-type="float">
            <text:p>-0.933492</text:p>
          </table:table-cell>
          <table:table-cell table:number-columns-repeated="59"/>
        </table:table-row>
        <table:table-row table:style-name="ro1">
          <table:table-cell office:value-type="float" office:value="0.0000006255625" calcext:value-type="float">
            <text:p>6.255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style-name="ce1" table:formula="of:=10^9*[.A1651]" office:value-type="float" office:value="625.5625" calcext:value-type="float">
            <text:p>625.5625</text:p>
          </table:table-cell>
          <table:table-cell table:style-name="ce1" table:formula="of:=[.B1651]" office:value-type="float" office:value="-0.933492" calcext:value-type="float">
            <text:p>-0.933492</text:p>
          </table:table-cell>
          <table:table-cell table:number-columns-repeated="59"/>
        </table:table-row>
        <table:table-row table:style-name="ro1">
          <table:table-cell office:value-type="float" office:value="0.0000006260625" calcext:value-type="float">
            <text:p>6.260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style-name="ce1" table:formula="of:=10^9*[.A1652]" office:value-type="float" office:value="626.0625" calcext:value-type="float">
            <text:p>626.0625</text:p>
          </table:table-cell>
          <table:table-cell table:style-name="ce1" table:formula="of:=[.B1652]" office:value-type="float" office:value="-0.933492" calcext:value-type="float">
            <text:p>-0.933492</text:p>
          </table:table-cell>
          <table:table-cell table:number-columns-repeated="59"/>
        </table:table-row>
        <table:table-row table:style-name="ro1">
          <table:table-cell office:value-type="float" office:value="0.0000006265625" calcext:value-type="float">
            <text:p>6.265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style-name="ce1" table:formula="of:=10^9*[.A1653]" office:value-type="float" office:value="626.5625" calcext:value-type="float">
            <text:p>626.5625</text:p>
          </table:table-cell>
          <table:table-cell table:style-name="ce1" table:formula="of:=[.B1653]" office:value-type="float" office:value="-0.933492" calcext:value-type="float">
            <text:p>-0.933492</text:p>
          </table:table-cell>
          <table:table-cell table:number-columns-repeated="59"/>
        </table:table-row>
        <table:table-row table:style-name="ro1">
          <table:table-cell office:value-type="float" office:value="0.0000006270625" calcext:value-type="float">
            <text:p>6.270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style-name="ce1" table:formula="of:=10^9*[.A1654]" office:value-type="float" office:value="627.0625" calcext:value-type="float">
            <text:p>627.0625</text:p>
          </table:table-cell>
          <table:table-cell table:style-name="ce1" table:formula="of:=[.B1654]" office:value-type="float" office:value="-0.933492" calcext:value-type="float">
            <text:p>-0.933492</text:p>
          </table:table-cell>
          <table:table-cell table:number-columns-repeated="59"/>
        </table:table-row>
        <table:table-row table:style-name="ro1">
          <table:table-cell office:value-type="float" office:value="0.0000006275625" calcext:value-type="float">
            <text:p>6.275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style-name="ce1" table:formula="of:=10^9*[.A1655]" office:value-type="float" office:value="627.5625" calcext:value-type="float">
            <text:p>627.5625</text:p>
          </table:table-cell>
          <table:table-cell table:style-name="ce1" table:formula="of:=[.B1655]" office:value-type="float" office:value="-0.933492" calcext:value-type="float">
            <text:p>-0.933492</text:p>
          </table:table-cell>
          <table:table-cell table:number-columns-repeated="59"/>
        </table:table-row>
        <table:table-row table:style-name="ro1">
          <table:table-cell office:value-type="float" office:value="0.0000006280625" calcext:value-type="float">
            <text:p>6.280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style-name="ce1" table:formula="of:=10^9*[.A1656]" office:value-type="float" office:value="628.0625" calcext:value-type="float">
            <text:p>628.0625</text:p>
          </table:table-cell>
          <table:table-cell table:style-name="ce1" table:formula="of:=[.B1656]" office:value-type="float" office:value="-0.933492" calcext:value-type="float">
            <text:p>-0.933492</text:p>
          </table:table-cell>
          <table:table-cell table:number-columns-repeated="59"/>
        </table:table-row>
        <table:table-row table:style-name="ro1">
          <table:table-cell office:value-type="float" office:value="0.0000006285625" calcext:value-type="float">
            <text:p>6.285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style-name="ce1" table:formula="of:=10^9*[.A1657]" office:value-type="float" office:value="628.5625" calcext:value-type="float">
            <text:p>628.5625</text:p>
          </table:table-cell>
          <table:table-cell table:style-name="ce1" table:formula="of:=[.B1657]" office:value-type="float" office:value="-0.925452" calcext:value-type="float">
            <text:p>-0.925452</text:p>
          </table:table-cell>
          <table:table-cell table:number-columns-repeated="59"/>
        </table:table-row>
        <table:table-row table:style-name="ro1">
          <table:table-cell office:value-type="float" office:value="0.0000006290625" calcext:value-type="float">
            <text:p>6.290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style-name="ce1" table:formula="of:=10^9*[.A1658]" office:value-type="float" office:value="629.0625" calcext:value-type="float">
            <text:p>629.0625</text:p>
          </table:table-cell>
          <table:table-cell table:style-name="ce1" table:formula="of:=[.B1658]" office:value-type="float" office:value="-0.933492" calcext:value-type="float">
            <text:p>-0.933492</text:p>
          </table:table-cell>
          <table:table-cell table:number-columns-repeated="59"/>
        </table:table-row>
        <table:table-row table:style-name="ro1">
          <table:table-cell office:value-type="float" office:value="0.0000006295625" calcext:value-type="float">
            <text:p>6.295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style-name="ce1" table:formula="of:=10^9*[.A1659]" office:value-type="float" office:value="629.5625" calcext:value-type="float">
            <text:p>629.5625</text:p>
          </table:table-cell>
          <table:table-cell table:style-name="ce1" table:formula="of:=[.B1659]" office:value-type="float" office:value="-0.933492" calcext:value-type="float">
            <text:p>-0.933492</text:p>
          </table:table-cell>
          <table:table-cell table:number-columns-repeated="59"/>
        </table:table-row>
        <table:table-row table:style-name="ro1">
          <table:table-cell office:value-type="float" office:value="0.0000006300625" calcext:value-type="float">
            <text:p>6.300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style-name="ce1" table:formula="of:=10^9*[.A1660]" office:value-type="float" office:value="630.0625" calcext:value-type="float">
            <text:p>630.0625</text:p>
          </table:table-cell>
          <table:table-cell table:style-name="ce1" table:formula="of:=[.B1660]" office:value-type="float" office:value="-0.925452" calcext:value-type="float">
            <text:p>-0.925452</text:p>
          </table:table-cell>
          <table:table-cell table:number-columns-repeated="59"/>
        </table:table-row>
        <table:table-row table:style-name="ro1">
          <table:table-cell office:value-type="float" office:value="0.0000006305625" calcext:value-type="float">
            <text:p>6.305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style-name="ce1" table:formula="of:=10^9*[.A1661]" office:value-type="float" office:value="630.5625" calcext:value-type="float">
            <text:p>630.5625</text:p>
          </table:table-cell>
          <table:table-cell table:style-name="ce1" table:formula="of:=[.B1661]" office:value-type="float" office:value="-0.933492" calcext:value-type="float">
            <text:p>-0.933492</text:p>
          </table:table-cell>
          <table:table-cell table:number-columns-repeated="59"/>
        </table:table-row>
        <table:table-row table:style-name="ro1">
          <table:table-cell office:value-type="float" office:value="0.0000006310625" calcext:value-type="float">
            <text:p>6.310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style-name="ce1" table:formula="of:=10^9*[.A1662]" office:value-type="float" office:value="631.0625" calcext:value-type="float">
            <text:p>631.0625</text:p>
          </table:table-cell>
          <table:table-cell table:style-name="ce1" table:formula="of:=[.B1662]" office:value-type="float" office:value="-0.933492" calcext:value-type="float">
            <text:p>-0.933492</text:p>
          </table:table-cell>
          <table:table-cell table:number-columns-repeated="59"/>
        </table:table-row>
        <table:table-row table:style-name="ro1">
          <table:table-cell office:value-type="float" office:value="0.0000006315625" calcext:value-type="float">
            <text:p>6.315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style-name="ce1" table:formula="of:=10^9*[.A1663]" office:value-type="float" office:value="631.5625" calcext:value-type="float">
            <text:p>631.5625</text:p>
          </table:table-cell>
          <table:table-cell table:style-name="ce1" table:formula="of:=[.B1663]" office:value-type="float" office:value="-0.925452" calcext:value-type="float">
            <text:p>-0.925452</text:p>
          </table:table-cell>
          <table:table-cell table:number-columns-repeated="59"/>
        </table:table-row>
        <table:table-row table:style-name="ro1">
          <table:table-cell office:value-type="float" office:value="0.0000006320625" calcext:value-type="float">
            <text:p>6.320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style-name="ce1" table:formula="of:=10^9*[.A1664]" office:value-type="float" office:value="632.0625" calcext:value-type="float">
            <text:p>632.0625</text:p>
          </table:table-cell>
          <table:table-cell table:style-name="ce1" table:formula="of:=[.B1664]" office:value-type="float" office:value="-0.933492" calcext:value-type="float">
            <text:p>-0.933492</text:p>
          </table:table-cell>
          <table:table-cell table:number-columns-repeated="59"/>
        </table:table-row>
        <table:table-row table:style-name="ro1">
          <table:table-cell office:value-type="float" office:value="0.0000006325625" calcext:value-type="float">
            <text:p>6.325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style-name="ce1" table:formula="of:=10^9*[.A1665]" office:value-type="float" office:value="632.5625" calcext:value-type="float">
            <text:p>632.5625</text:p>
          </table:table-cell>
          <table:table-cell table:style-name="ce1" table:formula="of:=[.B1665]" office:value-type="float" office:value="-0.925452" calcext:value-type="float">
            <text:p>-0.925452</text:p>
          </table:table-cell>
          <table:table-cell table:number-columns-repeated="59"/>
        </table:table-row>
        <table:table-row table:style-name="ro1">
          <table:table-cell office:value-type="float" office:value="0.0000006330625" calcext:value-type="float">
            <text:p>6.330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style-name="ce1" table:formula="of:=10^9*[.A1666]" office:value-type="float" office:value="633.0625" calcext:value-type="float">
            <text:p>633.0625</text:p>
          </table:table-cell>
          <table:table-cell table:style-name="ce1" table:formula="of:=[.B1666]" office:value-type="float" office:value="-0.925452" calcext:value-type="float">
            <text:p>-0.925452</text:p>
          </table:table-cell>
          <table:table-cell table:number-columns-repeated="59"/>
        </table:table-row>
        <table:table-row table:style-name="ro1">
          <table:table-cell office:value-type="float" office:value="0.0000006335625" calcext:value-type="float">
            <text:p>6.335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style-name="ce1" table:formula="of:=10^9*[.A1667]" office:value-type="float" office:value="633.5625" calcext:value-type="float">
            <text:p>633.5625</text:p>
          </table:table-cell>
          <table:table-cell table:style-name="ce1" table:formula="of:=[.B1667]" office:value-type="float" office:value="-0.925452" calcext:value-type="float">
            <text:p>-0.925452</text:p>
          </table:table-cell>
          <table:table-cell table:number-columns-repeated="59"/>
        </table:table-row>
        <table:table-row table:style-name="ro1">
          <table:table-cell office:value-type="float" office:value="0.0000006340625" calcext:value-type="float">
            <text:p>6.340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style-name="ce1" table:formula="of:=10^9*[.A1668]" office:value-type="float" office:value="634.0625" calcext:value-type="float">
            <text:p>634.0625</text:p>
          </table:table-cell>
          <table:table-cell table:style-name="ce1" table:formula="of:=[.B1668]" office:value-type="float" office:value="-0.933492" calcext:value-type="float">
            <text:p>-0.933492</text:p>
          </table:table-cell>
          <table:table-cell table:number-columns-repeated="59"/>
        </table:table-row>
        <table:table-row table:style-name="ro1">
          <table:table-cell office:value-type="float" office:value="0.0000006345625" calcext:value-type="float">
            <text:p>6.345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style-name="ce1" table:formula="of:=10^9*[.A1669]" office:value-type="float" office:value="634.5625" calcext:value-type="float">
            <text:p>634.5625</text:p>
          </table:table-cell>
          <table:table-cell table:style-name="ce1" table:formula="of:=[.B1669]" office:value-type="float" office:value="-0.925452" calcext:value-type="float">
            <text:p>-0.925452</text:p>
          </table:table-cell>
          <table:table-cell table:number-columns-repeated="59"/>
        </table:table-row>
        <table:table-row table:style-name="ro1">
          <table:table-cell office:value-type="float" office:value="0.0000006350625" calcext:value-type="float">
            <text:p>6.350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style-name="ce1" table:formula="of:=10^9*[.A1670]" office:value-type="float" office:value="635.0625" calcext:value-type="float">
            <text:p>635.0625</text:p>
          </table:table-cell>
          <table:table-cell table:style-name="ce1" table:formula="of:=[.B1670]" office:value-type="float" office:value="-0.941533" calcext:value-type="float">
            <text:p>-0.941533</text:p>
          </table:table-cell>
          <table:table-cell table:number-columns-repeated="59"/>
        </table:table-row>
        <table:table-row table:style-name="ro1">
          <table:table-cell office:value-type="float" office:value="0.0000006355625" calcext:value-type="float">
            <text:p>6.355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style-name="ce1" table:formula="of:=10^9*[.A1671]" office:value-type="float" office:value="635.5625" calcext:value-type="float">
            <text:p>635.5625</text:p>
          </table:table-cell>
          <table:table-cell table:style-name="ce1" table:formula="of:=[.B1671]" office:value-type="float" office:value="-0.933492" calcext:value-type="float">
            <text:p>-0.933492</text:p>
          </table:table-cell>
          <table:table-cell table:number-columns-repeated="59"/>
        </table:table-row>
        <table:table-row table:style-name="ro1">
          <table:table-cell office:value-type="float" office:value="0.0000006360625" calcext:value-type="float">
            <text:p>6.360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style-name="ce1" table:formula="of:=10^9*[.A1672]" office:value-type="float" office:value="636.0625" calcext:value-type="float">
            <text:p>636.0625</text:p>
          </table:table-cell>
          <table:table-cell table:style-name="ce1" table:formula="of:=[.B1672]" office:value-type="float" office:value="-0.933492" calcext:value-type="float">
            <text:p>-0.933492</text:p>
          </table:table-cell>
          <table:table-cell table:number-columns-repeated="59"/>
        </table:table-row>
        <table:table-row table:style-name="ro1">
          <table:table-cell office:value-type="float" office:value="0.0000006365625" calcext:value-type="float">
            <text:p>6.365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style-name="ce1" table:formula="of:=10^9*[.A1673]" office:value-type="float" office:value="636.5625" calcext:value-type="float">
            <text:p>636.5625</text:p>
          </table:table-cell>
          <table:table-cell table:style-name="ce1" table:formula="of:=[.B1673]" office:value-type="float" office:value="-0.933492" calcext:value-type="float">
            <text:p>-0.933492</text:p>
          </table:table-cell>
          <table:table-cell table:number-columns-repeated="59"/>
        </table:table-row>
        <table:table-row table:style-name="ro1">
          <table:table-cell office:value-type="float" office:value="0.0000006370625" calcext:value-type="float">
            <text:p>6.370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style-name="ce1" table:formula="of:=10^9*[.A1674]" office:value-type="float" office:value="637.0625" calcext:value-type="float">
            <text:p>637.0625</text:p>
          </table:table-cell>
          <table:table-cell table:style-name="ce1" table:formula="of:=[.B1674]" office:value-type="float" office:value="-0.933492" calcext:value-type="float">
            <text:p>-0.933492</text:p>
          </table:table-cell>
          <table:table-cell table:number-columns-repeated="59"/>
        </table:table-row>
        <table:table-row table:style-name="ro1">
          <table:table-cell office:value-type="float" office:value="0.0000006375625" calcext:value-type="float">
            <text:p>6.375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style-name="ce1" table:formula="of:=10^9*[.A1675]" office:value-type="float" office:value="637.5625" calcext:value-type="float">
            <text:p>637.5625</text:p>
          </table:table-cell>
          <table:table-cell table:style-name="ce1" table:formula="of:=[.B1675]" office:value-type="float" office:value="-0.933492" calcext:value-type="float">
            <text:p>-0.933492</text:p>
          </table:table-cell>
          <table:table-cell table:number-columns-repeated="59"/>
        </table:table-row>
        <table:table-row table:style-name="ro1">
          <table:table-cell office:value-type="float" office:value="0.0000006380625" calcext:value-type="float">
            <text:p>6.380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style-name="ce1" table:formula="of:=10^9*[.A1676]" office:value-type="float" office:value="638.0625" calcext:value-type="float">
            <text:p>638.0625</text:p>
          </table:table-cell>
          <table:table-cell table:style-name="ce1" table:formula="of:=[.B1676]" office:value-type="float" office:value="-0.925452" calcext:value-type="float">
            <text:p>-0.925452</text:p>
          </table:table-cell>
          <table:table-cell table:number-columns-repeated="59"/>
        </table:table-row>
        <table:table-row table:style-name="ro1">
          <table:table-cell office:value-type="float" office:value="0.0000006385625" calcext:value-type="float">
            <text:p>6.385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style-name="ce1" table:formula="of:=10^9*[.A1677]" office:value-type="float" office:value="638.5625" calcext:value-type="float">
            <text:p>638.5625</text:p>
          </table:table-cell>
          <table:table-cell table:style-name="ce1" table:formula="of:=[.B1677]" office:value-type="float" office:value="-0.933492" calcext:value-type="float">
            <text:p>-0.933492</text:p>
          </table:table-cell>
          <table:table-cell table:number-columns-repeated="59"/>
        </table:table-row>
        <table:table-row table:style-name="ro1">
          <table:table-cell office:value-type="float" office:value="0.0000006390625" calcext:value-type="float">
            <text:p>6.390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style-name="ce1" table:formula="of:=10^9*[.A1678]" office:value-type="float" office:value="639.0625" calcext:value-type="float">
            <text:p>639.0625</text:p>
          </table:table-cell>
          <table:table-cell table:style-name="ce1" table:formula="of:=[.B1678]" office:value-type="float" office:value="-0.933492" calcext:value-type="float">
            <text:p>-0.933492</text:p>
          </table:table-cell>
          <table:table-cell table:number-columns-repeated="59"/>
        </table:table-row>
        <table:table-row table:style-name="ro1">
          <table:table-cell office:value-type="float" office:value="0.0000006395625" calcext:value-type="float">
            <text:p>6.395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style-name="ce1" table:formula="of:=10^9*[.A1679]" office:value-type="float" office:value="639.5625" calcext:value-type="float">
            <text:p>639.5625</text:p>
          </table:table-cell>
          <table:table-cell table:style-name="ce1" table:formula="of:=[.B1679]" office:value-type="float" office:value="-0.925452" calcext:value-type="float">
            <text:p>-0.925452</text:p>
          </table:table-cell>
          <table:table-cell table:number-columns-repeated="59"/>
        </table:table-row>
        <table:table-row table:style-name="ro1">
          <table:table-cell office:value-type="float" office:value="0.0000006400625" calcext:value-type="float">
            <text:p>6.400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style-name="ce1" table:formula="of:=10^9*[.A1680]" office:value-type="float" office:value="640.0625" calcext:value-type="float">
            <text:p>640.0625</text:p>
          </table:table-cell>
          <table:table-cell table:style-name="ce1" table:formula="of:=[.B1680]" office:value-type="float" office:value="-0.941533" calcext:value-type="float">
            <text:p>-0.941533</text:p>
          </table:table-cell>
          <table:table-cell table:number-columns-repeated="59"/>
        </table:table-row>
        <table:table-row table:style-name="ro1">
          <table:table-cell office:value-type="float" office:value="0.0000006405625" calcext:value-type="float">
            <text:p>6.405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style-name="ce1" table:formula="of:=10^9*[.A1681]" office:value-type="float" office:value="640.5625" calcext:value-type="float">
            <text:p>640.5625</text:p>
          </table:table-cell>
          <table:table-cell table:style-name="ce1" table:formula="of:=[.B1681]" office:value-type="float" office:value="-0.925452" calcext:value-type="float">
            <text:p>-0.925452</text:p>
          </table:table-cell>
          <table:table-cell table:number-columns-repeated="59"/>
        </table:table-row>
        <table:table-row table:style-name="ro1">
          <table:table-cell office:value-type="float" office:value="0.0000006410625" calcext:value-type="float">
            <text:p>6.410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style-name="ce1" table:formula="of:=10^9*[.A1682]" office:value-type="float" office:value="641.0625" calcext:value-type="float">
            <text:p>641.0625</text:p>
          </table:table-cell>
          <table:table-cell table:style-name="ce1" table:formula="of:=[.B1682]" office:value-type="float" office:value="-0.941533" calcext:value-type="float">
            <text:p>-0.941533</text:p>
          </table:table-cell>
          <table:table-cell table:number-columns-repeated="59"/>
        </table:table-row>
        <table:table-row table:style-name="ro1">
          <table:table-cell office:value-type="float" office:value="0.0000006415625" calcext:value-type="float">
            <text:p>6.415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style-name="ce1" table:formula="of:=10^9*[.A1683]" office:value-type="float" office:value="641.5625" calcext:value-type="float">
            <text:p>641.5625</text:p>
          </table:table-cell>
          <table:table-cell table:style-name="ce1" table:formula="of:=[.B1683]" office:value-type="float" office:value="-0.933492" calcext:value-type="float">
            <text:p>-0.933492</text:p>
          </table:table-cell>
          <table:table-cell table:number-columns-repeated="59"/>
        </table:table-row>
        <table:table-row table:style-name="ro1">
          <table:table-cell office:value-type="float" office:value="0.0000006420625" calcext:value-type="float">
            <text:p>6.420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style-name="ce1" table:formula="of:=10^9*[.A1684]" office:value-type="float" office:value="642.0625" calcext:value-type="float">
            <text:p>642.0625</text:p>
          </table:table-cell>
          <table:table-cell table:style-name="ce1" table:formula="of:=[.B1684]" office:value-type="float" office:value="-0.941533" calcext:value-type="float">
            <text:p>-0.941533</text:p>
          </table:table-cell>
          <table:table-cell table:number-columns-repeated="59"/>
        </table:table-row>
        <table:table-row table:style-name="ro1">
          <table:table-cell office:value-type="float" office:value="0.0000006425625" calcext:value-type="float">
            <text:p>6.425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style-name="ce1" table:formula="of:=10^9*[.A1685]" office:value-type="float" office:value="642.5625" calcext:value-type="float">
            <text:p>642.5625</text:p>
          </table:table-cell>
          <table:table-cell table:style-name="ce1" table:formula="of:=[.B1685]" office:value-type="float" office:value="-0.941533" calcext:value-type="float">
            <text:p>-0.941533</text:p>
          </table:table-cell>
          <table:table-cell table:number-columns-repeated="59"/>
        </table:table-row>
        <table:table-row table:style-name="ro1">
          <table:table-cell office:value-type="float" office:value="0.0000006430625" calcext:value-type="float">
            <text:p>6.430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style-name="ce1" table:formula="of:=10^9*[.A1686]" office:value-type="float" office:value="643.0625" calcext:value-type="float">
            <text:p>643.0625</text:p>
          </table:table-cell>
          <table:table-cell table:style-name="ce1" table:formula="of:=[.B1686]" office:value-type="float" office:value="-0.933492" calcext:value-type="float">
            <text:p>-0.933492</text:p>
          </table:table-cell>
          <table:table-cell table:number-columns-repeated="59"/>
        </table:table-row>
        <table:table-row table:style-name="ro1">
          <table:table-cell office:value-type="float" office:value="0.0000006435625" calcext:value-type="float">
            <text:p>6.435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style-name="ce1" table:formula="of:=10^9*[.A1687]" office:value-type="float" office:value="643.5625" calcext:value-type="float">
            <text:p>643.5625</text:p>
          </table:table-cell>
          <table:table-cell table:style-name="ce1" table:formula="of:=[.B1687]" office:value-type="float" office:value="-0.933492" calcext:value-type="float">
            <text:p>-0.933492</text:p>
          </table:table-cell>
          <table:table-cell table:number-columns-repeated="59"/>
        </table:table-row>
        <table:table-row table:style-name="ro1">
          <table:table-cell office:value-type="float" office:value="0.0000006440625" calcext:value-type="float">
            <text:p>6.440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style-name="ce1" table:formula="of:=10^9*[.A1688]" office:value-type="float" office:value="644.0625" calcext:value-type="float">
            <text:p>644.0625</text:p>
          </table:table-cell>
          <table:table-cell table:style-name="ce1" table:formula="of:=[.B1688]" office:value-type="float" office:value="-0.933492" calcext:value-type="float">
            <text:p>-0.933492</text:p>
          </table:table-cell>
          <table:table-cell table:number-columns-repeated="59"/>
        </table:table-row>
        <table:table-row table:style-name="ro1">
          <table:table-cell office:value-type="float" office:value="0.0000006445625" calcext:value-type="float">
            <text:p>6.445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style-name="ce1" table:formula="of:=10^9*[.A1689]" office:value-type="float" office:value="644.5625" calcext:value-type="float">
            <text:p>644.5625</text:p>
          </table:table-cell>
          <table:table-cell table:style-name="ce1" table:formula="of:=[.B1689]" office:value-type="float" office:value="-0.933492" calcext:value-type="float">
            <text:p>-0.933492</text:p>
          </table:table-cell>
          <table:table-cell table:number-columns-repeated="59"/>
        </table:table-row>
        <table:table-row table:style-name="ro1">
          <table:table-cell office:value-type="float" office:value="0.0000006450625" calcext:value-type="float">
            <text:p>6.450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style-name="ce1" table:formula="of:=10^9*[.A1690]" office:value-type="float" office:value="645.0625" calcext:value-type="float">
            <text:p>645.0625</text:p>
          </table:table-cell>
          <table:table-cell table:style-name="ce1" table:formula="of:=[.B1690]" office:value-type="float" office:value="-0.933492" calcext:value-type="float">
            <text:p>-0.933492</text:p>
          </table:table-cell>
          <table:table-cell table:number-columns-repeated="59"/>
        </table:table-row>
        <table:table-row table:style-name="ro1">
          <table:table-cell office:value-type="float" office:value="0.0000006455625" calcext:value-type="float">
            <text:p>6.455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style-name="ce1" table:formula="of:=10^9*[.A1691]" office:value-type="float" office:value="645.5625" calcext:value-type="float">
            <text:p>645.5625</text:p>
          </table:table-cell>
          <table:table-cell table:style-name="ce1" table:formula="of:=[.B1691]" office:value-type="float" office:value="-0.941533" calcext:value-type="float">
            <text:p>-0.941533</text:p>
          </table:table-cell>
          <table:table-cell table:number-columns-repeated="59"/>
        </table:table-row>
        <table:table-row table:style-name="ro1">
          <table:table-cell office:value-type="float" office:value="0.0000006460625" calcext:value-type="float">
            <text:p>6.460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style-name="ce1" table:formula="of:=10^9*[.A1692]" office:value-type="float" office:value="646.0625" calcext:value-type="float">
            <text:p>646.0625</text:p>
          </table:table-cell>
          <table:table-cell table:style-name="ce1" table:formula="of:=[.B1692]" office:value-type="float" office:value="-0.933492" calcext:value-type="float">
            <text:p>-0.933492</text:p>
          </table:table-cell>
          <table:table-cell table:number-columns-repeated="59"/>
        </table:table-row>
        <table:table-row table:style-name="ro1">
          <table:table-cell office:value-type="float" office:value="0.0000006465625" calcext:value-type="float">
            <text:p>6.465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style-name="ce1" table:formula="of:=10^9*[.A1693]" office:value-type="float" office:value="646.5625" calcext:value-type="float">
            <text:p>646.5625</text:p>
          </table:table-cell>
          <table:table-cell table:style-name="ce1" table:formula="of:=[.B1693]" office:value-type="float" office:value="-0.941533" calcext:value-type="float">
            <text:p>-0.941533</text:p>
          </table:table-cell>
          <table:table-cell table:number-columns-repeated="59"/>
        </table:table-row>
        <table:table-row table:style-name="ro1">
          <table:table-cell office:value-type="float" office:value="0.0000006470625" calcext:value-type="float">
            <text:p>6.470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style-name="ce1" table:formula="of:=10^9*[.A1694]" office:value-type="float" office:value="647.0625" calcext:value-type="float">
            <text:p>647.0625</text:p>
          </table:table-cell>
          <table:table-cell table:style-name="ce1" table:formula="of:=[.B1694]" office:value-type="float" office:value="-0.941533" calcext:value-type="float">
            <text:p>-0.941533</text:p>
          </table:table-cell>
          <table:table-cell table:number-columns-repeated="59"/>
        </table:table-row>
        <table:table-row table:style-name="ro1">
          <table:table-cell office:value-type="float" office:value="0.0000006475625" calcext:value-type="float">
            <text:p>6.475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style-name="ce1" table:formula="of:=10^9*[.A1695]" office:value-type="float" office:value="647.5625" calcext:value-type="float">
            <text:p>647.5625</text:p>
          </table:table-cell>
          <table:table-cell table:style-name="ce1" table:formula="of:=[.B1695]" office:value-type="float" office:value="-0.933492" calcext:value-type="float">
            <text:p>-0.933492</text:p>
          </table:table-cell>
          <table:table-cell table:number-columns-repeated="59"/>
        </table:table-row>
        <table:table-row table:style-name="ro1">
          <table:table-cell office:value-type="float" office:value="0.0000006480625" calcext:value-type="float">
            <text:p>6.480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style-name="ce1" table:formula="of:=10^9*[.A1696]" office:value-type="float" office:value="648.0625" calcext:value-type="float">
            <text:p>648.0625</text:p>
          </table:table-cell>
          <table:table-cell table:style-name="ce1" table:formula="of:=[.B1696]" office:value-type="float" office:value="-0.949573" calcext:value-type="float">
            <text:p>-0.949573</text:p>
          </table:table-cell>
          <table:table-cell table:number-columns-repeated="59"/>
        </table:table-row>
        <table:table-row table:style-name="ro1">
          <table:table-cell office:value-type="float" office:value="0.0000006485625" calcext:value-type="float">
            <text:p>6.485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style-name="ce1" table:formula="of:=10^9*[.A1697]" office:value-type="float" office:value="648.5625" calcext:value-type="float">
            <text:p>648.5625</text:p>
          </table:table-cell>
          <table:table-cell table:style-name="ce1" table:formula="of:=[.B1697]" office:value-type="float" office:value="-0.925452" calcext:value-type="float">
            <text:p>-0.925452</text:p>
          </table:table-cell>
          <table:table-cell table:number-columns-repeated="59"/>
        </table:table-row>
        <table:table-row table:style-name="ro1">
          <table:table-cell office:value-type="float" office:value="0.0000006490625" calcext:value-type="float">
            <text:p>6.490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style-name="ce1" table:formula="of:=10^9*[.A1698]" office:value-type="float" office:value="649.0625" calcext:value-type="float">
            <text:p>649.0625</text:p>
          </table:table-cell>
          <table:table-cell table:style-name="ce1" table:formula="of:=[.B1698]" office:value-type="float" office:value="-0.941533" calcext:value-type="float">
            <text:p>-0.941533</text:p>
          </table:table-cell>
          <table:table-cell table:number-columns-repeated="59"/>
        </table:table-row>
        <table:table-row table:style-name="ro1">
          <table:table-cell office:value-type="float" office:value="0.0000006495625" calcext:value-type="float">
            <text:p>6.495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style-name="ce1" table:formula="of:=10^9*[.A1699]" office:value-type="float" office:value="649.5625" calcext:value-type="float">
            <text:p>649.5625</text:p>
          </table:table-cell>
          <table:table-cell table:style-name="ce1" table:formula="of:=[.B1699]" office:value-type="float" office:value="-0.941533" calcext:value-type="float">
            <text:p>-0.941533</text:p>
          </table:table-cell>
          <table:table-cell table:number-columns-repeated="59"/>
        </table:table-row>
        <table:table-row table:style-name="ro1">
          <table:table-cell office:value-type="float" office:value="0.0000006500625" calcext:value-type="float">
            <text:p>6.500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style-name="ce1" table:formula="of:=10^9*[.A1700]" office:value-type="float" office:value="650.0625" calcext:value-type="float">
            <text:p>650.0625</text:p>
          </table:table-cell>
          <table:table-cell table:style-name="ce1" table:formula="of:=[.B1700]" office:value-type="float" office:value="-0.949573" calcext:value-type="float">
            <text:p>-0.949573</text:p>
          </table:table-cell>
          <table:table-cell table:number-columns-repeated="59"/>
        </table:table-row>
        <table:table-row table:style-name="ro1">
          <table:table-cell office:value-type="float" office:value="0.0000006505625" calcext:value-type="float">
            <text:p>6.505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style-name="ce1" table:formula="of:=10^9*[.A1701]" office:value-type="float" office:value="650.5625" calcext:value-type="float">
            <text:p>650.5625</text:p>
          </table:table-cell>
          <table:table-cell table:style-name="ce1" table:formula="of:=[.B1701]" office:value-type="float" office:value="-0.941533" calcext:value-type="float">
            <text:p>-0.941533</text:p>
          </table:table-cell>
          <table:table-cell table:number-columns-repeated="59"/>
        </table:table-row>
        <table:table-row table:style-name="ro1">
          <table:table-cell office:value-type="float" office:value="0.0000006510625" calcext:value-type="float">
            <text:p>6.510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style-name="ce1" table:formula="of:=10^9*[.A1702]" office:value-type="float" office:value="651.0625" calcext:value-type="float">
            <text:p>651.0625</text:p>
          </table:table-cell>
          <table:table-cell table:style-name="ce1" table:formula="of:=[.B1702]" office:value-type="float" office:value="-0.941533" calcext:value-type="float">
            <text:p>-0.941533</text:p>
          </table:table-cell>
          <table:table-cell table:number-columns-repeated="59"/>
        </table:table-row>
        <table:table-row table:style-name="ro1">
          <table:table-cell office:value-type="float" office:value="0.0000006515625" calcext:value-type="float">
            <text:p>6.515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style-name="ce1" table:formula="of:=10^9*[.A1703]" office:value-type="float" office:value="651.5625" calcext:value-type="float">
            <text:p>651.5625</text:p>
          </table:table-cell>
          <table:table-cell table:style-name="ce1" table:formula="of:=[.B1703]" office:value-type="float" office:value="-0.941533" calcext:value-type="float">
            <text:p>-0.941533</text:p>
          </table:table-cell>
          <table:table-cell table:number-columns-repeated="59"/>
        </table:table-row>
        <table:table-row table:style-name="ro1">
          <table:table-cell office:value-type="float" office:value="0.0000006520625" calcext:value-type="float">
            <text:p>6.520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style-name="ce1" table:formula="of:=10^9*[.A1704]" office:value-type="float" office:value="652.0625" calcext:value-type="float">
            <text:p>652.0625</text:p>
          </table:table-cell>
          <table:table-cell table:style-name="ce1" table:formula="of:=[.B1704]" office:value-type="float" office:value="-0.941533" calcext:value-type="float">
            <text:p>-0.941533</text:p>
          </table:table-cell>
          <table:table-cell table:number-columns-repeated="59"/>
        </table:table-row>
        <table:table-row table:style-name="ro1">
          <table:table-cell office:value-type="float" office:value="0.0000006525625" calcext:value-type="float">
            <text:p>6.525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style-name="ce1" table:formula="of:=10^9*[.A1705]" office:value-type="float" office:value="652.5625" calcext:value-type="float">
            <text:p>652.5625</text:p>
          </table:table-cell>
          <table:table-cell table:style-name="ce1" table:formula="of:=[.B1705]" office:value-type="float" office:value="-0.941533" calcext:value-type="float">
            <text:p>-0.941533</text:p>
          </table:table-cell>
          <table:table-cell table:number-columns-repeated="59"/>
        </table:table-row>
        <table:table-row table:style-name="ro1">
          <table:table-cell office:value-type="float" office:value="0.0000006530625" calcext:value-type="float">
            <text:p>6.530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style-name="ce1" table:formula="of:=10^9*[.A1706]" office:value-type="float" office:value="653.0625" calcext:value-type="float">
            <text:p>653.0625</text:p>
          </table:table-cell>
          <table:table-cell table:style-name="ce1" table:formula="of:=[.B1706]" office:value-type="float" office:value="-0.941533" calcext:value-type="float">
            <text:p>-0.941533</text:p>
          </table:table-cell>
          <table:table-cell table:number-columns-repeated="59"/>
        </table:table-row>
        <table:table-row table:style-name="ro1">
          <table:table-cell office:value-type="float" office:value="0.0000006535625" calcext:value-type="float">
            <text:p>6.535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style-name="ce1" table:formula="of:=10^9*[.A1707]" office:value-type="float" office:value="653.5625" calcext:value-type="float">
            <text:p>653.5625</text:p>
          </table:table-cell>
          <table:table-cell table:style-name="ce1" table:formula="of:=[.B1707]" office:value-type="float" office:value="-0.949573" calcext:value-type="float">
            <text:p>-0.949573</text:p>
          </table:table-cell>
          <table:table-cell table:number-columns-repeated="59"/>
        </table:table-row>
        <table:table-row table:style-name="ro1">
          <table:table-cell office:value-type="float" office:value="0.0000006540625" calcext:value-type="float">
            <text:p>6.540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style-name="ce1" table:formula="of:=10^9*[.A1708]" office:value-type="float" office:value="654.0625" calcext:value-type="float">
            <text:p>654.0625</text:p>
          </table:table-cell>
          <table:table-cell table:style-name="ce1" table:formula="of:=[.B1708]" office:value-type="float" office:value="-0.933492" calcext:value-type="float">
            <text:p>-0.933492</text:p>
          </table:table-cell>
          <table:table-cell table:number-columns-repeated="59"/>
        </table:table-row>
        <table:table-row table:style-name="ro1">
          <table:table-cell office:value-type="float" office:value="0.0000006545625" calcext:value-type="float">
            <text:p>6.545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style-name="ce1" table:formula="of:=10^9*[.A1709]" office:value-type="float" office:value="654.5625" calcext:value-type="float">
            <text:p>654.5625</text:p>
          </table:table-cell>
          <table:table-cell table:style-name="ce1" table:formula="of:=[.B1709]" office:value-type="float" office:value="-0.957613" calcext:value-type="float">
            <text:p>-0.957613</text:p>
          </table:table-cell>
          <table:table-cell table:number-columns-repeated="59"/>
        </table:table-row>
        <table:table-row table:style-name="ro1">
          <table:table-cell office:value-type="float" office:value="0.0000006550625" calcext:value-type="float">
            <text:p>6.550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style-name="ce1" table:formula="of:=10^9*[.A1710]" office:value-type="float" office:value="655.0625" calcext:value-type="float">
            <text:p>655.0625</text:p>
          </table:table-cell>
          <table:table-cell table:style-name="ce1" table:formula="of:=[.B1710]" office:value-type="float" office:value="-0.949573" calcext:value-type="float">
            <text:p>-0.949573</text:p>
          </table:table-cell>
          <table:table-cell table:number-columns-repeated="59"/>
        </table:table-row>
        <table:table-row table:style-name="ro1">
          <table:table-cell office:value-type="float" office:value="0.0000006555625" calcext:value-type="float">
            <text:p>6.555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style-name="ce1" table:formula="of:=10^9*[.A1711]" office:value-type="float" office:value="655.5625" calcext:value-type="float">
            <text:p>655.5625</text:p>
          </table:table-cell>
          <table:table-cell table:style-name="ce1" table:formula="of:=[.B1711]" office:value-type="float" office:value="-0.933492" calcext:value-type="float">
            <text:p>-0.933492</text:p>
          </table:table-cell>
          <table:table-cell table:number-columns-repeated="59"/>
        </table:table-row>
        <table:table-row table:style-name="ro1">
          <table:table-cell office:value-type="float" office:value="0.0000006560625" calcext:value-type="float">
            <text:p>6.560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style-name="ce1" table:formula="of:=10^9*[.A1712]" office:value-type="float" office:value="656.0625" calcext:value-type="float">
            <text:p>656.0625</text:p>
          </table:table-cell>
          <table:table-cell table:style-name="ce1" table:formula="of:=[.B1712]" office:value-type="float" office:value="-0.949573" calcext:value-type="float">
            <text:p>-0.949573</text:p>
          </table:table-cell>
          <table:table-cell table:number-columns-repeated="59"/>
        </table:table-row>
        <table:table-row table:style-name="ro1">
          <table:table-cell office:value-type="float" office:value="0.0000006565625" calcext:value-type="float">
            <text:p>6.565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style-name="ce1" table:formula="of:=10^9*[.A1713]" office:value-type="float" office:value="656.5625" calcext:value-type="float">
            <text:p>656.5625</text:p>
          </table:table-cell>
          <table:table-cell table:style-name="ce1" table:formula="of:=[.B1713]" office:value-type="float" office:value="-0.941533" calcext:value-type="float">
            <text:p>-0.941533</text:p>
          </table:table-cell>
          <table:table-cell table:number-columns-repeated="59"/>
        </table:table-row>
        <table:table-row table:style-name="ro1">
          <table:table-cell office:value-type="float" office:value="0.0000006570625" calcext:value-type="float">
            <text:p>6.570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style-name="ce1" table:formula="of:=10^9*[.A1714]" office:value-type="float" office:value="657.0625" calcext:value-type="float">
            <text:p>657.0625</text:p>
          </table:table-cell>
          <table:table-cell table:style-name="ce1" table:formula="of:=[.B1714]" office:value-type="float" office:value="-0.941533" calcext:value-type="float">
            <text:p>-0.941533</text:p>
          </table:table-cell>
          <table:table-cell table:number-columns-repeated="59"/>
        </table:table-row>
        <table:table-row table:style-name="ro1">
          <table:table-cell office:value-type="float" office:value="0.0000006575625" calcext:value-type="float">
            <text:p>6.575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style-name="ce1" table:formula="of:=10^9*[.A1715]" office:value-type="float" office:value="657.5625" calcext:value-type="float">
            <text:p>657.5625</text:p>
          </table:table-cell>
          <table:table-cell table:style-name="ce1" table:formula="of:=[.B1715]" office:value-type="float" office:value="-0.941533" calcext:value-type="float">
            <text:p>-0.941533</text:p>
          </table:table-cell>
          <table:table-cell table:number-columns-repeated="59"/>
        </table:table-row>
        <table:table-row table:style-name="ro1">
          <table:table-cell office:value-type="float" office:value="0.0000006580625" calcext:value-type="float">
            <text:p>6.580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style-name="ce1" table:formula="of:=10^9*[.A1716]" office:value-type="float" office:value="658.0625" calcext:value-type="float">
            <text:p>658.0625</text:p>
          </table:table-cell>
          <table:table-cell table:style-name="ce1" table:formula="of:=[.B1716]" office:value-type="float" office:value="-0.941533" calcext:value-type="float">
            <text:p>-0.941533</text:p>
          </table:table-cell>
          <table:table-cell table:number-columns-repeated="59"/>
        </table:table-row>
        <table:table-row table:style-name="ro1">
          <table:table-cell office:value-type="float" office:value="0.0000006585625" calcext:value-type="float">
            <text:p>6.585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style-name="ce1" table:formula="of:=10^9*[.A1717]" office:value-type="float" office:value="658.5625" calcext:value-type="float">
            <text:p>658.5625</text:p>
          </table:table-cell>
          <table:table-cell table:style-name="ce1" table:formula="of:=[.B1717]" office:value-type="float" office:value="-0.941533" calcext:value-type="float">
            <text:p>-0.941533</text:p>
          </table:table-cell>
          <table:table-cell table:number-columns-repeated="59"/>
        </table:table-row>
        <table:table-row table:style-name="ro1">
          <table:table-cell office:value-type="float" office:value="0.0000006590625" calcext:value-type="float">
            <text:p>6.590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style-name="ce1" table:formula="of:=10^9*[.A1718]" office:value-type="float" office:value="659.0625" calcext:value-type="float">
            <text:p>659.0625</text:p>
          </table:table-cell>
          <table:table-cell table:style-name="ce1" table:formula="of:=[.B1718]" office:value-type="float" office:value="-0.949573" calcext:value-type="float">
            <text:p>-0.949573</text:p>
          </table:table-cell>
          <table:table-cell table:number-columns-repeated="59"/>
        </table:table-row>
        <table:table-row table:style-name="ro1">
          <table:table-cell office:value-type="float" office:value="0.0000006595625" calcext:value-type="float">
            <text:p>6.595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style-name="ce1" table:formula="of:=10^9*[.A1719]" office:value-type="float" office:value="659.5625" calcext:value-type="float">
            <text:p>659.5625</text:p>
          </table:table-cell>
          <table:table-cell table:style-name="ce1" table:formula="of:=[.B1719]" office:value-type="float" office:value="-0.941533" calcext:value-type="float">
            <text:p>-0.941533</text:p>
          </table:table-cell>
          <table:table-cell table:number-columns-repeated="59"/>
        </table:table-row>
        <table:table-row table:style-name="ro1">
          <table:table-cell office:value-type="float" office:value="0.0000006600625" calcext:value-type="float">
            <text:p>6.600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style-name="ce1" table:formula="of:=10^9*[.A1720]" office:value-type="float" office:value="660.0625" calcext:value-type="float">
            <text:p>660.0625</text:p>
          </table:table-cell>
          <table:table-cell table:style-name="ce1" table:formula="of:=[.B1720]" office:value-type="float" office:value="-0.941533" calcext:value-type="float">
            <text:p>-0.941533</text:p>
          </table:table-cell>
          <table:table-cell table:number-columns-repeated="59"/>
        </table:table-row>
        <table:table-row table:style-name="ro1">
          <table:table-cell office:value-type="float" office:value="0.0000006605625" calcext:value-type="float">
            <text:p>6.605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style-name="ce1" table:formula="of:=10^9*[.A1721]" office:value-type="float" office:value="660.5625" calcext:value-type="float">
            <text:p>660.5625</text:p>
          </table:table-cell>
          <table:table-cell table:style-name="ce1" table:formula="of:=[.B1721]" office:value-type="float" office:value="-0.941533" calcext:value-type="float">
            <text:p>-0.941533</text:p>
          </table:table-cell>
          <table:table-cell table:number-columns-repeated="59"/>
        </table:table-row>
        <table:table-row table:style-name="ro1">
          <table:table-cell office:value-type="float" office:value="0.0000006610625" calcext:value-type="float">
            <text:p>6.610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style-name="ce1" table:formula="of:=10^9*[.A1722]" office:value-type="float" office:value="661.0625" calcext:value-type="float">
            <text:p>661.0625</text:p>
          </table:table-cell>
          <table:table-cell table:style-name="ce1" table:formula="of:=[.B1722]" office:value-type="float" office:value="-0.949573" calcext:value-type="float">
            <text:p>-0.949573</text:p>
          </table:table-cell>
          <table:table-cell table:number-columns-repeated="59"/>
        </table:table-row>
        <table:table-row table:style-name="ro1">
          <table:table-cell office:value-type="float" office:value="0.0000006615625" calcext:value-type="float">
            <text:p>6.615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style-name="ce1" table:formula="of:=10^9*[.A1723]" office:value-type="float" office:value="661.5625" calcext:value-type="float">
            <text:p>661.5625</text:p>
          </table:table-cell>
          <table:table-cell table:style-name="ce1" table:formula="of:=[.B1723]" office:value-type="float" office:value="-0.949573" calcext:value-type="float">
            <text:p>-0.949573</text:p>
          </table:table-cell>
          <table:table-cell table:number-columns-repeated="59"/>
        </table:table-row>
        <table:table-row table:style-name="ro1">
          <table:table-cell office:value-type="float" office:value="0.0000006620625" calcext:value-type="float">
            <text:p>6.620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style-name="ce1" table:formula="of:=10^9*[.A1724]" office:value-type="float" office:value="662.0625" calcext:value-type="float">
            <text:p>662.0625</text:p>
          </table:table-cell>
          <table:table-cell table:style-name="ce1" table:formula="of:=[.B1724]" office:value-type="float" office:value="-0.933492" calcext:value-type="float">
            <text:p>-0.933492</text:p>
          </table:table-cell>
          <table:table-cell table:number-columns-repeated="59"/>
        </table:table-row>
        <table:table-row table:style-name="ro1">
          <table:table-cell office:value-type="float" office:value="0.0000006625625" calcext:value-type="float">
            <text:p>6.625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style-name="ce1" table:formula="of:=10^9*[.A1725]" office:value-type="float" office:value="662.5625" calcext:value-type="float">
            <text:p>662.5625</text:p>
          </table:table-cell>
          <table:table-cell table:style-name="ce1" table:formula="of:=[.B1725]" office:value-type="float" office:value="-0.949573" calcext:value-type="float">
            <text:p>-0.949573</text:p>
          </table:table-cell>
          <table:table-cell table:number-columns-repeated="59"/>
        </table:table-row>
        <table:table-row table:style-name="ro1">
          <table:table-cell office:value-type="float" office:value="0.0000006630625" calcext:value-type="float">
            <text:p>6.630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style-name="ce1" table:formula="of:=10^9*[.A1726]" office:value-type="float" office:value="663.0625" calcext:value-type="float">
            <text:p>663.0625</text:p>
          </table:table-cell>
          <table:table-cell table:style-name="ce1" table:formula="of:=[.B1726]" office:value-type="float" office:value="-0.949573" calcext:value-type="float">
            <text:p>-0.949573</text:p>
          </table:table-cell>
          <table:table-cell table:number-columns-repeated="59"/>
        </table:table-row>
        <table:table-row table:style-name="ro1">
          <table:table-cell office:value-type="float" office:value="0.0000006635625" calcext:value-type="float">
            <text:p>6.635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style-name="ce1" table:formula="of:=10^9*[.A1727]" office:value-type="float" office:value="663.5625" calcext:value-type="float">
            <text:p>663.5625</text:p>
          </table:table-cell>
          <table:table-cell table:style-name="ce1" table:formula="of:=[.B1727]" office:value-type="float" office:value="-0.941533" calcext:value-type="float">
            <text:p>-0.941533</text:p>
          </table:table-cell>
          <table:table-cell table:number-columns-repeated="59"/>
        </table:table-row>
        <table:table-row table:style-name="ro1">
          <table:table-cell office:value-type="float" office:value="0.0000006640625" calcext:value-type="float">
            <text:p>6.640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style-name="ce1" table:formula="of:=10^9*[.A1728]" office:value-type="float" office:value="664.0625" calcext:value-type="float">
            <text:p>664.0625</text:p>
          </table:table-cell>
          <table:table-cell table:style-name="ce1" table:formula="of:=[.B1728]" office:value-type="float" office:value="-0.949573" calcext:value-type="float">
            <text:p>-0.949573</text:p>
          </table:table-cell>
          <table:table-cell table:number-columns-repeated="59"/>
        </table:table-row>
        <table:table-row table:style-name="ro1">
          <table:table-cell office:value-type="float" office:value="0.0000006645625" calcext:value-type="float">
            <text:p>6.645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style-name="ce1" table:formula="of:=10^9*[.A1729]" office:value-type="float" office:value="664.5625" calcext:value-type="float">
            <text:p>664.5625</text:p>
          </table:table-cell>
          <table:table-cell table:style-name="ce1" table:formula="of:=[.B1729]" office:value-type="float" office:value="-0.933492" calcext:value-type="float">
            <text:p>-0.933492</text:p>
          </table:table-cell>
          <table:table-cell table:number-columns-repeated="59"/>
        </table:table-row>
        <table:table-row table:style-name="ro1">
          <table:table-cell office:value-type="float" office:value="0.0000006650625" calcext:value-type="float">
            <text:p>6.650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style-name="ce1" table:formula="of:=10^9*[.A1730]" office:value-type="float" office:value="665.0625" calcext:value-type="float">
            <text:p>665.0625</text:p>
          </table:table-cell>
          <table:table-cell table:style-name="ce1" table:formula="of:=[.B1730]" office:value-type="float" office:value="-0.941533" calcext:value-type="float">
            <text:p>-0.941533</text:p>
          </table:table-cell>
          <table:table-cell table:number-columns-repeated="59"/>
        </table:table-row>
        <table:table-row table:style-name="ro1">
          <table:table-cell office:value-type="float" office:value="0.0000006655625" calcext:value-type="float">
            <text:p>6.655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style-name="ce1" table:formula="of:=10^9*[.A1731]" office:value-type="float" office:value="665.5625" calcext:value-type="float">
            <text:p>665.5625</text:p>
          </table:table-cell>
          <table:table-cell table:style-name="ce1" table:formula="of:=[.B1731]" office:value-type="float" office:value="-0.949573" calcext:value-type="float">
            <text:p>-0.949573</text:p>
          </table:table-cell>
          <table:table-cell table:number-columns-repeated="59"/>
        </table:table-row>
        <table:table-row table:style-name="ro1">
          <table:table-cell office:value-type="float" office:value="0.0000006660625" calcext:value-type="float">
            <text:p>6.660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style-name="ce1" table:formula="of:=10^9*[.A1732]" office:value-type="float" office:value="666.0625" calcext:value-type="float">
            <text:p>666.0625</text:p>
          </table:table-cell>
          <table:table-cell table:style-name="ce1" table:formula="of:=[.B1732]" office:value-type="float" office:value="-0.957613" calcext:value-type="float">
            <text:p>-0.957613</text:p>
          </table:table-cell>
          <table:table-cell table:number-columns-repeated="59"/>
        </table:table-row>
        <table:table-row table:style-name="ro1">
          <table:table-cell office:value-type="float" office:value="0.0000006665625" calcext:value-type="float">
            <text:p>6.665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style-name="ce1" table:formula="of:=10^9*[.A1733]" office:value-type="float" office:value="666.5625" calcext:value-type="float">
            <text:p>666.5625</text:p>
          </table:table-cell>
          <table:table-cell table:style-name="ce1" table:formula="of:=[.B1733]" office:value-type="float" office:value="-0.949573" calcext:value-type="float">
            <text:p>-0.949573</text:p>
          </table:table-cell>
          <table:table-cell table:number-columns-repeated="59"/>
        </table:table-row>
        <table:table-row table:style-name="ro1">
          <table:table-cell office:value-type="float" office:value="0.0000006670625" calcext:value-type="float">
            <text:p>6.670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style-name="ce1" table:formula="of:=10^9*[.A1734]" office:value-type="float" office:value="667.0625" calcext:value-type="float">
            <text:p>667.0625</text:p>
          </table:table-cell>
          <table:table-cell table:style-name="ce1" table:formula="of:=[.B1734]" office:value-type="float" office:value="-0.949573" calcext:value-type="float">
            <text:p>-0.949573</text:p>
          </table:table-cell>
          <table:table-cell table:number-columns-repeated="59"/>
        </table:table-row>
        <table:table-row table:style-name="ro1">
          <table:table-cell office:value-type="float" office:value="0.0000006675625" calcext:value-type="float">
            <text:p>6.675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style-name="ce1" table:formula="of:=10^9*[.A1735]" office:value-type="float" office:value="667.5625" calcext:value-type="float">
            <text:p>667.5625</text:p>
          </table:table-cell>
          <table:table-cell table:style-name="ce1" table:formula="of:=[.B1735]" office:value-type="float" office:value="-0.949573" calcext:value-type="float">
            <text:p>-0.949573</text:p>
          </table:table-cell>
          <table:table-cell table:number-columns-repeated="59"/>
        </table:table-row>
        <table:table-row table:style-name="ro1">
          <table:table-cell office:value-type="float" office:value="0.0000006680625" calcext:value-type="float">
            <text:p>6.680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style-name="ce1" table:formula="of:=10^9*[.A1736]" office:value-type="float" office:value="668.0625" calcext:value-type="float">
            <text:p>668.0625</text:p>
          </table:table-cell>
          <table:table-cell table:style-name="ce1" table:formula="of:=[.B1736]" office:value-type="float" office:value="-0.949573" calcext:value-type="float">
            <text:p>-0.949573</text:p>
          </table:table-cell>
          <table:table-cell table:number-columns-repeated="59"/>
        </table:table-row>
        <table:table-row table:style-name="ro1">
          <table:table-cell office:value-type="float" office:value="0.0000006685625" calcext:value-type="float">
            <text:p>6.685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style-name="ce1" table:formula="of:=10^9*[.A1737]" office:value-type="float" office:value="668.5625" calcext:value-type="float">
            <text:p>668.5625</text:p>
          </table:table-cell>
          <table:table-cell table:style-name="ce1" table:formula="of:=[.B1737]" office:value-type="float" office:value="-0.941533" calcext:value-type="float">
            <text:p>-0.941533</text:p>
          </table:table-cell>
          <table:table-cell table:number-columns-repeated="59"/>
        </table:table-row>
        <table:table-row table:style-name="ro1">
          <table:table-cell office:value-type="float" office:value="0.0000006690625" calcext:value-type="float">
            <text:p>6.690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style-name="ce1" table:formula="of:=10^9*[.A1738]" office:value-type="float" office:value="669.0625" calcext:value-type="float">
            <text:p>669.0625</text:p>
          </table:table-cell>
          <table:table-cell table:style-name="ce1" table:formula="of:=[.B1738]" office:value-type="float" office:value="-0.957613" calcext:value-type="float">
            <text:p>-0.957613</text:p>
          </table:table-cell>
          <table:table-cell table:number-columns-repeated="59"/>
        </table:table-row>
        <table:table-row table:style-name="ro1">
          <table:table-cell office:value-type="float" office:value="0.0000006695625" calcext:value-type="float">
            <text:p>6.695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style-name="ce1" table:formula="of:=10^9*[.A1739]" office:value-type="float" office:value="669.5625" calcext:value-type="float">
            <text:p>669.5625</text:p>
          </table:table-cell>
          <table:table-cell table:style-name="ce1" table:formula="of:=[.B1739]" office:value-type="float" office:value="-0.949573" calcext:value-type="float">
            <text:p>-0.949573</text:p>
          </table:table-cell>
          <table:table-cell table:number-columns-repeated="59"/>
        </table:table-row>
        <table:table-row table:style-name="ro1">
          <table:table-cell office:value-type="float" office:value="0.0000006700625" calcext:value-type="float">
            <text:p>6.700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style-name="ce1" table:formula="of:=10^9*[.A1740]" office:value-type="float" office:value="670.0625" calcext:value-type="float">
            <text:p>670.0625</text:p>
          </table:table-cell>
          <table:table-cell table:style-name="ce1" table:formula="of:=[.B1740]" office:value-type="float" office:value="-0.941533" calcext:value-type="float">
            <text:p>-0.941533</text:p>
          </table:table-cell>
          <table:table-cell table:number-columns-repeated="59"/>
        </table:table-row>
        <table:table-row table:style-name="ro1">
          <table:table-cell office:value-type="float" office:value="0.0000006705625" calcext:value-type="float">
            <text:p>6.705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style-name="ce1" table:formula="of:=10^9*[.A1741]" office:value-type="float" office:value="670.5625" calcext:value-type="float">
            <text:p>670.5625</text:p>
          </table:table-cell>
          <table:table-cell table:style-name="ce1" table:formula="of:=[.B1741]" office:value-type="float" office:value="-0.949573" calcext:value-type="float">
            <text:p>-0.949573</text:p>
          </table:table-cell>
          <table:table-cell table:number-columns-repeated="59"/>
        </table:table-row>
        <table:table-row table:style-name="ro1">
          <table:table-cell office:value-type="float" office:value="0.0000006710625" calcext:value-type="float">
            <text:p>6.710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style-name="ce1" table:formula="of:=10^9*[.A1742]" office:value-type="float" office:value="671.0625" calcext:value-type="float">
            <text:p>671.0625</text:p>
          </table:table-cell>
          <table:table-cell table:style-name="ce1" table:formula="of:=[.B1742]" office:value-type="float" office:value="-0.949573" calcext:value-type="float">
            <text:p>-0.949573</text:p>
          </table:table-cell>
          <table:table-cell table:number-columns-repeated="59"/>
        </table:table-row>
        <table:table-row table:style-name="ro1">
          <table:table-cell office:value-type="float" office:value="0.0000006715625" calcext:value-type="float">
            <text:p>6.715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style-name="ce1" table:formula="of:=10^9*[.A1743]" office:value-type="float" office:value="671.5625" calcext:value-type="float">
            <text:p>671.5625</text:p>
          </table:table-cell>
          <table:table-cell table:style-name="ce1" table:formula="of:=[.B1743]" office:value-type="float" office:value="-0.941533" calcext:value-type="float">
            <text:p>-0.941533</text:p>
          </table:table-cell>
          <table:table-cell table:number-columns-repeated="59"/>
        </table:table-row>
        <table:table-row table:style-name="ro1">
          <table:table-cell office:value-type="float" office:value="0.0000006720625" calcext:value-type="float">
            <text:p>6.720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style-name="ce1" table:formula="of:=10^9*[.A1744]" office:value-type="float" office:value="672.0625" calcext:value-type="float">
            <text:p>672.0625</text:p>
          </table:table-cell>
          <table:table-cell table:style-name="ce1" table:formula="of:=[.B1744]" office:value-type="float" office:value="-0.957613" calcext:value-type="float">
            <text:p>-0.957613</text:p>
          </table:table-cell>
          <table:table-cell table:number-columns-repeated="59"/>
        </table:table-row>
        <table:table-row table:style-name="ro1">
          <table:table-cell office:value-type="float" office:value="0.0000006725625" calcext:value-type="float">
            <text:p>6.725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style-name="ce1" table:formula="of:=10^9*[.A1745]" office:value-type="float" office:value="672.5625" calcext:value-type="float">
            <text:p>672.5625</text:p>
          </table:table-cell>
          <table:table-cell table:style-name="ce1" table:formula="of:=[.B1745]" office:value-type="float" office:value="-0.941533" calcext:value-type="float">
            <text:p>-0.941533</text:p>
          </table:table-cell>
          <table:table-cell table:number-columns-repeated="59"/>
        </table:table-row>
        <table:table-row table:style-name="ro1">
          <table:table-cell office:value-type="float" office:value="0.0000006730625" calcext:value-type="float">
            <text:p>6.730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style-name="ce1" table:formula="of:=10^9*[.A1746]" office:value-type="float" office:value="673.0625" calcext:value-type="float">
            <text:p>673.0625</text:p>
          </table:table-cell>
          <table:table-cell table:style-name="ce1" table:formula="of:=[.B1746]" office:value-type="float" office:value="-0.949573" calcext:value-type="float">
            <text:p>-0.949573</text:p>
          </table:table-cell>
          <table:table-cell table:number-columns-repeated="59"/>
        </table:table-row>
        <table:table-row table:style-name="ro1">
          <table:table-cell office:value-type="float" office:value="0.0000006735625" calcext:value-type="float">
            <text:p>6.735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style-name="ce1" table:formula="of:=10^9*[.A1747]" office:value-type="float" office:value="673.5625" calcext:value-type="float">
            <text:p>673.5625</text:p>
          </table:table-cell>
          <table:table-cell table:style-name="ce1" table:formula="of:=[.B1747]" office:value-type="float" office:value="-0.949573" calcext:value-type="float">
            <text:p>-0.949573</text:p>
          </table:table-cell>
          <table:table-cell table:number-columns-repeated="59"/>
        </table:table-row>
        <table:table-row table:style-name="ro1">
          <table:table-cell office:value-type="float" office:value="0.0000006740625" calcext:value-type="float">
            <text:p>6.740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style-name="ce1" table:formula="of:=10^9*[.A1748]" office:value-type="float" office:value="674.0625" calcext:value-type="float">
            <text:p>674.0625</text:p>
          </table:table-cell>
          <table:table-cell table:style-name="ce1" table:formula="of:=[.B1748]" office:value-type="float" office:value="-0.949573" calcext:value-type="float">
            <text:p>-0.949573</text:p>
          </table:table-cell>
          <table:table-cell table:number-columns-repeated="59"/>
        </table:table-row>
        <table:table-row table:style-name="ro1">
          <table:table-cell office:value-type="float" office:value="0.0000006745625" calcext:value-type="float">
            <text:p>6.745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style-name="ce1" table:formula="of:=10^9*[.A1749]" office:value-type="float" office:value="674.5625" calcext:value-type="float">
            <text:p>674.5625</text:p>
          </table:table-cell>
          <table:table-cell table:style-name="ce1" table:formula="of:=[.B1749]" office:value-type="float" office:value="-0.957613" calcext:value-type="float">
            <text:p>-0.957613</text:p>
          </table:table-cell>
          <table:table-cell table:number-columns-repeated="59"/>
        </table:table-row>
        <table:table-row table:style-name="ro1">
          <table:table-cell office:value-type="float" office:value="0.0000006750625" calcext:value-type="float">
            <text:p>6.750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style-name="ce1" table:formula="of:=10^9*[.A1750]" office:value-type="float" office:value="675.0625" calcext:value-type="float">
            <text:p>675.0625</text:p>
          </table:table-cell>
          <table:table-cell table:style-name="ce1" table:formula="of:=[.B1750]" office:value-type="float" office:value="-0.957613" calcext:value-type="float">
            <text:p>-0.957613</text:p>
          </table:table-cell>
          <table:table-cell table:number-columns-repeated="59"/>
        </table:table-row>
        <table:table-row table:style-name="ro1">
          <table:table-cell office:value-type="float" office:value="0.0000006755625" calcext:value-type="float">
            <text:p>6.755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style-name="ce1" table:formula="of:=10^9*[.A1751]" office:value-type="float" office:value="675.5625" calcext:value-type="float">
            <text:p>675.5625</text:p>
          </table:table-cell>
          <table:table-cell table:style-name="ce1" table:formula="of:=[.B1751]" office:value-type="float" office:value="-0.949573" calcext:value-type="float">
            <text:p>-0.949573</text:p>
          </table:table-cell>
          <table:table-cell table:number-columns-repeated="59"/>
        </table:table-row>
        <table:table-row table:style-name="ro1">
          <table:table-cell office:value-type="float" office:value="0.0000006760625" calcext:value-type="float">
            <text:p>6.760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style-name="ce1" table:formula="of:=10^9*[.A1752]" office:value-type="float" office:value="676.0625" calcext:value-type="float">
            <text:p>676.0625</text:p>
          </table:table-cell>
          <table:table-cell table:style-name="ce1" table:formula="of:=[.B1752]" office:value-type="float" office:value="-0.949573" calcext:value-type="float">
            <text:p>-0.949573</text:p>
          </table:table-cell>
          <table:table-cell table:number-columns-repeated="59"/>
        </table:table-row>
        <table:table-row table:style-name="ro1">
          <table:table-cell office:value-type="float" office:value="0.0000006765625" calcext:value-type="float">
            <text:p>6.765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style-name="ce1" table:formula="of:=10^9*[.A1753]" office:value-type="float" office:value="676.5625" calcext:value-type="float">
            <text:p>676.5625</text:p>
          </table:table-cell>
          <table:table-cell table:style-name="ce1" table:formula="of:=[.B1753]" office:value-type="float" office:value="-0.949573" calcext:value-type="float">
            <text:p>-0.949573</text:p>
          </table:table-cell>
          <table:table-cell table:number-columns-repeated="59"/>
        </table:table-row>
        <table:table-row table:style-name="ro1">
          <table:table-cell office:value-type="float" office:value="0.0000006770625" calcext:value-type="float">
            <text:p>6.770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style-name="ce1" table:formula="of:=10^9*[.A1754]" office:value-type="float" office:value="677.0625" calcext:value-type="float">
            <text:p>677.0625</text:p>
          </table:table-cell>
          <table:table-cell table:style-name="ce1" table:formula="of:=[.B1754]" office:value-type="float" office:value="-0.957613" calcext:value-type="float">
            <text:p>-0.957613</text:p>
          </table:table-cell>
          <table:table-cell table:number-columns-repeated="59"/>
        </table:table-row>
        <table:table-row table:style-name="ro1">
          <table:table-cell office:value-type="float" office:value="0.0000006775625" calcext:value-type="float">
            <text:p>6.775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style-name="ce1" table:formula="of:=10^9*[.A1755]" office:value-type="float" office:value="677.5625" calcext:value-type="float">
            <text:p>677.5625</text:p>
          </table:table-cell>
          <table:table-cell table:style-name="ce1" table:formula="of:=[.B1755]" office:value-type="float" office:value="-0.957613" calcext:value-type="float">
            <text:p>-0.957613</text:p>
          </table:table-cell>
          <table:table-cell table:number-columns-repeated="59"/>
        </table:table-row>
        <table:table-row table:style-name="ro1">
          <table:table-cell office:value-type="float" office:value="0.0000006780625" calcext:value-type="float">
            <text:p>6.780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style-name="ce1" table:formula="of:=10^9*[.A1756]" office:value-type="float" office:value="678.0625" calcext:value-type="float">
            <text:p>678.0625</text:p>
          </table:table-cell>
          <table:table-cell table:style-name="ce1" table:formula="of:=[.B1756]" office:value-type="float" office:value="-0.941533" calcext:value-type="float">
            <text:p>-0.941533</text:p>
          </table:table-cell>
          <table:table-cell table:number-columns-repeated="59"/>
        </table:table-row>
        <table:table-row table:style-name="ro1">
          <table:table-cell office:value-type="float" office:value="0.0000006785625" calcext:value-type="float">
            <text:p>6.785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style-name="ce1" table:formula="of:=10^9*[.A1757]" office:value-type="float" office:value="678.5625" calcext:value-type="float">
            <text:p>678.5625</text:p>
          </table:table-cell>
          <table:table-cell table:style-name="ce1" table:formula="of:=[.B1757]" office:value-type="float" office:value="-0.949573" calcext:value-type="float">
            <text:p>-0.949573</text:p>
          </table:table-cell>
          <table:table-cell table:number-columns-repeated="59"/>
        </table:table-row>
        <table:table-row table:style-name="ro1">
          <table:table-cell office:value-type="float" office:value="0.0000006790625" calcext:value-type="float">
            <text:p>6.790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style-name="ce1" table:formula="of:=10^9*[.A1758]" office:value-type="float" office:value="679.0625" calcext:value-type="float">
            <text:p>679.0625</text:p>
          </table:table-cell>
          <table:table-cell table:style-name="ce1" table:formula="of:=[.B1758]" office:value-type="float" office:value="-0.957613" calcext:value-type="float">
            <text:p>-0.957613</text:p>
          </table:table-cell>
          <table:table-cell table:number-columns-repeated="59"/>
        </table:table-row>
        <table:table-row table:style-name="ro1">
          <table:table-cell office:value-type="float" office:value="0.0000006795625" calcext:value-type="float">
            <text:p>6.795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style-name="ce1" table:formula="of:=10^9*[.A1759]" office:value-type="float" office:value="679.5625" calcext:value-type="float">
            <text:p>679.5625</text:p>
          </table:table-cell>
          <table:table-cell table:style-name="ce1" table:formula="of:=[.B1759]" office:value-type="float" office:value="-0.949573" calcext:value-type="float">
            <text:p>-0.949573</text:p>
          </table:table-cell>
          <table:table-cell table:number-columns-repeated="59"/>
        </table:table-row>
        <table:table-row table:style-name="ro1">
          <table:table-cell office:value-type="float" office:value="0.0000006800625" calcext:value-type="float">
            <text:p>6.80062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style-name="ce1" table:formula="of:=10^9*[.A1760]" office:value-type="float" office:value="680.0625" calcext:value-type="float">
            <text:p>680.0625</text:p>
          </table:table-cell>
          <table:table-cell table:style-name="ce1" table:formula="of:=[.B1760]" office:value-type="float" office:value="-0.965653" calcext:value-type="float">
            <text:p>-0.965653</text:p>
          </table:table-cell>
          <table:table-cell table:number-columns-repeated="59"/>
        </table:table-row>
        <table:table-row table:style-name="ro1">
          <table:table-cell office:value-type="float" office:value="0.0000006805625" calcext:value-type="float">
            <text:p>6.805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style-name="ce1" table:formula="of:=10^9*[.A1761]" office:value-type="float" office:value="680.5625" calcext:value-type="float">
            <text:p>680.5625</text:p>
          </table:table-cell>
          <table:table-cell table:style-name="ce1" table:formula="of:=[.B1761]" office:value-type="float" office:value="-0.941533" calcext:value-type="float">
            <text:p>-0.941533</text:p>
          </table:table-cell>
          <table:table-cell table:number-columns-repeated="59"/>
        </table:table-row>
        <table:table-row table:style-name="ro1">
          <table:table-cell office:value-type="float" office:value="0.0000006810625" calcext:value-type="float">
            <text:p>6.810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style-name="ce1" table:formula="of:=10^9*[.A1762]" office:value-type="float" office:value="681.0625" calcext:value-type="float">
            <text:p>681.0625</text:p>
          </table:table-cell>
          <table:table-cell table:style-name="ce1" table:formula="of:=[.B1762]" office:value-type="float" office:value="-0.949573" calcext:value-type="float">
            <text:p>-0.949573</text:p>
          </table:table-cell>
          <table:table-cell table:number-columns-repeated="59"/>
        </table:table-row>
        <table:table-row table:style-name="ro1">
          <table:table-cell office:value-type="float" office:value="0.0000006815625" calcext:value-type="float">
            <text:p>6.815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style-name="ce1" table:formula="of:=10^9*[.A1763]" office:value-type="float" office:value="681.5625" calcext:value-type="float">
            <text:p>681.5625</text:p>
          </table:table-cell>
          <table:table-cell table:style-name="ce1" table:formula="of:=[.B1763]" office:value-type="float" office:value="-0.957613" calcext:value-type="float">
            <text:p>-0.957613</text:p>
          </table:table-cell>
          <table:table-cell table:number-columns-repeated="59"/>
        </table:table-row>
        <table:table-row table:style-name="ro1">
          <table:table-cell office:value-type="float" office:value="0.0000006820625" calcext:value-type="float">
            <text:p>6.820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style-name="ce1" table:formula="of:=10^9*[.A1764]" office:value-type="float" office:value="682.0625" calcext:value-type="float">
            <text:p>682.0625</text:p>
          </table:table-cell>
          <table:table-cell table:style-name="ce1" table:formula="of:=[.B1764]" office:value-type="float" office:value="-0.957613" calcext:value-type="float">
            <text:p>-0.957613</text:p>
          </table:table-cell>
          <table:table-cell table:number-columns-repeated="59"/>
        </table:table-row>
        <table:table-row table:style-name="ro1">
          <table:table-cell office:value-type="float" office:value="0.0000006825625" calcext:value-type="float">
            <text:p>6.825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style-name="ce1" table:formula="of:=10^9*[.A1765]" office:value-type="float" office:value="682.5625" calcext:value-type="float">
            <text:p>682.5625</text:p>
          </table:table-cell>
          <table:table-cell table:style-name="ce1" table:formula="of:=[.B1765]" office:value-type="float" office:value="-0.957613" calcext:value-type="float">
            <text:p>-0.957613</text:p>
          </table:table-cell>
          <table:table-cell table:number-columns-repeated="59"/>
        </table:table-row>
        <table:table-row table:style-name="ro1">
          <table:table-cell office:value-type="float" office:value="0.0000006830625" calcext:value-type="float">
            <text:p>6.830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style-name="ce1" table:formula="of:=10^9*[.A1766]" office:value-type="float" office:value="683.0625" calcext:value-type="float">
            <text:p>683.0625</text:p>
          </table:table-cell>
          <table:table-cell table:style-name="ce1" table:formula="of:=[.B1766]" office:value-type="float" office:value="-0.957613" calcext:value-type="float">
            <text:p>-0.957613</text:p>
          </table:table-cell>
          <table:table-cell table:number-columns-repeated="59"/>
        </table:table-row>
        <table:table-row table:style-name="ro1">
          <table:table-cell office:value-type="float" office:value="0.0000006835625" calcext:value-type="float">
            <text:p>6.835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style-name="ce1" table:formula="of:=10^9*[.A1767]" office:value-type="float" office:value="683.5625" calcext:value-type="float">
            <text:p>683.5625</text:p>
          </table:table-cell>
          <table:table-cell table:style-name="ce1" table:formula="of:=[.B1767]" office:value-type="float" office:value="-0.957613" calcext:value-type="float">
            <text:p>-0.957613</text:p>
          </table:table-cell>
          <table:table-cell table:number-columns-repeated="59"/>
        </table:table-row>
        <table:table-row table:style-name="ro1">
          <table:table-cell office:value-type="float" office:value="0.0000006840625" calcext:value-type="float">
            <text:p>6.840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style-name="ce1" table:formula="of:=10^9*[.A1768]" office:value-type="float" office:value="684.0625" calcext:value-type="float">
            <text:p>684.0625</text:p>
          </table:table-cell>
          <table:table-cell table:style-name="ce1" table:formula="of:=[.B1768]" office:value-type="float" office:value="-0.949573" calcext:value-type="float">
            <text:p>-0.949573</text:p>
          </table:table-cell>
          <table:table-cell table:number-columns-repeated="59"/>
        </table:table-row>
        <table:table-row table:style-name="ro1">
          <table:table-cell office:value-type="float" office:value="0.0000006845625" calcext:value-type="float">
            <text:p>6.845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style-name="ce1" table:formula="of:=10^9*[.A1769]" office:value-type="float" office:value="684.5625" calcext:value-type="float">
            <text:p>684.5625</text:p>
          </table:table-cell>
          <table:table-cell table:style-name="ce1" table:formula="of:=[.B1769]" office:value-type="float" office:value="-0.949573" calcext:value-type="float">
            <text:p>-0.949573</text:p>
          </table:table-cell>
          <table:table-cell table:number-columns-repeated="59"/>
        </table:table-row>
        <table:table-row table:style-name="ro1">
          <table:table-cell office:value-type="float" office:value="0.0000006850625" calcext:value-type="float">
            <text:p>6.850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style-name="ce1" table:formula="of:=10^9*[.A1770]" office:value-type="float" office:value="685.0625" calcext:value-type="float">
            <text:p>685.0625</text:p>
          </table:table-cell>
          <table:table-cell table:style-name="ce1" table:formula="of:=[.B1770]" office:value-type="float" office:value="-0.957613" calcext:value-type="float">
            <text:p>-0.957613</text:p>
          </table:table-cell>
          <table:table-cell table:number-columns-repeated="59"/>
        </table:table-row>
        <table:table-row table:style-name="ro1">
          <table:table-cell office:value-type="float" office:value="0.0000006855625" calcext:value-type="float">
            <text:p>6.855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style-name="ce1" table:formula="of:=10^9*[.A1771]" office:value-type="float" office:value="685.5625" calcext:value-type="float">
            <text:p>685.5625</text:p>
          </table:table-cell>
          <table:table-cell table:style-name="ce1" table:formula="of:=[.B1771]" office:value-type="float" office:value="-0.957613" calcext:value-type="float">
            <text:p>-0.957613</text:p>
          </table:table-cell>
          <table:table-cell table:number-columns-repeated="59"/>
        </table:table-row>
        <table:table-row table:style-name="ro1">
          <table:table-cell office:value-type="float" office:value="0.0000006860625" calcext:value-type="float">
            <text:p>6.860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style-name="ce1" table:formula="of:=10^9*[.A1772]" office:value-type="float" office:value="686.0625" calcext:value-type="float">
            <text:p>686.0625</text:p>
          </table:table-cell>
          <table:table-cell table:style-name="ce1" table:formula="of:=[.B1772]" office:value-type="float" office:value="-0.957613" calcext:value-type="float">
            <text:p>-0.957613</text:p>
          </table:table-cell>
          <table:table-cell table:number-columns-repeated="59"/>
        </table:table-row>
        <table:table-row table:style-name="ro1">
          <table:table-cell office:value-type="float" office:value="0.0000006865625" calcext:value-type="float">
            <text:p>6.865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style-name="ce1" table:formula="of:=10^9*[.A1773]" office:value-type="float" office:value="686.5625" calcext:value-type="float">
            <text:p>686.5625</text:p>
          </table:table-cell>
          <table:table-cell table:style-name="ce1" table:formula="of:=[.B1773]" office:value-type="float" office:value="-0.957613" calcext:value-type="float">
            <text:p>-0.957613</text:p>
          </table:table-cell>
          <table:table-cell table:number-columns-repeated="59"/>
        </table:table-row>
        <table:table-row table:style-name="ro1">
          <table:table-cell office:value-type="float" office:value="0.0000006870625" calcext:value-type="float">
            <text:p>6.87062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style-name="ce1" table:formula="of:=10^9*[.A1774]" office:value-type="float" office:value="687.0625" calcext:value-type="float">
            <text:p>687.0625</text:p>
          </table:table-cell>
          <table:table-cell table:style-name="ce1" table:formula="of:=[.B1774]" office:value-type="float" office:value="-0.965653" calcext:value-type="float">
            <text:p>-0.965653</text:p>
          </table:table-cell>
          <table:table-cell table:number-columns-repeated="59"/>
        </table:table-row>
        <table:table-row table:style-name="ro1">
          <table:table-cell office:value-type="float" office:value="0.0000006875625" calcext:value-type="float">
            <text:p>6.875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style-name="ce1" table:formula="of:=10^9*[.A1775]" office:value-type="float" office:value="687.5625" calcext:value-type="float">
            <text:p>687.5625</text:p>
          </table:table-cell>
          <table:table-cell table:style-name="ce1" table:formula="of:=[.B1775]" office:value-type="float" office:value="-0.957613" calcext:value-type="float">
            <text:p>-0.957613</text:p>
          </table:table-cell>
          <table:table-cell table:number-columns-repeated="59"/>
        </table:table-row>
        <table:table-row table:style-name="ro1">
          <table:table-cell office:value-type="float" office:value="0.0000006880625" calcext:value-type="float">
            <text:p>6.88062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style-name="ce1" table:formula="of:=10^9*[.A1776]" office:value-type="float" office:value="688.0625" calcext:value-type="float">
            <text:p>688.0625</text:p>
          </table:table-cell>
          <table:table-cell table:style-name="ce1" table:formula="of:=[.B1776]" office:value-type="float" office:value="-0.965653" calcext:value-type="float">
            <text:p>-0.965653</text:p>
          </table:table-cell>
          <table:table-cell table:number-columns-repeated="59"/>
        </table:table-row>
        <table:table-row table:style-name="ro1">
          <table:table-cell office:value-type="float" office:value="0.0000006885625" calcext:value-type="float">
            <text:p>6.885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style-name="ce1" table:formula="of:=10^9*[.A1777]" office:value-type="float" office:value="688.5625" calcext:value-type="float">
            <text:p>688.5625</text:p>
          </table:table-cell>
          <table:table-cell table:style-name="ce1" table:formula="of:=[.B1777]" office:value-type="float" office:value="-0.949573" calcext:value-type="float">
            <text:p>-0.949573</text:p>
          </table:table-cell>
          <table:table-cell table:number-columns-repeated="59"/>
        </table:table-row>
        <table:table-row table:style-name="ro1">
          <table:table-cell office:value-type="float" office:value="0.0000006890625" calcext:value-type="float">
            <text:p>6.890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style-name="ce1" table:formula="of:=10^9*[.A1778]" office:value-type="float" office:value="689.0625" calcext:value-type="float">
            <text:p>689.0625</text:p>
          </table:table-cell>
          <table:table-cell table:style-name="ce1" table:formula="of:=[.B1778]" office:value-type="float" office:value="-0.957613" calcext:value-type="float">
            <text:p>-0.957613</text:p>
          </table:table-cell>
          <table:table-cell table:number-columns-repeated="59"/>
        </table:table-row>
        <table:table-row table:style-name="ro1">
          <table:table-cell office:value-type="float" office:value="0.0000006895625" calcext:value-type="float">
            <text:p>6.895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style-name="ce1" table:formula="of:=10^9*[.A1779]" office:value-type="float" office:value="689.5625" calcext:value-type="float">
            <text:p>689.5625</text:p>
          </table:table-cell>
          <table:table-cell table:style-name="ce1" table:formula="of:=[.B1779]" office:value-type="float" office:value="-0.949573" calcext:value-type="float">
            <text:p>-0.949573</text:p>
          </table:table-cell>
          <table:table-cell table:number-columns-repeated="59"/>
        </table:table-row>
        <table:table-row table:style-name="ro1">
          <table:table-cell office:value-type="float" office:value="0.0000006900625" calcext:value-type="float">
            <text:p>6.90062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style-name="ce1" table:formula="of:=10^9*[.A1780]" office:value-type="float" office:value="690.0625" calcext:value-type="float">
            <text:p>690.0625</text:p>
          </table:table-cell>
          <table:table-cell table:style-name="ce1" table:formula="of:=[.B1780]" office:value-type="float" office:value="-0.965653" calcext:value-type="float">
            <text:p>-0.965653</text:p>
          </table:table-cell>
          <table:table-cell table:number-columns-repeated="59"/>
        </table:table-row>
        <table:table-row table:style-name="ro1">
          <table:table-cell office:value-type="float" office:value="0.0000006905625" calcext:value-type="float">
            <text:p>6.905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style-name="ce1" table:formula="of:=10^9*[.A1781]" office:value-type="float" office:value="690.5625" calcext:value-type="float">
            <text:p>690.5625</text:p>
          </table:table-cell>
          <table:table-cell table:style-name="ce1" table:formula="of:=[.B1781]" office:value-type="float" office:value="-0.957613" calcext:value-type="float">
            <text:p>-0.957613</text:p>
          </table:table-cell>
          <table:table-cell table:number-columns-repeated="59"/>
        </table:table-row>
        <table:table-row table:style-name="ro1">
          <table:table-cell office:value-type="float" office:value="0.0000006910625" calcext:value-type="float">
            <text:p>6.910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style-name="ce1" table:formula="of:=10^9*[.A1782]" office:value-type="float" office:value="691.0625" calcext:value-type="float">
            <text:p>691.0625</text:p>
          </table:table-cell>
          <table:table-cell table:style-name="ce1" table:formula="of:=[.B1782]" office:value-type="float" office:value="-0.957613" calcext:value-type="float">
            <text:p>-0.957613</text:p>
          </table:table-cell>
          <table:table-cell table:number-columns-repeated="59"/>
        </table:table-row>
        <table:table-row table:style-name="ro1">
          <table:table-cell office:value-type="float" office:value="0.0000006915625" calcext:value-type="float">
            <text:p>6.915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style-name="ce1" table:formula="of:=10^9*[.A1783]" office:value-type="float" office:value="691.5625" calcext:value-type="float">
            <text:p>691.5625</text:p>
          </table:table-cell>
          <table:table-cell table:style-name="ce1" table:formula="of:=[.B1783]" office:value-type="float" office:value="-0.957613" calcext:value-type="float">
            <text:p>-0.957613</text:p>
          </table:table-cell>
          <table:table-cell table:number-columns-repeated="59"/>
        </table:table-row>
        <table:table-row table:style-name="ro1">
          <table:table-cell office:value-type="float" office:value="0.0000006920625" calcext:value-type="float">
            <text:p>6.920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style-name="ce1" table:formula="of:=10^9*[.A1784]" office:value-type="float" office:value="692.0625" calcext:value-type="float">
            <text:p>692.0625</text:p>
          </table:table-cell>
          <table:table-cell table:style-name="ce1" table:formula="of:=[.B1784]" office:value-type="float" office:value="-0.957613" calcext:value-type="float">
            <text:p>-0.957613</text:p>
          </table:table-cell>
          <table:table-cell table:number-columns-repeated="59"/>
        </table:table-row>
        <table:table-row table:style-name="ro1">
          <table:table-cell office:value-type="float" office:value="0.0000006925625" calcext:value-type="float">
            <text:p>6.925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style-name="ce1" table:formula="of:=10^9*[.A1785]" office:value-type="float" office:value="692.5625" calcext:value-type="float">
            <text:p>692.5625</text:p>
          </table:table-cell>
          <table:table-cell table:style-name="ce1" table:formula="of:=[.B1785]" office:value-type="float" office:value="-0.957613" calcext:value-type="float">
            <text:p>-0.957613</text:p>
          </table:table-cell>
          <table:table-cell table:number-columns-repeated="59"/>
        </table:table-row>
        <table:table-row table:style-name="ro1">
          <table:table-cell office:value-type="float" office:value="0.0000006930625" calcext:value-type="float">
            <text:p>6.93062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style-name="ce1" table:formula="of:=10^9*[.A1786]" office:value-type="float" office:value="693.0625" calcext:value-type="float">
            <text:p>693.0625</text:p>
          </table:table-cell>
          <table:table-cell table:style-name="ce1" table:formula="of:=[.B1786]" office:value-type="float" office:value="-0.965653" calcext:value-type="float">
            <text:p>-0.965653</text:p>
          </table:table-cell>
          <table:table-cell table:number-columns-repeated="59"/>
        </table:table-row>
        <table:table-row table:style-name="ro1">
          <table:table-cell office:value-type="float" office:value="0.0000006935625" calcext:value-type="float">
            <text:p>6.93562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style-name="ce1" table:formula="of:=10^9*[.A1787]" office:value-type="float" office:value="693.5625" calcext:value-type="float">
            <text:p>693.5625</text:p>
          </table:table-cell>
          <table:table-cell table:style-name="ce1" table:formula="of:=[.B1787]" office:value-type="float" office:value="-0.965653" calcext:value-type="float">
            <text:p>-0.965653</text:p>
          </table:table-cell>
          <table:table-cell table:number-columns-repeated="59"/>
        </table:table-row>
        <table:table-row table:style-name="ro1">
          <table:table-cell office:value-type="float" office:value="0.0000006940625" calcext:value-type="float">
            <text:p>6.940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style-name="ce1" table:formula="of:=10^9*[.A1788]" office:value-type="float" office:value="694.0625" calcext:value-type="float">
            <text:p>694.0625</text:p>
          </table:table-cell>
          <table:table-cell table:style-name="ce1" table:formula="of:=[.B1788]" office:value-type="float" office:value="-0.949573" calcext:value-type="float">
            <text:p>-0.949573</text:p>
          </table:table-cell>
          <table:table-cell table:number-columns-repeated="59"/>
        </table:table-row>
        <table:table-row table:style-name="ro1">
          <table:table-cell office:value-type="float" office:value="0.0000006945625" calcext:value-type="float">
            <text:p>6.945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style-name="ce1" table:formula="of:=10^9*[.A1789]" office:value-type="float" office:value="694.5625" calcext:value-type="float">
            <text:p>694.5625</text:p>
          </table:table-cell>
          <table:table-cell table:style-name="ce1" table:formula="of:=[.B1789]" office:value-type="float" office:value="-0.957613" calcext:value-type="float">
            <text:p>-0.957613</text:p>
          </table:table-cell>
          <table:table-cell table:number-columns-repeated="59"/>
        </table:table-row>
        <table:table-row table:style-name="ro1">
          <table:table-cell office:value-type="float" office:value="0.0000006950625" calcext:value-type="float">
            <text:p>6.95062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style-name="ce1" table:formula="of:=10^9*[.A1790]" office:value-type="float" office:value="695.0625" calcext:value-type="float">
            <text:p>695.0625</text:p>
          </table:table-cell>
          <table:table-cell table:style-name="ce1" table:formula="of:=[.B1790]" office:value-type="float" office:value="-0.965653" calcext:value-type="float">
            <text:p>-0.965653</text:p>
          </table:table-cell>
          <table:table-cell table:number-columns-repeated="59"/>
        </table:table-row>
        <table:table-row table:style-name="ro1">
          <table:table-cell office:value-type="float" office:value="0.0000006955625" calcext:value-type="float">
            <text:p>6.955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style-name="ce1" table:formula="of:=10^9*[.A1791]" office:value-type="float" office:value="695.5625" calcext:value-type="float">
            <text:p>695.5625</text:p>
          </table:table-cell>
          <table:table-cell table:style-name="ce1" table:formula="of:=[.B1791]" office:value-type="float" office:value="-0.957613" calcext:value-type="float">
            <text:p>-0.957613</text:p>
          </table:table-cell>
          <table:table-cell table:number-columns-repeated="59"/>
        </table:table-row>
        <table:table-row table:style-name="ro1">
          <table:table-cell office:value-type="float" office:value="0.0000006960625" calcext:value-type="float">
            <text:p>6.96062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1792]" office:value-type="float" office:value="696.0625" calcext:value-type="float">
            <text:p>696.0625</text:p>
          </table:table-cell>
          <table:table-cell table:style-name="ce1" table:formula="of:=[.B1792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0.0000006965625" calcext:value-type="float">
            <text:p>6.965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style-name="ce1" table:formula="of:=10^9*[.A1793]" office:value-type="float" office:value="696.5625" calcext:value-type="float">
            <text:p>696.5625</text:p>
          </table:table-cell>
          <table:table-cell table:style-name="ce1" table:formula="of:=[.B1793]" office:value-type="float" office:value="-0.957613" calcext:value-type="float">
            <text:p>-0.957613</text:p>
          </table:table-cell>
          <table:table-cell table:number-columns-repeated="59"/>
        </table:table-row>
        <table:table-row table:style-name="ro1">
          <table:table-cell office:value-type="float" office:value="0.0000006970625" calcext:value-type="float">
            <text:p>6.97062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style-name="ce1" table:formula="of:=10^9*[.A1794]" office:value-type="float" office:value="697.0625" calcext:value-type="float">
            <text:p>697.0625</text:p>
          </table:table-cell>
          <table:table-cell table:style-name="ce1" table:formula="of:=[.B1794]" office:value-type="float" office:value="-0.965653" calcext:value-type="float">
            <text:p>-0.965653</text:p>
          </table:table-cell>
          <table:table-cell table:number-columns-repeated="59"/>
        </table:table-row>
        <table:table-row table:style-name="ro1">
          <table:table-cell office:value-type="float" office:value="0.0000006975625" calcext:value-type="float">
            <text:p>6.97562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style-name="ce1" table:formula="of:=10^9*[.A1795]" office:value-type="float" office:value="697.5625" calcext:value-type="float">
            <text:p>697.5625</text:p>
          </table:table-cell>
          <table:table-cell table:style-name="ce1" table:formula="of:=[.B1795]" office:value-type="float" office:value="-0.965653" calcext:value-type="float">
            <text:p>-0.965653</text:p>
          </table:table-cell>
          <table:table-cell table:number-columns-repeated="59"/>
        </table:table-row>
        <table:table-row table:style-name="ro1">
          <table:table-cell office:value-type="float" office:value="0.0000006980625" calcext:value-type="float">
            <text:p>6.98062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style-name="ce1" table:formula="of:=10^9*[.A1796]" office:value-type="float" office:value="698.0625" calcext:value-type="float">
            <text:p>698.0625</text:p>
          </table:table-cell>
          <table:table-cell table:style-name="ce1" table:formula="of:=[.B1796]" office:value-type="float" office:value="-0.965653" calcext:value-type="float">
            <text:p>-0.965653</text:p>
          </table:table-cell>
          <table:table-cell table:number-columns-repeated="59"/>
        </table:table-row>
        <table:table-row table:style-name="ro1">
          <table:table-cell office:value-type="float" office:value="0.0000006985625" calcext:value-type="float">
            <text:p>6.985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style-name="ce1" table:formula="of:=10^9*[.A1797]" office:value-type="float" office:value="698.5625" calcext:value-type="float">
            <text:p>698.5625</text:p>
          </table:table-cell>
          <table:table-cell table:style-name="ce1" table:formula="of:=[.B1797]" office:value-type="float" office:value="-0.957613" calcext:value-type="float">
            <text:p>-0.957613</text:p>
          </table:table-cell>
          <table:table-cell table:number-columns-repeated="59"/>
        </table:table-row>
        <table:table-row table:style-name="ro1">
          <table:table-cell office:value-type="float" office:value="0.0000006990625" calcext:value-type="float">
            <text:p>6.99062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style-name="ce1" table:formula="of:=10^9*[.A1798]" office:value-type="float" office:value="699.0625" calcext:value-type="float">
            <text:p>699.0625</text:p>
          </table:table-cell>
          <table:table-cell table:style-name="ce1" table:formula="of:=[.B1798]" office:value-type="float" office:value="-0.965653" calcext:value-type="float">
            <text:p>-0.965653</text:p>
          </table:table-cell>
          <table:table-cell table:number-columns-repeated="59"/>
        </table:table-row>
        <table:table-row table:style-name="ro1">
          <table:table-cell office:value-type="float" office:value="0.0000006995625" calcext:value-type="float">
            <text:p>6.99562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style-name="ce1" table:formula="of:=10^9*[.A1799]" office:value-type="float" office:value="699.5625" calcext:value-type="float">
            <text:p>699.5625</text:p>
          </table:table-cell>
          <table:table-cell table:style-name="ce1" table:formula="of:=[.B1799]" office:value-type="float" office:value="-0.965653" calcext:value-type="float">
            <text:p>-0.965653</text:p>
          </table:table-cell>
          <table:table-cell table:number-columns-repeated="59"/>
        </table:table-row>
        <table:table-row table:style-name="ro1">
          <table:table-cell office:value-type="float" office:value="0.0000007000625" calcext:value-type="float">
            <text:p>7.00062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style-name="ce1" table:formula="of:=10^9*[.A1800]" office:value-type="float" office:value="700.0625" calcext:value-type="float">
            <text:p>700.0625</text:p>
          </table:table-cell>
          <table:table-cell table:style-name="ce1" table:formula="of:=[.B1800]" office:value-type="float" office:value="-0.965653" calcext:value-type="float">
            <text:p>-0.965653</text:p>
          </table:table-cell>
          <table:table-cell table:number-columns-repeated="59"/>
        </table:table-row>
        <table:table-row table:style-name="ro1">
          <table:table-cell office:value-type="float" office:value="0.0000007005625" calcext:value-type="float">
            <text:p>7.00562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style-name="ce1" table:formula="of:=10^9*[.A1801]" office:value-type="float" office:value="700.5625" calcext:value-type="float">
            <text:p>700.5625</text:p>
          </table:table-cell>
          <table:table-cell table:style-name="ce1" table:formula="of:=[.B1801]" office:value-type="float" office:value="-0.965653" calcext:value-type="float">
            <text:p>-0.965653</text:p>
          </table:table-cell>
          <table:table-cell table:number-columns-repeated="59"/>
        </table:table-row>
        <table:table-row table:style-name="ro1">
          <table:table-cell office:value-type="float" office:value="0.0000007010625" calcext:value-type="float">
            <text:p>7.01062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1802]" office:value-type="float" office:value="701.0625" calcext:value-type="float">
            <text:p>701.0625</text:p>
          </table:table-cell>
          <table:table-cell table:style-name="ce1" table:formula="of:=[.B1802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0.0000007015625" calcext:value-type="float">
            <text:p>7.01562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style-name="ce1" table:formula="of:=10^9*[.A1803]" office:value-type="float" office:value="701.5625" calcext:value-type="float">
            <text:p>701.5625</text:p>
          </table:table-cell>
          <table:table-cell table:style-name="ce1" table:formula="of:=[.B1803]" office:value-type="float" office:value="-0.965653" calcext:value-type="float">
            <text:p>-0.965653</text:p>
          </table:table-cell>
          <table:table-cell table:number-columns-repeated="59"/>
        </table:table-row>
        <table:table-row table:style-name="ro1">
          <table:table-cell office:value-type="float" office:value="0.0000007020625" calcext:value-type="float">
            <text:p>7.020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style-name="ce1" table:formula="of:=10^9*[.A1804]" office:value-type="float" office:value="702.0625" calcext:value-type="float">
            <text:p>702.0625</text:p>
          </table:table-cell>
          <table:table-cell table:style-name="ce1" table:formula="of:=[.B1804]" office:value-type="float" office:value="-0.957613" calcext:value-type="float">
            <text:p>-0.957613</text:p>
          </table:table-cell>
          <table:table-cell table:number-columns-repeated="59"/>
        </table:table-row>
        <table:table-row table:style-name="ro1">
          <table:table-cell office:value-type="float" office:value="0.0000007025625" calcext:value-type="float">
            <text:p>7.02562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style-name="ce1" table:formula="of:=10^9*[.A1805]" office:value-type="float" office:value="702.5625" calcext:value-type="float">
            <text:p>702.5625</text:p>
          </table:table-cell>
          <table:table-cell table:style-name="ce1" table:formula="of:=[.B1805]" office:value-type="float" office:value="-0.965653" calcext:value-type="float">
            <text:p>-0.965653</text:p>
          </table:table-cell>
          <table:table-cell table:number-columns-repeated="59"/>
        </table:table-row>
        <table:table-row table:style-name="ro1">
          <table:table-cell office:value-type="float" office:value="0.0000007030625" calcext:value-type="float">
            <text:p>7.03062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1806]" office:value-type="float" office:value="703.0625" calcext:value-type="float">
            <text:p>703.0625</text:p>
          </table:table-cell>
          <table:table-cell table:style-name="ce1" table:formula="of:=[.B1806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0.0000007035625" calcext:value-type="float">
            <text:p>7.035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style-name="ce1" table:formula="of:=10^9*[.A1807]" office:value-type="float" office:value="703.5625" calcext:value-type="float">
            <text:p>703.5625</text:p>
          </table:table-cell>
          <table:table-cell table:style-name="ce1" table:formula="of:=[.B1807]" office:value-type="float" office:value="-0.957613" calcext:value-type="float">
            <text:p>-0.957613</text:p>
          </table:table-cell>
          <table:table-cell table:number-columns-repeated="59"/>
        </table:table-row>
        <table:table-row table:style-name="ro1">
          <table:table-cell office:value-type="float" office:value="0.0000007040625" calcext:value-type="float">
            <text:p>7.04062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1808]" office:value-type="float" office:value="704.0625" calcext:value-type="float">
            <text:p>704.0625</text:p>
          </table:table-cell>
          <table:table-cell table:style-name="ce1" table:formula="of:=[.B1808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0.0000007045625" calcext:value-type="float">
            <text:p>7.045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style-name="ce1" table:formula="of:=10^9*[.A1809]" office:value-type="float" office:value="704.5625" calcext:value-type="float">
            <text:p>704.5625</text:p>
          </table:table-cell>
          <table:table-cell table:style-name="ce1" table:formula="of:=[.B1809]" office:value-type="float" office:value="-0.957613" calcext:value-type="float">
            <text:p>-0.957613</text:p>
          </table:table-cell>
          <table:table-cell table:number-columns-repeated="59"/>
        </table:table-row>
        <table:table-row table:style-name="ro1">
          <table:table-cell office:value-type="float" office:value="0.0000007050625" calcext:value-type="float">
            <text:p>7.05062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style-name="ce1" table:formula="of:=10^9*[.A1810]" office:value-type="float" office:value="705.0625" calcext:value-type="float">
            <text:p>705.0625</text:p>
          </table:table-cell>
          <table:table-cell table:style-name="ce1" table:formula="of:=[.B1810]" office:value-type="float" office:value="-0.965653" calcext:value-type="float">
            <text:p>-0.965653</text:p>
          </table:table-cell>
          <table:table-cell table:number-columns-repeated="59"/>
        </table:table-row>
        <table:table-row table:style-name="ro1">
          <table:table-cell office:value-type="float" office:value="0.0000007055625" calcext:value-type="float">
            <text:p>7.05562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style-name="ce1" table:formula="of:=10^9*[.A1811]" office:value-type="float" office:value="705.5625" calcext:value-type="float">
            <text:p>705.5625</text:p>
          </table:table-cell>
          <table:table-cell table:style-name="ce1" table:formula="of:=[.B1811]" office:value-type="float" office:value="-0.965653" calcext:value-type="float">
            <text:p>-0.965653</text:p>
          </table:table-cell>
          <table:table-cell table:number-columns-repeated="59"/>
        </table:table-row>
        <table:table-row table:style-name="ro1">
          <table:table-cell office:value-type="float" office:value="0.0000007060625" calcext:value-type="float">
            <text:p>7.06062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style-name="ce1" table:formula="of:=10^9*[.A1812]" office:value-type="float" office:value="706.0625" calcext:value-type="float">
            <text:p>706.0625</text:p>
          </table:table-cell>
          <table:table-cell table:style-name="ce1" table:formula="of:=[.B1812]" office:value-type="float" office:value="-0.965653" calcext:value-type="float">
            <text:p>-0.965653</text:p>
          </table:table-cell>
          <table:table-cell table:number-columns-repeated="59"/>
        </table:table-row>
        <table:table-row table:style-name="ro1">
          <table:table-cell office:value-type="float" office:value="0.0000007065625" calcext:value-type="float">
            <text:p>7.06562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1813]" office:value-type="float" office:value="706.5625" calcext:value-type="float">
            <text:p>706.5625</text:p>
          </table:table-cell>
          <table:table-cell table:style-name="ce1" table:formula="of:=[.B1813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0.0000007070625" calcext:value-type="float">
            <text:p>7.07062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1814]" office:value-type="float" office:value="707.0625" calcext:value-type="float">
            <text:p>707.0625</text:p>
          </table:table-cell>
          <table:table-cell table:style-name="ce1" table:formula="of:=[.B1814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0.0000007075625" calcext:value-type="float">
            <text:p>7.07562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1815]" office:value-type="float" office:value="707.5625" calcext:value-type="float">
            <text:p>707.5625</text:p>
          </table:table-cell>
          <table:table-cell table:style-name="ce1" table:formula="of:=[.B1815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0.0000007080625" calcext:value-type="float">
            <text:p>7.08062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1816]" office:value-type="float" office:value="708.0625" calcext:value-type="float">
            <text:p>708.0625</text:p>
          </table:table-cell>
          <table:table-cell table:style-name="ce1" table:formula="of:=[.B1816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0.0000007085625" calcext:value-type="float">
            <text:p>7.08562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style-name="ce1" table:formula="of:=10^9*[.A1817]" office:value-type="float" office:value="708.5625" calcext:value-type="float">
            <text:p>708.5625</text:p>
          </table:table-cell>
          <table:table-cell table:style-name="ce1" table:formula="of:=[.B1817]" office:value-type="float" office:value="-0.965653" calcext:value-type="float">
            <text:p>-0.965653</text:p>
          </table:table-cell>
          <table:table-cell table:number-columns-repeated="59"/>
        </table:table-row>
        <table:table-row table:style-name="ro1">
          <table:table-cell office:value-type="float" office:value="0.0000007090625" calcext:value-type="float">
            <text:p>7.09062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1818]" office:value-type="float" office:value="709.0625" calcext:value-type="float">
            <text:p>709.0625</text:p>
          </table:table-cell>
          <table:table-cell table:style-name="ce1" table:formula="of:=[.B1818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0.0000007095625" calcext:value-type="float">
            <text:p>7.09562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1819]" office:value-type="float" office:value="709.5625" calcext:value-type="float">
            <text:p>709.5625</text:p>
          </table:table-cell>
          <table:table-cell table:style-name="ce1" table:formula="of:=[.B1819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0.0000007100625" calcext:value-type="float">
            <text:p>7.10062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style-name="ce1" table:formula="of:=10^9*[.A1820]" office:value-type="float" office:value="710.0625" calcext:value-type="float">
            <text:p>710.0625</text:p>
          </table:table-cell>
          <table:table-cell table:style-name="ce1" table:formula="of:=[.B1820]" office:value-type="float" office:value="-0.965653" calcext:value-type="float">
            <text:p>-0.965653</text:p>
          </table:table-cell>
          <table:table-cell table:number-columns-repeated="59"/>
        </table:table-row>
        <table:table-row table:style-name="ro1">
          <table:table-cell office:value-type="float" office:value="0.0000007105625" calcext:value-type="float">
            <text:p>7.10562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1821]" office:value-type="float" office:value="710.5625" calcext:value-type="float">
            <text:p>710.5625</text:p>
          </table:table-cell>
          <table:table-cell table:style-name="ce1" table:formula="of:=[.B1821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0.0000007110625" calcext:value-type="float">
            <text:p>7.11062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1822]" office:value-type="float" office:value="711.0625" calcext:value-type="float">
            <text:p>711.0625</text:p>
          </table:table-cell>
          <table:table-cell table:style-name="ce1" table:formula="of:=[.B1822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0.0000007115625" calcext:value-type="float">
            <text:p>7.115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style-name="ce1" table:formula="of:=10^9*[.A1823]" office:value-type="float" office:value="711.5625" calcext:value-type="float">
            <text:p>711.5625</text:p>
          </table:table-cell>
          <table:table-cell table:style-name="ce1" table:formula="of:=[.B1823]" office:value-type="float" office:value="-0.957613" calcext:value-type="float">
            <text:p>-0.957613</text:p>
          </table:table-cell>
          <table:table-cell table:number-columns-repeated="59"/>
        </table:table-row>
        <table:table-row table:style-name="ro1">
          <table:table-cell office:value-type="float" office:value="0.0000007120625" calcext:value-type="float">
            <text:p>7.12062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style-name="ce1" table:formula="of:=10^9*[.A1824]" office:value-type="float" office:value="712.0625" calcext:value-type="float">
            <text:p>712.0625</text:p>
          </table:table-cell>
          <table:table-cell table:style-name="ce1" table:formula="of:=[.B1824]" office:value-type="float" office:value="-0.965653" calcext:value-type="float">
            <text:p>-0.965653</text:p>
          </table:table-cell>
          <table:table-cell table:number-columns-repeated="59"/>
        </table:table-row>
        <table:table-row table:style-name="ro1">
          <table:table-cell office:value-type="float" office:value="0.0000007125625" calcext:value-type="float">
            <text:p>7.125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style-name="ce1" table:formula="of:=10^9*[.A1825]" office:value-type="float" office:value="712.5625" calcext:value-type="float">
            <text:p>712.5625</text:p>
          </table:table-cell>
          <table:table-cell table:style-name="ce1" table:formula="of:=[.B1825]" office:value-type="float" office:value="-0.957613" calcext:value-type="float">
            <text:p>-0.957613</text:p>
          </table:table-cell>
          <table:table-cell table:number-columns-repeated="59"/>
        </table:table-row>
        <table:table-row table:style-name="ro1">
          <table:table-cell office:value-type="float" office:value="0.0000007130625" calcext:value-type="float">
            <text:p>7.13062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style-name="ce1" table:formula="of:=10^9*[.A1826]" office:value-type="float" office:value="713.0625" calcext:value-type="float">
            <text:p>713.0625</text:p>
          </table:table-cell>
          <table:table-cell table:style-name="ce1" table:formula="of:=[.B1826]" office:value-type="float" office:value="-0.965653" calcext:value-type="float">
            <text:p>-0.965653</text:p>
          </table:table-cell>
          <table:table-cell table:number-columns-repeated="59"/>
        </table:table-row>
        <table:table-row table:style-name="ro1">
          <table:table-cell office:value-type="float" office:value="0.0000007135625" calcext:value-type="float">
            <text:p>7.13562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1827]" office:value-type="float" office:value="713.5625" calcext:value-type="float">
            <text:p>713.5625</text:p>
          </table:table-cell>
          <table:table-cell table:style-name="ce1" table:formula="of:=[.B1827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0.0000007140625" calcext:value-type="float">
            <text:p>7.14062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1828]" office:value-type="float" office:value="714.0625" calcext:value-type="float">
            <text:p>714.0625</text:p>
          </table:table-cell>
          <table:table-cell table:style-name="ce1" table:formula="of:=[.B1828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0.0000007145625" calcext:value-type="float">
            <text:p>7.14562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1829]" office:value-type="float" office:value="714.5625" calcext:value-type="float">
            <text:p>714.5625</text:p>
          </table:table-cell>
          <table:table-cell table:style-name="ce1" table:formula="of:=[.B1829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0.0000007150625" calcext:value-type="float">
            <text:p>7.15062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1830]" office:value-type="float" office:value="715.0625" calcext:value-type="float">
            <text:p>715.0625</text:p>
          </table:table-cell>
          <table:table-cell table:style-name="ce1" table:formula="of:=[.B1830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0.0000007155625" calcext:value-type="float">
            <text:p>7.15562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1831]" office:value-type="float" office:value="715.5625" calcext:value-type="float">
            <text:p>715.5625</text:p>
          </table:table-cell>
          <table:table-cell table:style-name="ce1" table:formula="of:=[.B1831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0.0000007160625" calcext:value-type="float">
            <text:p>7.16062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1832]" office:value-type="float" office:value="716.0625" calcext:value-type="float">
            <text:p>716.0625</text:p>
          </table:table-cell>
          <table:table-cell table:style-name="ce1" table:formula="of:=[.B1832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0.0000007165625" calcext:value-type="float">
            <text:p>7.16562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1833]" office:value-type="float" office:value="716.5625" calcext:value-type="float">
            <text:p>716.5625</text:p>
          </table:table-cell>
          <table:table-cell table:style-name="ce1" table:formula="of:=[.B1833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0.0000007170625" calcext:value-type="float">
            <text:p>7.17062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1834]" office:value-type="float" office:value="717.0625" calcext:value-type="float">
            <text:p>717.0625</text:p>
          </table:table-cell>
          <table:table-cell table:style-name="ce1" table:formula="of:=[.B1834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0.0000007175625" calcext:value-type="float">
            <text:p>7.17562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1835]" office:value-type="float" office:value="717.5625" calcext:value-type="float">
            <text:p>717.5625</text:p>
          </table:table-cell>
          <table:table-cell table:style-name="ce1" table:formula="of:=[.B1835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0.0000007180625" calcext:value-type="float">
            <text:p>7.18062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style-name="ce1" table:formula="of:=10^9*[.A1836]" office:value-type="float" office:value="718.0625" calcext:value-type="float">
            <text:p>718.0625</text:p>
          </table:table-cell>
          <table:table-cell table:style-name="ce1" table:formula="of:=[.B1836]" office:value-type="float" office:value="-0.965653" calcext:value-type="float">
            <text:p>-0.965653</text:p>
          </table:table-cell>
          <table:table-cell table:number-columns-repeated="59"/>
        </table:table-row>
        <table:table-row table:style-name="ro1">
          <table:table-cell office:value-type="float" office:value="0.0000007185625" calcext:value-type="float">
            <text:p>7.18562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1837]" office:value-type="float" office:value="718.5625" calcext:value-type="float">
            <text:p>718.5625</text:p>
          </table:table-cell>
          <table:table-cell table:style-name="ce1" table:formula="of:=[.B1837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0.0000007190625" calcext:value-type="float">
            <text:p>7.19062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1838]" office:value-type="float" office:value="719.0625" calcext:value-type="float">
            <text:p>719.0625</text:p>
          </table:table-cell>
          <table:table-cell table:style-name="ce1" table:formula="of:=[.B1838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0.0000007195625" calcext:value-type="float">
            <text:p>7.19562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style-name="ce1" table:formula="of:=10^9*[.A1839]" office:value-type="float" office:value="719.5625" calcext:value-type="float">
            <text:p>719.5625</text:p>
          </table:table-cell>
          <table:table-cell table:style-name="ce1" table:formula="of:=[.B1839]" office:value-type="float" office:value="-0.965653" calcext:value-type="float">
            <text:p>-0.965653</text:p>
          </table:table-cell>
          <table:table-cell table:number-columns-repeated="59"/>
        </table:table-row>
        <table:table-row table:style-name="ro1">
          <table:table-cell office:value-type="float" office:value="0.0000007200625" calcext:value-type="float">
            <text:p>7.20062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1840]" office:value-type="float" office:value="720.0625" calcext:value-type="float">
            <text:p>720.0625</text:p>
          </table:table-cell>
          <table:table-cell table:style-name="ce1" table:formula="of:=[.B1840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0.0000007205625" calcext:value-type="float">
            <text:p>7.20562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style-name="ce1" table:formula="of:=10^9*[.A1841]" office:value-type="float" office:value="720.5625" calcext:value-type="float">
            <text:p>720.5625</text:p>
          </table:table-cell>
          <table:table-cell table:style-name="ce1" table:formula="of:=[.B1841]" office:value-type="float" office:value="-0.965653" calcext:value-type="float">
            <text:p>-0.965653</text:p>
          </table:table-cell>
          <table:table-cell table:number-columns-repeated="59"/>
        </table:table-row>
        <table:table-row table:style-name="ro1">
          <table:table-cell office:value-type="float" office:value="0.0000007210625" calcext:value-type="float">
            <text:p>7.21062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style-name="ce1" table:formula="of:=10^9*[.A1842]" office:value-type="float" office:value="721.0625" calcext:value-type="float">
            <text:p>721.0625</text:p>
          </table:table-cell>
          <table:table-cell table:style-name="ce1" table:formula="of:=[.B1842]" office:value-type="float" office:value="-0.965653" calcext:value-type="float">
            <text:p>-0.965653</text:p>
          </table:table-cell>
          <table:table-cell table:number-columns-repeated="59"/>
        </table:table-row>
        <table:table-row table:style-name="ro1">
          <table:table-cell office:value-type="float" office:value="0.0000007215625" calcext:value-type="float">
            <text:p>7.21562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1843]" office:value-type="float" office:value="721.5625" calcext:value-type="float">
            <text:p>721.5625</text:p>
          </table:table-cell>
          <table:table-cell table:style-name="ce1" table:formula="of:=[.B1843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0.0000007220625" calcext:value-type="float">
            <text:p>7.22062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1844]" office:value-type="float" office:value="722.0625" calcext:value-type="float">
            <text:p>722.0625</text:p>
          </table:table-cell>
          <table:table-cell table:style-name="ce1" table:formula="of:=[.B1844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0.0000007225625" calcext:value-type="float">
            <text:p>7.22562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1845]" office:value-type="float" office:value="722.5625" calcext:value-type="float">
            <text:p>722.5625</text:p>
          </table:table-cell>
          <table:table-cell table:style-name="ce1" table:formula="of:=[.B1845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0.0000007230625" calcext:value-type="float">
            <text:p>7.23062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1846]" office:value-type="float" office:value="723.0625" calcext:value-type="float">
            <text:p>723.0625</text:p>
          </table:table-cell>
          <table:table-cell table:style-name="ce1" table:formula="of:=[.B1846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0.0000007235625" calcext:value-type="float">
            <text:p>7.23562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1847]" office:value-type="float" office:value="723.5625" calcext:value-type="float">
            <text:p>723.5625</text:p>
          </table:table-cell>
          <table:table-cell table:style-name="ce1" table:formula="of:=[.B1847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0.0000007240625" calcext:value-type="float">
            <text:p>7.24062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1848]" office:value-type="float" office:value="724.0625" calcext:value-type="float">
            <text:p>724.0625</text:p>
          </table:table-cell>
          <table:table-cell table:style-name="ce1" table:formula="of:=[.B1848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0.0000007245625" calcext:value-type="float">
            <text:p>7.24562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style-name="ce1" table:formula="of:=10^9*[.A1849]" office:value-type="float" office:value="724.5625" calcext:value-type="float">
            <text:p>724.5625</text:p>
          </table:table-cell>
          <table:table-cell table:style-name="ce1" table:formula="of:=[.B1849]" office:value-type="float" office:value="-0.965653" calcext:value-type="float">
            <text:p>-0.965653</text:p>
          </table:table-cell>
          <table:table-cell table:number-columns-repeated="59"/>
        </table:table-row>
        <table:table-row table:style-name="ro1">
          <table:table-cell office:value-type="float" office:value="0.0000007250625" calcext:value-type="float">
            <text:p>7.25062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1850]" office:value-type="float" office:value="725.0625" calcext:value-type="float">
            <text:p>725.0625</text:p>
          </table:table-cell>
          <table:table-cell table:style-name="ce1" table:formula="of:=[.B1850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0.0000007255625" calcext:value-type="float">
            <text:p>7.25562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1851]" office:value-type="float" office:value="725.5625" calcext:value-type="float">
            <text:p>725.5625</text:p>
          </table:table-cell>
          <table:table-cell table:style-name="ce1" table:formula="of:=[.B1851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0.0000007260625" calcext:value-type="float">
            <text:p>7.26062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style-name="ce1" table:formula="of:=10^9*[.A1852]" office:value-type="float" office:value="726.0625" calcext:value-type="float">
            <text:p>726.0625</text:p>
          </table:table-cell>
          <table:table-cell table:style-name="ce1" table:formula="of:=[.B1852]" office:value-type="float" office:value="-0.965653" calcext:value-type="float">
            <text:p>-0.965653</text:p>
          </table:table-cell>
          <table:table-cell table:number-columns-repeated="59"/>
        </table:table-row>
        <table:table-row table:style-name="ro1">
          <table:table-cell office:value-type="float" office:value="0.0000007265625" calcext:value-type="float">
            <text:p>7.26562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1853]" office:value-type="float" office:value="726.5625" calcext:value-type="float">
            <text:p>726.5625</text:p>
          </table:table-cell>
          <table:table-cell table:style-name="ce1" table:formula="of:=[.B1853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0.0000007270625" calcext:value-type="float">
            <text:p>7.27062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1854]" office:value-type="float" office:value="727.0625" calcext:value-type="float">
            <text:p>727.0625</text:p>
          </table:table-cell>
          <table:table-cell table:style-name="ce1" table:formula="of:=[.B1854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0.0000007275625" calcext:value-type="float">
            <text:p>7.27562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1855]" office:value-type="float" office:value="727.5625" calcext:value-type="float">
            <text:p>727.5625</text:p>
          </table:table-cell>
          <table:table-cell table:style-name="ce1" table:formula="of:=[.B1855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0.0000007280625" calcext:value-type="float">
            <text:p>7.28062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1856]" office:value-type="float" office:value="728.0625" calcext:value-type="float">
            <text:p>728.0625</text:p>
          </table:table-cell>
          <table:table-cell table:style-name="ce1" table:formula="of:=[.B1856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0.0000007285625" calcext:value-type="float">
            <text:p>7.28562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style-name="ce1" table:formula="of:=10^9*[.A1857]" office:value-type="float" office:value="728.5625" calcext:value-type="float">
            <text:p>728.5625</text:p>
          </table:table-cell>
          <table:table-cell table:style-name="ce1" table:formula="of:=[.B1857]" office:value-type="float" office:value="-0.965653" calcext:value-type="float">
            <text:p>-0.965653</text:p>
          </table:table-cell>
          <table:table-cell table:number-columns-repeated="59"/>
        </table:table-row>
        <table:table-row table:style-name="ro1">
          <table:table-cell office:value-type="float" office:value="0.0000007290625" calcext:value-type="float">
            <text:p>7.29062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1858]" office:value-type="float" office:value="729.0625" calcext:value-type="float">
            <text:p>729.0625</text:p>
          </table:table-cell>
          <table:table-cell table:style-name="ce1" table:formula="of:=[.B1858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0.0000007295625" calcext:value-type="float">
            <text:p>7.29562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1859]" office:value-type="float" office:value="729.5625" calcext:value-type="float">
            <text:p>729.5625</text:p>
          </table:table-cell>
          <table:table-cell table:style-name="ce1" table:formula="of:=[.B1859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0.0000007300625" calcext:value-type="float">
            <text:p>7.30062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1860]" office:value-type="float" office:value="730.0625" calcext:value-type="float">
            <text:p>730.0625</text:p>
          </table:table-cell>
          <table:table-cell table:style-name="ce1" table:formula="of:=[.B1860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0.0000007305625" calcext:value-type="float">
            <text:p>7.30562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1861]" office:value-type="float" office:value="730.5625" calcext:value-type="float">
            <text:p>730.5625</text:p>
          </table:table-cell>
          <table:table-cell table:style-name="ce1" table:formula="of:=[.B1861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0.0000007310625" calcext:value-type="float">
            <text:p>7.31062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1862]" office:value-type="float" office:value="731.0625" calcext:value-type="float">
            <text:p>731.0625</text:p>
          </table:table-cell>
          <table:table-cell table:style-name="ce1" table:formula="of:=[.B1862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0.0000007315625" calcext:value-type="float">
            <text:p>7.31562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1863]" office:value-type="float" office:value="731.5625" calcext:value-type="float">
            <text:p>731.5625</text:p>
          </table:table-cell>
          <table:table-cell table:style-name="ce1" table:formula="of:=[.B1863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0.0000007320625" calcext:value-type="float">
            <text:p>7.32062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1864]" office:value-type="float" office:value="732.0625" calcext:value-type="float">
            <text:p>732.0625</text:p>
          </table:table-cell>
          <table:table-cell table:style-name="ce1" table:formula="of:=[.B1864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0.0000007325625" calcext:value-type="float">
            <text:p>7.32562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1865]" office:value-type="float" office:value="732.5625" calcext:value-type="float">
            <text:p>732.5625</text:p>
          </table:table-cell>
          <table:table-cell table:style-name="ce1" table:formula="of:=[.B1865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0.0000007330625" calcext:value-type="float">
            <text:p>7.33062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1866]" office:value-type="float" office:value="733.0625" calcext:value-type="float">
            <text:p>733.0625</text:p>
          </table:table-cell>
          <table:table-cell table:style-name="ce1" table:formula="of:=[.B1866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0.0000007335625" calcext:value-type="float">
            <text:p>7.33562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1867]" office:value-type="float" office:value="733.5625" calcext:value-type="float">
            <text:p>733.5625</text:p>
          </table:table-cell>
          <table:table-cell table:style-name="ce1" table:formula="of:=[.B1867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0.0000007340625" calcext:value-type="float">
            <text:p>7.34062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style-name="ce1" table:formula="of:=10^9*[.A1868]" office:value-type="float" office:value="734.0625" calcext:value-type="float">
            <text:p>734.0625</text:p>
          </table:table-cell>
          <table:table-cell table:style-name="ce1" table:formula="of:=[.B1868]" office:value-type="float" office:value="-0.965653" calcext:value-type="float">
            <text:p>-0.965653</text:p>
          </table:table-cell>
          <table:table-cell table:number-columns-repeated="59"/>
        </table:table-row>
        <table:table-row table:style-name="ro1">
          <table:table-cell office:value-type="float" office:value="0.0000007345625" calcext:value-type="float">
            <text:p>7.34562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1869]" office:value-type="float" office:value="734.5625" calcext:value-type="float">
            <text:p>734.5625</text:p>
          </table:table-cell>
          <table:table-cell table:style-name="ce1" table:formula="of:=[.B1869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0.0000007350625" calcext:value-type="float">
            <text:p>7.35062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1870]" office:value-type="float" office:value="735.0625" calcext:value-type="float">
            <text:p>735.0625</text:p>
          </table:table-cell>
          <table:table-cell table:style-name="ce1" table:formula="of:=[.B1870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0.0000007355625" calcext:value-type="float">
            <text:p>7.35562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1871]" office:value-type="float" office:value="735.5625" calcext:value-type="float">
            <text:p>735.5625</text:p>
          </table:table-cell>
          <table:table-cell table:style-name="ce1" table:formula="of:=[.B1871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0.0000007360625" calcext:value-type="float">
            <text:p>7.36062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1872]" office:value-type="float" office:value="736.0625" calcext:value-type="float">
            <text:p>736.0625</text:p>
          </table:table-cell>
          <table:table-cell table:style-name="ce1" table:formula="of:=[.B1872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0.0000007365625" calcext:value-type="float">
            <text:p>7.36562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1873]" office:value-type="float" office:value="736.5625" calcext:value-type="float">
            <text:p>736.5625</text:p>
          </table:table-cell>
          <table:table-cell table:style-name="ce1" table:formula="of:=[.B1873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0.0000007370625" calcext:value-type="float">
            <text:p>7.37062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1874]" office:value-type="float" office:value="737.0625" calcext:value-type="float">
            <text:p>737.0625</text:p>
          </table:table-cell>
          <table:table-cell table:style-name="ce1" table:formula="of:=[.B1874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0.0000007375625" calcext:value-type="float">
            <text:p>7.37562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1875]" office:value-type="float" office:value="737.5625" calcext:value-type="float">
            <text:p>737.5625</text:p>
          </table:table-cell>
          <table:table-cell table:style-name="ce1" table:formula="of:=[.B1875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0.0000007380625" calcext:value-type="float">
            <text:p>7.38062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1876]" office:value-type="float" office:value="738.0625" calcext:value-type="float">
            <text:p>738.0625</text:p>
          </table:table-cell>
          <table:table-cell table:style-name="ce1" table:formula="of:=[.B1876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0.0000007385625" calcext:value-type="float">
            <text:p>7.38562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1877]" office:value-type="float" office:value="738.5625" calcext:value-type="float">
            <text:p>738.5625</text:p>
          </table:table-cell>
          <table:table-cell table:style-name="ce1" table:formula="of:=[.B1877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0.0000007390625" calcext:value-type="float">
            <text:p>7.39062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1878]" office:value-type="float" office:value="739.0625" calcext:value-type="float">
            <text:p>739.0625</text:p>
          </table:table-cell>
          <table:table-cell table:style-name="ce1" table:formula="of:=[.B1878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0.0000007395625" calcext:value-type="float">
            <text:p>7.39562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1879]" office:value-type="float" office:value="739.5625" calcext:value-type="float">
            <text:p>739.5625</text:p>
          </table:table-cell>
          <table:table-cell table:style-name="ce1" table:formula="of:=[.B1879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0.0000007400625" calcext:value-type="float">
            <text:p>7.40062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1880]" office:value-type="float" office:value="740.0625" calcext:value-type="float">
            <text:p>740.0625</text:p>
          </table:table-cell>
          <table:table-cell table:style-name="ce1" table:formula="of:=[.B1880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0.0000007405625" calcext:value-type="float">
            <text:p>7.40562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1881]" office:value-type="float" office:value="740.5625" calcext:value-type="float">
            <text:p>740.5625</text:p>
          </table:table-cell>
          <table:table-cell table:style-name="ce1" table:formula="of:=[.B1881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0.0000007410625" calcext:value-type="float">
            <text:p>7.41062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1882]" office:value-type="float" office:value="741.0625" calcext:value-type="float">
            <text:p>741.0625</text:p>
          </table:table-cell>
          <table:table-cell table:style-name="ce1" table:formula="of:=[.B1882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0.0000007415625" calcext:value-type="float">
            <text:p>7.415625E-07</text:p>
          </table:table-cell>
          <table:table-cell office:value-type="float" office:value="-0.989774" calcext:value-type="float">
            <text:p>-0.989774</text:p>
          </table:table-cell>
          <table:table-cell/>
          <table:table-cell table:style-name="ce1" table:formula="of:=10^9*[.A1883]" office:value-type="float" office:value="741.5625" calcext:value-type="float">
            <text:p>741.5625</text:p>
          </table:table-cell>
          <table:table-cell table:style-name="ce1" table:formula="of:=[.B1883]" office:value-type="float" office:value="-0.989774" calcext:value-type="float">
            <text:p>-0.989774</text:p>
          </table:table-cell>
          <table:table-cell table:number-columns-repeated="59"/>
        </table:table-row>
        <table:table-row table:style-name="ro1">
          <table:table-cell office:value-type="float" office:value="0.0000007420625" calcext:value-type="float">
            <text:p>7.42062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style-name="ce1" table:formula="of:=10^9*[.A1884]" office:value-type="float" office:value="742.0625" calcext:value-type="float">
            <text:p>742.0625</text:p>
          </table:table-cell>
          <table:table-cell table:style-name="ce1" table:formula="of:=[.B1884]" office:value-type="float" office:value="-0.965653" calcext:value-type="float">
            <text:p>-0.965653</text:p>
          </table:table-cell>
          <table:table-cell table:number-columns-repeated="59"/>
        </table:table-row>
        <table:table-row table:style-name="ro1">
          <table:table-cell office:value-type="float" office:value="0.0000007425625" calcext:value-type="float">
            <text:p>7.42562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1885]" office:value-type="float" office:value="742.5625" calcext:value-type="float">
            <text:p>742.5625</text:p>
          </table:table-cell>
          <table:table-cell table:style-name="ce1" table:formula="of:=[.B1885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0.0000007430625" calcext:value-type="float">
            <text:p>7.43062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1886]" office:value-type="float" office:value="743.0625" calcext:value-type="float">
            <text:p>743.0625</text:p>
          </table:table-cell>
          <table:table-cell table:style-name="ce1" table:formula="of:=[.B1886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0.0000007435625" calcext:value-type="float">
            <text:p>7.43562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style-name="ce1" table:formula="of:=10^9*[.A1887]" office:value-type="float" office:value="743.5625" calcext:value-type="float">
            <text:p>743.5625</text:p>
          </table:table-cell>
          <table:table-cell table:style-name="ce1" table:formula="of:=[.B1887]" office:value-type="float" office:value="-0.965653" calcext:value-type="float">
            <text:p>-0.965653</text:p>
          </table:table-cell>
          <table:table-cell table:number-columns-repeated="59"/>
        </table:table-row>
        <table:table-row table:style-name="ro1">
          <table:table-cell office:value-type="float" office:value="0.0000007440625" calcext:value-type="float">
            <text:p>7.44062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1888]" office:value-type="float" office:value="744.0625" calcext:value-type="float">
            <text:p>744.0625</text:p>
          </table:table-cell>
          <table:table-cell table:style-name="ce1" table:formula="of:=[.B1888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0.0000007445625" calcext:value-type="float">
            <text:p>7.44562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style-name="ce1" table:formula="of:=10^9*[.A1889]" office:value-type="float" office:value="744.5625" calcext:value-type="float">
            <text:p>744.5625</text:p>
          </table:table-cell>
          <table:table-cell table:style-name="ce1" table:formula="of:=[.B1889]" office:value-type="float" office:value="-0.965653" calcext:value-type="float">
            <text:p>-0.965653</text:p>
          </table:table-cell>
          <table:table-cell table:number-columns-repeated="59"/>
        </table:table-row>
        <table:table-row table:style-name="ro1">
          <table:table-cell office:value-type="float" office:value="0.0000007450625" calcext:value-type="float">
            <text:p>7.45062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1890]" office:value-type="float" office:value="745.0625" calcext:value-type="float">
            <text:p>745.0625</text:p>
          </table:table-cell>
          <table:table-cell table:style-name="ce1" table:formula="of:=[.B1890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0.0000007455625" calcext:value-type="float">
            <text:p>7.45562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1891]" office:value-type="float" office:value="745.5625" calcext:value-type="float">
            <text:p>745.5625</text:p>
          </table:table-cell>
          <table:table-cell table:style-name="ce1" table:formula="of:=[.B1891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0.0000007460625" calcext:value-type="float">
            <text:p>7.46062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1892]" office:value-type="float" office:value="746.0625" calcext:value-type="float">
            <text:p>746.0625</text:p>
          </table:table-cell>
          <table:table-cell table:style-name="ce1" table:formula="of:=[.B1892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0.0000007465625" calcext:value-type="float">
            <text:p>7.46562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1893]" office:value-type="float" office:value="746.5625" calcext:value-type="float">
            <text:p>746.5625</text:p>
          </table:table-cell>
          <table:table-cell table:style-name="ce1" table:formula="of:=[.B1893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0.0000007470625" calcext:value-type="float">
            <text:p>7.47062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1894]" office:value-type="float" office:value="747.0625" calcext:value-type="float">
            <text:p>747.0625</text:p>
          </table:table-cell>
          <table:table-cell table:style-name="ce1" table:formula="of:=[.B1894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0.0000007475625" calcext:value-type="float">
            <text:p>7.47562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1895]" office:value-type="float" office:value="747.5625" calcext:value-type="float">
            <text:p>747.5625</text:p>
          </table:table-cell>
          <table:table-cell table:style-name="ce1" table:formula="of:=[.B1895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0.0000007480625" calcext:value-type="float">
            <text:p>7.48062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1896]" office:value-type="float" office:value="748.0625" calcext:value-type="float">
            <text:p>748.0625</text:p>
          </table:table-cell>
          <table:table-cell table:style-name="ce1" table:formula="of:=[.B1896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0.0000007485625" calcext:value-type="float">
            <text:p>7.48562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1897]" office:value-type="float" office:value="748.5625" calcext:value-type="float">
            <text:p>748.5625</text:p>
          </table:table-cell>
          <table:table-cell table:style-name="ce1" table:formula="of:=[.B1897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0.0000007490625" calcext:value-type="float">
            <text:p>7.49062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1898]" office:value-type="float" office:value="749.0625" calcext:value-type="float">
            <text:p>749.0625</text:p>
          </table:table-cell>
          <table:table-cell table:style-name="ce1" table:formula="of:=[.B1898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0.0000007495625" calcext:value-type="float">
            <text:p>7.49562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1899]" office:value-type="float" office:value="749.5625" calcext:value-type="float">
            <text:p>749.5625</text:p>
          </table:table-cell>
          <table:table-cell table:style-name="ce1" table:formula="of:=[.B1899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0.0000007500625" calcext:value-type="float">
            <text:p>7.500625E-07</text:p>
          </table:table-cell>
          <table:table-cell office:value-type="float" office:value="-0.965653" calcext:value-type="float">
            <text:p>-0.965653</text:p>
          </table:table-cell>
          <table:table-cell/>
          <table:table-cell table:style-name="ce1" table:formula="of:=10^9*[.A1900]" office:value-type="float" office:value="750.0625" calcext:value-type="float">
            <text:p>750.0625</text:p>
          </table:table-cell>
          <table:table-cell table:style-name="ce1" table:formula="of:=[.B1900]" office:value-type="float" office:value="-0.965653" calcext:value-type="float">
            <text:p>-0.965653</text:p>
          </table:table-cell>
          <table:table-cell table:number-columns-repeated="59"/>
        </table:table-row>
        <table:table-row table:style-name="ro1">
          <table:table-cell office:value-type="float" office:value="0.0000007505625" calcext:value-type="float">
            <text:p>7.50562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1901]" office:value-type="float" office:value="750.5625" calcext:value-type="float">
            <text:p>750.5625</text:p>
          </table:table-cell>
          <table:table-cell table:style-name="ce1" table:formula="of:=[.B1901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0.0000007510625" calcext:value-type="float">
            <text:p>7.51062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1902]" office:value-type="float" office:value="751.0625" calcext:value-type="float">
            <text:p>751.0625</text:p>
          </table:table-cell>
          <table:table-cell table:style-name="ce1" table:formula="of:=[.B1902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0.0000007515625" calcext:value-type="float">
            <text:p>7.51562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1903]" office:value-type="float" office:value="751.5625" calcext:value-type="float">
            <text:p>751.5625</text:p>
          </table:table-cell>
          <table:table-cell table:style-name="ce1" table:formula="of:=[.B1903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0.0000007520625" calcext:value-type="float">
            <text:p>7.52062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1904]" office:value-type="float" office:value="752.0625" calcext:value-type="float">
            <text:p>752.0625</text:p>
          </table:table-cell>
          <table:table-cell table:style-name="ce1" table:formula="of:=[.B1904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0.0000007525625" calcext:value-type="float">
            <text:p>7.52562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1905]" office:value-type="float" office:value="752.5625" calcext:value-type="float">
            <text:p>752.5625</text:p>
          </table:table-cell>
          <table:table-cell table:style-name="ce1" table:formula="of:=[.B1905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0.0000007530625" calcext:value-type="float">
            <text:p>7.53062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1906]" office:value-type="float" office:value="753.0625" calcext:value-type="float">
            <text:p>753.0625</text:p>
          </table:table-cell>
          <table:table-cell table:style-name="ce1" table:formula="of:=[.B1906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0.0000007535625" calcext:value-type="float">
            <text:p>7.53562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1907]" office:value-type="float" office:value="753.5625" calcext:value-type="float">
            <text:p>753.5625</text:p>
          </table:table-cell>
          <table:table-cell table:style-name="ce1" table:formula="of:=[.B1907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0.0000007540625" calcext:value-type="float">
            <text:p>7.54062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1908]" office:value-type="float" office:value="754.0625" calcext:value-type="float">
            <text:p>754.0625</text:p>
          </table:table-cell>
          <table:table-cell table:style-name="ce1" table:formula="of:=[.B1908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0.0000007545625" calcext:value-type="float">
            <text:p>7.54562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1909]" office:value-type="float" office:value="754.5625" calcext:value-type="float">
            <text:p>754.5625</text:p>
          </table:table-cell>
          <table:table-cell table:style-name="ce1" table:formula="of:=[.B1909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0.0000007550625" calcext:value-type="float">
            <text:p>7.55062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1910]" office:value-type="float" office:value="755.0625" calcext:value-type="float">
            <text:p>755.0625</text:p>
          </table:table-cell>
          <table:table-cell table:style-name="ce1" table:formula="of:=[.B1910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0.0000007555625" calcext:value-type="float">
            <text:p>7.55562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1911]" office:value-type="float" office:value="755.5625" calcext:value-type="float">
            <text:p>755.5625</text:p>
          </table:table-cell>
          <table:table-cell table:style-name="ce1" table:formula="of:=[.B1911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0.0000007560625" calcext:value-type="float">
            <text:p>7.56062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1912]" office:value-type="float" office:value="756.0625" calcext:value-type="float">
            <text:p>756.0625</text:p>
          </table:table-cell>
          <table:table-cell table:style-name="ce1" table:formula="of:=[.B1912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0.0000007565625" calcext:value-type="float">
            <text:p>7.56562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1913]" office:value-type="float" office:value="756.5625" calcext:value-type="float">
            <text:p>756.5625</text:p>
          </table:table-cell>
          <table:table-cell table:style-name="ce1" table:formula="of:=[.B1913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0.0000007570625" calcext:value-type="float">
            <text:p>7.57062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1914]" office:value-type="float" office:value="757.0625" calcext:value-type="float">
            <text:p>757.0625</text:p>
          </table:table-cell>
          <table:table-cell table:style-name="ce1" table:formula="of:=[.B1914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0.0000007575625" calcext:value-type="float">
            <text:p>7.57562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1915]" office:value-type="float" office:value="757.5625" calcext:value-type="float">
            <text:p>757.5625</text:p>
          </table:table-cell>
          <table:table-cell table:style-name="ce1" table:formula="of:=[.B1915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0.0000007580625" calcext:value-type="float">
            <text:p>7.58062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1916]" office:value-type="float" office:value="758.0625" calcext:value-type="float">
            <text:p>758.0625</text:p>
          </table:table-cell>
          <table:table-cell table:style-name="ce1" table:formula="of:=[.B1916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0.0000007585625" calcext:value-type="float">
            <text:p>7.58562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1917]" office:value-type="float" office:value="758.5625" calcext:value-type="float">
            <text:p>758.5625</text:p>
          </table:table-cell>
          <table:table-cell table:style-name="ce1" table:formula="of:=[.B1917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0.0000007590625" calcext:value-type="float">
            <text:p>7.59062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1918]" office:value-type="float" office:value="759.0625" calcext:value-type="float">
            <text:p>759.0625</text:p>
          </table:table-cell>
          <table:table-cell table:style-name="ce1" table:formula="of:=[.B1918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0.0000007595625" calcext:value-type="float">
            <text:p>7.59562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1919]" office:value-type="float" office:value="759.5625" calcext:value-type="float">
            <text:p>759.5625</text:p>
          </table:table-cell>
          <table:table-cell table:style-name="ce1" table:formula="of:=[.B1919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0.0000007600625" calcext:value-type="float">
            <text:p>7.600625E-07</text:p>
          </table:table-cell>
          <table:table-cell office:value-type="float" office:value="-0.989774" calcext:value-type="float">
            <text:p>-0.989774</text:p>
          </table:table-cell>
          <table:table-cell/>
          <table:table-cell table:style-name="ce1" table:formula="of:=10^9*[.A1920]" office:value-type="float" office:value="760.0625" calcext:value-type="float">
            <text:p>760.0625</text:p>
          </table:table-cell>
          <table:table-cell table:style-name="ce1" table:formula="of:=[.B1920]" office:value-type="float" office:value="-0.989774" calcext:value-type="float">
            <text:p>-0.989774</text:p>
          </table:table-cell>
          <table:table-cell table:number-columns-repeated="59"/>
        </table:table-row>
        <table:table-row table:style-name="ro1">
          <table:table-cell office:value-type="float" office:value="0.0000007605625" calcext:value-type="float">
            <text:p>7.60562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1921]" office:value-type="float" office:value="760.5625" calcext:value-type="float">
            <text:p>760.5625</text:p>
          </table:table-cell>
          <table:table-cell table:style-name="ce1" table:formula="of:=[.B1921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0.0000007610625" calcext:value-type="float">
            <text:p>7.61062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1922]" office:value-type="float" office:value="761.0625" calcext:value-type="float">
            <text:p>761.0625</text:p>
          </table:table-cell>
          <table:table-cell table:style-name="ce1" table:formula="of:=[.B1922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0.0000007615625" calcext:value-type="float">
            <text:p>7.61562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1923]" office:value-type="float" office:value="761.5625" calcext:value-type="float">
            <text:p>761.5625</text:p>
          </table:table-cell>
          <table:table-cell table:style-name="ce1" table:formula="of:=[.B1923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0.0000007620625" calcext:value-type="float">
            <text:p>7.62062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1924]" office:value-type="float" office:value="762.0625" calcext:value-type="float">
            <text:p>762.0625</text:p>
          </table:table-cell>
          <table:table-cell table:style-name="ce1" table:formula="of:=[.B1924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0.0000007625625" calcext:value-type="float">
            <text:p>7.62562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1925]" office:value-type="float" office:value="762.5625" calcext:value-type="float">
            <text:p>762.5625</text:p>
          </table:table-cell>
          <table:table-cell table:style-name="ce1" table:formula="of:=[.B1925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0.0000007630625" calcext:value-type="float">
            <text:p>7.63062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1926]" office:value-type="float" office:value="763.0625" calcext:value-type="float">
            <text:p>763.0625</text:p>
          </table:table-cell>
          <table:table-cell table:style-name="ce1" table:formula="of:=[.B1926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0.0000007635625" calcext:value-type="float">
            <text:p>7.63562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1927]" office:value-type="float" office:value="763.5625" calcext:value-type="float">
            <text:p>763.5625</text:p>
          </table:table-cell>
          <table:table-cell table:style-name="ce1" table:formula="of:=[.B1927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0.0000007640625" calcext:value-type="float">
            <text:p>7.64062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1928]" office:value-type="float" office:value="764.0625" calcext:value-type="float">
            <text:p>764.0625</text:p>
          </table:table-cell>
          <table:table-cell table:style-name="ce1" table:formula="of:=[.B1928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0.0000007645625" calcext:value-type="float">
            <text:p>7.64562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1929]" office:value-type="float" office:value="764.5625" calcext:value-type="float">
            <text:p>764.5625</text:p>
          </table:table-cell>
          <table:table-cell table:style-name="ce1" table:formula="of:=[.B1929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0.0000007650625" calcext:value-type="float">
            <text:p>7.65062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1930]" office:value-type="float" office:value="765.0625" calcext:value-type="float">
            <text:p>765.0625</text:p>
          </table:table-cell>
          <table:table-cell table:style-name="ce1" table:formula="of:=[.B1930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0.0000007655625" calcext:value-type="float">
            <text:p>7.655625E-07</text:p>
          </table:table-cell>
          <table:table-cell office:value-type="float" office:value="-0.989774" calcext:value-type="float">
            <text:p>-0.989774</text:p>
          </table:table-cell>
          <table:table-cell/>
          <table:table-cell table:style-name="ce1" table:formula="of:=10^9*[.A1931]" office:value-type="float" office:value="765.5625" calcext:value-type="float">
            <text:p>765.5625</text:p>
          </table:table-cell>
          <table:table-cell table:style-name="ce1" table:formula="of:=[.B1931]" office:value-type="float" office:value="-0.989774" calcext:value-type="float">
            <text:p>-0.989774</text:p>
          </table:table-cell>
          <table:table-cell table:number-columns-repeated="59"/>
        </table:table-row>
        <table:table-row table:style-name="ro1">
          <table:table-cell office:value-type="float" office:value="0.0000007660625" calcext:value-type="float">
            <text:p>7.66062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1932]" office:value-type="float" office:value="766.0625" calcext:value-type="float">
            <text:p>766.0625</text:p>
          </table:table-cell>
          <table:table-cell table:style-name="ce1" table:formula="of:=[.B1932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0.0000007665625" calcext:value-type="float">
            <text:p>7.66562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1933]" office:value-type="float" office:value="766.5625" calcext:value-type="float">
            <text:p>766.5625</text:p>
          </table:table-cell>
          <table:table-cell table:style-name="ce1" table:formula="of:=[.B1933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0.0000007670625" calcext:value-type="float">
            <text:p>7.670625E-07</text:p>
          </table:table-cell>
          <table:table-cell office:value-type="float" office:value="-0.989774" calcext:value-type="float">
            <text:p>-0.989774</text:p>
          </table:table-cell>
          <table:table-cell/>
          <table:table-cell table:style-name="ce1" table:formula="of:=10^9*[.A1934]" office:value-type="float" office:value="767.0625" calcext:value-type="float">
            <text:p>767.0625</text:p>
          </table:table-cell>
          <table:table-cell table:style-name="ce1" table:formula="of:=[.B1934]" office:value-type="float" office:value="-0.989774" calcext:value-type="float">
            <text:p>-0.989774</text:p>
          </table:table-cell>
          <table:table-cell table:number-columns-repeated="59"/>
        </table:table-row>
        <table:table-row table:style-name="ro1">
          <table:table-cell office:value-type="float" office:value="0.0000007675625" calcext:value-type="float">
            <text:p>7.67562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1935]" office:value-type="float" office:value="767.5625" calcext:value-type="float">
            <text:p>767.5625</text:p>
          </table:table-cell>
          <table:table-cell table:style-name="ce1" table:formula="of:=[.B1935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0.0000007680625" calcext:value-type="float">
            <text:p>7.680625E-07</text:p>
          </table:table-cell>
          <table:table-cell office:value-type="float" office:value="-0.989774" calcext:value-type="float">
            <text:p>-0.989774</text:p>
          </table:table-cell>
          <table:table-cell/>
          <table:table-cell table:style-name="ce1" table:formula="of:=10^9*[.A1936]" office:value-type="float" office:value="768.0625" calcext:value-type="float">
            <text:p>768.0625</text:p>
          </table:table-cell>
          <table:table-cell table:style-name="ce1" table:formula="of:=[.B1936]" office:value-type="float" office:value="-0.989774" calcext:value-type="float">
            <text:p>-0.989774</text:p>
          </table:table-cell>
          <table:table-cell table:number-columns-repeated="59"/>
        </table:table-row>
        <table:table-row table:style-name="ro1">
          <table:table-cell office:value-type="float" office:value="0.0000007685625" calcext:value-type="float">
            <text:p>7.68562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1937]" office:value-type="float" office:value="768.5625" calcext:value-type="float">
            <text:p>768.5625</text:p>
          </table:table-cell>
          <table:table-cell table:style-name="ce1" table:formula="of:=[.B1937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0.0000007690625" calcext:value-type="float">
            <text:p>7.690625E-07</text:p>
          </table:table-cell>
          <table:table-cell office:value-type="float" office:value="-0.989774" calcext:value-type="float">
            <text:p>-0.989774</text:p>
          </table:table-cell>
          <table:table-cell/>
          <table:table-cell table:style-name="ce1" table:formula="of:=10^9*[.A1938]" office:value-type="float" office:value="769.0625" calcext:value-type="float">
            <text:p>769.0625</text:p>
          </table:table-cell>
          <table:table-cell table:style-name="ce1" table:formula="of:=[.B1938]" office:value-type="float" office:value="-0.989774" calcext:value-type="float">
            <text:p>-0.989774</text:p>
          </table:table-cell>
          <table:table-cell table:number-columns-repeated="59"/>
        </table:table-row>
        <table:table-row table:style-name="ro1">
          <table:table-cell office:value-type="float" office:value="0.0000007695625" calcext:value-type="float">
            <text:p>7.69562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1939]" office:value-type="float" office:value="769.5625" calcext:value-type="float">
            <text:p>769.5625</text:p>
          </table:table-cell>
          <table:table-cell table:style-name="ce1" table:formula="of:=[.B1939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0.0000007700625" calcext:value-type="float">
            <text:p>7.70062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1940]" office:value-type="float" office:value="770.0625" calcext:value-type="float">
            <text:p>770.0625</text:p>
          </table:table-cell>
          <table:table-cell table:style-name="ce1" table:formula="of:=[.B1940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0.0000007705625" calcext:value-type="float">
            <text:p>7.70562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1941]" office:value-type="float" office:value="770.5625" calcext:value-type="float">
            <text:p>770.5625</text:p>
          </table:table-cell>
          <table:table-cell table:style-name="ce1" table:formula="of:=[.B1941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0.0000007710625" calcext:value-type="float">
            <text:p>7.710625E-07</text:p>
          </table:table-cell>
          <table:table-cell office:value-type="float" office:value="-0.989774" calcext:value-type="float">
            <text:p>-0.989774</text:p>
          </table:table-cell>
          <table:table-cell/>
          <table:table-cell table:style-name="ce1" table:formula="of:=10^9*[.A1942]" office:value-type="float" office:value="771.0625" calcext:value-type="float">
            <text:p>771.0625</text:p>
          </table:table-cell>
          <table:table-cell table:style-name="ce1" table:formula="of:=[.B1942]" office:value-type="float" office:value="-0.989774" calcext:value-type="float">
            <text:p>-0.989774</text:p>
          </table:table-cell>
          <table:table-cell table:number-columns-repeated="59"/>
        </table:table-row>
        <table:table-row table:style-name="ro1">
          <table:table-cell office:value-type="float" office:value="0.0000007715625" calcext:value-type="float">
            <text:p>7.71562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1943]" office:value-type="float" office:value="771.5625" calcext:value-type="float">
            <text:p>771.5625</text:p>
          </table:table-cell>
          <table:table-cell table:style-name="ce1" table:formula="of:=[.B1943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0.0000007720625" calcext:value-type="float">
            <text:p>7.72062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1944]" office:value-type="float" office:value="772.0625" calcext:value-type="float">
            <text:p>772.0625</text:p>
          </table:table-cell>
          <table:table-cell table:style-name="ce1" table:formula="of:=[.B1944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0.0000007725625" calcext:value-type="float">
            <text:p>7.72562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1945]" office:value-type="float" office:value="772.5625" calcext:value-type="float">
            <text:p>772.5625</text:p>
          </table:table-cell>
          <table:table-cell table:style-name="ce1" table:formula="of:=[.B1945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0.0000007730625" calcext:value-type="float">
            <text:p>7.73062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1946]" office:value-type="float" office:value="773.0625" calcext:value-type="float">
            <text:p>773.0625</text:p>
          </table:table-cell>
          <table:table-cell table:style-name="ce1" table:formula="of:=[.B1946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0.0000007735625" calcext:value-type="float">
            <text:p>7.73562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1947]" office:value-type="float" office:value="773.5625" calcext:value-type="float">
            <text:p>773.5625</text:p>
          </table:table-cell>
          <table:table-cell table:style-name="ce1" table:formula="of:=[.B1947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0.0000007740625" calcext:value-type="float">
            <text:p>7.74062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1948]" office:value-type="float" office:value="774.0625" calcext:value-type="float">
            <text:p>774.0625</text:p>
          </table:table-cell>
          <table:table-cell table:style-name="ce1" table:formula="of:=[.B1948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0.0000007745625" calcext:value-type="float">
            <text:p>7.745625E-07</text:p>
          </table:table-cell>
          <table:table-cell office:value-type="float" office:value="-0.989774" calcext:value-type="float">
            <text:p>-0.989774</text:p>
          </table:table-cell>
          <table:table-cell/>
          <table:table-cell table:style-name="ce1" table:formula="of:=10^9*[.A1949]" office:value-type="float" office:value="774.5625" calcext:value-type="float">
            <text:p>774.5625</text:p>
          </table:table-cell>
          <table:table-cell table:style-name="ce1" table:formula="of:=[.B1949]" office:value-type="float" office:value="-0.989774" calcext:value-type="float">
            <text:p>-0.989774</text:p>
          </table:table-cell>
          <table:table-cell table:number-columns-repeated="59"/>
        </table:table-row>
        <table:table-row table:style-name="ro1">
          <table:table-cell office:value-type="float" office:value="0.0000007750625" calcext:value-type="float">
            <text:p>7.75062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1950]" office:value-type="float" office:value="775.0625" calcext:value-type="float">
            <text:p>775.0625</text:p>
          </table:table-cell>
          <table:table-cell table:style-name="ce1" table:formula="of:=[.B1950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0.0000007755625" calcext:value-type="float">
            <text:p>7.75562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1951]" office:value-type="float" office:value="775.5625" calcext:value-type="float">
            <text:p>775.5625</text:p>
          </table:table-cell>
          <table:table-cell table:style-name="ce1" table:formula="of:=[.B1951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0.0000007760625" calcext:value-type="float">
            <text:p>7.760625E-07</text:p>
          </table:table-cell>
          <table:table-cell office:value-type="float" office:value="-0.989774" calcext:value-type="float">
            <text:p>-0.989774</text:p>
          </table:table-cell>
          <table:table-cell/>
          <table:table-cell table:style-name="ce1" table:formula="of:=10^9*[.A1952]" office:value-type="float" office:value="776.0625" calcext:value-type="float">
            <text:p>776.0625</text:p>
          </table:table-cell>
          <table:table-cell table:style-name="ce1" table:formula="of:=[.B1952]" office:value-type="float" office:value="-0.989774" calcext:value-type="float">
            <text:p>-0.989774</text:p>
          </table:table-cell>
          <table:table-cell table:number-columns-repeated="59"/>
        </table:table-row>
        <table:table-row table:style-name="ro1">
          <table:table-cell office:value-type="float" office:value="0.0000007765625" calcext:value-type="float">
            <text:p>7.76562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1953]" office:value-type="float" office:value="776.5625" calcext:value-type="float">
            <text:p>776.5625</text:p>
          </table:table-cell>
          <table:table-cell table:style-name="ce1" table:formula="of:=[.B1953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0.0000007770625" calcext:value-type="float">
            <text:p>7.770625E-07</text:p>
          </table:table-cell>
          <table:table-cell office:value-type="float" office:value="-0.989774" calcext:value-type="float">
            <text:p>-0.989774</text:p>
          </table:table-cell>
          <table:table-cell/>
          <table:table-cell table:style-name="ce1" table:formula="of:=10^9*[.A1954]" office:value-type="float" office:value="777.0625" calcext:value-type="float">
            <text:p>777.0625</text:p>
          </table:table-cell>
          <table:table-cell table:style-name="ce1" table:formula="of:=[.B1954]" office:value-type="float" office:value="-0.989774" calcext:value-type="float">
            <text:p>-0.989774</text:p>
          </table:table-cell>
          <table:table-cell table:number-columns-repeated="59"/>
        </table:table-row>
        <table:table-row table:style-name="ro1">
          <table:table-cell office:value-type="float" office:value="0.0000007775625" calcext:value-type="float">
            <text:p>7.77562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1955]" office:value-type="float" office:value="777.5625" calcext:value-type="float">
            <text:p>777.5625</text:p>
          </table:table-cell>
          <table:table-cell table:style-name="ce1" table:formula="of:=[.B1955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0.0000007780625" calcext:value-type="float">
            <text:p>7.780625E-07</text:p>
          </table:table-cell>
          <table:table-cell office:value-type="float" office:value="-0.997814" calcext:value-type="float">
            <text:p>-0.997814</text:p>
          </table:table-cell>
          <table:table-cell/>
          <table:table-cell table:style-name="ce1" table:formula="of:=10^9*[.A1956]" office:value-type="float" office:value="778.0625" calcext:value-type="float">
            <text:p>778.0625</text:p>
          </table:table-cell>
          <table:table-cell table:style-name="ce1" table:formula="of:=[.B1956]" office:value-type="float" office:value="-0.997814" calcext:value-type="float">
            <text:p>-0.997814</text:p>
          </table:table-cell>
          <table:table-cell table:number-columns-repeated="59"/>
        </table:table-row>
        <table:table-row table:style-name="ro1">
          <table:table-cell office:value-type="float" office:value="0.0000007785625" calcext:value-type="float">
            <text:p>7.78562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1957]" office:value-type="float" office:value="778.5625" calcext:value-type="float">
            <text:p>778.5625</text:p>
          </table:table-cell>
          <table:table-cell table:style-name="ce1" table:formula="of:=[.B1957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0.0000007790625" calcext:value-type="float">
            <text:p>7.790625E-07</text:p>
          </table:table-cell>
          <table:table-cell office:value-type="float" office:value="-0.989774" calcext:value-type="float">
            <text:p>-0.989774</text:p>
          </table:table-cell>
          <table:table-cell/>
          <table:table-cell table:style-name="ce1" table:formula="of:=10^9*[.A1958]" office:value-type="float" office:value="779.0625" calcext:value-type="float">
            <text:p>779.0625</text:p>
          </table:table-cell>
          <table:table-cell table:style-name="ce1" table:formula="of:=[.B1958]" office:value-type="float" office:value="-0.989774" calcext:value-type="float">
            <text:p>-0.989774</text:p>
          </table:table-cell>
          <table:table-cell table:number-columns-repeated="59"/>
        </table:table-row>
        <table:table-row table:style-name="ro1">
          <table:table-cell office:value-type="float" office:value="0.0000007795625" calcext:value-type="float">
            <text:p>7.795625E-07</text:p>
          </table:table-cell>
          <table:table-cell office:value-type="float" office:value="-0.989774" calcext:value-type="float">
            <text:p>-0.989774</text:p>
          </table:table-cell>
          <table:table-cell/>
          <table:table-cell table:style-name="ce1" table:formula="of:=10^9*[.A1959]" office:value-type="float" office:value="779.5625" calcext:value-type="float">
            <text:p>779.5625</text:p>
          </table:table-cell>
          <table:table-cell table:style-name="ce1" table:formula="of:=[.B1959]" office:value-type="float" office:value="-0.989774" calcext:value-type="float">
            <text:p>-0.989774</text:p>
          </table:table-cell>
          <table:table-cell table:number-columns-repeated="59"/>
        </table:table-row>
        <table:table-row table:style-name="ro1">
          <table:table-cell office:value-type="float" office:value="0.0000007800625" calcext:value-type="float">
            <text:p>7.800625E-07</text:p>
          </table:table-cell>
          <table:table-cell office:value-type="float" office:value="-0.989774" calcext:value-type="float">
            <text:p>-0.989774</text:p>
          </table:table-cell>
          <table:table-cell/>
          <table:table-cell table:style-name="ce1" table:formula="of:=10^9*[.A1960]" office:value-type="float" office:value="780.0625" calcext:value-type="float">
            <text:p>780.0625</text:p>
          </table:table-cell>
          <table:table-cell table:style-name="ce1" table:formula="of:=[.B1960]" office:value-type="float" office:value="-0.989774" calcext:value-type="float">
            <text:p>-0.989774</text:p>
          </table:table-cell>
          <table:table-cell table:number-columns-repeated="59"/>
        </table:table-row>
        <table:table-row table:style-name="ro1">
          <table:table-cell office:value-type="float" office:value="0.0000007805625" calcext:value-type="float">
            <text:p>7.80562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1961]" office:value-type="float" office:value="780.5625" calcext:value-type="float">
            <text:p>780.5625</text:p>
          </table:table-cell>
          <table:table-cell table:style-name="ce1" table:formula="of:=[.B1961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0.0000007810625" calcext:value-type="float">
            <text:p>7.81062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1962]" office:value-type="float" office:value="781.0625" calcext:value-type="float">
            <text:p>781.0625</text:p>
          </table:table-cell>
          <table:table-cell table:style-name="ce1" table:formula="of:=[.B1962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0.0000007815625" calcext:value-type="float">
            <text:p>7.815625E-07</text:p>
          </table:table-cell>
          <table:table-cell office:value-type="float" office:value="-0.989774" calcext:value-type="float">
            <text:p>-0.989774</text:p>
          </table:table-cell>
          <table:table-cell/>
          <table:table-cell table:style-name="ce1" table:formula="of:=10^9*[.A1963]" office:value-type="float" office:value="781.5625" calcext:value-type="float">
            <text:p>781.5625</text:p>
          </table:table-cell>
          <table:table-cell table:style-name="ce1" table:formula="of:=[.B1963]" office:value-type="float" office:value="-0.989774" calcext:value-type="float">
            <text:p>-0.989774</text:p>
          </table:table-cell>
          <table:table-cell table:number-columns-repeated="59"/>
        </table:table-row>
        <table:table-row table:style-name="ro1">
          <table:table-cell office:value-type="float" office:value="0.0000007820625" calcext:value-type="float">
            <text:p>7.82062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1964]" office:value-type="float" office:value="782.0625" calcext:value-type="float">
            <text:p>782.0625</text:p>
          </table:table-cell>
          <table:table-cell table:style-name="ce1" table:formula="of:=[.B1964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0.0000007825625" calcext:value-type="float">
            <text:p>7.825625E-07</text:p>
          </table:table-cell>
          <table:table-cell office:value-type="float" office:value="-0.989774" calcext:value-type="float">
            <text:p>-0.989774</text:p>
          </table:table-cell>
          <table:table-cell/>
          <table:table-cell table:style-name="ce1" table:formula="of:=10^9*[.A1965]" office:value-type="float" office:value="782.5625" calcext:value-type="float">
            <text:p>782.5625</text:p>
          </table:table-cell>
          <table:table-cell table:style-name="ce1" table:formula="of:=[.B1965]" office:value-type="float" office:value="-0.989774" calcext:value-type="float">
            <text:p>-0.989774</text:p>
          </table:table-cell>
          <table:table-cell table:number-columns-repeated="59"/>
        </table:table-row>
        <table:table-row table:style-name="ro1">
          <table:table-cell office:value-type="float" office:value="0.0000007830625" calcext:value-type="float">
            <text:p>7.830625E-07</text:p>
          </table:table-cell>
          <table:table-cell office:value-type="float" office:value="-0.989774" calcext:value-type="float">
            <text:p>-0.989774</text:p>
          </table:table-cell>
          <table:table-cell/>
          <table:table-cell table:style-name="ce1" table:formula="of:=10^9*[.A1966]" office:value-type="float" office:value="783.0625" calcext:value-type="float">
            <text:p>783.0625</text:p>
          </table:table-cell>
          <table:table-cell table:style-name="ce1" table:formula="of:=[.B1966]" office:value-type="float" office:value="-0.989774" calcext:value-type="float">
            <text:p>-0.989774</text:p>
          </table:table-cell>
          <table:table-cell table:number-columns-repeated="59"/>
        </table:table-row>
        <table:table-row table:style-name="ro1">
          <table:table-cell office:value-type="float" office:value="0.0000007835625" calcext:value-type="float">
            <text:p>7.83562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1967]" office:value-type="float" office:value="783.5625" calcext:value-type="float">
            <text:p>783.5625</text:p>
          </table:table-cell>
          <table:table-cell table:style-name="ce1" table:formula="of:=[.B1967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0.0000007840625" calcext:value-type="float">
            <text:p>7.840625E-07</text:p>
          </table:table-cell>
          <table:table-cell office:value-type="float" office:value="-0.989774" calcext:value-type="float">
            <text:p>-0.989774</text:p>
          </table:table-cell>
          <table:table-cell/>
          <table:table-cell table:style-name="ce1" table:formula="of:=10^9*[.A1968]" office:value-type="float" office:value="784.0625" calcext:value-type="float">
            <text:p>784.0625</text:p>
          </table:table-cell>
          <table:table-cell table:style-name="ce1" table:formula="of:=[.B1968]" office:value-type="float" office:value="-0.989774" calcext:value-type="float">
            <text:p>-0.989774</text:p>
          </table:table-cell>
          <table:table-cell table:number-columns-repeated="59"/>
        </table:table-row>
        <table:table-row table:style-name="ro1">
          <table:table-cell office:value-type="float" office:value="0.0000007845625" calcext:value-type="float">
            <text:p>7.84562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1969]" office:value-type="float" office:value="784.5625" calcext:value-type="float">
            <text:p>784.5625</text:p>
          </table:table-cell>
          <table:table-cell table:style-name="ce1" table:formula="of:=[.B1969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0.0000007850625" calcext:value-type="float">
            <text:p>7.85062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1970]" office:value-type="float" office:value="785.0625" calcext:value-type="float">
            <text:p>785.0625</text:p>
          </table:table-cell>
          <table:table-cell table:style-name="ce1" table:formula="of:=[.B1970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0.0000007855625" calcext:value-type="float">
            <text:p>7.855625E-07</text:p>
          </table:table-cell>
          <table:table-cell office:value-type="float" office:value="-0.989774" calcext:value-type="float">
            <text:p>-0.989774</text:p>
          </table:table-cell>
          <table:table-cell/>
          <table:table-cell table:style-name="ce1" table:formula="of:=10^9*[.A1971]" office:value-type="float" office:value="785.5625" calcext:value-type="float">
            <text:p>785.5625</text:p>
          </table:table-cell>
          <table:table-cell table:style-name="ce1" table:formula="of:=[.B1971]" office:value-type="float" office:value="-0.989774" calcext:value-type="float">
            <text:p>-0.989774</text:p>
          </table:table-cell>
          <table:table-cell table:number-columns-repeated="59"/>
        </table:table-row>
        <table:table-row table:style-name="ro1">
          <table:table-cell office:value-type="float" office:value="0.0000007860625" calcext:value-type="float">
            <text:p>7.860625E-07</text:p>
          </table:table-cell>
          <table:table-cell office:value-type="float" office:value="-0.989774" calcext:value-type="float">
            <text:p>-0.989774</text:p>
          </table:table-cell>
          <table:table-cell/>
          <table:table-cell table:style-name="ce1" table:formula="of:=10^9*[.A1972]" office:value-type="float" office:value="786.0625" calcext:value-type="float">
            <text:p>786.0625</text:p>
          </table:table-cell>
          <table:table-cell table:style-name="ce1" table:formula="of:=[.B1972]" office:value-type="float" office:value="-0.989774" calcext:value-type="float">
            <text:p>-0.989774</text:p>
          </table:table-cell>
          <table:table-cell table:number-columns-repeated="59"/>
        </table:table-row>
        <table:table-row table:style-name="ro1">
          <table:table-cell office:value-type="float" office:value="0.0000007865625" calcext:value-type="float">
            <text:p>7.865625E-07</text:p>
          </table:table-cell>
          <table:table-cell office:value-type="float" office:value="-0.989774" calcext:value-type="float">
            <text:p>-0.989774</text:p>
          </table:table-cell>
          <table:table-cell/>
          <table:table-cell table:style-name="ce1" table:formula="of:=10^9*[.A1973]" office:value-type="float" office:value="786.5625" calcext:value-type="float">
            <text:p>786.5625</text:p>
          </table:table-cell>
          <table:table-cell table:style-name="ce1" table:formula="of:=[.B1973]" office:value-type="float" office:value="-0.989774" calcext:value-type="float">
            <text:p>-0.989774</text:p>
          </table:table-cell>
          <table:table-cell table:number-columns-repeated="59"/>
        </table:table-row>
        <table:table-row table:style-name="ro1">
          <table:table-cell office:value-type="float" office:value="0.0000007870625" calcext:value-type="float">
            <text:p>7.870625E-07</text:p>
          </table:table-cell>
          <table:table-cell office:value-type="float" office:value="-0.997814" calcext:value-type="float">
            <text:p>-0.997814</text:p>
          </table:table-cell>
          <table:table-cell/>
          <table:table-cell table:style-name="ce1" table:formula="of:=10^9*[.A1974]" office:value-type="float" office:value="787.0625" calcext:value-type="float">
            <text:p>787.0625</text:p>
          </table:table-cell>
          <table:table-cell table:style-name="ce1" table:formula="of:=[.B1974]" office:value-type="float" office:value="-0.997814" calcext:value-type="float">
            <text:p>-0.997814</text:p>
          </table:table-cell>
          <table:table-cell table:number-columns-repeated="59"/>
        </table:table-row>
        <table:table-row table:style-name="ro1">
          <table:table-cell office:value-type="float" office:value="0.0000007875625" calcext:value-type="float">
            <text:p>7.875625E-07</text:p>
          </table:table-cell>
          <table:table-cell office:value-type="float" office:value="-0.989774" calcext:value-type="float">
            <text:p>-0.989774</text:p>
          </table:table-cell>
          <table:table-cell/>
          <table:table-cell table:style-name="ce1" table:formula="of:=10^9*[.A1975]" office:value-type="float" office:value="787.5625" calcext:value-type="float">
            <text:p>787.5625</text:p>
          </table:table-cell>
          <table:table-cell table:style-name="ce1" table:formula="of:=[.B1975]" office:value-type="float" office:value="-0.989774" calcext:value-type="float">
            <text:p>-0.989774</text:p>
          </table:table-cell>
          <table:table-cell table:number-columns-repeated="59"/>
        </table:table-row>
        <table:table-row table:style-name="ro1">
          <table:table-cell office:value-type="float" office:value="0.0000007880625" calcext:value-type="float">
            <text:p>7.880625E-07</text:p>
          </table:table-cell>
          <table:table-cell office:value-type="float" office:value="-0.989774" calcext:value-type="float">
            <text:p>-0.989774</text:p>
          </table:table-cell>
          <table:table-cell/>
          <table:table-cell table:style-name="ce1" table:formula="of:=10^9*[.A1976]" office:value-type="float" office:value="788.0625" calcext:value-type="float">
            <text:p>788.0625</text:p>
          </table:table-cell>
          <table:table-cell table:style-name="ce1" table:formula="of:=[.B1976]" office:value-type="float" office:value="-0.989774" calcext:value-type="float">
            <text:p>-0.989774</text:p>
          </table:table-cell>
          <table:table-cell table:number-columns-repeated="59"/>
        </table:table-row>
        <table:table-row table:style-name="ro1">
          <table:table-cell office:value-type="float" office:value="0.0000007885625" calcext:value-type="float">
            <text:p>7.88562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1977]" office:value-type="float" office:value="788.5625" calcext:value-type="float">
            <text:p>788.5625</text:p>
          </table:table-cell>
          <table:table-cell table:style-name="ce1" table:formula="of:=[.B1977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0.0000007890625" calcext:value-type="float">
            <text:p>7.890625E-07</text:p>
          </table:table-cell>
          <table:table-cell office:value-type="float" office:value="-0.989774" calcext:value-type="float">
            <text:p>-0.989774</text:p>
          </table:table-cell>
          <table:table-cell/>
          <table:table-cell table:style-name="ce1" table:formula="of:=10^9*[.A1978]" office:value-type="float" office:value="789.0625" calcext:value-type="float">
            <text:p>789.0625</text:p>
          </table:table-cell>
          <table:table-cell table:style-name="ce1" table:formula="of:=[.B1978]" office:value-type="float" office:value="-0.989774" calcext:value-type="float">
            <text:p>-0.989774</text:p>
          </table:table-cell>
          <table:table-cell table:number-columns-repeated="59"/>
        </table:table-row>
        <table:table-row table:style-name="ro1">
          <table:table-cell office:value-type="float" office:value="0.0000007895625" calcext:value-type="float">
            <text:p>7.895625E-07</text:p>
          </table:table-cell>
          <table:table-cell office:value-type="float" office:value="-0.989774" calcext:value-type="float">
            <text:p>-0.989774</text:p>
          </table:table-cell>
          <table:table-cell/>
          <table:table-cell table:style-name="ce1" table:formula="of:=10^9*[.A1979]" office:value-type="float" office:value="789.5625" calcext:value-type="float">
            <text:p>789.5625</text:p>
          </table:table-cell>
          <table:table-cell table:style-name="ce1" table:formula="of:=[.B1979]" office:value-type="float" office:value="-0.989774" calcext:value-type="float">
            <text:p>-0.989774</text:p>
          </table:table-cell>
          <table:table-cell table:number-columns-repeated="59"/>
        </table:table-row>
        <table:table-row table:style-name="ro1">
          <table:table-cell office:value-type="float" office:value="0.0000007900625" calcext:value-type="float">
            <text:p>7.900625E-07</text:p>
          </table:table-cell>
          <table:table-cell office:value-type="float" office:value="-0.973693" calcext:value-type="float">
            <text:p>-0.973693</text:p>
          </table:table-cell>
          <table:table-cell/>
          <table:table-cell table:style-name="ce1" table:formula="of:=10^9*[.A1980]" office:value-type="float" office:value="790.0625" calcext:value-type="float">
            <text:p>790.0625</text:p>
          </table:table-cell>
          <table:table-cell table:style-name="ce1" table:formula="of:=[.B1980]" office:value-type="float" office:value="-0.973693" calcext:value-type="float">
            <text:p>-0.973693</text:p>
          </table:table-cell>
          <table:table-cell table:number-columns-repeated="59"/>
        </table:table-row>
        <table:table-row table:style-name="ro1">
          <table:table-cell office:value-type="float" office:value="0.0000007905625" calcext:value-type="float">
            <text:p>7.905625E-07</text:p>
          </table:table-cell>
          <table:table-cell office:value-type="float" office:value="-0.989774" calcext:value-type="float">
            <text:p>-0.989774</text:p>
          </table:table-cell>
          <table:table-cell/>
          <table:table-cell table:style-name="ce1" table:formula="of:=10^9*[.A1981]" office:value-type="float" office:value="790.5625" calcext:value-type="float">
            <text:p>790.5625</text:p>
          </table:table-cell>
          <table:table-cell table:style-name="ce1" table:formula="of:=[.B1981]" office:value-type="float" office:value="-0.989774" calcext:value-type="float">
            <text:p>-0.989774</text:p>
          </table:table-cell>
          <table:table-cell table:number-columns-repeated="59"/>
        </table:table-row>
        <table:table-row table:style-name="ro1">
          <table:table-cell office:value-type="float" office:value="0.0000007910625" calcext:value-type="float">
            <text:p>7.910625E-07</text:p>
          </table:table-cell>
          <table:table-cell office:value-type="float" office:value="-0.989774" calcext:value-type="float">
            <text:p>-0.989774</text:p>
          </table:table-cell>
          <table:table-cell/>
          <table:table-cell table:style-name="ce1" table:formula="of:=10^9*[.A1982]" office:value-type="float" office:value="791.0625" calcext:value-type="float">
            <text:p>791.0625</text:p>
          </table:table-cell>
          <table:table-cell table:style-name="ce1" table:formula="of:=[.B1982]" office:value-type="float" office:value="-0.989774" calcext:value-type="float">
            <text:p>-0.989774</text:p>
          </table:table-cell>
          <table:table-cell table:number-columns-repeated="59"/>
        </table:table-row>
        <table:table-row table:style-name="ro1">
          <table:table-cell office:value-type="float" office:value="0.0000007915625" calcext:value-type="float">
            <text:p>7.91562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1983]" office:value-type="float" office:value="791.5625" calcext:value-type="float">
            <text:p>791.5625</text:p>
          </table:table-cell>
          <table:table-cell table:style-name="ce1" table:formula="of:=[.B1983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0.0000007920625" calcext:value-type="float">
            <text:p>7.920625E-07</text:p>
          </table:table-cell>
          <table:table-cell office:value-type="float" office:value="-0.989774" calcext:value-type="float">
            <text:p>-0.989774</text:p>
          </table:table-cell>
          <table:table-cell/>
          <table:table-cell table:style-name="ce1" table:formula="of:=10^9*[.A1984]" office:value-type="float" office:value="792.0625" calcext:value-type="float">
            <text:p>792.0625</text:p>
          </table:table-cell>
          <table:table-cell table:style-name="ce1" table:formula="of:=[.B1984]" office:value-type="float" office:value="-0.989774" calcext:value-type="float">
            <text:p>-0.989774</text:p>
          </table:table-cell>
          <table:table-cell table:number-columns-repeated="59"/>
        </table:table-row>
        <table:table-row table:style-name="ro1">
          <table:table-cell office:value-type="float" office:value="0.0000007925625" calcext:value-type="float">
            <text:p>7.92562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1985]" office:value-type="float" office:value="792.5625" calcext:value-type="float">
            <text:p>792.5625</text:p>
          </table:table-cell>
          <table:table-cell table:style-name="ce1" table:formula="of:=[.B1985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0.0000007930625" calcext:value-type="float">
            <text:p>7.93062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1986]" office:value-type="float" office:value="793.0625" calcext:value-type="float">
            <text:p>793.0625</text:p>
          </table:table-cell>
          <table:table-cell table:style-name="ce1" table:formula="of:=[.B1986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0.0000007935625" calcext:value-type="float">
            <text:p>7.935625E-07</text:p>
          </table:table-cell>
          <table:table-cell office:value-type="float" office:value="-0.989774" calcext:value-type="float">
            <text:p>-0.989774</text:p>
          </table:table-cell>
          <table:table-cell/>
          <table:table-cell table:style-name="ce1" table:formula="of:=10^9*[.A1987]" office:value-type="float" office:value="793.5625" calcext:value-type="float">
            <text:p>793.5625</text:p>
          </table:table-cell>
          <table:table-cell table:style-name="ce1" table:formula="of:=[.B1987]" office:value-type="float" office:value="-0.989774" calcext:value-type="float">
            <text:p>-0.989774</text:p>
          </table:table-cell>
          <table:table-cell table:number-columns-repeated="59"/>
        </table:table-row>
        <table:table-row table:style-name="ro1">
          <table:table-cell office:value-type="float" office:value="0.0000007940625" calcext:value-type="float">
            <text:p>7.940625E-07</text:p>
          </table:table-cell>
          <table:table-cell office:value-type="float" office:value="-0.989774" calcext:value-type="float">
            <text:p>-0.989774</text:p>
          </table:table-cell>
          <table:table-cell/>
          <table:table-cell table:style-name="ce1" table:formula="of:=10^9*[.A1988]" office:value-type="float" office:value="794.0625" calcext:value-type="float">
            <text:p>794.0625</text:p>
          </table:table-cell>
          <table:table-cell table:style-name="ce1" table:formula="of:=[.B1988]" office:value-type="float" office:value="-0.989774" calcext:value-type="float">
            <text:p>-0.989774</text:p>
          </table:table-cell>
          <table:table-cell table:number-columns-repeated="59"/>
        </table:table-row>
        <table:table-row table:style-name="ro1">
          <table:table-cell office:value-type="float" office:value="0.0000007945625" calcext:value-type="float">
            <text:p>7.94562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1989]" office:value-type="float" office:value="794.5625" calcext:value-type="float">
            <text:p>794.5625</text:p>
          </table:table-cell>
          <table:table-cell table:style-name="ce1" table:formula="of:=[.B1989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0.0000007950625" calcext:value-type="float">
            <text:p>7.950625E-07</text:p>
          </table:table-cell>
          <table:table-cell office:value-type="float" office:value="-0.989774" calcext:value-type="float">
            <text:p>-0.989774</text:p>
          </table:table-cell>
          <table:table-cell/>
          <table:table-cell table:style-name="ce1" table:formula="of:=10^9*[.A1990]" office:value-type="float" office:value="795.0625" calcext:value-type="float">
            <text:p>795.0625</text:p>
          </table:table-cell>
          <table:table-cell table:style-name="ce1" table:formula="of:=[.B1990]" office:value-type="float" office:value="-0.989774" calcext:value-type="float">
            <text:p>-0.989774</text:p>
          </table:table-cell>
          <table:table-cell table:number-columns-repeated="59"/>
        </table:table-row>
        <table:table-row table:style-name="ro1">
          <table:table-cell office:value-type="float" office:value="0.0000007955625" calcext:value-type="float">
            <text:p>7.955625E-07</text:p>
          </table:table-cell>
          <table:table-cell office:value-type="float" office:value="-0.989774" calcext:value-type="float">
            <text:p>-0.989774</text:p>
          </table:table-cell>
          <table:table-cell/>
          <table:table-cell table:style-name="ce1" table:formula="of:=10^9*[.A1991]" office:value-type="float" office:value="795.5625" calcext:value-type="float">
            <text:p>795.5625</text:p>
          </table:table-cell>
          <table:table-cell table:style-name="ce1" table:formula="of:=[.B1991]" office:value-type="float" office:value="-0.989774" calcext:value-type="float">
            <text:p>-0.989774</text:p>
          </table:table-cell>
          <table:table-cell table:number-columns-repeated="59"/>
        </table:table-row>
        <table:table-row table:style-name="ro1">
          <table:table-cell office:value-type="float" office:value="0.0000007960625" calcext:value-type="float">
            <text:p>7.960625E-07</text:p>
          </table:table-cell>
          <table:table-cell office:value-type="float" office:value="-0.989774" calcext:value-type="float">
            <text:p>-0.989774</text:p>
          </table:table-cell>
          <table:table-cell/>
          <table:table-cell table:style-name="ce1" table:formula="of:=10^9*[.A1992]" office:value-type="float" office:value="796.0625" calcext:value-type="float">
            <text:p>796.0625</text:p>
          </table:table-cell>
          <table:table-cell table:style-name="ce1" table:formula="of:=[.B1992]" office:value-type="float" office:value="-0.989774" calcext:value-type="float">
            <text:p>-0.989774</text:p>
          </table:table-cell>
          <table:table-cell table:number-columns-repeated="59"/>
        </table:table-row>
        <table:table-row table:style-name="ro1">
          <table:table-cell office:value-type="float" office:value="0.0000007965625" calcext:value-type="float">
            <text:p>7.96562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1993]" office:value-type="float" office:value="796.5625" calcext:value-type="float">
            <text:p>796.5625</text:p>
          </table:table-cell>
          <table:table-cell table:style-name="ce1" table:formula="of:=[.B1993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0.0000007970625" calcext:value-type="float">
            <text:p>7.970625E-07</text:p>
          </table:table-cell>
          <table:table-cell office:value-type="float" office:value="-0.989774" calcext:value-type="float">
            <text:p>-0.989774</text:p>
          </table:table-cell>
          <table:table-cell/>
          <table:table-cell table:style-name="ce1" table:formula="of:=10^9*[.A1994]" office:value-type="float" office:value="797.0625" calcext:value-type="float">
            <text:p>797.0625</text:p>
          </table:table-cell>
          <table:table-cell table:style-name="ce1" table:formula="of:=[.B1994]" office:value-type="float" office:value="-0.989774" calcext:value-type="float">
            <text:p>-0.989774</text:p>
          </table:table-cell>
          <table:table-cell table:number-columns-repeated="59"/>
        </table:table-row>
        <table:table-row table:style-name="ro1">
          <table:table-cell office:value-type="float" office:value="0.0000007975625" calcext:value-type="float">
            <text:p>7.975625E-07</text:p>
          </table:table-cell>
          <table:table-cell office:value-type="float" office:value="-0.989774" calcext:value-type="float">
            <text:p>-0.989774</text:p>
          </table:table-cell>
          <table:table-cell/>
          <table:table-cell table:style-name="ce1" table:formula="of:=10^9*[.A1995]" office:value-type="float" office:value="797.5625" calcext:value-type="float">
            <text:p>797.5625</text:p>
          </table:table-cell>
          <table:table-cell table:style-name="ce1" table:formula="of:=[.B1995]" office:value-type="float" office:value="-0.989774" calcext:value-type="float">
            <text:p>-0.989774</text:p>
          </table:table-cell>
          <table:table-cell table:number-columns-repeated="59"/>
        </table:table-row>
        <table:table-row table:style-name="ro1">
          <table:table-cell office:value-type="float" office:value="0.0000007980625" calcext:value-type="float">
            <text:p>7.98062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1996]" office:value-type="float" office:value="798.0625" calcext:value-type="float">
            <text:p>798.0625</text:p>
          </table:table-cell>
          <table:table-cell table:style-name="ce1" table:formula="of:=[.B1996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0.0000007985625" calcext:value-type="float">
            <text:p>7.985625E-07</text:p>
          </table:table-cell>
          <table:table-cell office:value-type="float" office:value="-0.989774" calcext:value-type="float">
            <text:p>-0.989774</text:p>
          </table:table-cell>
          <table:table-cell/>
          <table:table-cell table:style-name="ce1" table:formula="of:=10^9*[.A1997]" office:value-type="float" office:value="798.5625" calcext:value-type="float">
            <text:p>798.5625</text:p>
          </table:table-cell>
          <table:table-cell table:style-name="ce1" table:formula="of:=[.B1997]" office:value-type="float" office:value="-0.989774" calcext:value-type="float">
            <text:p>-0.989774</text:p>
          </table:table-cell>
          <table:table-cell table:number-columns-repeated="59"/>
        </table:table-row>
        <table:table-row table:style-name="ro1">
          <table:table-cell office:value-type="float" office:value="0.0000007990625" calcext:value-type="float">
            <text:p>7.990625E-07</text:p>
          </table:table-cell>
          <table:table-cell office:value-type="float" office:value="-0.989774" calcext:value-type="float">
            <text:p>-0.989774</text:p>
          </table:table-cell>
          <table:table-cell/>
          <table:table-cell table:style-name="ce1" table:formula="of:=10^9*[.A1998]" office:value-type="float" office:value="799.0625" calcext:value-type="float">
            <text:p>799.0625</text:p>
          </table:table-cell>
          <table:table-cell table:style-name="ce1" table:formula="of:=[.B1998]" office:value-type="float" office:value="-0.989774" calcext:value-type="float">
            <text:p>-0.989774</text:p>
          </table:table-cell>
          <table:table-cell table:number-columns-repeated="59"/>
        </table:table-row>
        <table:table-row table:style-name="ro1">
          <table:table-cell office:value-type="float" office:value="0.0000007995625" calcext:value-type="float">
            <text:p>7.99562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1999]" office:value-type="float" office:value="799.5625" calcext:value-type="float">
            <text:p>799.5625</text:p>
          </table:table-cell>
          <table:table-cell table:style-name="ce1" table:formula="of:=[.B1999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0.0000008000625" calcext:value-type="float">
            <text:p>8.00062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2000]" office:value-type="float" office:value="800.0625" calcext:value-type="float">
            <text:p>800.0625</text:p>
          </table:table-cell>
          <table:table-cell table:style-name="ce1" table:formula="of:=[.B2000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0.0000008005625" calcext:value-type="float">
            <text:p>8.00562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2001]" office:value-type="float" office:value="800.5625" calcext:value-type="float">
            <text:p>800.5625</text:p>
          </table:table-cell>
          <table:table-cell table:style-name="ce1" table:formula="of:=[.B2001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>
          <table:table-cell office:value-type="float" office:value="0.0000008010625" calcext:value-type="float">
            <text:p>8.010625E-07</text:p>
          </table:table-cell>
          <table:table-cell office:value-type="float" office:value="-0.981734" calcext:value-type="float">
            <text:p>-0.981734</text:p>
          </table:table-cell>
          <table:table-cell/>
          <table:table-cell table:style-name="ce1" table:formula="of:=10^9*[.A2002]" office:value-type="float" office:value="801.0625" calcext:value-type="float">
            <text:p>801.0625</text:p>
          </table:table-cell>
          <table:table-cell table:style-name="ce1" table:formula="of:=[.B2002]" office:value-type="float" office:value="-0.981734" calcext:value-type="float">
            <text:p>-0.981734</text:p>
          </table:table-cell>
          <table:table-cell table:number-columns-repeated="59"/>
        </table:table-row>
        <table:table-row table:style-name="ro1" table:number-rows-repeated="104657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cope_5f_10_5f_1" style:display-name="PageStyle_scope_10_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language>en-US</dc:language>
    <dc:date>2020-11-21T18:30:47.191472892</dc:date>
    <meta:editing-cycles>2</meta:editing-cycles>
    <meta:editing-duration>PT12M45S</meta:editing-duration>
    <meta:generator>LibreOffice/6.4.6.2$Linux_X86_64 LibreOffice_project/40$Build-2</meta:generator>
    <meta:document-statistic meta:table-count="1" meta:cell-count="8016" meta:object-count="0"/>
  </office:meta>
</office:document-meta>
</file>